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9.775cm"/>
    </style:style>
    <style:style style:name="co7" style:family="table-column">
      <style:table-column-properties fo:break-before="auto" style:column-width="10.43cm"/>
    </style:style>
    <style:style style:name="co8" style:family="table-column">
      <style:table-column-properties fo:break-before="auto" style:column-width="11.753cm"/>
    </style:style>
    <style:style style:name="co9" style:family="table-column">
      <style:table-column-properties fo:break-before="auto" style:column-width="12.039cm"/>
    </style:style>
    <style:style style:name="co10" style:family="table-column">
      <style:table-column-properties fo:break-before="auto" style:column-width="9.9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b66c"/>
    </style:style>
    <style:style style:name="ce4" style:family="table-cell" style:parent-style-name="Default" style:data-style-name="N2"/>
    <style:style style:name="ce9" style:family="table-cell" style:parent-style-name="Default" style:data-style-name="N11"/>
    <style:style style:name="ce3" style:family="table-cell" style:parent-style-name="Default" style:data-style-name="N0"/>
    <style:style style:name="ce1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3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number-columns-repeated="2" table:default-cell-style-name="Default"/>
        <table:table-column table:style-name="co11" table:number-columns-repeated="912" table:default-cell-style-name="Default"/>
        <table:table-row table:style-name="ro1">
          <table:table-cell office:value-type="string" calcext:value-type="string">
            <text:p>Gerä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total_binaries</text:p>
          </table:table-cell>
          <table:table-cell office:value-type="string" calcext:value-type="string">
            <text:p>help</text:p>
          </table:table-cell>
          <table:table-cell table:style-name="Default" office:value-type="string" calcext:value-type="string">
            <text:p>help in %</text:p>
          </table:table-cell>
          <table:table-cell office:value-type="string" calcext:value-type="string">
            <text:p>version_no</text:p>
          </table:table-cell>
          <table:table-cell office:value-type="string" calcext:value-type="string">
            <text:p>version in 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led in %</text:p>
          </table:table-cell>
          <table:table-cell office:value-type="string" calcext:value-type="string">
            <text:p>succeded</text:p>
          </table:table-cell>
          <table:table-cell office:value-type="string" calcext:value-type="string">
            <text:p>succeded in %</text:p>
          </table:table-cell>
          <table:table-cell office:value-type="string" calcext:value-type="string">
            <text:p>succeded&amp;return_zero</text:p>
          </table:table-cell>
          <table:table-cell office:value-type="string" calcext:value-type="string">
            <text:p>succeded&amp;return_zero in %</text:p>
          </table:table-cell>
          <table:table-cell office:value-type="string" calcext:value-type="string">
            <text:p>help&amp;succeded</text:p>
          </table:table-cell>
          <table:table-cell office:value-type="string" calcext:value-type="string">
            <text:p>help&amp;succeded in %</text:p>
          </table:table-cell>
          <table:table-cell office:value-type="string" calcext:value-type="string">
            <text:p>help&amp;failed</text:p>
          </table:table-cell>
          <table:table-cell office:value-type="string" calcext:value-type="string">
            <text:p>help&amp;failed in %</text:p>
          </table:table-cell>
          <table:table-cell office:value-type="string" calcext:value-type="string">
            <text:p>version&amp;succeded</text:p>
          </table:table-cell>
          <table:table-cell office:value-type="string" calcext:value-type="string">
            <text:p>version&amp;succeded in %</text:p>
          </table:table-cell>
          <table:table-cell office:value-type="string" calcext:value-type="string">
            <text:p>version&amp;failed</text:p>
          </table:table-cell>
          <table:table-cell office:value-type="string" calcext:value-type="string">
            <text:p>version&amp;failed in %</text:p>
          </table:table-cell>
          <table:table-cell office:value-type="string" calcext:value-type="string">
            <text:p>help&amp;not_zero</text:p>
          </table:table-cell>
          <table:table-cell office:value-type="string" calcext:value-type="string">
            <text:p>help&amp;not_zero in %</text:p>
          </table:table-cell>
          <table:table-cell office:value-type="string" calcext:value-type="string">
            <text:p>no_binary</text:p>
          </table:table-cell>
          <table:table-cell office:value-type="string" calcext:value-type="string">
            <text:p>errors/not implemented</text:p>
          </table:table-cell>
          <table:table-cell/>
          <table:table-cell office:value-type="string" calcext:value-type="string">
            <text:p>errors/'NoneType' object has no attribute 'cur_thread'</text:p>
          </table:table-cell>
          <table:table-cell/>
          <table:table-cell office:value-type="string" calcext:value-type="string">
            <text:p>errors/QlErrorStructConversion</text:p>
          </table:table-cell>
          <table:table-cell/>
          <table:table-cell office:value-type="string" calcext:value-type="string">
            <text:p>errors/QlErrorFileNotFound</text:p>
          </table:table-cell>
          <table:table-cell/>
          <table:table-cell office:value-type="string" calcext:value-type="string">
            <text:p>errors/QlErrorFileType</text:p>
          </table:table-cell>
          <table:table-cell/>
          <table:table-cell office:value-type="string" calcext:value-type="string">
            <text:p>errors/QlErrorOsType</text:p>
          </table:table-cell>
          <table:table-cell/>
          <table:table-cell office:value-type="string" calcext:value-type="string">
            <text:p>errors/QlErrorOutput</text:p>
          </table:table-cell>
          <table:table-cell/>
          <table:table-cell office:value-type="string" calcext:value-type="string">
            <text:p>errors/QlErrorArch</text:p>
          </table:table-cell>
          <table:table-cell/>
          <table:table-cell office:value-type="string" calcext:value-type="string">
            <text:p>errors/QlErrorRuntype</text:p>
          </table:table-cell>
          <table:table-cell/>
          <table:table-cell office:value-type="string" calcext:value-type="string">
            <text:p>errors/QlErrorJsonDecode</text:p>
          </table:table-cell>
          <table:table-cell/>
          <table:table-cell office:value-type="string" calcext:value-type="string">
            <text:p>errors/QlErrorNotImplemented</text:p>
          </table:table-cell>
          <table:table-cell/>
          <table:table-cell office:value-type="string" calcext:value-type="string">
            <text:p>errors/QlErrorELFFormat</text:p>
          </table:table-cell>
          <table:table-cell/>
          <table:table-cell office:value-type="string" calcext:value-type="string">
            <text:p>errors/QlErrorMACHOFormat</text:p>
          </table:table-cell>
          <table:table-cell/>
          <table:table-cell office:value-type="string" calcext:value-type="string">
            <text:p>errors/QlErrorModuleFunctionNotFound</text:p>
          </table:table-cell>
          <table:table-cell/>
          <table:table-cell office:value-type="string" calcext:value-type="string">
            <text:p>errors/QlErrorModuleNotFound</text:p>
          </table:table-cell>
          <table:table-cell/>
          <table:table-cell office:value-type="string" calcext:value-type="string">
            <text:p>errors/QlErrorExecutionStop</text:p>
          </table:table-cell>
          <table:table-cell/>
          <table:table-cell office:value-type="string" calcext:value-type="string">
            <text:p>errors/QlErrorSyscallError</text:p>
          </table:table-cell>
          <table:table-cell/>
          <table:table-cell office:value-type="string" calcext:value-type="string">
            <text:p>errors/QlErrorSyscallNotFound</text:p>
          </table:table-cell>
          <table:table-cell/>
          <table:table-cell office:value-type="string" calcext:value-type="string">
            <text:p>errors/QlErrorCoreHook</text:p>
          </table:table-cell>
          <table:table-cell/>
          <table:table-cell office:value-type="string" calcext:value-type="string">
            <text:p>errors/QlOutOfMemory</text:p>
          </table:table-cell>
          <table:table-cell/>
          <table:table-cell office:value-type="string" calcext:value-type="string">
            <text:p>errors/QlMemoryMappedError</text:p>
          </table:table-cell>
          <table:table-cell/>
          <table:table-cell office:value-type="string" calcext:value-type="string">
            <text:p>errors/QlGDTError</text:p>
          </table:table-cell>
          <table:table-cell/>
          <table:table-cell office:value-type="string" calcext:value-type="string">
            <text:p>errors/Unknown error code</text:p>
          </table:table-cell>
          <table:table-cell/>
          <table:table-cell office:value-type="string" calcext:value-type="string">
            <text:p>errors/OK (UC_ERR_OK)</text:p>
          </table:table-cell>
          <table:table-cell/>
          <table:table-cell office:value-type="string" calcext:value-type="string">
            <text:p>errors/No memory available or memory not present (UC_ERR_NOMEM)</text:p>
          </table:table-cell>
          <table:table-cell/>
          <table:table-cell office:value-type="string" calcext:value-type="string">
            <text:p>errors/Invalid/unsupported architecture (UC_ERR_ARCH)</text:p>
          </table:table-cell>
          <table:table-cell/>
          <table:table-cell office:value-type="string" calcext:value-type="string">
            <text:p>errors/Invalid handle (UC_ERR_HANDLE)</text:p>
          </table:table-cell>
          <table:table-cell/>
          <table:table-cell office:value-type="string" calcext:value-type="string">
            <text:p>errors/Invalid mode (UC_ERR_MODE)</text:p>
          </table:table-cell>
          <table:table-cell/>
          <table:table-cell office:value-type="string" calcext:value-type="string">
            <text:p>errors/Different API version between core &amp; binding (UC_ERR_VERSION)</text:p>
          </table:table-cell>
          <table:table-cell/>
          <table:table-cell office:value-type="string" calcext:value-type="string">
            <text:p>errors/Invalid memory read (UC_ERR_READ_UNMAPPED)</text:p>
          </table:table-cell>
          <table:table-cell/>
          <table:table-cell office:value-type="string" calcext:value-type="string">
            <text:p>errors/Invalid memory write (UC_ERR_WRITE_UNMAPPED)</text:p>
          </table:table-cell>
          <table:table-cell/>
          <table:table-cell office:value-type="string" calcext:value-type="string">
            <text:p>errors/Invalid memory fetch (UC_ERR_FETCH_UNMAPPED)</text:p>
          </table:table-cell>
          <table:table-cell/>
          <table:table-cell office:value-type="string" calcext:value-type="string">
            <text:p>errors/Invalid hook type (UC_ERR_HOOK)</text:p>
          </table:table-cell>
          <table:table-cell/>
          <table:table-cell office:value-type="string" calcext:value-type="string">
            <text:p>errors/Invalid instruction (UC_ERR_INSN_INVALID)</text:p>
          </table:table-cell>
          <table:table-cell/>
          <table:table-cell office:value-type="string" calcext:value-type="string">
            <text:p>errors/Invalid memory mapping (UC_ERR_MAP)</text:p>
          </table:table-cell>
          <table:table-cell/>
          <table:table-cell office:value-type="string" calcext:value-type="string">
            <text:p>errors/Write to write-protected memory (UC_ERR_WRITE_PROT)</text:p>
          </table:table-cell>
          <table:table-cell/>
          <table:table-cell office:value-type="string" calcext:value-type="string">
            <text:p>errors/Read from non-readable memory (UC_ERR_READ_PROT)</text:p>
          </table:table-cell>
          <table:table-cell/>
          <table:table-cell office:value-type="string" calcext:value-type="string">
            <text:p>errors/Fetch from non-executable memory (UC_ERR_FETCH_PROT)</text:p>
          </table:table-cell>
          <table:table-cell/>
          <table:table-cell office:value-type="string" calcext:value-type="string">
            <text:p>errors/Invalid argument (UC_ERR_ARG)</text:p>
          </table:table-cell>
          <table:table-cell/>
          <table:table-cell office:value-type="string" calcext:value-type="string">
            <text:p>errors/Read from unaligned memory (UC_ERR_READ_UNALIGNED)</text:p>
          </table:table-cell>
          <table:table-cell/>
          <table:table-cell office:value-type="string" calcext:value-type="string">
            <text:p>errors/Write to unaligned memory (UC_ERR_WRITE_UNALIGNED)</text:p>
          </table:table-cell>
          <table:table-cell/>
          <table:table-cell office:value-type="string" calcext:value-type="string">
            <text:p>errors/Fetch from unaligned memory (UC_ERR_FETCH_UNALIGNED)</text:p>
          </table:table-cell>
          <table:table-cell/>
          <table:table-cell office:value-type="string" calcext:value-type="string">
            <text:p>errors/Insufficient resource (UC_ERR_RESOURCE)</text:p>
          </table:table-cell>
          <table:table-cell/>
          <table:table-cell office:value-type="string" calcext:value-type="string">
            <text:p>errors/Unhandled CPU exception (UC_ERR_EXCEPTION)</text:p>
          </table:table-cell>
          <table:table-cell table:number-columns-repeated="912"/>
        </table:table-row>
        <table:table-row table:style-name="ro1">
          <table:table-cell office:value-type="string" calcext:value-type="string">
            <text:p>Eumex 300 ip</text:p>
          </table:table-cell>
          <table:table-cell office:value-type="string" calcext:value-type="string">
            <text:p>15.04.44</text:p>
          </table:table-cell>
          <table:table-cell office:value-type="float" office:value="109" calcext:value-type="float">
            <text:p>109</text:p>
          </table:table-cell>
          <table:table-cell table:formula="of:=IF([.C2]=&quot;&quot;;&quot;&quot;;[.C2]-[.Y2])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formula="of:=IFERROR(([.E2]/[.D2])*100; &quot;&quot;)" office:value-type="float" office:value="82.7956989247312" calcext:value-type="float">
            <text:p>82,7956989247312</text:p>
          </table:table-cell>
          <table:table-cell office:value-type="float" office:value="69" calcext:value-type="float">
            <text:p>69</text:p>
          </table:table-cell>
          <table:table-cell table:formula="of:=IFERROR(([.G2]/[.D2])*100; &quot;&quot;)" office:value-type="float" office:value="74.1935483870968" calcext:value-type="float">
            <text:p>74,1935483870968</text:p>
          </table:table-cell>
          <table:table-cell office:value-type="float" office:value="11" calcext:value-type="float">
            <text:p>11</text:p>
          </table:table-cell>
          <table:table-cell table:formula="of:=IFERROR(([.I2]/[.D2])*100; &quot;&quot;)" office:value-type="float" office:value="11.8279569892473" calcext:value-type="float">
            <text:p>11,8279569892473</text:p>
          </table:table-cell>
          <table:table-cell office:value-type="float" office:value="82" calcext:value-type="float">
            <text:p>82</text:p>
          </table:table-cell>
          <table:table-cell table:formula="of:=IFERROR(([.K2]/[.D2])*100; &quot;&quot;)" office:value-type="float" office:value="88.1720430107527" calcext:value-type="float">
            <text:p>88,1720430107527</text:p>
          </table:table-cell>
          <table:table-cell office:value-type="float" office:value="73" calcext:value-type="float">
            <text:p>73</text:p>
          </table:table-cell>
          <table:table-cell table:formula="of:=IFERROR(([.M2]/[.K2])*100; &quot;&quot;)" office:value-type="float" office:value="89.0243902439024" calcext:value-type="float">
            <text:p>89,0243902439024</text:p>
          </table:table-cell>
          <table:table-cell office:value-type="float" office:value="70" calcext:value-type="float">
            <text:p>70</text:p>
          </table:table-cell>
          <table:table-cell table:formula="of:=IFERROR(([.O2]/[.K2])*100; &quot;&quot;)" office:value-type="float" office:value="85.3658536585366" calcext:value-type="float">
            <text:p>85,3658536585366</text:p>
          </table:table-cell>
          <table:table-cell table:formula="of:=IF([.E2] = &quot;&quot; ;&quot;&quot;; [.E2]-[.O2])" office:value-type="float" office:value="7" calcext:value-type="float">
            <text:p>7</text:p>
          </table:table-cell>
          <table:table-cell table:formula="of:=IFERROR(([.Q2]/[.I2])*100; &quot;&quot;)" office:value-type="float" office:value="63.6363636363636" calcext:value-type="float">
            <text:p>63,6363636363636</text:p>
          </table:table-cell>
          <table:table-cell office:value-type="float" office:value="69" calcext:value-type="float">
            <text:p>69</text:p>
          </table:table-cell>
          <table:table-cell table:formula="of:=IFERROR(([.S2]/[.K2])*100; &quot;&quot;)" office:value-type="float" office:value="84.1463414634146" calcext:value-type="float">
            <text:p>84,1463414634146</text:p>
          </table:table-cell>
          <table:table-cell table:formula="of:=IF([.G2] = &quot;&quot; ;&quot;&quot;; [.G2]-[.S2])" office:value-type="float" office:value="0" calcext:value-type="float">
            <text:p>0</text:p>
          </table:table-cell>
          <table:table-cell table:formula="of:=IFERROR(([.U2]/[.I2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ERROR(([.W2]/[.E2])*100; &quot;&quot;)" office:value-type="float" office:value="14.2857142857143" calcext:value-type="float">
            <text:p>14,28571428571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ERROR(([.Z2]/[.I2])*100; &quot;&quot;)" office:value-type="float" office:value="90.9090909090909" calcext:value-type="float">
            <text:p>90,9090909090909</text:p>
          </table:table-cell>
          <table:table-cell office:value-type="float" office:value="0" calcext:value-type="float">
            <text:p>0</text:p>
          </table:table-cell>
          <table:table-cell table:formula="of:=IFERROR(([.AB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]/[.I2])*100; &quot;&quot;)" office:value-type="float" office:value="9.09090909090909" calcext:value-type="float">
            <text:p>9,09090909090909</text:p>
          </table:table-cell>
          <table:table-cell office:value-type="float" office:value="0" calcext:value-type="float">
            <text:p>0</text:p>
          </table:table-cell>
          <table:table-cell table:formula="of:=IFERROR(([.CH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table:number-columns-repeated="3"/>
          <table:table-cell table:formula="of:=IF([.C3]=&quot;&quot;;&quot;&quot;;[.C3]-[.Y3])">
            <text:p/>
          </table:table-cell>
          <table:table-cell table:style-name="ce1"/>
          <table:table-cell table:formula="of:=IFERROR(([.E3]/[.D3])*100; &quot;&quot;)">
            <text:p/>
          </table:table-cell>
          <table:table-cell table:style-name="ce1"/>
          <table:table-cell table:formula="of:=IFERROR(([.G3]/[.D3])*100; &quot;&quot;)">
            <text:p/>
          </table:table-cell>
          <table:table-cell table:style-name="ce1"/>
          <table:table-cell table:formula="of:=IFERROR(([.I3]/[.D3])*100; &quot;&quot;)">
            <text:p/>
          </table:table-cell>
          <table:table-cell table:style-name="ce1"/>
          <table:table-cell table:formula="of:=IFERROR(([.K3]/[.D3])*100; &quot;&quot;)">
            <text:p/>
          </table:table-cell>
          <table:table-cell table:style-name="ce1"/>
          <table:table-cell table:formula="of:=IFERROR(([.M3]/[.K3])*100; &quot;&quot;)">
            <text:p/>
          </table:table-cell>
          <table:table-cell/>
          <table:table-cell table:formula="of:=IFERROR(([.O3]/[.K3])*100; &quot;&quot;)">
            <text:p/>
          </table:table-cell>
          <table:table-cell table:formula="of:=IF([.E3] = &quot;&quot; ;&quot;&quot;; [.E3]-[.O3])">
            <text:p/>
          </table:table-cell>
          <table:table-cell table:formula="of:=IFERROR(([.Q3]/[.I3])*100; &quot;&quot;)">
            <text:p/>
          </table:table-cell>
          <table:table-cell/>
          <table:table-cell table:formula="of:=IFERROR(([.S3]/[.K3])*100; &quot;&quot;)">
            <text:p/>
          </table:table-cell>
          <table:table-cell table:formula="of:=IF([.G3] = &quot;&quot; ;&quot;&quot;; [.G3]-[.S3])">
            <text:p/>
          </table:table-cell>
          <table:table-cell table:formula="of:=IFERROR(([.U3]/[.I3])*100; &quot;&quot;)">
            <text:p/>
          </table:table-cell>
          <table:table-cell table:style-name="ce1"/>
          <table:table-cell table:formula="of:=IFERROR(([.W3]/[.E3])*100; &quot;&quot;)">
            <text:p/>
          </table:table-cell>
          <table:table-cell table:style-name="ce1" table:number-columns-repeated="2"/>
          <table:table-cell table:formula="of:=IFERROR(([.Z3]/[.I3])*100; &quot;&quot;)">
            <text:p/>
          </table:table-cell>
          <table:table-cell table:style-name="ce1"/>
          <table:table-cell table:formula="of:=IFERROR(([.AB3]/[.I3])*100; &quot;&quot;)">
            <text:p/>
          </table:table-cell>
          <table:table-cell table:style-name="ce1"/>
          <table:table-cell/>
          <table:table-cell table:style-name="ce1"/>
          <table:table-cell table:formula="of:=IFERROR(([.AF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3]/[.I3])*100; &quot;&quot;)">
            <text:p/>
          </table:table-cell>
          <table:table-cell table:style-name="ce1"/>
          <table:table-cell/>
          <table:table-cell table:style-name="ce1"/>
          <table:table-cell table:formula="of:=IFERROR(([.BN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3]/[.I3])*100; &quot;&quot;)">
            <text:p/>
          </table:table-cell>
          <table:table-cell table:style-name="ce1"/>
          <table:table-cell table:formula="of:=IFERROR(([.CH3]/[.I3])*100; &quot;&quot;)">
            <text:p/>
          </table:table-cell>
          <table:table-cell table:style-name="ce1"/>
          <table:table-cell table:formula="of:=IFERROR(([.CJ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3]/[.I3])*100; &quot;&quot;)">
            <text:p/>
          </table:table-cell>
          <table:table-cell table:style-name="ce1"/>
          <table:table-cell/>
          <table:table-cell table:style-name="ce1"/>
          <table:table-cell table:formula="of:=IFERROR(([.CV3]/[.I3])*100; &quot;&quot;)">
            <text:p/>
          </table:table-cell>
          <table:table-cell table:style-name="ce1"/>
          <table:table-cell/>
          <table:table-cell table:style-name="ce1"/>
          <table:table-cell table:formula="of:=IFERROR(([.CZ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Speedport W701v</text:p>
          </table:table-cell>
          <table:table-cell office:value-type="string" calcext:value-type="string">
            <text:p>33.04.57</text:p>
          </table:table-cell>
          <table:table-cell office:value-type="float" office:value="133" calcext:value-type="float">
            <text:p>133</text:p>
          </table:table-cell>
          <table:table-cell table:formula="of:=IF([.C4]=&quot;&quot;;&quot;&quot;;[.C4]-[.Y4])"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table:formula="of:=IFERROR(([.E4]/[.D4])*100; &quot;&quot;)" office:value-type="float" office:value="78.9473684210526" calcext:value-type="float">
            <text:p>78,9473684210526</text:p>
          </table:table-cell>
          <table:table-cell office:value-type="float" office:value="78" calcext:value-type="float">
            <text:p>78</text:p>
          </table:table-cell>
          <table:table-cell table:formula="of:=IFERROR(([.G4]/[.D4])*100; &quot;&quot;)" office:value-type="float" office:value="68.421052631579" calcext:value-type="float">
            <text:p>68,421052631579</text:p>
          </table:table-cell>
          <table:table-cell office:value-type="float" office:value="14" calcext:value-type="float">
            <text:p>14</text:p>
          </table:table-cell>
          <table:table-cell table:formula="of:=IFERROR(([.I4]/[.D4])*100; &quot;&quot;)" office:value-type="float" office:value="12.280701754386" calcext:value-type="float">
            <text:p>12,280701754386</text:p>
          </table:table-cell>
          <table:table-cell office:value-type="float" office:value="100" calcext:value-type="float">
            <text:p>100</text:p>
          </table:table-cell>
          <table:table-cell table:formula="of:=IFERROR(([.K4]/[.D4])*100; &quot;&quot;)" office:value-type="float" office:value="87.719298245614" calcext:value-type="float">
            <text:p>87,719298245614</text:p>
          </table:table-cell>
          <table:table-cell office:value-type="float" office:value="82" calcext:value-type="float">
            <text:p>82</text:p>
          </table:table-cell>
          <table:table-cell table:formula="of:=IFERROR(([.M4]/[.K4])*100; &quot;&quot;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IFERROR(([.O4]/[.K4])*100; &quot;&quot;)" office:value-type="float" office:value="82" calcext:value-type="float">
            <text:p>82</text:p>
          </table:table-cell>
          <table:table-cell table:formula="of:=IF([.E4] = &quot;&quot; ;&quot;&quot;; [.E4]-[.O4])" office:value-type="float" office:value="8" calcext:value-type="float">
            <text:p>8</text:p>
          </table:table-cell>
          <table:table-cell table:formula="of:=IFERROR(([.Q4]/[.I4])*100; &quot;&quot;)" office:value-type="float" office:value="57.1428571428571" calcext:value-type="float">
            <text:p>57,1428571428571</text:p>
          </table:table-cell>
          <table:table-cell office:value-type="float" office:value="78" calcext:value-type="float">
            <text:p>78</text:p>
          </table:table-cell>
          <table:table-cell table:formula="of:=IFERROR(([.S4]/[.K4])*100; &quot;&quot;)" office:value-type="float" office:value="78" calcext:value-type="float">
            <text:p>78</text:p>
          </table:table-cell>
          <table:table-cell table:formula="of:=IF([.G4] = &quot;&quot; ;&quot;&quot;; [.G4]-[.S4])" office:value-type="float" office:value="0" calcext:value-type="float">
            <text:p>0</text:p>
          </table:table-cell>
          <table:table-cell table:formula="of:=IFERROR(([.U4]/[.I4])*100; &quot;&quot;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ERROR(([.W4]/[.E4])*100; &quot;&quot;)" office:value-type="float" office:value="17.7777777777778" calcext:value-type="float">
            <text:p>17,777777777777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IFERROR(([.Z4]/[.I4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B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4]/[.I4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]=&quot;&quot;;&quot;&quot;;[.C5]-[.Y5])">
            <text:p/>
          </table:table-cell>
          <table:table-cell table:style-name="ce1"/>
          <table:table-cell table:formula="of:=IFERROR(([.E5]/[.D5])*100; &quot;&quot;)">
            <text:p/>
          </table:table-cell>
          <table:table-cell table:style-name="ce1"/>
          <table:table-cell table:formula="of:=IFERROR(([.G5]/[.D5])*100; &quot;&quot;)">
            <text:p/>
          </table:table-cell>
          <table:table-cell table:style-name="ce1"/>
          <table:table-cell table:formula="of:=IFERROR(([.I5]/[.D5])*100; &quot;&quot;)">
            <text:p/>
          </table:table-cell>
          <table:table-cell table:style-name="ce1"/>
          <table:table-cell table:formula="of:=IFERROR(([.K5]/[.D5])*100; &quot;&quot;)">
            <text:p/>
          </table:table-cell>
          <table:table-cell table:style-name="ce1"/>
          <table:table-cell table:formula="of:=IFERROR(([.M5]/[.K5])*100; &quot;&quot;)">
            <text:p/>
          </table:table-cell>
          <table:table-cell/>
          <table:table-cell table:formula="of:=IFERROR(([.O5]/[.K5])*100; &quot;&quot;)">
            <text:p/>
          </table:table-cell>
          <table:table-cell table:formula="of:=IF([.E5] = &quot;&quot; ;&quot;&quot;; [.E5]-[.O5])">
            <text:p/>
          </table:table-cell>
          <table:table-cell table:formula="of:=IFERROR(([.Q5]/[.I5])*100; &quot;&quot;)">
            <text:p/>
          </table:table-cell>
          <table:table-cell/>
          <table:table-cell table:formula="of:=IFERROR(([.S5]/[.K5])*100; &quot;&quot;)">
            <text:p/>
          </table:table-cell>
          <table:table-cell table:formula="of:=IF([.G5] = &quot;&quot; ;&quot;&quot;; [.G5]-[.S5])">
            <text:p/>
          </table:table-cell>
          <table:table-cell table:formula="of:=IFERROR(([.U5]/[.I5])*100; &quot;&quot;)">
            <text:p/>
          </table:table-cell>
          <table:table-cell table:style-name="ce1"/>
          <table:table-cell table:formula="of:=IFERROR(([.W5]/[.E5])*100; &quot;&quot;)">
            <text:p/>
          </table:table-cell>
          <table:table-cell table:style-name="ce1" table:number-columns-repeated="2"/>
          <table:table-cell table:formula="of:=IFERROR(([.Z5]/[.I5])*100; &quot;&quot;)">
            <text:p/>
          </table:table-cell>
          <table:table-cell table:style-name="ce1"/>
          <table:table-cell table:formula="of:=IFERROR(([.AB5]/[.I5])*100; &quot;&quot;)">
            <text:p/>
          </table:table-cell>
          <table:table-cell table:style-name="ce1"/>
          <table:table-cell/>
          <table:table-cell table:style-name="ce1"/>
          <table:table-cell table:formula="of:=IFERROR(([.AF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]/[.I5])*100; &quot;&quot;)">
            <text:p/>
          </table:table-cell>
          <table:table-cell table:style-name="ce1"/>
          <table:table-cell/>
          <table:table-cell table:style-name="ce1"/>
          <table:table-cell table:formula="of:=IFERROR(([.BN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]/[.I5])*100; &quot;&quot;)">
            <text:p/>
          </table:table-cell>
          <table:table-cell table:style-name="ce1"/>
          <table:table-cell table:formula="of:=IFERROR(([.CH5]/[.I5])*100; &quot;&quot;)">
            <text:p/>
          </table:table-cell>
          <table:table-cell table:style-name="ce1"/>
          <table:table-cell table:formula="of:=IFERROR(([.CJ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]/[.I5])*100; &quot;&quot;)">
            <text:p/>
          </table:table-cell>
          <table:table-cell table:style-name="ce1"/>
          <table:table-cell/>
          <table:table-cell table:style-name="ce1"/>
          <table:table-cell table:formula="of:=IFERROR(([.CV5]/[.I5])*100; &quot;&quot;)">
            <text:p/>
          </table:table-cell>
          <table:table-cell table:style-name="ce1"/>
          <table:table-cell/>
          <table:table-cell table:style-name="ce1"/>
          <table:table-cell table:formula="of:=IFERROR(([.CZ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Speedport W722v</text:p>
          </table:table-cell>
          <table:table-cell office:value-type="string" calcext:value-type="string">
            <text:p>80.04.79</text:p>
          </table:table-cell>
          <table:table-cell office:value-type="float" office:value="175" calcext:value-type="float">
            <text:p>175</text:p>
          </table:table-cell>
          <table:table-cell table:formula="of:=IF([.C6]=&quot;&quot;;&quot;&quot;;[.C6]-[.Y6])"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table:formula="of:=IFERROR(([.E6]/[.D6])*100; &quot;&quot;)" office:value-type="float" office:value="67.3333333333333" calcext:value-type="float">
            <text:p>67,3333333333333</text:p>
          </table:table-cell>
          <table:table-cell office:value-type="float" office:value="79" calcext:value-type="float">
            <text:p>79</text:p>
          </table:table-cell>
          <table:table-cell table:formula="of:=IFERROR(([.G6]/[.D6])*100; &quot;&quot;)" office:value-type="float" office:value="52.6666666666667" calcext:value-type="float">
            <text:p>52,6666666666667</text:p>
          </table:table-cell>
          <table:table-cell office:value-type="float" office:value="38" calcext:value-type="float">
            <text:p>38</text:p>
          </table:table-cell>
          <table:table-cell table:formula="of:=IFERROR(([.I6]/[.D6])*100; &quot;&quot;)" office:value-type="float" office:value="25.3333333333333" calcext:value-type="float">
            <text:p>25,3333333333333</text:p>
          </table:table-cell>
          <table:table-cell office:value-type="float" office:value="112" calcext:value-type="float">
            <text:p>112</text:p>
          </table:table-cell>
          <table:table-cell table:formula="of:=IFERROR(([.K6]/[.D6])*100; &quot;&quot;)" office:value-type="float" office:value="74.6666666666667" calcext:value-type="float">
            <text:p>74,6666666666667</text:p>
          </table:table-cell>
          <table:table-cell office:value-type="float" office:value="87" calcext:value-type="float">
            <text:p>87</text:p>
          </table:table-cell>
          <table:table-cell table:formula="of:=IFERROR(([.M6]/[.K6])*100; &quot;&quot;)" office:value-type="float" office:value="77.6785714285714" calcext:value-type="float">
            <text:p>77,6785714285714</text:p>
          </table:table-cell>
          <table:table-cell office:value-type="float" office:value="88" calcext:value-type="float">
            <text:p>88</text:p>
          </table:table-cell>
          <table:table-cell table:formula="of:=IFERROR(([.O6]/[.K6])*100; &quot;&quot;)" office:value-type="float" office:value="78.5714285714286" calcext:value-type="float">
            <text:p>78,5714285714286</text:p>
          </table:table-cell>
          <table:table-cell table:formula="of:=IF([.E6] = &quot;&quot; ;&quot;&quot;; [.E6]-[.O6])" office:value-type="float" office:value="13" calcext:value-type="float">
            <text:p>13</text:p>
          </table:table-cell>
          <table:table-cell table:formula="of:=IFERROR(([.Q6]/[.I6])*100; &quot;&quot;)" office:value-type="float" office:value="34.2105263157895" calcext:value-type="float">
            <text:p>34,2105263157895</text:p>
          </table:table-cell>
          <table:table-cell office:value-type="float" office:value="78" calcext:value-type="float">
            <text:p>78</text:p>
          </table:table-cell>
          <table:table-cell table:formula="of:=IFERROR(([.S6]/[.K6])*100; &quot;&quot;)" office:value-type="float" office:value="69.6428571428571" calcext:value-type="float">
            <text:p>69,6428571428571</text:p>
          </table:table-cell>
          <table:table-cell table:formula="of:=IF([.G6] = &quot;&quot; ;&quot;&quot;; [.G6]-[.S6])" office:value-type="float" office:value="1" calcext:value-type="float">
            <text:p>1</text:p>
          </table:table-cell>
          <table:table-cell table:formula="of:=IFERROR(([.U6]/[.I6])*100; &quot;&quot;)" office:value-type="float" office:value="2.63157894736842" calcext:value-type="float">
            <text:p>2,63157894736842</text:p>
          </table:table-cell>
          <table:table-cell office:value-type="float" office:value="24" calcext:value-type="float">
            <text:p>24</text:p>
          </table:table-cell>
          <table:table-cell table:formula="of:=IFERROR(([.W6]/[.E6])*100; &quot;&quot;)" office:value-type="float" office:value="23.7623762376238" calcext:value-type="float">
            <text:p>23,762376237623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IFERROR(([.Z6]/[.I6])*100; &quot;&quot;)" office:value-type="float" office:value="57.8947368421053" calcext:value-type="float">
            <text:p>57,8947368421053</text:p>
          </table:table-cell>
          <table:table-cell office:value-type="float" office:value="0" calcext:value-type="float">
            <text:p>0</text:p>
          </table:table-cell>
          <table:table-cell table:formula="of:=IFERROR(([.AB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AF6]/[.I6])*100; &quot;&quot;)" office:value-type="float" office:value="39.4736842105263" calcext:value-type="float">
            <text:p>39,4736842105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6]/[.I6])*100; &quot;&quot;)" office:value-type="float" office:value="2.63157894736842" calcext:value-type="float">
            <text:p>2,63157894736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7]=&quot;&quot;;&quot;&quot;;[.C7]-[.Y7])">
            <text:p/>
          </table:table-cell>
          <table:table-cell table:style-name="ce1"/>
          <table:table-cell table:formula="of:=IFERROR(([.E7]/[.D7])*100; &quot;&quot;)">
            <text:p/>
          </table:table-cell>
          <table:table-cell table:style-name="ce1"/>
          <table:table-cell table:formula="of:=IFERROR(([.G7]/[.D7])*100; &quot;&quot;)">
            <text:p/>
          </table:table-cell>
          <table:table-cell table:style-name="ce1"/>
          <table:table-cell table:formula="of:=IFERROR(([.I7]/[.D7])*100; &quot;&quot;)">
            <text:p/>
          </table:table-cell>
          <table:table-cell table:style-name="ce1"/>
          <table:table-cell table:formula="of:=IFERROR(([.K7]/[.D7])*100; &quot;&quot;)">
            <text:p/>
          </table:table-cell>
          <table:table-cell table:style-name="ce1"/>
          <table:table-cell table:formula="of:=IFERROR(([.M7]/[.K7])*100; &quot;&quot;)">
            <text:p/>
          </table:table-cell>
          <table:table-cell/>
          <table:table-cell table:formula="of:=IFERROR(([.O7]/[.K7])*100; &quot;&quot;)">
            <text:p/>
          </table:table-cell>
          <table:table-cell table:formula="of:=IF([.E7] = &quot;&quot; ;&quot;&quot;; [.E7]-[.O7])">
            <text:p/>
          </table:table-cell>
          <table:table-cell table:formula="of:=IFERROR(([.Q7]/[.I7])*100; &quot;&quot;)">
            <text:p/>
          </table:table-cell>
          <table:table-cell/>
          <table:table-cell table:formula="of:=IFERROR(([.S7]/[.K7])*100; &quot;&quot;)">
            <text:p/>
          </table:table-cell>
          <table:table-cell table:formula="of:=IF([.G7] = &quot;&quot; ;&quot;&quot;; [.G7]-[.S7])">
            <text:p/>
          </table:table-cell>
          <table:table-cell table:formula="of:=IFERROR(([.U7]/[.I7])*100; &quot;&quot;)">
            <text:p/>
          </table:table-cell>
          <table:table-cell table:style-name="ce1"/>
          <table:table-cell table:formula="of:=IFERROR(([.W7]/[.E7])*100; &quot;&quot;)">
            <text:p/>
          </table:table-cell>
          <table:table-cell table:style-name="ce1" table:number-columns-repeated="2"/>
          <table:table-cell table:formula="of:=IFERROR(([.Z7]/[.I7])*100; &quot;&quot;)">
            <text:p/>
          </table:table-cell>
          <table:table-cell table:style-name="ce1"/>
          <table:table-cell table:formula="of:=IFERROR(([.AB7]/[.I7])*100; &quot;&quot;)">
            <text:p/>
          </table:table-cell>
          <table:table-cell table:style-name="ce1"/>
          <table:table-cell/>
          <table:table-cell table:style-name="ce1"/>
          <table:table-cell table:formula="of:=IFERROR(([.AF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7]/[.I7])*100; &quot;&quot;)">
            <text:p/>
          </table:table-cell>
          <table:table-cell table:style-name="ce1"/>
          <table:table-cell/>
          <table:table-cell table:style-name="ce1"/>
          <table:table-cell table:formula="of:=IFERROR(([.BN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7]/[.I7])*100; &quot;&quot;)">
            <text:p/>
          </table:table-cell>
          <table:table-cell table:style-name="ce1"/>
          <table:table-cell table:formula="of:=IFERROR(([.CH7]/[.I7])*100; &quot;&quot;)">
            <text:p/>
          </table:table-cell>
          <table:table-cell table:style-name="ce1"/>
          <table:table-cell table:formula="of:=IFERROR(([.CJ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7]/[.I7])*100; &quot;&quot;)">
            <text:p/>
          </table:table-cell>
          <table:table-cell table:style-name="ce1"/>
          <table:table-cell/>
          <table:table-cell table:style-name="ce1"/>
          <table:table-cell table:formula="of:=IFERROR(([.CV7]/[.I7])*100; &quot;&quot;)">
            <text:p/>
          </table:table-cell>
          <table:table-cell table:style-name="ce1"/>
          <table:table-cell/>
          <table:table-cell table:style-name="ce1"/>
          <table:table-cell table:formula="of:=IFERROR(([.CZ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iber 5490</text:p>
          </table:table-cell>
          <table:table-cell office:value-type="string" calcext:value-type="string">
            <text:p>490.07.27</text:p>
          </table:table-cell>
          <table:table-cell office:value-type="float" office:value="378" calcext:value-type="float">
            <text:p>378</text:p>
          </table:table-cell>
          <table:table-cell table:formula="of:=IF([.C8]=&quot;&quot;;&quot;&quot;;[.C8]-[.Y8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IFERROR(([.E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8]/[.D8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I8]/[.D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8]/[.K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8]/[.K8])*100; &quot;&quot;)">
            <text:p/>
          </table:table-cell>
          <table:table-cell table:formula="of:=IF([.E8] = &quot;&quot; ;&quot;&quot;; [.E8]-[.O8])" office:value-type="float" office:value="0" calcext:value-type="float">
            <text:p>0</text:p>
          </table:table-cell>
          <table:table-cell table:formula="of:=IFERROR(([.Q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8]/[.K8])*100; &quot;&quot;)">
            <text:p/>
          </table:table-cell>
          <table:table-cell table:formula="of:=IF([.G8] = &quot;&quot; ;&quot;&quot;; [.G8]-[.S8])" office:value-type="float" office:value="0" calcext:value-type="float">
            <text:p>0</text:p>
          </table:table-cell>
          <table:table-cell table:formula="of:=IFERROR(([.U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8]/[.E8])*100; &quot;&quot;)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ERROR(([.Z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F8]/[.I8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J8]/[.I8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9]=&quot;&quot;;&quot;&quot;;[.C9]-[.Y9])">
            <text:p/>
          </table:table-cell>
          <table:table-cell table:style-name="ce1"/>
          <table:table-cell table:formula="of:=IFERROR(([.E9]/[.D9])*100; &quot;&quot;)">
            <text:p/>
          </table:table-cell>
          <table:table-cell table:style-name="ce1"/>
          <table:table-cell table:formula="of:=IFERROR(([.G9]/[.D9])*100; &quot;&quot;)">
            <text:p/>
          </table:table-cell>
          <table:table-cell table:style-name="ce1"/>
          <table:table-cell table:formula="of:=IFERROR(([.I9]/[.D9])*100; &quot;&quot;)">
            <text:p/>
          </table:table-cell>
          <table:table-cell table:style-name="ce1"/>
          <table:table-cell table:formula="of:=IFERROR(([.K9]/[.D9])*100; &quot;&quot;)">
            <text:p/>
          </table:table-cell>
          <table:table-cell table:style-name="ce1"/>
          <table:table-cell table:formula="of:=IFERROR(([.M9]/[.K9])*100; &quot;&quot;)">
            <text:p/>
          </table:table-cell>
          <table:table-cell/>
          <table:table-cell table:formula="of:=IFERROR(([.O9]/[.K9])*100; &quot;&quot;)">
            <text:p/>
          </table:table-cell>
          <table:table-cell table:formula="of:=IF([.E9] = &quot;&quot; ;&quot;&quot;; [.E9]-[.O9])">
            <text:p/>
          </table:table-cell>
          <table:table-cell table:formula="of:=IFERROR(([.Q9]/[.I9])*100; &quot;&quot;)">
            <text:p/>
          </table:table-cell>
          <table:table-cell/>
          <table:table-cell table:formula="of:=IFERROR(([.S9]/[.K9])*100; &quot;&quot;)">
            <text:p/>
          </table:table-cell>
          <table:table-cell table:formula="of:=IF([.G9] = &quot;&quot; ;&quot;&quot;; [.G9]-[.S9])">
            <text:p/>
          </table:table-cell>
          <table:table-cell table:formula="of:=IFERROR(([.U9]/[.I9])*100; &quot;&quot;)">
            <text:p/>
          </table:table-cell>
          <table:table-cell table:style-name="ce1"/>
          <table:table-cell table:formula="of:=IFERROR(([.W9]/[.E9])*100; &quot;&quot;)">
            <text:p/>
          </table:table-cell>
          <table:table-cell table:style-name="ce1" table:number-columns-repeated="2"/>
          <table:table-cell table:formula="of:=IFERROR(([.Z9]/[.I9])*100; &quot;&quot;)">
            <text:p/>
          </table:table-cell>
          <table:table-cell table:style-name="ce1"/>
          <table:table-cell table:formula="of:=IFERROR(([.AB9]/[.I9])*100; &quot;&quot;)">
            <text:p/>
          </table:table-cell>
          <table:table-cell table:style-name="ce1"/>
          <table:table-cell/>
          <table:table-cell table:style-name="ce1"/>
          <table:table-cell table:formula="of:=IFERROR(([.AF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9]/[.I9])*100; &quot;&quot;)">
            <text:p/>
          </table:table-cell>
          <table:table-cell table:style-name="ce1"/>
          <table:table-cell/>
          <table:table-cell table:style-name="ce1"/>
          <table:table-cell table:formula="of:=IFERROR(([.BN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9]/[.I9])*100; &quot;&quot;)">
            <text:p/>
          </table:table-cell>
          <table:table-cell table:style-name="ce1"/>
          <table:table-cell table:formula="of:=IFERROR(([.CH9]/[.I9])*100; &quot;&quot;)">
            <text:p/>
          </table:table-cell>
          <table:table-cell table:style-name="ce1"/>
          <table:table-cell table:formula="of:=IFERROR(([.CJ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9]/[.I9])*100; &quot;&quot;)">
            <text:p/>
          </table:table-cell>
          <table:table-cell table:style-name="ce1"/>
          <table:table-cell/>
          <table:table-cell table:style-name="ce1"/>
          <table:table-cell table:formula="of:=IFERROR(([.CV9]/[.I9])*100; &quot;&quot;)">
            <text:p/>
          </table:table-cell>
          <table:table-cell table:style-name="ce1"/>
          <table:table-cell/>
          <table:table-cell table:style-name="ce1"/>
          <table:table-cell table:formula="of:=IFERROR(([.CZ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iber 5491</text:p>
          </table:table-cell>
          <table:table-cell office:value-type="string" calcext:value-type="string">
            <text:p>491.07.27</text:p>
          </table:table-cell>
          <table:table-cell office:value-type="float" office:value="379" calcext:value-type="float">
            <text:p>379</text:p>
          </table:table-cell>
          <table:table-cell table:formula="of:=IF([.C10]=&quot;&quot;;&quot;&quot;;[.C10]-[.Y10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IFERROR(([.E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0]/[.D10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I10]/[.D1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0]/[.K1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0]/[.K10])*100; &quot;&quot;)">
            <text:p/>
          </table:table-cell>
          <table:table-cell table:formula="of:=IF([.E10] = &quot;&quot; ;&quot;&quot;; [.E10]-[.O10])" office:value-type="float" office:value="0" calcext:value-type="float">
            <text:p>0</text:p>
          </table:table-cell>
          <table:table-cell table:formula="of:=IFERROR(([.Q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0]/[.K10])*100; &quot;&quot;)">
            <text:p/>
          </table:table-cell>
          <table:table-cell table:formula="of:=IF([.G10] = &quot;&quot; ;&quot;&quot;; [.G10]-[.S10])" office:value-type="float" office:value="0" calcext:value-type="float">
            <text:p>0</text:p>
          </table:table-cell>
          <table:table-cell table:formula="of:=IFERROR(([.U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0]/[.E10])*100; &quot;&quot;)">
            <text:p/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Z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F10]/[.I10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J10]/[.I10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]=&quot;&quot;;&quot;&quot;;[.C11]-[.Y11])">
            <text:p/>
          </table:table-cell>
          <table:table-cell table:style-name="ce1"/>
          <table:table-cell table:formula="of:=IFERROR(([.E11]/[.D11])*100; &quot;&quot;)">
            <text:p/>
          </table:table-cell>
          <table:table-cell table:style-name="ce1"/>
          <table:table-cell table:formula="of:=IFERROR(([.G11]/[.D11])*100; &quot;&quot;)">
            <text:p/>
          </table:table-cell>
          <table:table-cell table:style-name="ce1"/>
          <table:table-cell table:formula="of:=IFERROR(([.I11]/[.D11])*100; &quot;&quot;)">
            <text:p/>
          </table:table-cell>
          <table:table-cell table:style-name="ce1"/>
          <table:table-cell table:formula="of:=IFERROR(([.K11]/[.D11])*100; &quot;&quot;)">
            <text:p/>
          </table:table-cell>
          <table:table-cell table:style-name="ce1"/>
          <table:table-cell table:formula="of:=IFERROR(([.M11]/[.K11])*100; &quot;&quot;)">
            <text:p/>
          </table:table-cell>
          <table:table-cell/>
          <table:table-cell table:formula="of:=IFERROR(([.O11]/[.K11])*100; &quot;&quot;)">
            <text:p/>
          </table:table-cell>
          <table:table-cell table:formula="of:=IF([.E11] = &quot;&quot; ;&quot;&quot;; [.E11]-[.O11])">
            <text:p/>
          </table:table-cell>
          <table:table-cell table:formula="of:=IFERROR(([.Q11]/[.I11])*100; &quot;&quot;)">
            <text:p/>
          </table:table-cell>
          <table:table-cell/>
          <table:table-cell table:formula="of:=IFERROR(([.S11]/[.K11])*100; &quot;&quot;)">
            <text:p/>
          </table:table-cell>
          <table:table-cell table:formula="of:=IF([.G11] = &quot;&quot; ;&quot;&quot;; [.G11]-[.S11])">
            <text:p/>
          </table:table-cell>
          <table:table-cell table:formula="of:=IFERROR(([.U11]/[.I11])*100; &quot;&quot;)">
            <text:p/>
          </table:table-cell>
          <table:table-cell table:style-name="ce1"/>
          <table:table-cell table:formula="of:=IFERROR(([.W11]/[.E11])*100; &quot;&quot;)">
            <text:p/>
          </table:table-cell>
          <table:table-cell table:style-name="ce1" table:number-columns-repeated="2"/>
          <table:table-cell table:formula="of:=IFERROR(([.Z11]/[.I11])*100; &quot;&quot;)">
            <text:p/>
          </table:table-cell>
          <table:table-cell table:style-name="ce1"/>
          <table:table-cell table:formula="of:=IFERROR(([.AB11]/[.I11])*100; &quot;&quot;)">
            <text:p/>
          </table:table-cell>
          <table:table-cell table:style-name="ce1"/>
          <table:table-cell/>
          <table:table-cell table:style-name="ce1"/>
          <table:table-cell table:formula="of:=IFERROR(([.AF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]/[.I11])*100; &quot;&quot;)">
            <text:p/>
          </table:table-cell>
          <table:table-cell table:style-name="ce1"/>
          <table:table-cell/>
          <table:table-cell table:style-name="ce1"/>
          <table:table-cell table:formula="of:=IFERROR(([.BN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]/[.I11])*100; &quot;&quot;)">
            <text:p/>
          </table:table-cell>
          <table:table-cell table:style-name="ce1"/>
          <table:table-cell table:formula="of:=IFERROR(([.CH11]/[.I11])*100; &quot;&quot;)">
            <text:p/>
          </table:table-cell>
          <table:table-cell table:style-name="ce1"/>
          <table:table-cell table:formula="of:=IFERROR(([.CJ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]/[.I11])*100; &quot;&quot;)">
            <text:p/>
          </table:table-cell>
          <table:table-cell table:style-name="ce1"/>
          <table:table-cell/>
          <table:table-cell table:style-name="ce1"/>
          <table:table-cell table:formula="of:=IFERROR(([.CV11]/[.I11])*100; &quot;&quot;)">
            <text:p/>
          </table:table-cell>
          <table:table-cell table:style-name="ce1"/>
          <table:table-cell/>
          <table:table-cell table:style-name="ce1"/>
          <table:table-cell table:formula="of:=IFERROR(([.CZ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130</text:p>
          </table:table-cell>
          <table:table-cell office:value-type="string" calcext:value-type="string">
            <text:p>44.04.34</text:p>
          </table:table-cell>
          <table:table-cell office:value-type="float" office:value="134" calcext:value-type="float">
            <text:p>134</text:p>
          </table:table-cell>
          <table:table-cell table:formula="of:=IF([.C12]=&quot;&quot;;&quot;&quot;;[.C12]-[.Y12])"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table:formula="of:=IFERROR(([.E12]/[.D12])*100; &quot;&quot;)" office:value-type="float" office:value="70.9401709401709" calcext:value-type="float">
            <text:p>70,9401709401709</text:p>
          </table:table-cell>
          <table:table-cell office:value-type="float" office:value="72" calcext:value-type="float">
            <text:p>72</text:p>
          </table:table-cell>
          <table:table-cell table:formula="of:=IFERROR(([.G12]/[.D12])*100; &quot;&quot;)" office:value-type="float" office:value="61.5384615384615" calcext:value-type="float">
            <text:p>61,5384615384615</text:p>
          </table:table-cell>
          <table:table-cell office:value-type="float" office:value="16" calcext:value-type="float">
            <text:p>16</text:p>
          </table:table-cell>
          <table:table-cell table:formula="of:=IFERROR(([.I12]/[.D12])*100; &quot;&quot;)" office:value-type="float" office:value="13.6752136752137" calcext:value-type="float">
            <text:p>13,6752136752137</text:p>
          </table:table-cell>
          <table:table-cell office:value-type="float" office:value="101" calcext:value-type="float">
            <text:p>101</text:p>
          </table:table-cell>
          <table:table-cell table:formula="of:=IFERROR(([.K12]/[.D12])*100; &quot;&quot;)" office:value-type="float" office:value="86.3247863247863" calcext:value-type="float">
            <text:p>86,3247863247863</text:p>
          </table:table-cell>
          <table:table-cell office:value-type="float" office:value="77" calcext:value-type="float">
            <text:p>77</text:p>
          </table:table-cell>
          <table:table-cell table:formula="of:=IFERROR(([.M12]/[.K12])*100; &quot;&quot;)" office:value-type="float" office:value="76.2376237623762" calcext:value-type="float">
            <text:p>76,2376237623762</text:p>
          </table:table-cell>
          <table:table-cell office:value-type="float" office:value="74" calcext:value-type="float">
            <text:p>74</text:p>
          </table:table-cell>
          <table:table-cell table:formula="of:=IFERROR(([.O12]/[.K12])*100; &quot;&quot;)" office:value-type="float" office:value="73.2673267326733" calcext:value-type="float">
            <text:p>73,2673267326733</text:p>
          </table:table-cell>
          <table:table-cell table:formula="of:=IF([.E12] = &quot;&quot; ;&quot;&quot;; [.E12]-[.O12])" office:value-type="float" office:value="9" calcext:value-type="float">
            <text:p>9</text:p>
          </table:table-cell>
          <table:table-cell table:formula="of:=IFERROR(([.Q12]/[.I12])*100; &quot;&quot;)" office:value-type="float" office:value="56.25" calcext:value-type="float">
            <text:p>56,25</text:p>
          </table:table-cell>
          <table:table-cell office:value-type="float" office:value="72" calcext:value-type="float">
            <text:p>72</text:p>
          </table:table-cell>
          <table:table-cell table:formula="of:=IFERROR(([.S12]/[.K12])*100; &quot;&quot;)" office:value-type="float" office:value="71.2871287128713" calcext:value-type="float">
            <text:p>71,2871287128713</text:p>
          </table:table-cell>
          <table:table-cell table:formula="of:=IF([.G12] = &quot;&quot; ;&quot;&quot;; [.G12]-[.S12])" office:value-type="float" office:value="0" calcext:value-type="float">
            <text:p>0</text:p>
          </table:table-cell>
          <table:table-cell table:formula="of:=IFERROR(([.U12]/[.I12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12]/[.E12])*100; &quot;&quot;)" office:value-type="float" office:value="16.8674698795181" calcext:value-type="float">
            <text:p>16,867469879518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ERROR(([.Z12]/[.I12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B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2]/[.I12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H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3]=&quot;&quot;;&quot;&quot;;[.C13]-[.Y13])">
            <text:p/>
          </table:table-cell>
          <table:table-cell table:style-name="ce1"/>
          <table:table-cell table:formula="of:=IFERROR(([.E13]/[.D13])*100; &quot;&quot;)">
            <text:p/>
          </table:table-cell>
          <table:table-cell table:style-name="ce1"/>
          <table:table-cell table:formula="of:=IFERROR(([.G13]/[.D13])*100; &quot;&quot;)">
            <text:p/>
          </table:table-cell>
          <table:table-cell table:style-name="ce1"/>
          <table:table-cell table:formula="of:=IFERROR(([.I13]/[.D13])*100; &quot;&quot;)">
            <text:p/>
          </table:table-cell>
          <table:table-cell table:style-name="ce1"/>
          <table:table-cell table:formula="of:=IFERROR(([.K13]/[.D13])*100; &quot;&quot;)">
            <text:p/>
          </table:table-cell>
          <table:table-cell table:style-name="ce1"/>
          <table:table-cell table:formula="of:=IFERROR(([.M13]/[.K13])*100; &quot;&quot;)">
            <text:p/>
          </table:table-cell>
          <table:table-cell/>
          <table:table-cell table:formula="of:=IFERROR(([.O13]/[.K13])*100; &quot;&quot;)">
            <text:p/>
          </table:table-cell>
          <table:table-cell table:formula="of:=IF([.E13] = &quot;&quot; ;&quot;&quot;; [.E13]-[.O13])">
            <text:p/>
          </table:table-cell>
          <table:table-cell table:formula="of:=IFERROR(([.Q13]/[.I13])*100; &quot;&quot;)">
            <text:p/>
          </table:table-cell>
          <table:table-cell/>
          <table:table-cell table:formula="of:=IFERROR(([.S13]/[.K13])*100; &quot;&quot;)">
            <text:p/>
          </table:table-cell>
          <table:table-cell table:formula="of:=IF([.G13] = &quot;&quot; ;&quot;&quot;; [.G13]-[.S13])">
            <text:p/>
          </table:table-cell>
          <table:table-cell table:formula="of:=IFERROR(([.U13]/[.I13])*100; &quot;&quot;)">
            <text:p/>
          </table:table-cell>
          <table:table-cell table:style-name="ce1"/>
          <table:table-cell table:formula="of:=IFERROR(([.W13]/[.E13])*100; &quot;&quot;)">
            <text:p/>
          </table:table-cell>
          <table:table-cell table:style-name="ce1" table:number-columns-repeated="2"/>
          <table:table-cell table:formula="of:=IFERROR(([.Z13]/[.I13])*100; &quot;&quot;)">
            <text:p/>
          </table:table-cell>
          <table:table-cell table:style-name="ce1"/>
          <table:table-cell table:formula="of:=IFERROR(([.AB13]/[.I13])*100; &quot;&quot;)">
            <text:p/>
          </table:table-cell>
          <table:table-cell table:style-name="ce1"/>
          <table:table-cell/>
          <table:table-cell table:style-name="ce1"/>
          <table:table-cell table:formula="of:=IFERROR(([.AF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3]/[.I13])*100; &quot;&quot;)">
            <text:p/>
          </table:table-cell>
          <table:table-cell table:style-name="ce1"/>
          <table:table-cell/>
          <table:table-cell table:style-name="ce1"/>
          <table:table-cell table:formula="of:=IFERROR(([.BN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3]/[.I13])*100; &quot;&quot;)">
            <text:p/>
          </table:table-cell>
          <table:table-cell table:style-name="ce1"/>
          <table:table-cell table:formula="of:=IFERROR(([.CH13]/[.I13])*100; &quot;&quot;)">
            <text:p/>
          </table:table-cell>
          <table:table-cell table:style-name="ce1"/>
          <table:table-cell table:formula="of:=IFERROR(([.CJ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3]/[.I13])*100; &quot;&quot;)">
            <text:p/>
          </table:table-cell>
          <table:table-cell table:style-name="ce1"/>
          <table:table-cell/>
          <table:table-cell table:style-name="ce1"/>
          <table:table-cell table:formula="of:=IFERROR(([.CV13]/[.I13])*100; &quot;&quot;)">
            <text:p/>
          </table:table-cell>
          <table:table-cell table:style-name="ce1"/>
          <table:table-cell/>
          <table:table-cell table:style-name="ce1"/>
          <table:table-cell table:formula="of:=IFERROR(([.CZ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170</text:p>
          </table:table-cell>
          <table:table-cell office:value-type="string" calcext:value-type="string">
            <text:p>49.04.58</text:p>
          </table:table-cell>
          <table:table-cell office:value-type="float" office:value="128" calcext:value-type="float">
            <text:p>128</text:p>
          </table:table-cell>
          <table:table-cell table:formula="of:=IF([.C14]=&quot;&quot;;&quot;&quot;;[.C14]-[.Y14])"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formula="of:=IFERROR(([.E14]/[.D14])*100; &quot;&quot;)" office:value-type="float" office:value="74.7663551401869" calcext:value-type="float">
            <text:p>74,7663551401869</text:p>
          </table:table-cell>
          <table:table-cell office:value-type="float" office:value="69" calcext:value-type="float">
            <text:p>69</text:p>
          </table:table-cell>
          <table:table-cell table:formula="of:=IFERROR(([.G14]/[.D14])*100; &quot;&quot;)" office:value-type="float" office:value="64.4859813084112" calcext:value-type="float">
            <text:p>64,4859813084112</text:p>
          </table:table-cell>
          <table:table-cell office:value-type="float" office:value="15" calcext:value-type="float">
            <text:p>15</text:p>
          </table:table-cell>
          <table:table-cell table:formula="of:=IFERROR(([.I14]/[.D14])*100; &quot;&quot;)" office:value-type="float" office:value="14.018691588785" calcext:value-type="float">
            <text:p>14,018691588785</text:p>
          </table:table-cell>
          <table:table-cell office:value-type="float" office:value="92" calcext:value-type="float">
            <text:p>92</text:p>
          </table:table-cell>
          <table:table-cell table:formula="of:=IFERROR(([.K14]/[.D14])*100; &quot;&quot;)" office:value-type="float" office:value="85.981308411215" calcext:value-type="float">
            <text:p>85,981308411215</text:p>
          </table:table-cell>
          <table:table-cell office:value-type="float" office:value="75" calcext:value-type="float">
            <text:p>75</text:p>
          </table:table-cell>
          <table:table-cell table:formula="of:=IFERROR(([.M14]/[.K14])*100; &quot;&quot;)" office:value-type="float" office:value="81.5217391304348" calcext:value-type="float">
            <text:p>81,5217391304348</text:p>
          </table:table-cell>
          <table:table-cell office:value-type="float" office:value="71" calcext:value-type="float">
            <text:p>71</text:p>
          </table:table-cell>
          <table:table-cell table:formula="of:=IFERROR(([.O14]/[.K14])*100; &quot;&quot;)" office:value-type="float" office:value="77.1739130434783" calcext:value-type="float">
            <text:p>77,1739130434783</text:p>
          </table:table-cell>
          <table:table-cell table:formula="of:=IF([.E14] = &quot;&quot; ;&quot;&quot;; [.E14]-[.O14])" office:value-type="float" office:value="9" calcext:value-type="float">
            <text:p>9</text:p>
          </table:table-cell>
          <table:table-cell table:formula="of:=IFERROR(([.Q14]/[.I14])*100; &quot;&quot;)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IFERROR(([.S14]/[.K14])*100; &quot;&quot;)" office:value-type="float" office:value="75" calcext:value-type="float">
            <text:p>75</text:p>
          </table:table-cell>
          <table:table-cell table:formula="of:=IF([.G14] = &quot;&quot; ;&quot;&quot;; [.G14]-[.S14])" office:value-type="float" office:value="0" calcext:value-type="float">
            <text:p>0</text:p>
          </table:table-cell>
          <table:table-cell table:formula="of:=IFERROR(([.U14]/[.I14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14]/[.E14])*100; &quot;&quot;)" office:value-type="float" office:value="16.25" calcext:value-type="float">
            <text:p>16,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IFERROR(([.Z14]/[.I1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5]=&quot;&quot;;&quot;&quot;;[.C15]-[.Y15])">
            <text:p/>
          </table:table-cell>
          <table:table-cell table:style-name="ce1"/>
          <table:table-cell table:formula="of:=IFERROR(([.E15]/[.D15])*100; &quot;&quot;)">
            <text:p/>
          </table:table-cell>
          <table:table-cell table:style-name="ce1"/>
          <table:table-cell table:formula="of:=IFERROR(([.G15]/[.D15])*100; &quot;&quot;)">
            <text:p/>
          </table:table-cell>
          <table:table-cell table:style-name="ce1"/>
          <table:table-cell table:formula="of:=IFERROR(([.I15]/[.D15])*100; &quot;&quot;)">
            <text:p/>
          </table:table-cell>
          <table:table-cell table:style-name="ce1"/>
          <table:table-cell table:formula="of:=IFERROR(([.K15]/[.D15])*100; &quot;&quot;)">
            <text:p/>
          </table:table-cell>
          <table:table-cell table:style-name="ce1"/>
          <table:table-cell table:formula="of:=IFERROR(([.M15]/[.K15])*100; &quot;&quot;)">
            <text:p/>
          </table:table-cell>
          <table:table-cell/>
          <table:table-cell table:formula="of:=IFERROR(([.O15]/[.K15])*100; &quot;&quot;)">
            <text:p/>
          </table:table-cell>
          <table:table-cell table:formula="of:=IF([.E15] = &quot;&quot; ;&quot;&quot;; [.E15]-[.O15])">
            <text:p/>
          </table:table-cell>
          <table:table-cell table:formula="of:=IFERROR(([.Q15]/[.I15])*100; &quot;&quot;)">
            <text:p/>
          </table:table-cell>
          <table:table-cell/>
          <table:table-cell table:formula="of:=IFERROR(([.S15]/[.K15])*100; &quot;&quot;)">
            <text:p/>
          </table:table-cell>
          <table:table-cell table:formula="of:=IF([.G15] = &quot;&quot; ;&quot;&quot;; [.G15]-[.S15])">
            <text:p/>
          </table:table-cell>
          <table:table-cell table:formula="of:=IFERROR(([.U15]/[.I15])*100; &quot;&quot;)">
            <text:p/>
          </table:table-cell>
          <table:table-cell table:style-name="ce1"/>
          <table:table-cell table:formula="of:=IFERROR(([.W15]/[.E15])*100; &quot;&quot;)">
            <text:p/>
          </table:table-cell>
          <table:table-cell table:style-name="ce1" table:number-columns-repeated="2"/>
          <table:table-cell table:formula="of:=IFERROR(([.Z15]/[.I15])*100; &quot;&quot;)">
            <text:p/>
          </table:table-cell>
          <table:table-cell table:style-name="ce1"/>
          <table:table-cell table:formula="of:=IFERROR(([.AB15]/[.I15])*100; &quot;&quot;)">
            <text:p/>
          </table:table-cell>
          <table:table-cell table:style-name="ce1"/>
          <table:table-cell/>
          <table:table-cell table:style-name="ce1"/>
          <table:table-cell table:formula="of:=IFERROR(([.AF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5]/[.I15])*100; &quot;&quot;)">
            <text:p/>
          </table:table-cell>
          <table:table-cell table:style-name="ce1"/>
          <table:table-cell/>
          <table:table-cell table:style-name="ce1"/>
          <table:table-cell table:formula="of:=IFERROR(([.BN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5]/[.I15])*100; &quot;&quot;)">
            <text:p/>
          </table:table-cell>
          <table:table-cell table:style-name="ce1"/>
          <table:table-cell table:formula="of:=IFERROR(([.CH15]/[.I15])*100; &quot;&quot;)">
            <text:p/>
          </table:table-cell>
          <table:table-cell table:style-name="ce1"/>
          <table:table-cell table:formula="of:=IFERROR(([.CJ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5]/[.I15])*100; &quot;&quot;)">
            <text:p/>
          </table:table-cell>
          <table:table-cell table:style-name="ce1"/>
          <table:table-cell/>
          <table:table-cell table:style-name="ce1"/>
          <table:table-cell table:formula="of:=IFERROR(([.CV15]/[.I15])*100; &quot;&quot;)">
            <text:p/>
          </table:table-cell>
          <table:table-cell table:style-name="ce1"/>
          <table:table-cell/>
          <table:table-cell table:style-name="ce1"/>
          <table:table-cell table:formula="of:=IFERROR(([.CZ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131</text:p>
          </table:table-cell>
          <table:table-cell office:value-type="string" calcext:value-type="string">
            <text:p>50.04.57</text:p>
          </table:table-cell>
          <table:table-cell office:value-type="float" office:value="128" calcext:value-type="float">
            <text:p>128</text:p>
          </table:table-cell>
          <table:table-cell table:formula="of:=IF([.C16]=&quot;&quot;;&quot;&quot;;[.C16]-[.Y16])"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formula="of:=IFERROR(([.E16]/[.D16])*100; &quot;&quot;)" office:value-type="float" office:value="74.7663551401869" calcext:value-type="float">
            <text:p>74,7663551401869</text:p>
          </table:table-cell>
          <table:table-cell office:value-type="float" office:value="70" calcext:value-type="float">
            <text:p>70</text:p>
          </table:table-cell>
          <table:table-cell table:formula="of:=IFERROR(([.G16]/[.D16])*100; &quot;&quot;)" office:value-type="float" office:value="65.4205607476635" calcext:value-type="float">
            <text:p>65,4205607476635</text:p>
          </table:table-cell>
          <table:table-cell office:value-type="float" office:value="15" calcext:value-type="float">
            <text:p>15</text:p>
          </table:table-cell>
          <table:table-cell table:formula="of:=IFERROR(([.I16]/[.D16])*100; &quot;&quot;)" office:value-type="float" office:value="14.018691588785" calcext:value-type="float">
            <text:p>14,018691588785</text:p>
          </table:table-cell>
          <table:table-cell office:value-type="float" office:value="92" calcext:value-type="float">
            <text:p>92</text:p>
          </table:table-cell>
          <table:table-cell table:formula="of:=IFERROR(([.K16]/[.D16])*100; &quot;&quot;)" office:value-type="float" office:value="85.981308411215" calcext:value-type="float">
            <text:p>85,981308411215</text:p>
          </table:table-cell>
          <table:table-cell office:value-type="float" office:value="76" calcext:value-type="float">
            <text:p>76</text:p>
          </table:table-cell>
          <table:table-cell table:formula="of:=IFERROR(([.M16]/[.K16])*100; &quot;&quot;)" office:value-type="float" office:value="82.6086956521739" calcext:value-type="float">
            <text:p>82,6086956521739</text:p>
          </table:table-cell>
          <table:table-cell office:value-type="float" office:value="71" calcext:value-type="float">
            <text:p>71</text:p>
          </table:table-cell>
          <table:table-cell table:formula="of:=IFERROR(([.O16]/[.K16])*100; &quot;&quot;)" office:value-type="float" office:value="77.1739130434783" calcext:value-type="float">
            <text:p>77,1739130434783</text:p>
          </table:table-cell>
          <table:table-cell table:formula="of:=IF([.E16] = &quot;&quot; ;&quot;&quot;; [.E16]-[.O16])" office:value-type="float" office:value="9" calcext:value-type="float">
            <text:p>9</text:p>
          </table:table-cell>
          <table:table-cell table:formula="of:=IFERROR(([.Q16]/[.I16])*100; &quot;&quot;)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IFERROR(([.S16]/[.K16])*100; &quot;&quot;)" office:value-type="float" office:value="76.0869565217391" calcext:value-type="float">
            <text:p>76,0869565217391</text:p>
          </table:table-cell>
          <table:table-cell table:formula="of:=IF([.G16] = &quot;&quot; ;&quot;&quot;; [.G16]-[.S16])" office:value-type="float" office:value="0" calcext:value-type="float">
            <text:p>0</text:p>
          </table:table-cell>
          <table:table-cell table:formula="of:=IFERROR(([.U16]/[.I16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16]/[.E16])*100; &quot;&quot;)" office:value-type="float" office:value="16.25" calcext:value-type="float">
            <text:p>16,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IFERROR(([.Z16]/[.I1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7]=&quot;&quot;;&quot;&quot;;[.C17]-[.Y17])">
            <text:p/>
          </table:table-cell>
          <table:table-cell table:style-name="ce1"/>
          <table:table-cell table:formula="of:=IFERROR(([.E17]/[.D17])*100; &quot;&quot;)">
            <text:p/>
          </table:table-cell>
          <table:table-cell table:style-name="ce1"/>
          <table:table-cell table:formula="of:=IFERROR(([.G17]/[.D17])*100; &quot;&quot;)">
            <text:p/>
          </table:table-cell>
          <table:table-cell table:style-name="ce1"/>
          <table:table-cell table:formula="of:=IFERROR(([.I17]/[.D17])*100; &quot;&quot;)">
            <text:p/>
          </table:table-cell>
          <table:table-cell table:style-name="ce1"/>
          <table:table-cell table:formula="of:=IFERROR(([.K17]/[.D17])*100; &quot;&quot;)">
            <text:p/>
          </table:table-cell>
          <table:table-cell table:style-name="ce1"/>
          <table:table-cell table:formula="of:=IFERROR(([.M17]/[.K17])*100; &quot;&quot;)">
            <text:p/>
          </table:table-cell>
          <table:table-cell/>
          <table:table-cell table:formula="of:=IFERROR(([.O17]/[.K17])*100; &quot;&quot;)">
            <text:p/>
          </table:table-cell>
          <table:table-cell table:formula="of:=IF([.E17] = &quot;&quot; ;&quot;&quot;; [.E17]-[.O17])">
            <text:p/>
          </table:table-cell>
          <table:table-cell table:formula="of:=IFERROR(([.Q17]/[.I17])*100; &quot;&quot;)">
            <text:p/>
          </table:table-cell>
          <table:table-cell/>
          <table:table-cell table:formula="of:=IFERROR(([.S17]/[.K17])*100; &quot;&quot;)">
            <text:p/>
          </table:table-cell>
          <table:table-cell table:formula="of:=IF([.G17] = &quot;&quot; ;&quot;&quot;; [.G17]-[.S17])">
            <text:p/>
          </table:table-cell>
          <table:table-cell table:formula="of:=IFERROR(([.U17]/[.I17])*100; &quot;&quot;)">
            <text:p/>
          </table:table-cell>
          <table:table-cell table:style-name="ce1"/>
          <table:table-cell table:formula="of:=IFERROR(([.W17]/[.E17])*100; &quot;&quot;)">
            <text:p/>
          </table:table-cell>
          <table:table-cell table:style-name="ce1" table:number-columns-repeated="2"/>
          <table:table-cell table:formula="of:=IFERROR(([.Z17]/[.I17])*100; &quot;&quot;)">
            <text:p/>
          </table:table-cell>
          <table:table-cell table:style-name="ce1"/>
          <table:table-cell table:formula="of:=IFERROR(([.AB17]/[.I17])*100; &quot;&quot;)">
            <text:p/>
          </table:table-cell>
          <table:table-cell table:style-name="ce1"/>
          <table:table-cell/>
          <table:table-cell table:style-name="ce1"/>
          <table:table-cell table:formula="of:=IFERROR(([.AF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7]/[.I17])*100; &quot;&quot;)">
            <text:p/>
          </table:table-cell>
          <table:table-cell table:style-name="ce1"/>
          <table:table-cell/>
          <table:table-cell table:style-name="ce1"/>
          <table:table-cell table:formula="of:=IFERROR(([.BN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7]/[.I17])*100; &quot;&quot;)">
            <text:p/>
          </table:table-cell>
          <table:table-cell table:style-name="ce1"/>
          <table:table-cell table:formula="of:=IFERROR(([.CH17]/[.I17])*100; &quot;&quot;)">
            <text:p/>
          </table:table-cell>
          <table:table-cell table:style-name="ce1"/>
          <table:table-cell table:formula="of:=IFERROR(([.CJ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7]/[.I17])*100; &quot;&quot;)">
            <text:p/>
          </table:table-cell>
          <table:table-cell table:style-name="ce1"/>
          <table:table-cell/>
          <table:table-cell table:style-name="ce1"/>
          <table:table-cell table:formula="of:=IFERROR(([.CV17]/[.I17])*100; &quot;&quot;)">
            <text:p/>
          </table:table-cell>
          <table:table-cell table:style-name="ce1"/>
          <table:table-cell/>
          <table:table-cell table:style-name="ce1"/>
          <table:table-cell table:formula="of:=IFERROR(([.CZ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490</text:p>
          </table:table-cell>
          <table:table-cell office:value-type="string" calcext:value-type="string">
            <text:p>490.07.29</text:p>
          </table:table-cell>
          <table:table-cell office:value-type="float" office:value="361" calcext:value-type="float">
            <text:p>361</text:p>
          </table:table-cell>
          <table:table-cell table:formula="of:=IF([.C18]=&quot;&quot;;&quot;&quot;;[.C18]-[.Y18]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IFERROR(([.E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8]/[.D18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I18]/[.D1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8]/[.K1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8]/[.K18])*100; &quot;&quot;)">
            <text:p/>
          </table:table-cell>
          <table:table-cell table:formula="of:=IF([.E18] = &quot;&quot; ;&quot;&quot;; [.E18]-[.O18])" office:value-type="float" office:value="0" calcext:value-type="float">
            <text:p>0</text:p>
          </table:table-cell>
          <table:table-cell table:style-name="ce3" table:formula="of:=IFERROR(([.Q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8]/[.K18])*100; &quot;&quot;)">
            <text:p/>
          </table:table-cell>
          <table:table-cell table:formula="of:=IF([.G18] = &quot;&quot; ;&quot;&quot;; [.G18]-[.S18])" office:value-type="float" office:value="0" calcext:value-type="float">
            <text:p>0</text:p>
          </table:table-cell>
          <table:table-cell table:formula="of:=IFERROR(([.U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8]/[.E18])*100; &quot;&quot;)">
            <text:p/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Z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8]/[.I18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J18]/[.I18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490.07.28</text:p>
          </table:table-cell>
          <table:table-cell office:value-type="float" office:value="361" calcext:value-type="float">
            <text:p>361</text:p>
          </table:table-cell>
          <table:table-cell table:formula="of:=IF([.C19]=&quot;&quot;;&quot;&quot;;[.C19]-[.Y19]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IFERROR(([.E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9]/[.D19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I19]/[.D1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9]/[.K1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9]/[.K19])*100; &quot;&quot;)">
            <text:p/>
          </table:table-cell>
          <table:table-cell table:formula="of:=IF([.E19] = &quot;&quot; ;&quot;&quot;; [.E19]-[.O19])" office:value-type="float" office:value="0" calcext:value-type="float">
            <text:p>0</text:p>
          </table:table-cell>
          <table:table-cell table:style-name="ce3" table:formula="of:=IFERROR(([.Q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9]/[.K19])*100; &quot;&quot;)">
            <text:p/>
          </table:table-cell>
          <table:table-cell table:formula="of:=IF([.G19] = &quot;&quot; ;&quot;&quot;; [.G19]-[.S19])" office:value-type="float" office:value="0" calcext:value-type="float">
            <text:p>0</text:p>
          </table:table-cell>
          <table:table-cell table:formula="of:=IFERROR(([.U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9]/[.E19])*100; &quot;&quot;)">
            <text:p/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Z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9]/[.I19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J19]/[.I19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0]=&quot;&quot;;&quot;&quot;;[.C20]-[.Y20])">
            <text:p/>
          </table:table-cell>
          <table:table-cell table:style-name="ce1"/>
          <table:table-cell table:formula="of:=IFERROR(([.E20]/[.D20])*100; &quot;&quot;)">
            <text:p/>
          </table:table-cell>
          <table:table-cell table:style-name="ce1"/>
          <table:table-cell table:formula="of:=IFERROR(([.G20]/[.D20])*100; &quot;&quot;)">
            <text:p/>
          </table:table-cell>
          <table:table-cell table:style-name="ce1"/>
          <table:table-cell table:formula="of:=IFERROR(([.I20]/[.D20])*100; &quot;&quot;)">
            <text:p/>
          </table:table-cell>
          <table:table-cell table:style-name="ce1"/>
          <table:table-cell table:formula="of:=IFERROR(([.K20]/[.D20])*100; &quot;&quot;)">
            <text:p/>
          </table:table-cell>
          <table:table-cell table:style-name="ce1"/>
          <table:table-cell table:formula="of:=IFERROR(([.M20]/[.K20])*100; &quot;&quot;)">
            <text:p/>
          </table:table-cell>
          <table:table-cell/>
          <table:table-cell table:formula="of:=IFERROR(([.O20]/[.K20])*100; &quot;&quot;)">
            <text:p/>
          </table:table-cell>
          <table:table-cell table:formula="of:=IF([.E20] = &quot;&quot; ;&quot;&quot;; [.E20]-[.O20])">
            <text:p/>
          </table:table-cell>
          <table:table-cell table:formula="of:=IFERROR(([.Q20]/[.I20])*100; &quot;&quot;)">
            <text:p/>
          </table:table-cell>
          <table:table-cell/>
          <table:table-cell table:formula="of:=IFERROR(([.S20]/[.K20])*100; &quot;&quot;)">
            <text:p/>
          </table:table-cell>
          <table:table-cell table:formula="of:=IF([.G20] = &quot;&quot; ;&quot;&quot;; [.G20]-[.S20])">
            <text:p/>
          </table:table-cell>
          <table:table-cell table:formula="of:=IFERROR(([.U20]/[.I20])*100; &quot;&quot;)">
            <text:p/>
          </table:table-cell>
          <table:table-cell table:style-name="ce1"/>
          <table:table-cell table:formula="of:=IFERROR(([.W20]/[.E20])*100; &quot;&quot;)">
            <text:p/>
          </table:table-cell>
          <table:table-cell table:style-name="ce1" table:number-columns-repeated="2"/>
          <table:table-cell table:formula="of:=IFERROR(([.Z20]/[.I20])*100; &quot;&quot;)">
            <text:p/>
          </table:table-cell>
          <table:table-cell table:style-name="ce1"/>
          <table:table-cell table:formula="of:=IFERROR(([.AB20]/[.I20])*100; &quot;&quot;)">
            <text:p/>
          </table:table-cell>
          <table:table-cell table:style-name="ce1"/>
          <table:table-cell/>
          <table:table-cell table:style-name="ce1"/>
          <table:table-cell table:formula="of:=IFERROR(([.AF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0]/[.I20])*100; &quot;&quot;)">
            <text:p/>
          </table:table-cell>
          <table:table-cell table:style-name="ce1"/>
          <table:table-cell/>
          <table:table-cell table:style-name="ce1"/>
          <table:table-cell table:formula="of:=IFERROR(([.BN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0]/[.I20])*100; &quot;&quot;)">
            <text:p/>
          </table:table-cell>
          <table:table-cell table:style-name="ce1"/>
          <table:table-cell table:formula="of:=IFERROR(([.CH20]/[.I20])*100; &quot;&quot;)">
            <text:p/>
          </table:table-cell>
          <table:table-cell table:style-name="ce1"/>
          <table:table-cell table:formula="of:=IFERROR(([.CJ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0]/[.I20])*100; &quot;&quot;)">
            <text:p/>
          </table:table-cell>
          <table:table-cell table:style-name="ce1"/>
          <table:table-cell/>
          <table:table-cell table:style-name="ce1"/>
          <table:table-cell table:formula="of:=IFERROR(([.CV20]/[.I20])*100; &quot;&quot;)">
            <text:p/>
          </table:table-cell>
          <table:table-cell table:style-name="ce1"/>
          <table:table-cell/>
          <table:table-cell table:style-name="ce1"/>
          <table:table-cell table:formula="of:=IFERROR(([.CZ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030</text:p>
          </table:table-cell>
          <table:table-cell office:value-type="string" calcext:value-type="string">
            <text:p>21.04.34</text:p>
          </table:table-cell>
          <table:table-cell office:value-type="float" office:value="124" calcext:value-type="float">
            <text:p>124</text:p>
          </table:table-cell>
          <table:table-cell table:formula="of:=IF([.C21]=&quot;&quot;;&quot;&quot;;[.C21]-[.Y21])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formula="of:=IFERROR(([.E21]/[.D21])*100; &quot;&quot;)" office:value-type="float" office:value="72.7272727272727" calcext:value-type="float">
            <text:p>72,7272727272727</text:p>
          </table:table-cell>
          <table:table-cell office:value-type="float" office:value="70" calcext:value-type="float">
            <text:p>70</text:p>
          </table:table-cell>
          <table:table-cell table:formula="of:=IFERROR(([.G21]/[.D21])*100; &quot;&quot;)" office:value-type="float" office:value="63.6363636363636" calcext:value-type="float">
            <text:p>63,6363636363636</text:p>
          </table:table-cell>
          <table:table-cell office:value-type="float" office:value="12" calcext:value-type="float">
            <text:p>12</text:p>
          </table:table-cell>
          <table:table-cell table:formula="of:=IFERROR(([.I21]/[.D21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21]/[.D21])*100; &quot;&quot;)" office:value-type="float" office:value="89.0909090909091" calcext:value-type="float">
            <text:p>89,0909090909091</text:p>
          </table:table-cell>
          <table:table-cell office:value-type="float" office:value="75" calcext:value-type="float">
            <text:p>75</text:p>
          </table:table-cell>
          <table:table-cell table:formula="of:=IFERROR(([.M21]/[.K21])*100; &quot;&quot;)" office:value-type="float" office:value="76.530612244898" calcext:value-type="float">
            <text:p>76,530612244898</text:p>
          </table:table-cell>
          <table:table-cell office:value-type="float" office:value="72" calcext:value-type="float">
            <text:p>72</text:p>
          </table:table-cell>
          <table:table-cell table:formula="of:=IFERROR(([.O21]/[.K21])*100; &quot;&quot;)" office:value-type="float" office:value="73.4693877551021" calcext:value-type="float">
            <text:p>73,4693877551021</text:p>
          </table:table-cell>
          <table:table-cell table:formula="of:=IF([.E21] = &quot;&quot; ;&quot;&quot;; [.E21]-[.O21])" office:value-type="float" office:value="8" calcext:value-type="float">
            <text:p>8</text:p>
          </table:table-cell>
          <table:table-cell table:formula="of:=IFERROR(([.Q21]/[.I21])*100; &quot;&quot;)" office:value-type="float" office:value="66.6666666666667" calcext:value-type="float">
            <text:p>66,6666666666667</text:p>
          </table:table-cell>
          <table:table-cell office:value-type="float" office:value="70" calcext:value-type="float">
            <text:p>70</text:p>
          </table:table-cell>
          <table:table-cell table:formula="of:=IFERROR(([.S21]/[.K21])*100; &quot;&quot;)" office:value-type="float" office:value="71.4285714285714" calcext:value-type="float">
            <text:p>71,4285714285714</text:p>
          </table:table-cell>
          <table:table-cell table:formula="of:=IF([.G21] = &quot;&quot; ;&quot;&quot;; [.G21]-[.S21])" office:value-type="float" office:value="0" calcext:value-type="float">
            <text:p>0</text:p>
          </table:table-cell>
          <table:table-cell table:formula="of:=IFERROR(([.U21]/[.I21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21]/[.E21])*100; &quot;&quot;)" office:value-type="float" office:value="16.25" calcext:value-type="float">
            <text:p>16,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Z21]/[.I21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B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1]/[.I21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H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2]=&quot;&quot;;&quot;&quot;;[.C22]-[.Y22])">
            <text:p/>
          </table:table-cell>
          <table:table-cell table:style-name="ce1"/>
          <table:table-cell table:formula="of:=IFERROR(([.E22]/[.D22])*100; &quot;&quot;)">
            <text:p/>
          </table:table-cell>
          <table:table-cell table:style-name="ce1"/>
          <table:table-cell table:formula="of:=IFERROR(([.G22]/[.D22])*100; &quot;&quot;)">
            <text:p/>
          </table:table-cell>
          <table:table-cell table:style-name="ce1"/>
          <table:table-cell table:formula="of:=IFERROR(([.I22]/[.D22])*100; &quot;&quot;)">
            <text:p/>
          </table:table-cell>
          <table:table-cell table:style-name="ce1"/>
          <table:table-cell table:formula="of:=IFERROR(([.K22]/[.D22])*100; &quot;&quot;)">
            <text:p/>
          </table:table-cell>
          <table:table-cell table:style-name="ce1"/>
          <table:table-cell table:formula="of:=IFERROR(([.M22]/[.K22])*100; &quot;&quot;)">
            <text:p/>
          </table:table-cell>
          <table:table-cell/>
          <table:table-cell table:formula="of:=IFERROR(([.O22]/[.K22])*100; &quot;&quot;)">
            <text:p/>
          </table:table-cell>
          <table:table-cell table:formula="of:=IF([.E22] = &quot;&quot; ;&quot;&quot;; [.E22]-[.O22])">
            <text:p/>
          </table:table-cell>
          <table:table-cell table:formula="of:=IFERROR(([.Q22]/[.I22])*100; &quot;&quot;)">
            <text:p/>
          </table:table-cell>
          <table:table-cell/>
          <table:table-cell table:formula="of:=IFERROR(([.S22]/[.K22])*100; &quot;&quot;)">
            <text:p/>
          </table:table-cell>
          <table:table-cell table:formula="of:=IF([.G22] = &quot;&quot; ;&quot;&quot;; [.G22]-[.S22])">
            <text:p/>
          </table:table-cell>
          <table:table-cell table:formula="of:=IFERROR(([.U22]/[.I22])*100; &quot;&quot;)">
            <text:p/>
          </table:table-cell>
          <table:table-cell table:style-name="ce1"/>
          <table:table-cell table:formula="of:=IFERROR(([.W22]/[.E22])*100; &quot;&quot;)">
            <text:p/>
          </table:table-cell>
          <table:table-cell table:style-name="ce1" table:number-columns-repeated="2"/>
          <table:table-cell table:formula="of:=IFERROR(([.Z22]/[.I22])*100; &quot;&quot;)">
            <text:p/>
          </table:table-cell>
          <table:table-cell table:style-name="ce1"/>
          <table:table-cell table:formula="of:=IFERROR(([.AB22]/[.I22])*100; &quot;&quot;)">
            <text:p/>
          </table:table-cell>
          <table:table-cell table:style-name="ce1"/>
          <table:table-cell/>
          <table:table-cell table:style-name="ce1"/>
          <table:table-cell table:formula="of:=IFERROR(([.AF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2]/[.I22])*100; &quot;&quot;)">
            <text:p/>
          </table:table-cell>
          <table:table-cell table:style-name="ce1"/>
          <table:table-cell/>
          <table:table-cell table:style-name="ce1"/>
          <table:table-cell table:formula="of:=IFERROR(([.BN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2]/[.I22])*100; &quot;&quot;)">
            <text:p/>
          </table:table-cell>
          <table:table-cell table:style-name="ce1"/>
          <table:table-cell table:formula="of:=IFERROR(([.CH22]/[.I22])*100; &quot;&quot;)">
            <text:p/>
          </table:table-cell>
          <table:table-cell table:style-name="ce1"/>
          <table:table-cell table:formula="of:=IFERROR(([.CJ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2]/[.I22])*100; &quot;&quot;)">
            <text:p/>
          </table:table-cell>
          <table:table-cell table:style-name="ce1"/>
          <table:table-cell/>
          <table:table-cell table:style-name="ce1"/>
          <table:table-cell table:formula="of:=IFERROR(([.CV22]/[.I22])*100; &quot;&quot;)">
            <text:p/>
          </table:table-cell>
          <table:table-cell table:style-name="ce1"/>
          <table:table-cell/>
          <table:table-cell table:style-name="ce1"/>
          <table:table-cell table:formula="of:=IFERROR(([.CZ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270 v3</text:p>
          </table:table-cell>
          <table:table-cell office:value-type="string" calcext:value-type="string">
            <text:p>96.05.54</text:p>
          </table:table-cell>
          <table:table-cell office:value-type="float" office:value="288" calcext:value-type="float">
            <text:p>288</text:p>
          </table:table-cell>
          <table:table-cell table:formula="of:=IF([.C23]=&quot;&quot;;&quot;&quot;;[.C23]-[.Y23])"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table:formula="of:=IFERROR(([.E23]/[.D23])*100; &quot;&quot;)" office:value-type="float" office:value="78.8617886178862" calcext:value-type="float">
            <text:p>78,8617886178862</text:p>
          </table:table-cell>
          <table:table-cell office:value-type="float" office:value="138" calcext:value-type="float">
            <text:p>138</text:p>
          </table:table-cell>
          <table:table-cell table:formula="of:=IFERROR(([.G23]/[.D23])*100; &quot;&quot;)" office:value-type="float" office:value="56.0975609756098" calcext:value-type="float">
            <text:p>56,0975609756098</text:p>
          </table:table-cell>
          <table:table-cell office:value-type="float" office:value="42" calcext:value-type="float">
            <text:p>42</text:p>
          </table:table-cell>
          <table:table-cell table:formula="of:=IFERROR(([.I23]/[.D23])*100; &quot;&quot;)" office:value-type="float" office:value="17.0731707317073" calcext:value-type="float">
            <text:p>17,0731707317073</text:p>
          </table:table-cell>
          <table:table-cell office:value-type="float" office:value="204" calcext:value-type="float">
            <text:p>204</text:p>
          </table:table-cell>
          <table:table-cell table:formula="of:=IFERROR(([.K23]/[.D23])*100; &quot;&quot;)" office:value-type="float" office:value="82.9268292682927" calcext:value-type="float">
            <text:p>82,9268292682927</text:p>
          </table:table-cell>
          <table:table-cell office:value-type="float" office:value="23" calcext:value-type="float">
            <text:p>23</text:p>
          </table:table-cell>
          <table:table-cell table:formula="of:=IFERROR(([.M23]/[.K23])*100; &quot;&quot;)" office:value-type="float" office:value="11.2745098039216" calcext:value-type="float">
            <text:p>11,2745098039216</text:p>
          </table:table-cell>
          <table:table-cell office:value-type="float" office:value="172" calcext:value-type="float">
            <text:p>172</text:p>
          </table:table-cell>
          <table:table-cell table:formula="of:=IFERROR(([.O23]/[.K23])*100; &quot;&quot;)" office:value-type="float" office:value="84.3137254901961" calcext:value-type="float">
            <text:p>84,3137254901961</text:p>
          </table:table-cell>
          <table:table-cell table:formula="of:=IF([.E23] = &quot;&quot; ;&quot;&quot;; [.E23]-[.O23])" office:value-type="float" office:value="22" calcext:value-type="float">
            <text:p>22</text:p>
          </table:table-cell>
          <table:table-cell table:formula="of:=IFERROR(([.Q23]/[.I23])*100; &quot;&quot;)" office:value-type="float" office:value="52.3809523809524" calcext:value-type="float">
            <text:p>52,3809523809524</text:p>
          </table:table-cell>
          <table:table-cell office:value-type="float" office:value="138" calcext:value-type="float">
            <text:p>138</text:p>
          </table:table-cell>
          <table:table-cell table:formula="of:=IFERROR(([.S23]/[.K23])*100; &quot;&quot;)" office:value-type="float" office:value="67.6470588235294" calcext:value-type="float">
            <text:p>67,6470588235294</text:p>
          </table:table-cell>
          <table:table-cell table:formula="of:=IF([.G23] = &quot;&quot; ;&quot;&quot;; [.G23]-[.S23])" office:value-type="float" office:value="0" calcext:value-type="float">
            <text:p>0</text:p>
          </table:table-cell>
          <table:table-cell table:formula="of:=IFERROR(([.U23]/[.I23])*100; &quot;&quot;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IFERROR(([.W23]/[.E23])*100; &quot;&quot;)" office:value-type="float" office:value="92.2680412371134" calcext:value-type="float">
            <text:p>92,268041237113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Z23]/[.I23])*100; &quot;&quot;)" office:value-type="float" office:value="85.7142857142857" calcext:value-type="float">
            <text:p>85,7142857142857</text:p>
          </table:table-cell>
          <table:table-cell office:value-type="float" office:value="0" calcext:value-type="float">
            <text:p>0</text:p>
          </table:table-cell>
          <table:table-cell table:formula="of:=IFERROR(([.AB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23]/[.I23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3]/[.I23])*100; &quot;&quot;)" office:value-type="float" office:value="2.38095238095238" calcext:value-type="float">
            <text:p>2,38095238095238</text:p>
          </table:table-cell>
          <table:table-cell office:value-type="float" office:value="0" calcext:value-type="float">
            <text:p>0</text:p>
          </table:table-cell>
          <table:table-cell table:formula="of:=IFERROR(([.CH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23]/[.I23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96.05.52</text:p>
          </table:table-cell>
          <table:table-cell office:value-type="float" office:value="286" calcext:value-type="float">
            <text:p>286</text:p>
          </table:table-cell>
          <table:table-cell table:formula="of:=IF([.C24]=&quot;&quot;;&quot;&quot;;[.C24]-[.Y24])"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table:formula="of:=IFERROR(([.E24]/[.D24])*100; &quot;&quot;)" office:value-type="float" office:value="78.6885245901639" calcext:value-type="float">
            <text:p>78,6885245901639</text:p>
          </table:table-cell>
          <table:table-cell office:value-type="float" office:value="138" calcext:value-type="float">
            <text:p>138</text:p>
          </table:table-cell>
          <table:table-cell table:formula="of:=IFERROR(([.G24]/[.D24])*100; &quot;&quot;)" office:value-type="float" office:value="56.5573770491803" calcext:value-type="float">
            <text:p>56,5573770491803</text:p>
          </table:table-cell>
          <table:table-cell office:value-type="float" office:value="41" calcext:value-type="float">
            <text:p>41</text:p>
          </table:table-cell>
          <table:table-cell table:formula="of:=IFERROR(([.I24]/[.D24])*100; &quot;&quot;)" office:value-type="float" office:value="16.8032786885246" calcext:value-type="float">
            <text:p>16,8032786885246</text:p>
          </table:table-cell>
          <table:table-cell office:value-type="float" office:value="203" calcext:value-type="float">
            <text:p>203</text:p>
          </table:table-cell>
          <table:table-cell table:formula="of:=IFERROR(([.K24]/[.D24])*100; &quot;&quot;)" office:value-type="float" office:value="83.1967213114754" calcext:value-type="float">
            <text:p>83,1967213114754</text:p>
          </table:table-cell>
          <table:table-cell office:value-type="float" office:value="23" calcext:value-type="float">
            <text:p>23</text:p>
          </table:table-cell>
          <table:table-cell table:formula="of:=IFERROR(([.M24]/[.K24])*100; &quot;&quot;)" office:value-type="float" office:value="11.3300492610837" calcext:value-type="float">
            <text:p>11,3300492610837</text:p>
          </table:table-cell>
          <table:table-cell office:value-type="float" office:value="171" calcext:value-type="float">
            <text:p>171</text:p>
          </table:table-cell>
          <table:table-cell table:formula="of:=IFERROR(([.O24]/[.K24])*100; &quot;&quot;)" office:value-type="float" office:value="84.2364532019704" calcext:value-type="float">
            <text:p>84,2364532019704</text:p>
          </table:table-cell>
          <table:table-cell table:formula="of:=IF([.E24] = &quot;&quot; ;&quot;&quot;; [.E24]-[.O24])" office:value-type="float" office:value="21" calcext:value-type="float">
            <text:p>21</text:p>
          </table:table-cell>
          <table:table-cell table:formula="of:=IFERROR(([.Q24]/[.I24])*100; &quot;&quot;)" office:value-type="float" office:value="51.219512195122" calcext:value-type="float">
            <text:p>51,219512195122</text:p>
          </table:table-cell>
          <table:table-cell office:value-type="float" office:value="138" calcext:value-type="float">
            <text:p>138</text:p>
          </table:table-cell>
          <table:table-cell table:formula="of:=IFERROR(([.S24]/[.K24])*100; &quot;&quot;)" office:value-type="float" office:value="67.9802955665025" calcext:value-type="float">
            <text:p>67,9802955665025</text:p>
          </table:table-cell>
          <table:table-cell table:formula="of:=IF([.G24] = &quot;&quot; ;&quot;&quot;; [.G24]-[.S24])" office:value-type="float" office:value="0" calcext:value-type="float">
            <text:p>0</text:p>
          </table:table-cell>
          <table:table-cell table:formula="of:=IFERROR(([.U24]/[.I24])*100; &quot;&quot;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IFERROR(([.W24]/[.E24])*100; &quot;&quot;)" office:value-type="float" office:value="92.1875" calcext:value-type="float">
            <text:p>92,18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IFERROR(([.Z24]/[.I24])*100; &quot;&quot;)" office:value-type="float" office:value="85.3658536585366" calcext:value-type="float">
            <text:p>85,3658536585366</text:p>
          </table:table-cell>
          <table:table-cell office:value-type="float" office:value="0" calcext:value-type="float">
            <text:p>0</text:p>
          </table:table-cell>
          <table:table-cell table:formula="of:=IFERROR(([.AB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24]/[.I24])*100; &quot;&quot;)" office:value-type="float" office:value="4.87804878048781" calcext:value-type="float">
            <text:p>4,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4]/[.I24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 table:formula="of:=IFERROR(([.CH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24]/[.I24])*100; &quot;&quot;)" office:value-type="float" office:value="7.31707317073171" calcext:value-type="float">
            <text:p>7,31707317073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5]=&quot;&quot;;&quot;&quot;;[.C25]-[.Y25])">
            <text:p/>
          </table:table-cell>
          <table:table-cell table:style-name="ce1"/>
          <table:table-cell table:formula="of:=IFERROR(([.E25]/[.D25])*100; &quot;&quot;)">
            <text:p/>
          </table:table-cell>
          <table:table-cell table:style-name="ce1"/>
          <table:table-cell table:formula="of:=IFERROR(([.G25]/[.D25])*100; &quot;&quot;)">
            <text:p/>
          </table:table-cell>
          <table:table-cell table:style-name="ce1"/>
          <table:table-cell table:formula="of:=IFERROR(([.I25]/[.D25])*100; &quot;&quot;)">
            <text:p/>
          </table:table-cell>
          <table:table-cell table:style-name="ce1"/>
          <table:table-cell table:formula="of:=IFERROR(([.K25]/[.D25])*100; &quot;&quot;)">
            <text:p/>
          </table:table-cell>
          <table:table-cell table:style-name="ce1"/>
          <table:table-cell table:formula="of:=IFERROR(([.M25]/[.K25])*100; &quot;&quot;)">
            <text:p/>
          </table:table-cell>
          <table:table-cell/>
          <table:table-cell table:formula="of:=IFERROR(([.O25]/[.K25])*100; &quot;&quot;)">
            <text:p/>
          </table:table-cell>
          <table:table-cell table:formula="of:=IF([.E25] = &quot;&quot; ;&quot;&quot;; [.E25]-[.O25])">
            <text:p/>
          </table:table-cell>
          <table:table-cell table:formula="of:=IFERROR(([.Q25]/[.I25])*100; &quot;&quot;)">
            <text:p/>
          </table:table-cell>
          <table:table-cell/>
          <table:table-cell table:formula="of:=IFERROR(([.S25]/[.K25])*100; &quot;&quot;)">
            <text:p/>
          </table:table-cell>
          <table:table-cell table:formula="of:=IF([.G25] = &quot;&quot; ;&quot;&quot;; [.G25]-[.S25])">
            <text:p/>
          </table:table-cell>
          <table:table-cell table:formula="of:=IFERROR(([.U25]/[.I25])*100; &quot;&quot;)">
            <text:p/>
          </table:table-cell>
          <table:table-cell table:style-name="ce1"/>
          <table:table-cell table:formula="of:=IFERROR(([.W25]/[.E25])*100; &quot;&quot;)">
            <text:p/>
          </table:table-cell>
          <table:table-cell table:style-name="ce1" table:number-columns-repeated="2"/>
          <table:table-cell table:formula="of:=IFERROR(([.Z25]/[.I25])*100; &quot;&quot;)">
            <text:p/>
          </table:table-cell>
          <table:table-cell table:style-name="ce1"/>
          <table:table-cell table:formula="of:=IFERROR(([.AB25]/[.I25])*100; &quot;&quot;)">
            <text:p/>
          </table:table-cell>
          <table:table-cell table:style-name="ce1"/>
          <table:table-cell/>
          <table:table-cell table:style-name="ce1"/>
          <table:table-cell table:formula="of:=IFERROR(([.AF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5]/[.I25])*100; &quot;&quot;)">
            <text:p/>
          </table:table-cell>
          <table:table-cell table:style-name="ce1"/>
          <table:table-cell/>
          <table:table-cell table:style-name="ce1"/>
          <table:table-cell table:formula="of:=IFERROR(([.BN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5]/[.I25])*100; &quot;&quot;)">
            <text:p/>
          </table:table-cell>
          <table:table-cell table:style-name="ce1"/>
          <table:table-cell table:formula="of:=IFERROR(([.CH25]/[.I25])*100; &quot;&quot;)">
            <text:p/>
          </table:table-cell>
          <table:table-cell table:style-name="ce1"/>
          <table:table-cell table:formula="of:=IFERROR(([.CJ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5]/[.I25])*100; &quot;&quot;)">
            <text:p/>
          </table:table-cell>
          <table:table-cell table:style-name="ce1"/>
          <table:table-cell/>
          <table:table-cell table:style-name="ce1"/>
          <table:table-cell table:formula="of:=IFERROR(([.CV25]/[.I25])*100; &quot;&quot;)">
            <text:p/>
          </table:table-cell>
          <table:table-cell table:style-name="ce1"/>
          <table:table-cell/>
          <table:table-cell table:style-name="ce1"/>
          <table:table-cell table:formula="of:=IFERROR(([.CZ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050 fact</text:p>
          </table:table-cell>
          <table:table-cell office:value-type="string" calcext:value-type="string">
            <text:p>16.04.07</text:p>
          </table:table-cell>
          <table:table-cell office:value-type="float" office:value="117" calcext:value-type="float">
            <text:p>117</text:p>
          </table:table-cell>
          <table:table-cell table:formula="of:=IF([.C26]=&quot;&quot;;&quot;&quot;;[.C26]-[.Y26])"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E26]/[.D26])*100; &quot;&quot;)" office:value-type="float" office:value="85.4368932038835" calcext:value-type="float">
            <text:p>85,4368932038835</text:p>
          </table:table-cell>
          <table:table-cell office:value-type="float" office:value="78" calcext:value-type="float">
            <text:p>78</text:p>
          </table:table-cell>
          <table:table-cell table:formula="of:=IFERROR(([.G26]/[.D26])*100; &quot;&quot;)" office:value-type="float" office:value="75.7281553398058" calcext:value-type="float">
            <text:p>75,7281553398058</text:p>
          </table:table-cell>
          <table:table-cell office:value-type="float" office:value="12" calcext:value-type="float">
            <text:p>12</text:p>
          </table:table-cell>
          <table:table-cell table:formula="of:=IFERROR(([.I26]/[.D26])*100; &quot;&quot;)" office:value-type="float" office:value="11.6504854368932" calcext:value-type="float">
            <text:p>11,6504854368932</text:p>
          </table:table-cell>
          <table:table-cell office:value-type="float" office:value="91" calcext:value-type="float">
            <text:p>91</text:p>
          </table:table-cell>
          <table:table-cell table:formula="of:=IFERROR(([.K26]/[.D26])*100; &quot;&quot;)" office:value-type="float" office:value="88.3495145631068" calcext:value-type="float">
            <text:p>88,3495145631068</text:p>
          </table:table-cell>
          <table:table-cell office:value-type="float" office:value="83" calcext:value-type="float">
            <text:p>83</text:p>
          </table:table-cell>
          <table:table-cell table:formula="of:=IFERROR(([.M26]/[.K26])*100; &quot;&quot;)" office:value-type="float" office:value="91.2087912087912" calcext:value-type="float">
            <text:p>91,2087912087912</text:p>
          </table:table-cell>
          <table:table-cell office:value-type="float" office:value="81" calcext:value-type="float">
            <text:p>81</text:p>
          </table:table-cell>
          <table:table-cell table:formula="of:=IFERROR(([.O26]/[.K26])*100; &quot;&quot;)" office:value-type="float" office:value="89.010989010989" calcext:value-type="float">
            <text:p>89,010989010989</text:p>
          </table:table-cell>
          <table:table-cell table:formula="of:=IF([.E26] = &quot;&quot; ;&quot;&quot;; [.E26]-[.O26])" office:value-type="float" office:value="7" calcext:value-type="float">
            <text:p>7</text:p>
          </table:table-cell>
          <table:table-cell table:formula="of:=IFERROR(([.Q26]/[.I26])*100; &quot;&quot;)" office:value-type="float" office:value="58.3333333333333" calcext:value-type="float">
            <text:p>58,3333333333333</text:p>
          </table:table-cell>
          <table:table-cell office:value-type="float" office:value="78" calcext:value-type="float">
            <text:p>78</text:p>
          </table:table-cell>
          <table:table-cell table:formula="of:=IFERROR(([.S26]/[.K26])*100; &quot;&quot;)" office:value-type="float" office:value="85.7142857142857" calcext:value-type="float">
            <text:p>85,7142857142857</text:p>
          </table:table-cell>
          <table:table-cell table:formula="of:=IF([.G26] = &quot;&quot; ;&quot;&quot;; [.G26]-[.S26])" office:value-type="float" office:value="0" calcext:value-type="float">
            <text:p>0</text:p>
          </table:table-cell>
          <table:table-cell table:formula="of:=IFERROR(([.U26]/[.I26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ERROR(([.W26]/[.E26])*100; &quot;&quot;)"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ERROR(([.Z26]/[.I2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7]=&quot;&quot;;&quot;&quot;;[.C27]-[.Y27])">
            <text:p/>
          </table:table-cell>
          <table:table-cell table:style-name="ce1"/>
          <table:table-cell table:formula="of:=IFERROR(([.E27]/[.D27])*100; &quot;&quot;)">
            <text:p/>
          </table:table-cell>
          <table:table-cell table:style-name="ce1"/>
          <table:table-cell table:formula="of:=IFERROR(([.G27]/[.D27])*100; &quot;&quot;)">
            <text:p/>
          </table:table-cell>
          <table:table-cell table:style-name="ce1"/>
          <table:table-cell table:formula="of:=IFERROR(([.I27]/[.D27])*100; &quot;&quot;)">
            <text:p/>
          </table:table-cell>
          <table:table-cell table:style-name="ce1"/>
          <table:table-cell table:formula="of:=IFERROR(([.K27]/[.D27])*100; &quot;&quot;)">
            <text:p/>
          </table:table-cell>
          <table:table-cell table:style-name="ce1"/>
          <table:table-cell table:formula="of:=IFERROR(([.M27]/[.K27])*100; &quot;&quot;)">
            <text:p/>
          </table:table-cell>
          <table:table-cell/>
          <table:table-cell table:formula="of:=IFERROR(([.O27]/[.K27])*100; &quot;&quot;)">
            <text:p/>
          </table:table-cell>
          <table:table-cell table:formula="of:=IF([.E27] = &quot;&quot; ;&quot;&quot;; [.E27]-[.O27])">
            <text:p/>
          </table:table-cell>
          <table:table-cell table:formula="of:=IFERROR(([.Q27]/[.I27])*100; &quot;&quot;)">
            <text:p/>
          </table:table-cell>
          <table:table-cell/>
          <table:table-cell table:formula="of:=IFERROR(([.S27]/[.K27])*100; &quot;&quot;)">
            <text:p/>
          </table:table-cell>
          <table:table-cell table:formula="of:=IF([.G27] = &quot;&quot; ;&quot;&quot;; [.G27]-[.S27])">
            <text:p/>
          </table:table-cell>
          <table:table-cell table:formula="of:=IFERROR(([.U27]/[.I27])*100; &quot;&quot;)">
            <text:p/>
          </table:table-cell>
          <table:table-cell table:style-name="ce1"/>
          <table:table-cell table:formula="of:=IFERROR(([.W27]/[.E27])*100; &quot;&quot;)">
            <text:p/>
          </table:table-cell>
          <table:table-cell table:style-name="ce1" table:number-columns-repeated="2"/>
          <table:table-cell table:formula="of:=IFERROR(([.Z27]/[.I27])*100; &quot;&quot;)">
            <text:p/>
          </table:table-cell>
          <table:table-cell table:style-name="ce1"/>
          <table:table-cell table:formula="of:=IFERROR(([.AB27]/[.I27])*100; &quot;&quot;)">
            <text:p/>
          </table:table-cell>
          <table:table-cell table:style-name="ce1"/>
          <table:table-cell/>
          <table:table-cell table:style-name="ce1"/>
          <table:table-cell table:formula="of:=IFERROR(([.AF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7]/[.I27])*100; &quot;&quot;)">
            <text:p/>
          </table:table-cell>
          <table:table-cell table:style-name="ce1"/>
          <table:table-cell/>
          <table:table-cell table:style-name="ce1"/>
          <table:table-cell table:formula="of:=IFERROR(([.BN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7]/[.I27])*100; &quot;&quot;)">
            <text:p/>
          </table:table-cell>
          <table:table-cell table:style-name="ce1"/>
          <table:table-cell table:formula="of:=IFERROR(([.CH27]/[.I27])*100; &quot;&quot;)">
            <text:p/>
          </table:table-cell>
          <table:table-cell table:style-name="ce1"/>
          <table:table-cell table:formula="of:=IFERROR(([.CJ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7]/[.I27])*100; &quot;&quot;)">
            <text:p/>
          </table:table-cell>
          <table:table-cell table:style-name="ce1"/>
          <table:table-cell/>
          <table:table-cell table:style-name="ce1"/>
          <table:table-cell table:formula="of:=IFERROR(([.CV27]/[.I27])*100; &quot;&quot;)">
            <text:p/>
          </table:table-cell>
          <table:table-cell table:style-name="ce1"/>
          <table:table-cell/>
          <table:table-cell table:style-name="ce1"/>
          <table:table-cell table:formula="of:=IFERROR(([.CZ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sl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28]=&quot;&quot;;&quot;&quot;;[.C28]-[.Y28])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formula="of:=IFERROR(([.E28]/[.D28])*100; &quot;&quot;)" office:value-type="float" office:value="72.7272727272727" calcext:value-type="float">
            <text:p>72,7272727272727</text:p>
          </table:table-cell>
          <table:table-cell office:value-type="float" office:value="70" calcext:value-type="float">
            <text:p>70</text:p>
          </table:table-cell>
          <table:table-cell table:formula="of:=IFERROR(([.G28]/[.D28])*100; &quot;&quot;)" office:value-type="float" office:value="63.6363636363636" calcext:value-type="float">
            <text:p>63,6363636363636</text:p>
          </table:table-cell>
          <table:table-cell office:value-type="float" office:value="12" calcext:value-type="float">
            <text:p>12</text:p>
          </table:table-cell>
          <table:table-cell table:formula="of:=IFERROR(([.I28]/[.D28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28]/[.D28])*100; &quot;&quot;)" office:value-type="float" office:value="89.0909090909091" calcext:value-type="float">
            <text:p>89,0909090909091</text:p>
          </table:table-cell>
          <table:table-cell office:value-type="float" office:value="75" calcext:value-type="float">
            <text:p>75</text:p>
          </table:table-cell>
          <table:table-cell table:formula="of:=IFERROR(([.M28]/[.K28])*100; &quot;&quot;)" office:value-type="float" office:value="76.530612244898" calcext:value-type="float">
            <text:p>76,530612244898</text:p>
          </table:table-cell>
          <table:table-cell office:value-type="float" office:value="72" calcext:value-type="float">
            <text:p>72</text:p>
          </table:table-cell>
          <table:table-cell table:formula="of:=IFERROR(([.O28]/[.K28])*100; &quot;&quot;)" office:value-type="float" office:value="73.4693877551021" calcext:value-type="float">
            <text:p>73,4693877551021</text:p>
          </table:table-cell>
          <table:table-cell table:formula="of:=IF([.E28] = &quot;&quot; ;&quot;&quot;; [.E28]-[.O28])" office:value-type="float" office:value="8" calcext:value-type="float">
            <text:p>8</text:p>
          </table:table-cell>
          <table:table-cell table:formula="of:=IFERROR(([.Q28]/[.I28])*100; &quot;&quot;)" office:value-type="float" office:value="66.6666666666667" calcext:value-type="float">
            <text:p>66,6666666666667</text:p>
          </table:table-cell>
          <table:table-cell office:value-type="float" office:value="70" calcext:value-type="float">
            <text:p>70</text:p>
          </table:table-cell>
          <table:table-cell table:formula="of:=IFERROR(([.S28]/[.K28])*100; &quot;&quot;)" office:value-type="float" office:value="71.4285714285714" calcext:value-type="float">
            <text:p>71,4285714285714</text:p>
          </table:table-cell>
          <table:table-cell table:formula="of:=IF([.G28] = &quot;&quot; ;&quot;&quot;; [.G28]-[.S28])" office:value-type="float" office:value="0" calcext:value-type="float">
            <text:p>0</text:p>
          </table:table-cell>
          <table:table-cell table:formula="of:=IFERROR(([.U28]/[.I28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28]/[.E28])*100; &quot;&quot;)" office:value-type="float" office:value="16.25" calcext:value-type="float">
            <text:p>16,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Z28]/[.I28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B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8]/[.I28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H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9]=&quot;&quot;;&quot;&quot;;[.C29]-[.Y29])">
            <text:p/>
          </table:table-cell>
          <table:table-cell table:style-name="ce1"/>
          <table:table-cell table:formula="of:=IFERROR(([.E29]/[.D29])*100; &quot;&quot;)">
            <text:p/>
          </table:table-cell>
          <table:table-cell table:style-name="ce1"/>
          <table:table-cell table:formula="of:=IFERROR(([.G29]/[.D29])*100; &quot;&quot;)">
            <text:p/>
          </table:table-cell>
          <table:table-cell table:style-name="ce1"/>
          <table:table-cell table:formula="of:=IFERROR(([.I29]/[.D29])*100; &quot;&quot;)">
            <text:p/>
          </table:table-cell>
          <table:table-cell table:style-name="ce1"/>
          <table:table-cell table:formula="of:=IFERROR(([.K29]/[.D29])*100; &quot;&quot;)">
            <text:p/>
          </table:table-cell>
          <table:table-cell table:style-name="ce1"/>
          <table:table-cell table:formula="of:=IFERROR(([.M29]/[.K29])*100; &quot;&quot;)">
            <text:p/>
          </table:table-cell>
          <table:table-cell/>
          <table:table-cell table:formula="of:=IFERROR(([.O29]/[.K29])*100; &quot;&quot;)">
            <text:p/>
          </table:table-cell>
          <table:table-cell table:formula="of:=IF([.E29] = &quot;&quot; ;&quot;&quot;; [.E29]-[.O29])">
            <text:p/>
          </table:table-cell>
          <table:table-cell table:formula="of:=IFERROR(([.Q29]/[.I29])*100; &quot;&quot;)">
            <text:p/>
          </table:table-cell>
          <table:table-cell/>
          <table:table-cell table:formula="of:=IFERROR(([.S29]/[.K29])*100; &quot;&quot;)">
            <text:p/>
          </table:table-cell>
          <table:table-cell table:formula="of:=IF([.G29] = &quot;&quot; ;&quot;&quot;; [.G29]-[.S29])">
            <text:p/>
          </table:table-cell>
          <table:table-cell table:formula="of:=IFERROR(([.U29]/[.I29])*100; &quot;&quot;)">
            <text:p/>
          </table:table-cell>
          <table:table-cell table:style-name="ce1"/>
          <table:table-cell table:formula="of:=IFERROR(([.W29]/[.E29])*100; &quot;&quot;)">
            <text:p/>
          </table:table-cell>
          <table:table-cell table:style-name="ce1" table:number-columns-repeated="2"/>
          <table:table-cell table:formula="of:=IFERROR(([.Z29]/[.I29])*100; &quot;&quot;)">
            <text:p/>
          </table:table-cell>
          <table:table-cell table:style-name="ce1"/>
          <table:table-cell table:formula="of:=IFERROR(([.AB29]/[.I29])*100; &quot;&quot;)">
            <text:p/>
          </table:table-cell>
          <table:table-cell table:style-name="ce1"/>
          <table:table-cell/>
          <table:table-cell table:style-name="ce1"/>
          <table:table-cell table:formula="of:=IFERROR(([.AF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9]/[.I29])*100; &quot;&quot;)">
            <text:p/>
          </table:table-cell>
          <table:table-cell table:style-name="ce1"/>
          <table:table-cell/>
          <table:table-cell table:style-name="ce1"/>
          <table:table-cell table:formula="of:=IFERROR(([.BN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9]/[.I29])*100; &quot;&quot;)">
            <text:p/>
          </table:table-cell>
          <table:table-cell table:style-name="ce1"/>
          <table:table-cell table:formula="of:=IFERROR(([.CH29]/[.I29])*100; &quot;&quot;)">
            <text:p/>
          </table:table-cell>
          <table:table-cell table:style-name="ce1"/>
          <table:table-cell table:formula="of:=IFERROR(([.CJ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9]/[.I29])*100; &quot;&quot;)">
            <text:p/>
          </table:table-cell>
          <table:table-cell table:style-name="ce1"/>
          <table:table-cell/>
          <table:table-cell table:style-name="ce1"/>
          <table:table-cell table:formula="of:=IFERROR(([.CV29]/[.I29])*100; &quot;&quot;)">
            <text:p/>
          </table:table-cell>
          <table:table-cell table:style-name="ce1"/>
          <table:table-cell/>
          <table:table-cell table:style-name="ce1"/>
          <table:table-cell table:formula="of:=IFERROR(([.CZ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020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30]=&quot;&quot;;&quot;&quot;;[.C30]-[.Y30])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formula="of:=IFERROR(([.E30]/[.D30])*100; &quot;&quot;)" office:value-type="float" office:value="72.7272727272727" calcext:value-type="float">
            <text:p>72,7272727272727</text:p>
          </table:table-cell>
          <table:table-cell office:value-type="float" office:value="70" calcext:value-type="float">
            <text:p>70</text:p>
          </table:table-cell>
          <table:table-cell table:formula="of:=IFERROR(([.G30]/[.D30])*100; &quot;&quot;)" office:value-type="float" office:value="63.6363636363636" calcext:value-type="float">
            <text:p>63,6363636363636</text:p>
          </table:table-cell>
          <table:table-cell office:value-type="float" office:value="12" calcext:value-type="float">
            <text:p>12</text:p>
          </table:table-cell>
          <table:table-cell table:formula="of:=IFERROR(([.I30]/[.D30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30]/[.D30])*100; &quot;&quot;)" office:value-type="float" office:value="89.0909090909091" calcext:value-type="float">
            <text:p>89,0909090909091</text:p>
          </table:table-cell>
          <table:table-cell office:value-type="float" office:value="75" calcext:value-type="float">
            <text:p>75</text:p>
          </table:table-cell>
          <table:table-cell table:formula="of:=IFERROR(([.M30]/[.K30])*100; &quot;&quot;)" office:value-type="float" office:value="76.530612244898" calcext:value-type="float">
            <text:p>76,530612244898</text:p>
          </table:table-cell>
          <table:table-cell office:value-type="float" office:value="72" calcext:value-type="float">
            <text:p>72</text:p>
          </table:table-cell>
          <table:table-cell table:formula="of:=IFERROR(([.O30]/[.K30])*100; &quot;&quot;)" office:value-type="float" office:value="73.4693877551021" calcext:value-type="float">
            <text:p>73,4693877551021</text:p>
          </table:table-cell>
          <table:table-cell table:formula="of:=IF([.E30] = &quot;&quot; ;&quot;&quot;; [.E30]-[.O30])" office:value-type="float" office:value="8" calcext:value-type="float">
            <text:p>8</text:p>
          </table:table-cell>
          <table:table-cell table:formula="of:=IFERROR(([.Q30]/[.I30])*100; &quot;&quot;)" office:value-type="float" office:value="66.6666666666667" calcext:value-type="float">
            <text:p>66,6666666666667</text:p>
          </table:table-cell>
          <table:table-cell office:value-type="float" office:value="70" calcext:value-type="float">
            <text:p>70</text:p>
          </table:table-cell>
          <table:table-cell table:formula="of:=IFERROR(([.S30]/[.K30])*100; &quot;&quot;)" office:value-type="float" office:value="71.4285714285714" calcext:value-type="float">
            <text:p>71,4285714285714</text:p>
          </table:table-cell>
          <table:table-cell table:formula="of:=IF([.G30] = &quot;&quot; ;&quot;&quot;; [.G30]-[.S30])" office:value-type="float" office:value="0" calcext:value-type="float">
            <text:p>0</text:p>
          </table:table-cell>
          <table:table-cell table:formula="of:=IFERROR(([.U30]/[.I30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30]/[.E30])*100; &quot;&quot;)" office:value-type="float" office:value="16.25" calcext:value-type="float">
            <text:p>16,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Z30]/[.I30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B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30]/[.I30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H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31]=&quot;&quot;;&quot;&quot;;[.C31]-[.Y31])">
            <text:p/>
          </table:table-cell>
          <table:table-cell table:style-name="ce1"/>
          <table:table-cell table:formula="of:=IFERROR(([.E31]/[.D31])*100; &quot;&quot;)">
            <text:p/>
          </table:table-cell>
          <table:table-cell table:style-name="ce1"/>
          <table:table-cell table:formula="of:=IFERROR(([.G31]/[.D31])*100; &quot;&quot;)">
            <text:p/>
          </table:table-cell>
          <table:table-cell table:style-name="ce1"/>
          <table:table-cell table:formula="of:=IFERROR(([.I31]/[.D31])*100; &quot;&quot;)">
            <text:p/>
          </table:table-cell>
          <table:table-cell table:style-name="ce1"/>
          <table:table-cell table:formula="of:=IFERROR(([.K31]/[.D31])*100; &quot;&quot;)">
            <text:p/>
          </table:table-cell>
          <table:table-cell table:style-name="ce1"/>
          <table:table-cell table:formula="of:=IFERROR(([.M31]/[.K31])*100; &quot;&quot;)">
            <text:p/>
          </table:table-cell>
          <table:table-cell/>
          <table:table-cell table:formula="of:=IFERROR(([.O31]/[.K31])*100; &quot;&quot;)">
            <text:p/>
          </table:table-cell>
          <table:table-cell table:formula="of:=IF([.E31] = &quot;&quot; ;&quot;&quot;; [.E31]-[.O31])">
            <text:p/>
          </table:table-cell>
          <table:table-cell table:formula="of:=IFERROR(([.Q31]/[.I31])*100; &quot;&quot;)">
            <text:p/>
          </table:table-cell>
          <table:table-cell/>
          <table:table-cell table:formula="of:=IFERROR(([.S31]/[.K31])*100; &quot;&quot;)">
            <text:p/>
          </table:table-cell>
          <table:table-cell table:formula="of:=IF([.G31] = &quot;&quot; ;&quot;&quot;; [.G31]-[.S31])">
            <text:p/>
          </table:table-cell>
          <table:table-cell table:formula="of:=IFERROR(([.U31]/[.I31])*100; &quot;&quot;)">
            <text:p/>
          </table:table-cell>
          <table:table-cell table:style-name="ce1"/>
          <table:table-cell table:formula="of:=IFERROR(([.W31]/[.E31])*100; &quot;&quot;)">
            <text:p/>
          </table:table-cell>
          <table:table-cell table:style-name="ce1" table:number-columns-repeated="2"/>
          <table:table-cell table:formula="of:=IFERROR(([.Z31]/[.I31])*100; &quot;&quot;)">
            <text:p/>
          </table:table-cell>
          <table:table-cell table:style-name="ce1"/>
          <table:table-cell table:formula="of:=IFERROR(([.AB31]/[.I31])*100; &quot;&quot;)">
            <text:p/>
          </table:table-cell>
          <table:table-cell table:style-name="ce1"/>
          <table:table-cell/>
          <table:table-cell table:style-name="ce1"/>
          <table:table-cell table:formula="of:=IFERROR(([.AF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31]/[.I31])*100; &quot;&quot;)">
            <text:p/>
          </table:table-cell>
          <table:table-cell table:style-name="ce1"/>
          <table:table-cell/>
          <table:table-cell table:style-name="ce1"/>
          <table:table-cell table:formula="of:=IFERROR(([.BN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31]/[.I31])*100; &quot;&quot;)">
            <text:p/>
          </table:table-cell>
          <table:table-cell table:style-name="ce1"/>
          <table:table-cell table:formula="of:=IFERROR(([.CH31]/[.I31])*100; &quot;&quot;)">
            <text:p/>
          </table:table-cell>
          <table:table-cell table:style-name="ce1"/>
          <table:table-cell table:formula="of:=IFERROR(([.CJ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31]/[.I31])*100; &quot;&quot;)">
            <text:p/>
          </table:table-cell>
          <table:table-cell table:style-name="ce1"/>
          <table:table-cell/>
          <table:table-cell table:style-name="ce1"/>
          <table:table-cell table:formula="of:=IFERROR(([.CV31]/[.I31])*100; &quot;&quot;)">
            <text:p/>
          </table:table-cell>
          <table:table-cell table:style-name="ce1"/>
          <table:table-cell/>
          <table:table-cell table:style-name="ce1"/>
          <table:table-cell table:formula="of:=IFERROR(([.CZ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270</text:p>
          </table:table-cell>
          <table:table-cell office:value-type="string" calcext:value-type="string">
            <text:p>67.05.54</text:p>
          </table:table-cell>
          <table:table-cell office:value-type="float" office:value="288" calcext:value-type="float">
            <text:p>288</text:p>
          </table:table-cell>
          <table:table-cell table:formula="of:=IF([.C32]=&quot;&quot;;&quot;&quot;;[.C32]-[.Y32])"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table:formula="of:=IFERROR(([.E32]/[.D32])*100; &quot;&quot;)" office:value-type="float" office:value="78.8617886178862" calcext:value-type="float">
            <text:p>78,8617886178862</text:p>
          </table:table-cell>
          <table:table-cell office:value-type="float" office:value="138" calcext:value-type="float">
            <text:p>138</text:p>
          </table:table-cell>
          <table:table-cell table:formula="of:=IFERROR(([.G32]/[.D32])*100; &quot;&quot;)" office:value-type="float" office:value="56.0975609756098" calcext:value-type="float">
            <text:p>56,0975609756098</text:p>
          </table:table-cell>
          <table:table-cell office:value-type="float" office:value="42" calcext:value-type="float">
            <text:p>42</text:p>
          </table:table-cell>
          <table:table-cell table:formula="of:=IFERROR(([.I32]/[.D32])*100; &quot;&quot;)" office:value-type="float" office:value="17.0731707317073" calcext:value-type="float">
            <text:p>17,0731707317073</text:p>
          </table:table-cell>
          <table:table-cell office:value-type="float" office:value="204" calcext:value-type="float">
            <text:p>204</text:p>
          </table:table-cell>
          <table:table-cell table:formula="of:=IFERROR(([.K32]/[.D32])*100; &quot;&quot;)" office:value-type="float" office:value="82.9268292682927" calcext:value-type="float">
            <text:p>82,9268292682927</text:p>
          </table:table-cell>
          <table:table-cell office:value-type="float" office:value="23" calcext:value-type="float">
            <text:p>23</text:p>
          </table:table-cell>
          <table:table-cell table:formula="of:=IFERROR(([.M32]/[.K32])*100; &quot;&quot;)" office:value-type="float" office:value="11.2745098039216" calcext:value-type="float">
            <text:p>11,2745098039216</text:p>
          </table:table-cell>
          <table:table-cell office:value-type="float" office:value="172" calcext:value-type="float">
            <text:p>172</text:p>
          </table:table-cell>
          <table:table-cell table:formula="of:=IFERROR(([.O32]/[.K32])*100; &quot;&quot;)" office:value-type="float" office:value="84.3137254901961" calcext:value-type="float">
            <text:p>84,3137254901961</text:p>
          </table:table-cell>
          <table:table-cell table:formula="of:=IF([.E32] = &quot;&quot; ;&quot;&quot;; [.E32]-[.O32])" office:value-type="float" office:value="22" calcext:value-type="float">
            <text:p>22</text:p>
          </table:table-cell>
          <table:table-cell table:formula="of:=IFERROR(([.Q32]/[.I32])*100; &quot;&quot;)" office:value-type="float" office:value="52.3809523809524" calcext:value-type="float">
            <text:p>52,3809523809524</text:p>
          </table:table-cell>
          <table:table-cell office:value-type="float" office:value="138" calcext:value-type="float">
            <text:p>138</text:p>
          </table:table-cell>
          <table:table-cell table:formula="of:=IFERROR(([.S32]/[.K32])*100; &quot;&quot;)" office:value-type="float" office:value="67.6470588235294" calcext:value-type="float">
            <text:p>67,6470588235294</text:p>
          </table:table-cell>
          <table:table-cell table:formula="of:=IF([.G32] = &quot;&quot; ;&quot;&quot;; [.G32]-[.S32])" office:value-type="float" office:value="0" calcext:value-type="float">
            <text:p>0</text:p>
          </table:table-cell>
          <table:table-cell table:formula="of:=IFERROR(([.U32]/[.I32])*100; &quot;&quot;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IFERROR(([.W32]/[.E32])*100; &quot;&quot;)" office:value-type="float" office:value="92.2680412371134" calcext:value-type="float">
            <text:p>92,268041237113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Z32]/[.I32])*100; &quot;&quot;)" office:value-type="float" office:value="85.7142857142857" calcext:value-type="float">
            <text:p>85,7142857142857</text:p>
          </table:table-cell>
          <table:table-cell office:value-type="float" office:value="0" calcext:value-type="float">
            <text:p>0</text:p>
          </table:table-cell>
          <table:table-cell table:formula="of:=IFERROR(([.AB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32]/[.I32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32]/[.I32])*100; &quot;&quot;)" office:value-type="float" office:value="2.38095238095238" calcext:value-type="float">
            <text:p>2,38095238095238</text:p>
          </table:table-cell>
          <table:table-cell office:value-type="float" office:value="0" calcext:value-type="float">
            <text:p>0</text:p>
          </table:table-cell>
          <table:table-cell table:formula="of:=IFERROR(([.CH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32]/[.I32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33]=&quot;&quot;;&quot;&quot;;[.C33]-[.Y33])">
            <text:p/>
          </table:table-cell>
          <table:table-cell table:style-name="ce1"/>
          <table:table-cell table:formula="of:=IFERROR(([.E33]/[.D33])*100; &quot;&quot;)">
            <text:p/>
          </table:table-cell>
          <table:table-cell table:style-name="ce1"/>
          <table:table-cell table:formula="of:=IFERROR(([.G33]/[.D33])*100; &quot;&quot;)">
            <text:p/>
          </table:table-cell>
          <table:table-cell table:style-name="ce1"/>
          <table:table-cell table:formula="of:=IFERROR(([.I33]/[.D33])*100; &quot;&quot;)">
            <text:p/>
          </table:table-cell>
          <table:table-cell table:style-name="ce1"/>
          <table:table-cell table:formula="of:=IFERROR(([.K33]/[.D33])*100; &quot;&quot;)">
            <text:p/>
          </table:table-cell>
          <table:table-cell table:style-name="ce1"/>
          <table:table-cell table:formula="of:=IFERROR(([.M33]/[.K33])*100; &quot;&quot;)">
            <text:p/>
          </table:table-cell>
          <table:table-cell/>
          <table:table-cell table:formula="of:=IFERROR(([.O33]/[.K33])*100; &quot;&quot;)">
            <text:p/>
          </table:table-cell>
          <table:table-cell table:formula="of:=IF([.E33] = &quot;&quot; ;&quot;&quot;; [.E33]-[.O33])">
            <text:p/>
          </table:table-cell>
          <table:table-cell table:formula="of:=IFERROR(([.Q33]/[.I33])*100; &quot;&quot;)">
            <text:p/>
          </table:table-cell>
          <table:table-cell/>
          <table:table-cell table:formula="of:=IFERROR(([.S33]/[.K33])*100; &quot;&quot;)">
            <text:p/>
          </table:table-cell>
          <table:table-cell table:formula="of:=IF([.G33] = &quot;&quot; ;&quot;&quot;; [.G33]-[.S33])">
            <text:p/>
          </table:table-cell>
          <table:table-cell table:formula="of:=IFERROR(([.U33]/[.I33])*100; &quot;&quot;)">
            <text:p/>
          </table:table-cell>
          <table:table-cell table:style-name="ce1"/>
          <table:table-cell table:formula="of:=IFERROR(([.W33]/[.E33])*100; &quot;&quot;)">
            <text:p/>
          </table:table-cell>
          <table:table-cell table:style-name="ce1" table:number-columns-repeated="2"/>
          <table:table-cell table:formula="of:=IFERROR(([.Z33]/[.I33])*100; &quot;&quot;)">
            <text:p/>
          </table:table-cell>
          <table:table-cell table:style-name="ce1"/>
          <table:table-cell table:formula="of:=IFERROR(([.AB33]/[.I33])*100; &quot;&quot;)">
            <text:p/>
          </table:table-cell>
          <table:table-cell table:style-name="ce1"/>
          <table:table-cell/>
          <table:table-cell table:style-name="ce1"/>
          <table:table-cell table:formula="of:=IFERROR(([.AF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33]/[.I33])*100; &quot;&quot;)">
            <text:p/>
          </table:table-cell>
          <table:table-cell table:style-name="ce1"/>
          <table:table-cell/>
          <table:table-cell table:style-name="ce1"/>
          <table:table-cell table:formula="of:=IFERROR(([.BN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33]/[.I33])*100; &quot;&quot;)">
            <text:p/>
          </table:table-cell>
          <table:table-cell table:style-name="ce1"/>
          <table:table-cell table:formula="of:=IFERROR(([.CH33]/[.I33])*100; &quot;&quot;)">
            <text:p/>
          </table:table-cell>
          <table:table-cell table:style-name="ce1"/>
          <table:table-cell table:formula="of:=IFERROR(([.CJ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33]/[.I33])*100; &quot;&quot;)">
            <text:p/>
          </table:table-cell>
          <table:table-cell table:style-name="ce1"/>
          <table:table-cell/>
          <table:table-cell table:style-name="ce1"/>
          <table:table-cell table:formula="of:=IFERROR(([.CV33]/[.I33])*100; &quot;&quot;)">
            <text:p/>
          </table:table-cell>
          <table:table-cell table:style-name="ce1"/>
          <table:table-cell/>
          <table:table-cell table:style-name="ce1"/>
          <table:table-cell table:formula="of:=IFERROR(([.CZ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270 IT</text:p>
          </table:table-cell>
          <table:table-cell office:value-type="string" calcext:value-type="string">
            <text:p>125.05.52</text:p>
          </table:table-cell>
          <table:table-cell office:value-type="float" office:value="286" calcext:value-type="float">
            <text:p>286</text:p>
          </table:table-cell>
          <table:table-cell table:formula="of:=IF([.C34]=&quot;&quot;;&quot;&quot;;[.C34]-[.Y34])"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table:formula="of:=IFERROR(([.E34]/[.D34])*100; &quot;&quot;)" office:value-type="float" office:value="78.6885245901639" calcext:value-type="float">
            <text:p>78,6885245901639</text:p>
          </table:table-cell>
          <table:table-cell office:value-type="float" office:value="138" calcext:value-type="float">
            <text:p>138</text:p>
          </table:table-cell>
          <table:table-cell table:formula="of:=IFERROR(([.G34]/[.D34])*100; &quot;&quot;)" office:value-type="float" office:value="56.5573770491803" calcext:value-type="float">
            <text:p>56,5573770491803</text:p>
          </table:table-cell>
          <table:table-cell office:value-type="float" office:value="41" calcext:value-type="float">
            <text:p>41</text:p>
          </table:table-cell>
          <table:table-cell table:formula="of:=IFERROR(([.I34]/[.D34])*100; &quot;&quot;)" office:value-type="float" office:value="16.8032786885246" calcext:value-type="float">
            <text:p>16,8032786885246</text:p>
          </table:table-cell>
          <table:table-cell office:value-type="float" office:value="203" calcext:value-type="float">
            <text:p>203</text:p>
          </table:table-cell>
          <table:table-cell table:formula="of:=IFERROR(([.K34]/[.D34])*100; &quot;&quot;)" office:value-type="float" office:value="83.1967213114754" calcext:value-type="float">
            <text:p>83,1967213114754</text:p>
          </table:table-cell>
          <table:table-cell office:value-type="float" office:value="23" calcext:value-type="float">
            <text:p>23</text:p>
          </table:table-cell>
          <table:table-cell table:formula="of:=IFERROR(([.M34]/[.K34])*100; &quot;&quot;)" office:value-type="float" office:value="11.3300492610837" calcext:value-type="float">
            <text:p>11,3300492610837</text:p>
          </table:table-cell>
          <table:table-cell office:value-type="float" office:value="171" calcext:value-type="float">
            <text:p>171</text:p>
          </table:table-cell>
          <table:table-cell table:formula="of:=IFERROR(([.O34]/[.K34])*100; &quot;&quot;)" office:value-type="float" office:value="84.2364532019704" calcext:value-type="float">
            <text:p>84,2364532019704</text:p>
          </table:table-cell>
          <table:table-cell table:formula="of:=IF([.E34] = &quot;&quot; ;&quot;&quot;; [.E34]-[.O34])" office:value-type="float" office:value="21" calcext:value-type="float">
            <text:p>21</text:p>
          </table:table-cell>
          <table:table-cell table:formula="of:=IFERROR(([.Q34]/[.I34])*100; &quot;&quot;)" office:value-type="float" office:value="51.219512195122" calcext:value-type="float">
            <text:p>51,219512195122</text:p>
          </table:table-cell>
          <table:table-cell office:value-type="float" office:value="138" calcext:value-type="float">
            <text:p>138</text:p>
          </table:table-cell>
          <table:table-cell table:formula="of:=IFERROR(([.S34]/[.K34])*100; &quot;&quot;)" office:value-type="float" office:value="67.9802955665025" calcext:value-type="float">
            <text:p>67,9802955665025</text:p>
          </table:table-cell>
          <table:table-cell table:formula="of:=IF([.G34] = &quot;&quot; ;&quot;&quot;; [.G34]-[.S34])" office:value-type="float" office:value="0" calcext:value-type="float">
            <text:p>0</text:p>
          </table:table-cell>
          <table:table-cell table:formula="of:=IFERROR(([.U34]/[.I34])*100; &quot;&quot;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IFERROR(([.W34]/[.E34])*100; &quot;&quot;)" office:value-type="float" office:value="92.1875" calcext:value-type="float">
            <text:p>92,18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IFERROR(([.Z34]/[.I34])*100; &quot;&quot;)" office:value-type="float" office:value="85.3658536585366" calcext:value-type="float">
            <text:p>85,3658536585366</text:p>
          </table:table-cell>
          <table:table-cell office:value-type="float" office:value="0" calcext:value-type="float">
            <text:p>0</text:p>
          </table:table-cell>
          <table:table-cell table:formula="of:=IFERROR(([.AB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34]/[.I34])*100; &quot;&quot;)" office:value-type="float" office:value="4.87804878048781" calcext:value-type="float">
            <text:p>4,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34]/[.I34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 table:formula="of:=IFERROR(([.CH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34]/[.I34])*100; &quot;&quot;)" office:value-type="float" office:value="7.31707317073171" calcext:value-type="float">
            <text:p>7,31707317073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35]=&quot;&quot;;&quot;&quot;;[.C35]-[.Y35])">
            <text:p/>
          </table:table-cell>
          <table:table-cell table:style-name="ce1"/>
          <table:table-cell table:formula="of:=IFERROR(([.E35]/[.D35])*100; &quot;&quot;)">
            <text:p/>
          </table:table-cell>
          <table:table-cell table:style-name="ce1"/>
          <table:table-cell table:formula="of:=IFERROR(([.G35]/[.D35])*100; &quot;&quot;)">
            <text:p/>
          </table:table-cell>
          <table:table-cell table:style-name="ce1"/>
          <table:table-cell table:formula="of:=IFERROR(([.I35]/[.D35])*100; &quot;&quot;)">
            <text:p/>
          </table:table-cell>
          <table:table-cell table:style-name="ce1"/>
          <table:table-cell table:formula="of:=IFERROR(([.K35]/[.D35])*100; &quot;&quot;)">
            <text:p/>
          </table:table-cell>
          <table:table-cell table:style-name="ce1"/>
          <table:table-cell table:formula="of:=IFERROR(([.M35]/[.K35])*100; &quot;&quot;)">
            <text:p/>
          </table:table-cell>
          <table:table-cell/>
          <table:table-cell table:formula="of:=IFERROR(([.O35]/[.K35])*100; &quot;&quot;)">
            <text:p/>
          </table:table-cell>
          <table:table-cell table:formula="of:=IF([.E35] = &quot;&quot; ;&quot;&quot;; [.E35]-[.O35])">
            <text:p/>
          </table:table-cell>
          <table:table-cell table:formula="of:=IFERROR(([.Q35]/[.I35])*100; &quot;&quot;)">
            <text:p/>
          </table:table-cell>
          <table:table-cell/>
          <table:table-cell table:formula="of:=IFERROR(([.S35]/[.K35])*100; &quot;&quot;)">
            <text:p/>
          </table:table-cell>
          <table:table-cell table:formula="of:=IF([.G35] = &quot;&quot; ;&quot;&quot;; [.G35]-[.S35])">
            <text:p/>
          </table:table-cell>
          <table:table-cell table:formula="of:=IFERROR(([.U35]/[.I35])*100; &quot;&quot;)">
            <text:p/>
          </table:table-cell>
          <table:table-cell table:style-name="ce1"/>
          <table:table-cell table:formula="of:=IFERROR(([.W35]/[.E35])*100; &quot;&quot;)">
            <text:p/>
          </table:table-cell>
          <table:table-cell table:style-name="ce1" table:number-columns-repeated="2"/>
          <table:table-cell table:formula="of:=IFERROR(([.Z35]/[.I35])*100; &quot;&quot;)">
            <text:p/>
          </table:table-cell>
          <table:table-cell table:style-name="ce1"/>
          <table:table-cell table:formula="of:=IFERROR(([.AB35]/[.I35])*100; &quot;&quot;)">
            <text:p/>
          </table:table-cell>
          <table:table-cell table:style-name="ce1"/>
          <table:table-cell/>
          <table:table-cell table:style-name="ce1"/>
          <table:table-cell table:formula="of:=IFERROR(([.AF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35]/[.I35])*100; &quot;&quot;)">
            <text:p/>
          </table:table-cell>
          <table:table-cell table:style-name="ce1"/>
          <table:table-cell/>
          <table:table-cell table:style-name="ce1"/>
          <table:table-cell table:formula="of:=IFERROR(([.BN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35]/[.I35])*100; &quot;&quot;)">
            <text:p/>
          </table:table-cell>
          <table:table-cell table:style-name="ce1"/>
          <table:table-cell table:formula="of:=IFERROR(([.CH35]/[.I35])*100; &quot;&quot;)">
            <text:p/>
          </table:table-cell>
          <table:table-cell table:style-name="ce1"/>
          <table:table-cell table:formula="of:=IFERROR(([.CJ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35]/[.I35])*100; &quot;&quot;)">
            <text:p/>
          </table:table-cell>
          <table:table-cell table:style-name="ce1"/>
          <table:table-cell/>
          <table:table-cell table:style-name="ce1"/>
          <table:table-cell table:formula="of:=IFERROR(([.CV35]/[.I35])*100; &quot;&quot;)">
            <text:p/>
          </table:table-cell>
          <table:table-cell table:style-name="ce1"/>
          <table:table-cell/>
          <table:table-cell table:style-name="ce1"/>
          <table:table-cell table:formula="of:=IFERROR(([.CZ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272</text:p>
          </table:table-cell>
          <table:table-cell office:value-type="string" calcext:value-type="string">
            <text:p>272.06.86</text:p>
          </table:table-cell>
          <table:table-cell office:value-type="float" office:value="329" calcext:value-type="float">
            <text:p>329</text:p>
          </table:table-cell>
          <table:table-cell table:formula="of:=IF([.C36]=&quot;&quot;;&quot;&quot;;[.C36]-[.Y36])"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table:formula="of:=IFERROR(([.E36]/[.D36])*100; &quot;&quot;)" office:value-type="float" office:value="7.11743772241993" calcext:value-type="float">
            <text:p>7,11743772241993</text:p>
          </table:table-cell>
          <table:table-cell office:value-type="float" office:value="10" calcext:value-type="float">
            <text:p>10</text:p>
          </table:table-cell>
          <table:table-cell table:formula="of:=IFERROR(([.G36]/[.D36])*100; &quot;&quot;)" office:value-type="float" office:value="3.55871886120996" calcext:value-type="float">
            <text:p>3,55871886120996</text:p>
          </table:table-cell>
          <table:table-cell office:value-type="float" office:value="244" calcext:value-type="float">
            <text:p>244</text:p>
          </table:table-cell>
          <table:table-cell table:formula="of:=IFERROR(([.I36]/[.D36])*100; &quot;&quot;)" office:value-type="float" office:value="86.8327402135231" calcext:value-type="float">
            <text:p>86,8327402135231</text:p>
          </table:table-cell>
          <table:table-cell office:value-type="float" office:value="37" calcext:value-type="float">
            <text:p>37</text:p>
          </table:table-cell>
          <table:table-cell table:formula="of:=IFERROR(([.K36]/[.D36])*100; &quot;&quot;)" office:value-type="float" office:value="13.1672597864769" calcext:value-type="float">
            <text:p>13,1672597864769</text:p>
          </table:table-cell>
          <table:table-cell office:value-type="float" office:value="7" calcext:value-type="float">
            <text:p>7</text:p>
          </table:table-cell>
          <table:table-cell table:formula="of:=IFERROR(([.M36]/[.K36])*100; &quot;&quot;)" office:value-type="float" office:value="18.9189189189189" calcext:value-type="float">
            <text:p>18,9189189189189</text:p>
          </table:table-cell>
          <table:table-cell office:value-type="float" office:value="17" calcext:value-type="float">
            <text:p>17</text:p>
          </table:table-cell>
          <table:table-cell table:formula="of:=IFERROR(([.O36]/[.K36])*100; &quot;&quot;)" office:value-type="float" office:value="45.945945945946" calcext:value-type="float">
            <text:p>45,945945945946</text:p>
          </table:table-cell>
          <table:table-cell table:formula="of:=IF([.E36] = &quot;&quot; ;&quot;&quot;; [.E36]-[.O36])" office:value-type="float" office:value="3" calcext:value-type="float">
            <text:p>3</text:p>
          </table:table-cell>
          <table:table-cell table:formula="of:=IFERROR(([.Q36]/[.I36])*100; &quot;&quot;)" office:value-type="float" office:value="1.22950819672131" calcext:value-type="float">
            <text:p>1,22950819672131</text:p>
          </table:table-cell>
          <table:table-cell office:value-type="float" office:value="7" calcext:value-type="float">
            <text:p>7</text:p>
          </table:table-cell>
          <table:table-cell table:formula="of:=IFERROR(([.S36]/[.K36])*100; &quot;&quot;)" office:value-type="float" office:value="18.9189189189189" calcext:value-type="float">
            <text:p>18,9189189189189</text:p>
          </table:table-cell>
          <table:table-cell table:formula="of:=IF([.G36] = &quot;&quot; ;&quot;&quot;; [.G36]-[.S36])" office:value-type="float" office:value="3" calcext:value-type="float">
            <text:p>3</text:p>
          </table:table-cell>
          <table:table-cell table:formula="of:=IFERROR(([.U36]/[.I36])*100; &quot;&quot;)" office:value-type="float" office:value="1.22950819672131" calcext:value-type="float">
            <text:p>1,22950819672131</text:p>
          </table:table-cell>
          <table:table-cell office:value-type="float" office:value="15" calcext:value-type="float">
            <text:p>15</text:p>
          </table:table-cell>
          <table:table-cell table:formula="of:=IFERROR(([.W36]/[.E36])*100; &quot;&quot;)"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IFERROR(([.Z36]/[.I36])*100; &quot;&quot;)" office:value-type="float" office:value="2.45901639344262" calcext:value-type="float">
            <text:p>2,45901639344262</text:p>
          </table:table-cell>
          <table:table-cell office:value-type="float" office:value="71" calcext:value-type="float">
            <text:p>71</text:p>
          </table:table-cell>
          <table:table-cell table:formula="of:=IFERROR(([.AB36]/[.I36])*100; &quot;&quot;)" office:value-type="float" office:value="29.0983606557377" calcext:value-type="float">
            <text:p>29,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36]/[.I36])*100; &quot;&quot;)" office:value-type="float" office:value="1.22950819672131" calcext:value-type="float">
            <text:p>1,22950819672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J36]/[.I36])*100; &quot;&quot;)" office:value-type="float" office:value="5.32786885245902" calcext:value-type="float">
            <text:p>5,32786885245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6]/[.I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36]/[.I36])*100; &quot;&quot;)" office:value-type="float" office:value="56.5573770491803" calcext:value-type="float">
            <text:p>56,5573770491803</text:p>
          </table:table-cell>
          <table:table-cell office:value-type="float" office:value="4" calcext:value-type="float">
            <text:p>4</text:p>
          </table:table-cell>
          <table:table-cell table:formula="of:=IFERROR(([.CH36]/[.I36])*100; &quot;&quot;)" office:value-type="float" office:value="1.63934426229508" calcext:value-type="float">
            <text:p>1,63934426229508</text:p>
          </table:table-cell>
          <table:table-cell office:value-type="float" office:value="4" calcext:value-type="float">
            <text:p>4</text:p>
          </table:table-cell>
          <table:table-cell table:formula="of:=IFERROR(([.CJ36]/[.I36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36]/[.I36])*100; &quot;&quot;)" office:value-type="float" office:value="1.22950819672131" calcext:value-type="float">
            <text:p>1,22950819672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36]/[.I36])*100; &quot;&quot;)" office:value-type="float" office:value="0.40983606557377" calcext:value-type="float">
            <text:p>0,4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36]/[.I36])*100; &quot;&quot;)" office:value-type="float" office:value="0.40983606557377" calcext:value-type="float">
            <text:p>0,4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29" calcext:value-type="float">
            <text:p>329</text:p>
          </table:table-cell>
          <table:table-cell table:formula="of:=IF([.C37]=&quot;&quot;;&quot;&quot;;[.C37]-[.Y37])"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table:formula="of:=IFERROR(([.E37]/[.D37])*100; &quot;&quot;)" office:value-type="float" office:value="7.11743772241993" calcext:value-type="float">
            <text:p>7,11743772241993</text:p>
          </table:table-cell>
          <table:table-cell office:value-type="float" office:value="10" calcext:value-type="float">
            <text:p>10</text:p>
          </table:table-cell>
          <table:table-cell table:formula="of:=IFERROR(([.G37]/[.D37])*100; &quot;&quot;)" office:value-type="float" office:value="3.55871886120996" calcext:value-type="float">
            <text:p>3,55871886120996</text:p>
          </table:table-cell>
          <table:table-cell office:value-type="float" office:value="244" calcext:value-type="float">
            <text:p>244</text:p>
          </table:table-cell>
          <table:table-cell table:formula="of:=IFERROR(([.I37]/[.D37])*100; &quot;&quot;)" office:value-type="float" office:value="86.8327402135231" calcext:value-type="float">
            <text:p>86,8327402135231</text:p>
          </table:table-cell>
          <table:table-cell office:value-type="float" office:value="37" calcext:value-type="float">
            <text:p>37</text:p>
          </table:table-cell>
          <table:table-cell table:formula="of:=IFERROR(([.K37]/[.D37])*100; &quot;&quot;)" office:value-type="float" office:value="13.1672597864769" calcext:value-type="float">
            <text:p>13,1672597864769</text:p>
          </table:table-cell>
          <table:table-cell office:value-type="float" office:value="7" calcext:value-type="float">
            <text:p>7</text:p>
          </table:table-cell>
          <table:table-cell table:formula="of:=IFERROR(([.M37]/[.K37])*100; &quot;&quot;)" office:value-type="float" office:value="18.9189189189189" calcext:value-type="float">
            <text:p>18,9189189189189</text:p>
          </table:table-cell>
          <table:table-cell office:value-type="float" office:value="17" calcext:value-type="float">
            <text:p>17</text:p>
          </table:table-cell>
          <table:table-cell table:formula="of:=IFERROR(([.O37]/[.K37])*100; &quot;&quot;)" office:value-type="float" office:value="45.945945945946" calcext:value-type="float">
            <text:p>45,945945945946</text:p>
          </table:table-cell>
          <table:table-cell table:formula="of:=IF([.E37] = &quot;&quot; ;&quot;&quot;; [.E37]-[.O37])" office:value-type="float" office:value="3" calcext:value-type="float">
            <text:p>3</text:p>
          </table:table-cell>
          <table:table-cell table:formula="of:=IFERROR(([.Q37]/[.I37])*100; &quot;&quot;)" office:value-type="float" office:value="1.22950819672131" calcext:value-type="float">
            <text:p>1,22950819672131</text:p>
          </table:table-cell>
          <table:table-cell office:value-type="float" office:value="7" calcext:value-type="float">
            <text:p>7</text:p>
          </table:table-cell>
          <table:table-cell table:formula="of:=IFERROR(([.S37]/[.K37])*100; &quot;&quot;)" office:value-type="float" office:value="18.9189189189189" calcext:value-type="float">
            <text:p>18,9189189189189</text:p>
          </table:table-cell>
          <table:table-cell table:formula="of:=IF([.G37] = &quot;&quot; ;&quot;&quot;; [.G37]-[.S37])" office:value-type="float" office:value="3" calcext:value-type="float">
            <text:p>3</text:p>
          </table:table-cell>
          <table:table-cell table:formula="of:=IFERROR(([.U37]/[.I37])*100; &quot;&quot;)" office:value-type="float" office:value="1.22950819672131" calcext:value-type="float">
            <text:p>1,22950819672131</text:p>
          </table:table-cell>
          <table:table-cell office:value-type="float" office:value="15" calcext:value-type="float">
            <text:p>15</text:p>
          </table:table-cell>
          <table:table-cell table:formula="of:=IFERROR(([.W37]/[.E37])*100; &quot;&quot;)"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IFERROR(([.Z37]/[.I37])*100; &quot;&quot;)" office:value-type="float" office:value="2.45901639344262" calcext:value-type="float">
            <text:p>2,45901639344262</text:p>
          </table:table-cell>
          <table:table-cell office:value-type="float" office:value="71" calcext:value-type="float">
            <text:p>71</text:p>
          </table:table-cell>
          <table:table-cell table:formula="of:=IFERROR(([.AB37]/[.I37])*100; &quot;&quot;)" office:value-type="float" office:value="29.0983606557377" calcext:value-type="float">
            <text:p>29,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37]/[.I37])*100; &quot;&quot;)" office:value-type="float" office:value="1.22950819672131" calcext:value-type="float">
            <text:p>1,22950819672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J37]/[.I37])*100; &quot;&quot;)" office:value-type="float" office:value="5.32786885245902" calcext:value-type="float">
            <text:p>5,32786885245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7]/[.I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37]/[.I37])*100; &quot;&quot;)" office:value-type="float" office:value="56.5573770491803" calcext:value-type="float">
            <text:p>56,5573770491803</text:p>
          </table:table-cell>
          <table:table-cell office:value-type="float" office:value="4" calcext:value-type="float">
            <text:p>4</text:p>
          </table:table-cell>
          <table:table-cell table:formula="of:=IFERROR(([.CH37]/[.I37])*100; &quot;&quot;)" office:value-type="float" office:value="1.63934426229508" calcext:value-type="float">
            <text:p>1,63934426229508</text:p>
          </table:table-cell>
          <table:table-cell office:value-type="float" office:value="4" calcext:value-type="float">
            <text:p>4</text:p>
          </table:table-cell>
          <table:table-cell table:formula="of:=IFERROR(([.CJ37]/[.I37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37]/[.I37])*100; &quot;&quot;)" office:value-type="float" office:value="1.22950819672131" calcext:value-type="float">
            <text:p>1,22950819672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37]/[.I37])*100; &quot;&quot;)" office:value-type="float" office:value="0.40983606557377" calcext:value-type="float">
            <text:p>0,4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37]/[.I37])*100; &quot;&quot;)" office:value-type="float" office:value="0.40983606557377" calcext:value-type="float">
            <text:p>0,4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38]=&quot;&quot;;&quot;&quot;;[.C38]-[.Y38])">
            <text:p/>
          </table:table-cell>
          <table:table-cell table:style-name="ce1"/>
          <table:table-cell table:formula="of:=IFERROR(([.E38]/[.D38])*100; &quot;&quot;)">
            <text:p/>
          </table:table-cell>
          <table:table-cell table:style-name="ce1"/>
          <table:table-cell table:formula="of:=IFERROR(([.G38]/[.D38])*100; &quot;&quot;)">
            <text:p/>
          </table:table-cell>
          <table:table-cell table:style-name="ce1"/>
          <table:table-cell table:formula="of:=IFERROR(([.I38]/[.D38])*100; &quot;&quot;)">
            <text:p/>
          </table:table-cell>
          <table:table-cell table:style-name="ce1"/>
          <table:table-cell table:formula="of:=IFERROR(([.K38]/[.D38])*100; &quot;&quot;)">
            <text:p/>
          </table:table-cell>
          <table:table-cell table:style-name="ce1"/>
          <table:table-cell table:formula="of:=IFERROR(([.M38]/[.K38])*100; &quot;&quot;)">
            <text:p/>
          </table:table-cell>
          <table:table-cell/>
          <table:table-cell table:formula="of:=IFERROR(([.O38]/[.K38])*100; &quot;&quot;)">
            <text:p/>
          </table:table-cell>
          <table:table-cell table:formula="of:=IF([.E38] = &quot;&quot; ;&quot;&quot;; [.E38]-[.O38])">
            <text:p/>
          </table:table-cell>
          <table:table-cell table:formula="of:=IFERROR(([.Q38]/[.I38])*100; &quot;&quot;)">
            <text:p/>
          </table:table-cell>
          <table:table-cell/>
          <table:table-cell table:formula="of:=IFERROR(([.S38]/[.K38])*100; &quot;&quot;)">
            <text:p/>
          </table:table-cell>
          <table:table-cell table:formula="of:=IF([.G38] = &quot;&quot; ;&quot;&quot;; [.G38]-[.S38])">
            <text:p/>
          </table:table-cell>
          <table:table-cell table:formula="of:=IFERROR(([.U38]/[.I38])*100; &quot;&quot;)">
            <text:p/>
          </table:table-cell>
          <table:table-cell table:style-name="ce1"/>
          <table:table-cell table:formula="of:=IFERROR(([.W38]/[.E38])*100; &quot;&quot;)">
            <text:p/>
          </table:table-cell>
          <table:table-cell table:style-name="ce1" table:number-columns-repeated="2"/>
          <table:table-cell table:formula="of:=IFERROR(([.Z38]/[.I38])*100; &quot;&quot;)">
            <text:p/>
          </table:table-cell>
          <table:table-cell table:style-name="ce1"/>
          <table:table-cell table:formula="of:=IFERROR(([.AB38]/[.I38])*100; &quot;&quot;)">
            <text:p/>
          </table:table-cell>
          <table:table-cell table:style-name="ce1"/>
          <table:table-cell/>
          <table:table-cell table:style-name="ce1"/>
          <table:table-cell table:formula="of:=IFERROR(([.AF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38]/[.I38])*100; &quot;&quot;)">
            <text:p/>
          </table:table-cell>
          <table:table-cell table:style-name="ce1"/>
          <table:table-cell/>
          <table:table-cell table:style-name="ce1"/>
          <table:table-cell table:formula="of:=IFERROR(([.BN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38]/[.I38])*100; &quot;&quot;)">
            <text:p/>
          </table:table-cell>
          <table:table-cell table:style-name="ce1"/>
          <table:table-cell table:formula="of:=IFERROR(([.CH38]/[.I38])*100; &quot;&quot;)">
            <text:p/>
          </table:table-cell>
          <table:table-cell table:style-name="ce1"/>
          <table:table-cell table:formula="of:=IFERROR(([.CJ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38]/[.I38])*100; &quot;&quot;)">
            <text:p/>
          </table:table-cell>
          <table:table-cell table:style-name="ce1"/>
          <table:table-cell/>
          <table:table-cell table:style-name="ce1"/>
          <table:table-cell table:formula="of:=IFERROR(([.CV38]/[.I38])*100; &quot;&quot;)">
            <text:p/>
          </table:table-cell>
          <table:table-cell table:style-name="ce1"/>
          <table:table-cell/>
          <table:table-cell table:style-name="ce1"/>
          <table:table-cell table:formula="of:=IFERROR(([.CZ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370</text:p>
          </table:table-cell>
          <table:table-cell office:value-type="string" calcext:value-type="string">
            <text:p>370.06.55</text:p>
          </table:table-cell>
          <table:table-cell office:value-type="float" office:value="318" calcext:value-type="float">
            <text:p>318</text:p>
          </table:table-cell>
          <table:table-cell table:formula="of:=IF([.C39]=&quot;&quot;;&quot;&quot;;[.C39]-[.Y39])"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formula="of:=IFERROR(([.E39]/[.D39])*100; &quot;&quot;)" office:value-type="float" office:value="9.48905109489051" calcext:value-type="float">
            <text:p>9,48905109489051</text:p>
          </table:table-cell>
          <table:table-cell office:value-type="float" office:value="9" calcext:value-type="float">
            <text:p>9</text:p>
          </table:table-cell>
          <table:table-cell table:formula="of:=IFERROR(([.G39]/[.D39])*100; &quot;&quot;)" office:value-type="float" office:value="3.28467153284672" calcext:value-type="float">
            <text:p>3,28467153284672</text:p>
          </table:table-cell>
          <table:table-cell office:value-type="float" office:value="231" calcext:value-type="float">
            <text:p>231</text:p>
          </table:table-cell>
          <table:table-cell table:formula="of:=IFERROR(([.I39]/[.D39])*100; &quot;&quot;)" office:value-type="float" office:value="84.3065693430657" calcext:value-type="float">
            <text:p>84,3065693430657</text:p>
          </table:table-cell>
          <table:table-cell office:value-type="float" office:value="43" calcext:value-type="float">
            <text:p>43</text:p>
          </table:table-cell>
          <table:table-cell table:formula="of:=IFERROR(([.K39]/[.D39])*100; &quot;&quot;)" office:value-type="float" office:value="15.6934306569343" calcext:value-type="float">
            <text:p>15,6934306569343</text:p>
          </table:table-cell>
          <table:table-cell office:value-type="float" office:value="9" calcext:value-type="float">
            <text:p>9</text:p>
          </table:table-cell>
          <table:table-cell table:formula="of:=IFERROR(([.M39]/[.K39])*100; &quot;&quot;)" office:value-type="float" office:value="20.9302325581395" calcext:value-type="float">
            <text:p>20,9302325581395</text:p>
          </table:table-cell>
          <table:table-cell office:value-type="float" office:value="23" calcext:value-type="float">
            <text:p>23</text:p>
          </table:table-cell>
          <table:table-cell table:formula="of:=IFERROR(([.O39]/[.K39])*100; &quot;&quot;)" office:value-type="float" office:value="53.4883720930233" calcext:value-type="float">
            <text:p>53,4883720930233</text:p>
          </table:table-cell>
          <table:table-cell table:formula="of:=IF([.E39] = &quot;&quot; ;&quot;&quot;; [.E39]-[.O39])" office:value-type="float" office:value="3" calcext:value-type="float">
            <text:p>3</text:p>
          </table:table-cell>
          <table:table-cell table:formula="of:=IFERROR(([.Q39]/[.I39])*100; &quot;&quot;)" office:value-type="float" office:value="1.2987012987013" calcext:value-type="float">
            <text:p>1,2987012987013</text:p>
          </table:table-cell>
          <table:table-cell office:value-type="float" office:value="7" calcext:value-type="float">
            <text:p>7</text:p>
          </table:table-cell>
          <table:table-cell table:formula="of:=IFERROR(([.S39]/[.K39])*100; &quot;&quot;)" office:value-type="float" office:value="16.2790697674419" calcext:value-type="float">
            <text:p>16,2790697674419</text:p>
          </table:table-cell>
          <table:table-cell table:formula="of:=IF([.G39] = &quot;&quot; ;&quot;&quot;; [.G39]-[.S39])" office:value-type="float" office:value="2" calcext:value-type="float">
            <text:p>2</text:p>
          </table:table-cell>
          <table:table-cell table:formula="of:=IFERROR(([.U39]/[.I39])*100; &quot;&quot;)" office:value-type="float" office:value="0.865800865800866" calcext:value-type="float">
            <text:p>0,865800865800866</text:p>
          </table:table-cell>
          <table:table-cell office:value-type="float" office:value="19" calcext:value-type="float">
            <text:p>19</text:p>
          </table:table-cell>
          <table:table-cell table:formula="of:=IFERROR(([.W39]/[.E39])*100; &quot;&quot;)" office:value-type="float" office:value="73.0769230769231" calcext:value-type="float">
            <text:p>73,07692307692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ERROR(([.Z39]/[.I39])*100; &quot;&quot;)" office:value-type="float" office:value="2.16450216450216" calcext:value-type="float">
            <text:p>2,16450216450216</text:p>
          </table:table-cell>
          <table:table-cell office:value-type="float" office:value="67" calcext:value-type="float">
            <text:p>67</text:p>
          </table:table-cell>
          <table:table-cell table:formula="of:=IFERROR(([.AB39]/[.I39])*100; &quot;&quot;)" office:value-type="float" office:value="29.004329004329" calcext:value-type="float">
            <text:p>29,004329004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39]/[.I39])*100; &quot;&quot;)" office:value-type="float" office:value="0.865800865800866" calcext:value-type="float">
            <text:p>0,865800865800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39]/[.I39])*100; &quot;&quot;)" office:value-type="float" office:value="2.16450216450216" calcext:value-type="float">
            <text:p>2,16450216450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39]/[.I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39]/[.I39])*100; &quot;&quot;)" office:value-type="float" office:value="7.35930735930736" calcext:value-type="float">
            <text:p>7,35930735930736</text:p>
          </table:table-cell>
          <table:table-cell office:value-type="float" office:value="6" calcext:value-type="float">
            <text:p>6</text:p>
          </table:table-cell>
          <table:table-cell table:formula="of:=IFERROR(([.CH39]/[.I39])*100; &quot;&quot;)" office:value-type="float" office:value="2.5974025974026" calcext:value-type="float">
            <text:p>2,5974025974026</text:p>
          </table:table-cell>
          <table:table-cell office:value-type="float" office:value="126" calcext:value-type="float">
            <text:p>126</text:p>
          </table:table-cell>
          <table:table-cell table:formula="of:=IFERROR(([.CJ39]/[.I39])*100; &quot;&quot;)" office:value-type="float" office:value="54.5454545454545" calcext:value-type="float">
            <text:p>54,5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39]/[.I39])*100; &quot;&quot;)" office:value-type="float" office:value="0.865800865800866" calcext:value-type="float">
            <text:p>0,865800865800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39]/[.I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39]/[.I39])*100; &quot;&quot;)" office:value-type="float" office:value="0.432900432900433" calcext:value-type="float">
            <text:p>0,432900432900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03.06.52</text:p>
          </table:table-cell>
          <table:table-cell office:value-type="float" office:value="318" calcext:value-type="float">
            <text:p>318</text:p>
          </table:table-cell>
          <table:table-cell table:formula="of:=IF([.C40]=&quot;&quot;;&quot;&quot;;[.C40]-[.Y40])"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formula="of:=IFERROR(([.E40]/[.D40])*100; &quot;&quot;)" office:value-type="float" office:value="9.48905109489051" calcext:value-type="float">
            <text:p>9,48905109489051</text:p>
          </table:table-cell>
          <table:table-cell office:value-type="float" office:value="9" calcext:value-type="float">
            <text:p>9</text:p>
          </table:table-cell>
          <table:table-cell table:formula="of:=IFERROR(([.G40]/[.D40])*100; &quot;&quot;)" office:value-type="float" office:value="3.28467153284672" calcext:value-type="float">
            <text:p>3,28467153284672</text:p>
          </table:table-cell>
          <table:table-cell office:value-type="float" office:value="231" calcext:value-type="float">
            <text:p>231</text:p>
          </table:table-cell>
          <table:table-cell table:formula="of:=IFERROR(([.I40]/[.D40])*100; &quot;&quot;)" office:value-type="float" office:value="84.3065693430657" calcext:value-type="float">
            <text:p>84,3065693430657</text:p>
          </table:table-cell>
          <table:table-cell office:value-type="float" office:value="43" calcext:value-type="float">
            <text:p>43</text:p>
          </table:table-cell>
          <table:table-cell table:formula="of:=IFERROR(([.K40]/[.D40])*100; &quot;&quot;)" office:value-type="float" office:value="15.6934306569343" calcext:value-type="float">
            <text:p>15,6934306569343</text:p>
          </table:table-cell>
          <table:table-cell office:value-type="float" office:value="9" calcext:value-type="float">
            <text:p>9</text:p>
          </table:table-cell>
          <table:table-cell table:formula="of:=IFERROR(([.M40]/[.K40])*100; &quot;&quot;)" office:value-type="float" office:value="20.9302325581395" calcext:value-type="float">
            <text:p>20,9302325581395</text:p>
          </table:table-cell>
          <table:table-cell office:value-type="float" office:value="23" calcext:value-type="float">
            <text:p>23</text:p>
          </table:table-cell>
          <table:table-cell table:formula="of:=IFERROR(([.O40]/[.K40])*100; &quot;&quot;)" office:value-type="float" office:value="53.4883720930233" calcext:value-type="float">
            <text:p>53,4883720930233</text:p>
          </table:table-cell>
          <table:table-cell table:formula="of:=IF([.E40] = &quot;&quot; ;&quot;&quot;; [.E40]-[.O40])" office:value-type="float" office:value="3" calcext:value-type="float">
            <text:p>3</text:p>
          </table:table-cell>
          <table:table-cell table:formula="of:=IFERROR(([.Q40]/[.I40])*100; &quot;&quot;)" office:value-type="float" office:value="1.2987012987013" calcext:value-type="float">
            <text:p>1,2987012987013</text:p>
          </table:table-cell>
          <table:table-cell office:value-type="float" office:value="7" calcext:value-type="float">
            <text:p>7</text:p>
          </table:table-cell>
          <table:table-cell table:formula="of:=IFERROR(([.S40]/[.K40])*100; &quot;&quot;)" office:value-type="float" office:value="16.2790697674419" calcext:value-type="float">
            <text:p>16,2790697674419</text:p>
          </table:table-cell>
          <table:table-cell table:formula="of:=IF([.G40] = &quot;&quot; ;&quot;&quot;; [.G40]-[.S40])" office:value-type="float" office:value="2" calcext:value-type="float">
            <text:p>2</text:p>
          </table:table-cell>
          <table:table-cell table:formula="of:=IFERROR(([.U40]/[.I40])*100; &quot;&quot;)" office:value-type="float" office:value="0.865800865800866" calcext:value-type="float">
            <text:p>0,865800865800866</text:p>
          </table:table-cell>
          <table:table-cell office:value-type="float" office:value="19" calcext:value-type="float">
            <text:p>19</text:p>
          </table:table-cell>
          <table:table-cell table:formula="of:=IFERROR(([.W40]/[.E40])*100; &quot;&quot;)" office:value-type="float" office:value="73.0769230769231" calcext:value-type="float">
            <text:p>73,07692307692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ERROR(([.Z40]/[.I40])*100; &quot;&quot;)" office:value-type="float" office:value="2.16450216450216" calcext:value-type="float">
            <text:p>2,16450216450216</text:p>
          </table:table-cell>
          <table:table-cell office:value-type="float" office:value="67" calcext:value-type="float">
            <text:p>67</text:p>
          </table:table-cell>
          <table:table-cell table:formula="of:=IFERROR(([.AB40]/[.I40])*100; &quot;&quot;)" office:value-type="float" office:value="29.004329004329" calcext:value-type="float">
            <text:p>29,004329004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40]/[.I40])*100; &quot;&quot;)" office:value-type="float" office:value="0.865800865800866" calcext:value-type="float">
            <text:p>0,865800865800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40]/[.I40])*100; &quot;&quot;)" office:value-type="float" office:value="2.16450216450216" calcext:value-type="float">
            <text:p>2,16450216450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0]/[.I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40]/[.I40])*100; &quot;&quot;)" office:value-type="float" office:value="7.35930735930736" calcext:value-type="float">
            <text:p>7,35930735930736</text:p>
          </table:table-cell>
          <table:table-cell office:value-type="float" office:value="6" calcext:value-type="float">
            <text:p>6</text:p>
          </table:table-cell>
          <table:table-cell table:formula="of:=IFERROR(([.CH40]/[.I40])*100; &quot;&quot;)" office:value-type="float" office:value="2.5974025974026" calcext:value-type="float">
            <text:p>2,5974025974026</text:p>
          </table:table-cell>
          <table:table-cell office:value-type="float" office:value="126" calcext:value-type="float">
            <text:p>126</text:p>
          </table:table-cell>
          <table:table-cell table:formula="of:=IFERROR(([.CJ40]/[.I40])*100; &quot;&quot;)" office:value-type="float" office:value="54.5454545454545" calcext:value-type="float">
            <text:p>54,5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40]/[.I40])*100; &quot;&quot;)" office:value-type="float" office:value="0.865800865800866" calcext:value-type="float">
            <text:p>0,865800865800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0]/[.I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40]/[.I40])*100; &quot;&quot;)" office:value-type="float" office:value="0.432900432900433" calcext:value-type="float">
            <text:p>0,432900432900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41]=&quot;&quot;;&quot;&quot;;[.C41]-[.Y41])">
            <text:p/>
          </table:table-cell>
          <table:table-cell table:style-name="ce1"/>
          <table:table-cell table:formula="of:=IFERROR(([.E41]/[.D41])*100; &quot;&quot;)">
            <text:p/>
          </table:table-cell>
          <table:table-cell table:style-name="ce1"/>
          <table:table-cell table:formula="of:=IFERROR(([.G41]/[.D41])*100; &quot;&quot;)">
            <text:p/>
          </table:table-cell>
          <table:table-cell table:style-name="ce1"/>
          <table:table-cell table:formula="of:=IFERROR(([.I41]/[.D41])*100; &quot;&quot;)">
            <text:p/>
          </table:table-cell>
          <table:table-cell table:style-name="ce1"/>
          <table:table-cell table:formula="of:=IFERROR(([.K41]/[.D41])*100; &quot;&quot;)">
            <text:p/>
          </table:table-cell>
          <table:table-cell table:style-name="ce1"/>
          <table:table-cell table:formula="of:=IFERROR(([.M41]/[.K41])*100; &quot;&quot;)">
            <text:p/>
          </table:table-cell>
          <table:table-cell/>
          <table:table-cell table:formula="of:=IFERROR(([.O41]/[.K41])*100; &quot;&quot;)">
            <text:p/>
          </table:table-cell>
          <table:table-cell table:formula="of:=IF([.E41] = &quot;&quot; ;&quot;&quot;; [.E41]-[.O41])">
            <text:p/>
          </table:table-cell>
          <table:table-cell table:formula="of:=IFERROR(([.Q41]/[.I41])*100; &quot;&quot;)">
            <text:p/>
          </table:table-cell>
          <table:table-cell/>
          <table:table-cell table:formula="of:=IFERROR(([.S41]/[.K41])*100; &quot;&quot;)">
            <text:p/>
          </table:table-cell>
          <table:table-cell table:formula="of:=IF([.G41] = &quot;&quot; ;&quot;&quot;; [.G41]-[.S41])">
            <text:p/>
          </table:table-cell>
          <table:table-cell table:formula="of:=IFERROR(([.U41]/[.I41])*100; &quot;&quot;)">
            <text:p/>
          </table:table-cell>
          <table:table-cell table:style-name="ce1"/>
          <table:table-cell table:formula="of:=IFERROR(([.W41]/[.E41])*100; &quot;&quot;)">
            <text:p/>
          </table:table-cell>
          <table:table-cell table:style-name="ce1" table:number-columns-repeated="2"/>
          <table:table-cell table:formula="of:=IFERROR(([.Z41]/[.I41])*100; &quot;&quot;)">
            <text:p/>
          </table:table-cell>
          <table:table-cell table:style-name="ce1"/>
          <table:table-cell table:formula="of:=IFERROR(([.AB41]/[.I41])*100; &quot;&quot;)">
            <text:p/>
          </table:table-cell>
          <table:table-cell table:style-name="ce1"/>
          <table:table-cell/>
          <table:table-cell table:style-name="ce1"/>
          <table:table-cell table:formula="of:=IFERROR(([.AF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41]/[.I41])*100; &quot;&quot;)">
            <text:p/>
          </table:table-cell>
          <table:table-cell table:style-name="ce1"/>
          <table:table-cell/>
          <table:table-cell table:style-name="ce1"/>
          <table:table-cell table:formula="of:=IFERROR(([.BN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41]/[.I41])*100; &quot;&quot;)">
            <text:p/>
          </table:table-cell>
          <table:table-cell table:style-name="ce1"/>
          <table:table-cell table:formula="of:=IFERROR(([.CH41]/[.I41])*100; &quot;&quot;)">
            <text:p/>
          </table:table-cell>
          <table:table-cell table:style-name="ce1"/>
          <table:table-cell table:formula="of:=IFERROR(([.CJ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41]/[.I41])*100; &quot;&quot;)">
            <text:p/>
          </table:table-cell>
          <table:table-cell table:style-name="ce1"/>
          <table:table-cell/>
          <table:table-cell table:style-name="ce1"/>
          <table:table-cell table:formula="of:=IFERROR(([.CV41]/[.I41])*100; &quot;&quot;)">
            <text:p/>
          </table:table-cell>
          <table:table-cell table:style-name="ce1"/>
          <table:table-cell/>
          <table:table-cell table:style-name="ce1"/>
          <table:table-cell table:formula="of:=IFERROR(([.CZ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lan 3390</text:p>
          </table:table-cell>
          <table:table-cell office:value-type="string" calcext:value-type="string">
            <text:p>121.06.30</text:p>
          </table:table-cell>
          <table:table-cell office:value-type="float" office:value="314" calcext:value-type="float">
            <text:p>314</text:p>
          </table:table-cell>
          <table:table-cell table:formula="of:=IF([.C42]=&quot;&quot;;&quot;&quot;;[.C42]-[.Y42])"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table:formula="of:=IFERROR(([.E42]/[.D42])*100; &quot;&quot;)" office:value-type="float" office:value="6.64206642066421" calcext:value-type="float">
            <text:p>6,64206642066421</text:p>
          </table:table-cell>
          <table:table-cell office:value-type="float" office:value="6" calcext:value-type="float">
            <text:p>6</text:p>
          </table:table-cell>
          <table:table-cell table:formula="of:=IFERROR(([.G42]/[.D42])*100; &quot;&quot;)" office:value-type="float" office:value="2.2140221402214" calcext:value-type="float">
            <text:p>2,2140221402214</text:p>
          </table:table-cell>
          <table:table-cell office:value-type="float" office:value="233" calcext:value-type="float">
            <text:p>233</text:p>
          </table:table-cell>
          <table:table-cell table:formula="of:=IFERROR(([.I42]/[.D42])*100; &quot;&quot;)" office:value-type="float" office:value="85.9778597785978" calcext:value-type="float">
            <text:p>85,9778597785978</text:p>
          </table:table-cell>
          <table:table-cell office:value-type="float" office:value="38" calcext:value-type="float">
            <text:p>38</text:p>
          </table:table-cell>
          <table:table-cell table:formula="of:=IFERROR(([.K42]/[.D42])*100; &quot;&quot;)" office:value-type="float" office:value="14.0221402214022" calcext:value-type="float">
            <text:p>14,0221402214022</text:p>
          </table:table-cell>
          <table:table-cell office:value-type="float" office:value="10" calcext:value-type="float">
            <text:p>10</text:p>
          </table:table-cell>
          <table:table-cell table:formula="of:=IFERROR(([.M42]/[.K42])*100; &quot;&quot;)" office:value-type="float" office:value="26.3157894736842" calcext:value-type="float">
            <text:p>26,3157894736842</text:p>
          </table:table-cell>
          <table:table-cell office:value-type="float" office:value="16" calcext:value-type="float">
            <text:p>16</text:p>
          </table:table-cell>
          <table:table-cell table:formula="of:=IFERROR(([.O42]/[.K42])*100; &quot;&quot;)" office:value-type="float" office:value="42.1052631578947" calcext:value-type="float">
            <text:p>42,1052631578947</text:p>
          </table:table-cell>
          <table:table-cell table:formula="of:=IF([.E42] = &quot;&quot; ;&quot;&quot;; [.E42]-[.O42])" office:value-type="float" office:value="2" calcext:value-type="float">
            <text:p>2</text:p>
          </table:table-cell>
          <table:table-cell table:formula="of:=IFERROR(([.Q42]/[.I42])*100; &quot;&quot;)" office:value-type="float" office:value="0.858369098712446" calcext:value-type="float">
            <text:p>0,858369098712446</text:p>
          </table:table-cell>
          <table:table-cell office:value-type="float" office:value="5" calcext:value-type="float">
            <text:p>5</text:p>
          </table:table-cell>
          <table:table-cell table:formula="of:=IFERROR(([.S42]/[.K42])*100; &quot;&quot;)" office:value-type="float" office:value="13.1578947368421" calcext:value-type="float">
            <text:p>13,1578947368421</text:p>
          </table:table-cell>
          <table:table-cell table:formula="of:=IF([.G42] = &quot;&quot; ;&quot;&quot;; [.G42]-[.S42])" office:value-type="float" office:value="1" calcext:value-type="float">
            <text:p>1</text:p>
          </table:table-cell>
          <table:table-cell table:formula="of:=IFERROR(([.U42]/[.I42])*100; &quot;&quot;)" office:value-type="float" office:value="0.429184549356223" calcext:value-type="float">
            <text:p>0,429184549356223</text:p>
          </table:table-cell>
          <table:table-cell office:value-type="float" office:value="12" calcext:value-type="float">
            <text:p>12</text:p>
          </table:table-cell>
          <table:table-cell table:formula="of:=IFERROR(([.W42]/[.E42])*100; &quot;&quot;)" office:value-type="float" office:value="66.6666666666667" calcext:value-type="float">
            <text:p>66,666666666666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IFERROR(([.Z42]/[.I42])*100; &quot;&quot;)" office:value-type="float" office:value="0.858369098712446" calcext:value-type="float">
            <text:p>0,858369098712446</text:p>
          </table:table-cell>
          <table:table-cell office:value-type="float" office:value="63" calcext:value-type="float">
            <text:p>63</text:p>
          </table:table-cell>
          <table:table-cell table:formula="of:=IFERROR(([.AB42]/[.I42])*100; &quot;&quot;)" office:value-type="float" office:value="27.0386266094421" calcext:value-type="float">
            <text:p>27,0386266094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42]/[.I42])*100; &quot;&quot;)" office:value-type="float" office:value="1.28755364806867" calcext:value-type="float">
            <text:p>1,28755364806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ERROR(([.BJ42]/[.I42])*100; &quot;&quot;)" office:value-type="float" office:value="5.15021459227468" calcext:value-type="float">
            <text:p>5,15021459227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2]/[.I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IFERROR(([.CF42]/[.I42])*100; &quot;&quot;)" office:value-type="float" office:value="58.3690987124464" calcext:value-type="float">
            <text:p>58,3690987124464</text:p>
          </table:table-cell>
          <table:table-cell office:value-type="float" office:value="4" calcext:value-type="float">
            <text:p>4</text:p>
          </table:table-cell>
          <table:table-cell table:formula="of:=IFERROR(([.CH42]/[.I42])*100; &quot;&quot;)" office:value-type="float" office:value="1.71673819742489" calcext:value-type="float">
            <text:p>1,71673819742489</text:p>
          </table:table-cell>
          <table:table-cell office:value-type="float" office:value="9" calcext:value-type="float">
            <text:p>9</text:p>
          </table:table-cell>
          <table:table-cell table:formula="of:=IFERROR(([.CJ42]/[.I42])*100; &quot;&quot;)" office:value-type="float" office:value="3.86266094420601" calcext:value-type="float">
            <text:p>3,86266094420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42]/[.I42])*100; &quot;&quot;)" office:value-type="float" office:value="0.858369098712446" calcext:value-type="float">
            <text:p>0,858369098712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42]/[.I42])*100; &quot;&quot;)" office:value-type="float" office:value="0.429184549356223" calcext:value-type="float">
            <text:p>0,429184549356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42]/[.I42])*100; &quot;&quot;)" office:value-type="float" office:value="0.429184549356223" calcext:value-type="float">
            <text:p>0,429184549356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21.06.52</text:p>
          </table:table-cell>
          <table:table-cell office:value-type="float" office:value="319" calcext:value-type="float">
            <text:p>319</text:p>
          </table:table-cell>
          <table:table-cell table:formula="of:=IF([.C43]=&quot;&quot;;&quot;&quot;;[.C43]-[.Y43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IFERROR(([.E43]/[.D43])*100; &quot;&quot;)" office:value-type="float" office:value="9.45454545454546" calcext:value-type="float">
            <text:p>9,45454545454546</text:p>
          </table:table-cell>
          <table:table-cell office:value-type="float" office:value="9" calcext:value-type="float">
            <text:p>9</text:p>
          </table:table-cell>
          <table:table-cell table:formula="of:=IFERROR(([.G43]/[.D43])*100; &quot;&quot;)" office:value-type="float" office:value="3.27272727272727" calcext:value-type="float">
            <text:p>3,27272727272727</text:p>
          </table:table-cell>
          <table:table-cell office:value-type="float" office:value="232" calcext:value-type="float">
            <text:p>232</text:p>
          </table:table-cell>
          <table:table-cell table:formula="of:=IFERROR(([.I43]/[.D43])*100; &quot;&quot;)" office:value-type="float" office:value="84.3636363636364" calcext:value-type="float">
            <text:p>84,3636363636364</text:p>
          </table:table-cell>
          <table:table-cell office:value-type="float" office:value="43" calcext:value-type="float">
            <text:p>43</text:p>
          </table:table-cell>
          <table:table-cell table:formula="of:=IFERROR(([.K43]/[.D43])*100; &quot;&quot;)" office:value-type="float" office:value="15.6363636363636" calcext:value-type="float">
            <text:p>15,6363636363636</text:p>
          </table:table-cell>
          <table:table-cell office:value-type="float" office:value="9" calcext:value-type="float">
            <text:p>9</text:p>
          </table:table-cell>
          <table:table-cell table:formula="of:=IFERROR(([.M43]/[.K43])*100; &quot;&quot;)" office:value-type="float" office:value="20.9302325581395" calcext:value-type="float">
            <text:p>20,9302325581395</text:p>
          </table:table-cell>
          <table:table-cell office:value-type="float" office:value="23" calcext:value-type="float">
            <text:p>23</text:p>
          </table:table-cell>
          <table:table-cell table:formula="of:=IFERROR(([.O43]/[.K43])*100; &quot;&quot;)" office:value-type="float" office:value="53.4883720930233" calcext:value-type="float">
            <text:p>53,4883720930233</text:p>
          </table:table-cell>
          <table:table-cell table:formula="of:=IF([.E43] = &quot;&quot; ;&quot;&quot;; [.E43]-[.O43])" office:value-type="float" office:value="3" calcext:value-type="float">
            <text:p>3</text:p>
          </table:table-cell>
          <table:table-cell table:formula="of:=IFERROR(([.Q43]/[.I43])*100; &quot;&quot;)" office:value-type="float" office:value="1.29310344827586" calcext:value-type="float">
            <text:p>1,29310344827586</text:p>
          </table:table-cell>
          <table:table-cell office:value-type="float" office:value="7" calcext:value-type="float">
            <text:p>7</text:p>
          </table:table-cell>
          <table:table-cell table:formula="of:=IFERROR(([.S43]/[.K43])*100; &quot;&quot;)" office:value-type="float" office:value="16.2790697674419" calcext:value-type="float">
            <text:p>16,2790697674419</text:p>
          </table:table-cell>
          <table:table-cell table:formula="of:=IF([.G43] = &quot;&quot; ;&quot;&quot;; [.G43]-[.S43])" office:value-type="float" office:value="2" calcext:value-type="float">
            <text:p>2</text:p>
          </table:table-cell>
          <table:table-cell table:formula="of:=IFERROR(([.U43]/[.I43])*100; &quot;&quot;)" office:value-type="float" office:value="0.862068965517241" calcext:value-type="float">
            <text:p>0,862068965517241</text:p>
          </table:table-cell>
          <table:table-cell office:value-type="float" office:value="19" calcext:value-type="float">
            <text:p>19</text:p>
          </table:table-cell>
          <table:table-cell table:formula="of:=IFERROR(([.W43]/[.E43])*100; &quot;&quot;)" office:value-type="float" office:value="73.0769230769231" calcext:value-type="float">
            <text:p>73,07692307692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ERROR(([.Z43]/[.I43])*100; &quot;&quot;)" office:value-type="float" office:value="2.1551724137931" calcext:value-type="float">
            <text:p>2,1551724137931</text:p>
          </table:table-cell>
          <table:table-cell office:value-type="float" office:value="67" calcext:value-type="float">
            <text:p>67</text:p>
          </table:table-cell>
          <table:table-cell table:formula="of:=IFERROR(([.AB43]/[.I43])*100; &quot;&quot;)" office:value-type="float" office:value="28.8793103448276" calcext:value-type="float">
            <text:p>28,8793103448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43]/[.I43])*100; &quot;&quot;)" office:value-type="float" office:value="0.862068965517241" calcext:value-type="float">
            <text:p>0,862068965517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J43]/[.I43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3]/[.I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43]/[.I43])*100; &quot;&quot;)" office:value-type="float" office:value="7.32758620689655" calcext:value-type="float">
            <text:p>7,32758620689655</text:p>
          </table:table-cell>
          <table:table-cell office:value-type="float" office:value="6" calcext:value-type="float">
            <text:p>6</text:p>
          </table:table-cell>
          <table:table-cell table:formula="of:=IFERROR(([.CH43]/[.I43])*100; &quot;&quot;)" office:value-type="float" office:value="2.58620689655172" calcext:value-type="float">
            <text:p>2,58620689655172</text:p>
          </table:table-cell>
          <table:table-cell office:value-type="float" office:value="126" calcext:value-type="float">
            <text:p>126</text:p>
          </table:table-cell>
          <table:table-cell table:formula="of:=IFERROR(([.CJ43]/[.I43])*100; &quot;&quot;)" office:value-type="float" office:value="54.3103448275862" calcext:value-type="float">
            <text:p>54,3103448275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43]/[.I43])*100; &quot;&quot;)" office:value-type="float" office:value="0.862068965517241" calcext:value-type="float">
            <text:p>0,862068965517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3]/[.I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43]/[.I43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90.06.55</text:p>
          </table:table-cell>
          <table:table-cell office:value-type="float" office:value="319" calcext:value-type="float">
            <text:p>319</text:p>
          </table:table-cell>
          <table:table-cell table:formula="of:=IF([.C44]=&quot;&quot;;&quot;&quot;;[.C44]-[.Y44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IFERROR(([.E44]/[.D44])*100; &quot;&quot;)" office:value-type="float" office:value="9.45454545454546" calcext:value-type="float">
            <text:p>9,45454545454546</text:p>
          </table:table-cell>
          <table:table-cell office:value-type="float" office:value="9" calcext:value-type="float">
            <text:p>9</text:p>
          </table:table-cell>
          <table:table-cell table:formula="of:=IFERROR(([.G44]/[.D44])*100; &quot;&quot;)" office:value-type="float" office:value="3.27272727272727" calcext:value-type="float">
            <text:p>3,27272727272727</text:p>
          </table:table-cell>
          <table:table-cell office:value-type="float" office:value="232" calcext:value-type="float">
            <text:p>232</text:p>
          </table:table-cell>
          <table:table-cell table:formula="of:=IFERROR(([.I44]/[.D44])*100; &quot;&quot;)" office:value-type="float" office:value="84.3636363636364" calcext:value-type="float">
            <text:p>84,3636363636364</text:p>
          </table:table-cell>
          <table:table-cell office:value-type="float" office:value="43" calcext:value-type="float">
            <text:p>43</text:p>
          </table:table-cell>
          <table:table-cell table:formula="of:=IFERROR(([.K44]/[.D44])*100; &quot;&quot;)" office:value-type="float" office:value="15.6363636363636" calcext:value-type="float">
            <text:p>15,6363636363636</text:p>
          </table:table-cell>
          <table:table-cell office:value-type="float" office:value="9" calcext:value-type="float">
            <text:p>9</text:p>
          </table:table-cell>
          <table:table-cell table:formula="of:=IFERROR(([.M44]/[.K44])*100; &quot;&quot;)" office:value-type="float" office:value="20.9302325581395" calcext:value-type="float">
            <text:p>20,9302325581395</text:p>
          </table:table-cell>
          <table:table-cell office:value-type="float" office:value="23" calcext:value-type="float">
            <text:p>23</text:p>
          </table:table-cell>
          <table:table-cell table:formula="of:=IFERROR(([.O44]/[.K44])*100; &quot;&quot;)" office:value-type="float" office:value="53.4883720930233" calcext:value-type="float">
            <text:p>53,4883720930233</text:p>
          </table:table-cell>
          <table:table-cell table:formula="of:=IF([.E44] = &quot;&quot; ;&quot;&quot;; [.E44]-[.O44])" office:value-type="float" office:value="3" calcext:value-type="float">
            <text:p>3</text:p>
          </table:table-cell>
          <table:table-cell table:formula="of:=IFERROR(([.Q44]/[.I44])*100; &quot;&quot;)" office:value-type="float" office:value="1.29310344827586" calcext:value-type="float">
            <text:p>1,29310344827586</text:p>
          </table:table-cell>
          <table:table-cell office:value-type="float" office:value="7" calcext:value-type="float">
            <text:p>7</text:p>
          </table:table-cell>
          <table:table-cell table:formula="of:=IFERROR(([.S44]/[.K44])*100; &quot;&quot;)" office:value-type="float" office:value="16.2790697674419" calcext:value-type="float">
            <text:p>16,2790697674419</text:p>
          </table:table-cell>
          <table:table-cell table:formula="of:=IF([.G44] = &quot;&quot; ;&quot;&quot;; [.G44]-[.S44])" office:value-type="float" office:value="2" calcext:value-type="float">
            <text:p>2</text:p>
          </table:table-cell>
          <table:table-cell table:formula="of:=IFERROR(([.U44]/[.I44])*100; &quot;&quot;)" office:value-type="float" office:value="0.862068965517241" calcext:value-type="float">
            <text:p>0,862068965517241</text:p>
          </table:table-cell>
          <table:table-cell office:value-type="float" office:value="19" calcext:value-type="float">
            <text:p>19</text:p>
          </table:table-cell>
          <table:table-cell table:formula="of:=IFERROR(([.W44]/[.E44])*100; &quot;&quot;)" office:value-type="float" office:value="73.0769230769231" calcext:value-type="float">
            <text:p>73,07692307692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ERROR(([.Z44]/[.I44])*100; &quot;&quot;)" office:value-type="float" office:value="2.1551724137931" calcext:value-type="float">
            <text:p>2,1551724137931</text:p>
          </table:table-cell>
          <table:table-cell office:value-type="float" office:value="67" calcext:value-type="float">
            <text:p>67</text:p>
          </table:table-cell>
          <table:table-cell table:formula="of:=IFERROR(([.AB44]/[.I44])*100; &quot;&quot;)" office:value-type="float" office:value="28.8793103448276" calcext:value-type="float">
            <text:p>28,8793103448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44]/[.I44])*100; &quot;&quot;)" office:value-type="float" office:value="0.862068965517241" calcext:value-type="float">
            <text:p>0,862068965517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J44]/[.I44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4]/[.I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44]/[.I44])*100; &quot;&quot;)" office:value-type="float" office:value="7.32758620689655" calcext:value-type="float">
            <text:p>7,32758620689655</text:p>
          </table:table-cell>
          <table:table-cell office:value-type="float" office:value="6" calcext:value-type="float">
            <text:p>6</text:p>
          </table:table-cell>
          <table:table-cell table:formula="of:=IFERROR(([.CH44]/[.I44])*100; &quot;&quot;)" office:value-type="float" office:value="2.58620689655172" calcext:value-type="float">
            <text:p>2,58620689655172</text:p>
          </table:table-cell>
          <table:table-cell office:value-type="float" office:value="126" calcext:value-type="float">
            <text:p>126</text:p>
          </table:table-cell>
          <table:table-cell table:formula="of:=IFERROR(([.CJ44]/[.I44])*100; &quot;&quot;)" office:value-type="float" office:value="54.3103448275862" calcext:value-type="float">
            <text:p>54,3103448275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44]/[.I44])*100; &quot;&quot;)" office:value-type="float" office:value="0.862068965517241" calcext:value-type="float">
            <text:p>0,862068965517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4]/[.I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44]/[.I44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45]=&quot;&quot;;&quot;&quot;;[.C45]-[.Y45])">
            <text:p/>
          </table:table-cell>
          <table:table-cell table:style-name="ce1"/>
          <table:table-cell table:formula="of:=IFERROR(([.E45]/[.D45])*100; &quot;&quot;)">
            <text:p/>
          </table:table-cell>
          <table:table-cell table:style-name="ce1"/>
          <table:table-cell table:formula="of:=IFERROR(([.G45]/[.D45])*100; &quot;&quot;)">
            <text:p/>
          </table:table-cell>
          <table:table-cell table:style-name="ce1"/>
          <table:table-cell table:formula="of:=IFERROR(([.I45]/[.D45])*100; &quot;&quot;)">
            <text:p/>
          </table:table-cell>
          <table:table-cell table:style-name="ce1"/>
          <table:table-cell table:formula="of:=IFERROR(([.K45]/[.D45])*100; &quot;&quot;)">
            <text:p/>
          </table:table-cell>
          <table:table-cell table:style-name="ce1"/>
          <table:table-cell table:formula="of:=IFERROR(([.M45]/[.K45])*100; &quot;&quot;)">
            <text:p/>
          </table:table-cell>
          <table:table-cell/>
          <table:table-cell table:formula="of:=IFERROR(([.O45]/[.K45])*100; &quot;&quot;)">
            <text:p/>
          </table:table-cell>
          <table:table-cell table:formula="of:=IF([.E45] = &quot;&quot; ;&quot;&quot;; [.E45]-[.O45])">
            <text:p/>
          </table:table-cell>
          <table:table-cell table:formula="of:=IFERROR(([.Q45]/[.I45])*100; &quot;&quot;)">
            <text:p/>
          </table:table-cell>
          <table:table-cell/>
          <table:table-cell table:formula="of:=IFERROR(([.S45]/[.K45])*100; &quot;&quot;)">
            <text:p/>
          </table:table-cell>
          <table:table-cell table:formula="of:=IF([.G45] = &quot;&quot; ;&quot;&quot;; [.G45]-[.S45])">
            <text:p/>
          </table:table-cell>
          <table:table-cell table:formula="of:=IFERROR(([.U45]/[.I45])*100; &quot;&quot;)">
            <text:p/>
          </table:table-cell>
          <table:table-cell table:style-name="ce1"/>
          <table:table-cell table:formula="of:=IFERROR(([.W45]/[.E45])*100; &quot;&quot;)">
            <text:p/>
          </table:table-cell>
          <table:table-cell table:style-name="ce1" table:number-columns-repeated="2"/>
          <table:table-cell table:formula="of:=IFERROR(([.Z45]/[.I45])*100; &quot;&quot;)">
            <text:p/>
          </table:table-cell>
          <table:table-cell table:style-name="ce1"/>
          <table:table-cell table:formula="of:=IFERROR(([.AB45]/[.I45])*100; &quot;&quot;)">
            <text:p/>
          </table:table-cell>
          <table:table-cell table:style-name="ce1"/>
          <table:table-cell/>
          <table:table-cell table:style-name="ce1"/>
          <table:table-cell table:formula="of:=IFERROR(([.AF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45]/[.I45])*100; &quot;&quot;)">
            <text:p/>
          </table:table-cell>
          <table:table-cell table:style-name="ce1"/>
          <table:table-cell/>
          <table:table-cell table:style-name="ce1"/>
          <table:table-cell table:formula="of:=IFERROR(([.BN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45]/[.I45])*100; &quot;&quot;)">
            <text:p/>
          </table:table-cell>
          <table:table-cell table:style-name="ce1"/>
          <table:table-cell table:formula="of:=IFERROR(([.CH45]/[.I45])*100; &quot;&quot;)">
            <text:p/>
          </table:table-cell>
          <table:table-cell table:style-name="ce1"/>
          <table:table-cell table:formula="of:=IFERROR(([.CJ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45]/[.I45])*100; &quot;&quot;)">
            <text:p/>
          </table:table-cell>
          <table:table-cell table:style-name="ce1"/>
          <table:table-cell/>
          <table:table-cell table:style-name="ce1"/>
          <table:table-cell table:formula="of:=IFERROR(([.CV45]/[.I45])*100; &quot;&quot;)">
            <text:p/>
          </table:table-cell>
          <table:table-cell table:style-name="ce1"/>
          <table:table-cell/>
          <table:table-cell table:style-name="ce1"/>
          <table:table-cell table:formula="of:=IFERROR(([.CZ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ng</text:p>
          </table:table-cell>
          <table:table-cell office:value-type="string" calcext:value-type="string">
            <text:p>68.04.88</text:p>
          </table:table-cell>
          <table:table-cell office:value-type="float" office:value="138" calcext:value-type="float">
            <text:p>138</text:p>
          </table:table-cell>
          <table:table-cell table:formula="of:=IF([.C46]=&quot;&quot;;&quot;&quot;;[.C46]-[.Y46])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ERROR(([.E46]/[.D46])*100; &quot;&quot;)" office:value-type="float" office:value="77.5" calcext:value-type="float">
            <text:p>77,5</text:p>
          </table:table-cell>
          <table:table-cell office:value-type="float" office:value="78" calcext:value-type="float">
            <text:p>78</text:p>
          </table:table-cell>
          <table:table-cell table:formula="of:=IFERROR(([.G46]/[.D46])*100; &quot;&quot;)"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IFERROR(([.I46]/[.D46])*100; &quot;&quot;)" office:value-type="float" office:value="12.5" calcext:value-type="float">
            <text:p>12,5</text:p>
          </table:table-cell>
          <table:table-cell office:value-type="float" office:value="105" calcext:value-type="float">
            <text:p>105</text:p>
          </table:table-cell>
          <table:table-cell table:formula="of:=IFERROR(([.K46]/[.D46])*100; &quot;&quot;)" office:value-type="float" office:value="87.5" calcext:value-type="float">
            <text:p>87,5</text:p>
          </table:table-cell>
          <table:table-cell office:value-type="float" office:value="82" calcext:value-type="float">
            <text:p>82</text:p>
          </table:table-cell>
          <table:table-cell table:formula="of:=IFERROR(([.M46]/[.K46])*100; &quot;&quot;)" office:value-type="float" office:value="78.0952380952381" calcext:value-type="float">
            <text:p>78,0952380952381</text:p>
          </table:table-cell>
          <table:table-cell office:value-type="float" office:value="83" calcext:value-type="float">
            <text:p>83</text:p>
          </table:table-cell>
          <table:table-cell table:formula="of:=IFERROR(([.O46]/[.K46])*100; &quot;&quot;)" office:value-type="float" office:value="79.0476190476191" calcext:value-type="float">
            <text:p>79,0476190476191</text:p>
          </table:table-cell>
          <table:table-cell table:formula="of:=IF([.E46] = &quot;&quot; ;&quot;&quot;; [.E46]-[.O46])" office:value-type="float" office:value="10" calcext:value-type="float">
            <text:p>10</text:p>
          </table:table-cell>
          <table:table-cell table:formula="of:=IFERROR(([.Q46]/[.I46])*100; &quot;&quot;)" office:value-type="float" office:value="66.6666666666667" calcext:value-type="float">
            <text:p>66,6666666666667</text:p>
          </table:table-cell>
          <table:table-cell office:value-type="float" office:value="77" calcext:value-type="float">
            <text:p>77</text:p>
          </table:table-cell>
          <table:table-cell table:formula="of:=IFERROR(([.S46]/[.K46])*100; &quot;&quot;)" office:value-type="float" office:value="73.3333333333333" calcext:value-type="float">
            <text:p>73,3333333333333</text:p>
          </table:table-cell>
          <table:table-cell table:formula="of:=IF([.G46] = &quot;&quot; ;&quot;&quot;; [.G46]-[.S46])" office:value-type="float" office:value="1" calcext:value-type="float">
            <text:p>1</text:p>
          </table:table-cell>
          <table:table-cell table:formula="of:=IFERROR(([.U46]/[.I46])*100; &quot;&quot;)" office:value-type="float" office:value="6.66666666666667" calcext:value-type="float">
            <text:p>6,66666666666667</text:p>
          </table:table-cell>
          <table:table-cell office:value-type="float" office:value="19" calcext:value-type="float">
            <text:p>19</text:p>
          </table:table-cell>
          <table:table-cell table:formula="of:=IFERROR(([.W46]/[.E46])*100; &quot;&quot;)" office:value-type="float" office:value="20.4301075268817" calcext:value-type="float">
            <text:p>20,43010752688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ERROR(([.Z46]/[.I46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B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46]/[.I46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47]=&quot;&quot;;&quot;&quot;;[.C47]-[.Y47])">
            <text:p/>
          </table:table-cell>
          <table:table-cell table:style-name="ce1"/>
          <table:table-cell table:formula="of:=IFERROR(([.E47]/[.D47])*100; &quot;&quot;)">
            <text:p/>
          </table:table-cell>
          <table:table-cell table:style-name="ce1"/>
          <table:table-cell table:formula="of:=IFERROR(([.G47]/[.D47])*100; &quot;&quot;)">
            <text:p/>
          </table:table-cell>
          <table:table-cell table:style-name="ce1"/>
          <table:table-cell table:formula="of:=IFERROR(([.I47]/[.D47])*100; &quot;&quot;)">
            <text:p/>
          </table:table-cell>
          <table:table-cell table:style-name="ce1"/>
          <table:table-cell table:formula="of:=IFERROR(([.K47]/[.D47])*100; &quot;&quot;)">
            <text:p/>
          </table:table-cell>
          <table:table-cell table:style-name="ce1"/>
          <table:table-cell table:formula="of:=IFERROR(([.M47]/[.K47])*100; &quot;&quot;)">
            <text:p/>
          </table:table-cell>
          <table:table-cell/>
          <table:table-cell table:formula="of:=IFERROR(([.O47]/[.K47])*100; &quot;&quot;)">
            <text:p/>
          </table:table-cell>
          <table:table-cell table:formula="of:=IF([.E47] = &quot;&quot; ;&quot;&quot;; [.E47]-[.O47])">
            <text:p/>
          </table:table-cell>
          <table:table-cell table:formula="of:=IFERROR(([.Q47]/[.I47])*100; &quot;&quot;)">
            <text:p/>
          </table:table-cell>
          <table:table-cell/>
          <table:table-cell table:formula="of:=IFERROR(([.S47]/[.K47])*100; &quot;&quot;)">
            <text:p/>
          </table:table-cell>
          <table:table-cell table:formula="of:=IF([.G47] = &quot;&quot; ;&quot;&quot;; [.G47]-[.S47])">
            <text:p/>
          </table:table-cell>
          <table:table-cell table:formula="of:=IFERROR(([.U47]/[.I47])*100; &quot;&quot;)">
            <text:p/>
          </table:table-cell>
          <table:table-cell table:style-name="ce1"/>
          <table:table-cell table:formula="of:=IFERROR(([.W47]/[.E47])*100; &quot;&quot;)">
            <text:p/>
          </table:table-cell>
          <table:table-cell table:style-name="ce1" table:number-columns-repeated="2"/>
          <table:table-cell table:formula="of:=IFERROR(([.Z47]/[.I47])*100; &quot;&quot;)">
            <text:p/>
          </table:table-cell>
          <table:table-cell table:style-name="ce1"/>
          <table:table-cell table:formula="of:=IFERROR(([.AB47]/[.I47])*100; &quot;&quot;)">
            <text:p/>
          </table:table-cell>
          <table:table-cell table:style-name="ce1"/>
          <table:table-cell/>
          <table:table-cell table:style-name="ce1"/>
          <table:table-cell table:formula="of:=IFERROR(([.AF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47]/[.I47])*100; &quot;&quot;)">
            <text:p/>
          </table:table-cell>
          <table:table-cell table:style-name="ce1"/>
          <table:table-cell/>
          <table:table-cell table:style-name="ce1"/>
          <table:table-cell table:formula="of:=IFERROR(([.BN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47]/[.I47])*100; &quot;&quot;)">
            <text:p/>
          </table:table-cell>
          <table:table-cell table:style-name="ce1"/>
          <table:table-cell table:formula="of:=IFERROR(([.CH47]/[.I47])*100; &quot;&quot;)">
            <text:p/>
          </table:table-cell>
          <table:table-cell table:style-name="ce1"/>
          <table:table-cell table:formula="of:=IFERROR(([.CJ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47]/[.I47])*100; &quot;&quot;)">
            <text:p/>
          </table:table-cell>
          <table:table-cell table:style-name="ce1"/>
          <table:table-cell/>
          <table:table-cell table:style-name="ce1"/>
          <table:table-cell table:formula="of:=IFERROR(([.CV47]/[.I47])*100; &quot;&quot;)">
            <text:p/>
          </table:table-cell>
          <table:table-cell table:style-name="ce1"/>
          <table:table-cell/>
          <table:table-cell table:style-name="ce1"/>
          <table:table-cell table:formula="of:=IFERROR(([.CZ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450 e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48]=&quot;&quot;;&quot;&quot;;[.C48]-[.Y48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48]/[.D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48]/[.D48])*100; &quot;&quot;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IFERROR(([.I48]/[.D48])*100; &quot;&quot;)" office:value-type="float" office:value="99.5475113122172" calcext:value-type="float">
            <text:p>99,5475113122172</text:p>
          </table:table-cell>
          <table:table-cell office:value-type="float" office:value="1" calcext:value-type="float">
            <text:p>1</text:p>
          </table:table-cell>
          <table:table-cell table:formula="of:=IFERROR(([.K48]/[.D48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 table:formula="of:=IFERROR(([.M48]/[.K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48]/[.K48])*100; &quot;&quot;)" office:value-type="float" office:value="0" calcext:value-type="float">
            <text:p>0</text:p>
          </table:table-cell>
          <table:table-cell table:formula="of:=IF([.E48] = &quot;&quot; ;&quot;&quot;; [.E48]-[.O48])" office:value-type="float" office:value="0" calcext:value-type="float">
            <text:p>0</text:p>
          </table:table-cell>
          <table:table-cell table:style-name="ce3" table:formula="of:=IFERROR(([.Q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48]/[.K48])*100; &quot;&quot;)" office:value-type="float" office:value="0" calcext:value-type="float">
            <text:p>0</text:p>
          </table:table-cell>
          <table:table-cell table:formula="of:=IF([.G48] = &quot;&quot; ;&quot;&quot;; [.G48]-[.S48])" office:value-type="float" office:value="0" calcext:value-type="float">
            <text:p>0</text:p>
          </table:table-cell>
          <table:table-cell table:formula="of:=IFERROR(([.U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48]/[.E48])*100; 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Z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48]/[.I4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IFERROR(([.BJ48]/[.I48])*100; &quot;&quot;)" office:value-type="float" office:value="97.7272727272727" calcext:value-type="float">
            <text:p>97,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28.06.92</text:p>
          </table:table-cell>
          <table:table-cell office:value-type="float" office:value="234" calcext:value-type="float">
            <text:p>234</text:p>
          </table:table-cell>
          <table:table-cell table:formula="of:=IF([.C49]=&quot;&quot;;&quot;&quot;;[.C49]-[.Y49])"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formula="of:=IFERROR(([.E49]/[.D49])*100; &quot;&quot;)" office:value-type="float" office:value="6.73076923076923" calcext:value-type="float">
            <text:p>6,73076923076923</text:p>
          </table:table-cell>
          <table:table-cell office:value-type="float" office:value="6" calcext:value-type="float">
            <text:p>6</text:p>
          </table:table-cell>
          <table:table-cell table:formula="of:=IFERROR(([.G49]/[.D49])*100; &quot;&quot;)" office:value-type="float" office:value="2.88461538461538" calcext:value-type="float">
            <text:p>2,88461538461538</text:p>
          </table:table-cell>
          <table:table-cell office:value-type="float" office:value="185" calcext:value-type="float">
            <text:p>185</text:p>
          </table:table-cell>
          <table:table-cell table:formula="of:=IFERROR(([.I49]/[.D49])*100; &quot;&quot;)" office:value-type="float" office:value="88.9423076923077" calcext:value-type="float">
            <text:p>88,9423076923077</text:p>
          </table:table-cell>
          <table:table-cell office:value-type="float" office:value="23" calcext:value-type="float">
            <text:p>23</text:p>
          </table:table-cell>
          <table:table-cell table:formula="of:=IFERROR(([.K49]/[.D49])*100; &quot;&quot;)" office:value-type="float" office:value="11.0576923076923" calcext:value-type="float">
            <text:p>11,0576923076923</text:p>
          </table:table-cell>
          <table:table-cell office:value-type="float" office:value="5" calcext:value-type="float">
            <text:p>5</text:p>
          </table:table-cell>
          <table:table-cell table:formula="of:=IFERROR(([.M49]/[.K49])*100; &quot;&quot;)" office:value-type="float" office:value="21.7391304347826" calcext:value-type="float">
            <text:p>21,7391304347826</text:p>
          </table:table-cell>
          <table:table-cell office:value-type="float" office:value="11" calcext:value-type="float">
            <text:p>11</text:p>
          </table:table-cell>
          <table:table-cell table:formula="of:=IFERROR(([.O49]/[.K49])*100; &quot;&quot;)" office:value-type="float" office:value="47.8260869565217" calcext:value-type="float">
            <text:p>47,8260869565217</text:p>
          </table:table-cell>
          <table:table-cell table:formula="of:=IF([.E49] = &quot;&quot; ;&quot;&quot;; [.E49]-[.O49])" office:value-type="float" office:value="3" calcext:value-type="float">
            <text:p>3</text:p>
          </table:table-cell>
          <table:table-cell table:formula="of:=IFERROR(([.Q49]/[.I49])*100; &quot;&quot;)" office:value-type="float" office:value="1.62162162162162" calcext:value-type="float">
            <text:p>1,62162162162162</text:p>
          </table:table-cell>
          <table:table-cell office:value-type="float" office:value="4" calcext:value-type="float">
            <text:p>4</text:p>
          </table:table-cell>
          <table:table-cell table:formula="of:=IFERROR(([.S49]/[.K49])*100; &quot;&quot;)" office:value-type="float" office:value="17.3913043478261" calcext:value-type="float">
            <text:p>17,3913043478261</text:p>
          </table:table-cell>
          <table:table-cell table:formula="of:=IF([.G49] = &quot;&quot; ;&quot;&quot;; [.G49]-[.S49])" office:value-type="float" office:value="2" calcext:value-type="float">
            <text:p>2</text:p>
          </table:table-cell>
          <table:table-cell table:formula="of:=IFERROR(([.U49]/[.I49])*100; &quot;&quot;)" office:value-type="float" office:value="1.08108108108108" calcext:value-type="float">
            <text:p>1,08108108108108</text:p>
          </table:table-cell>
          <table:table-cell office:value-type="float" office:value="11" calcext:value-type="float">
            <text:p>11</text:p>
          </table:table-cell>
          <table:table-cell table:formula="of:=IFERROR(([.W49]/[.E49])*100; &quot;&quot;)" office:value-type="float" office:value="78.5714285714286" calcext:value-type="float">
            <text:p>78,57142857142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ERROR(([.Z49]/[.I49])*100; &quot;&quot;)" office:value-type="float" office:value="1.08108108108108" calcext:value-type="float">
            <text:p>1,08108108108108</text:p>
          </table:table-cell>
          <table:table-cell office:value-type="float" office:value="0" calcext:value-type="float">
            <text:p>0</text:p>
          </table:table-cell>
          <table:table-cell table:formula="of:=IFERROR(([.AB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49]/[.I49])*100; &quot;&quot;)" office:value-type="float" office:value="1.08108108108108" calcext:value-type="float">
            <text:p>1,08108108108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49]/[.I49])*100; &quot;&quot;)" office:value-type="float" office:value="2.16216216216216" calcext:value-type="float">
            <text:p>2,16216216216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IFERROR(([.CF49]/[.I49])*100; &quot;&quot;)" office:value-type="float" office:value="91.8918918918919" calcext:value-type="float">
            <text:p>91,8918918918919</text:p>
          </table:table-cell>
          <table:table-cell office:value-type="float" office:value="3" calcext:value-type="float">
            <text:p>3</text:p>
          </table:table-cell>
          <table:table-cell table:formula="of:=IFERROR(([.CH49]/[.I49])*100; &quot;&quot;)" office:value-type="float" office:value="1.62162162162162" calcext:value-type="float">
            <text:p>1,62162162162162</text:p>
          </table:table-cell>
          <table:table-cell office:value-type="float" office:value="2" calcext:value-type="float">
            <text:p>2</text:p>
          </table:table-cell>
          <table:table-cell table:formula="of:=IFERROR(([.CJ49]/[.I49])*100; &quot;&quot;)" office:value-type="float" office:value="1.08108108108108" calcext:value-type="float">
            <text:p>1,08108108108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49]/[.I49])*100; &quot;&quot;)" office:value-type="float" office:value="1.08108108108108" calcext:value-type="float">
            <text:p>1,08108108108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0]=&quot;&quot;;&quot;&quot;;[.C50]-[.Y50])">
            <text:p/>
          </table:table-cell>
          <table:table-cell table:style-name="ce1"/>
          <table:table-cell table:formula="of:=IFERROR(([.E50]/[.D50])*100; &quot;&quot;)">
            <text:p/>
          </table:table-cell>
          <table:table-cell table:style-name="ce1"/>
          <table:table-cell table:formula="of:=IFERROR(([.G50]/[.D50])*100; &quot;&quot;)">
            <text:p/>
          </table:table-cell>
          <table:table-cell table:style-name="ce1"/>
          <table:table-cell table:formula="of:=IFERROR(([.I50]/[.D50])*100; &quot;&quot;)">
            <text:p/>
          </table:table-cell>
          <table:table-cell table:style-name="ce1"/>
          <table:table-cell table:formula="of:=IFERROR(([.K50]/[.D50])*100; &quot;&quot;)">
            <text:p/>
          </table:table-cell>
          <table:table-cell table:style-name="ce1"/>
          <table:table-cell table:formula="of:=IFERROR(([.M50]/[.K50])*100; &quot;&quot;)">
            <text:p/>
          </table:table-cell>
          <table:table-cell/>
          <table:table-cell table:formula="of:=IFERROR(([.O50]/[.K50])*100; &quot;&quot;)">
            <text:p/>
          </table:table-cell>
          <table:table-cell table:formula="of:=IF([.E50] = &quot;&quot; ;&quot;&quot;; [.E50]-[.O50])">
            <text:p/>
          </table:table-cell>
          <table:table-cell table:formula="of:=IFERROR(([.Q50]/[.I50])*100; &quot;&quot;)">
            <text:p/>
          </table:table-cell>
          <table:table-cell/>
          <table:table-cell table:formula="of:=IFERROR(([.S50]/[.K50])*100; &quot;&quot;)">
            <text:p/>
          </table:table-cell>
          <table:table-cell table:formula="of:=IF([.G50] = &quot;&quot; ;&quot;&quot;; [.G50]-[.S50])">
            <text:p/>
          </table:table-cell>
          <table:table-cell table:formula="of:=IFERROR(([.U50]/[.I50])*100; &quot;&quot;)">
            <text:p/>
          </table:table-cell>
          <table:table-cell table:style-name="ce1"/>
          <table:table-cell table:formula="of:=IFERROR(([.W50]/[.E50])*100; &quot;&quot;)">
            <text:p/>
          </table:table-cell>
          <table:table-cell table:style-name="ce1" table:number-columns-repeated="2"/>
          <table:table-cell table:formula="of:=IFERROR(([.Z50]/[.I50])*100; &quot;&quot;)">
            <text:p/>
          </table:table-cell>
          <table:table-cell table:style-name="ce1"/>
          <table:table-cell table:formula="of:=IFERROR(([.AB50]/[.I50])*100; &quot;&quot;)">
            <text:p/>
          </table:table-cell>
          <table:table-cell table:style-name="ce1"/>
          <table:table-cell/>
          <table:table-cell table:style-name="ce1"/>
          <table:table-cell table:formula="of:=IFERROR(([.AF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0]/[.I50])*100; &quot;&quot;)">
            <text:p/>
          </table:table-cell>
          <table:table-cell table:style-name="ce1"/>
          <table:table-cell/>
          <table:table-cell table:style-name="ce1"/>
          <table:table-cell table:formula="of:=IFERROR(([.BN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0]/[.I50])*100; &quot;&quot;)">
            <text:p/>
          </table:table-cell>
          <table:table-cell table:style-name="ce1"/>
          <table:table-cell table:formula="of:=IFERROR(([.CH50]/[.I50])*100; &quot;&quot;)">
            <text:p/>
          </table:table-cell>
          <table:table-cell table:style-name="ce1"/>
          <table:table-cell table:formula="of:=IFERROR(([.CJ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0]/[.I50])*100; &quot;&quot;)">
            <text:p/>
          </table:table-cell>
          <table:table-cell table:style-name="ce1"/>
          <table:table-cell/>
          <table:table-cell table:style-name="ce1"/>
          <table:table-cell table:formula="of:=IFERROR(([.CV50]/[.I50])*100; &quot;&quot;)">
            <text:p/>
          </table:table-cell>
          <table:table-cell table:style-name="ce1"/>
          <table:table-cell/>
          <table:table-cell table:style-name="ce1"/>
          <table:table-cell table:formula="of:=IFERROR(([.CZ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600</text:p>
          </table:table-cell>
          <table:table-cell office:value-type="string" calcext:value-type="string">
            <text:p>600.07.27</text:p>
          </table:table-cell>
          <table:table-cell office:value-type="float" office:value="260" calcext:value-type="float">
            <text:p>260</text:p>
          </table:table-cell>
          <table:table-cell table:formula="of:=IF([.C51]=&quot;&quot;;&quot;&quot;;[.C51]-[.Y51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51]/[.D5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51]/[.D5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51]/[.K5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51]/[.K51])*100; &quot;&quot;)">
            <text:p/>
          </table:table-cell>
          <table:table-cell table:formula="of:=IF([.E51] = &quot;&quot; ;&quot;&quot;; [.E51]-[.O51])" office:value-type="float" office:value="0" calcext:value-type="float">
            <text:p>0</text:p>
          </table:table-cell>
          <table:table-cell table:style-name="ce3" table:formula="of:=IFERROR(([.Q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51]/[.K51])*100; &quot;&quot;)">
            <text:p/>
          </table:table-cell>
          <table:table-cell table:formula="of:=IF([.G51] = &quot;&quot; ;&quot;&quot;; [.G51]-[.S51])" office:value-type="float" office:value="0" calcext:value-type="float">
            <text:p>0</text:p>
          </table:table-cell>
          <table:table-cell table:formula="of:=IFERROR(([.U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51]/[.E51])*100; 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Z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51]/[.I5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J51]/[.I5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2]=&quot;&quot;;&quot;&quot;;[.C52]-[.Y52])">
            <text:p/>
          </table:table-cell>
          <table:table-cell table:style-name="ce1"/>
          <table:table-cell table:formula="of:=IFERROR(([.E52]/[.D52])*100; &quot;&quot;)">
            <text:p/>
          </table:table-cell>
          <table:table-cell table:style-name="ce1"/>
          <table:table-cell table:formula="of:=IFERROR(([.G52]/[.D52])*100; &quot;&quot;)">
            <text:p/>
          </table:table-cell>
          <table:table-cell table:style-name="ce1"/>
          <table:table-cell table:formula="of:=IFERROR(([.I52]/[.D52])*100; &quot;&quot;)">
            <text:p/>
          </table:table-cell>
          <table:table-cell table:style-name="ce1"/>
          <table:table-cell table:formula="of:=IFERROR(([.K52]/[.D52])*100; &quot;&quot;)">
            <text:p/>
          </table:table-cell>
          <table:table-cell table:style-name="ce1"/>
          <table:table-cell table:formula="of:=IFERROR(([.M52]/[.K52])*100; &quot;&quot;)">
            <text:p/>
          </table:table-cell>
          <table:table-cell/>
          <table:table-cell table:formula="of:=IFERROR(([.O52]/[.K52])*100; &quot;&quot;)">
            <text:p/>
          </table:table-cell>
          <table:table-cell table:formula="of:=IF([.E52] = &quot;&quot; ;&quot;&quot;; [.E52]-[.O52])">
            <text:p/>
          </table:table-cell>
          <table:table-cell table:formula="of:=IFERROR(([.Q52]/[.I52])*100; &quot;&quot;)">
            <text:p/>
          </table:table-cell>
          <table:table-cell/>
          <table:table-cell table:formula="of:=IFERROR(([.S52]/[.K52])*100; &quot;&quot;)">
            <text:p/>
          </table:table-cell>
          <table:table-cell table:formula="of:=IF([.G52] = &quot;&quot; ;&quot;&quot;; [.G52]-[.S52])">
            <text:p/>
          </table:table-cell>
          <table:table-cell table:formula="of:=IFERROR(([.U52]/[.I52])*100; &quot;&quot;)">
            <text:p/>
          </table:table-cell>
          <table:table-cell table:style-name="ce1"/>
          <table:table-cell table:formula="of:=IFERROR(([.W52]/[.E52])*100; &quot;&quot;)">
            <text:p/>
          </table:table-cell>
          <table:table-cell table:style-name="ce1" table:number-columns-repeated="2"/>
          <table:table-cell table:formula="of:=IFERROR(([.Z52]/[.I52])*100; &quot;&quot;)">
            <text:p/>
          </table:table-cell>
          <table:table-cell table:style-name="ce1"/>
          <table:table-cell table:formula="of:=IFERROR(([.AB52]/[.I52])*100; &quot;&quot;)">
            <text:p/>
          </table:table-cell>
          <table:table-cell table:style-name="ce1"/>
          <table:table-cell/>
          <table:table-cell table:style-name="ce1"/>
          <table:table-cell table:formula="of:=IFERROR(([.AF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2]/[.I52])*100; &quot;&quot;)">
            <text:p/>
          </table:table-cell>
          <table:table-cell table:style-name="ce1"/>
          <table:table-cell/>
          <table:table-cell table:style-name="ce1"/>
          <table:table-cell table:formula="of:=IFERROR(([.BN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2]/[.I52])*100; &quot;&quot;)">
            <text:p/>
          </table:table-cell>
          <table:table-cell table:style-name="ce1"/>
          <table:table-cell table:formula="of:=IFERROR(([.CH52]/[.I52])*100; &quot;&quot;)">
            <text:p/>
          </table:table-cell>
          <table:table-cell table:style-name="ce1"/>
          <table:table-cell table:formula="of:=IFERROR(([.CJ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2]/[.I52])*100; &quot;&quot;)">
            <text:p/>
          </table:table-cell>
          <table:table-cell table:style-name="ce1"/>
          <table:table-cell/>
          <table:table-cell table:style-name="ce1"/>
          <table:table-cell table:formula="of:=IFERROR(([.CV52]/[.I52])*100; &quot;&quot;)">
            <text:p/>
          </table:table-cell>
          <table:table-cell table:style-name="ce1"/>
          <table:table-cell/>
          <table:table-cell table:style-name="ce1"/>
          <table:table-cell table:formula="of:=IFERROR(([.CZ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1160</text:p>
          </table:table-cell>
          <table:table-cell office:value-type="string" calcext:value-type="string">
            <text:p>160.07.13</text:p>
          </table:table-cell>
          <table:table-cell office:value-type="float" office:value="260" calcext:value-type="float">
            <text:p>260</text:p>
          </table:table-cell>
          <table:table-cell table:formula="of:=IF([.C53]=&quot;&quot;;&quot;&quot;;[.C53]-[.Y53])"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table:formula="of:=IFERROR(([.E53]/[.D53])*100; &quot;&quot;)" office:value-type="float" office:value="8.1447963800905" calcext:value-type="float">
            <text:p>8,1447963800905</text:p>
          </table:table-cell>
          <table:table-cell office:value-type="float" office:value="7" calcext:value-type="float">
            <text:p>7</text:p>
          </table:table-cell>
          <table:table-cell table:formula="of:=IFERROR(([.G53]/[.D53])*100; &quot;&quot;)" office:value-type="float" office:value="3.16742081447964" calcext:value-type="float">
            <text:p>3,16742081447964</text:p>
          </table:table-cell>
          <table:table-cell office:value-type="float" office:value="187" calcext:value-type="float">
            <text:p>187</text:p>
          </table:table-cell>
          <table:table-cell table:formula="of:=IFERROR(([.I53]/[.D53])*100; &quot;&quot;)" office:value-type="float" office:value="84.6153846153846" calcext:value-type="float">
            <text:p>84,6153846153846</text:p>
          </table:table-cell>
          <table:table-cell office:value-type="float" office:value="34" calcext:value-type="float">
            <text:p>34</text:p>
          </table:table-cell>
          <table:table-cell table:formula="of:=IFERROR(([.K53]/[.D53])*100; &quot;&quot;)" office:value-type="float" office:value="15.3846153846154" calcext:value-type="float">
            <text:p>15,3846153846154</text:p>
          </table:table-cell>
          <table:table-cell office:value-type="float" office:value="9" calcext:value-type="float">
            <text:p>9</text:p>
          </table:table-cell>
          <table:table-cell table:formula="of:=IFERROR(([.M53]/[.K53])*100; &quot;&quot;)" office:value-type="float" office:value="26.4705882352941" calcext:value-type="float">
            <text:p>26,4705882352941</text:p>
          </table:table-cell>
          <table:table-cell office:value-type="float" office:value="17" calcext:value-type="float">
            <text:p>17</text:p>
          </table:table-cell>
          <table:table-cell table:formula="of:=IFERROR(([.O53]/[.K53])*100; &quot;&quot;)" office:value-type="float" office:value="50" calcext:value-type="float">
            <text:p>50</text:p>
          </table:table-cell>
          <table:table-cell table:formula="of:=IF([.E53] = &quot;&quot; ;&quot;&quot;; [.E53]-[.O53])" office:value-type="float" office:value="1" calcext:value-type="float">
            <text:p>1</text:p>
          </table:table-cell>
          <table:table-cell table:formula="of:=IFERROR(([.Q53]/[.I53])*100; &quot;&quot;)" office:value-type="float" office:value="0.53475935828877" calcext:value-type="float">
            <text:p>0,53475935828877</text:p>
          </table:table-cell>
          <table:table-cell office:value-type="float" office:value="7" calcext:value-type="float">
            <text:p>7</text:p>
          </table:table-cell>
          <table:table-cell table:formula="of:=IFERROR(([.S53]/[.K53])*100; &quot;&quot;)" office:value-type="float" office:value="20.5882352941176" calcext:value-type="float">
            <text:p>20,5882352941176</text:p>
          </table:table-cell>
          <table:table-cell table:formula="of:=IF([.G53] = &quot;&quot; ;&quot;&quot;; [.G53]-[.S53])" office:value-type="float" office:value="0" calcext:value-type="float">
            <text:p>0</text:p>
          </table:table-cell>
          <table:table-cell table:formula="of:=IFERROR(([.U53]/[.I53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53]/[.E53])*100; &quot;&quot;)" office:value-type="float" office:value="77.7777777777778" calcext:value-type="float">
            <text:p>77,77777777777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IFERROR(([.Z53]/[.I53])*100; &quot;&quot;)" office:value-type="float" office:value="1.60427807486631" calcext:value-type="float">
            <text:p>1,60427807486631</text:p>
          </table:table-cell>
          <table:table-cell office:value-type="float" office:value="1" calcext:value-type="float">
            <text:p>1</text:p>
          </table:table-cell>
          <table:table-cell table:formula="of:=IFERROR(([.AB53]/[.I53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53]/[.I53])*100; &quot;&quot;)" office:value-type="float" office:value="2.67379679144385" calcext:value-type="float">
            <text:p>2,67379679144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BJ53]/[.I53])*100; &quot;&quot;)" office:value-type="float" office:value="1.60427807486631" calcext:value-type="float">
            <text:p>1,60427807486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IFERROR(([.CF53]/[.I53])*100; &quot;&quot;)" office:value-type="float" office:value="90.9090909090909" calcext:value-type="float">
            <text:p>90,9090909090909</text:p>
          </table:table-cell>
          <table:table-cell office:value-type="float" office:value="4" calcext:value-type="float">
            <text:p>4</text:p>
          </table:table-cell>
          <table:table-cell table:formula="of:=IFERROR(([.CH53]/[.I53])*100; &quot;&quot;)" office:value-type="float" office:value="2.13903743315508" calcext:value-type="float">
            <text:p>2,13903743315508</text:p>
          </table:table-cell>
          <table:table-cell office:value-type="float" office:value="1" calcext:value-type="float">
            <text:p>1</text:p>
          </table:table-cell>
          <table:table-cell table:formula="of:=IFERROR(([.CJ53]/[.I53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44.06.92</text:p>
          </table:table-cell>
          <table:table-cell office:value-type="float" office:value="235" calcext:value-type="float">
            <text:p>235</text:p>
          </table:table-cell>
          <table:table-cell table:formula="of:=IF([.C54]=&quot;&quot;;&quot;&quot;;[.C54]-[.Y54]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formula="of:=IFERROR(([.E54]/[.D54])*100; &quot;&quot;)" office:value-type="float" office:value="8.17307692307692" calcext:value-type="float">
            <text:p>8,17307692307692</text:p>
          </table:table-cell>
          <table:table-cell office:value-type="float" office:value="6" calcext:value-type="float">
            <text:p>6</text:p>
          </table:table-cell>
          <table:table-cell table:formula="of:=IFERROR(([.G54]/[.D54])*100; &quot;&quot;)" office:value-type="float" office:value="2.88461538461538" calcext:value-type="float">
            <text:p>2,88461538461538</text:p>
          </table:table-cell>
          <table:table-cell office:value-type="float" office:value="182" calcext:value-type="float">
            <text:p>182</text:p>
          </table:table-cell>
          <table:table-cell table:formula="of:=IFERROR(([.I54]/[.D54])*100; &quot;&quot;)" office:value-type="float" office:value="87.5" calcext:value-type="float">
            <text:p>87,5</text:p>
          </table:table-cell>
          <table:table-cell office:value-type="float" office:value="26" calcext:value-type="float">
            <text:p>26</text:p>
          </table:table-cell>
          <table:table-cell table:formula="of:=IFERROR(([.K54]/[.D54])*100; &quot;&quot;)" office:value-type="float" office:value="12.5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table:formula="of:=IFERROR(([.M54]/[.K54])*100; &quot;&quot;)" office:value-type="float" office:value="19.2307692307692" calcext:value-type="float">
            <text:p>19,2307692307692</text:p>
          </table:table-cell>
          <table:table-cell office:value-type="float" office:value="13" calcext:value-type="float">
            <text:p>13</text:p>
          </table:table-cell>
          <table:table-cell table:formula="of:=IFERROR(([.O54]/[.K54])*100; &quot;&quot;)" office:value-type="float" office:value="50" calcext:value-type="float">
            <text:p>50</text:p>
          </table:table-cell>
          <table:table-cell table:formula="of:=IF([.E54] = &quot;&quot; ;&quot;&quot;; [.E54]-[.O54])" office:value-type="float" office:value="4" calcext:value-type="float">
            <text:p>4</text:p>
          </table:table-cell>
          <table:table-cell table:formula="of:=IFERROR(([.Q54]/[.I54])*100; &quot;&quot;)" office:value-type="float" office:value="2.1978021978022" calcext:value-type="float">
            <text:p>2,1978021978022</text:p>
          </table:table-cell>
          <table:table-cell office:value-type="float" office:value="4" calcext:value-type="float">
            <text:p>4</text:p>
          </table:table-cell>
          <table:table-cell table:formula="of:=IFERROR(([.S54]/[.K54])*100; &quot;&quot;)" office:value-type="float" office:value="15.3846153846154" calcext:value-type="float">
            <text:p>15,3846153846154</text:p>
          </table:table-cell>
          <table:table-cell table:formula="of:=IF([.G54] = &quot;&quot; ;&quot;&quot;; [.G54]-[.S54])" office:value-type="float" office:value="2" calcext:value-type="float">
            <text:p>2</text:p>
          </table:table-cell>
          <table:table-cell table:formula="of:=IFERROR(([.U54]/[.I54])*100; &quot;&quot;)" office:value-type="float" office:value="1.0989010989011" calcext:value-type="float">
            <text:p>1,0989010989011</text:p>
          </table:table-cell>
          <table:table-cell office:value-type="float" office:value="14" calcext:value-type="float">
            <text:p>14</text:p>
          </table:table-cell>
          <table:table-cell table:formula="of:=IFERROR(([.W54]/[.E54])*100; &quot;&quot;)" office:value-type="float" office:value="82.3529411764706" calcext:value-type="float">
            <text:p>82,352941176470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IFERROR(([.Z54]/[.I54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 table:formula="of:=IFERROR(([.AB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54]/[.I54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J54]/[.I54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IFERROR(([.CF54]/[.I54])*100; &quot;&quot;)" office:value-type="float" office:value="23.0769230769231" calcext:value-type="float">
            <text:p>23,0769230769231</text:p>
          </table:table-cell>
          <table:table-cell office:value-type="float" office:value="5" calcext:value-type="float">
            <text:p>5</text:p>
          </table:table-cell>
          <table:table-cell table:formula="of:=IFERROR(([.CH54]/[.I54])*100; &quot;&quot;)" office:value-type="float" office:value="2.74725274725275" calcext:value-type="float">
            <text:p>2,74725274725275</text:p>
          </table:table-cell>
          <table:table-cell office:value-type="float" office:value="127" calcext:value-type="float">
            <text:p>127</text:p>
          </table:table-cell>
          <table:table-cell table:formula="of:=IFERROR(([.CJ54]/[.I54])*100; &quot;&quot;)" office:value-type="float" office:value="69.7802197802198" calcext:value-type="float">
            <text:p>69,7802197802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54]/[.I54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5]=&quot;&quot;;&quot;&quot;;[.C55]-[.Y55])">
            <text:p/>
          </table:table-cell>
          <table:table-cell table:style-name="ce1"/>
          <table:table-cell table:formula="of:=IFERROR(([.E55]/[.D55])*100; &quot;&quot;)">
            <text:p/>
          </table:table-cell>
          <table:table-cell table:style-name="ce1"/>
          <table:table-cell table:formula="of:=IFERROR(([.G55]/[.D55])*100; &quot;&quot;)">
            <text:p/>
          </table:table-cell>
          <table:table-cell table:style-name="ce1"/>
          <table:table-cell table:formula="of:=IFERROR(([.I55]/[.D55])*100; &quot;&quot;)">
            <text:p/>
          </table:table-cell>
          <table:table-cell table:style-name="ce1"/>
          <table:table-cell table:formula="of:=IFERROR(([.K55]/[.D55])*100; &quot;&quot;)">
            <text:p/>
          </table:table-cell>
          <table:table-cell table:style-name="ce1"/>
          <table:table-cell table:formula="of:=IFERROR(([.M55]/[.K55])*100; &quot;&quot;)">
            <text:p/>
          </table:table-cell>
          <table:table-cell/>
          <table:table-cell table:formula="of:=IFERROR(([.O55]/[.K55])*100; &quot;&quot;)">
            <text:p/>
          </table:table-cell>
          <table:table-cell table:formula="of:=IF([.E55] = &quot;&quot; ;&quot;&quot;; [.E55]-[.O55])">
            <text:p/>
          </table:table-cell>
          <table:table-cell table:formula="of:=IFERROR(([.Q55]/[.I55])*100; &quot;&quot;)">
            <text:p/>
          </table:table-cell>
          <table:table-cell/>
          <table:table-cell table:formula="of:=IFERROR(([.S55]/[.K55])*100; &quot;&quot;)">
            <text:p/>
          </table:table-cell>
          <table:table-cell table:formula="of:=IF([.G55] = &quot;&quot; ;&quot;&quot;; [.G55]-[.S55])">
            <text:p/>
          </table:table-cell>
          <table:table-cell table:formula="of:=IFERROR(([.U55]/[.I55])*100; &quot;&quot;)">
            <text:p/>
          </table:table-cell>
          <table:table-cell table:style-name="ce1"/>
          <table:table-cell table:formula="of:=IFERROR(([.W55]/[.E55])*100; &quot;&quot;)">
            <text:p/>
          </table:table-cell>
          <table:table-cell table:style-name="ce1" table:number-columns-repeated="2"/>
          <table:table-cell table:formula="of:=IFERROR(([.Z55]/[.I55])*100; &quot;&quot;)">
            <text:p/>
          </table:table-cell>
          <table:table-cell table:style-name="ce1"/>
          <table:table-cell table:formula="of:=IFERROR(([.AB55]/[.I55])*100; &quot;&quot;)">
            <text:p/>
          </table:table-cell>
          <table:table-cell table:style-name="ce1"/>
          <table:table-cell/>
          <table:table-cell table:style-name="ce1"/>
          <table:table-cell table:formula="of:=IFERROR(([.AF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5]/[.I55])*100; &quot;&quot;)">
            <text:p/>
          </table:table-cell>
          <table:table-cell table:style-name="ce1"/>
          <table:table-cell/>
          <table:table-cell table:style-name="ce1"/>
          <table:table-cell table:formula="of:=IFERROR(([.BN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5]/[.I55])*100; &quot;&quot;)">
            <text:p/>
          </table:table-cell>
          <table:table-cell table:style-name="ce1"/>
          <table:table-cell table:formula="of:=IFERROR(([.CH55]/[.I55])*100; &quot;&quot;)">
            <text:p/>
          </table:table-cell>
          <table:table-cell table:style-name="ce1"/>
          <table:table-cell table:formula="of:=IFERROR(([.CJ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5]/[.I55])*100; &quot;&quot;)">
            <text:p/>
          </table:table-cell>
          <table:table-cell table:style-name="ce1"/>
          <table:table-cell/>
          <table:table-cell table:style-name="ce1"/>
          <table:table-cell table:formula="of:=IFERROR(([.CV55]/[.I55])*100; &quot;&quot;)">
            <text:p/>
          </table:table-cell>
          <table:table-cell table:style-name="ce1"/>
          <table:table-cell/>
          <table:table-cell table:style-name="ce1"/>
          <table:table-cell table:formula="of:=IFERROR(([.CZ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3000</text:p>
          </table:table-cell>
          <table:table-cell office:value-type="string" calcext:value-type="string">
            <text:p>07.27</text:p>
          </table:table-cell>
          <table:table-cell office:value-type="float" office:value="281" calcext:value-type="float">
            <text:p>281</text:p>
          </table:table-cell>
          <table:table-cell table:formula="of:=IF([.C56]=&quot;&quot;;&quot;&quot;;[.C56]-[.Y56])" office:value-type="float" office:value="241" calcext:value-type="float">
            <text:p>241</text:p>
          </table:table-cell>
          <table:table-cell office:value-type="float" office:value="155" calcext:value-type="float">
            <text:p>155</text:p>
          </table:table-cell>
          <table:table-cell table:formula="of:=IFERROR(([.E56]/[.D56])*100; &quot;&quot;)" office:value-type="float" office:value="64.3153526970954" calcext:value-type="float">
            <text:p>64,3153526970954</text:p>
          </table:table-cell>
          <table:table-cell office:value-type="float" office:value="137" calcext:value-type="float">
            <text:p>137</text:p>
          </table:table-cell>
          <table:table-cell table:formula="of:=IFERROR(([.G56]/[.D56])*100; &quot;&quot;)" office:value-type="float" office:value="56.8464730290456" calcext:value-type="float">
            <text:p>56,8464730290456</text:p>
          </table:table-cell>
          <table:table-cell office:value-type="float" office:value="57" calcext:value-type="float">
            <text:p>57</text:p>
          </table:table-cell>
          <table:table-cell table:formula="of:=IFERROR(([.I56]/[.D56])*100; &quot;&quot;)" office:value-type="float" office:value="23.6514522821577" calcext:value-type="float">
            <text:p>23,6514522821577</text:p>
          </table:table-cell>
          <table:table-cell office:value-type="float" office:value="184" calcext:value-type="float">
            <text:p>184</text:p>
          </table:table-cell>
          <table:table-cell table:formula="of:=IFERROR(([.K56]/[.D56])*100; &quot;&quot;)" office:value-type="float" office:value="76.3485477178423" calcext:value-type="float">
            <text:p>76,3485477178423</text:p>
          </table:table-cell>
          <table:table-cell office:value-type="float" office:value="151" calcext:value-type="float">
            <text:p>151</text:p>
          </table:table-cell>
          <table:table-cell table:formula="of:=IFERROR(([.M56]/[.K56])*100; &quot;&quot;)" office:value-type="float" office:value="82.0652173913043" calcext:value-type="float">
            <text:p>82,0652173913043</text:p>
          </table:table-cell>
          <table:table-cell office:value-type="float" office:value="154" calcext:value-type="float">
            <text:p>154</text:p>
          </table:table-cell>
          <table:table-cell table:formula="of:=IFERROR(([.O56]/[.K56])*100; &quot;&quot;)" office:value-type="float" office:value="83.695652173913" calcext:value-type="float">
            <text:p>83,695652173913</text:p>
          </table:table-cell>
          <table:table-cell table:formula="of:=IF([.E56] = &quot;&quot; ;&quot;&quot;; [.E56]-[.O56])" office:value-type="float" office:value="1" calcext:value-type="float">
            <text:p>1</text:p>
          </table:table-cell>
          <table:table-cell table:formula="of:=IFERROR(([.Q56]/[.I56])*100; &quot;&quot;)" office:value-type="float" office:value="1.75438596491228" calcext:value-type="float">
            <text:p>1,75438596491228</text:p>
          </table:table-cell>
          <table:table-cell office:value-type="float" office:value="137" calcext:value-type="float">
            <text:p>137</text:p>
          </table:table-cell>
          <table:table-cell table:formula="of:=IFERROR(([.S56]/[.K56])*100; &quot;&quot;)" office:value-type="float" office:value="74.4565217391304" calcext:value-type="float">
            <text:p>74,4565217391304</text:p>
          </table:table-cell>
          <table:table-cell table:formula="of:=IF([.G56] = &quot;&quot; ;&quot;&quot;; [.G56]-[.S56])" office:value-type="float" office:value="0" calcext:value-type="float">
            <text:p>0</text:p>
          </table:table-cell>
          <table:table-cell table:formula="of:=IFERROR(([.U56]/[.I56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56]/[.E56])*100; &quot;&quot;)" office:value-type="float" office:value="9.03225806451613" calcext:value-type="float">
            <text:p>9,0322580645161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IFERROR(([.Z56]/[.I56])*100; &quot;&quot;)" office:value-type="float" office:value="12.280701754386" calcext:value-type="float">
            <text:p>12,280701754386</text:p>
          </table:table-cell>
          <table:table-cell office:value-type="float" office:value="2" calcext:value-type="float">
            <text:p>2</text:p>
          </table:table-cell>
          <table:table-cell table:formula="of:=IFERROR(([.AB56]/[.I56])*100; &quot;&quot;)" office:value-type="float" office:value="3.50877192982456" calcext:value-type="float">
            <text:p>3,5087719298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56]/[.I56])*100; &quot;&quot;)" office:value-type="float" office:value="3.50877192982456" calcext:value-type="float">
            <text:p>3,5087719298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56]/[.I56])*100; &quot;&quot;)" office:value-type="float" office:value="31.5789473684211" calcext:value-type="float">
            <text:p>31,5789473684211</text:p>
          </table:table-cell>
          <table:table-cell office:value-type="float" office:value="0" calcext:value-type="float">
            <text:p>0</text:p>
          </table:table-cell>
          <table:table-cell table:formula="of:=IFERROR(([.CH56]/[.I56])*100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ERROR(([.CJ56]/[.I56])*100; &quot;&quot;)" office:value-type="float" office:value="49.1228070175439" calcext:value-type="float">
            <text:p>49,1228070175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7]=&quot;&quot;;&quot;&quot;;[.C57]-[.Y57])">
            <text:p/>
          </table:table-cell>
          <table:table-cell table:style-name="ce1"/>
          <table:table-cell table:formula="of:=IFERROR(([.E57]/[.D57])*100; &quot;&quot;)">
            <text:p/>
          </table:table-cell>
          <table:table-cell table:style-name="ce1"/>
          <table:table-cell table:formula="of:=IFERROR(([.G57]/[.D57])*100; &quot;&quot;)">
            <text:p/>
          </table:table-cell>
          <table:table-cell table:style-name="ce1"/>
          <table:table-cell table:formula="of:=IFERROR(([.I57]/[.D57])*100; &quot;&quot;)">
            <text:p/>
          </table:table-cell>
          <table:table-cell table:style-name="ce1"/>
          <table:table-cell table:formula="of:=IFERROR(([.K57]/[.D57])*100; &quot;&quot;)">
            <text:p/>
          </table:table-cell>
          <table:table-cell table:style-name="ce1"/>
          <table:table-cell table:formula="of:=IFERROR(([.M57]/[.K57])*100; &quot;&quot;)">
            <text:p/>
          </table:table-cell>
          <table:table-cell/>
          <table:table-cell table:formula="of:=IFERROR(([.O57]/[.K57])*100; &quot;&quot;)">
            <text:p/>
          </table:table-cell>
          <table:table-cell table:formula="of:=IF([.E57] = &quot;&quot; ;&quot;&quot;; [.E57]-[.O57])">
            <text:p/>
          </table:table-cell>
          <table:table-cell table:formula="of:=IFERROR(([.Q57]/[.I57])*100; &quot;&quot;)">
            <text:p/>
          </table:table-cell>
          <table:table-cell/>
          <table:table-cell table:formula="of:=IFERROR(([.S57]/[.K57])*100; &quot;&quot;)">
            <text:p/>
          </table:table-cell>
          <table:table-cell table:formula="of:=IF([.G57] = &quot;&quot; ;&quot;&quot;; [.G57]-[.S57])">
            <text:p/>
          </table:table-cell>
          <table:table-cell table:formula="of:=IFERROR(([.U57]/[.I57])*100; &quot;&quot;)">
            <text:p/>
          </table:table-cell>
          <table:table-cell table:style-name="ce1"/>
          <table:table-cell table:formula="of:=IFERROR(([.W57]/[.E57])*100; &quot;&quot;)">
            <text:p/>
          </table:table-cell>
          <table:table-cell table:style-name="ce1" table:number-columns-repeated="2"/>
          <table:table-cell table:formula="of:=IFERROR(([.Z57]/[.I57])*100; &quot;&quot;)">
            <text:p/>
          </table:table-cell>
          <table:table-cell table:style-name="ce1"/>
          <table:table-cell table:formula="of:=IFERROR(([.AB57]/[.I57])*100; &quot;&quot;)">
            <text:p/>
          </table:table-cell>
          <table:table-cell table:style-name="ce1"/>
          <table:table-cell/>
          <table:table-cell table:style-name="ce1"/>
          <table:table-cell table:formula="of:=IFERROR(([.AF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7]/[.I57])*100; &quot;&quot;)">
            <text:p/>
          </table:table-cell>
          <table:table-cell table:style-name="ce1"/>
          <table:table-cell/>
          <table:table-cell table:style-name="ce1"/>
          <table:table-cell table:formula="of:=IFERROR(([.BN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7]/[.I57])*100; &quot;&quot;)">
            <text:p/>
          </table:table-cell>
          <table:table-cell table:style-name="ce1"/>
          <table:table-cell table:formula="of:=IFERROR(([.CH57]/[.I57])*100; &quot;&quot;)">
            <text:p/>
          </table:table-cell>
          <table:table-cell table:style-name="ce1"/>
          <table:table-cell table:formula="of:=IFERROR(([.CJ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7]/[.I57])*100; &quot;&quot;)">
            <text:p/>
          </table:table-cell>
          <table:table-cell table:style-name="ce1"/>
          <table:table-cell/>
          <table:table-cell table:style-name="ce1"/>
          <table:table-cell table:formula="of:=IFERROR(([.CV57]/[.I57])*100; &quot;&quot;)">
            <text:p/>
          </table:table-cell>
          <table:table-cell table:style-name="ce1"/>
          <table:table-cell/>
          <table:table-cell table:style-name="ce1"/>
          <table:table-cell table:formula="of:=IFERROR(([.CZ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1750e</text:p>
          </table:table-cell>
          <table:table-cell office:value-type="string" calcext:value-type="string">
            <text:p>07.27</text:p>
          </table:table-cell>
          <table:table-cell office:value-type="float" office:value="260" calcext:value-type="float">
            <text:p>260</text:p>
          </table:table-cell>
          <table:table-cell table:formula="of:=IF([.C58]=&quot;&quot;;&quot;&quot;;[.C58]-[.Y58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58]/[.D58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58]/[.D5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58]/[.K5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58]/[.K58])*100; &quot;&quot;)">
            <text:p/>
          </table:table-cell>
          <table:table-cell table:formula="of:=IF([.E58] = &quot;&quot; ;&quot;&quot;; [.E58]-[.O58])" office:value-type="float" office:value="0" calcext:value-type="float">
            <text:p>0</text:p>
          </table:table-cell>
          <table:table-cell table:style-name="ce3" table:formula="of:=IFERROR(([.Q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58]/[.K58])*100; &quot;&quot;)">
            <text:p/>
          </table:table-cell>
          <table:table-cell table:formula="of:=IF([.G58] = &quot;&quot; ;&quot;&quot;; [.G58]-[.S58])" office:value-type="float" office:value="0" calcext:value-type="float">
            <text:p>0</text:p>
          </table:table-cell>
          <table:table-cell table:formula="of:=IFERROR(([.U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58]/[.E58])*100; 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Z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58]/[.I58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J58]/[.I58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59]=&quot;&quot;;&quot;&quot;;[.C59]-[.Y59])">
            <text:p/>
          </table:table-cell>
          <table:table-cell table:style-name="ce1"/>
          <table:table-cell table:formula="of:=IFERROR(([.E59]/[.D59])*100; &quot;&quot;)">
            <text:p/>
          </table:table-cell>
          <table:table-cell table:style-name="ce1"/>
          <table:table-cell table:formula="of:=IFERROR(([.G59]/[.D59])*100; &quot;&quot;)">
            <text:p/>
          </table:table-cell>
          <table:table-cell table:style-name="ce1"/>
          <table:table-cell table:formula="of:=IFERROR(([.I59]/[.D59])*100; &quot;&quot;)">
            <text:p/>
          </table:table-cell>
          <table:table-cell table:style-name="ce1"/>
          <table:table-cell table:formula="of:=IFERROR(([.K59]/[.D59])*100; &quot;&quot;)">
            <text:p/>
          </table:table-cell>
          <table:table-cell table:style-name="ce1"/>
          <table:table-cell table:formula="of:=IFERROR(([.M59]/[.K59])*100; &quot;&quot;)">
            <text:p/>
          </table:table-cell>
          <table:table-cell/>
          <table:table-cell table:formula="of:=IFERROR(([.O59]/[.K59])*100; &quot;&quot;)">
            <text:p/>
          </table:table-cell>
          <table:table-cell table:formula="of:=IF([.E59] = &quot;&quot; ;&quot;&quot;; [.E59]-[.O59])">
            <text:p/>
          </table:table-cell>
          <table:table-cell table:formula="of:=IFERROR(([.Q59]/[.I59])*100; &quot;&quot;)">
            <text:p/>
          </table:table-cell>
          <table:table-cell/>
          <table:table-cell table:formula="of:=IFERROR(([.S59]/[.K59])*100; &quot;&quot;)">
            <text:p/>
          </table:table-cell>
          <table:table-cell table:formula="of:=IF([.G59] = &quot;&quot; ;&quot;&quot;; [.G59]-[.S59])">
            <text:p/>
          </table:table-cell>
          <table:table-cell table:formula="of:=IFERROR(([.U59]/[.I59])*100; &quot;&quot;)">
            <text:p/>
          </table:table-cell>
          <table:table-cell table:style-name="ce1"/>
          <table:table-cell table:formula="of:=IFERROR(([.W59]/[.E59])*100; &quot;&quot;)">
            <text:p/>
          </table:table-cell>
          <table:table-cell table:style-name="ce1" table:number-columns-repeated="2"/>
          <table:table-cell table:formula="of:=IFERROR(([.Z59]/[.I59])*100; &quot;&quot;)">
            <text:p/>
          </table:table-cell>
          <table:table-cell table:style-name="ce1"/>
          <table:table-cell table:formula="of:=IFERROR(([.AB59]/[.I59])*100; &quot;&quot;)">
            <text:p/>
          </table:table-cell>
          <table:table-cell table:style-name="ce1"/>
          <table:table-cell/>
          <table:table-cell table:style-name="ce1"/>
          <table:table-cell table:formula="of:=IFERROR(([.AF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59]/[.I59])*100; &quot;&quot;)">
            <text:p/>
          </table:table-cell>
          <table:table-cell table:style-name="ce1"/>
          <table:table-cell/>
          <table:table-cell table:style-name="ce1"/>
          <table:table-cell table:formula="of:=IFERROR(([.BN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59]/[.I59])*100; &quot;&quot;)">
            <text:p/>
          </table:table-cell>
          <table:table-cell table:style-name="ce1"/>
          <table:table-cell table:formula="of:=IFERROR(([.CH59]/[.I59])*100; &quot;&quot;)">
            <text:p/>
          </table:table-cell>
          <table:table-cell table:style-name="ce1"/>
          <table:table-cell table:formula="of:=IFERROR(([.CJ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59]/[.I59])*100; &quot;&quot;)">
            <text:p/>
          </table:table-cell>
          <table:table-cell table:style-name="ce1"/>
          <table:table-cell/>
          <table:table-cell table:style-name="ce1"/>
          <table:table-cell table:formula="of:=IFERROR(([.CV59]/[.I59])*100; &quot;&quot;)">
            <text:p/>
          </table:table-cell>
          <table:table-cell table:style-name="ce1"/>
          <table:table-cell/>
          <table:table-cell table:style-name="ce1"/>
          <table:table-cell table:formula="of:=IFERROR(([.CZ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1200</text:p>
          </table:table-cell>
          <table:table-cell office:value-type="string" calcext:value-type="string">
            <text:p>200.07.27</text:p>
          </table:table-cell>
          <table:table-cell office:value-type="float" office:value="281" calcext:value-type="float">
            <text:p>281</text:p>
          </table:table-cell>
          <table:table-cell table:formula="of:=IF([.C60]=&quot;&quot;;&quot;&quot;;[.C60]-[.Y60])" office:value-type="float" office:value="241" calcext:value-type="float">
            <text:p>241</text:p>
          </table:table-cell>
          <table:table-cell office:value-type="float" office:value="155" calcext:value-type="float">
            <text:p>155</text:p>
          </table:table-cell>
          <table:table-cell table:formula="of:=IFERROR(([.E60]/[.D60])*100; &quot;&quot;)" office:value-type="float" office:value="64.3153526970954" calcext:value-type="float">
            <text:p>64,3153526970954</text:p>
          </table:table-cell>
          <table:table-cell office:value-type="float" office:value="137" calcext:value-type="float">
            <text:p>137</text:p>
          </table:table-cell>
          <table:table-cell table:formula="of:=IFERROR(([.G60]/[.D60])*100; &quot;&quot;)" office:value-type="float" office:value="56.8464730290456" calcext:value-type="float">
            <text:p>56,8464730290456</text:p>
          </table:table-cell>
          <table:table-cell office:value-type="float" office:value="57" calcext:value-type="float">
            <text:p>57</text:p>
          </table:table-cell>
          <table:table-cell table:formula="of:=IFERROR(([.I60]/[.D60])*100; &quot;&quot;)" office:value-type="float" office:value="23.6514522821577" calcext:value-type="float">
            <text:p>23,6514522821577</text:p>
          </table:table-cell>
          <table:table-cell office:value-type="float" office:value="184" calcext:value-type="float">
            <text:p>184</text:p>
          </table:table-cell>
          <table:table-cell table:formula="of:=IFERROR(([.K60]/[.D60])*100; &quot;&quot;)" office:value-type="float" office:value="76.3485477178423" calcext:value-type="float">
            <text:p>76,3485477178423</text:p>
          </table:table-cell>
          <table:table-cell office:value-type="float" office:value="151" calcext:value-type="float">
            <text:p>151</text:p>
          </table:table-cell>
          <table:table-cell table:formula="of:=IFERROR(([.M60]/[.K60])*100; &quot;&quot;)" office:value-type="float" office:value="82.0652173913043" calcext:value-type="float">
            <text:p>82,0652173913043</text:p>
          </table:table-cell>
          <table:table-cell office:value-type="float" office:value="154" calcext:value-type="float">
            <text:p>154</text:p>
          </table:table-cell>
          <table:table-cell table:formula="of:=IFERROR(([.O60]/[.K60])*100; &quot;&quot;)" office:value-type="float" office:value="83.695652173913" calcext:value-type="float">
            <text:p>83,695652173913</text:p>
          </table:table-cell>
          <table:table-cell table:formula="of:=IF([.E60] = &quot;&quot; ;&quot;&quot;; [.E60]-[.O60])" office:value-type="float" office:value="1" calcext:value-type="float">
            <text:p>1</text:p>
          </table:table-cell>
          <table:table-cell table:formula="of:=IFERROR(([.Q60]/[.I60])*100; &quot;&quot;)" office:value-type="float" office:value="1.75438596491228" calcext:value-type="float">
            <text:p>1,75438596491228</text:p>
          </table:table-cell>
          <table:table-cell office:value-type="float" office:value="137" calcext:value-type="float">
            <text:p>137</text:p>
          </table:table-cell>
          <table:table-cell table:formula="of:=IFERROR(([.S60]/[.K60])*100; &quot;&quot;)" office:value-type="float" office:value="74.4565217391304" calcext:value-type="float">
            <text:p>74,4565217391304</text:p>
          </table:table-cell>
          <table:table-cell table:formula="of:=IF([.G60] = &quot;&quot; ;&quot;&quot;; [.G60]-[.S60])" office:value-type="float" office:value="0" calcext:value-type="float">
            <text:p>0</text:p>
          </table:table-cell>
          <table:table-cell table:formula="of:=IFERROR(([.U60]/[.I60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60]/[.E60])*100; &quot;&quot;)" office:value-type="float" office:value="9.03225806451613" calcext:value-type="float">
            <text:p>9,0322580645161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IFERROR(([.Z60]/[.I60])*100; &quot;&quot;)" office:value-type="float" office:value="12.280701754386" calcext:value-type="float">
            <text:p>12,280701754386</text:p>
          </table:table-cell>
          <table:table-cell office:value-type="float" office:value="2" calcext:value-type="float">
            <text:p>2</text:p>
          </table:table-cell>
          <table:table-cell table:formula="of:=IFERROR(([.AB60]/[.I60])*100; &quot;&quot;)" office:value-type="float" office:value="3.50877192982456" calcext:value-type="float">
            <text:p>3,5087719298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60]/[.I60])*100; &quot;&quot;)" office:value-type="float" office:value="3.50877192982456" calcext:value-type="float">
            <text:p>3,5087719298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60]/[.I60])*100; &quot;&quot;)" office:value-type="float" office:value="31.5789473684211" calcext:value-type="float">
            <text:p>31,5789473684211</text:p>
          </table:table-cell>
          <table:table-cell office:value-type="float" office:value="0" calcext:value-type="float">
            <text:p>0</text:p>
          </table:table-cell>
          <table:table-cell table:formula="of:=IFERROR(([.CH60]/[.I60])*100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ERROR(([.CJ60]/[.I60])*100; &quot;&quot;)" office:value-type="float" office:value="49.1228070175439" calcext:value-type="float">
            <text:p>49,1228070175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61]=&quot;&quot;;&quot;&quot;;[.C61]-[.Y61])">
            <text:p/>
          </table:table-cell>
          <table:table-cell table:style-name="ce1"/>
          <table:table-cell table:formula="of:=IFERROR(([.E61]/[.D61])*100; &quot;&quot;)">
            <text:p/>
          </table:table-cell>
          <table:table-cell table:style-name="ce1"/>
          <table:table-cell table:formula="of:=IFERROR(([.G61]/[.D61])*100; &quot;&quot;)">
            <text:p/>
          </table:table-cell>
          <table:table-cell table:style-name="ce1"/>
          <table:table-cell table:formula="of:=IFERROR(([.I61]/[.D61])*100; &quot;&quot;)">
            <text:p/>
          </table:table-cell>
          <table:table-cell table:style-name="ce1"/>
          <table:table-cell table:formula="of:=IFERROR(([.K61]/[.D61])*100; &quot;&quot;)">
            <text:p/>
          </table:table-cell>
          <table:table-cell table:style-name="ce1"/>
          <table:table-cell table:formula="of:=IFERROR(([.M61]/[.K61])*100; &quot;&quot;)">
            <text:p/>
          </table:table-cell>
          <table:table-cell/>
          <table:table-cell table:formula="of:=IFERROR(([.O61]/[.K61])*100; &quot;&quot;)">
            <text:p/>
          </table:table-cell>
          <table:table-cell table:formula="of:=IF([.E61] = &quot;&quot; ;&quot;&quot;; [.E61]-[.O61])">
            <text:p/>
          </table:table-cell>
          <table:table-cell table:formula="of:=IFERROR(([.Q61]/[.I61])*100; &quot;&quot;)">
            <text:p/>
          </table:table-cell>
          <table:table-cell/>
          <table:table-cell table:formula="of:=IFERROR(([.S61]/[.K61])*100; &quot;&quot;)">
            <text:p/>
          </table:table-cell>
          <table:table-cell table:formula="of:=IF([.G61] = &quot;&quot; ;&quot;&quot;; [.G61]-[.S61])">
            <text:p/>
          </table:table-cell>
          <table:table-cell table:formula="of:=IFERROR(([.U61]/[.I61])*100; &quot;&quot;)">
            <text:p/>
          </table:table-cell>
          <table:table-cell table:style-name="ce1"/>
          <table:table-cell table:formula="of:=IFERROR(([.W61]/[.E61])*100; &quot;&quot;)">
            <text:p/>
          </table:table-cell>
          <table:table-cell table:style-name="ce1" table:number-columns-repeated="2"/>
          <table:table-cell table:formula="of:=IFERROR(([.Z61]/[.I61])*100; &quot;&quot;)">
            <text:p/>
          </table:table-cell>
          <table:table-cell table:style-name="ce1"/>
          <table:table-cell table:formula="of:=IFERROR(([.AB61]/[.I61])*100; &quot;&quot;)">
            <text:p/>
          </table:table-cell>
          <table:table-cell table:style-name="ce1"/>
          <table:table-cell/>
          <table:table-cell table:style-name="ce1"/>
          <table:table-cell table:formula="of:=IFERROR(([.AF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61]/[.I61])*100; &quot;&quot;)">
            <text:p/>
          </table:table-cell>
          <table:table-cell table:style-name="ce1"/>
          <table:table-cell/>
          <table:table-cell table:style-name="ce1"/>
          <table:table-cell table:formula="of:=IFERROR(([.BN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61]/[.I61])*100; &quot;&quot;)">
            <text:p/>
          </table:table-cell>
          <table:table-cell table:style-name="ce1"/>
          <table:table-cell table:formula="of:=IFERROR(([.CH61]/[.I61])*100; &quot;&quot;)">
            <text:p/>
          </table:table-cell>
          <table:table-cell table:style-name="ce1"/>
          <table:table-cell table:formula="of:=IFERROR(([.CJ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61]/[.I61])*100; &quot;&quot;)">
            <text:p/>
          </table:table-cell>
          <table:table-cell table:style-name="ce1"/>
          <table:table-cell/>
          <table:table-cell table:style-name="ce1"/>
          <table:table-cell table:formula="of:=IFERROR(([.CV61]/[.I61])*100; &quot;&quot;)">
            <text:p/>
          </table:table-cell>
          <table:table-cell table:style-name="ce1"/>
          <table:table-cell/>
          <table:table-cell table:style-name="ce1"/>
          <table:table-cell table:formula="of:=IFERROR(([.CZ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dvb-c</text:p>
          </table:table-cell>
          <table:table-cell office:value-type="string" calcext:value-type="string">
            <text:p>133.07.01</text:p>
          </table:table-cell>
          <table:table-cell office:value-type="float" office:value="254" calcext:value-type="float">
            <text:p>254</text:p>
          </table:table-cell>
          <table:table-cell table:formula="of:=IF([.C62]=&quot;&quot;;&quot;&quot;;[.C62]-[.Y62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IFERROR(([.E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62]/[.D62])*100; &quot;&quot;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IFERROR(([.I62]/[.D6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62]/[.K62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62]/[.K62])*100; &quot;&quot;)">
            <text:p/>
          </table:table-cell>
          <table:table-cell table:formula="of:=IF([.E62] = &quot;&quot; ;&quot;&quot;; [.E62]-[.O62])" office:value-type="float" office:value="0" calcext:value-type="float">
            <text:p>0</text:p>
          </table:table-cell>
          <table:table-cell table:style-name="ce3" table:formula="of:=IFERROR(([.Q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62]/[.K62])*100; &quot;&quot;)">
            <text:p/>
          </table:table-cell>
          <table:table-cell table:formula="of:=IF([.G62] = &quot;&quot; ;&quot;&quot;; [.G62]-[.S62])" office:value-type="float" office:value="0" calcext:value-type="float">
            <text:p>0</text:p>
          </table:table-cell>
          <table:table-cell table:formula="of:=IFERROR(([.U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62]/[.E62])*100; &quot;&quot;)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ERROR(([.Z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62]/[.I62])*100; &quot;&quot;)" office:value-type="float" office:value="2.30414746543779" calcext:value-type="float">
            <text:p>2,30414746543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IFERROR(([.BJ62]/[.I62])*100; &quot;&quot;)" office:value-type="float" office:value="97.6958525345622" calcext:value-type="float">
            <text:p>97,6958525345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33.06.92</text:p>
          </table:table-cell>
          <table:table-cell office:value-type="float" office:value="236" calcext:value-type="float">
            <text:p>236</text:p>
          </table:table-cell>
          <table:table-cell table:formula="of:=IF([.C63]=&quot;&quot;;&quot;&quot;;[.C63]-[.Y63])"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table:formula="of:=IFERROR(([.E63]/[.D63])*100; &quot;&quot;)" office:value-type="float" office:value="7.14285714285714" calcext:value-type="float">
            <text:p>7,14285714285714</text:p>
          </table:table-cell>
          <table:table-cell office:value-type="float" office:value="6" calcext:value-type="float">
            <text:p>6</text:p>
          </table:table-cell>
          <table:table-cell table:formula="of:=IFERROR(([.G63]/[.D63])*100; &quot;&quot;)" office:value-type="float" office:value="2.85714285714286" calcext:value-type="float">
            <text:p>2,85714285714286</text:p>
          </table:table-cell>
          <table:table-cell office:value-type="float" office:value="186" calcext:value-type="float">
            <text:p>186</text:p>
          </table:table-cell>
          <table:table-cell table:formula="of:=IFERROR(([.I63]/[.D63])*100; &quot;&quot;)" office:value-type="float" office:value="88.5714285714286" calcext:value-type="float">
            <text:p>88,5714285714286</text:p>
          </table:table-cell>
          <table:table-cell office:value-type="float" office:value="24" calcext:value-type="float">
            <text:p>24</text:p>
          </table:table-cell>
          <table:table-cell table:formula="of:=IFERROR(([.K63]/[.D63])*100; &quot;&quot;)" office:value-type="float" office:value="11.4285714285714" calcext:value-type="float">
            <text:p>11,4285714285714</text:p>
          </table:table-cell>
          <table:table-cell office:value-type="float" office:value="6" calcext:value-type="float">
            <text:p>6</text:p>
          </table:table-cell>
          <table:table-cell table:formula="of:=IFERROR(([.M63]/[.K63])*100; &quot;&quot;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ERROR(([.O63]/[.K63])*100; &quot;&quot;)" office:value-type="float" office:value="50" calcext:value-type="float">
            <text:p>50</text:p>
          </table:table-cell>
          <table:table-cell table:formula="of:=IF([.E63] = &quot;&quot; ;&quot;&quot;; [.E63]-[.O63])" office:value-type="float" office:value="3" calcext:value-type="float">
            <text:p>3</text:p>
          </table:table-cell>
          <table:table-cell table:formula="of:=IFERROR(([.Q63]/[.I63])*100; &quot;&quot;)" office:value-type="float" office:value="1.61290322580645" calcext:value-type="float">
            <text:p>1,61290322580645</text:p>
          </table:table-cell>
          <table:table-cell office:value-type="float" office:value="4" calcext:value-type="float">
            <text:p>4</text:p>
          </table:table-cell>
          <table:table-cell table:formula="of:=IFERROR(([.S63]/[.K63])*100; &quot;&quot;)" office:value-type="float" office:value="16.6666666666667" calcext:value-type="float">
            <text:p>16,6666666666667</text:p>
          </table:table-cell>
          <table:table-cell table:formula="of:=IF([.G63] = &quot;&quot; ;&quot;&quot;; [.G63]-[.S63])" office:value-type="float" office:value="2" calcext:value-type="float">
            <text:p>2</text:p>
          </table:table-cell>
          <table:table-cell table:formula="of:=IFERROR(([.U63]/[.I63])*100; &quot;&quot;)" office:value-type="float" office:value="1.0752688172043" calcext:value-type="float">
            <text:p>1,0752688172043</text:p>
          </table:table-cell>
          <table:table-cell office:value-type="float" office:value="11" calcext:value-type="float">
            <text:p>11</text:p>
          </table:table-cell>
          <table:table-cell table:formula="of:=IFERROR(([.W63]/[.E63])*100; &quot;&quot;)" office:value-type="float" office:value="73.3333333333333" calcext:value-type="float">
            <text:p>73,3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ERROR(([.Z63]/[.I63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 table:formula="of:=IFERROR(([.AB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63]/[.I63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63]/[.I63])*100; &quot;&quot;)" office:value-type="float" office:value="2.1505376344086" calcext:value-type="float">
            <text:p>2,1505376344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IFERROR(([.CF63]/[.I63])*100; &quot;&quot;)" office:value-type="float" office:value="91.9354838709677" calcext:value-type="float">
            <text:p>91,9354838709677</text:p>
          </table:table-cell>
          <table:table-cell office:value-type="float" office:value="3" calcext:value-type="float">
            <text:p>3</text:p>
          </table:table-cell>
          <table:table-cell table:formula="of:=IFERROR(([.CH63]/[.I63])*100; &quot;&quot;)" office:value-type="float" office:value="1.61290322580645" calcext:value-type="float">
            <text:p>1,61290322580645</text:p>
          </table:table-cell>
          <table:table-cell office:value-type="float" office:value="2" calcext:value-type="float">
            <text:p>2</text:p>
          </table:table-cell>
          <table:table-cell table:formula="of:=IFERROR(([.CJ63]/[.I63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63]/[.I63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64]=&quot;&quot;;&quot;&quot;;[.C64]-[.Y64])">
            <text:p/>
          </table:table-cell>
          <table:table-cell table:style-name="ce1"/>
          <table:table-cell table:formula="of:=IFERROR(([.E64]/[.D64])*100; &quot;&quot;)">
            <text:p/>
          </table:table-cell>
          <table:table-cell table:style-name="ce1"/>
          <table:table-cell table:formula="of:=IFERROR(([.G64]/[.D64])*100; &quot;&quot;)">
            <text:p/>
          </table:table-cell>
          <table:table-cell table:style-name="ce1"/>
          <table:table-cell table:formula="of:=IFERROR(([.I64]/[.D64])*100; &quot;&quot;)">
            <text:p/>
          </table:table-cell>
          <table:table-cell table:style-name="ce1"/>
          <table:table-cell table:formula="of:=IFERROR(([.K64]/[.D64])*100; &quot;&quot;)">
            <text:p/>
          </table:table-cell>
          <table:table-cell table:style-name="ce1"/>
          <table:table-cell table:formula="of:=IFERROR(([.M64]/[.K64])*100; &quot;&quot;)">
            <text:p/>
          </table:table-cell>
          <table:table-cell/>
          <table:table-cell table:formula="of:=IFERROR(([.O64]/[.K64])*100; &quot;&quot;)">
            <text:p/>
          </table:table-cell>
          <table:table-cell table:formula="of:=IF([.E64] = &quot;&quot; ;&quot;&quot;; [.E64]-[.O64])">
            <text:p/>
          </table:table-cell>
          <table:table-cell table:formula="of:=IFERROR(([.Q64]/[.I64])*100; &quot;&quot;)">
            <text:p/>
          </table:table-cell>
          <table:table-cell/>
          <table:table-cell table:formula="of:=IFERROR(([.S64]/[.K64])*100; &quot;&quot;)">
            <text:p/>
          </table:table-cell>
          <table:table-cell table:formula="of:=IF([.G64] = &quot;&quot; ;&quot;&quot;; [.G64]-[.S64])">
            <text:p/>
          </table:table-cell>
          <table:table-cell table:formula="of:=IFERROR(([.U64]/[.I64])*100; &quot;&quot;)">
            <text:p/>
          </table:table-cell>
          <table:table-cell table:style-name="ce1"/>
          <table:table-cell table:formula="of:=IFERROR(([.W64]/[.E64])*100; &quot;&quot;)">
            <text:p/>
          </table:table-cell>
          <table:table-cell table:style-name="ce1" table:number-columns-repeated="2"/>
          <table:table-cell table:formula="of:=IFERROR(([.Z64]/[.I64])*100; &quot;&quot;)">
            <text:p/>
          </table:table-cell>
          <table:table-cell table:style-name="ce1"/>
          <table:table-cell table:formula="of:=IFERROR(([.AB64]/[.I64])*100; &quot;&quot;)">
            <text:p/>
          </table:table-cell>
          <table:table-cell table:style-name="ce1"/>
          <table:table-cell/>
          <table:table-cell table:style-name="ce1"/>
          <table:table-cell table:formula="of:=IFERROR(([.AF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64]/[.I64])*100; &quot;&quot;)">
            <text:p/>
          </table:table-cell>
          <table:table-cell table:style-name="ce1"/>
          <table:table-cell/>
          <table:table-cell table:style-name="ce1"/>
          <table:table-cell table:formula="of:=IFERROR(([.BN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64]/[.I64])*100; &quot;&quot;)">
            <text:p/>
          </table:table-cell>
          <table:table-cell table:style-name="ce1"/>
          <table:table-cell table:formula="of:=IFERROR(([.CH64]/[.I64])*100; &quot;&quot;)">
            <text:p/>
          </table:table-cell>
          <table:table-cell table:style-name="ce1"/>
          <table:table-cell table:formula="of:=IFERROR(([.CJ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64]/[.I64])*100; &quot;&quot;)">
            <text:p/>
          </table:table-cell>
          <table:table-cell table:style-name="ce1"/>
          <table:table-cell/>
          <table:table-cell table:style-name="ce1"/>
          <table:table-cell table:formula="of:=IFERROR(([.CV64]/[.I64])*100; &quot;&quot;)">
            <text:p/>
          </table:table-cell>
          <table:table-cell table:style-name="ce1"/>
          <table:table-cell/>
          <table:table-cell table:style-name="ce1"/>
          <table:table-cell table:formula="of:=IFERROR(([.CZ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310 a</text:p>
          </table:table-cell>
          <table:table-cell office:value-type="string" calcext:value-type="string">
            <text:p>310.07.13</text:p>
          </table:table-cell>
          <table:table-cell office:value-type="float" office:value="261" calcext:value-type="float">
            <text:p>261</text:p>
          </table:table-cell>
          <table:table-cell table:formula="of:=IF([.C65]=&quot;&quot;;&quot;&quot;;[.C65]-[.Y65])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IFERROR(([.E65]/[.D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65]/[.D65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65]/[.D65])*100; &quot;&quot;)" office:value-type="float" office:value="99.5495495495496" calcext:value-type="float">
            <text:p>99,5495495495496</text:p>
          </table:table-cell>
          <table:table-cell office:value-type="float" office:value="1" calcext:value-type="float">
            <text:p>1</text:p>
          </table:table-cell>
          <table:table-cell table:formula="of:=IFERROR(([.K65]/[.D65])*100; &quot;&quot;)" office:value-type="float" office:value="0.450450450450451" calcext:value-type="float">
            <text:p>0,450450450450451</text:p>
          </table:table-cell>
          <table:table-cell office:value-type="float" office:value="0" calcext:value-type="float">
            <text:p>0</text:p>
          </table:table-cell>
          <table:table-cell table:formula="of:=IFERROR(([.M65]/[.K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65]/[.K65])*100; &quot;&quot;)" office:value-type="float" office:value="0" calcext:value-type="float">
            <text:p>0</text:p>
          </table:table-cell>
          <table:table-cell table:formula="of:=IF([.E65] = &quot;&quot; ;&quot;&quot;; [.E65]-[.O65])" office:value-type="float" office:value="0" calcext:value-type="float">
            <text:p>0</text:p>
          </table:table-cell>
          <table:table-cell table:style-name="ce3" table:formula="of:=IFERROR(([.Q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65]/[.K65])*100; &quot;&quot;)" office:value-type="float" office:value="0" calcext:value-type="float">
            <text:p>0</text:p>
          </table:table-cell>
          <table:table-cell table:formula="of:=IF([.G65] = &quot;&quot; ;&quot;&quot;; [.G65]-[.S65])" office:value-type="float" office:value="0" calcext:value-type="float">
            <text:p>0</text:p>
          </table:table-cell>
          <table:table-cell table:formula="of:=IFERROR(([.U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65]/[.E65])*100; 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Z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65]/[.I65])*100; &quot;&quot;)" office:value-type="float" office:value="2.26244343891403" calcext:value-type="float">
            <text:p>2,26244343891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IFERROR(([.BJ65]/[.I65])*100; &quot;&quot;)" office:value-type="float" office:value="97.737556561086" calcext:value-type="float">
            <text:p>97,737556561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22.06.92</text:p>
          </table:table-cell>
          <table:table-cell office:value-type="float" office:value="235" calcext:value-type="float">
            <text:p>235</text:p>
          </table:table-cell>
          <table:table-cell table:formula="of:=IF([.C66]=&quot;&quot;;&quot;&quot;;[.C66]-[.Y66])"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table:formula="of:=IFERROR(([.E66]/[.D66])*100; &quot;&quot;)" office:value-type="float" office:value="6.69856459330144" calcext:value-type="float">
            <text:p>6,69856459330144</text:p>
          </table:table-cell>
          <table:table-cell office:value-type="float" office:value="6" calcext:value-type="float">
            <text:p>6</text:p>
          </table:table-cell>
          <table:table-cell table:formula="of:=IFERROR(([.G66]/[.D66])*100; &quot;&quot;)" office:value-type="float" office:value="2.87081339712919" calcext:value-type="float">
            <text:p>2,87081339712919</text:p>
          </table:table-cell>
          <table:table-cell office:value-type="float" office:value="186" calcext:value-type="float">
            <text:p>186</text:p>
          </table:table-cell>
          <table:table-cell table:formula="of:=IFERROR(([.I66]/[.D66])*100; &quot;&quot;)" office:value-type="float" office:value="88.9952153110048" calcext:value-type="float">
            <text:p>88,9952153110048</text:p>
          </table:table-cell>
          <table:table-cell office:value-type="float" office:value="23" calcext:value-type="float">
            <text:p>23</text:p>
          </table:table-cell>
          <table:table-cell table:formula="of:=IFERROR(([.K66]/[.D66])*100; &quot;&quot;)" office:value-type="float" office:value="11.0047846889952" calcext:value-type="float">
            <text:p>11,0047846889952</text:p>
          </table:table-cell>
          <table:table-cell office:value-type="float" office:value="5" calcext:value-type="float">
            <text:p>5</text:p>
          </table:table-cell>
          <table:table-cell table:formula="of:=IFERROR(([.M66]/[.K66])*100; &quot;&quot;)" office:value-type="float" office:value="21.7391304347826" calcext:value-type="float">
            <text:p>21,7391304347826</text:p>
          </table:table-cell>
          <table:table-cell office:value-type="float" office:value="11" calcext:value-type="float">
            <text:p>11</text:p>
          </table:table-cell>
          <table:table-cell table:formula="of:=IFERROR(([.O66]/[.K66])*100; &quot;&quot;)" office:value-type="float" office:value="47.8260869565217" calcext:value-type="float">
            <text:p>47,8260869565217</text:p>
          </table:table-cell>
          <table:table-cell table:formula="of:=IF([.E66] = &quot;&quot; ;&quot;&quot;; [.E66]-[.O66])" office:value-type="float" office:value="3" calcext:value-type="float">
            <text:p>3</text:p>
          </table:table-cell>
          <table:table-cell table:formula="of:=IFERROR(([.Q66]/[.I66])*100; &quot;&quot;)" office:value-type="float" office:value="1.61290322580645" calcext:value-type="float">
            <text:p>1,61290322580645</text:p>
          </table:table-cell>
          <table:table-cell office:value-type="float" office:value="4" calcext:value-type="float">
            <text:p>4</text:p>
          </table:table-cell>
          <table:table-cell table:formula="of:=IFERROR(([.S66]/[.K66])*100; &quot;&quot;)" office:value-type="float" office:value="17.3913043478261" calcext:value-type="float">
            <text:p>17,3913043478261</text:p>
          </table:table-cell>
          <table:table-cell table:formula="of:=IF([.G66] = &quot;&quot; ;&quot;&quot;; [.G66]-[.S66])" office:value-type="float" office:value="2" calcext:value-type="float">
            <text:p>2</text:p>
          </table:table-cell>
          <table:table-cell table:formula="of:=IFERROR(([.U66]/[.I66])*100; &quot;&quot;)" office:value-type="float" office:value="1.0752688172043" calcext:value-type="float">
            <text:p>1,0752688172043</text:p>
          </table:table-cell>
          <table:table-cell office:value-type="float" office:value="11" calcext:value-type="float">
            <text:p>11</text:p>
          </table:table-cell>
          <table:table-cell table:formula="of:=IFERROR(([.W66]/[.E66])*100; &quot;&quot;)" office:value-type="float" office:value="78.5714285714286" calcext:value-type="float">
            <text:p>78,57142857142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ERROR(([.Z66]/[.I66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 table:formula="of:=IFERROR(([.AB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66]/[.I66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66]/[.I66])*100; &quot;&quot;)" office:value-type="float" office:value="2.68817204301075" calcext:value-type="float">
            <text:p>2,68817204301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IFERROR(([.CF66]/[.I66])*100; &quot;&quot;)" office:value-type="float" office:value="91.3978494623656" calcext:value-type="float">
            <text:p>91,3978494623656</text:p>
          </table:table-cell>
          <table:table-cell office:value-type="float" office:value="3" calcext:value-type="float">
            <text:p>3</text:p>
          </table:table-cell>
          <table:table-cell table:formula="of:=IFERROR(([.CH66]/[.I66])*100; &quot;&quot;)" office:value-type="float" office:value="1.61290322580645" calcext:value-type="float">
            <text:p>1,61290322580645</text:p>
          </table:table-cell>
          <table:table-cell office:value-type="float" office:value="2" calcext:value-type="float">
            <text:p>2</text:p>
          </table:table-cell>
          <table:table-cell table:formula="of:=IFERROR(([.CJ66]/[.I66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66]/[.I66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67]=&quot;&quot;;&quot;&quot;;[.C67]-[.Y67])">
            <text:p/>
          </table:table-cell>
          <table:table-cell table:style-name="ce1"/>
          <table:table-cell table:formula="of:=IFERROR(([.E67]/[.D67])*100; &quot;&quot;)">
            <text:p/>
          </table:table-cell>
          <table:table-cell table:style-name="ce1"/>
          <table:table-cell table:formula="of:=IFERROR(([.G67]/[.D67])*100; &quot;&quot;)">
            <text:p/>
          </table:table-cell>
          <table:table-cell table:style-name="ce1"/>
          <table:table-cell table:formula="of:=IFERROR(([.I67]/[.D67])*100; &quot;&quot;)">
            <text:p/>
          </table:table-cell>
          <table:table-cell table:style-name="ce1"/>
          <table:table-cell table:formula="of:=IFERROR(([.K67]/[.D67])*100; &quot;&quot;)">
            <text:p/>
          </table:table-cell>
          <table:table-cell table:style-name="ce1"/>
          <table:table-cell table:formula="of:=IFERROR(([.M67]/[.K67])*100; &quot;&quot;)">
            <text:p/>
          </table:table-cell>
          <table:table-cell/>
          <table:table-cell table:formula="of:=IFERROR(([.O67]/[.K67])*100; &quot;&quot;)">
            <text:p/>
          </table:table-cell>
          <table:table-cell table:formula="of:=IF([.E67] = &quot;&quot; ;&quot;&quot;; [.E67]-[.O67])">
            <text:p/>
          </table:table-cell>
          <table:table-cell table:formula="of:=IFERROR(([.Q67]/[.I67])*100; &quot;&quot;)">
            <text:p/>
          </table:table-cell>
          <table:table-cell/>
          <table:table-cell table:formula="of:=IFERROR(([.S67]/[.K67])*100; &quot;&quot;)">
            <text:p/>
          </table:table-cell>
          <table:table-cell table:formula="of:=IF([.G67] = &quot;&quot; ;&quot;&quot;; [.G67]-[.S67])">
            <text:p/>
          </table:table-cell>
          <table:table-cell table:formula="of:=IFERROR(([.U67]/[.I67])*100; &quot;&quot;)">
            <text:p/>
          </table:table-cell>
          <table:table-cell table:style-name="ce1"/>
          <table:table-cell table:formula="of:=IFERROR(([.W67]/[.E67])*100; &quot;&quot;)">
            <text:p/>
          </table:table-cell>
          <table:table-cell table:style-name="ce1" table:number-columns-repeated="2"/>
          <table:table-cell table:formula="of:=IFERROR(([.Z67]/[.I67])*100; &quot;&quot;)">
            <text:p/>
          </table:table-cell>
          <table:table-cell table:style-name="ce1"/>
          <table:table-cell table:formula="of:=IFERROR(([.AB67]/[.I67])*100; &quot;&quot;)">
            <text:p/>
          </table:table-cell>
          <table:table-cell table:style-name="ce1"/>
          <table:table-cell/>
          <table:table-cell table:style-name="ce1"/>
          <table:table-cell table:formula="of:=IFERROR(([.AF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67]/[.I67])*100; &quot;&quot;)">
            <text:p/>
          </table:table-cell>
          <table:table-cell table:style-name="ce1"/>
          <table:table-cell/>
          <table:table-cell table:style-name="ce1"/>
          <table:table-cell table:formula="of:=IFERROR(([.BN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67]/[.I67])*100; &quot;&quot;)">
            <text:p/>
          </table:table-cell>
          <table:table-cell table:style-name="ce1"/>
          <table:table-cell table:formula="of:=IFERROR(([.CH67]/[.I67])*100; &quot;&quot;)">
            <text:p/>
          </table:table-cell>
          <table:table-cell table:style-name="ce1"/>
          <table:table-cell table:formula="of:=IFERROR(([.CJ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67]/[.I67])*100; &quot;&quot;)">
            <text:p/>
          </table:table-cell>
          <table:table-cell table:style-name="ce1"/>
          <table:table-cell/>
          <table:table-cell table:style-name="ce1"/>
          <table:table-cell table:formula="of:=IFERROR(([.CV67]/[.I67])*100; &quot;&quot;)">
            <text:p/>
          </table:table-cell>
          <table:table-cell table:style-name="ce1"/>
          <table:table-cell/>
          <table:table-cell table:style-name="ce1"/>
          <table:table-cell table:formula="of:=IFERROR(([.CZ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apter 310 b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68]=&quot;&quot;;&quot;&quot;;[.C68]-[.Y68])"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table:formula="of:=IFERROR(([.E68]/[.D68])*100; &quot;&quot;)" office:value-type="float" office:value="8.1447963800905" calcext:value-type="float">
            <text:p>8,1447963800905</text:p>
          </table:table-cell>
          <table:table-cell office:value-type="float" office:value="7" calcext:value-type="float">
            <text:p>7</text:p>
          </table:table-cell>
          <table:table-cell table:formula="of:=IFERROR(([.G68]/[.D68])*100; &quot;&quot;)" office:value-type="float" office:value="3.16742081447964" calcext:value-type="float">
            <text:p>3,16742081447964</text:p>
          </table:table-cell>
          <table:table-cell office:value-type="float" office:value="187" calcext:value-type="float">
            <text:p>187</text:p>
          </table:table-cell>
          <table:table-cell table:formula="of:=IFERROR(([.I68]/[.D68])*100; &quot;&quot;)" office:value-type="float" office:value="84.6153846153846" calcext:value-type="float">
            <text:p>84,6153846153846</text:p>
          </table:table-cell>
          <table:table-cell office:value-type="float" office:value="34" calcext:value-type="float">
            <text:p>34</text:p>
          </table:table-cell>
          <table:table-cell table:formula="of:=IFERROR(([.K68]/[.D68])*100; &quot;&quot;)" office:value-type="float" office:value="15.3846153846154" calcext:value-type="float">
            <text:p>15,3846153846154</text:p>
          </table:table-cell>
          <table:table-cell office:value-type="float" office:value="9" calcext:value-type="float">
            <text:p>9</text:p>
          </table:table-cell>
          <table:table-cell table:formula="of:=IFERROR(([.M68]/[.K68])*100; &quot;&quot;)" office:value-type="float" office:value="26.4705882352941" calcext:value-type="float">
            <text:p>26,4705882352941</text:p>
          </table:table-cell>
          <table:table-cell office:value-type="float" office:value="17" calcext:value-type="float">
            <text:p>17</text:p>
          </table:table-cell>
          <table:table-cell table:formula="of:=IFERROR(([.O68]/[.K68])*100; &quot;&quot;)" office:value-type="float" office:value="50" calcext:value-type="float">
            <text:p>50</text:p>
          </table:table-cell>
          <table:table-cell table:formula="of:=IF([.E68] = &quot;&quot; ;&quot;&quot;; [.E68]-[.O68])" office:value-type="float" office:value="1" calcext:value-type="float">
            <text:p>1</text:p>
          </table:table-cell>
          <table:table-cell table:formula="of:=IFERROR(([.Q68]/[.I68])*100; &quot;&quot;)" office:value-type="float" office:value="0.53475935828877" calcext:value-type="float">
            <text:p>0,53475935828877</text:p>
          </table:table-cell>
          <table:table-cell office:value-type="float" office:value="7" calcext:value-type="float">
            <text:p>7</text:p>
          </table:table-cell>
          <table:table-cell table:formula="of:=IFERROR(([.S68]/[.K68])*100; &quot;&quot;)" office:value-type="float" office:value="20.5882352941176" calcext:value-type="float">
            <text:p>20,5882352941176</text:p>
          </table:table-cell>
          <table:table-cell table:formula="of:=IF([.G68] = &quot;&quot; ;&quot;&quot;; [.G68]-[.S68])" office:value-type="float" office:value="0" calcext:value-type="float">
            <text:p>0</text:p>
          </table:table-cell>
          <table:table-cell table:formula="of:=IFERROR(([.U68]/[.I68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68]/[.E68])*100; &quot;&quot;)" office:value-type="float" office:value="77.7777777777778" calcext:value-type="float">
            <text:p>77,77777777777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IFERROR(([.Z68]/[.I68])*100; &quot;&quot;)" office:value-type="float" office:value="1.60427807486631" calcext:value-type="float">
            <text:p>1,60427807486631</text:p>
          </table:table-cell>
          <table:table-cell office:value-type="float" office:value="1" calcext:value-type="float">
            <text:p>1</text:p>
          </table:table-cell>
          <table:table-cell table:formula="of:=IFERROR(([.AB68]/[.I68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68]/[.I68])*100; &quot;&quot;)" office:value-type="float" office:value="2.67379679144385" calcext:value-type="float">
            <text:p>2,67379679144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BJ68]/[.I68])*100; &quot;&quot;)" office:value-type="float" office:value="1.60427807486631" calcext:value-type="float">
            <text:p>1,60427807486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IFERROR(([.CF68]/[.I68])*100; &quot;&quot;)" office:value-type="float" office:value="90.9090909090909" calcext:value-type="float">
            <text:p>90,9090909090909</text:p>
          </table:table-cell>
          <table:table-cell office:value-type="float" office:value="4" calcext:value-type="float">
            <text:p>4</text:p>
          </table:table-cell>
          <table:table-cell table:formula="of:=IFERROR(([.CH68]/[.I68])*100; &quot;&quot;)" office:value-type="float" office:value="2.13903743315508" calcext:value-type="float">
            <text:p>2,13903743315508</text:p>
          </table:table-cell>
          <table:table-cell office:value-type="float" office:value="1" calcext:value-type="float">
            <text:p>1</text:p>
          </table:table-cell>
          <table:table-cell table:formula="of:=IFERROR(([.CJ68]/[.I68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43.06.92</text:p>
          </table:table-cell>
          <table:table-cell office:value-type="float" office:value="235" calcext:value-type="float">
            <text:p>235</text:p>
          </table:table-cell>
          <table:table-cell table:formula="of:=IF([.C69]=&quot;&quot;;&quot;&quot;;[.C69]-[.Y69]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formula="of:=IFERROR(([.E69]/[.D69])*100; &quot;&quot;)" office:value-type="float" office:value="8.17307692307692" calcext:value-type="float">
            <text:p>8,17307692307692</text:p>
          </table:table-cell>
          <table:table-cell office:value-type="float" office:value="6" calcext:value-type="float">
            <text:p>6</text:p>
          </table:table-cell>
          <table:table-cell table:formula="of:=IFERROR(([.G69]/[.D69])*100; &quot;&quot;)" office:value-type="float" office:value="2.88461538461538" calcext:value-type="float">
            <text:p>2,88461538461538</text:p>
          </table:table-cell>
          <table:table-cell office:value-type="float" office:value="182" calcext:value-type="float">
            <text:p>182</text:p>
          </table:table-cell>
          <table:table-cell table:formula="of:=IFERROR(([.I69]/[.D69])*100; &quot;&quot;)" office:value-type="float" office:value="87.5" calcext:value-type="float">
            <text:p>87,5</text:p>
          </table:table-cell>
          <table:table-cell office:value-type="float" office:value="26" calcext:value-type="float">
            <text:p>26</text:p>
          </table:table-cell>
          <table:table-cell table:formula="of:=IFERROR(([.K69]/[.D69])*100; &quot;&quot;)" office:value-type="float" office:value="12.5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table:formula="of:=IFERROR(([.M69]/[.K69])*100; &quot;&quot;)" office:value-type="float" office:value="19.2307692307692" calcext:value-type="float">
            <text:p>19,2307692307692</text:p>
          </table:table-cell>
          <table:table-cell office:value-type="float" office:value="13" calcext:value-type="float">
            <text:p>13</text:p>
          </table:table-cell>
          <table:table-cell table:formula="of:=IFERROR(([.O69]/[.K69])*100; &quot;&quot;)" office:value-type="float" office:value="50" calcext:value-type="float">
            <text:p>50</text:p>
          </table:table-cell>
          <table:table-cell table:formula="of:=IF([.E69] = &quot;&quot; ;&quot;&quot;; [.E69]-[.O69])" office:value-type="float" office:value="4" calcext:value-type="float">
            <text:p>4</text:p>
          </table:table-cell>
          <table:table-cell table:formula="of:=IFERROR(([.Q69]/[.I69])*100; &quot;&quot;)" office:value-type="float" office:value="2.1978021978022" calcext:value-type="float">
            <text:p>2,1978021978022</text:p>
          </table:table-cell>
          <table:table-cell office:value-type="float" office:value="4" calcext:value-type="float">
            <text:p>4</text:p>
          </table:table-cell>
          <table:table-cell table:formula="of:=IFERROR(([.S69]/[.K69])*100; &quot;&quot;)" office:value-type="float" office:value="15.3846153846154" calcext:value-type="float">
            <text:p>15,3846153846154</text:p>
          </table:table-cell>
          <table:table-cell table:formula="of:=IF([.G69] = &quot;&quot; ;&quot;&quot;; [.G69]-[.S69])" office:value-type="float" office:value="2" calcext:value-type="float">
            <text:p>2</text:p>
          </table:table-cell>
          <table:table-cell table:formula="of:=IFERROR(([.U69]/[.I69])*100; &quot;&quot;)" office:value-type="float" office:value="1.0989010989011" calcext:value-type="float">
            <text:p>1,0989010989011</text:p>
          </table:table-cell>
          <table:table-cell office:value-type="float" office:value="14" calcext:value-type="float">
            <text:p>14</text:p>
          </table:table-cell>
          <table:table-cell table:formula="of:=IFERROR(([.W69]/[.E69])*100; &quot;&quot;)" office:value-type="float" office:value="82.3529411764706" calcext:value-type="float">
            <text:p>82,352941176470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IFERROR(([.Z69]/[.I69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 table:formula="of:=IFERROR(([.AB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69]/[.I69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J69]/[.I69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IFERROR(([.CF69]/[.I69])*100; &quot;&quot;)" office:value-type="float" office:value="23.0769230769231" calcext:value-type="float">
            <text:p>23,0769230769231</text:p>
          </table:table-cell>
          <table:table-cell office:value-type="float" office:value="5" calcext:value-type="float">
            <text:p>5</text:p>
          </table:table-cell>
          <table:table-cell table:formula="of:=IFERROR(([.CH69]/[.I69])*100; &quot;&quot;)" office:value-type="float" office:value="2.74725274725275" calcext:value-type="float">
            <text:p>2,74725274725275</text:p>
          </table:table-cell>
          <table:table-cell office:value-type="float" office:value="127" calcext:value-type="float">
            <text:p>127</text:p>
          </table:table-cell>
          <table:table-cell table:formula="of:=IFERROR(([.CJ69]/[.I69])*100; &quot;&quot;)" office:value-type="float" office:value="69.7802197802198" calcext:value-type="float">
            <text:p>69,7802197802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69]/[.I69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70]=&quot;&quot;;&quot;&quot;;[.C70]-[.Y70])">
            <text:p/>
          </table:table-cell>
          <table:table-cell table:style-name="ce1"/>
          <table:table-cell table:formula="of:=IFERROR(([.E70]/[.D70])*100; &quot;&quot;)">
            <text:p/>
          </table:table-cell>
          <table:table-cell table:style-name="ce1"/>
          <table:table-cell table:formula="of:=IFERROR(([.G70]/[.D70])*100; &quot;&quot;)">
            <text:p/>
          </table:table-cell>
          <table:table-cell table:style-name="ce1"/>
          <table:table-cell table:formula="of:=IFERROR(([.I70]/[.D70])*100; &quot;&quot;)">
            <text:p/>
          </table:table-cell>
          <table:table-cell table:style-name="ce1"/>
          <table:table-cell table:formula="of:=IFERROR(([.K70]/[.D70])*100; &quot;&quot;)">
            <text:p/>
          </table:table-cell>
          <table:table-cell table:style-name="ce1"/>
          <table:table-cell table:formula="of:=IFERROR(([.M70]/[.K70])*100; &quot;&quot;)">
            <text:p/>
          </table:table-cell>
          <table:table-cell/>
          <table:table-cell table:formula="of:=IFERROR(([.O70]/[.K70])*100; &quot;&quot;)">
            <text:p/>
          </table:table-cell>
          <table:table-cell table:formula="of:=IF([.E70] = &quot;&quot; ;&quot;&quot;; [.E70]-[.O70])">
            <text:p/>
          </table:table-cell>
          <table:table-cell table:formula="of:=IFERROR(([.Q70]/[.I70])*100; &quot;&quot;)">
            <text:p/>
          </table:table-cell>
          <table:table-cell/>
          <table:table-cell table:formula="of:=IFERROR(([.S70]/[.K70])*100; &quot;&quot;)">
            <text:p/>
          </table:table-cell>
          <table:table-cell table:formula="of:=IF([.G70] = &quot;&quot; ;&quot;&quot;; [.G70]-[.S70])">
            <text:p/>
          </table:table-cell>
          <table:table-cell table:formula="of:=IFERROR(([.U70]/[.I70])*100; &quot;&quot;)">
            <text:p/>
          </table:table-cell>
          <table:table-cell table:style-name="ce1"/>
          <table:table-cell table:formula="of:=IFERROR(([.W70]/[.E70])*100; &quot;&quot;)">
            <text:p/>
          </table:table-cell>
          <table:table-cell table:style-name="ce1" table:number-columns-repeated="2"/>
          <table:table-cell table:formula="of:=IFERROR(([.Z70]/[.I70])*100; &quot;&quot;)">
            <text:p/>
          </table:table-cell>
          <table:table-cell table:style-name="ce1"/>
          <table:table-cell table:formula="of:=IFERROR(([.AB70]/[.I70])*100; &quot;&quot;)">
            <text:p/>
          </table:table-cell>
          <table:table-cell table:style-name="ce1"/>
          <table:table-cell/>
          <table:table-cell table:style-name="ce1"/>
          <table:table-cell table:formula="of:=IFERROR(([.AF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70]/[.I70])*100; &quot;&quot;)">
            <text:p/>
          </table:table-cell>
          <table:table-cell table:style-name="ce1"/>
          <table:table-cell/>
          <table:table-cell table:style-name="ce1"/>
          <table:table-cell table:formula="of:=IFERROR(([.BN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70]/[.I70])*100; &quot;&quot;)">
            <text:p/>
          </table:table-cell>
          <table:table-cell table:style-name="ce1"/>
          <table:table-cell table:formula="of:=IFERROR(([.CH70]/[.I70])*100; &quot;&quot;)">
            <text:p/>
          </table:table-cell>
          <table:table-cell table:style-name="ce1"/>
          <table:table-cell table:formula="of:=IFERROR(([.CJ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70]/[.I70])*100; &quot;&quot;)">
            <text:p/>
          </table:table-cell>
          <table:table-cell table:style-name="ce1"/>
          <table:table-cell/>
          <table:table-cell table:style-name="ce1"/>
          <table:table-cell table:formula="of:=IFERROR(([.CV70]/[.I70])*100; &quot;&quot;)">
            <text:p/>
          </table:table-cell>
          <table:table-cell table:style-name="ce1"/>
          <table:table-cell/>
          <table:table-cell table:style-name="ce1"/>
          <table:table-cell table:formula="of:=IFERROR(([.CZ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2400</text:p>
          </table:table-cell>
          <table:table-cell office:value-type="string" calcext:value-type="string">
            <text:p>400.07.27</text:p>
          </table:table-cell>
          <table:table-cell office:value-type="float" office:value="260" calcext:value-type="float">
            <text:p>260</text:p>
          </table:table-cell>
          <table:table-cell table:formula="of:=IF([.C71]=&quot;&quot;;&quot;&quot;;[.C71]-[.Y71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71]/[.D7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71]/[.D7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71]/[.K7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71]/[.K71])*100; &quot;&quot;)">
            <text:p/>
          </table:table-cell>
          <table:table-cell table:formula="of:=IF([.E71] = &quot;&quot; ;&quot;&quot;; [.E71]-[.O71])" office:value-type="float" office:value="0" calcext:value-type="float">
            <text:p>0</text:p>
          </table:table-cell>
          <table:table-cell table:style-name="ce3" table:formula="of:=IFERROR(([.Q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71]/[.K71])*100; &quot;&quot;)">
            <text:p/>
          </table:table-cell>
          <table:table-cell table:formula="of:=IF([.G71] = &quot;&quot; ;&quot;&quot;; [.G71]-[.S71])" office:value-type="float" office:value="0" calcext:value-type="float">
            <text:p>0</text:p>
          </table:table-cell>
          <table:table-cell table:formula="of:=IFERROR(([.U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71]/[.E71])*100; 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Z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71]/[.I7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J71]/[.I7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72]=&quot;&quot;;&quot;&quot;;[.C72]-[.Y72])">
            <text:p/>
          </table:table-cell>
          <table:table-cell table:style-name="ce1"/>
          <table:table-cell table:formula="of:=IFERROR(([.E72]/[.D72])*100; &quot;&quot;)">
            <text:p/>
          </table:table-cell>
          <table:table-cell table:style-name="ce1"/>
          <table:table-cell table:formula="of:=IFERROR(([.G72]/[.D72])*100; &quot;&quot;)">
            <text:p/>
          </table:table-cell>
          <table:table-cell table:style-name="ce1"/>
          <table:table-cell table:formula="of:=IFERROR(([.I72]/[.D72])*100; &quot;&quot;)">
            <text:p/>
          </table:table-cell>
          <table:table-cell table:style-name="ce1"/>
          <table:table-cell table:formula="of:=IFERROR(([.K72]/[.D72])*100; &quot;&quot;)">
            <text:p/>
          </table:table-cell>
          <table:table-cell table:style-name="ce1"/>
          <table:table-cell table:formula="of:=IFERROR(([.M72]/[.K72])*100; &quot;&quot;)">
            <text:p/>
          </table:table-cell>
          <table:table-cell/>
          <table:table-cell table:formula="of:=IFERROR(([.O72]/[.K72])*100; &quot;&quot;)">
            <text:p/>
          </table:table-cell>
          <table:table-cell table:formula="of:=IF([.E72] = &quot;&quot; ;&quot;&quot;; [.E72]-[.O72])">
            <text:p/>
          </table:table-cell>
          <table:table-cell table:formula="of:=IFERROR(([.Q72]/[.I72])*100; &quot;&quot;)">
            <text:p/>
          </table:table-cell>
          <table:table-cell/>
          <table:table-cell table:formula="of:=IFERROR(([.S72]/[.K72])*100; &quot;&quot;)">
            <text:p/>
          </table:table-cell>
          <table:table-cell table:formula="of:=IF([.G72] = &quot;&quot; ;&quot;&quot;; [.G72]-[.S72])">
            <text:p/>
          </table:table-cell>
          <table:table-cell table:formula="of:=IFERROR(([.U72]/[.I72])*100; &quot;&quot;)">
            <text:p/>
          </table:table-cell>
          <table:table-cell table:style-name="ce1"/>
          <table:table-cell table:formula="of:=IFERROR(([.W72]/[.E72])*100; &quot;&quot;)">
            <text:p/>
          </table:table-cell>
          <table:table-cell table:style-name="ce1" table:number-columns-repeated="2"/>
          <table:table-cell table:formula="of:=IFERROR(([.Z72]/[.I72])*100; &quot;&quot;)">
            <text:p/>
          </table:table-cell>
          <table:table-cell table:style-name="ce1"/>
          <table:table-cell table:formula="of:=IFERROR(([.AB72]/[.I72])*100; &quot;&quot;)">
            <text:p/>
          </table:table-cell>
          <table:table-cell table:style-name="ce1"/>
          <table:table-cell/>
          <table:table-cell table:style-name="ce1"/>
          <table:table-cell table:formula="of:=IFERROR(([.AF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72]/[.I72])*100; &quot;&quot;)">
            <text:p/>
          </table:table-cell>
          <table:table-cell table:style-name="ce1"/>
          <table:table-cell/>
          <table:table-cell table:style-name="ce1"/>
          <table:table-cell table:formula="of:=IFERROR(([.BN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72]/[.I72])*100; &quot;&quot;)">
            <text:p/>
          </table:table-cell>
          <table:table-cell table:style-name="ce1"/>
          <table:table-cell table:formula="of:=IFERROR(([.CH72]/[.I72])*100; &quot;&quot;)">
            <text:p/>
          </table:table-cell>
          <table:table-cell table:style-name="ce1"/>
          <table:table-cell table:formula="of:=IFERROR(([.CJ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72]/[.I72])*100; &quot;&quot;)">
            <text:p/>
          </table:table-cell>
          <table:table-cell table:style-name="ce1"/>
          <table:table-cell/>
          <table:table-cell table:style-name="ce1"/>
          <table:table-cell table:formula="of:=IFERROR(([.CV72]/[.I72])*100; &quot;&quot;)">
            <text:p/>
          </table:table-cell>
          <table:table-cell table:style-name="ce1"/>
          <table:table-cell/>
          <table:table-cell table:style-name="ce1"/>
          <table:table-cell table:formula="of:=IFERROR(([.CZ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600 v2 fact</text:p>
          </table:table-cell>
          <table:table-cell office:value-type="string" calcext:value-type="string">
            <text:p>07.27</text:p>
          </table:table-cell>
          <table:table-cell office:value-type="float" office:value="272" calcext:value-type="float">
            <text:p>272</text:p>
          </table:table-cell>
          <table:table-cell table:formula="of:=IF([.C73]=&quot;&quot;;&quot;&quot;;[.C73]-[.Y73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IFERROR(([.E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73]/[.D73])*100; &quot;&quot;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formula="of:=IFERROR(([.I73]/[.D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73]/[.K73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73]/[.K73])*100; &quot;&quot;)">
            <text:p/>
          </table:table-cell>
          <table:table-cell table:formula="of:=IF([.E73] = &quot;&quot; ;&quot;&quot;; [.E73]-[.O73])" office:value-type="float" office:value="0" calcext:value-type="float">
            <text:p>0</text:p>
          </table:table-cell>
          <table:table-cell table:style-name="ce3" table:formula="of:=IFERROR(([.Q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73]/[.K73])*100; &quot;&quot;)">
            <text:p/>
          </table:table-cell>
          <table:table-cell table:formula="of:=IF([.G73] = &quot;&quot; ;&quot;&quot;; [.G73]-[.S73])" office:value-type="float" office:value="0" calcext:value-type="float">
            <text:p>0</text:p>
          </table:table-cell>
          <table:table-cell table:formula="of:=IFERROR(([.U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73]/[.E73])*100; &quot;&quot;)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ERROR(([.Z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IFERROR(([.BJ73]/[.I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74]=&quot;&quot;;&quot;&quot;;[.C74]-[.Y74])">
            <text:p/>
          </table:table-cell>
          <table:table-cell table:style-name="ce1"/>
          <table:table-cell table:formula="of:=IFERROR(([.E74]/[.D74])*100; &quot;&quot;)">
            <text:p/>
          </table:table-cell>
          <table:table-cell table:style-name="ce1"/>
          <table:table-cell table:formula="of:=IFERROR(([.G74]/[.D74])*100; &quot;&quot;)">
            <text:p/>
          </table:table-cell>
          <table:table-cell table:style-name="ce1"/>
          <table:table-cell table:formula="of:=IFERROR(([.I74]/[.D74])*100; &quot;&quot;)">
            <text:p/>
          </table:table-cell>
          <table:table-cell table:style-name="ce1"/>
          <table:table-cell table:formula="of:=IFERROR(([.K74]/[.D74])*100; &quot;&quot;)">
            <text:p/>
          </table:table-cell>
          <table:table-cell table:style-name="ce1"/>
          <table:table-cell table:formula="of:=IFERROR(([.M74]/[.K74])*100; &quot;&quot;)">
            <text:p/>
          </table:table-cell>
          <table:table-cell/>
          <table:table-cell table:formula="of:=IFERROR(([.O74]/[.K74])*100; &quot;&quot;)">
            <text:p/>
          </table:table-cell>
          <table:table-cell table:formula="of:=IF([.E74] = &quot;&quot; ;&quot;&quot;; [.E74]-[.O74])">
            <text:p/>
          </table:table-cell>
          <table:table-cell table:formula="of:=IFERROR(([.Q74]/[.I74])*100; &quot;&quot;)">
            <text:p/>
          </table:table-cell>
          <table:table-cell/>
          <table:table-cell table:formula="of:=IFERROR(([.S74]/[.K74])*100; &quot;&quot;)">
            <text:p/>
          </table:table-cell>
          <table:table-cell table:formula="of:=IF([.G74] = &quot;&quot; ;&quot;&quot;; [.G74]-[.S74])">
            <text:p/>
          </table:table-cell>
          <table:table-cell table:formula="of:=IFERROR(([.U74]/[.I74])*100; &quot;&quot;)">
            <text:p/>
          </table:table-cell>
          <table:table-cell table:style-name="ce1"/>
          <table:table-cell table:formula="of:=IFERROR(([.W74]/[.E74])*100; &quot;&quot;)">
            <text:p/>
          </table:table-cell>
          <table:table-cell table:style-name="ce1" table:number-columns-repeated="2"/>
          <table:table-cell table:formula="of:=IFERROR(([.Z74]/[.I74])*100; &quot;&quot;)">
            <text:p/>
          </table:table-cell>
          <table:table-cell table:style-name="ce1"/>
          <table:table-cell table:formula="of:=IFERROR(([.AB74]/[.I74])*100; &quot;&quot;)">
            <text:p/>
          </table:table-cell>
          <table:table-cell table:style-name="ce1"/>
          <table:table-cell/>
          <table:table-cell table:style-name="ce1"/>
          <table:table-cell table:formula="of:=IFERROR(([.AF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74]/[.I74])*100; &quot;&quot;)">
            <text:p/>
          </table:table-cell>
          <table:table-cell table:style-name="ce1"/>
          <table:table-cell/>
          <table:table-cell table:style-name="ce1"/>
          <table:table-cell table:formula="of:=IFERROR(([.BN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74]/[.I74])*100; &quot;&quot;)">
            <text:p/>
          </table:table-cell>
          <table:table-cell table:style-name="ce1"/>
          <table:table-cell table:formula="of:=IFERROR(([.CH74]/[.I74])*100; &quot;&quot;)">
            <text:p/>
          </table:table-cell>
          <table:table-cell table:style-name="ce1"/>
          <table:table-cell table:formula="of:=IFERROR(([.CJ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74]/[.I74])*100; &quot;&quot;)">
            <text:p/>
          </table:table-cell>
          <table:table-cell table:style-name="ce1"/>
          <table:table-cell/>
          <table:table-cell table:style-name="ce1"/>
          <table:table-cell table:formula="of:=IFERROR(([.CV74]/[.I74])*100; &quot;&quot;)">
            <text:p/>
          </table:table-cell>
          <table:table-cell table:style-name="ce1"/>
          <table:table-cell/>
          <table:table-cell table:style-name="ce1"/>
          <table:table-cell table:formula="of:=IFERROR(([.CZ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Repeater 300 e</text:p>
          </table:table-cell>
          <table:table-cell office:value-type="string" calcext:value-type="string">
            <text:p>101.06.32</text:p>
          </table:table-cell>
          <table:table-cell office:value-type="float" office:value="219" calcext:value-type="float">
            <text:p>219</text:p>
          </table:table-cell>
          <table:table-cell table:formula="of:=IF([.C75]=&quot;&quot;;&quot;&quot;;[.C75]-[.Y75])"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IFERROR(([.E75]/[.D75])*100; &quot;&quot;)" office:value-type="float" office:value="6.56565656565657" calcext:value-type="float">
            <text:p>6,56565656565657</text:p>
          </table:table-cell>
          <table:table-cell office:value-type="float" office:value="3" calcext:value-type="float">
            <text:p>3</text:p>
          </table:table-cell>
          <table:table-cell table:formula="of:=IFERROR(([.G75]/[.D75])*100; &quot;&quot;)" office:value-type="float" office:value="1.51515151515152" calcext:value-type="float">
            <text:p>1,51515151515152</text:p>
          </table:table-cell>
          <table:table-cell office:value-type="float" office:value="176" calcext:value-type="float">
            <text:p>176</text:p>
          </table:table-cell>
          <table:table-cell table:formula="of:=IFERROR(([.I75]/[.D75])*100; &quot;&quot;)" office:value-type="float" office:value="88.8888888888889" calcext:value-type="float">
            <text:p>88,8888888888889</text:p>
          </table:table-cell>
          <table:table-cell office:value-type="float" office:value="22" calcext:value-type="float">
            <text:p>22</text:p>
          </table:table-cell>
          <table:table-cell table:formula="of:=IFERROR(([.K75]/[.D75])*100; &quot;&quot;)" office:value-type="float" office:value="11.1111111111111" calcext:value-type="float">
            <text:p>11,1111111111111</text:p>
          </table:table-cell>
          <table:table-cell office:value-type="float" office:value="7" calcext:value-type="float">
            <text:p>7</text:p>
          </table:table-cell>
          <table:table-cell table:formula="of:=IFERROR(([.M75]/[.K75])*100; &quot;&quot;)" office:value-type="float" office:value="31.8181818181818" calcext:value-type="float">
            <text:p>31,8181818181818</text:p>
          </table:table-cell>
          <table:table-cell office:value-type="float" office:value="11" calcext:value-type="float">
            <text:p>11</text:p>
          </table:table-cell>
          <table:table-cell table:formula="of:=IFERROR(([.O75]/[.K75])*100; &quot;&quot;)" office:value-type="float" office:value="50" calcext:value-type="float">
            <text:p>50</text:p>
          </table:table-cell>
          <table:table-cell table:formula="of:=IF([.E75] = &quot;&quot; ;&quot;&quot;; [.E75]-[.O75])" office:value-type="float" office:value="2" calcext:value-type="float">
            <text:p>2</text:p>
          </table:table-cell>
          <table:table-cell table:formula="of:=IFERROR(([.Q75]/[.I75])*100; &quot;&quot;)" office:value-type="float" office:value="1.13636363636364" calcext:value-type="float">
            <text:p>1,13636363636364</text:p>
          </table:table-cell>
          <table:table-cell office:value-type="float" office:value="2" calcext:value-type="float">
            <text:p>2</text:p>
          </table:table-cell>
          <table:table-cell table:formula="of:=IFERROR(([.S75]/[.K75])*100; &quot;&quot;)" office:value-type="float" office:value="9.09090909090909" calcext:value-type="float">
            <text:p>9,09090909090909</text:p>
          </table:table-cell>
          <table:table-cell table:formula="of:=IF([.G75] = &quot;&quot; ;&quot;&quot;; [.G75]-[.S75])" office:value-type="float" office:value="1" calcext:value-type="float">
            <text:p>1</text:p>
          </table:table-cell>
          <table:table-cell table:formula="of:=IFERROR(([.U75]/[.I75])*100; &quot;&quot;)" office:value-type="float" office:value="0.568181818181818" calcext:value-type="float">
            <text:p>0,568181818181818</text:p>
          </table:table-cell>
          <table:table-cell office:value-type="float" office:value="9" calcext:value-type="float">
            <text:p>9</text:p>
          </table:table-cell>
          <table:table-cell table:formula="of:=IFERROR(([.W75]/[.E75])*100; &quot;&quot;)" office:value-type="float" office:value="69.2307692307692" calcext:value-type="float">
            <text:p>69,2307692307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ERROR(([.Z75]/[.I75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AB75]/[.I75])*100; &quot;&quot;)" office:value-type="float" office:value="17.0454545454545" calcext:value-type="float">
            <text:p>17,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75]/[.I75])*100; &quot;&quot;)" office:value-type="float" office:value="1.70454545454545" calcext:value-type="float">
            <text:p>1,7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75]/[.I75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F75]/[.I75])*100; &quot;&quot;)" office:value-type="float" office:value="75.5681818181818" calcext:value-type="float">
            <text:p>75,5681818181818</text:p>
          </table:table-cell>
          <table:table-cell office:value-type="float" office:value="3" calcext:value-type="float">
            <text:p>3</text:p>
          </table:table-cell>
          <table:table-cell table:formula="of:=IFERROR(([.CH75]/[.I75])*100; &quot;&quot;)" office:value-type="float" office:value="1.70454545454545" calcext:value-type="float">
            <text:p>1,70454545454545</text:p>
          </table:table-cell>
          <table:table-cell office:value-type="float" office:value="1" calcext:value-type="float">
            <text:p>1</text:p>
          </table:table-cell>
          <table:table-cell table:formula="of:=IFERROR(([.CJ75]/[.I75])*100; &quot;&quot;)" office:value-type="float" office:value="0.568181818181818" calcext:value-type="float">
            <text:p>0,568181818181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75]/[.I75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6.33</text:p>
          </table:table-cell>
          <table:table-cell office:value-type="float" office:value="219" calcext:value-type="float">
            <text:p>219</text:p>
          </table:table-cell>
          <table:table-cell table:formula="of:=IF([.C76]=&quot;&quot;;&quot;&quot;;[.C76]-[.Y76])"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IFERROR(([.E76]/[.D76])*100; &quot;&quot;)" office:value-type="float" office:value="6.56565656565657" calcext:value-type="float">
            <text:p>6,56565656565657</text:p>
          </table:table-cell>
          <table:table-cell office:value-type="float" office:value="3" calcext:value-type="float">
            <text:p>3</text:p>
          </table:table-cell>
          <table:table-cell table:formula="of:=IFERROR(([.G76]/[.D76])*100; &quot;&quot;)" office:value-type="float" office:value="1.51515151515152" calcext:value-type="float">
            <text:p>1,51515151515152</text:p>
          </table:table-cell>
          <table:table-cell office:value-type="float" office:value="176" calcext:value-type="float">
            <text:p>176</text:p>
          </table:table-cell>
          <table:table-cell table:formula="of:=IFERROR(([.I76]/[.D76])*100; &quot;&quot;)" office:value-type="float" office:value="88.8888888888889" calcext:value-type="float">
            <text:p>88,8888888888889</text:p>
          </table:table-cell>
          <table:table-cell office:value-type="float" office:value="22" calcext:value-type="float">
            <text:p>22</text:p>
          </table:table-cell>
          <table:table-cell table:formula="of:=IFERROR(([.K76]/[.D76])*100; &quot;&quot;)" office:value-type="float" office:value="11.1111111111111" calcext:value-type="float">
            <text:p>11,1111111111111</text:p>
          </table:table-cell>
          <table:table-cell office:value-type="float" office:value="7" calcext:value-type="float">
            <text:p>7</text:p>
          </table:table-cell>
          <table:table-cell table:formula="of:=IFERROR(([.M76]/[.K76])*100; &quot;&quot;)" office:value-type="float" office:value="31.8181818181818" calcext:value-type="float">
            <text:p>31,8181818181818</text:p>
          </table:table-cell>
          <table:table-cell office:value-type="float" office:value="11" calcext:value-type="float">
            <text:p>11</text:p>
          </table:table-cell>
          <table:table-cell table:formula="of:=IFERROR(([.O76]/[.K76])*100; &quot;&quot;)" office:value-type="float" office:value="50" calcext:value-type="float">
            <text:p>50</text:p>
          </table:table-cell>
          <table:table-cell table:formula="of:=IF([.E76] = &quot;&quot; ;&quot;&quot;; [.E76]-[.O76])" office:value-type="float" office:value="2" calcext:value-type="float">
            <text:p>2</text:p>
          </table:table-cell>
          <table:table-cell table:formula="of:=IFERROR(([.Q76]/[.I76])*100; &quot;&quot;)" office:value-type="float" office:value="1.13636363636364" calcext:value-type="float">
            <text:p>1,13636363636364</text:p>
          </table:table-cell>
          <table:table-cell office:value-type="float" office:value="2" calcext:value-type="float">
            <text:p>2</text:p>
          </table:table-cell>
          <table:table-cell table:formula="of:=IFERROR(([.S76]/[.K76])*100; &quot;&quot;)" office:value-type="float" office:value="9.09090909090909" calcext:value-type="float">
            <text:p>9,09090909090909</text:p>
          </table:table-cell>
          <table:table-cell table:formula="of:=IF([.G76] = &quot;&quot; ;&quot;&quot;; [.G76]-[.S76])" office:value-type="float" office:value="1" calcext:value-type="float">
            <text:p>1</text:p>
          </table:table-cell>
          <table:table-cell table:formula="of:=IFERROR(([.U76]/[.I76])*100; &quot;&quot;)" office:value-type="float" office:value="0.568181818181818" calcext:value-type="float">
            <text:p>0,568181818181818</text:p>
          </table:table-cell>
          <table:table-cell office:value-type="float" office:value="9" calcext:value-type="float">
            <text:p>9</text:p>
          </table:table-cell>
          <table:table-cell table:formula="of:=IFERROR(([.W76]/[.E76])*100; &quot;&quot;)" office:value-type="float" office:value="69.2307692307692" calcext:value-type="float">
            <text:p>69,2307692307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ERROR(([.Z76]/[.I76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AB76]/[.I76])*100; &quot;&quot;)" office:value-type="float" office:value="17.0454545454545" calcext:value-type="float">
            <text:p>17,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76]/[.I76])*100; &quot;&quot;)" office:value-type="float" office:value="1.70454545454545" calcext:value-type="float">
            <text:p>1,7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76]/[.I76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F76]/[.I76])*100; &quot;&quot;)" office:value-type="float" office:value="75.5681818181818" calcext:value-type="float">
            <text:p>75,5681818181818</text:p>
          </table:table-cell>
          <table:table-cell office:value-type="float" office:value="3" calcext:value-type="float">
            <text:p>3</text:p>
          </table:table-cell>
          <table:table-cell table:formula="of:=IFERROR(([.CH76]/[.I76])*100; &quot;&quot;)" office:value-type="float" office:value="1.70454545454545" calcext:value-type="float">
            <text:p>1,70454545454545</text:p>
          </table:table-cell>
          <table:table-cell office:value-type="float" office:value="1" calcext:value-type="float">
            <text:p>1</text:p>
          </table:table-cell>
          <table:table-cell table:formula="of:=IFERROR(([.CJ76]/[.I76])*100; &quot;&quot;)" office:value-type="float" office:value="0.568181818181818" calcext:value-type="float">
            <text:p>0,568181818181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76]/[.I76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01.06.33</text:p>
          </table:table-cell>
          <table:table-cell office:value-type="float" office:value="219" calcext:value-type="float">
            <text:p>219</text:p>
          </table:table-cell>
          <table:table-cell table:formula="of:=IF([.C77]=&quot;&quot;;&quot;&quot;;[.C77]-[.Y77])"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IFERROR(([.E77]/[.D77])*100; &quot;&quot;)" office:value-type="float" office:value="6.56565656565657" calcext:value-type="float">
            <text:p>6,56565656565657</text:p>
          </table:table-cell>
          <table:table-cell office:value-type="float" office:value="3" calcext:value-type="float">
            <text:p>3</text:p>
          </table:table-cell>
          <table:table-cell table:formula="of:=IFERROR(([.G77]/[.D77])*100; &quot;&quot;)" office:value-type="float" office:value="1.51515151515152" calcext:value-type="float">
            <text:p>1,51515151515152</text:p>
          </table:table-cell>
          <table:table-cell office:value-type="float" office:value="176" calcext:value-type="float">
            <text:p>176</text:p>
          </table:table-cell>
          <table:table-cell table:formula="of:=IFERROR(([.I77]/[.D77])*100; &quot;&quot;)" office:value-type="float" office:value="88.8888888888889" calcext:value-type="float">
            <text:p>88,8888888888889</text:p>
          </table:table-cell>
          <table:table-cell office:value-type="float" office:value="22" calcext:value-type="float">
            <text:p>22</text:p>
          </table:table-cell>
          <table:table-cell table:formula="of:=IFERROR(([.K77]/[.D77])*100; &quot;&quot;)" office:value-type="float" office:value="11.1111111111111" calcext:value-type="float">
            <text:p>11,1111111111111</text:p>
          </table:table-cell>
          <table:table-cell office:value-type="float" office:value="7" calcext:value-type="float">
            <text:p>7</text:p>
          </table:table-cell>
          <table:table-cell table:formula="of:=IFERROR(([.M77]/[.K77])*100; &quot;&quot;)" office:value-type="float" office:value="31.8181818181818" calcext:value-type="float">
            <text:p>31,8181818181818</text:p>
          </table:table-cell>
          <table:table-cell office:value-type="float" office:value="11" calcext:value-type="float">
            <text:p>11</text:p>
          </table:table-cell>
          <table:table-cell table:formula="of:=IFERROR(([.O77]/[.K77])*100; &quot;&quot;)" office:value-type="float" office:value="50" calcext:value-type="float">
            <text:p>50</text:p>
          </table:table-cell>
          <table:table-cell table:formula="of:=IF([.E77] = &quot;&quot; ;&quot;&quot;; [.E77]-[.O77])" office:value-type="float" office:value="2" calcext:value-type="float">
            <text:p>2</text:p>
          </table:table-cell>
          <table:table-cell table:formula="of:=IFERROR(([.Q77]/[.I77])*100; &quot;&quot;)" office:value-type="float" office:value="1.13636363636364" calcext:value-type="float">
            <text:p>1,13636363636364</text:p>
          </table:table-cell>
          <table:table-cell office:value-type="float" office:value="2" calcext:value-type="float">
            <text:p>2</text:p>
          </table:table-cell>
          <table:table-cell table:formula="of:=IFERROR(([.S77]/[.K77])*100; &quot;&quot;)" office:value-type="float" office:value="9.09090909090909" calcext:value-type="float">
            <text:p>9,09090909090909</text:p>
          </table:table-cell>
          <table:table-cell table:formula="of:=IF([.G77] = &quot;&quot; ;&quot;&quot;; [.G77]-[.S77])" office:value-type="float" office:value="1" calcext:value-type="float">
            <text:p>1</text:p>
          </table:table-cell>
          <table:table-cell table:formula="of:=IFERROR(([.U77]/[.I77])*100; &quot;&quot;)" office:value-type="float" office:value="0.568181818181818" calcext:value-type="float">
            <text:p>0,568181818181818</text:p>
          </table:table-cell>
          <table:table-cell office:value-type="float" office:value="9" calcext:value-type="float">
            <text:p>9</text:p>
          </table:table-cell>
          <table:table-cell table:formula="of:=IFERROR(([.W77]/[.E77])*100; &quot;&quot;)" office:value-type="float" office:value="69.2307692307692" calcext:value-type="float">
            <text:p>69,2307692307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ERROR(([.Z77]/[.I77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AB77]/[.I77])*100; &quot;&quot;)" office:value-type="float" office:value="17.0454545454545" calcext:value-type="float">
            <text:p>17,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77]/[.I77])*100; &quot;&quot;)" office:value-type="float" office:value="1.70454545454545" calcext:value-type="float">
            <text:p>1,7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77]/[.I77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F77]/[.I77])*100; &quot;&quot;)" office:value-type="float" office:value="75.5681818181818" calcext:value-type="float">
            <text:p>75,5681818181818</text:p>
          </table:table-cell>
          <table:table-cell office:value-type="float" office:value="3" calcext:value-type="float">
            <text:p>3</text:p>
          </table:table-cell>
          <table:table-cell table:formula="of:=IFERROR(([.CH77]/[.I77])*100; &quot;&quot;)" office:value-type="float" office:value="1.70454545454545" calcext:value-type="float">
            <text:p>1,70454545454545</text:p>
          </table:table-cell>
          <table:table-cell office:value-type="float" office:value="1" calcext:value-type="float">
            <text:p>1</text:p>
          </table:table-cell>
          <table:table-cell table:formula="of:=IFERROR(([.CJ77]/[.I77])*100; &quot;&quot;)" office:value-type="float" office:value="0.568181818181818" calcext:value-type="float">
            <text:p>0,568181818181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77]/[.I77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01.06.30</text:p>
          </table:table-cell>
          <table:table-cell office:value-type="float" office:value="219" calcext:value-type="float">
            <text:p>219</text:p>
          </table:table-cell>
          <table:table-cell table:formula="of:=IF([.C78]=&quot;&quot;;&quot;&quot;;[.C78]-[.Y78])"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IFERROR(([.E78]/[.D78])*100; &quot;&quot;)" office:value-type="float" office:value="6.56565656565657" calcext:value-type="float">
            <text:p>6,56565656565657</text:p>
          </table:table-cell>
          <table:table-cell office:value-type="float" office:value="3" calcext:value-type="float">
            <text:p>3</text:p>
          </table:table-cell>
          <table:table-cell table:formula="of:=IFERROR(([.G78]/[.D78])*100; &quot;&quot;)" office:value-type="float" office:value="1.51515151515152" calcext:value-type="float">
            <text:p>1,51515151515152</text:p>
          </table:table-cell>
          <table:table-cell office:value-type="float" office:value="176" calcext:value-type="float">
            <text:p>176</text:p>
          </table:table-cell>
          <table:table-cell table:formula="of:=IFERROR(([.I78]/[.D78])*100; &quot;&quot;)" office:value-type="float" office:value="88.8888888888889" calcext:value-type="float">
            <text:p>88,8888888888889</text:p>
          </table:table-cell>
          <table:table-cell office:value-type="float" office:value="22" calcext:value-type="float">
            <text:p>22</text:p>
          </table:table-cell>
          <table:table-cell table:formula="of:=IFERROR(([.K78]/[.D78])*100; &quot;&quot;)" office:value-type="float" office:value="11.1111111111111" calcext:value-type="float">
            <text:p>11,1111111111111</text:p>
          </table:table-cell>
          <table:table-cell office:value-type="float" office:value="7" calcext:value-type="float">
            <text:p>7</text:p>
          </table:table-cell>
          <table:table-cell table:formula="of:=IFERROR(([.M78]/[.K78])*100; &quot;&quot;)" office:value-type="float" office:value="31.8181818181818" calcext:value-type="float">
            <text:p>31,8181818181818</text:p>
          </table:table-cell>
          <table:table-cell office:value-type="float" office:value="11" calcext:value-type="float">
            <text:p>11</text:p>
          </table:table-cell>
          <table:table-cell table:formula="of:=IFERROR(([.O78]/[.K78])*100; &quot;&quot;)" office:value-type="float" office:value="50" calcext:value-type="float">
            <text:p>50</text:p>
          </table:table-cell>
          <table:table-cell table:formula="of:=IF([.E78] = &quot;&quot; ;&quot;&quot;; [.E78]-[.O78])" office:value-type="float" office:value="2" calcext:value-type="float">
            <text:p>2</text:p>
          </table:table-cell>
          <table:table-cell table:formula="of:=IFERROR(([.Q78]/[.I78])*100; &quot;&quot;)" office:value-type="float" office:value="1.13636363636364" calcext:value-type="float">
            <text:p>1,13636363636364</text:p>
          </table:table-cell>
          <table:table-cell office:value-type="float" office:value="2" calcext:value-type="float">
            <text:p>2</text:p>
          </table:table-cell>
          <table:table-cell table:formula="of:=IFERROR(([.S78]/[.K78])*100; &quot;&quot;)" office:value-type="float" office:value="9.09090909090909" calcext:value-type="float">
            <text:p>9,09090909090909</text:p>
          </table:table-cell>
          <table:table-cell table:formula="of:=IF([.G78] = &quot;&quot; ;&quot;&quot;; [.G78]-[.S78])" office:value-type="float" office:value="1" calcext:value-type="float">
            <text:p>1</text:p>
          </table:table-cell>
          <table:table-cell table:formula="of:=IFERROR(([.U78]/[.I78])*100; &quot;&quot;)" office:value-type="float" office:value="0.568181818181818" calcext:value-type="float">
            <text:p>0,568181818181818</text:p>
          </table:table-cell>
          <table:table-cell office:value-type="float" office:value="9" calcext:value-type="float">
            <text:p>9</text:p>
          </table:table-cell>
          <table:table-cell table:formula="of:=IFERROR(([.W78]/[.E78])*100; &quot;&quot;)" office:value-type="float" office:value="69.2307692307692" calcext:value-type="float">
            <text:p>69,2307692307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ERROR(([.Z78]/[.I78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AB78]/[.I78])*100; &quot;&quot;)" office:value-type="float" office:value="17.0454545454545" calcext:value-type="float">
            <text:p>17,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78]/[.I78])*100; &quot;&quot;)" office:value-type="float" office:value="1.70454545454545" calcext:value-type="float">
            <text:p>1,70454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78]/[.I7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F78]/[.I78])*100; &quot;&quot;)" office:value-type="float" office:value="75.5681818181818" calcext:value-type="float">
            <text:p>75,5681818181818</text:p>
          </table:table-cell>
          <table:table-cell office:value-type="float" office:value="3" calcext:value-type="float">
            <text:p>3</text:p>
          </table:table-cell>
          <table:table-cell table:formula="of:=IFERROR(([.CH78]/[.I78])*100; &quot;&quot;)" office:value-type="float" office:value="1.70454545454545" calcext:value-type="float">
            <text:p>1,70454545454545</text:p>
          </table:table-cell>
          <table:table-cell office:value-type="float" office:value="1" calcext:value-type="float">
            <text:p>1</text:p>
          </table:table-cell>
          <table:table-cell table:formula="of:=IFERROR(([.CJ78]/[.I78])*100; &quot;&quot;)" office:value-type="float" office:value="0.568181818181818" calcext:value-type="float">
            <text:p>0,568181818181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78]/[.I78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79]=&quot;&quot;;&quot;&quot;;[.C79]-[.Y79])">
            <text:p/>
          </table:table-cell>
          <table:table-cell table:style-name="ce1"/>
          <table:table-cell table:formula="of:=IFERROR(([.E79]/[.D79])*100; &quot;&quot;)">
            <text:p/>
          </table:table-cell>
          <table:table-cell table:style-name="ce1"/>
          <table:table-cell table:formula="of:=IFERROR(([.G79]/[.D79])*100; &quot;&quot;)">
            <text:p/>
          </table:table-cell>
          <table:table-cell table:style-name="ce1"/>
          <table:table-cell table:formula="of:=IFERROR(([.I79]/[.D79])*100; &quot;&quot;)">
            <text:p/>
          </table:table-cell>
          <table:table-cell table:style-name="ce1"/>
          <table:table-cell table:formula="of:=IFERROR(([.K79]/[.D79])*100; &quot;&quot;)">
            <text:p/>
          </table:table-cell>
          <table:table-cell table:style-name="ce1"/>
          <table:table-cell table:formula="of:=IFERROR(([.M79]/[.K79])*100; &quot;&quot;)">
            <text:p/>
          </table:table-cell>
          <table:table-cell/>
          <table:table-cell table:formula="of:=IFERROR(([.O79]/[.K79])*100; &quot;&quot;)">
            <text:p/>
          </table:table-cell>
          <table:table-cell table:formula="of:=IF([.E79] = &quot;&quot; ;&quot;&quot;; [.E79]-[.O79])">
            <text:p/>
          </table:table-cell>
          <table:table-cell table:formula="of:=IFERROR(([.Q79]/[.I79])*100; &quot;&quot;)">
            <text:p/>
          </table:table-cell>
          <table:table-cell/>
          <table:table-cell table:formula="of:=IFERROR(([.S79]/[.K79])*100; &quot;&quot;)">
            <text:p/>
          </table:table-cell>
          <table:table-cell table:formula="of:=IF([.G79] = &quot;&quot; ;&quot;&quot;; [.G79]-[.S79])">
            <text:p/>
          </table:table-cell>
          <table:table-cell table:formula="of:=IFERROR(([.U79]/[.I79])*100; &quot;&quot;)">
            <text:p/>
          </table:table-cell>
          <table:table-cell table:style-name="ce1"/>
          <table:table-cell table:formula="of:=IFERROR(([.W79]/[.E79])*100; &quot;&quot;)">
            <text:p/>
          </table:table-cell>
          <table:table-cell table:style-name="ce1" table:number-columns-repeated="2"/>
          <table:table-cell table:formula="of:=IFERROR(([.Z79]/[.I79])*100; &quot;&quot;)">
            <text:p/>
          </table:table-cell>
          <table:table-cell table:style-name="ce1"/>
          <table:table-cell table:formula="of:=IFERROR(([.AB79]/[.I79])*100; &quot;&quot;)">
            <text:p/>
          </table:table-cell>
          <table:table-cell table:style-name="ce1"/>
          <table:table-cell/>
          <table:table-cell table:style-name="ce1"/>
          <table:table-cell table:formula="of:=IFERROR(([.AF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79]/[.I79])*100; &quot;&quot;)">
            <text:p/>
          </table:table-cell>
          <table:table-cell table:style-name="ce1"/>
          <table:table-cell/>
          <table:table-cell table:style-name="ce1"/>
          <table:table-cell table:formula="of:=IFERROR(([.BN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79]/[.I79])*100; &quot;&quot;)">
            <text:p/>
          </table:table-cell>
          <table:table-cell table:style-name="ce1"/>
          <table:table-cell table:formula="of:=IFERROR(([.CH79]/[.I79])*100; &quot;&quot;)">
            <text:p/>
          </table:table-cell>
          <table:table-cell table:style-name="ce1"/>
          <table:table-cell table:formula="of:=IFERROR(([.CJ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79]/[.I79])*100; &quot;&quot;)">
            <text:p/>
          </table:table-cell>
          <table:table-cell table:style-name="ce1"/>
          <table:table-cell/>
          <table:table-cell table:style-name="ce1"/>
          <table:table-cell table:formula="of:=IFERROR(([.CV79]/[.I79])*100; &quot;&quot;)">
            <text:p/>
          </table:table-cell>
          <table:table-cell table:style-name="ce1"/>
          <table:table-cell/>
          <table:table-cell table:style-name="ce1"/>
          <table:table-cell table:formula="of:=IFERROR(([.CZ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an 4020</text:p>
          </table:table-cell>
          <table:table-cell office:value-type="string" calcext:value-type="string">
            <text:p>147.07.01</text:p>
          </table:table-cell>
          <table:table-cell office:value-type="float" office:value="326" calcext:value-type="float">
            <text:p>326</text:p>
          </table:table-cell>
          <table:table-cell table:formula="of:=IF([.C80]=&quot;&quot;;&quot;&quot;;[.C80]-[.Y80])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IFERROR(([.E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80]/[.D80])*100; &quot;&quot;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formula="of:=IFERROR(([.I80]/[.D8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80]/[.K8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80]/[.K80])*100; &quot;&quot;)">
            <text:p/>
          </table:table-cell>
          <table:table-cell table:formula="of:=IF([.E80] = &quot;&quot; ;&quot;&quot;; [.E80]-[.O80])" office:value-type="float" office:value="0" calcext:value-type="float">
            <text:p>0</text:p>
          </table:table-cell>
          <table:table-cell table:style-name="ce3" table:formula="of:=IFERROR(([.Q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80]/[.K80])*100; &quot;&quot;)">
            <text:p/>
          </table:table-cell>
          <table:table-cell table:formula="of:=IF([.G80] = &quot;&quot; ;&quot;&quot;; [.G80]-[.S80])" office:value-type="float" office:value="0" calcext:value-type="float">
            <text:p>0</text:p>
          </table:table-cell>
          <table:table-cell table:formula="of:=IFERROR(([.U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80]/[.E80])*100; &quot;&quot;)">
            <text:p/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ERROR(([.Z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80]/[.I80])*100; &quot;&quot;)" office:value-type="float" office:value="1.8796992481203" calcext:value-type="float">
            <text:p>1,8796992481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IFERROR(([.BJ80]/[.I80])*100; &quot;&quot;)" office:value-type="float" office:value="98.1203007518797" calcext:value-type="float">
            <text:p>98,1203007518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81]=&quot;&quot;;&quot;&quot;;[.C81]-[.Y81])">
            <text:p/>
          </table:table-cell>
          <table:table-cell table:style-name="ce1"/>
          <table:table-cell table:formula="of:=IFERROR(([.E81]/[.D81])*100; &quot;&quot;)">
            <text:p/>
          </table:table-cell>
          <table:table-cell table:style-name="ce1"/>
          <table:table-cell table:formula="of:=IFERROR(([.G81]/[.D81])*100; &quot;&quot;)">
            <text:p/>
          </table:table-cell>
          <table:table-cell table:style-name="ce1"/>
          <table:table-cell table:formula="of:=IFERROR(([.I81]/[.D81])*100; &quot;&quot;)">
            <text:p/>
          </table:table-cell>
          <table:table-cell table:style-name="ce1"/>
          <table:table-cell table:formula="of:=IFERROR(([.K81]/[.D81])*100; &quot;&quot;)">
            <text:p/>
          </table:table-cell>
          <table:table-cell table:style-name="ce1"/>
          <table:table-cell table:formula="of:=IFERROR(([.M81]/[.K81])*100; &quot;&quot;)">
            <text:p/>
          </table:table-cell>
          <table:table-cell/>
          <table:table-cell table:formula="of:=IFERROR(([.O81]/[.K81])*100; &quot;&quot;)">
            <text:p/>
          </table:table-cell>
          <table:table-cell table:formula="of:=IF([.E81] = &quot;&quot; ;&quot;&quot;; [.E81]-[.O81])">
            <text:p/>
          </table:table-cell>
          <table:table-cell table:formula="of:=IFERROR(([.Q81]/[.I81])*100; &quot;&quot;)">
            <text:p/>
          </table:table-cell>
          <table:table-cell/>
          <table:table-cell table:formula="of:=IFERROR(([.S81]/[.K81])*100; &quot;&quot;)">
            <text:p/>
          </table:table-cell>
          <table:table-cell table:formula="of:=IF([.G81] = &quot;&quot; ;&quot;&quot;; [.G81]-[.S81])">
            <text:p/>
          </table:table-cell>
          <table:table-cell table:formula="of:=IFERROR(([.U81]/[.I81])*100; &quot;&quot;)">
            <text:p/>
          </table:table-cell>
          <table:table-cell table:style-name="ce1"/>
          <table:table-cell table:formula="of:=IFERROR(([.W81]/[.E81])*100; &quot;&quot;)">
            <text:p/>
          </table:table-cell>
          <table:table-cell table:style-name="ce1" table:number-columns-repeated="2"/>
          <table:table-cell table:formula="of:=IFERROR(([.Z81]/[.I81])*100; &quot;&quot;)">
            <text:p/>
          </table:table-cell>
          <table:table-cell table:style-name="ce1"/>
          <table:table-cell table:formula="of:=IFERROR(([.AB81]/[.I81])*100; &quot;&quot;)">
            <text:p/>
          </table:table-cell>
          <table:table-cell table:style-name="ce1"/>
          <table:table-cell/>
          <table:table-cell table:style-name="ce1"/>
          <table:table-cell table:formula="of:=IFERROR(([.AF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81]/[.I81])*100; &quot;&quot;)">
            <text:p/>
          </table:table-cell>
          <table:table-cell table:style-name="ce1"/>
          <table:table-cell/>
          <table:table-cell table:style-name="ce1"/>
          <table:table-cell table:formula="of:=IFERROR(([.BN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81]/[.I81])*100; &quot;&quot;)">
            <text:p/>
          </table:table-cell>
          <table:table-cell table:style-name="ce1"/>
          <table:table-cell table:formula="of:=IFERROR(([.CH81]/[.I81])*100; &quot;&quot;)">
            <text:p/>
          </table:table-cell>
          <table:table-cell table:style-name="ce1"/>
          <table:table-cell table:formula="of:=IFERROR(([.CJ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81]/[.I81])*100; &quot;&quot;)">
            <text:p/>
          </table:table-cell>
          <table:table-cell table:style-name="ce1"/>
          <table:table-cell/>
          <table:table-cell table:style-name="ce1"/>
          <table:table-cell table:formula="of:=IFERROR(([.CV81]/[.I81])*100; &quot;&quot;)">
            <text:p/>
          </table:table-cell>
          <table:table-cell table:style-name="ce1"/>
          <table:table-cell/>
          <table:table-cell table:style-name="ce1"/>
          <table:table-cell table:formula="of:=IFERROR(([.CZ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ata</text:p>
          </table:table-cell>
          <table:table-cell office:value-type="string" calcext:value-type="string">
            <text:p>11.04.01</text:p>
          </table:table-cell>
          <table:table-cell office:value-type="float" office:value="107" calcext:value-type="float">
            <text:p>107</text:p>
          </table:table-cell>
          <table:table-cell table:formula="of:=IF([.C82]=&quot;&quot;;&quot;&quot;;[.C82]-[.Y82])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formula="of:=IFERROR(([.E82]/[.D82])*100; &quot;&quot;)" office:value-type="float" office:value="90.5263157894737" calcext:value-type="float">
            <text:p>90,5263157894737</text:p>
          </table:table-cell>
          <table:table-cell office:value-type="float" office:value="79" calcext:value-type="float">
            <text:p>79</text:p>
          </table:table-cell>
          <table:table-cell table:formula="of:=IFERROR(([.G82]/[.D82])*100; &quot;&quot;)" office:value-type="float" office:value="83.1578947368421" calcext:value-type="float">
            <text:p>83,1578947368421</text:p>
          </table:table-cell>
          <table:table-cell office:value-type="float" office:value="10" calcext:value-type="float">
            <text:p>10</text:p>
          </table:table-cell>
          <table:table-cell table:formula="of:=IFERROR(([.I82]/[.D82])*100; &quot;&quot;)" office:value-type="float" office:value="10.5263157894737" calcext:value-type="float">
            <text:p>10,5263157894737</text:p>
          </table:table-cell>
          <table:table-cell office:value-type="float" office:value="85" calcext:value-type="float">
            <text:p>85</text:p>
          </table:table-cell>
          <table:table-cell table:formula="of:=IFERROR(([.K82]/[.D82])*100; &quot;&quot;)" office:value-type="float" office:value="89.4736842105263" calcext:value-type="float">
            <text:p>89,4736842105263</text:p>
          </table:table-cell>
          <table:table-cell office:value-type="float" office:value="4" calcext:value-type="float">
            <text:p>4</text:p>
          </table:table-cell>
          <table:table-cell table:formula="of:=IFERROR(([.M82]/[.K82])*100; &quot;&quot;)" office:value-type="float" office:value="4.70588235294118" calcext:value-type="float">
            <text:p>4,70588235294118</text:p>
          </table:table-cell>
          <table:table-cell office:value-type="float" office:value="77" calcext:value-type="float">
            <text:p>77</text:p>
          </table:table-cell>
          <table:table-cell table:formula="of:=IFERROR(([.O82]/[.K82])*100; &quot;&quot;)" office:value-type="float" office:value="90.5882352941176" calcext:value-type="float">
            <text:p>90,5882352941176</text:p>
          </table:table-cell>
          <table:table-cell table:formula="of:=IF([.E82] = &quot;&quot; ;&quot;&quot;; [.E82]-[.O82])" office:value-type="float" office:value="9" calcext:value-type="float">
            <text:p>9</text:p>
          </table:table-cell>
          <table:table-cell table:formula="of:=IFERROR(([.Q82]/[.I82])*100; &quot;&quot;)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ERROR(([.S82]/[.K82])*100; &quot;&quot;)" office:value-type="float" office:value="91.7647058823529" calcext:value-type="float">
            <text:p>91,7647058823529</text:p>
          </table:table-cell>
          <table:table-cell table:formula="of:=IF([.G82] = &quot;&quot; ;&quot;&quot;; [.G82]-[.S82])" office:value-type="float" office:value="1" calcext:value-type="float">
            <text:p>1</text:p>
          </table:table-cell>
          <table:table-cell table:formula="of:=IFERROR(([.U82]/[.I82])*100; &quot;&quot;)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IFERROR(([.W82]/[.E82])*100; &quot;&quot;)" office:value-type="float" office:value="96.5116279069768" calcext:value-type="float">
            <text:p>96,511627906976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ERROR(([.Z82]/[.I8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83]=&quot;&quot;;&quot;&quot;;[.C83]-[.Y83])">
            <text:p/>
          </table:table-cell>
          <table:table-cell table:style-name="ce1"/>
          <table:table-cell table:formula="of:=IFERROR(([.E83]/[.D83])*100; &quot;&quot;)">
            <text:p/>
          </table:table-cell>
          <table:table-cell table:style-name="ce1"/>
          <table:table-cell table:formula="of:=IFERROR(([.G83]/[.D83])*100; &quot;&quot;)">
            <text:p/>
          </table:table-cell>
          <table:table-cell table:style-name="ce1"/>
          <table:table-cell table:formula="of:=IFERROR(([.I83]/[.D83])*100; &quot;&quot;)">
            <text:p/>
          </table:table-cell>
          <table:table-cell table:style-name="ce1"/>
          <table:table-cell table:formula="of:=IFERROR(([.K83]/[.D83])*100; &quot;&quot;)">
            <text:p/>
          </table:table-cell>
          <table:table-cell table:style-name="ce1"/>
          <table:table-cell table:formula="of:=IFERROR(([.M83]/[.K83])*100; &quot;&quot;)">
            <text:p/>
          </table:table-cell>
          <table:table-cell/>
          <table:table-cell table:formula="of:=IFERROR(([.O83]/[.K83])*100; &quot;&quot;)">
            <text:p/>
          </table:table-cell>
          <table:table-cell table:formula="of:=IF([.E83] = &quot;&quot; ;&quot;&quot;; [.E83]-[.O83])">
            <text:p/>
          </table:table-cell>
          <table:table-cell table:formula="of:=IFERROR(([.Q83]/[.I83])*100; &quot;&quot;)">
            <text:p/>
          </table:table-cell>
          <table:table-cell/>
          <table:table-cell table:formula="of:=IFERROR(([.S83]/[.K83])*100; &quot;&quot;)">
            <text:p/>
          </table:table-cell>
          <table:table-cell table:formula="of:=IF([.G83] = &quot;&quot; ;&quot;&quot;; [.G83]-[.S83])">
            <text:p/>
          </table:table-cell>
          <table:table-cell table:formula="of:=IFERROR(([.U83]/[.I83])*100; &quot;&quot;)">
            <text:p/>
          </table:table-cell>
          <table:table-cell table:style-name="ce1"/>
          <table:table-cell table:formula="of:=IFERROR(([.W83]/[.E83])*100; &quot;&quot;)">
            <text:p/>
          </table:table-cell>
          <table:table-cell table:style-name="ce1" table:number-columns-repeated="2"/>
          <table:table-cell table:formula="of:=IFERROR(([.Z83]/[.I83])*100; &quot;&quot;)">
            <text:p/>
          </table:table-cell>
          <table:table-cell table:style-name="ce1"/>
          <table:table-cell table:formula="of:=IFERROR(([.AB83]/[.I83])*100; &quot;&quot;)">
            <text:p/>
          </table:table-cell>
          <table:table-cell table:style-name="ce1"/>
          <table:table-cell/>
          <table:table-cell table:style-name="ce1"/>
          <table:table-cell table:formula="of:=IFERROR(([.AF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83]/[.I83])*100; &quot;&quot;)">
            <text:p/>
          </table:table-cell>
          <table:table-cell table:style-name="ce1"/>
          <table:table-cell/>
          <table:table-cell table:style-name="ce1"/>
          <table:table-cell table:formula="of:=IFERROR(([.BN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83]/[.I83])*100; &quot;&quot;)">
            <text:p/>
          </table:table-cell>
          <table:table-cell table:style-name="ce1"/>
          <table:table-cell table:formula="of:=IFERROR(([.CH83]/[.I83])*100; &quot;&quot;)">
            <text:p/>
          </table:table-cell>
          <table:table-cell table:style-name="ce1"/>
          <table:table-cell table:formula="of:=IFERROR(([.CJ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83]/[.I83])*100; &quot;&quot;)">
            <text:p/>
          </table:table-cell>
          <table:table-cell table:style-name="ce1"/>
          <table:table-cell/>
          <table:table-cell table:style-name="ce1"/>
          <table:table-cell table:formula="of:=IFERROR(([.CV83]/[.I83])*100; &quot;&quot;)">
            <text:p/>
          </table:table-cell>
          <table:table-cell table:style-name="ce1"/>
          <table:table-cell/>
          <table:table-cell table:style-name="ce1"/>
          <table:table-cell table:formula="of:=IFERROR(([.CZ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Wan 4040</text:p>
          </table:table-cell>
          <table:table-cell office:value-type="string" calcext:value-type="string">
            <text:p>40.07.27</text:p>
          </table:table-cell>
          <table:table-cell office:value-type="float" office:value="363" calcext:value-type="float">
            <text:p>363</text:p>
          </table:table-cell>
          <table:table-cell table:formula="of:=IF([.C84]=&quot;&quot;;&quot;&quot;;[.C84]-[.Y84])" office:value-type="float" office:value="298" calcext:value-type="float">
            <text:p>298</text:p>
          </table:table-cell>
          <table:table-cell office:value-type="float" office:value="154" calcext:value-type="float">
            <text:p>154</text:p>
          </table:table-cell>
          <table:table-cell table:formula="of:=IFERROR(([.E84]/[.D84])*100; &quot;&quot;)" office:value-type="float" office:value="51.6778523489933" calcext:value-type="float">
            <text:p>51,6778523489933</text:p>
          </table:table-cell>
          <table:table-cell office:value-type="float" office:value="131" calcext:value-type="float">
            <text:p>131</text:p>
          </table:table-cell>
          <table:table-cell table:formula="of:=IFERROR(([.G84]/[.D84])*100; &quot;&quot;)" office:value-type="float" office:value="43.9597315436242" calcext:value-type="float">
            <text:p>43,9597315436242</text:p>
          </table:table-cell>
          <table:table-cell office:value-type="float" office:value="116" calcext:value-type="float">
            <text:p>116</text:p>
          </table:table-cell>
          <table:table-cell table:formula="of:=IFERROR(([.I84]/[.D84])*100; &quot;&quot;)" office:value-type="float" office:value="38.9261744966443" calcext:value-type="float">
            <text:p>38,9261744966443</text:p>
          </table:table-cell>
          <table:table-cell office:value-type="float" office:value="182" calcext:value-type="float">
            <text:p>182</text:p>
          </table:table-cell>
          <table:table-cell table:formula="of:=IFERROR(([.K84]/[.D84])*100; &quot;&quot;)" office:value-type="float" office:value="61.0738255033557" calcext:value-type="float">
            <text:p>61,0738255033557</text:p>
          </table:table-cell>
          <table:table-cell office:value-type="float" office:value="147" calcext:value-type="float">
            <text:p>147</text:p>
          </table:table-cell>
          <table:table-cell table:formula="of:=IFERROR(([.M84]/[.K84])*100; &quot;&quot;)" office:value-type="float" office:value="80.7692307692308" calcext:value-type="float">
            <text:p>80,7692307692308</text:p>
          </table:table-cell>
          <table:table-cell office:value-type="float" office:value="149" calcext:value-type="float">
            <text:p>149</text:p>
          </table:table-cell>
          <table:table-cell table:formula="of:=IFERROR(([.O84]/[.K84])*100; &quot;&quot;)" office:value-type="float" office:value="81.8681318681319" calcext:value-type="float">
            <text:p>81,8681318681319</text:p>
          </table:table-cell>
          <table:table-cell table:formula="of:=IF([.E84] = &quot;&quot; ;&quot;&quot;; [.E84]-[.O84])" office:value-type="float" office:value="5" calcext:value-type="float">
            <text:p>5</text:p>
          </table:table-cell>
          <table:table-cell table:formula="of:=IFERROR(([.Q84]/[.I84])*100; &quot;&quot;)" office:value-type="float" office:value="4.31034482758621" calcext:value-type="float">
            <text:p>4,31034482758621</text:p>
          </table:table-cell>
          <table:table-cell office:value-type="float" office:value="129" calcext:value-type="float">
            <text:p>129</text:p>
          </table:table-cell>
          <table:table-cell table:formula="of:=IFERROR(([.S84]/[.K84])*100; &quot;&quot;)" office:value-type="float" office:value="70.8791208791209" calcext:value-type="float">
            <text:p>70,8791208791209</text:p>
          </table:table-cell>
          <table:table-cell table:formula="of:=IF([.G84] = &quot;&quot; ;&quot;&quot;; [.G84]-[.S84])" office:value-type="float" office:value="2" calcext:value-type="float">
            <text:p>2</text:p>
          </table:table-cell>
          <table:table-cell table:formula="of:=IFERROR(([.U84]/[.I84])*100; &quot;&quot;)" office:value-type="float" office:value="1.72413793103448" calcext:value-type="float">
            <text:p>1,72413793103448</text:p>
          </table:table-cell>
          <table:table-cell office:value-type="float" office:value="20" calcext:value-type="float">
            <text:p>20</text:p>
          </table:table-cell>
          <table:table-cell table:formula="of:=IFERROR(([.W84]/[.E84])*100; &quot;&quot;)" office:value-type="float" office:value="12.987012987013" calcext:value-type="float">
            <text:p>12,98701298701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IFERROR(([.Z84]/[.I84])*100; &quot;&quot;)" office:value-type="float" office:value="12.9310344827586" calcext:value-type="float">
            <text:p>12,9310344827586</text:p>
          </table:table-cell>
          <table:table-cell office:value-type="float" office:value="2" calcext:value-type="float">
            <text:p>2</text:p>
          </table:table-cell>
          <table:table-cell table:formula="of:=IFERROR(([.AB84]/[.I84])*100; &quot;&quot;)" office:value-type="float" office:value="1.72413793103448" calcext:value-type="float">
            <text:p>1,72413793103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84]/[.I84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FERROR(([.CF84]/[.I84])*100; &quot;&quot;)" office:value-type="float" office:value="24.1379310344828" calcext:value-type="float">
            <text:p>24,1379310344828</text:p>
          </table:table-cell>
          <table:table-cell office:value-type="float" office:value="0" calcext:value-type="float">
            <text:p>0</text:p>
          </table:table-cell>
          <table:table-cell table:formula="of:=IFERROR(([.CH84]/[.I84])*100; &quot;&quot;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ERROR(([.CJ84]/[.I84])*100; &quot;&quot;)" office:value-type="float" office:value="58.6206896551724" calcext:value-type="float">
            <text:p>58,6206896551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40.07.28</text:p>
          </table:table-cell>
          <table:table-cell office:value-type="float" office:value="363" calcext:value-type="float">
            <text:p>363</text:p>
          </table:table-cell>
          <table:table-cell table:formula="of:=IF([.C85]=&quot;&quot;;&quot;&quot;;[.C85]-[.Y85])" office:value-type="float" office:value="298" calcext:value-type="float">
            <text:p>298</text:p>
          </table:table-cell>
          <table:table-cell office:value-type="float" office:value="154" calcext:value-type="float">
            <text:p>154</text:p>
          </table:table-cell>
          <table:table-cell table:formula="of:=IFERROR(([.E85]/[.D85])*100; &quot;&quot;)" office:value-type="float" office:value="51.6778523489933" calcext:value-type="float">
            <text:p>51,6778523489933</text:p>
          </table:table-cell>
          <table:table-cell office:value-type="float" office:value="131" calcext:value-type="float">
            <text:p>131</text:p>
          </table:table-cell>
          <table:table-cell table:formula="of:=IFERROR(([.G85]/[.D85])*100; &quot;&quot;)" office:value-type="float" office:value="43.9597315436242" calcext:value-type="float">
            <text:p>43,9597315436242</text:p>
          </table:table-cell>
          <table:table-cell office:value-type="float" office:value="116" calcext:value-type="float">
            <text:p>116</text:p>
          </table:table-cell>
          <table:table-cell table:formula="of:=IFERROR(([.I85]/[.D85])*100; &quot;&quot;)" office:value-type="float" office:value="38.9261744966443" calcext:value-type="float">
            <text:p>38,9261744966443</text:p>
          </table:table-cell>
          <table:table-cell office:value-type="float" office:value="182" calcext:value-type="float">
            <text:p>182</text:p>
          </table:table-cell>
          <table:table-cell table:formula="of:=IFERROR(([.K85]/[.D85])*100; &quot;&quot;)" office:value-type="float" office:value="61.0738255033557" calcext:value-type="float">
            <text:p>61,0738255033557</text:p>
          </table:table-cell>
          <table:table-cell office:value-type="float" office:value="147" calcext:value-type="float">
            <text:p>147</text:p>
          </table:table-cell>
          <table:table-cell table:formula="of:=IFERROR(([.M85]/[.K85])*100; &quot;&quot;)" office:value-type="float" office:value="80.7692307692308" calcext:value-type="float">
            <text:p>80,7692307692308</text:p>
          </table:table-cell>
          <table:table-cell office:value-type="float" office:value="149" calcext:value-type="float">
            <text:p>149</text:p>
          </table:table-cell>
          <table:table-cell table:formula="of:=IFERROR(([.O85]/[.K85])*100; &quot;&quot;)" office:value-type="float" office:value="81.8681318681319" calcext:value-type="float">
            <text:p>81,8681318681319</text:p>
          </table:table-cell>
          <table:table-cell table:formula="of:=IF([.E85] = &quot;&quot; ;&quot;&quot;; [.E85]-[.O85])" office:value-type="float" office:value="5" calcext:value-type="float">
            <text:p>5</text:p>
          </table:table-cell>
          <table:table-cell table:formula="of:=IFERROR(([.Q85]/[.I85])*100; &quot;&quot;)" office:value-type="float" office:value="4.31034482758621" calcext:value-type="float">
            <text:p>4,31034482758621</text:p>
          </table:table-cell>
          <table:table-cell office:value-type="float" office:value="129" calcext:value-type="float">
            <text:p>129</text:p>
          </table:table-cell>
          <table:table-cell table:formula="of:=IFERROR(([.S85]/[.K85])*100; &quot;&quot;)" office:value-type="float" office:value="70.8791208791209" calcext:value-type="float">
            <text:p>70,8791208791209</text:p>
          </table:table-cell>
          <table:table-cell table:formula="of:=IF([.G85] = &quot;&quot; ;&quot;&quot;; [.G85]-[.S85])" office:value-type="float" office:value="2" calcext:value-type="float">
            <text:p>2</text:p>
          </table:table-cell>
          <table:table-cell table:formula="of:=IFERROR(([.U85]/[.I85])*100; &quot;&quot;)" office:value-type="float" office:value="1.72413793103448" calcext:value-type="float">
            <text:p>1,72413793103448</text:p>
          </table:table-cell>
          <table:table-cell office:value-type="float" office:value="20" calcext:value-type="float">
            <text:p>20</text:p>
          </table:table-cell>
          <table:table-cell table:formula="of:=IFERROR(([.W85]/[.E85])*100; &quot;&quot;)" office:value-type="float" office:value="12.987012987013" calcext:value-type="float">
            <text:p>12,98701298701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IFERROR(([.Z85]/[.I85])*100; &quot;&quot;)" office:value-type="float" office:value="12.9310344827586" calcext:value-type="float">
            <text:p>12,9310344827586</text:p>
          </table:table-cell>
          <table:table-cell office:value-type="float" office:value="2" calcext:value-type="float">
            <text:p>2</text:p>
          </table:table-cell>
          <table:table-cell table:formula="of:=IFERROR(([.AB85]/[.I85])*100; &quot;&quot;)" office:value-type="float" office:value="1.72413793103448" calcext:value-type="float">
            <text:p>1,72413793103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85]/[.I85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F85]/[.I85])*100; &quot;&quot;)" office:value-type="float" office:value="26.7241379310345" calcext:value-type="float">
            <text:p>26,7241379310345</text:p>
          </table:table-cell>
          <table:table-cell office:value-type="float" office:value="0" calcext:value-type="float">
            <text:p>0</text:p>
          </table:table-cell>
          <table:table-cell table:formula="of:=IFERROR(([.CH85]/[.I85])*100; &quot;&quot;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ERROR(([.CJ85]/[.I85])*100; &quot;&quot;)" office:value-type="float" office:value="56.0344827586207" calcext:value-type="float">
            <text:p>56,0344827586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86]=&quot;&quot;;&quot;&quot;;[.C86]-[.Y86])">
            <text:p/>
          </table:table-cell>
          <table:table-cell table:style-name="ce1"/>
          <table:table-cell table:formula="of:=IFERROR(([.E86]/[.D86])*100; &quot;&quot;)">
            <text:p/>
          </table:table-cell>
          <table:table-cell table:style-name="ce1"/>
          <table:table-cell table:formula="of:=IFERROR(([.G86]/[.D86])*100; &quot;&quot;)">
            <text:p/>
          </table:table-cell>
          <table:table-cell table:style-name="ce1"/>
          <table:table-cell table:formula="of:=IFERROR(([.I86]/[.D86])*100; &quot;&quot;)">
            <text:p/>
          </table:table-cell>
          <table:table-cell table:style-name="ce1"/>
          <table:table-cell table:formula="of:=IFERROR(([.K86]/[.D86])*100; &quot;&quot;)">
            <text:p/>
          </table:table-cell>
          <table:table-cell table:style-name="ce1"/>
          <table:table-cell table:formula="of:=IFERROR(([.M86]/[.K86])*100; &quot;&quot;)">
            <text:p/>
          </table:table-cell>
          <table:table-cell/>
          <table:table-cell table:formula="of:=IFERROR(([.O86]/[.K86])*100; &quot;&quot;)">
            <text:p/>
          </table:table-cell>
          <table:table-cell table:formula="of:=IF([.E86] = &quot;&quot; ;&quot;&quot;; [.E86]-[.O86])">
            <text:p/>
          </table:table-cell>
          <table:table-cell table:formula="of:=IFERROR(([.Q86]/[.I86])*100; &quot;&quot;)">
            <text:p/>
          </table:table-cell>
          <table:table-cell/>
          <table:table-cell table:formula="of:=IFERROR(([.S86]/[.K86])*100; &quot;&quot;)">
            <text:p/>
          </table:table-cell>
          <table:table-cell table:formula="of:=IF([.G86] = &quot;&quot; ;&quot;&quot;; [.G86]-[.S86])">
            <text:p/>
          </table:table-cell>
          <table:table-cell table:formula="of:=IFERROR(([.U86]/[.I86])*100; &quot;&quot;)">
            <text:p/>
          </table:table-cell>
          <table:table-cell table:style-name="ce1"/>
          <table:table-cell table:formula="of:=IFERROR(([.W86]/[.E86])*100; &quot;&quot;)">
            <text:p/>
          </table:table-cell>
          <table:table-cell table:style-name="ce1" table:number-columns-repeated="2"/>
          <table:table-cell table:formula="of:=IFERROR(([.Z86]/[.I86])*100; &quot;&quot;)">
            <text:p/>
          </table:table-cell>
          <table:table-cell table:style-name="ce1"/>
          <table:table-cell table:formula="of:=IFERROR(([.AB86]/[.I86])*100; &quot;&quot;)">
            <text:p/>
          </table:table-cell>
          <table:table-cell table:style-name="ce1"/>
          <table:table-cell/>
          <table:table-cell table:style-name="ce1"/>
          <table:table-cell table:formula="of:=IFERROR(([.AF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86]/[.I86])*100; &quot;&quot;)">
            <text:p/>
          </table:table-cell>
          <table:table-cell table:style-name="ce1"/>
          <table:table-cell/>
          <table:table-cell table:style-name="ce1"/>
          <table:table-cell table:formula="of:=IFERROR(([.BN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86]/[.I86])*100; &quot;&quot;)">
            <text:p/>
          </table:table-cell>
          <table:table-cell table:style-name="ce1"/>
          <table:table-cell table:formula="of:=IFERROR(([.CH86]/[.I86])*100; &quot;&quot;)">
            <text:p/>
          </table:table-cell>
          <table:table-cell table:style-name="ce1"/>
          <table:table-cell table:formula="of:=IFERROR(([.CJ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86]/[.I86])*100; &quot;&quot;)">
            <text:p/>
          </table:table-cell>
          <table:table-cell table:style-name="ce1"/>
          <table:table-cell/>
          <table:table-cell table:style-name="ce1"/>
          <table:table-cell table:formula="of:=IFERROR(([.CV86]/[.I86])*100; &quot;&quot;)">
            <text:p/>
          </table:table-cell>
          <table:table-cell table:style-name="ce1"/>
          <table:table-cell/>
          <table:table-cell table:style-name="ce1"/>
          <table:table-cell table:formula="of:=IFERROR(([.CZ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ritzbox 2170</text:p>
          </table:table-cell>
          <table:table-cell office:value-type="string" calcext:value-type="string">
            <text:p>51.04.57</text:p>
          </table:table-cell>
          <table:table-cell office:value-type="float" office:value="123" calcext:value-type="float">
            <text:p>123</text:p>
          </table:table-cell>
          <table:table-cell table:formula="of:=IF([.C87]=&quot;&quot;;&quot;&quot;;[.C87]-[.Y87])"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formula="of:=IFERROR(([.E87]/[.D87])*100; &quot;&quot;)" office:value-type="float" office:value="75.9615384615385" calcext:value-type="float">
            <text:p>75,9615384615385</text:p>
          </table:table-cell>
          <table:table-cell office:value-type="float" office:value="69" calcext:value-type="float">
            <text:p>69</text:p>
          </table:table-cell>
          <table:table-cell table:formula="of:=IFERROR(([.G87]/[.D87])*100; &quot;&quot;)" office:value-type="float" office:value="66.3461538461538" calcext:value-type="float">
            <text:p>66,3461538461538</text:p>
          </table:table-cell>
          <table:table-cell office:value-type="float" office:value="14" calcext:value-type="float">
            <text:p>14</text:p>
          </table:table-cell>
          <table:table-cell table:formula="of:=IFERROR(([.I87]/[.D87])*100; &quot;&quot;)" office:value-type="float" office:value="13.4615384615385" calcext:value-type="float">
            <text:p>13,4615384615385</text:p>
          </table:table-cell>
          <table:table-cell office:value-type="float" office:value="90" calcext:value-type="float">
            <text:p>90</text:p>
          </table:table-cell>
          <table:table-cell table:formula="of:=IFERROR(([.K87]/[.D87])*100; &quot;&quot;)" office:value-type="float" office:value="86.5384615384616" calcext:value-type="float">
            <text:p>86,5384615384616</text:p>
          </table:table-cell>
          <table:table-cell office:value-type="float" office:value="75" calcext:value-type="float">
            <text:p>75</text:p>
          </table:table-cell>
          <table:table-cell table:formula="of:=IFERROR(([.M87]/[.K87])*100; &quot;&quot;)" office:value-type="float" office:value="83.3333333333333" calcext:value-type="float">
            <text:p>83,3333333333333</text:p>
          </table:table-cell>
          <table:table-cell office:value-type="float" office:value="70" calcext:value-type="float">
            <text:p>70</text:p>
          </table:table-cell>
          <table:table-cell table:formula="of:=IFERROR(([.O87]/[.K87])*100; &quot;&quot;)" office:value-type="float" office:value="77.7777777777778" calcext:value-type="float">
            <text:p>77,7777777777778</text:p>
          </table:table-cell>
          <table:table-cell table:formula="of:=IF([.E87] = &quot;&quot; ;&quot;&quot;; [.E87]-[.O87])" office:value-type="float" office:value="9" calcext:value-type="float">
            <text:p>9</text:p>
          </table:table-cell>
          <table:table-cell table:formula="of:=IFERROR(([.Q87]/[.I87])*100; &quot;&quot;)" office:value-type="float" office:value="64.2857142857143" calcext:value-type="float">
            <text:p>64,2857142857143</text:p>
          </table:table-cell>
          <table:table-cell office:value-type="float" office:value="69" calcext:value-type="float">
            <text:p>69</text:p>
          </table:table-cell>
          <table:table-cell table:formula="of:=IFERROR(([.S87]/[.K87])*100; &quot;&quot;)" office:value-type="float" office:value="76.6666666666667" calcext:value-type="float">
            <text:p>76,6666666666667</text:p>
          </table:table-cell>
          <table:table-cell table:formula="of:=IF([.G87] = &quot;&quot; ;&quot;&quot;; [.G87]-[.S87])" office:value-type="float" office:value="0" calcext:value-type="float">
            <text:p>0</text:p>
          </table:table-cell>
          <table:table-cell table:formula="of:=IFERROR(([.U87]/[.I87])*100; &quot;&quot;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ERROR(([.W87]/[.E87])*100; &quot;&quot;)" office:value-type="float" office:value="15.1898734177215" calcext:value-type="float">
            <text:p>15,18987341772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IFERROR(([.Z87]/[.I87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88]=&quot;&quot;;&quot;&quot;;[.C88]-[.Y88])">
            <text:p/>
          </table:table-cell>
          <table:table-cell table:style-name="ce1"/>
          <table:table-cell table:formula="of:=IFERROR(([.E88]/[.D88])*100; &quot;&quot;)">
            <text:p/>
          </table:table-cell>
          <table:table-cell table:style-name="ce1"/>
          <table:table-cell table:formula="of:=IFERROR(([.G88]/[.D88])*100; &quot;&quot;)">
            <text:p/>
          </table:table-cell>
          <table:table-cell table:style-name="ce1"/>
          <table:table-cell table:formula="of:=IFERROR(([.I88]/[.D88])*100; &quot;&quot;)">
            <text:p/>
          </table:table-cell>
          <table:table-cell table:style-name="ce1"/>
          <table:table-cell table:formula="of:=IFERROR(([.K88]/[.D88])*100; &quot;&quot;)">
            <text:p/>
          </table:table-cell>
          <table:table-cell table:style-name="ce1"/>
          <table:table-cell table:formula="of:=IFERROR(([.M88]/[.K88])*100; &quot;&quot;)">
            <text:p/>
          </table:table-cell>
          <table:table-cell/>
          <table:table-cell table:formula="of:=IFERROR(([.O88]/[.K88])*100; &quot;&quot;)">
            <text:p/>
          </table:table-cell>
          <table:table-cell table:formula="of:=IF([.E88] = &quot;&quot; ;&quot;&quot;; [.E88]-[.O88])">
            <text:p/>
          </table:table-cell>
          <table:table-cell table:formula="of:=IFERROR(([.Q88]/[.I88])*100; &quot;&quot;)">
            <text:p/>
          </table:table-cell>
          <table:table-cell/>
          <table:table-cell table:formula="of:=IFERROR(([.S88]/[.K88])*100; &quot;&quot;)">
            <text:p/>
          </table:table-cell>
          <table:table-cell table:formula="of:=IF([.G88] = &quot;&quot; ;&quot;&quot;; [.G88]-[.S88])">
            <text:p/>
          </table:table-cell>
          <table:table-cell table:formula="of:=IFERROR(([.U88]/[.I88])*100; &quot;&quot;)">
            <text:p/>
          </table:table-cell>
          <table:table-cell table:style-name="ce1"/>
          <table:table-cell table:formula="of:=IFERROR(([.W88]/[.E88])*100; &quot;&quot;)">
            <text:p/>
          </table:table-cell>
          <table:table-cell table:style-name="ce1" table:number-columns-repeated="2"/>
          <table:table-cell table:formula="of:=IFERROR(([.Z88]/[.I88])*100; &quot;&quot;)">
            <text:p/>
          </table:table-cell>
          <table:table-cell table:style-name="ce1"/>
          <table:table-cell table:formula="of:=IFERROR(([.AB88]/[.I88])*100; &quot;&quot;)">
            <text:p/>
          </table:table-cell>
          <table:table-cell table:style-name="ce1"/>
          <table:table-cell/>
          <table:table-cell table:style-name="ce1"/>
          <table:table-cell table:formula="of:=IFERROR(([.AF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88]/[.I88])*100; &quot;&quot;)">
            <text:p/>
          </table:table-cell>
          <table:table-cell table:style-name="ce1"/>
          <table:table-cell/>
          <table:table-cell table:style-name="ce1"/>
          <table:table-cell table:formula="of:=IFERROR(([.BN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88]/[.I88])*100; &quot;&quot;)">
            <text:p/>
          </table:table-cell>
          <table:table-cell table:style-name="ce1"/>
          <table:table-cell table:formula="of:=IFERROR(([.CH88]/[.I88])*100; &quot;&quot;)">
            <text:p/>
          </table:table-cell>
          <table:table-cell table:style-name="ce1"/>
          <table:table-cell table:formula="of:=IFERROR(([.CJ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88]/[.I88])*100; &quot;&quot;)">
            <text:p/>
          </table:table-cell>
          <table:table-cell table:style-name="ce1"/>
          <table:table-cell/>
          <table:table-cell table:style-name="ce1"/>
          <table:table-cell table:formula="of:=IFERROR(([.CV88]/[.I88])*100; &quot;&quot;)">
            <text:p/>
          </table:table-cell>
          <table:table-cell table:style-name="ce1"/>
          <table:table-cell/>
          <table:table-cell table:style-name="ce1"/>
          <table:table-cell table:formula="of:=IFERROR(([.CZ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ritzbox fact</text:p>
          </table:table-cell>
          <table:table-cell office:value-type="string" calcext:value-type="string">
            <text:p>05.04.02</text:p>
          </table:table-cell>
          <table:table-cell office:value-type="float" office:value="102" calcext:value-type="float">
            <text:p>102</text:p>
          </table:table-cell>
          <table:table-cell table:formula="of:=IF([.C89]=&quot;&quot;;&quot;&quot;;[.C89]-[.Y89])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formula="of:=IFERROR(([.E89]/[.D89])*100; &quot;&quot;)" office:value-type="float" office:value="90.2173913043478" calcext:value-type="float">
            <text:p>90,2173913043478</text:p>
          </table:table-cell>
          <table:table-cell office:value-type="float" office:value="78" calcext:value-type="float">
            <text:p>78</text:p>
          </table:table-cell>
          <table:table-cell table:formula="of:=IFERROR(([.G89]/[.D89])*100; &quot;&quot;)" office:value-type="float" office:value="84.7826086956522" calcext:value-type="float">
            <text:p>84,7826086956522</text:p>
          </table:table-cell>
          <table:table-cell office:value-type="float" office:value="8" calcext:value-type="float">
            <text:p>8</text:p>
          </table:table-cell>
          <table:table-cell table:formula="of:=IFERROR(([.I89]/[.D89])*100; &quot;&quot;)" office:value-type="float" office:value="8.69565217391304" calcext:value-type="float">
            <text:p>8,69565217391304</text:p>
          </table:table-cell>
          <table:table-cell office:value-type="float" office:value="84" calcext:value-type="float">
            <text:p>84</text:p>
          </table:table-cell>
          <table:table-cell table:formula="of:=IFERROR(([.K89]/[.D89])*100; &quot;&quot;)" office:value-type="float" office:value="91.304347826087" calcext:value-type="float">
            <text:p>91,304347826087</text:p>
          </table:table-cell>
          <table:table-cell office:value-type="float" office:value="4" calcext:value-type="float">
            <text:p>4</text:p>
          </table:table-cell>
          <table:table-cell table:formula="of:=IFERROR(([.M89]/[.K89])*100; &quot;&quot;)" office:value-type="float" office:value="4.76190476190476" calcext:value-type="float">
            <text:p>4,76190476190476</text:p>
          </table:table-cell>
          <table:table-cell office:value-type="float" office:value="76" calcext:value-type="float">
            <text:p>76</text:p>
          </table:table-cell>
          <table:table-cell table:formula="of:=IFERROR(([.O89]/[.K89])*100; &quot;&quot;)" office:value-type="float" office:value="90.4761904761905" calcext:value-type="float">
            <text:p>90,4761904761905</text:p>
          </table:table-cell>
          <table:table-cell table:formula="of:=IF([.E89] = &quot;&quot; ;&quot;&quot;; [.E89]-[.O89])" office:value-type="float" office:value="7" calcext:value-type="float">
            <text:p>7</text:p>
          </table:table-cell>
          <table:table-cell table:formula="of:=IFERROR(([.Q89]/[.I89])*100; &quot;&quot;)" office:value-type="float" office:value="87.5" calcext:value-type="float">
            <text:p>87,5</text:p>
          </table:table-cell>
          <table:table-cell office:value-type="float" office:value="78" calcext:value-type="float">
            <text:p>78</text:p>
          </table:table-cell>
          <table:table-cell table:formula="of:=IFERROR(([.S89]/[.K89])*100; &quot;&quot;)" office:value-type="float" office:value="92.8571428571429" calcext:value-type="float">
            <text:p>92,8571428571429</text:p>
          </table:table-cell>
          <table:table-cell table:formula="of:=IF([.G89] = &quot;&quot; ;&quot;&quot;; [.G89]-[.S89])" office:value-type="float" office:value="0" calcext:value-type="float">
            <text:p>0</text:p>
          </table:table-cell>
          <table:table-cell table:formula="of:=IFERROR(([.U89]/[.I89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W89]/[.E89])*100; &quot;&quot;)" office:value-type="float" office:value="96.3855421686747" calcext:value-type="float">
            <text:p>96,38554216867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ERROR(([.Z89]/[.I8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5.03.87</text:p>
          </table:table-cell>
          <table:table-cell office:value-type="float" office:value="103" calcext:value-type="float">
            <text:p>103</text:p>
          </table:table-cell>
          <table:table-cell table:formula="of:=IF([.C90]=&quot;&quot;;&quot;&quot;;[.C90]-[.Y90])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ERROR(([.E90]/[.D90])*100; &quot;&quot;)" office:value-type="float" office:value="90.3225806451613" calcext:value-type="float">
            <text:p>90,3225806451613</text:p>
          </table:table-cell>
          <table:table-cell office:value-type="float" office:value="78" calcext:value-type="float">
            <text:p>78</text:p>
          </table:table-cell>
          <table:table-cell table:formula="of:=IFERROR(([.G90]/[.D90])*100; &quot;&quot;)" office:value-type="float" office:value="83.8709677419355" calcext:value-type="float">
            <text:p>83,8709677419355</text:p>
          </table:table-cell>
          <table:table-cell office:value-type="float" office:value="8" calcext:value-type="float">
            <text:p>8</text:p>
          </table:table-cell>
          <table:table-cell table:formula="of:=IFERROR(([.I90]/[.D90])*100; &quot;&quot;)" office:value-type="float" office:value="8.60215053763441" calcext:value-type="float">
            <text:p>8,60215053763441</text:p>
          </table:table-cell>
          <table:table-cell office:value-type="float" office:value="85" calcext:value-type="float">
            <text:p>85</text:p>
          </table:table-cell>
          <table:table-cell table:formula="of:=IFERROR(([.K90]/[.D90])*100; &quot;&quot;)" office:value-type="float" office:value="91.3978494623656" calcext:value-type="float">
            <text:p>91,3978494623656</text:p>
          </table:table-cell>
          <table:table-cell office:value-type="float" office:value="4" calcext:value-type="float">
            <text:p>4</text:p>
          </table:table-cell>
          <table:table-cell table:formula="of:=IFERROR(([.M90]/[.K90])*100; &quot;&quot;)" office:value-type="float" office:value="4.70588235294118" calcext:value-type="float">
            <text:p>4,70588235294118</text:p>
          </table:table-cell>
          <table:table-cell office:value-type="float" office:value="77" calcext:value-type="float">
            <text:p>77</text:p>
          </table:table-cell>
          <table:table-cell table:formula="of:=IFERROR(([.O90]/[.K90])*100; &quot;&quot;)" office:value-type="float" office:value="90.5882352941176" calcext:value-type="float">
            <text:p>90,5882352941176</text:p>
          </table:table-cell>
          <table:table-cell table:formula="of:=IF([.E90] = &quot;&quot; ;&quot;&quot;; [.E90]-[.O90])" office:value-type="float" office:value="7" calcext:value-type="float">
            <text:p>7</text:p>
          </table:table-cell>
          <table:table-cell table:formula="of:=IFERROR(([.Q90]/[.I90])*100; &quot;&quot;)" office:value-type="float" office:value="87.5" calcext:value-type="float">
            <text:p>87,5</text:p>
          </table:table-cell>
          <table:table-cell office:value-type="float" office:value="78" calcext:value-type="float">
            <text:p>78</text:p>
          </table:table-cell>
          <table:table-cell table:formula="of:=IFERROR(([.S90]/[.K90])*100; &quot;&quot;)" office:value-type="float" office:value="91.7647058823529" calcext:value-type="float">
            <text:p>91,7647058823529</text:p>
          </table:table-cell>
          <table:table-cell table:formula="of:=IF([.G90] = &quot;&quot; ;&quot;&quot;; [.G90]-[.S90])" office:value-type="float" office:value="0" calcext:value-type="float">
            <text:p>0</text:p>
          </table:table-cell>
          <table:table-cell table:formula="of:=IFERROR(([.U90]/[.I90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W90]/[.E90])*100; &quot;&quot;)" office:value-type="float" office:value="96.4285714285714" calcext:value-type="float">
            <text:p>96,42857142857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ERROR(([.Z90]/[.I9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91]=&quot;&quot;;&quot;&quot;;[.C91]-[.Y91])">
            <text:p/>
          </table:table-cell>
          <table:table-cell table:style-name="ce1"/>
          <table:table-cell table:formula="of:=IFERROR(([.E91]/[.D91])*100; &quot;&quot;)">
            <text:p/>
          </table:table-cell>
          <table:table-cell table:style-name="ce1"/>
          <table:table-cell table:formula="of:=IFERROR(([.G91]/[.D91])*100; &quot;&quot;)">
            <text:p/>
          </table:table-cell>
          <table:table-cell table:style-name="ce1"/>
          <table:table-cell table:formula="of:=IFERROR(([.I91]/[.D91])*100; &quot;&quot;)">
            <text:p/>
          </table:table-cell>
          <table:table-cell table:style-name="ce1"/>
          <table:table-cell table:formula="of:=IFERROR(([.K91]/[.D91])*100; &quot;&quot;)">
            <text:p/>
          </table:table-cell>
          <table:table-cell table:style-name="ce1"/>
          <table:table-cell table:formula="of:=IFERROR(([.M91]/[.K91])*100; &quot;&quot;)">
            <text:p/>
          </table:table-cell>
          <table:table-cell/>
          <table:table-cell table:formula="of:=IFERROR(([.O91]/[.K91])*100; &quot;&quot;)">
            <text:p/>
          </table:table-cell>
          <table:table-cell table:formula="of:=IF([.E91] = &quot;&quot; ;&quot;&quot;; [.E91]-[.O91])">
            <text:p/>
          </table:table-cell>
          <table:table-cell table:formula="of:=IFERROR(([.Q91]/[.I91])*100; &quot;&quot;)">
            <text:p/>
          </table:table-cell>
          <table:table-cell/>
          <table:table-cell table:formula="of:=IFERROR(([.S91]/[.K91])*100; &quot;&quot;)">
            <text:p/>
          </table:table-cell>
          <table:table-cell table:formula="of:=IF([.G91] = &quot;&quot; ;&quot;&quot;; [.G91]-[.S91])">
            <text:p/>
          </table:table-cell>
          <table:table-cell table:formula="of:=IFERROR(([.U91]/[.I91])*100; &quot;&quot;)">
            <text:p/>
          </table:table-cell>
          <table:table-cell table:style-name="ce1"/>
          <table:table-cell table:formula="of:=IFERROR(([.W91]/[.E91])*100; &quot;&quot;)">
            <text:p/>
          </table:table-cell>
          <table:table-cell table:style-name="ce1" table:number-columns-repeated="2"/>
          <table:table-cell table:formula="of:=IFERROR(([.Z91]/[.I91])*100; &quot;&quot;)">
            <text:p/>
          </table:table-cell>
          <table:table-cell table:style-name="ce1"/>
          <table:table-cell table:formula="of:=IFERROR(([.AB91]/[.I91])*100; &quot;&quot;)">
            <text:p/>
          </table:table-cell>
          <table:table-cell table:style-name="ce1"/>
          <table:table-cell/>
          <table:table-cell table:style-name="ce1"/>
          <table:table-cell table:formula="of:=IFERROR(([.AF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91]/[.I91])*100; &quot;&quot;)">
            <text:p/>
          </table:table-cell>
          <table:table-cell table:style-name="ce1"/>
          <table:table-cell/>
          <table:table-cell table:style-name="ce1"/>
          <table:table-cell table:formula="of:=IFERROR(([.BN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91]/[.I91])*100; &quot;&quot;)">
            <text:p/>
          </table:table-cell>
          <table:table-cell table:style-name="ce1"/>
          <table:table-cell table:formula="of:=IFERROR(([.CH91]/[.I91])*100; &quot;&quot;)">
            <text:p/>
          </table:table-cell>
          <table:table-cell table:style-name="ce1"/>
          <table:table-cell table:formula="of:=IFERROR(([.CJ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91]/[.I91])*100; &quot;&quot;)">
            <text:p/>
          </table:table-cell>
          <table:table-cell table:style-name="ce1"/>
          <table:table-cell/>
          <table:table-cell table:style-name="ce1"/>
          <table:table-cell table:formula="of:=IFERROR(([.CV91]/[.I91])*100; &quot;&quot;)">
            <text:p/>
          </table:table-cell>
          <table:table-cell table:style-name="ce1"/>
          <table:table-cell/>
          <table:table-cell table:style-name="ce1"/>
          <table:table-cell table:formula="of:=IFERROR(([.CZ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ritzbox 2070</text:p>
          </table:table-cell>
          <table:table-cell office:value-type="string" calcext:value-type="string">
            <text:p>20.04.15</text:p>
          </table:table-cell>
          <table:table-cell office:value-type="float" office:value="113" calcext:value-type="float">
            <text:p>113</text:p>
          </table:table-cell>
          <table:table-cell table:formula="of:=IF([.C92]=&quot;&quot;;&quot;&quot;;[.C92]-[.Y92])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formula="of:=IFERROR(([.E92]/[.D92])*100; &quot;&quot;)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IFERROR(([.G92]/[.D92])*100; &quot;&quot;)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IFERROR(([.I92]/[.D92])*100; &quot;&quot;)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IFERROR(([.K92]/[.D92])*100; &quot;&quot;)"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formula="of:=IFERROR(([.M92]/[.K92])*100; &quot;&quot;)" office:value-type="float" office:value="93.2584269662921" calcext:value-type="float">
            <text:p>93,2584269662921</text:p>
          </table:table-cell>
          <table:table-cell office:value-type="float" office:value="80" calcext:value-type="float">
            <text:p>80</text:p>
          </table:table-cell>
          <table:table-cell table:formula="of:=IFERROR(([.O92]/[.K92])*100; &quot;&quot;)" office:value-type="float" office:value="89.8876404494382" calcext:value-type="float">
            <text:p>89,8876404494382</text:p>
          </table:table-cell>
          <table:table-cell table:formula="of:=IF([.E92] = &quot;&quot; ;&quot;&quot;; [.E92]-[.O92])" office:value-type="float" office:value="7" calcext:value-type="float">
            <text:p>7</text:p>
          </table:table-cell>
          <table:table-cell table:formula="of:=IFERROR(([.Q92]/[.I92])*100; &quot;&quot;)" office:value-type="float" office:value="63.6363636363636" calcext:value-type="float">
            <text:p>63,6363636363636</text:p>
          </table:table-cell>
          <table:table-cell office:value-type="float" office:value="78" calcext:value-type="float">
            <text:p>78</text:p>
          </table:table-cell>
          <table:table-cell table:formula="of:=IFERROR(([.S92]/[.K92])*100; &quot;&quot;)" office:value-type="float" office:value="87.6404494382023" calcext:value-type="float">
            <text:p>87,6404494382023</text:p>
          </table:table-cell>
          <table:table-cell table:formula="of:=IF([.G92] = &quot;&quot; ;&quot;&quot;; [.G92]-[.S92])" office:value-type="float" office:value="0" calcext:value-type="float">
            <text:p>0</text:p>
          </table:table-cell>
          <table:table-cell table:formula="of:=IFERROR(([.U92]/[.I92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W92]/[.E92])*100; &quot;&quot;)" office:value-type="float" office:value="11.4942528735632" calcext:value-type="float">
            <text:p>11,49425287356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ERROR(([.Z92]/[.I9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93]=&quot;&quot;;&quot;&quot;;[.C93]-[.Y93])">
            <text:p/>
          </table:table-cell>
          <table:table-cell table:style-name="ce1"/>
          <table:table-cell table:formula="of:=IFERROR(([.E93]/[.D93])*100; &quot;&quot;)">
            <text:p/>
          </table:table-cell>
          <table:table-cell table:style-name="ce1"/>
          <table:table-cell table:formula="of:=IFERROR(([.G93]/[.D93])*100; &quot;&quot;)">
            <text:p/>
          </table:table-cell>
          <table:table-cell table:style-name="ce1"/>
          <table:table-cell table:formula="of:=IFERROR(([.I93]/[.D93])*100; &quot;&quot;)">
            <text:p/>
          </table:table-cell>
          <table:table-cell table:style-name="ce1"/>
          <table:table-cell table:formula="of:=IFERROR(([.K93]/[.D93])*100; &quot;&quot;)">
            <text:p/>
          </table:table-cell>
          <table:table-cell table:style-name="ce1"/>
          <table:table-cell table:formula="of:=IFERROR(([.M93]/[.K93])*100; &quot;&quot;)">
            <text:p/>
          </table:table-cell>
          <table:table-cell/>
          <table:table-cell table:formula="of:=IFERROR(([.O93]/[.K93])*100; &quot;&quot;)">
            <text:p/>
          </table:table-cell>
          <table:table-cell table:formula="of:=IF([.E93] = &quot;&quot; ;&quot;&quot;; [.E93]-[.O93])">
            <text:p/>
          </table:table-cell>
          <table:table-cell table:formula="of:=IFERROR(([.Q93]/[.I93])*100; &quot;&quot;)">
            <text:p/>
          </table:table-cell>
          <table:table-cell/>
          <table:table-cell table:formula="of:=IFERROR(([.S93]/[.K93])*100; &quot;&quot;)">
            <text:p/>
          </table:table-cell>
          <table:table-cell table:formula="of:=IF([.G93] = &quot;&quot; ;&quot;&quot;; [.G93]-[.S93])">
            <text:p/>
          </table:table-cell>
          <table:table-cell table:formula="of:=IFERROR(([.U93]/[.I93])*100; &quot;&quot;)">
            <text:p/>
          </table:table-cell>
          <table:table-cell table:style-name="ce1"/>
          <table:table-cell table:formula="of:=IFERROR(([.W93]/[.E93])*100; &quot;&quot;)">
            <text:p/>
          </table:table-cell>
          <table:table-cell table:style-name="ce1" table:number-columns-repeated="2"/>
          <table:table-cell table:formula="of:=IFERROR(([.Z93]/[.I93])*100; &quot;&quot;)">
            <text:p/>
          </table:table-cell>
          <table:table-cell table:style-name="ce1"/>
          <table:table-cell table:formula="of:=IFERROR(([.AB93]/[.I93])*100; &quot;&quot;)">
            <text:p/>
          </table:table-cell>
          <table:table-cell table:style-name="ce1"/>
          <table:table-cell/>
          <table:table-cell table:style-name="ce1"/>
          <table:table-cell table:formula="of:=IFERROR(([.AF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93]/[.I93])*100; &quot;&quot;)">
            <text:p/>
          </table:table-cell>
          <table:table-cell table:style-name="ce1"/>
          <table:table-cell/>
          <table:table-cell table:style-name="ce1"/>
          <table:table-cell table:formula="of:=IFERROR(([.BN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93]/[.I93])*100; &quot;&quot;)">
            <text:p/>
          </table:table-cell>
          <table:table-cell table:style-name="ce1"/>
          <table:table-cell table:formula="of:=IFERROR(([.CH93]/[.I93])*100; &quot;&quot;)">
            <text:p/>
          </table:table-cell>
          <table:table-cell table:style-name="ce1"/>
          <table:table-cell table:formula="of:=IFERROR(([.CJ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93]/[.I93])*100; &quot;&quot;)">
            <text:p/>
          </table:table-cell>
          <table:table-cell table:style-name="ce1"/>
          <table:table-cell/>
          <table:table-cell table:style-name="ce1"/>
          <table:table-cell table:formula="of:=IFERROR(([.CV93]/[.I93])*100; &quot;&quot;)">
            <text:p/>
          </table:table-cell>
          <table:table-cell table:style-name="ce1"/>
          <table:table-cell/>
          <table:table-cell table:style-name="ce1"/>
          <table:table-cell table:formula="of:=IFERROR(([.CZ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Powerline 546 e</text:p>
          </table:table-cell>
          <table:table-cell office:value-type="string" calcext:value-type="string">
            <text:p>118.06.92</text:p>
          </table:table-cell>
          <table:table-cell office:value-type="float" office:value="244" calcext:value-type="float">
            <text:p>244</text:p>
          </table:table-cell>
          <table:table-cell table:formula="of:=IF([.C94]=&quot;&quot;;&quot;&quot;;[.C94]-[.Y94])"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table:formula="of:=IFERROR(([.E94]/[.D94])*100; &quot;&quot;)" office:value-type="float" office:value="6.97674418604651" calcext:value-type="float">
            <text:p>6,97674418604651</text:p>
          </table:table-cell>
          <table:table-cell office:value-type="float" office:value="6" calcext:value-type="float">
            <text:p>6</text:p>
          </table:table-cell>
          <table:table-cell table:formula="of:=IFERROR(([.G94]/[.D94])*100; &quot;&quot;)" office:value-type="float" office:value="2.7906976744186" calcext:value-type="float">
            <text:p>2,7906976744186</text:p>
          </table:table-cell>
          <table:table-cell office:value-type="float" office:value="190" calcext:value-type="float">
            <text:p>190</text:p>
          </table:table-cell>
          <table:table-cell table:formula="of:=IFERROR(([.I94]/[.D94])*100; &quot;&quot;)" office:value-type="float" office:value="88.3720930232558" calcext:value-type="float">
            <text:p>88,3720930232558</text:p>
          </table:table-cell>
          <table:table-cell office:value-type="float" office:value="25" calcext:value-type="float">
            <text:p>25</text:p>
          </table:table-cell>
          <table:table-cell table:formula="of:=IFERROR(([.K94]/[.D94])*100; &quot;&quot;)" office:value-type="float" office:value="11.6279069767442" calcext:value-type="float">
            <text:p>11,6279069767442</text:p>
          </table:table-cell>
          <table:table-cell office:value-type="float" office:value="7" calcext:value-type="float">
            <text:p>7</text:p>
          </table:table-cell>
          <table:table-cell table:formula="of:=IFERROR(([.M94]/[.K94])*100; &quot;&quot;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IFERROR(([.O94]/[.K94])*100; &quot;&quot;)" office:value-type="float" office:value="48" calcext:value-type="float">
            <text:p>48</text:p>
          </table:table-cell>
          <table:table-cell table:formula="of:=IF([.E94] = &quot;&quot; ;&quot;&quot;; [.E94]-[.O94])" office:value-type="float" office:value="3" calcext:value-type="float">
            <text:p>3</text:p>
          </table:table-cell>
          <table:table-cell table:formula="of:=IFERROR(([.Q94]/[.I94])*100; &quot;&quot;)" office:value-type="float" office:value="1.57894736842105" calcext:value-type="float">
            <text:p>1,57894736842105</text:p>
          </table:table-cell>
          <table:table-cell office:value-type="float" office:value="4" calcext:value-type="float">
            <text:p>4</text:p>
          </table:table-cell>
          <table:table-cell table:formula="of:=IFERROR(([.S94]/[.K94])*100; &quot;&quot;)" office:value-type="float" office:value="16" calcext:value-type="float">
            <text:p>16</text:p>
          </table:table-cell>
          <table:table-cell table:formula="of:=IF([.G94] = &quot;&quot; ;&quot;&quot;; [.G94]-[.S94])" office:value-type="float" office:value="2" calcext:value-type="float">
            <text:p>2</text:p>
          </table:table-cell>
          <table:table-cell table:formula="of:=IFERROR(([.U94]/[.I94])*100; &quot;&quot;)" office:value-type="float" office:value="1.05263157894737" calcext:value-type="float">
            <text:p>1,05263157894737</text:p>
          </table:table-cell>
          <table:table-cell office:value-type="float" office:value="11" calcext:value-type="float">
            <text:p>11</text:p>
          </table:table-cell>
          <table:table-cell table:formula="of:=IFERROR(([.W94]/[.E94])*100; &quot;&quot;)" office:value-type="float" office:value="73.3333333333333" calcext:value-type="float">
            <text:p>73,333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IFERROR(([.Z94]/[.I94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 table:formula="of:=IFERROR(([.AB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94]/[.I94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94]/[.I94])*100; &quot;&quot;)" office:value-type="float" office:value="2.63157894736842" calcext:value-type="float">
            <text:p>2,63157894736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IFERROR(([.CF94]/[.I94])*100; &quot;&quot;)" office:value-type="float" office:value="91.5789473684211" calcext:value-type="float">
            <text:p>91,5789473684211</text:p>
          </table:table-cell>
          <table:table-cell office:value-type="float" office:value="3" calcext:value-type="float">
            <text:p>3</text:p>
          </table:table-cell>
          <table:table-cell table:formula="of:=IFERROR(([.CH94]/[.I94])*100; &quot;&quot;)" office:value-type="float" office:value="1.57894736842105" calcext:value-type="float">
            <text:p>1,57894736842105</text:p>
          </table:table-cell>
          <table:table-cell office:value-type="float" office:value="2" calcext:value-type="float">
            <text:p>2</text:p>
          </table:table-cell>
          <table:table-cell table:formula="of:=IFERROR(([.CJ94]/[.I94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94]/[.I94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18.07.13</text:p>
          </table:table-cell>
          <table:table-cell office:value-type="float" office:value="270" calcext:value-type="float">
            <text:p>270</text:p>
          </table:table-cell>
          <table:table-cell table:formula="of:=IF([.C95]=&quot;&quot;;&quot;&quot;;[.C95]-[.Y95])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IFERROR(([.E95]/[.D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95]/[.D95])*100; &quot;&quot;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IFERROR(([.I95]/[.D95])*100; &quot;&quot;)" office:value-type="float" office:value="99.5614035087719" calcext:value-type="float">
            <text:p>99,5614035087719</text:p>
          </table:table-cell>
          <table:table-cell office:value-type="float" office:value="1" calcext:value-type="float">
            <text:p>1</text:p>
          </table:table-cell>
          <table:table-cell table:formula="of:=IFERROR(([.K95]/[.D95])*100; &quot;&quot;)" office:value-type="float" office:value="0.43859649122807" calcext:value-type="float">
            <text:p>0,43859649122807</text:p>
          </table:table-cell>
          <table:table-cell office:value-type="float" office:value="0" calcext:value-type="float">
            <text:p>0</text:p>
          </table:table-cell>
          <table:table-cell table:formula="of:=IFERROR(([.M95]/[.K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95]/[.K95])*100; &quot;&quot;)" office:value-type="float" office:value="0" calcext:value-type="float">
            <text:p>0</text:p>
          </table:table-cell>
          <table:table-cell table:formula="of:=IF([.E95] = &quot;&quot; ;&quot;&quot;; [.E95]-[.O95])" office:value-type="float" office:value="0" calcext:value-type="float">
            <text:p>0</text:p>
          </table:table-cell>
          <table:table-cell table:style-name="ce3" table:formula="of:=IFERROR(([.Q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95]/[.K95])*100; &quot;&quot;)" office:value-type="float" office:value="0" calcext:value-type="float">
            <text:p>0</text:p>
          </table:table-cell>
          <table:table-cell table:formula="of:=IF([.G95] = &quot;&quot; ;&quot;&quot;; [.G95]-[.S95])" office:value-type="float" office:value="0" calcext:value-type="float">
            <text:p>0</text:p>
          </table:table-cell>
          <table:table-cell table:formula="of:=IFERROR(([.U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95]/[.E95])*100; &quot;&quot;)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ERROR(([.Z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95]/[.I95])*100; &quot;&quot;)" office:value-type="float" office:value="2.20264317180617" calcext:value-type="float">
            <text:p>2,20264317180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IFERROR(([.BJ95]/[.I95])*100; &quot;&quot;)" office:value-type="float" office:value="97.7973568281938" calcext:value-type="float">
            <text:p>97,7973568281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18.06.50</text:p>
          </table:table-cell>
          <table:table-cell office:value-type="float" office:value="231" calcext:value-type="float">
            <text:p>231</text:p>
          </table:table-cell>
          <table:table-cell table:formula="of:=IF([.C96]=&quot;&quot;;&quot;&quot;;[.C96]-[.Y96])"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table:formula="of:=IFERROR(([.E96]/[.D96])*100; &quot;&quot;)" office:value-type="float" office:value="7.2463768115942" calcext:value-type="float">
            <text:p>7,2463768115942</text:p>
          </table:table-cell>
          <table:table-cell office:value-type="float" office:value="6" calcext:value-type="float">
            <text:p>6</text:p>
          </table:table-cell>
          <table:table-cell table:formula="of:=IFERROR(([.G96]/[.D96])*100; &quot;&quot;)" office:value-type="float" office:value="2.89855072463768" calcext:value-type="float">
            <text:p>2,89855072463768</text:p>
          </table:table-cell>
          <table:table-cell office:value-type="float" office:value="182" calcext:value-type="float">
            <text:p>182</text:p>
          </table:table-cell>
          <table:table-cell table:formula="of:=IFERROR(([.I96]/[.D96])*100; &quot;&quot;)" office:value-type="float" office:value="87.9227053140097" calcext:value-type="float">
            <text:p>87,9227053140097</text:p>
          </table:table-cell>
          <table:table-cell office:value-type="float" office:value="25" calcext:value-type="float">
            <text:p>25</text:p>
          </table:table-cell>
          <table:table-cell table:formula="of:=IFERROR(([.K96]/[.D96])*100; &quot;&quot;)" office:value-type="float" office:value="12.0772946859903" calcext:value-type="float">
            <text:p>12,0772946859903</text:p>
          </table:table-cell>
          <table:table-cell office:value-type="float" office:value="9" calcext:value-type="float">
            <text:p>9</text:p>
          </table:table-cell>
          <table:table-cell table:formula="of:=IFERROR(([.M96]/[.K96])*100; &quot;&quot;)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IFERROR(([.O96]/[.K96])*100; &quot;&quot;)" office:value-type="float" office:value="52" calcext:value-type="float">
            <text:p>52</text:p>
          </table:table-cell>
          <table:table-cell table:formula="of:=IF([.E96] = &quot;&quot; ;&quot;&quot;; [.E96]-[.O96])" office:value-type="float" office:value="2" calcext:value-type="float">
            <text:p>2</text:p>
          </table:table-cell>
          <table:table-cell table:formula="of:=IFERROR(([.Q96]/[.I96])*100; &quot;&quot;)" office:value-type="float" office:value="1.0989010989011" calcext:value-type="float">
            <text:p>1,0989010989011</text:p>
          </table:table-cell>
          <table:table-cell office:value-type="float" office:value="4" calcext:value-type="float">
            <text:p>4</text:p>
          </table:table-cell>
          <table:table-cell table:formula="of:=IFERROR(([.S96]/[.K96])*100; &quot;&quot;)" office:value-type="float" office:value="16" calcext:value-type="float">
            <text:p>16</text:p>
          </table:table-cell>
          <table:table-cell table:formula="of:=IF([.G96] = &quot;&quot; ;&quot;&quot;; [.G96]-[.S96])" office:value-type="float" office:value="2" calcext:value-type="float">
            <text:p>2</text:p>
          </table:table-cell>
          <table:table-cell table:formula="of:=IFERROR(([.U96]/[.I96])*100; &quot;&quot;)" office:value-type="float" office:value="1.0989010989011" calcext:value-type="float">
            <text:p>1,0989010989011</text:p>
          </table:table-cell>
          <table:table-cell office:value-type="float" office:value="10" calcext:value-type="float">
            <text:p>10</text:p>
          </table:table-cell>
          <table:table-cell table:formula="of:=IFERROR(([.W96]/[.E96])*100; &quot;&quot;)" office:value-type="float" office:value="66.6666666666667" calcext:value-type="float">
            <text:p>66,666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IFERROR(([.Z96]/[.I96])*100; &quot;&quot;)" office:value-type="float" office:value="1.0989010989011" calcext:value-type="float">
            <text:p>1,0989010989011</text:p>
          </table:table-cell>
          <table:table-cell office:value-type="float" office:value="32" calcext:value-type="float">
            <text:p>32</text:p>
          </table:table-cell>
          <table:table-cell table:formula="of:=IFERROR(([.AB96]/[.I96])*100; &quot;&quot;)" office:value-type="float" office:value="17.5824175824176" calcext:value-type="float">
            <text:p>17,5824175824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96]/[.I96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96]/[.I96])*100; &quot;&quot;)" office:value-type="float" office:value="2.1978021978022" calcext:value-type="float">
            <text:p>2,1978021978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F96]/[.I96])*100; &quot;&quot;)" office:value-type="float" office:value="74.1758241758242" calcext:value-type="float">
            <text:p>74,1758241758242</text:p>
          </table:table-cell>
          <table:table-cell office:value-type="float" office:value="3" calcext:value-type="float">
            <text:p>3</text:p>
          </table:table-cell>
          <table:table-cell table:formula="of:=IFERROR(([.CH96]/[.I96])*100; &quot;&quot;)" office:value-type="float" office:value="1.64835164835165" calcext:value-type="float">
            <text:p>1,64835164835165</text:p>
          </table:table-cell>
          <table:table-cell office:value-type="float" office:value="2" calcext:value-type="float">
            <text:p>2</text:p>
          </table:table-cell>
          <table:table-cell table:formula="of:=IFERROR(([.CJ96]/[.I96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96]/[.I96])*100; &quot;&quot;)" office:value-type="float" office:value="1.0989010989011" calcext:value-type="float">
            <text:p>1,0989010989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97]=&quot;&quot;;&quot;&quot;;[.C97]-[.Y97])">
            <text:p/>
          </table:table-cell>
          <table:table-cell table:style-name="ce1"/>
          <table:table-cell table:formula="of:=IFERROR(([.E97]/[.D97])*100; &quot;&quot;)">
            <text:p/>
          </table:table-cell>
          <table:table-cell table:style-name="ce1"/>
          <table:table-cell table:formula="of:=IFERROR(([.G97]/[.D97])*100; &quot;&quot;)">
            <text:p/>
          </table:table-cell>
          <table:table-cell table:style-name="ce1"/>
          <table:table-cell table:formula="of:=IFERROR(([.I97]/[.D97])*100; &quot;&quot;)">
            <text:p/>
          </table:table-cell>
          <table:table-cell table:style-name="ce1"/>
          <table:table-cell table:formula="of:=IFERROR(([.K97]/[.D97])*100; &quot;&quot;)">
            <text:p/>
          </table:table-cell>
          <table:table-cell table:style-name="ce1"/>
          <table:table-cell table:formula="of:=IFERROR(([.M97]/[.K97])*100; &quot;&quot;)">
            <text:p/>
          </table:table-cell>
          <table:table-cell/>
          <table:table-cell table:formula="of:=IFERROR(([.O97]/[.K97])*100; &quot;&quot;)">
            <text:p/>
          </table:table-cell>
          <table:table-cell table:formula="of:=IF([.E97] = &quot;&quot; ;&quot;&quot;; [.E97]-[.O97])">
            <text:p/>
          </table:table-cell>
          <table:table-cell table:formula="of:=IFERROR(([.Q97]/[.I97])*100; &quot;&quot;)">
            <text:p/>
          </table:table-cell>
          <table:table-cell/>
          <table:table-cell table:formula="of:=IFERROR(([.S97]/[.K97])*100; &quot;&quot;)">
            <text:p/>
          </table:table-cell>
          <table:table-cell table:formula="of:=IF([.G97] = &quot;&quot; ;&quot;&quot;; [.G97]-[.S97])">
            <text:p/>
          </table:table-cell>
          <table:table-cell table:formula="of:=IFERROR(([.U97]/[.I97])*100; &quot;&quot;)">
            <text:p/>
          </table:table-cell>
          <table:table-cell table:style-name="ce1"/>
          <table:table-cell table:formula="of:=IFERROR(([.W97]/[.E97])*100; &quot;&quot;)">
            <text:p/>
          </table:table-cell>
          <table:table-cell table:style-name="ce1" table:number-columns-repeated="2"/>
          <table:table-cell table:formula="of:=IFERROR(([.Z97]/[.I97])*100; &quot;&quot;)">
            <text:p/>
          </table:table-cell>
          <table:table-cell table:style-name="ce1"/>
          <table:table-cell table:formula="of:=IFERROR(([.AB97]/[.I97])*100; &quot;&quot;)">
            <text:p/>
          </table:table-cell>
          <table:table-cell table:style-name="ce1"/>
          <table:table-cell/>
          <table:table-cell table:style-name="ce1"/>
          <table:table-cell table:formula="of:=IFERROR(([.AF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97]/[.I97])*100; &quot;&quot;)">
            <text:p/>
          </table:table-cell>
          <table:table-cell table:style-name="ce1"/>
          <table:table-cell/>
          <table:table-cell table:style-name="ce1"/>
          <table:table-cell table:formula="of:=IFERROR(([.BN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97]/[.I97])*100; &quot;&quot;)">
            <text:p/>
          </table:table-cell>
          <table:table-cell table:style-name="ce1"/>
          <table:table-cell table:formula="of:=IFERROR(([.CH97]/[.I97])*100; &quot;&quot;)">
            <text:p/>
          </table:table-cell>
          <table:table-cell table:style-name="ce1"/>
          <table:table-cell table:formula="of:=IFERROR(([.CJ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97]/[.I97])*100; &quot;&quot;)">
            <text:p/>
          </table:table-cell>
          <table:table-cell table:style-name="ce1"/>
          <table:table-cell/>
          <table:table-cell table:style-name="ce1"/>
          <table:table-cell table:formula="of:=IFERROR(([.CV97]/[.I97])*100; &quot;&quot;)">
            <text:p/>
          </table:table-cell>
          <table:table-cell table:style-name="ce1"/>
          <table:table-cell/>
          <table:table-cell table:style-name="ce1"/>
          <table:table-cell table:formula="of:=IFERROR(([.CZ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Powerline 540 e</text:p>
          </table:table-cell>
          <table:table-cell office:value-type="string" calcext:value-type="string">
            <text:p>129.06.92</text:p>
          </table:table-cell>
          <table:table-cell office:value-type="float" office:value="240" calcext:value-type="float">
            <text:p>240</text:p>
          </table:table-cell>
          <table:table-cell table:formula="of:=IF([.C98]=&quot;&quot;;&quot;&quot;;[.C98]-[.Y98])"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table:formula="of:=IFERROR(([.E98]/[.D98])*100; &quot;&quot;)" office:value-type="float" office:value="7.07547169811321" calcext:value-type="float">
            <text:p>7,07547169811321</text:p>
          </table:table-cell>
          <table:table-cell office:value-type="float" office:value="6" calcext:value-type="float">
            <text:p>6</text:p>
          </table:table-cell>
          <table:table-cell table:formula="of:=IFERROR(([.G98]/[.D98])*100; &quot;&quot;)" office:value-type="float" office:value="2.83018867924528" calcext:value-type="float">
            <text:p>2,83018867924528</text:p>
          </table:table-cell>
          <table:table-cell office:value-type="float" office:value="187" calcext:value-type="float">
            <text:p>187</text:p>
          </table:table-cell>
          <table:table-cell table:formula="of:=IFERROR(([.I98]/[.D98])*100; &quot;&quot;)" office:value-type="float" office:value="88.2075471698113" calcext:value-type="float">
            <text:p>88,2075471698113</text:p>
          </table:table-cell>
          <table:table-cell office:value-type="float" office:value="25" calcext:value-type="float">
            <text:p>25</text:p>
          </table:table-cell>
          <table:table-cell table:formula="of:=IFERROR(([.K98]/[.D98])*100; &quot;&quot;)" office:value-type="float" office:value="11.7924528301887" calcext:value-type="float">
            <text:p>11,7924528301887</text:p>
          </table:table-cell>
          <table:table-cell office:value-type="float" office:value="7" calcext:value-type="float">
            <text:p>7</text:p>
          </table:table-cell>
          <table:table-cell table:formula="of:=IFERROR(([.M98]/[.K98])*100; &quot;&quot;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IFERROR(([.O98]/[.K98])*100; &quot;&quot;)" office:value-type="float" office:value="48" calcext:value-type="float">
            <text:p>48</text:p>
          </table:table-cell>
          <table:table-cell table:formula="of:=IF([.E98] = &quot;&quot; ;&quot;&quot;; [.E98]-[.O98])" office:value-type="float" office:value="3" calcext:value-type="float">
            <text:p>3</text:p>
          </table:table-cell>
          <table:table-cell table:formula="of:=IFERROR(([.Q98]/[.I98])*100; &quot;&quot;)" office:value-type="float" office:value="1.60427807486631" calcext:value-type="float">
            <text:p>1,60427807486631</text:p>
          </table:table-cell>
          <table:table-cell office:value-type="float" office:value="4" calcext:value-type="float">
            <text:p>4</text:p>
          </table:table-cell>
          <table:table-cell table:formula="of:=IFERROR(([.S98]/[.K98])*100; &quot;&quot;)" office:value-type="float" office:value="16" calcext:value-type="float">
            <text:p>16</text:p>
          </table:table-cell>
          <table:table-cell table:formula="of:=IF([.G98] = &quot;&quot; ;&quot;&quot;; [.G98]-[.S98])" office:value-type="float" office:value="2" calcext:value-type="float">
            <text:p>2</text:p>
          </table:table-cell>
          <table:table-cell table:formula="of:=IFERROR(([.U98]/[.I98])*100; &quot;&quot;)" office:value-type="float" office:value="1.06951871657754" calcext:value-type="float">
            <text:p>1,06951871657754</text:p>
          </table:table-cell>
          <table:table-cell office:value-type="float" office:value="11" calcext:value-type="float">
            <text:p>11</text:p>
          </table:table-cell>
          <table:table-cell table:formula="of:=IFERROR(([.W98]/[.E98])*100; &quot;&quot;)" office:value-type="float" office:value="73.3333333333333" calcext:value-type="float">
            <text:p>73,333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IFERROR(([.Z98]/[.I98])*100; &quot;&quot;)" office:value-type="float" office:value="1.06951871657754" calcext:value-type="float">
            <text:p>1,06951871657754</text:p>
          </table:table-cell>
          <table:table-cell office:value-type="float" office:value="0" calcext:value-type="float">
            <text:p>0</text:p>
          </table:table-cell>
          <table:table-cell table:formula="of:=IFERROR(([.AB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98]/[.I98])*100; &quot;&quot;)" office:value-type="float" office:value="1.06951871657754" calcext:value-type="float">
            <text:p>1,0695187165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BJ98]/[.I98])*100; &quot;&quot;)" office:value-type="float" office:value="2.13903743315508" calcext:value-type="float">
            <text:p>2,13903743315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IFERROR(([.CF98]/[.I98])*100; &quot;&quot;)" office:value-type="float" office:value="91.4438502673797" calcext:value-type="float">
            <text:p>91,4438502673797</text:p>
          </table:table-cell>
          <table:table-cell office:value-type="float" office:value="3" calcext:value-type="float">
            <text:p>3</text:p>
          </table:table-cell>
          <table:table-cell table:formula="of:=IFERROR(([.CH98]/[.I98])*100; &quot;&quot;)" office:value-type="float" office:value="1.60427807486631" calcext:value-type="float">
            <text:p>1,60427807486631</text:p>
          </table:table-cell>
          <table:table-cell office:value-type="float" office:value="2" calcext:value-type="float">
            <text:p>2</text:p>
          </table:table-cell>
          <table:table-cell table:formula="of:=IFERROR(([.CJ98]/[.I98])*100; &quot;&quot;)" office:value-type="float" office:value="1.06951871657754" calcext:value-type="float">
            <text:p>1,0695187165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98]/[.I98])*100; &quot;&quot;)" office:value-type="float" office:value="1.06951871657754" calcext:value-type="float">
            <text:p>1,0695187165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98]/[.I98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29.07.13</text:p>
          </table:table-cell>
          <table:table-cell office:value-type="float" office:value="266" calcext:value-type="float">
            <text:p>266</text:p>
          </table:table-cell>
          <table:table-cell table:formula="of:=IF([.C99]=&quot;&quot;;&quot;&quot;;[.C99]-[.Y99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IFERROR(([.E99]/[.D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99]/[.D99])*100; &quot;&quot;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IFERROR(([.I99]/[.D99])*100; &quot;&quot;)" office:value-type="float" office:value="99.5555555555556" calcext:value-type="float">
            <text:p>99,5555555555556</text:p>
          </table:table-cell>
          <table:table-cell office:value-type="float" office:value="1" calcext:value-type="float">
            <text:p>1</text:p>
          </table:table-cell>
          <table:table-cell table:formula="of:=IFERROR(([.K99]/[.D99])*100; &quot;&quot;)" office:value-type="float" office:value="0.444444444444444" calcext:value-type="float">
            <text:p>0,444444444444444</text:p>
          </table:table-cell>
          <table:table-cell office:value-type="float" office:value="0" calcext:value-type="float">
            <text:p>0</text:p>
          </table:table-cell>
          <table:table-cell table:formula="of:=IFERROR(([.M99]/[.K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99]/[.K99])*100; &quot;&quot;)" office:value-type="float" office:value="0" calcext:value-type="float">
            <text:p>0</text:p>
          </table:table-cell>
          <table:table-cell table:formula="of:=IF([.E99] = &quot;&quot; ;&quot;&quot;; [.E99]-[.O99])" office:value-type="float" office:value="0" calcext:value-type="float">
            <text:p>0</text:p>
          </table:table-cell>
          <table:table-cell table:style-name="ce3" table:formula="of:=IFERROR(([.Q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99]/[.K99])*100; &quot;&quot;)" office:value-type="float" office:value="0" calcext:value-type="float">
            <text:p>0</text:p>
          </table:table-cell>
          <table:table-cell table:formula="of:=IF([.G99] = &quot;&quot; ;&quot;&quot;; [.G99]-[.S99])" office:value-type="float" office:value="0" calcext:value-type="float">
            <text:p>0</text:p>
          </table:table-cell>
          <table:table-cell table:formula="of:=IFERROR(([.U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99]/[.E99])*100; &quot;&quot;)">
            <text:p/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ERROR(([.Z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99]/[.I99])*100; &quot;&quot;)" office:value-type="float" office:value="2.23214285714286" calcext:value-type="float">
            <text:p>2,232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J99]/[.I99])*100; &quot;&quot;)" office:value-type="float" office:value="97.7678571428571" calcext:value-type="float">
            <text:p>97,767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00]=&quot;&quot;;&quot;&quot;;[.C100]-[.Y100])">
            <text:p/>
          </table:table-cell>
          <table:table-cell table:style-name="ce1"/>
          <table:table-cell table:formula="of:=IFERROR(([.E100]/[.D100])*100; &quot;&quot;)">
            <text:p/>
          </table:table-cell>
          <table:table-cell table:style-name="ce1"/>
          <table:table-cell table:formula="of:=IFERROR(([.G100]/[.D100])*100; &quot;&quot;)">
            <text:p/>
          </table:table-cell>
          <table:table-cell table:style-name="ce1"/>
          <table:table-cell table:formula="of:=IFERROR(([.I100]/[.D100])*100; &quot;&quot;)">
            <text:p/>
          </table:table-cell>
          <table:table-cell table:style-name="ce1"/>
          <table:table-cell table:formula="of:=IFERROR(([.K100]/[.D100])*100; &quot;&quot;)">
            <text:p/>
          </table:table-cell>
          <table:table-cell table:style-name="ce1"/>
          <table:table-cell table:formula="of:=IFERROR(([.M100]/[.K100])*100; &quot;&quot;)">
            <text:p/>
          </table:table-cell>
          <table:table-cell/>
          <table:table-cell table:formula="of:=IFERROR(([.O100]/[.K100])*100; &quot;&quot;)">
            <text:p/>
          </table:table-cell>
          <table:table-cell table:formula="of:=IF([.E100] = &quot;&quot; ;&quot;&quot;; [.E100]-[.O100])">
            <text:p/>
          </table:table-cell>
          <table:table-cell table:formula="of:=IFERROR(([.Q100]/[.I100])*100; &quot;&quot;)">
            <text:p/>
          </table:table-cell>
          <table:table-cell/>
          <table:table-cell table:formula="of:=IFERROR(([.S100]/[.K100])*100; &quot;&quot;)">
            <text:p/>
          </table:table-cell>
          <table:table-cell table:formula="of:=IF([.G100] = &quot;&quot; ;&quot;&quot;; [.G100]-[.S100])">
            <text:p/>
          </table:table-cell>
          <table:table-cell table:formula="of:=IFERROR(([.U100]/[.I100])*100; &quot;&quot;)">
            <text:p/>
          </table:table-cell>
          <table:table-cell table:style-name="ce1"/>
          <table:table-cell table:formula="of:=IFERROR(([.W100]/[.E100])*100; &quot;&quot;)">
            <text:p/>
          </table:table-cell>
          <table:table-cell table:style-name="ce1" table:number-columns-repeated="2"/>
          <table:table-cell table:formula="of:=IFERROR(([.Z100]/[.I100])*100; &quot;&quot;)">
            <text:p/>
          </table:table-cell>
          <table:table-cell table:style-name="ce1"/>
          <table:table-cell table:formula="of:=IFERROR(([.AB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AF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BN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00]/[.I100])*100; &quot;&quot;)">
            <text:p/>
          </table:table-cell>
          <table:table-cell table:style-name="ce1"/>
          <table:table-cell table:formula="of:=IFERROR(([.CH100]/[.I100])*100; &quot;&quot;)">
            <text:p/>
          </table:table-cell>
          <table:table-cell table:style-name="ce1"/>
          <table:table-cell table:formula="of:=IFERROR(([.CJ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CV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CZ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Powerline 1240 e</text:p>
          </table:table-cell>
          <table:table-cell office:value-type="string" calcext:value-type="string">
            <text:p>150.06.92</text:p>
          </table:table-cell>
          <table:table-cell office:value-type="float" office:value="239" calcext:value-type="float">
            <text:p>239</text:p>
          </table:table-cell>
          <table:table-cell table:formula="of:=IF([.C101]=&quot;&quot;;&quot;&quot;;[.C101]-[.Y101])"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table:formula="of:=IFERROR(([.E101]/[.D101])*100; &quot;&quot;)" office:value-type="float" office:value="8.0952380952381" calcext:value-type="float">
            <text:p>8,0952380952381</text:p>
          </table:table-cell>
          <table:table-cell office:value-type="float" office:value="6" calcext:value-type="float">
            <text:p>6</text:p>
          </table:table-cell>
          <table:table-cell table:formula="of:=IFERROR(([.G101]/[.D101])*100; &quot;&quot;)" office:value-type="float" office:value="2.85714285714286" calcext:value-type="float">
            <text:p>2,85714285714286</text:p>
          </table:table-cell>
          <table:table-cell office:value-type="float" office:value="183" calcext:value-type="float">
            <text:p>183</text:p>
          </table:table-cell>
          <table:table-cell table:formula="of:=IFERROR(([.I101]/[.D101])*100; &quot;&quot;)" office:value-type="float" office:value="87.1428571428571" calcext:value-type="float">
            <text:p>87,1428571428571</text:p>
          </table:table-cell>
          <table:table-cell office:value-type="float" office:value="27" calcext:value-type="float">
            <text:p>27</text:p>
          </table:table-cell>
          <table:table-cell table:formula="of:=IFERROR(([.K101]/[.D101])*100; &quot;&quot;)" office:value-type="float" office:value="12.8571428571429" calcext:value-type="float">
            <text:p>12,8571428571429</text:p>
          </table:table-cell>
          <table:table-cell office:value-type="float" office:value="6" calcext:value-type="float">
            <text:p>6</text:p>
          </table:table-cell>
          <table:table-cell table:formula="of:=IFERROR(([.M101]/[.K101])*100; &quot;&quot;)" office:value-type="float" office:value="22.2222222222222" calcext:value-type="float">
            <text:p>22,2222222222222</text:p>
          </table:table-cell>
          <table:table-cell office:value-type="float" office:value="13" calcext:value-type="float">
            <text:p>13</text:p>
          </table:table-cell>
          <table:table-cell table:formula="of:=IFERROR(([.O101]/[.K101])*100; &quot;&quot;)" office:value-type="float" office:value="48.1481481481482" calcext:value-type="float">
            <text:p>48,1481481481482</text:p>
          </table:table-cell>
          <table:table-cell table:formula="of:=IF([.E101] = &quot;&quot; ;&quot;&quot;; [.E101]-[.O101])" office:value-type="float" office:value="4" calcext:value-type="float">
            <text:p>4</text:p>
          </table:table-cell>
          <table:table-cell table:formula="of:=IFERROR(([.Q101]/[.I101])*100; &quot;&quot;)" office:value-type="float" office:value="2.18579234972678" calcext:value-type="float">
            <text:p>2,18579234972678</text:p>
          </table:table-cell>
          <table:table-cell office:value-type="float" office:value="4" calcext:value-type="float">
            <text:p>4</text:p>
          </table:table-cell>
          <table:table-cell table:formula="of:=IFERROR(([.S101]/[.K101])*100; &quot;&quot;)" office:value-type="float" office:value="14.8148148148148" calcext:value-type="float">
            <text:p>14,8148148148148</text:p>
          </table:table-cell>
          <table:table-cell table:formula="of:=IF([.G101] = &quot;&quot; ;&quot;&quot;; [.G101]-[.S101])" office:value-type="float" office:value="2" calcext:value-type="float">
            <text:p>2</text:p>
          </table:table-cell>
          <table:table-cell table:formula="of:=IFERROR(([.U101]/[.I101])*100; &quot;&quot;)" office:value-type="float" office:value="1.09289617486339" calcext:value-type="float">
            <text:p>1,09289617486339</text:p>
          </table:table-cell>
          <table:table-cell office:value-type="float" office:value="14" calcext:value-type="float">
            <text:p>14</text:p>
          </table:table-cell>
          <table:table-cell table:formula="of:=IFERROR(([.W101]/[.E101])*100; &quot;&quot;)" office:value-type="float" office:value="82.3529411764706" calcext:value-type="float">
            <text:p>82,352941176470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IFERROR(([.Z101]/[.I101])*100; &quot;&quot;)" office:value-type="float" office:value="1.09289617486339" calcext:value-type="float">
            <text:p>1,09289617486339</text:p>
          </table:table-cell>
          <table:table-cell office:value-type="float" office:value="0" calcext:value-type="float">
            <text:p>0</text:p>
          </table:table-cell>
          <table:table-cell table:formula="of:=IFERROR(([.AB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01]/[.I101])*100; &quot;&quot;)" office:value-type="float" office:value="1.09289617486339" calcext:value-type="float">
            <text:p>1,09289617486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J101]/[.I101])*100; &quot;&quot;)" office:value-type="float" office:value="1.09289617486339" calcext:value-type="float">
            <text:p>1,09289617486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ERROR(([.CF101]/[.I101])*100; &quot;&quot;)" office:value-type="float" office:value="23.4972677595628" calcext:value-type="float">
            <text:p>23,4972677595628</text:p>
          </table:table-cell>
          <table:table-cell office:value-type="float" office:value="5" calcext:value-type="float">
            <text:p>5</text:p>
          </table:table-cell>
          <table:table-cell table:formula="of:=IFERROR(([.CH101]/[.I101])*100; &quot;&quot;)" office:value-type="float" office:value="2.73224043715847" calcext:value-type="float">
            <text:p>2,73224043715847</text:p>
          </table:table-cell>
          <table:table-cell office:value-type="float" office:value="127" calcext:value-type="float">
            <text:p>127</text:p>
          </table:table-cell>
          <table:table-cell table:formula="of:=IFERROR(([.CJ101]/[.I101])*100; &quot;&quot;)" office:value-type="float" office:value="69.3989071038251" calcext:value-type="float">
            <text:p>69,3989071038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101]/[.I101])*100; &quot;&quot;)" office:value-type="float" office:value="1.09289617486339" calcext:value-type="float">
            <text:p>1,09289617486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50.07.13</text:p>
          </table:table-cell>
          <table:table-cell office:value-type="float" office:value="265" calcext:value-type="float">
            <text:p>265</text:p>
          </table:table-cell>
          <table:table-cell table:formula="of:=IF([.C102]=&quot;&quot;;&quot;&quot;;[.C102]-[.Y102])"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table:formula="of:=IFERROR(([.E102]/[.D102])*100; &quot;&quot;)" office:value-type="float" office:value="8.03571428571429" calcext:value-type="float">
            <text:p>8,03571428571429</text:p>
          </table:table-cell>
          <table:table-cell office:value-type="float" office:value="7" calcext:value-type="float">
            <text:p>7</text:p>
          </table:table-cell>
          <table:table-cell table:formula="of:=IFERROR(([.G102]/[.D102])*100; &quot;&quot;)" office:value-type="float" office:value="3.125" calcext:value-type="float">
            <text:p>3,125</text:p>
          </table:table-cell>
          <table:table-cell office:value-type="float" office:value="189" calcext:value-type="float">
            <text:p>189</text:p>
          </table:table-cell>
          <table:table-cell table:formula="of:=IFERROR(([.I102]/[.D102])*100; &quot;&quot;)" office:value-type="float" office:value="84.375" calcext:value-type="float">
            <text:p>84,375</text:p>
          </table:table-cell>
          <table:table-cell office:value-type="float" office:value="35" calcext:value-type="float">
            <text:p>35</text:p>
          </table:table-cell>
          <table:table-cell table:formula="of:=IFERROR(([.K102]/[.D102])*100; &quot;&quot;)" office:value-type="float" office:value="15.625" calcext:value-type="float">
            <text:p>15,625</text:p>
          </table:table-cell>
          <table:table-cell office:value-type="float" office:value="10" calcext:value-type="float">
            <text:p>10</text:p>
          </table:table-cell>
          <table:table-cell table:formula="of:=IFERROR(([.M102]/[.K102])*100; &quot;&quot;)" office:value-type="float" office:value="28.5714285714286" calcext:value-type="float">
            <text:p>28,5714285714286</text:p>
          </table:table-cell>
          <table:table-cell office:value-type="float" office:value="17" calcext:value-type="float">
            <text:p>17</text:p>
          </table:table-cell>
          <table:table-cell table:formula="of:=IFERROR(([.O102]/[.K102])*100; &quot;&quot;)" office:value-type="float" office:value="48.5714285714286" calcext:value-type="float">
            <text:p>48,5714285714286</text:p>
          </table:table-cell>
          <table:table-cell table:formula="of:=IF([.E102] = &quot;&quot; ;&quot;&quot;; [.E102]-[.O102])" office:value-type="float" office:value="1" calcext:value-type="float">
            <text:p>1</text:p>
          </table:table-cell>
          <table:table-cell table:formula="of:=IFERROR(([.Q102]/[.I102])*100; &quot;&quot;)" office:value-type="float" office:value="0.529100529100529" calcext:value-type="float">
            <text:p>0,529100529100529</text:p>
          </table:table-cell>
          <table:table-cell office:value-type="float" office:value="7" calcext:value-type="float">
            <text:p>7</text:p>
          </table:table-cell>
          <table:table-cell table:formula="of:=IFERROR(([.S102]/[.K102])*100; &quot;&quot;)" office:value-type="float" office:value="20" calcext:value-type="float">
            <text:p>20</text:p>
          </table:table-cell>
          <table:table-cell table:formula="of:=IF([.G102] = &quot;&quot; ;&quot;&quot;; [.G102]-[.S102])" office:value-type="float" office:value="0" calcext:value-type="float">
            <text:p>0</text:p>
          </table:table-cell>
          <table:table-cell table:formula="of:=IFERROR(([.U102]/[.I102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102]/[.E102])*100; &quot;&quot;)" office:value-type="float" office:value="77.7777777777778" calcext:value-type="float">
            <text:p>77,77777777777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ERROR(([.Z102]/[.I102])*100; &quot;&quot;)" office:value-type="float" office:value="1.58730158730159" calcext:value-type="float">
            <text:p>1,58730158730159</text:p>
          </table:table-cell>
          <table:table-cell office:value-type="float" office:value="1" calcext:value-type="float">
            <text:p>1</text:p>
          </table:table-cell>
          <table:table-cell table:formula="of:=IFERROR(([.AB102]/[.I102])*100; &quot;&quot;)" office:value-type="float" office:value="0.529100529100529" calcext:value-type="float">
            <text:p>0,529100529100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02]/[.I102])*100; &quot;&quot;)" office:value-type="float" office:value="2.64550264550265" calcext:value-type="float">
            <text:p>2,64550264550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BJ102]/[.I102])*100; &quot;&quot;)" office:value-type="float" office:value="1.58730158730159" calcext:value-type="float">
            <text:p>1,58730158730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IFERROR(([.CF102]/[.I102])*100; &quot;&quot;)" office:value-type="float" office:value="91.005291005291" calcext:value-type="float">
            <text:p>91,005291005291</text:p>
          </table:table-cell>
          <table:table-cell office:value-type="float" office:value="4" calcext:value-type="float">
            <text:p>4</text:p>
          </table:table-cell>
          <table:table-cell table:formula="of:=IFERROR(([.CH102]/[.I102])*100; &quot;&quot;)" office:value-type="float" office:value="2.11640211640212" calcext:value-type="float">
            <text:p>2,11640211640212</text:p>
          </table:table-cell>
          <table:table-cell office:value-type="float" office:value="1" calcext:value-type="float">
            <text:p>1</text:p>
          </table:table-cell>
          <table:table-cell table:formula="of:=IFERROR(([.CJ102]/[.I102])*100; &quot;&quot;)" office:value-type="float" office:value="0.529100529100529" calcext:value-type="float">
            <text:p>0,529100529100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03]=&quot;&quot;;&quot;&quot;;[.C103]-[.Y103])">
            <text:p/>
          </table:table-cell>
          <table:table-cell table:style-name="ce1"/>
          <table:table-cell table:formula="of:=IFERROR(([.E103]/[.D103])*100; &quot;&quot;)">
            <text:p/>
          </table:table-cell>
          <table:table-cell table:style-name="ce1"/>
          <table:table-cell table:formula="of:=IFERROR(([.G103]/[.D103])*100; &quot;&quot;)">
            <text:p/>
          </table:table-cell>
          <table:table-cell table:style-name="ce1"/>
          <table:table-cell table:formula="of:=IFERROR(([.I103]/[.D103])*100; &quot;&quot;)">
            <text:p/>
          </table:table-cell>
          <table:table-cell table:style-name="ce1"/>
          <table:table-cell table:formula="of:=IFERROR(([.K103]/[.D103])*100; &quot;&quot;)">
            <text:p/>
          </table:table-cell>
          <table:table-cell table:style-name="ce1"/>
          <table:table-cell table:formula="of:=IFERROR(([.M103]/[.K103])*100; &quot;&quot;)">
            <text:p/>
          </table:table-cell>
          <table:table-cell/>
          <table:table-cell table:formula="of:=IFERROR(([.O103]/[.K103])*100; &quot;&quot;)">
            <text:p/>
          </table:table-cell>
          <table:table-cell table:formula="of:=IF([.E103] = &quot;&quot; ;&quot;&quot;; [.E103]-[.O103])">
            <text:p/>
          </table:table-cell>
          <table:table-cell table:formula="of:=IFERROR(([.Q103]/[.I103])*100; &quot;&quot;)">
            <text:p/>
          </table:table-cell>
          <table:table-cell/>
          <table:table-cell table:formula="of:=IFERROR(([.S103]/[.K103])*100; &quot;&quot;)">
            <text:p/>
          </table:table-cell>
          <table:table-cell table:formula="of:=IF([.G103] = &quot;&quot; ;&quot;&quot;; [.G103]-[.S103])">
            <text:p/>
          </table:table-cell>
          <table:table-cell table:formula="of:=IFERROR(([.U103]/[.I103])*100; &quot;&quot;)">
            <text:p/>
          </table:table-cell>
          <table:table-cell table:style-name="ce1"/>
          <table:table-cell table:formula="of:=IFERROR(([.W103]/[.E103])*100; &quot;&quot;)">
            <text:p/>
          </table:table-cell>
          <table:table-cell table:style-name="ce1" table:number-columns-repeated="2"/>
          <table:table-cell table:formula="of:=IFERROR(([.Z103]/[.I103])*100; &quot;&quot;)">
            <text:p/>
          </table:table-cell>
          <table:table-cell table:style-name="ce1"/>
          <table:table-cell table:formula="of:=IFERROR(([.AB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AF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BN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03]/[.I103])*100; &quot;&quot;)">
            <text:p/>
          </table:table-cell>
          <table:table-cell table:style-name="ce1"/>
          <table:table-cell table:formula="of:=IFERROR(([.CH103]/[.I103])*100; &quot;&quot;)">
            <text:p/>
          </table:table-cell>
          <table:table-cell table:style-name="ce1"/>
          <table:table-cell table:formula="of:=IFERROR(([.CJ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CV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CZ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Powerline 1260 e</text:p>
          </table:table-cell>
          <table:table-cell office:value-type="string" calcext:value-type="string">
            <text:p>157.06.92</text:p>
          </table:table-cell>
          <table:table-cell office:value-type="float" office:value="255" calcext:value-type="float">
            <text:p>255</text:p>
          </table:table-cell>
          <table:table-cell table:formula="of:=IF([.C104]=&quot;&quot;;&quot;&quot;;[.C104]-[.Y104])" office:value-type="float" office:value="225" calcext:value-type="float">
            <text:p>225</text:p>
          </table:table-cell>
          <table:table-cell office:value-type="float" office:value="156" calcext:value-type="float">
            <text:p>156</text:p>
          </table:table-cell>
          <table:table-cell table:formula="of:=IFERROR(([.E104]/[.D104])*100; &quot;&quot;)" office:value-type="float" office:value="69.3333333333333" calcext:value-type="float">
            <text:p>69,3333333333333</text:p>
          </table:table-cell>
          <table:table-cell office:value-type="float" office:value="133" calcext:value-type="float">
            <text:p>133</text:p>
          </table:table-cell>
          <table:table-cell table:formula="of:=IFERROR(([.G104]/[.D104])*100; &quot;&quot;)" office:value-type="float" office:value="59.1111111111111" calcext:value-type="float">
            <text:p>59,1111111111111</text:p>
          </table:table-cell>
          <table:table-cell office:value-type="float" office:value="53" calcext:value-type="float">
            <text:p>53</text:p>
          </table:table-cell>
          <table:table-cell table:formula="of:=IFERROR(([.I104]/[.D104])*100; &quot;&quot;)" office:value-type="float" office:value="23.5555555555556" calcext:value-type="float">
            <text:p>23,5555555555556</text:p>
          </table:table-cell>
          <table:table-cell office:value-type="float" office:value="172" calcext:value-type="float">
            <text:p>172</text:p>
          </table:table-cell>
          <table:table-cell table:formula="of:=IFERROR(([.K104]/[.D104])*100; &quot;&quot;)" office:value-type="float" office:value="76.4444444444444" calcext:value-type="float">
            <text:p>76,4444444444444</text:p>
          </table:table-cell>
          <table:table-cell office:value-type="float" office:value="140" calcext:value-type="float">
            <text:p>140</text:p>
          </table:table-cell>
          <table:table-cell table:formula="of:=IFERROR(([.M104]/[.K104])*100; &quot;&quot;)" office:value-type="float" office:value="81.3953488372093" calcext:value-type="float">
            <text:p>81,3953488372093</text:p>
          </table:table-cell>
          <table:table-cell office:value-type="float" office:value="148" calcext:value-type="float">
            <text:p>148</text:p>
          </table:table-cell>
          <table:table-cell table:formula="of:=IFERROR(([.O104]/[.K104])*100; &quot;&quot;)" office:value-type="float" office:value="86.046511627907" calcext:value-type="float">
            <text:p>86,046511627907</text:p>
          </table:table-cell>
          <table:table-cell table:formula="of:=IF([.E104] = &quot;&quot; ;&quot;&quot;; [.E104]-[.O104])" office:value-type="float" office:value="8" calcext:value-type="float">
            <text:p>8</text:p>
          </table:table-cell>
          <table:table-cell table:formula="of:=IFERROR(([.Q104]/[.I104])*100; &quot;&quot;)" office:value-type="float" office:value="15.0943396226415" calcext:value-type="float">
            <text:p>15,0943396226415</text:p>
          </table:table-cell>
          <table:table-cell office:value-type="float" office:value="132" calcext:value-type="float">
            <text:p>132</text:p>
          </table:table-cell>
          <table:table-cell table:formula="of:=IFERROR(([.S104]/[.K104])*100; &quot;&quot;)" office:value-type="float" office:value="76.7441860465116" calcext:value-type="float">
            <text:p>76,7441860465116</text:p>
          </table:table-cell>
          <table:table-cell table:formula="of:=IF([.G104] = &quot;&quot; ;&quot;&quot;; [.G104]-[.S104])" office:value-type="float" office:value="1" calcext:value-type="float">
            <text:p>1</text:p>
          </table:table-cell>
          <table:table-cell table:formula="of:=IFERROR(([.U104]/[.I104])*100; &quot;&quot;)" office:value-type="float" office:value="1.88679245283019" calcext:value-type="float">
            <text:p>1,88679245283019</text:p>
          </table:table-cell>
          <table:table-cell office:value-type="float" office:value="22" calcext:value-type="float">
            <text:p>22</text:p>
          </table:table-cell>
          <table:table-cell table:formula="of:=IFERROR(([.W104]/[.E104])*100; &quot;&quot;)" office:value-type="float" office:value="14.1025641025641" calcext:value-type="float">
            <text:p>14,102564102564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IFERROR(([.Z104]/[.I104])*100; &quot;&quot;)" office:value-type="float" office:value="18.8679245283019" calcext:value-type="float">
            <text:p>18,8679245283019</text:p>
          </table:table-cell>
          <table:table-cell office:value-type="float" office:value="0" calcext:value-type="float">
            <text:p>0</text:p>
          </table:table-cell>
          <table:table-cell table:formula="of:=IFERROR(([.AB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04]/[.I104])*100; &quot;&quot;)" office:value-type="float" office:value="3.77358490566038" calcext:value-type="float">
            <text:p>3,77358490566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FERROR(([.CF104]/[.I104])*100; &quot;&quot;)" office:value-type="float" office:value="75.4716981132076" calcext:value-type="float">
            <text:p>75,4716981132076</text:p>
          </table:table-cell>
          <table:table-cell office:value-type="float" office:value="1" calcext:value-type="float">
            <text:p>1</text:p>
          </table:table-cell>
          <table:table-cell table:formula="of:=IFERROR(([.CH104]/[.I104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 table:formula="of:=IFERROR(([.CJ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57.07.27</text:p>
          </table:table-cell>
          <table:table-cell office:value-type="float" office:value="274" calcext:value-type="float">
            <text:p>274</text:p>
          </table:table-cell>
          <table:table-cell table:formula="of:=IF([.C105]=&quot;&quot;;&quot;&quot;;[.C105]-[.Y105])" office:value-type="float" office:value="232" calcext:value-type="float">
            <text:p>232</text:p>
          </table:table-cell>
          <table:table-cell office:value-type="float" office:value="143" calcext:value-type="float">
            <text:p>143</text:p>
          </table:table-cell>
          <table:table-cell table:formula="of:=IFERROR(([.E105]/[.D105])*100; &quot;&quot;)" office:value-type="float" office:value="61.6379310344828" calcext:value-type="float">
            <text:p>61,6379310344828</text:p>
          </table:table-cell>
          <table:table-cell office:value-type="float" office:value="128" calcext:value-type="float">
            <text:p>128</text:p>
          </table:table-cell>
          <table:table-cell table:formula="of:=IFERROR(([.G105]/[.D105])*100; &quot;&quot;)" office:value-type="float" office:value="55.1724137931034" calcext:value-type="float">
            <text:p>55,1724137931034</text:p>
          </table:table-cell>
          <table:table-cell office:value-type="float" office:value="59" calcext:value-type="float">
            <text:p>59</text:p>
          </table:table-cell>
          <table:table-cell table:formula="of:=IFERROR(([.I105]/[.D105])*100; &quot;&quot;)" office:value-type="float" office:value="25.4310344827586" calcext:value-type="float">
            <text:p>25,4310344827586</text:p>
          </table:table-cell>
          <table:table-cell office:value-type="float" office:value="173" calcext:value-type="float">
            <text:p>173</text:p>
          </table:table-cell>
          <table:table-cell table:formula="of:=IFERROR(([.K105]/[.D105])*100; &quot;&quot;)" office:value-type="float" office:value="74.5689655172414" calcext:value-type="float">
            <text:p>74,5689655172414</text:p>
          </table:table-cell>
          <table:table-cell office:value-type="float" office:value="142" calcext:value-type="float">
            <text:p>142</text:p>
          </table:table-cell>
          <table:table-cell table:formula="of:=IFERROR(([.M105]/[.K105])*100; &quot;&quot;)" office:value-type="float" office:value="82.0809248554913" calcext:value-type="float">
            <text:p>82,0809248554913</text:p>
          </table:table-cell>
          <table:table-cell office:value-type="float" office:value="142" calcext:value-type="float">
            <text:p>142</text:p>
          </table:table-cell>
          <table:table-cell table:formula="of:=IFERROR(([.O105]/[.K105])*100; &quot;&quot;)" office:value-type="float" office:value="82.0809248554913" calcext:value-type="float">
            <text:p>82,0809248554913</text:p>
          </table:table-cell>
          <table:table-cell table:formula="of:=IF([.E105] = &quot;&quot; ;&quot;&quot;; [.E105]-[.O105])" office:value-type="float" office:value="1" calcext:value-type="float">
            <text:p>1</text:p>
          </table:table-cell>
          <table:table-cell table:formula="of:=IFERROR(([.Q105]/[.I105])*100; &quot;&quot;)" office:value-type="float" office:value="1.69491525423729" calcext:value-type="float">
            <text:p>1,69491525423729</text:p>
          </table:table-cell>
          <table:table-cell office:value-type="float" office:value="128" calcext:value-type="float">
            <text:p>128</text:p>
          </table:table-cell>
          <table:table-cell table:formula="of:=IFERROR(([.S105]/[.K105])*100; &quot;&quot;)" office:value-type="float" office:value="73.9884393063584" calcext:value-type="float">
            <text:p>73,9884393063584</text:p>
          </table:table-cell>
          <table:table-cell table:formula="of:=IF([.G105] = &quot;&quot; ;&quot;&quot;; [.G105]-[.S105])" office:value-type="float" office:value="0" calcext:value-type="float">
            <text:p>0</text:p>
          </table:table-cell>
          <table:table-cell table:formula="of:=IFERROR(([.U105]/[.I105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105]/[.E105])*100; &quot;&quot;)" office:value-type="float" office:value="9.09090909090909" calcext:value-type="float">
            <text:p>9,0909090909090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IFERROR(([.Z105]/[.I105])*100; &quot;&quot;)" office:value-type="float" office:value="11.864406779661" calcext:value-type="float">
            <text:p>11,864406779661</text:p>
          </table:table-cell>
          <table:table-cell office:value-type="float" office:value="2" calcext:value-type="float">
            <text:p>2</text:p>
          </table:table-cell>
          <table:table-cell table:formula="of:=IFERROR(([.AB105]/[.I105])*100; &quot;&quot;)" office:value-type="float" office:value="3.38983050847458" calcext:value-type="float">
            <text:p>3,3898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05]/[.I105])*100; &quot;&quot;)" office:value-type="float" office:value="3.38983050847458" calcext:value-type="float">
            <text:p>3,3898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105]/[.I105])*100; &quot;&quot;)" office:value-type="float" office:value="30.5084745762712" calcext:value-type="float">
            <text:p>30,5084745762712</text:p>
          </table:table-cell>
          <table:table-cell office:value-type="float" office:value="0" calcext:value-type="float">
            <text:p>0</text:p>
          </table:table-cell>
          <table:table-cell table:formula="of:=IFERROR(([.CH105]/[.I105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CJ105]/[.I105])*100; &quot;&quot;)" office:value-type="float" office:value="50.8474576271186" calcext:value-type="float">
            <text:p>50,8474576271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06]=&quot;&quot;;&quot;&quot;;[.C106]-[.Y106])">
            <text:p/>
          </table:table-cell>
          <table:table-cell table:style-name="ce1"/>
          <table:table-cell table:formula="of:=IFERROR(([.E106]/[.D106])*100; &quot;&quot;)">
            <text:p/>
          </table:table-cell>
          <table:table-cell table:style-name="ce1"/>
          <table:table-cell table:formula="of:=IFERROR(([.G106]/[.D106])*100; &quot;&quot;)">
            <text:p/>
          </table:table-cell>
          <table:table-cell table:style-name="ce1"/>
          <table:table-cell table:formula="of:=IFERROR(([.I106]/[.D106])*100; &quot;&quot;)">
            <text:p/>
          </table:table-cell>
          <table:table-cell table:style-name="ce1"/>
          <table:table-cell table:formula="of:=IFERROR(([.K106]/[.D106])*100; &quot;&quot;)">
            <text:p/>
          </table:table-cell>
          <table:table-cell table:style-name="ce1"/>
          <table:table-cell table:formula="of:=IFERROR(([.M106]/[.K106])*100; &quot;&quot;)">
            <text:p/>
          </table:table-cell>
          <table:table-cell/>
          <table:table-cell table:formula="of:=IFERROR(([.O106]/[.K106])*100; &quot;&quot;)">
            <text:p/>
          </table:table-cell>
          <table:table-cell table:formula="of:=IF([.E106] = &quot;&quot; ;&quot;&quot;; [.E106]-[.O106])">
            <text:p/>
          </table:table-cell>
          <table:table-cell table:formula="of:=IFERROR(([.Q106]/[.I106])*100; &quot;&quot;)">
            <text:p/>
          </table:table-cell>
          <table:table-cell/>
          <table:table-cell table:formula="of:=IFERROR(([.S106]/[.K106])*100; &quot;&quot;)">
            <text:p/>
          </table:table-cell>
          <table:table-cell table:formula="of:=IF([.G106] = &quot;&quot; ;&quot;&quot;; [.G106]-[.S106])">
            <text:p/>
          </table:table-cell>
          <table:table-cell table:formula="of:=IFERROR(([.U106]/[.I106])*100; &quot;&quot;)">
            <text:p/>
          </table:table-cell>
          <table:table-cell table:style-name="ce1"/>
          <table:table-cell table:formula="of:=IFERROR(([.W106]/[.E106])*100; &quot;&quot;)">
            <text:p/>
          </table:table-cell>
          <table:table-cell table:style-name="ce1" table:number-columns-repeated="2"/>
          <table:table-cell table:formula="of:=IFERROR(([.Z106]/[.I106])*100; &quot;&quot;)">
            <text:p/>
          </table:table-cell>
          <table:table-cell table:style-name="ce1"/>
          <table:table-cell table:formula="of:=IFERROR(([.AB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AF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BN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06]/[.I106])*100; &quot;&quot;)">
            <text:p/>
          </table:table-cell>
          <table:table-cell table:style-name="ce1"/>
          <table:table-cell table:formula="of:=IFERROR(([.CH106]/[.I106])*100; &quot;&quot;)">
            <text:p/>
          </table:table-cell>
          <table:table-cell table:style-name="ce1"/>
          <table:table-cell table:formula="of:=IFERROR(([.CJ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CV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CZ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Powerline 1260</text:p>
          </table:table-cell>
          <table:table-cell office:value-type="string" calcext:value-type="string">
            <text:p>249.07.27</text:p>
          </table:table-cell>
          <table:table-cell office:value-type="float" office:value="286" calcext:value-type="float">
            <text:p>286</text:p>
          </table:table-cell>
          <table:table-cell table:formula="of:=IF([.C107]=&quot;&quot;;&quot;&quot;;[.C107]-[.Y107])"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table:formula="of:=IFERROR(([.E107]/[.D107])*100; &quot;&quot;)" office:value-type="float" office:value="63.5245901639344" calcext:value-type="float">
            <text:p>63,5245901639344</text:p>
          </table:table-cell>
          <table:table-cell office:value-type="float" office:value="137" calcext:value-type="float">
            <text:p>137</text:p>
          </table:table-cell>
          <table:table-cell table:formula="of:=IFERROR(([.G107]/[.D107])*100; &quot;&quot;)" office:value-type="float" office:value="56.1475409836066" calcext:value-type="float">
            <text:p>56,1475409836066</text:p>
          </table:table-cell>
          <table:table-cell office:value-type="float" office:value="59" calcext:value-type="float">
            <text:p>59</text:p>
          </table:table-cell>
          <table:table-cell table:formula="of:=IFERROR(([.I107]/[.D107])*100; &quot;&quot;)" office:value-type="float" office:value="24.1803278688525" calcext:value-type="float">
            <text:p>24,1803278688525</text:p>
          </table:table-cell>
          <table:table-cell office:value-type="float" office:value="185" calcext:value-type="float">
            <text:p>185</text:p>
          </table:table-cell>
          <table:table-cell table:formula="of:=IFERROR(([.K107]/[.D107])*100; &quot;&quot;)" office:value-type="float" office:value="75.8196721311475" calcext:value-type="float">
            <text:p>75,8196721311475</text:p>
          </table:table-cell>
          <table:table-cell office:value-type="float" office:value="152" calcext:value-type="float">
            <text:p>152</text:p>
          </table:table-cell>
          <table:table-cell table:formula="of:=IFERROR(([.M107]/[.K107])*100; &quot;&quot;)" office:value-type="float" office:value="82.1621621621622" calcext:value-type="float">
            <text:p>82,1621621621622</text:p>
          </table:table-cell>
          <table:table-cell office:value-type="float" office:value="154" calcext:value-type="float">
            <text:p>154</text:p>
          </table:table-cell>
          <table:table-cell table:formula="of:=IFERROR(([.O107]/[.K107])*100; &quot;&quot;)" office:value-type="float" office:value="83.2432432432432" calcext:value-type="float">
            <text:p>83,2432432432432</text:p>
          </table:table-cell>
          <table:table-cell table:formula="of:=IF([.E107] = &quot;&quot; ;&quot;&quot;; [.E107]-[.O107])" office:value-type="float" office:value="1" calcext:value-type="float">
            <text:p>1</text:p>
          </table:table-cell>
          <table:table-cell table:formula="of:=IFERROR(([.Q107]/[.I107])*100; &quot;&quot;)" office:value-type="float" office:value="1.69491525423729" calcext:value-type="float">
            <text:p>1,69491525423729</text:p>
          </table:table-cell>
          <table:table-cell office:value-type="float" office:value="137" calcext:value-type="float">
            <text:p>137</text:p>
          </table:table-cell>
          <table:table-cell table:formula="of:=IFERROR(([.S107]/[.K107])*100; &quot;&quot;)" office:value-type="float" office:value="74.0540540540541" calcext:value-type="float">
            <text:p>74,0540540540541</text:p>
          </table:table-cell>
          <table:table-cell table:formula="of:=IF([.G107] = &quot;&quot; ;&quot;&quot;; [.G107]-[.S107])" office:value-type="float" office:value="0" calcext:value-type="float">
            <text:p>0</text:p>
          </table:table-cell>
          <table:table-cell table:formula="of:=IFERROR(([.U107]/[.I107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107]/[.E107])*100; &quot;&quot;)" office:value-type="float" office:value="9.03225806451613" calcext:value-type="float">
            <text:p>9,0322580645161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IFERROR(([.Z107]/[.I107])*100; &quot;&quot;)" office:value-type="float" office:value="11.864406779661" calcext:value-type="float">
            <text:p>11,864406779661</text:p>
          </table:table-cell>
          <table:table-cell office:value-type="float" office:value="2" calcext:value-type="float">
            <text:p>2</text:p>
          </table:table-cell>
          <table:table-cell table:formula="of:=IFERROR(([.AB107]/[.I107])*100; &quot;&quot;)" office:value-type="float" office:value="3.38983050847458" calcext:value-type="float">
            <text:p>3,3898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07]/[.I107])*100; &quot;&quot;)" office:value-type="float" office:value="3.38983050847458" calcext:value-type="float">
            <text:p>3,3898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107]/[.I107])*100; &quot;&quot;)" office:value-type="float" office:value="30.5084745762712" calcext:value-type="float">
            <text:p>30,5084745762712</text:p>
          </table:table-cell>
          <table:table-cell office:value-type="float" office:value="0" calcext:value-type="float">
            <text:p>0</text:p>
          </table:table-cell>
          <table:table-cell table:formula="of:=IFERROR(([.CH107]/[.I107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CJ107]/[.I107])*100; &quot;&quot;)" office:value-type="float" office:value="50.8474576271186" calcext:value-type="float">
            <text:p>50,8474576271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08]=&quot;&quot;;&quot;&quot;;[.C108]-[.Y108])">
            <text:p/>
          </table:table-cell>
          <table:table-cell table:style-name="ce1"/>
          <table:table-cell table:formula="of:=IFERROR(([.E108]/[.D108])*100; &quot;&quot;)">
            <text:p/>
          </table:table-cell>
          <table:table-cell table:style-name="ce1"/>
          <table:table-cell table:formula="of:=IFERROR(([.G108]/[.D108])*100; &quot;&quot;)">
            <text:p/>
          </table:table-cell>
          <table:table-cell table:style-name="ce1"/>
          <table:table-cell table:formula="of:=IFERROR(([.I108]/[.D108])*100; &quot;&quot;)">
            <text:p/>
          </table:table-cell>
          <table:table-cell table:style-name="ce1"/>
          <table:table-cell table:formula="of:=IFERROR(([.K108]/[.D108])*100; &quot;&quot;)">
            <text:p/>
          </table:table-cell>
          <table:table-cell table:style-name="ce1"/>
          <table:table-cell table:formula="of:=IFERROR(([.M108]/[.K108])*100; &quot;&quot;)">
            <text:p/>
          </table:table-cell>
          <table:table-cell/>
          <table:table-cell table:formula="of:=IFERROR(([.O108]/[.K108])*100; &quot;&quot;)">
            <text:p/>
          </table:table-cell>
          <table:table-cell table:formula="of:=IF([.E108] = &quot;&quot; ;&quot;&quot;; [.E108]-[.O108])">
            <text:p/>
          </table:table-cell>
          <table:table-cell table:formula="of:=IFERROR(([.Q108]/[.I108])*100; &quot;&quot;)">
            <text:p/>
          </table:table-cell>
          <table:table-cell/>
          <table:table-cell table:formula="of:=IFERROR(([.S108]/[.K108])*100; &quot;&quot;)">
            <text:p/>
          </table:table-cell>
          <table:table-cell table:formula="of:=IF([.G108] = &quot;&quot; ;&quot;&quot;; [.G108]-[.S108])">
            <text:p/>
          </table:table-cell>
          <table:table-cell table:formula="of:=IFERROR(([.U108]/[.I108])*100; &quot;&quot;)">
            <text:p/>
          </table:table-cell>
          <table:table-cell table:style-name="ce1"/>
          <table:table-cell table:formula="of:=IFERROR(([.W108]/[.E108])*100; &quot;&quot;)">
            <text:p/>
          </table:table-cell>
          <table:table-cell table:style-name="ce1" table:number-columns-repeated="2"/>
          <table:table-cell table:formula="of:=IFERROR(([.Z108]/[.I108])*100; &quot;&quot;)">
            <text:p/>
          </table:table-cell>
          <table:table-cell table:style-name="ce1"/>
          <table:table-cell table:formula="of:=IFERROR(([.AB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AF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BN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08]/[.I108])*100; &quot;&quot;)">
            <text:p/>
          </table:table-cell>
          <table:table-cell table:style-name="ce1"/>
          <table:table-cell table:formula="of:=IFERROR(([.CH108]/[.I108])*100; &quot;&quot;)">
            <text:p/>
          </table:table-cell>
          <table:table-cell table:style-name="ce1"/>
          <table:table-cell table:formula="of:=IFERROR(([.CJ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CV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CZ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ritz Fon</text:p>
          </table:table-cell>
          <table:table-cell office:value-type="string" calcext:value-type="string">
            <text:p>38.04.72</text:p>
          </table:table-cell>
          <table:table-cell office:value-type="float" office:value="159" calcext:value-type="float">
            <text:p>159</text:p>
          </table:table-cell>
          <table:table-cell table:formula="of:=IF([.C109]=&quot;&quot;;&quot;&quot;;[.C109]-[.Y109])"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table:formula="of:=IFERROR(([.E109]/[.D109])*100; &quot;&quot;)" office:value-type="float" office:value="72.7272727272727" calcext:value-type="float">
            <text:p>72,7272727272727</text:p>
          </table:table-cell>
          <table:table-cell office:value-type="float" office:value="76" calcext:value-type="float">
            <text:p>76</text:p>
          </table:table-cell>
          <table:table-cell table:formula="of:=IFERROR(([.G109]/[.D109])*100; &quot;&quot;)" office:value-type="float" office:value="57.5757575757576" calcext:value-type="float">
            <text:p>57,5757575757576</text:p>
          </table:table-cell>
          <table:table-cell office:value-type="float" office:value="20" calcext:value-type="float">
            <text:p>20</text:p>
          </table:table-cell>
          <table:table-cell table:formula="of:=IFERROR(([.I109]/[.D109])*100; &quot;&quot;)" office:value-type="float" office:value="15.1515151515152" calcext:value-type="float">
            <text:p>15,1515151515152</text:p>
          </table:table-cell>
          <table:table-cell office:value-type="float" office:value="112" calcext:value-type="float">
            <text:p>112</text:p>
          </table:table-cell>
          <table:table-cell table:formula="of:=IFERROR(([.K109]/[.D109])*100; &quot;&quot;)" office:value-type="float" office:value="84.8484848484848" calcext:value-type="float">
            <text:p>84,8484848484848</text:p>
          </table:table-cell>
          <table:table-cell office:value-type="float" office:value="84" calcext:value-type="float">
            <text:p>84</text:p>
          </table:table-cell>
          <table:table-cell table:formula="of:=IFERROR(([.M109]/[.K109])*100; &quot;&quot;)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IFERROR(([.O109]/[.K109])*100; &quot;&quot;)" office:value-type="float" office:value="75.8928571428571" calcext:value-type="float">
            <text:p>75,8928571428571</text:p>
          </table:table-cell>
          <table:table-cell table:formula="of:=IF([.E109] = &quot;&quot; ;&quot;&quot;; [.E109]-[.O109])" office:value-type="float" office:value="11" calcext:value-type="float">
            <text:p>11</text:p>
          </table:table-cell>
          <table:table-cell table:formula="of:=IFERROR(([.Q109]/[.I109])*100; &quot;&quot;)"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formula="of:=IFERROR(([.S109]/[.K109])*100; &quot;&quot;)" office:value-type="float" office:value="67.8571428571429" calcext:value-type="float">
            <text:p>67,8571428571429</text:p>
          </table:table-cell>
          <table:table-cell table:formula="of:=IF([.G109] = &quot;&quot; ;&quot;&quot;; [.G109]-[.S109])" office:value-type="float" office:value="0" calcext:value-type="float">
            <text:p>0</text:p>
          </table:table-cell>
          <table:table-cell table:formula="of:=IFERROR(([.U109]/[.I109])*100; &quot;&quot;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ERROR(([.W109]/[.E109])*100; &quot;&quot;)" office:value-type="float" office:value="22.9166666666667" calcext:value-type="float">
            <text:p>22,916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IFERROR(([.Z109]/[.I109])*100; &quot;&quot;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IFERROR(([.AB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09]/[.I109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109]/[.I109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0]=&quot;&quot;;&quot;&quot;;[.C110]-[.Y110])">
            <text:p/>
          </table:table-cell>
          <table:table-cell table:style-name="ce1"/>
          <table:table-cell table:formula="of:=IFERROR(([.E110]/[.D110])*100; &quot;&quot;)">
            <text:p/>
          </table:table-cell>
          <table:table-cell table:style-name="ce1"/>
          <table:table-cell table:formula="of:=IFERROR(([.G110]/[.D110])*100; &quot;&quot;)">
            <text:p/>
          </table:table-cell>
          <table:table-cell table:style-name="ce1"/>
          <table:table-cell table:formula="of:=IFERROR(([.I110]/[.D110])*100; &quot;&quot;)">
            <text:p/>
          </table:table-cell>
          <table:table-cell table:style-name="ce1"/>
          <table:table-cell table:formula="of:=IFERROR(([.K110]/[.D110])*100; &quot;&quot;)">
            <text:p/>
          </table:table-cell>
          <table:table-cell table:style-name="ce1"/>
          <table:table-cell table:formula="of:=IFERROR(([.M110]/[.K110])*100; &quot;&quot;)">
            <text:p/>
          </table:table-cell>
          <table:table-cell/>
          <table:table-cell table:formula="of:=IFERROR(([.O110]/[.K110])*100; &quot;&quot;)">
            <text:p/>
          </table:table-cell>
          <table:table-cell table:formula="of:=IF([.E110] = &quot;&quot; ;&quot;&quot;; [.E110]-[.O110])">
            <text:p/>
          </table:table-cell>
          <table:table-cell table:formula="of:=IFERROR(([.Q110]/[.I110])*100; &quot;&quot;)">
            <text:p/>
          </table:table-cell>
          <table:table-cell/>
          <table:table-cell table:formula="of:=IFERROR(([.S110]/[.K110])*100; &quot;&quot;)">
            <text:p/>
          </table:table-cell>
          <table:table-cell table:formula="of:=IF([.G110] = &quot;&quot; ;&quot;&quot;; [.G110]-[.S110])">
            <text:p/>
          </table:table-cell>
          <table:table-cell table:formula="of:=IFERROR(([.U110]/[.I110])*100; &quot;&quot;)">
            <text:p/>
          </table:table-cell>
          <table:table-cell table:style-name="ce1"/>
          <table:table-cell table:formula="of:=IFERROR(([.W110]/[.E110])*100; &quot;&quot;)">
            <text:p/>
          </table:table-cell>
          <table:table-cell table:style-name="ce1" table:number-columns-repeated="2"/>
          <table:table-cell table:formula="of:=IFERROR(([.Z110]/[.I110])*100; &quot;&quot;)">
            <text:p/>
          </table:table-cell>
          <table:table-cell table:style-name="ce1"/>
          <table:table-cell table:formula="of:=IFERROR(([.AB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AF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BN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0]/[.I110])*100; &quot;&quot;)">
            <text:p/>
          </table:table-cell>
          <table:table-cell table:style-name="ce1"/>
          <table:table-cell table:formula="of:=IFERROR(([.CH110]/[.I110])*100; &quot;&quot;)">
            <text:p/>
          </table:table-cell>
          <table:table-cell table:style-name="ce1"/>
          <table:table-cell table:formula="of:=IFERROR(([.CJ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CV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CZ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113</text:p>
          </table:table-cell>
          <table:table-cell office:value-type="string" calcext:value-type="string">
            <text:p>83.04.83</text:p>
          </table:table-cell>
          <table:table-cell office:value-type="float" office:value="130" calcext:value-type="float">
            <text:p>130</text:p>
          </table:table-cell>
          <table:table-cell table:formula="of:=IF([.C111]=&quot;&quot;;&quot;&quot;;[.C111]-[.Y111])"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IFERROR(([.E111]/[.D111])*100; &quot;&quot;)" office:value-type="float" office:value="78.5714285714286" calcext:value-type="float">
            <text:p>78,5714285714286</text:p>
          </table:table-cell>
          <table:table-cell office:value-type="float" office:value="75" calcext:value-type="float">
            <text:p>75</text:p>
          </table:table-cell>
          <table:table-cell table:formula="of:=IFERROR(([.G111]/[.D111])*100; &quot;&quot;)" office:value-type="float" office:value="66.9642857142857" calcext:value-type="float">
            <text:p>66,9642857142857</text:p>
          </table:table-cell>
          <table:table-cell office:value-type="float" office:value="12" calcext:value-type="float">
            <text:p>12</text:p>
          </table:table-cell>
          <table:table-cell table:formula="of:=IFERROR(([.I111]/[.D111])*100; &quot;&quot;)" office:value-type="float" office:value="10.7142857142857" calcext:value-type="float">
            <text:p>10,7142857142857</text:p>
          </table:table-cell>
          <table:table-cell office:value-type="float" office:value="100" calcext:value-type="float">
            <text:p>100</text:p>
          </table:table-cell>
          <table:table-cell table:formula="of:=IFERROR(([.K111]/[.D111])*100; &quot;&quot;)" office:value-type="float" office:value="89.2857142857143" calcext:value-type="float">
            <text:p>89,2857142857143</text:p>
          </table:table-cell>
          <table:table-cell office:value-type="float" office:value="79" calcext:value-type="float">
            <text:p>79</text:p>
          </table:table-cell>
          <table:table-cell table:formula="of:=IFERROR(([.M111]/[.K111])*100; &quot;&quot;)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IFERROR(([.O111]/[.K111])*100; &quot;&quot;)" office:value-type="float" office:value="80" calcext:value-type="float">
            <text:p>80</text:p>
          </table:table-cell>
          <table:table-cell table:formula="of:=IF([.E111] = &quot;&quot; ;&quot;&quot;; [.E111]-[.O111])" office:value-type="float" office:value="8" calcext:value-type="float">
            <text:p>8</text:p>
          </table:table-cell>
          <table:table-cell table:formula="of:=IFERROR(([.Q111]/[.I111])*100; &quot;&quot;)" office:value-type="float" office:value="66.6666666666667" calcext:value-type="float">
            <text:p>66,6666666666667</text:p>
          </table:table-cell>
          <table:table-cell office:value-type="float" office:value="75" calcext:value-type="float">
            <text:p>75</text:p>
          </table:table-cell>
          <table:table-cell table:formula="of:=IFERROR(([.S111]/[.K111])*100; &quot;&quot;)" office:value-type="float" office:value="75" calcext:value-type="float">
            <text:p>75</text:p>
          </table:table-cell>
          <table:table-cell table:formula="of:=IF([.G111] = &quot;&quot; ;&quot;&quot;; [.G111]-[.S111])" office:value-type="float" office:value="0" calcext:value-type="float">
            <text:p>0</text:p>
          </table:table-cell>
          <table:table-cell table:formula="of:=IFERROR(([.U111]/[.I111])*100; &quot;&quot;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ERROR(([.W111]/[.E111])*100; &quot;&quot;)" office:value-type="float" office:value="19.3181818181818" calcext:value-type="float">
            <text:p>19,318181818181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IFERROR(([.Z111]/[.I111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B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11]/[.I111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2]=&quot;&quot;;&quot;&quot;;[.C112]-[.Y112])">
            <text:p/>
          </table:table-cell>
          <table:table-cell table:style-name="ce1"/>
          <table:table-cell table:formula="of:=IFERROR(([.E112]/[.D112])*100; &quot;&quot;)">
            <text:p/>
          </table:table-cell>
          <table:table-cell table:style-name="ce1"/>
          <table:table-cell table:formula="of:=IFERROR(([.G112]/[.D112])*100; &quot;&quot;)">
            <text:p/>
          </table:table-cell>
          <table:table-cell table:style-name="ce1"/>
          <table:table-cell table:formula="of:=IFERROR(([.I112]/[.D112])*100; &quot;&quot;)">
            <text:p/>
          </table:table-cell>
          <table:table-cell table:style-name="ce1"/>
          <table:table-cell table:formula="of:=IFERROR(([.K112]/[.D112])*100; &quot;&quot;)">
            <text:p/>
          </table:table-cell>
          <table:table-cell table:style-name="ce1"/>
          <table:table-cell table:formula="of:=IFERROR(([.M112]/[.K112])*100; &quot;&quot;)">
            <text:p/>
          </table:table-cell>
          <table:table-cell/>
          <table:table-cell table:formula="of:=IFERROR(([.O112]/[.K112])*100; &quot;&quot;)">
            <text:p/>
          </table:table-cell>
          <table:table-cell table:formula="of:=IF([.E112] = &quot;&quot; ;&quot;&quot;; [.E112]-[.O112])">
            <text:p/>
          </table:table-cell>
          <table:table-cell table:formula="of:=IFERROR(([.Q112]/[.I112])*100; &quot;&quot;)">
            <text:p/>
          </table:table-cell>
          <table:table-cell/>
          <table:table-cell table:formula="of:=IFERROR(([.S112]/[.K112])*100; &quot;&quot;)">
            <text:p/>
          </table:table-cell>
          <table:table-cell table:formula="of:=IF([.G112] = &quot;&quot; ;&quot;&quot;; [.G112]-[.S112])">
            <text:p/>
          </table:table-cell>
          <table:table-cell table:formula="of:=IFERROR(([.U112]/[.I112])*100; &quot;&quot;)">
            <text:p/>
          </table:table-cell>
          <table:table-cell table:style-name="ce1"/>
          <table:table-cell table:formula="of:=IFERROR(([.W112]/[.E112])*100; &quot;&quot;)">
            <text:p/>
          </table:table-cell>
          <table:table-cell table:style-name="ce1" table:number-columns-repeated="2"/>
          <table:table-cell table:formula="of:=IFERROR(([.Z112]/[.I112])*100; &quot;&quot;)">
            <text:p/>
          </table:table-cell>
          <table:table-cell table:style-name="ce1"/>
          <table:table-cell table:formula="of:=IFERROR(([.AB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AF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BN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2]/[.I112])*100; &quot;&quot;)">
            <text:p/>
          </table:table-cell>
          <table:table-cell table:style-name="ce1"/>
          <table:table-cell table:formula="of:=IFERROR(([.CH112]/[.I112])*100; &quot;&quot;)">
            <text:p/>
          </table:table-cell>
          <table:table-cell table:style-name="ce1"/>
          <table:table-cell table:formula="of:=IFERROR(([.CJ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CV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CZ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050</text:p>
          </table:table-cell>
          <table:table-cell office:value-type="string" calcext:value-type="string">
            <text:p>12.04.31</text:p>
          </table:table-cell>
          <table:table-cell office:value-type="float" office:value="125" calcext:value-type="float">
            <text:p>125</text:p>
          </table:table-cell>
          <table:table-cell table:formula="of:=IF([.C113]=&quot;&quot;;&quot;&quot;;[.C113]-[.Y113])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formula="of:=IFERROR(([.E113]/[.D113])*100; &quot;&quot;)" office:value-type="float" office:value="72.7272727272727" calcext:value-type="float">
            <text:p>72,7272727272727</text:p>
          </table:table-cell>
          <table:table-cell office:value-type="float" office:value="70" calcext:value-type="float">
            <text:p>70</text:p>
          </table:table-cell>
          <table:table-cell table:formula="of:=IFERROR(([.G113]/[.D113])*100; &quot;&quot;)" office:value-type="float" office:value="63.6363636363636" calcext:value-type="float">
            <text:p>63,6363636363636</text:p>
          </table:table-cell>
          <table:table-cell office:value-type="float" office:value="13" calcext:value-type="float">
            <text:p>13</text:p>
          </table:table-cell>
          <table:table-cell table:formula="of:=IFERROR(([.I113]/[.D113])*100; &quot;&quot;)" office:value-type="float" office:value="11.8181818181818" calcext:value-type="float">
            <text:p>11,8181818181818</text:p>
          </table:table-cell>
          <table:table-cell office:value-type="float" office:value="97" calcext:value-type="float">
            <text:p>97</text:p>
          </table:table-cell>
          <table:table-cell table:formula="of:=IFERROR(([.K113]/[.D113])*100; &quot;&quot;)" office:value-type="float" office:value="88.1818181818182" calcext:value-type="float">
            <text:p>88,1818181818182</text:p>
          </table:table-cell>
          <table:table-cell office:value-type="float" office:value="76" calcext:value-type="float">
            <text:p>76</text:p>
          </table:table-cell>
          <table:table-cell table:formula="of:=IFERROR(([.M113]/[.K113])*100; &quot;&quot;)" office:value-type="float" office:value="78.3505154639175" calcext:value-type="float">
            <text:p>78,3505154639175</text:p>
          </table:table-cell>
          <table:table-cell office:value-type="float" office:value="71" calcext:value-type="float">
            <text:p>71</text:p>
          </table:table-cell>
          <table:table-cell table:formula="of:=IFERROR(([.O113]/[.K113])*100; &quot;&quot;)" office:value-type="float" office:value="73.1958762886598" calcext:value-type="float">
            <text:p>73,1958762886598</text:p>
          </table:table-cell>
          <table:table-cell table:formula="of:=IF([.E113] = &quot;&quot; ;&quot;&quot;; [.E113]-[.O113])" office:value-type="float" office:value="9" calcext:value-type="float">
            <text:p>9</text:p>
          </table:table-cell>
          <table:table-cell table:formula="of:=IFERROR(([.Q113]/[.I113])*100; &quot;&quot;)" office:value-type="float" office:value="69.2307692307692" calcext:value-type="float">
            <text:p>69,2307692307692</text:p>
          </table:table-cell>
          <table:table-cell office:value-type="float" office:value="70" calcext:value-type="float">
            <text:p>70</text:p>
          </table:table-cell>
          <table:table-cell table:formula="of:=IFERROR(([.S113]/[.K113])*100; &quot;&quot;)" office:value-type="float" office:value="72.1649484536083" calcext:value-type="float">
            <text:p>72,1649484536083</text:p>
          </table:table-cell>
          <table:table-cell table:formula="of:=IF([.G113] = &quot;&quot; ;&quot;&quot;; [.G113]-[.S113])" office:value-type="float" office:value="0" calcext:value-type="float">
            <text:p>0</text:p>
          </table:table-cell>
          <table:table-cell table:formula="of:=IFERROR(([.U113]/[.I113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ERROR(([.W113]/[.E113])*100; &quot;&quot;)" office:value-type="float" office:value="16.25" calcext:value-type="float">
            <text:p>16,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FERROR(([.Z113]/[.I113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B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13]/[.I113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H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4]=&quot;&quot;;&quot;&quot;;[.C114]-[.Y114])">
            <text:p/>
          </table:table-cell>
          <table:table-cell table:style-name="ce1"/>
          <table:table-cell table:formula="of:=IFERROR(([.E114]/[.D114])*100; &quot;&quot;)">
            <text:p/>
          </table:table-cell>
          <table:table-cell table:style-name="ce1"/>
          <table:table-cell table:formula="of:=IFERROR(([.G114]/[.D114])*100; &quot;&quot;)">
            <text:p/>
          </table:table-cell>
          <table:table-cell table:style-name="ce1"/>
          <table:table-cell table:formula="of:=IFERROR(([.I114]/[.D114])*100; &quot;&quot;)">
            <text:p/>
          </table:table-cell>
          <table:table-cell table:style-name="ce1"/>
          <table:table-cell table:formula="of:=IFERROR(([.K114]/[.D114])*100; &quot;&quot;)">
            <text:p/>
          </table:table-cell>
          <table:table-cell table:style-name="ce1"/>
          <table:table-cell table:formula="of:=IFERROR(([.M114]/[.K114])*100; &quot;&quot;)">
            <text:p/>
          </table:table-cell>
          <table:table-cell/>
          <table:table-cell table:formula="of:=IFERROR(([.O114]/[.K114])*100; &quot;&quot;)">
            <text:p/>
          </table:table-cell>
          <table:table-cell table:formula="of:=IF([.E114] = &quot;&quot; ;&quot;&quot;; [.E114]-[.O114])">
            <text:p/>
          </table:table-cell>
          <table:table-cell table:formula="of:=IFERROR(([.Q114]/[.I114])*100; &quot;&quot;)">
            <text:p/>
          </table:table-cell>
          <table:table-cell/>
          <table:table-cell table:formula="of:=IFERROR(([.S114]/[.K114])*100; &quot;&quot;)">
            <text:p/>
          </table:table-cell>
          <table:table-cell table:formula="of:=IF([.G114] = &quot;&quot; ;&quot;&quot;; [.G114]-[.S114])">
            <text:p/>
          </table:table-cell>
          <table:table-cell table:formula="of:=IFERROR(([.U114]/[.I114])*100; &quot;&quot;)">
            <text:p/>
          </table:table-cell>
          <table:table-cell table:style-name="ce1"/>
          <table:table-cell table:formula="of:=IFERROR(([.W114]/[.E114])*100; &quot;&quot;)">
            <text:p/>
          </table:table-cell>
          <table:table-cell table:style-name="ce1" table:number-columns-repeated="2"/>
          <table:table-cell table:formula="of:=IFERROR(([.Z114]/[.I114])*100; &quot;&quot;)">
            <text:p/>
          </table:table-cell>
          <table:table-cell table:style-name="ce1"/>
          <table:table-cell table:formula="of:=IFERROR(([.AB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AF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BN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4]/[.I114])*100; &quot;&quot;)">
            <text:p/>
          </table:table-cell>
          <table:table-cell table:style-name="ce1"/>
          <table:table-cell table:formula="of:=IFERROR(([.CH114]/[.I114])*100; &quot;&quot;)">
            <text:p/>
          </table:table-cell>
          <table:table-cell table:style-name="ce1"/>
          <table:table-cell table:formula="of:=IFERROR(([.CJ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CV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CZ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124</text:p>
          </table:table-cell>
          <table:table-cell office:value-type="string" calcext:value-type="string">
            <text:p>56.04.77</text:p>
          </table:table-cell>
          <table:table-cell office:value-type="float" office:value="152" calcext:value-type="float">
            <text:p>152</text:p>
          </table:table-cell>
          <table:table-cell table:formula="of:=IF([.C115]=&quot;&quot;;&quot;&quot;;[.C115]-[.Y115])"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table:formula="of:=IFERROR(([.E115]/[.D115])*100; &quot;&quot;)" office:value-type="float" office:value="74.4186046511628" calcext:value-type="float">
            <text:p>74,4186046511628</text:p>
          </table:table-cell>
          <table:table-cell office:value-type="float" office:value="76" calcext:value-type="float">
            <text:p>76</text:p>
          </table:table-cell>
          <table:table-cell table:formula="of:=IFERROR(([.G115]/[.D115])*100; &quot;&quot;)" office:value-type="float" office:value="58.9147286821706" calcext:value-type="float">
            <text:p>58,9147286821706</text:p>
          </table:table-cell>
          <table:table-cell office:value-type="float" office:value="20" calcext:value-type="float">
            <text:p>20</text:p>
          </table:table-cell>
          <table:table-cell table:formula="of:=IFERROR(([.I115]/[.D115])*100; &quot;&quot;)" office:value-type="float" office:value="15.5038759689922" calcext:value-type="float">
            <text:p>15,5038759689922</text:p>
          </table:table-cell>
          <table:table-cell office:value-type="float" office:value="109" calcext:value-type="float">
            <text:p>109</text:p>
          </table:table-cell>
          <table:table-cell table:formula="of:=IFERROR(([.K115]/[.D115])*100; &quot;&quot;)" office:value-type="float" office:value="84.4961240310078" calcext:value-type="float">
            <text:p>84,4961240310078</text:p>
          </table:table-cell>
          <table:table-cell office:value-type="float" office:value="82" calcext:value-type="float">
            <text:p>82</text:p>
          </table:table-cell>
          <table:table-cell table:formula="of:=IFERROR(([.M115]/[.K115])*100; &quot;&quot;)" office:value-type="float" office:value="75.2293577981651" calcext:value-type="float">
            <text:p>75,2293577981651</text:p>
          </table:table-cell>
          <table:table-cell office:value-type="float" office:value="83" calcext:value-type="float">
            <text:p>83</text:p>
          </table:table-cell>
          <table:table-cell table:formula="of:=IFERROR(([.O115]/[.K115])*100; &quot;&quot;)" office:value-type="float" office:value="76.1467889908257" calcext:value-type="float">
            <text:p>76,1467889908257</text:p>
          </table:table-cell>
          <table:table-cell table:formula="of:=IF([.E115] = &quot;&quot; ;&quot;&quot;; [.E115]-[.O115])" office:value-type="float" office:value="13" calcext:value-type="float">
            <text:p>13</text:p>
          </table:table-cell>
          <table:table-cell table:formula="of:=IFERROR(([.Q115]/[.I115])*100; &quot;&quot;)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formula="of:=IFERROR(([.S115]/[.K115])*100; &quot;&quot;)" office:value-type="float" office:value="69.7247706422018" calcext:value-type="float">
            <text:p>69,7247706422018</text:p>
          </table:table-cell>
          <table:table-cell table:formula="of:=IF([.G115] = &quot;&quot; ;&quot;&quot;; [.G115]-[.S115])" office:value-type="float" office:value="0" calcext:value-type="float">
            <text:p>0</text:p>
          </table:table-cell>
          <table:table-cell table:formula="of:=IFERROR(([.U115]/[.I115])*100; &quot;&quot;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ERROR(([.W115]/[.E115])*100; &quot;&quot;)" office:value-type="float" office:value="23.9583333333333" calcext:value-type="float">
            <text:p>23,958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FERROR(([.Z115]/[.I115])*100; &quot;&quot;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ERROR(([.AB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15]/[.I115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7.04.77</text:p>
          </table:table-cell>
          <table:table-cell office:value-type="float" office:value="152" calcext:value-type="float">
            <text:p>152</text:p>
          </table:table-cell>
          <table:table-cell table:formula="of:=IF([.C116]=&quot;&quot;;&quot;&quot;;[.C116]-[.Y116])"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table:formula="of:=IFERROR(([.E116]/[.D116])*100; &quot;&quot;)" office:value-type="float" office:value="74.4186046511628" calcext:value-type="float">
            <text:p>74,4186046511628</text:p>
          </table:table-cell>
          <table:table-cell office:value-type="float" office:value="76" calcext:value-type="float">
            <text:p>76</text:p>
          </table:table-cell>
          <table:table-cell table:formula="of:=IFERROR(([.G116]/[.D116])*100; &quot;&quot;)" office:value-type="float" office:value="58.9147286821706" calcext:value-type="float">
            <text:p>58,9147286821706</text:p>
          </table:table-cell>
          <table:table-cell office:value-type="float" office:value="20" calcext:value-type="float">
            <text:p>20</text:p>
          </table:table-cell>
          <table:table-cell table:formula="of:=IFERROR(([.I116]/[.D116])*100; &quot;&quot;)" office:value-type="float" office:value="15.5038759689922" calcext:value-type="float">
            <text:p>15,5038759689922</text:p>
          </table:table-cell>
          <table:table-cell office:value-type="float" office:value="109" calcext:value-type="float">
            <text:p>109</text:p>
          </table:table-cell>
          <table:table-cell table:formula="of:=IFERROR(([.K116]/[.D116])*100; &quot;&quot;)" office:value-type="float" office:value="84.4961240310078" calcext:value-type="float">
            <text:p>84,4961240310078</text:p>
          </table:table-cell>
          <table:table-cell office:value-type="float" office:value="82" calcext:value-type="float">
            <text:p>82</text:p>
          </table:table-cell>
          <table:table-cell table:formula="of:=IFERROR(([.M116]/[.K116])*100; &quot;&quot;)" office:value-type="float" office:value="75.2293577981651" calcext:value-type="float">
            <text:p>75,2293577981651</text:p>
          </table:table-cell>
          <table:table-cell office:value-type="float" office:value="83" calcext:value-type="float">
            <text:p>83</text:p>
          </table:table-cell>
          <table:table-cell table:formula="of:=IFERROR(([.O116]/[.K116])*100; &quot;&quot;)" office:value-type="float" office:value="76.1467889908257" calcext:value-type="float">
            <text:p>76,1467889908257</text:p>
          </table:table-cell>
          <table:table-cell table:formula="of:=IF([.E116] = &quot;&quot; ;&quot;&quot;; [.E116]-[.O116])" office:value-type="float" office:value="13" calcext:value-type="float">
            <text:p>13</text:p>
          </table:table-cell>
          <table:table-cell table:formula="of:=IFERROR(([.Q116]/[.I116])*100; &quot;&quot;)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formula="of:=IFERROR(([.S116]/[.K116])*100; &quot;&quot;)" office:value-type="float" office:value="69.7247706422018" calcext:value-type="float">
            <text:p>69,7247706422018</text:p>
          </table:table-cell>
          <table:table-cell table:formula="of:=IF([.G116] = &quot;&quot; ;&quot;&quot;; [.G116]-[.S116])" office:value-type="float" office:value="0" calcext:value-type="float">
            <text:p>0</text:p>
          </table:table-cell>
          <table:table-cell table:formula="of:=IFERROR(([.U116]/[.I116])*100; &quot;&quot;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ERROR(([.W116]/[.E116])*100; &quot;&quot;)" office:value-type="float" office:value="23.9583333333333" calcext:value-type="float">
            <text:p>23,958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FERROR(([.Z116]/[.I116])*100; &quot;&quot;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ERROR(([.AB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16]/[.I116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7]=&quot;&quot;;&quot;&quot;;[.C117]-[.Y117])">
            <text:p/>
          </table:table-cell>
          <table:table-cell table:style-name="ce1"/>
          <table:table-cell table:formula="of:=IFERROR(([.E117]/[.D117])*100; &quot;&quot;)">
            <text:p/>
          </table:table-cell>
          <table:table-cell table:style-name="ce1"/>
          <table:table-cell table:formula="of:=IFERROR(([.G117]/[.D117])*100; &quot;&quot;)">
            <text:p/>
          </table:table-cell>
          <table:table-cell table:style-name="ce1"/>
          <table:table-cell table:formula="of:=IFERROR(([.I117]/[.D117])*100; &quot;&quot;)">
            <text:p/>
          </table:table-cell>
          <table:table-cell table:style-name="ce1"/>
          <table:table-cell table:formula="of:=IFERROR(([.K117]/[.D117])*100; &quot;&quot;)">
            <text:p/>
          </table:table-cell>
          <table:table-cell table:style-name="ce1"/>
          <table:table-cell table:formula="of:=IFERROR(([.M117]/[.K117])*100; &quot;&quot;)">
            <text:p/>
          </table:table-cell>
          <table:table-cell/>
          <table:table-cell table:formula="of:=IFERROR(([.O117]/[.K117])*100; &quot;&quot;)">
            <text:p/>
          </table:table-cell>
          <table:table-cell table:formula="of:=IF([.E117] = &quot;&quot; ;&quot;&quot;; [.E117]-[.O117])">
            <text:p/>
          </table:table-cell>
          <table:table-cell table:formula="of:=IFERROR(([.Q117]/[.I117])*100; &quot;&quot;)">
            <text:p/>
          </table:table-cell>
          <table:table-cell/>
          <table:table-cell table:formula="of:=IFERROR(([.S117]/[.K117])*100; &quot;&quot;)">
            <text:p/>
          </table:table-cell>
          <table:table-cell table:formula="of:=IF([.G117] = &quot;&quot; ;&quot;&quot;; [.G117]-[.S117])">
            <text:p/>
          </table:table-cell>
          <table:table-cell table:formula="of:=IFERROR(([.U117]/[.I117])*100; &quot;&quot;)">
            <text:p/>
          </table:table-cell>
          <table:table-cell table:style-name="ce1"/>
          <table:table-cell table:formula="of:=IFERROR(([.W117]/[.E117])*100; &quot;&quot;)">
            <text:p/>
          </table:table-cell>
          <table:table-cell table:style-name="ce1" table:number-columns-repeated="2"/>
          <table:table-cell table:formula="of:=IFERROR(([.Z117]/[.I117])*100; &quot;&quot;)">
            <text:p/>
          </table:table-cell>
          <table:table-cell table:style-name="ce1"/>
          <table:table-cell table:formula="of:=IFERROR(([.AB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AF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BN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7]/[.I117])*100; &quot;&quot;)">
            <text:p/>
          </table:table-cell>
          <table:table-cell table:style-name="ce1"/>
          <table:table-cell table:formula="of:=IFERROR(([.CH117]/[.I117])*100; &quot;&quot;)">
            <text:p/>
          </table:table-cell>
          <table:table-cell table:style-name="ce1"/>
          <table:table-cell table:formula="of:=IFERROR(([.CJ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CV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CZ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012</text:p>
          </table:table-cell>
          <table:table-cell office:value-type="string" calcext:value-type="string">
            <text:p>25.04.27</text:p>
          </table:table-cell>
          <table:table-cell office:value-type="float" office:value="114" calcext:value-type="float">
            <text:p>114</text:p>
          </table:table-cell>
          <table:table-cell table:formula="of:=IF([.C118]=&quot;&quot;;&quot;&quot;;[.C118]-[.Y118])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IFERROR(([.E118]/[.D118])*100; &quot;&quot;)"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IFERROR(([.G118]/[.D118])*100; &quot;&quot;)"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formula="of:=IFERROR(([.I118]/[.D118])*100; &quot;&quot;)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IFERROR(([.K118]/[.D118])*100; &quot;&quot;)"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IFERROR(([.M118]/[.K118])*100; &quot;&quot;)" office:value-type="float" office:value="91.9540229885057" calcext:value-type="float">
            <text:p>91,9540229885057</text:p>
          </table:table-cell>
          <table:table-cell office:value-type="float" office:value="78" calcext:value-type="float">
            <text:p>78</text:p>
          </table:table-cell>
          <table:table-cell table:formula="of:=IFERROR(([.O118]/[.K118])*100; &quot;&quot;)" office:value-type="float" office:value="89.6551724137931" calcext:value-type="float">
            <text:p>89,6551724137931</text:p>
          </table:table-cell>
          <table:table-cell table:formula="of:=IF([.E118] = &quot;&quot; ;&quot;&quot;; [.E118]-[.O118])" office:value-type="float" office:value="8" calcext:value-type="float">
            <text:p>8</text:p>
          </table:table-cell>
          <table:table-cell table:formula="of:=IFERROR(([.Q118]/[.I118])*100; &quot;&quot;)" office:value-type="float" office:value="61.5384615384615" calcext:value-type="float">
            <text:p>61,5384615384615</text:p>
          </table:table-cell>
          <table:table-cell office:value-type="float" office:value="77" calcext:value-type="float">
            <text:p>77</text:p>
          </table:table-cell>
          <table:table-cell table:formula="of:=IFERROR(([.S118]/[.K118])*100; &quot;&quot;)" office:value-type="float" office:value="88.5057471264368" calcext:value-type="float">
            <text:p>88,5057471264368</text:p>
          </table:table-cell>
          <table:table-cell table:formula="of:=IF([.G118] = &quot;&quot; ;&quot;&quot;; [.G118]-[.S118])" office:value-type="float" office:value="1" calcext:value-type="float">
            <text:p>1</text:p>
          </table:table-cell>
          <table:table-cell table:formula="of:=IFERROR(([.U118]/[.I118])*100; &quot;&quot;)" office:value-type="float" office:value="7.69230769230769" calcext:value-type="float">
            <text:p>7,69230769230769</text:p>
          </table:table-cell>
          <table:table-cell office:value-type="float" office:value="11" calcext:value-type="float">
            <text:p>11</text:p>
          </table:table-cell>
          <table:table-cell table:formula="of:=IFERROR(([.W118]/[.E118])*100; &quot;&quot;)" office:value-type="float" office:value="12.7906976744186" calcext:value-type="float">
            <text:p>12,790697674418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Z118]/[.I11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19]=&quot;&quot;;&quot;&quot;;[.C119]-[.Y119])">
            <text:p/>
          </table:table-cell>
          <table:table-cell table:style-name="ce1"/>
          <table:table-cell table:formula="of:=IFERROR(([.E119]/[.D119])*100; &quot;&quot;)">
            <text:p/>
          </table:table-cell>
          <table:table-cell table:style-name="ce1"/>
          <table:table-cell table:formula="of:=IFERROR(([.G119]/[.D119])*100; &quot;&quot;)">
            <text:p/>
          </table:table-cell>
          <table:table-cell table:style-name="ce1"/>
          <table:table-cell table:formula="of:=IFERROR(([.I119]/[.D119])*100; &quot;&quot;)">
            <text:p/>
          </table:table-cell>
          <table:table-cell table:style-name="ce1"/>
          <table:table-cell table:formula="of:=IFERROR(([.K119]/[.D119])*100; &quot;&quot;)">
            <text:p/>
          </table:table-cell>
          <table:table-cell table:style-name="ce1"/>
          <table:table-cell table:formula="of:=IFERROR(([.M119]/[.K119])*100; &quot;&quot;)">
            <text:p/>
          </table:table-cell>
          <table:table-cell/>
          <table:table-cell table:formula="of:=IFERROR(([.O119]/[.K119])*100; &quot;&quot;)">
            <text:p/>
          </table:table-cell>
          <table:table-cell table:formula="of:=IF([.E119] = &quot;&quot; ;&quot;&quot;; [.E119]-[.O119])">
            <text:p/>
          </table:table-cell>
          <table:table-cell table:formula="of:=IFERROR(([.Q119]/[.I119])*100; &quot;&quot;)">
            <text:p/>
          </table:table-cell>
          <table:table-cell/>
          <table:table-cell table:formula="of:=IFERROR(([.S119]/[.K119])*100; &quot;&quot;)">
            <text:p/>
          </table:table-cell>
          <table:table-cell table:formula="of:=IF([.G119] = &quot;&quot; ;&quot;&quot;; [.G119]-[.S119])">
            <text:p/>
          </table:table-cell>
          <table:table-cell table:formula="of:=IFERROR(([.U119]/[.I119])*100; &quot;&quot;)">
            <text:p/>
          </table:table-cell>
          <table:table-cell table:style-name="ce1"/>
          <table:table-cell table:formula="of:=IFERROR(([.W119]/[.E119])*100; &quot;&quot;)">
            <text:p/>
          </table:table-cell>
          <table:table-cell table:style-name="ce1" table:number-columns-repeated="2"/>
          <table:table-cell table:formula="of:=IFERROR(([.Z119]/[.I119])*100; &quot;&quot;)">
            <text:p/>
          </table:table-cell>
          <table:table-cell table:style-name="ce1"/>
          <table:table-cell table:formula="of:=IFERROR(([.AB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AF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BN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19]/[.I119])*100; &quot;&quot;)">
            <text:p/>
          </table:table-cell>
          <table:table-cell table:style-name="ce1"/>
          <table:table-cell table:formula="of:=IFERROR(([.CH119]/[.I119])*100; &quot;&quot;)">
            <text:p/>
          </table:table-cell>
          <table:table-cell table:style-name="ce1"/>
          <table:table-cell table:formula="of:=IFERROR(([.CJ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CV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CZ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010</text:p>
          </table:table-cell>
          <table:table-cell office:value-type="string" calcext:value-type="string">
            <text:p>48.04.43</text:p>
          </table:table-cell>
          <table:table-cell office:value-type="float" office:value="113" calcext:value-type="float">
            <text:p>113</text:p>
          </table:table-cell>
          <table:table-cell table:formula="of:=IF([.C120]=&quot;&quot;;&quot;&quot;;[.C120]-[.Y120])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formula="of:=IFERROR(([.E120]/[.D120])*100; &quot;&quot;)" office:value-type="float" office:value="83.3333333333333" calcext:value-type="float">
            <text:p>83,3333333333333</text:p>
          </table:table-cell>
          <table:table-cell office:value-type="float" office:value="69" calcext:value-type="float">
            <text:p>69</text:p>
          </table:table-cell>
          <table:table-cell table:formula="of:=IFERROR(([.G120]/[.D120])*100; &quot;&quot;)" office:value-type="float" office:value="71.875" calcext:value-type="float">
            <text:p>71,875</text:p>
          </table:table-cell>
          <table:table-cell office:value-type="float" office:value="13" calcext:value-type="float">
            <text:p>13</text:p>
          </table:table-cell>
          <table:table-cell table:formula="of:=IFERROR(([.I120]/[.D120])*100; &quot;&quot;)" office:value-type="float" office:value="13.5416666666667" calcext:value-type="float">
            <text:p>13,5416666666667</text:p>
          </table:table-cell>
          <table:table-cell office:value-type="float" office:value="83" calcext:value-type="float">
            <text:p>83</text:p>
          </table:table-cell>
          <table:table-cell table:formula="of:=IFERROR(([.K120]/[.D120])*100; &quot;&quot;)" office:value-type="float" office:value="86.4583333333333" calcext:value-type="float">
            <text:p>86,4583333333333</text:p>
          </table:table-cell>
          <table:table-cell office:value-type="float" office:value="73" calcext:value-type="float">
            <text:p>73</text:p>
          </table:table-cell>
          <table:table-cell table:formula="of:=IFERROR(([.M120]/[.K120])*100; &quot;&quot;)" office:value-type="float" office:value="87.9518072289157" calcext:value-type="float">
            <text:p>87,9518072289157</text:p>
          </table:table-cell>
          <table:table-cell office:value-type="float" office:value="71" calcext:value-type="float">
            <text:p>71</text:p>
          </table:table-cell>
          <table:table-cell table:formula="of:=IFERROR(([.O120]/[.K120])*100; &quot;&quot;)" office:value-type="float" office:value="85.5421686746988" calcext:value-type="float">
            <text:p>85,5421686746988</text:p>
          </table:table-cell>
          <table:table-cell table:formula="of:=IF([.E120] = &quot;&quot; ;&quot;&quot;; [.E120]-[.O120])" office:value-type="float" office:value="9" calcext:value-type="float">
            <text:p>9</text:p>
          </table:table-cell>
          <table:table-cell table:formula="of:=IFERROR(([.Q120]/[.I120])*100; &quot;&quot;)" office:value-type="float" office:value="69.2307692307692" calcext:value-type="float">
            <text:p>69,2307692307692</text:p>
          </table:table-cell>
          <table:table-cell office:value-type="float" office:value="69" calcext:value-type="float">
            <text:p>69</text:p>
          </table:table-cell>
          <table:table-cell table:formula="of:=IFERROR(([.S120]/[.K120])*100; &quot;&quot;)" office:value-type="float" office:value="83.1325301204819" calcext:value-type="float">
            <text:p>83,1325301204819</text:p>
          </table:table-cell>
          <table:table-cell table:formula="of:=IF([.G120] = &quot;&quot; ;&quot;&quot;; [.G120]-[.S120])" office:value-type="float" office:value="0" calcext:value-type="float">
            <text:p>0</text:p>
          </table:table-cell>
          <table:table-cell table:formula="of:=IFERROR(([.U120]/[.I120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120]/[.E120])*100; &quot;&quot;)"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ERROR(([.Z120]/[.I120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B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20]/[.I120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H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23.04.27</text:p>
          </table:table-cell>
          <table:table-cell office:value-type="float" office:value="114" calcext:value-type="float">
            <text:p>114</text:p>
          </table:table-cell>
          <table:table-cell table:formula="of:=IF([.C121]=&quot;&quot;;&quot;&quot;;[.C121]-[.Y121])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IFERROR(([.E121]/[.D121])*100; &quot;&quot;)"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IFERROR(([.G121]/[.D121])*100; &quot;&quot;)"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formula="of:=IFERROR(([.I121]/[.D121])*100; &quot;&quot;)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IFERROR(([.K121]/[.D121])*100; &quot;&quot;)"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IFERROR(([.M121]/[.K121])*100; &quot;&quot;)" office:value-type="float" office:value="91.9540229885057" calcext:value-type="float">
            <text:p>91,9540229885057</text:p>
          </table:table-cell>
          <table:table-cell office:value-type="float" office:value="78" calcext:value-type="float">
            <text:p>78</text:p>
          </table:table-cell>
          <table:table-cell table:formula="of:=IFERROR(([.O121]/[.K121])*100; &quot;&quot;)" office:value-type="float" office:value="89.6551724137931" calcext:value-type="float">
            <text:p>89,6551724137931</text:p>
          </table:table-cell>
          <table:table-cell table:formula="of:=IF([.E121] = &quot;&quot; ;&quot;&quot;; [.E121]-[.O121])" office:value-type="float" office:value="8" calcext:value-type="float">
            <text:p>8</text:p>
          </table:table-cell>
          <table:table-cell table:formula="of:=IFERROR(([.Q121]/[.I121])*100; &quot;&quot;)" office:value-type="float" office:value="61.5384615384615" calcext:value-type="float">
            <text:p>61,5384615384615</text:p>
          </table:table-cell>
          <table:table-cell office:value-type="float" office:value="77" calcext:value-type="float">
            <text:p>77</text:p>
          </table:table-cell>
          <table:table-cell table:formula="of:=IFERROR(([.S121]/[.K121])*100; &quot;&quot;)" office:value-type="float" office:value="88.5057471264368" calcext:value-type="float">
            <text:p>88,5057471264368</text:p>
          </table:table-cell>
          <table:table-cell table:formula="of:=IF([.G121] = &quot;&quot; ;&quot;&quot;; [.G121]-[.S121])" office:value-type="float" office:value="1" calcext:value-type="float">
            <text:p>1</text:p>
          </table:table-cell>
          <table:table-cell table:formula="of:=IFERROR(([.U121]/[.I121])*100; &quot;&quot;)" office:value-type="float" office:value="7.69230769230769" calcext:value-type="float">
            <text:p>7,69230769230769</text:p>
          </table:table-cell>
          <table:table-cell office:value-type="float" office:value="11" calcext:value-type="float">
            <text:p>11</text:p>
          </table:table-cell>
          <table:table-cell table:formula="of:=IFERROR(([.W121]/[.E121])*100; &quot;&quot;)" office:value-type="float" office:value="12.7906976744186" calcext:value-type="float">
            <text:p>12,790697674418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Z121]/[.I12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22]=&quot;&quot;;&quot;&quot;;[.C122]-[.Y122])">
            <text:p/>
          </table:table-cell>
          <table:table-cell table:style-name="ce1"/>
          <table:table-cell table:formula="of:=IFERROR(([.E122]/[.D122])*100; &quot;&quot;)">
            <text:p/>
          </table:table-cell>
          <table:table-cell table:style-name="ce1"/>
          <table:table-cell table:formula="of:=IFERROR(([.G122]/[.D122])*100; &quot;&quot;)">
            <text:p/>
          </table:table-cell>
          <table:table-cell table:style-name="ce1"/>
          <table:table-cell table:formula="of:=IFERROR(([.I122]/[.D122])*100; &quot;&quot;)">
            <text:p/>
          </table:table-cell>
          <table:table-cell table:style-name="ce1"/>
          <table:table-cell table:formula="of:=IFERROR(([.K122]/[.D122])*100; &quot;&quot;)">
            <text:p/>
          </table:table-cell>
          <table:table-cell table:style-name="ce1"/>
          <table:table-cell table:formula="of:=IFERROR(([.M122]/[.K122])*100; &quot;&quot;)">
            <text:p/>
          </table:table-cell>
          <table:table-cell/>
          <table:table-cell table:formula="of:=IFERROR(([.O122]/[.K122])*100; &quot;&quot;)">
            <text:p/>
          </table:table-cell>
          <table:table-cell table:formula="of:=IF([.E122] = &quot;&quot; ;&quot;&quot;; [.E122]-[.O122])">
            <text:p/>
          </table:table-cell>
          <table:table-cell table:formula="of:=IFERROR(([.Q122]/[.I122])*100; &quot;&quot;)">
            <text:p/>
          </table:table-cell>
          <table:table-cell/>
          <table:table-cell table:formula="of:=IFERROR(([.S122]/[.K122])*100; &quot;&quot;)">
            <text:p/>
          </table:table-cell>
          <table:table-cell table:formula="of:=IF([.G122] = &quot;&quot; ;&quot;&quot;; [.G122]-[.S122])">
            <text:p/>
          </table:table-cell>
          <table:table-cell table:formula="of:=IFERROR(([.U122]/[.I122])*100; &quot;&quot;)">
            <text:p/>
          </table:table-cell>
          <table:table-cell table:style-name="ce1"/>
          <table:table-cell table:formula="of:=IFERROR(([.W122]/[.E122])*100; &quot;&quot;)">
            <text:p/>
          </table:table-cell>
          <table:table-cell table:style-name="ce1" table:number-columns-repeated="2"/>
          <table:table-cell table:formula="of:=IFERROR(([.Z122]/[.I122])*100; &quot;&quot;)">
            <text:p/>
          </table:table-cell>
          <table:table-cell table:style-name="ce1"/>
          <table:table-cell table:formula="of:=IFERROR(([.AB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AF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BN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22]/[.I122])*100; &quot;&quot;)">
            <text:p/>
          </table:table-cell>
          <table:table-cell table:style-name="ce1"/>
          <table:table-cell table:formula="of:=IFERROR(([.CH122]/[.I122])*100; &quot;&quot;)">
            <text:p/>
          </table:table-cell>
          <table:table-cell table:style-name="ce1"/>
          <table:table-cell table:formula="of:=IFERROR(([.CJ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CV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CZ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5140</text:p>
          </table:table-cell>
          <table:table-cell office:value-type="string" calcext:value-type="string">
            <text:p>43.04.67</text:p>
          </table:table-cell>
          <table:table-cell office:value-type="float" office:value="110" calcext:value-type="float">
            <text:p>110</text:p>
          </table:table-cell>
          <table:table-cell table:formula="of:=IF([.C123]=&quot;&quot;;&quot;&quot;;[.C123]-[.Y123])"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formula="of:=IFERROR(([.E123]/[.D123])*100; &quot;&quot;)" office:value-type="float" office:value="79.7872340425532" calcext:value-type="float">
            <text:p>79,7872340425532</text:p>
          </table:table-cell>
          <table:table-cell office:value-type="float" office:value="69" calcext:value-type="float">
            <text:p>69</text:p>
          </table:table-cell>
          <table:table-cell table:formula="of:=IFERROR(([.G123]/[.D123])*100; &quot;&quot;)" office:value-type="float" office:value="73.4042553191489" calcext:value-type="float">
            <text:p>73,4042553191489</text:p>
          </table:table-cell>
          <table:table-cell office:value-type="float" office:value="10" calcext:value-type="float">
            <text:p>10</text:p>
          </table:table-cell>
          <table:table-cell table:formula="of:=IFERROR(([.I123]/[.D123])*100; &quot;&quot;)" office:value-type="float" office:value="10.6382978723404" calcext:value-type="float">
            <text:p>10,6382978723404</text:p>
          </table:table-cell>
          <table:table-cell office:value-type="float" office:value="84" calcext:value-type="float">
            <text:p>84</text:p>
          </table:table-cell>
          <table:table-cell table:formula="of:=IFERROR(([.K123]/[.D123])*100; &quot;&quot;)" office:value-type="float" office:value="89.3617021276596" calcext:value-type="float">
            <text:p>89,3617021276596</text:p>
          </table:table-cell>
          <table:table-cell office:value-type="float" office:value="73" calcext:value-type="float">
            <text:p>73</text:p>
          </table:table-cell>
          <table:table-cell table:formula="of:=IFERROR(([.M123]/[.K123])*100; &quot;&quot;)" office:value-type="float" office:value="86.9047619047619" calcext:value-type="float">
            <text:p>86,9047619047619</text:p>
          </table:table-cell>
          <table:table-cell office:value-type="float" office:value="69" calcext:value-type="float">
            <text:p>69</text:p>
          </table:table-cell>
          <table:table-cell table:formula="of:=IFERROR(([.O123]/[.K123])*100; &quot;&quot;)" office:value-type="float" office:value="82.1428571428571" calcext:value-type="float">
            <text:p>82,1428571428571</text:p>
          </table:table-cell>
          <table:table-cell table:formula="of:=IF([.E123] = &quot;&quot; ;&quot;&quot;; [.E123]-[.O123])" office:value-type="float" office:value="6" calcext:value-type="float">
            <text:p>6</text:p>
          </table:table-cell>
          <table:table-cell table:formula="of:=IFERROR(([.Q123]/[.I123])*100; &quot;&quot;)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IFERROR(([.S123]/[.K123])*100; &quot;&quot;)" office:value-type="float" office:value="82.1428571428571" calcext:value-type="float">
            <text:p>82,1428571428571</text:p>
          </table:table-cell>
          <table:table-cell table:formula="of:=IF([.G123] = &quot;&quot; ;&quot;&quot;; [.G123]-[.S123])" office:value-type="float" office:value="0" calcext:value-type="float">
            <text:p>0</text:p>
          </table:table-cell>
          <table:table-cell table:formula="of:=IFERROR(([.U123]/[.I123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W123]/[.E123])*100; &quot;&quot;)" office:value-type="float" office:value="13.3333333333333" calcext:value-type="float">
            <text:p>13,33333333333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ERROR(([.Z123]/[.I12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24]=&quot;&quot;;&quot;&quot;;[.C124]-[.Y124])">
            <text:p/>
          </table:table-cell>
          <table:table-cell table:style-name="ce1"/>
          <table:table-cell table:formula="of:=IFERROR(([.E124]/[.D124])*100; &quot;&quot;)">
            <text:p/>
          </table:table-cell>
          <table:table-cell table:style-name="ce1"/>
          <table:table-cell table:formula="of:=IFERROR(([.G124]/[.D124])*100; &quot;&quot;)">
            <text:p/>
          </table:table-cell>
          <table:table-cell table:style-name="ce1"/>
          <table:table-cell table:formula="of:=IFERROR(([.I124]/[.D124])*100; &quot;&quot;)">
            <text:p/>
          </table:table-cell>
          <table:table-cell table:style-name="ce1"/>
          <table:table-cell table:formula="of:=IFERROR(([.K124]/[.D124])*100; &quot;&quot;)">
            <text:p/>
          </table:table-cell>
          <table:table-cell table:style-name="ce1"/>
          <table:table-cell table:formula="of:=IFERROR(([.M124]/[.K124])*100; &quot;&quot;)">
            <text:p/>
          </table:table-cell>
          <table:table-cell/>
          <table:table-cell table:formula="of:=IFERROR(([.O124]/[.K124])*100; &quot;&quot;)">
            <text:p/>
          </table:table-cell>
          <table:table-cell table:formula="of:=IF([.E124] = &quot;&quot; ;&quot;&quot;; [.E124]-[.O124])">
            <text:p/>
          </table:table-cell>
          <table:table-cell table:formula="of:=IFERROR(([.Q124]/[.I124])*100; &quot;&quot;)">
            <text:p/>
          </table:table-cell>
          <table:table-cell/>
          <table:table-cell table:formula="of:=IFERROR(([.S124]/[.K124])*100; &quot;&quot;)">
            <text:p/>
          </table:table-cell>
          <table:table-cell table:formula="of:=IF([.G124] = &quot;&quot; ;&quot;&quot;; [.G124]-[.S124])">
            <text:p/>
          </table:table-cell>
          <table:table-cell table:formula="of:=IFERROR(([.U124]/[.I124])*100; &quot;&quot;)">
            <text:p/>
          </table:table-cell>
          <table:table-cell table:style-name="ce1"/>
          <table:table-cell table:formula="of:=IFERROR(([.W124]/[.E124])*100; &quot;&quot;)">
            <text:p/>
          </table:table-cell>
          <table:table-cell table:style-name="ce1" table:number-columns-repeated="2"/>
          <table:table-cell table:formula="of:=IFERROR(([.Z124]/[.I124])*100; &quot;&quot;)">
            <text:p/>
          </table:table-cell>
          <table:table-cell table:style-name="ce1"/>
          <table:table-cell table:formula="of:=IFERROR(([.AB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AF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BN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24]/[.I124])*100; &quot;&quot;)">
            <text:p/>
          </table:table-cell>
          <table:table-cell table:style-name="ce1"/>
          <table:table-cell table:formula="of:=IFERROR(([.CH124]/[.I124])*100; &quot;&quot;)">
            <text:p/>
          </table:table-cell>
          <table:table-cell table:style-name="ce1"/>
          <table:table-cell table:formula="of:=IFERROR(([.CJ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CV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CZ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Fact</text:p>
          </table:table-cell>
          <table:table-cell office:value-type="string" calcext:value-type="string">
            <text:p>06.04.15</text:p>
          </table:table-cell>
          <table:table-cell office:value-type="float" office:value="110" calcext:value-type="float">
            <text:p>110</text:p>
          </table:table-cell>
          <table:table-cell table:formula="of:=IF([.C125]=&quot;&quot;;&quot;&quot;;[.C125]-[.Y125])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formula="of:=IFERROR(([.E125]/[.D125])*100; &quot;&quot;)" office:value-type="float" office:value="88.659793814433" calcext:value-type="float">
            <text:p>88,659793814433</text:p>
          </table:table-cell>
          <table:table-cell office:value-type="float" office:value="78" calcext:value-type="float">
            <text:p>78</text:p>
          </table:table-cell>
          <table:table-cell table:formula="of:=IFERROR(([.G125]/[.D125])*100; &quot;&quot;)" office:value-type="float" office:value="80.4123711340206" calcext:value-type="float">
            <text:p>80,4123711340206</text:p>
          </table:table-cell>
          <table:table-cell office:value-type="float" office:value="11" calcext:value-type="float">
            <text:p>11</text:p>
          </table:table-cell>
          <table:table-cell table:formula="of:=IFERROR(([.I125]/[.D125])*100; &quot;&quot;)" office:value-type="float" office:value="11.340206185567" calcext:value-type="float">
            <text:p>11,340206185567</text:p>
          </table:table-cell>
          <table:table-cell office:value-type="float" office:value="86" calcext:value-type="float">
            <text:p>86</text:p>
          </table:table-cell>
          <table:table-cell table:formula="of:=IFERROR(([.K125]/[.D125])*100; &quot;&quot;)" office:value-type="float" office:value="88.659793814433" calcext:value-type="float">
            <text:p>88,659793814433</text:p>
          </table:table-cell>
          <table:table-cell office:value-type="float" office:value="80" calcext:value-type="float">
            <text:p>80</text:p>
          </table:table-cell>
          <table:table-cell table:formula="of:=IFERROR(([.M125]/[.K125])*100; &quot;&quot;)" office:value-type="float" office:value="93.0232558139535" calcext:value-type="float">
            <text:p>93,0232558139535</text:p>
          </table:table-cell>
          <table:table-cell office:value-type="float" office:value="78" calcext:value-type="float">
            <text:p>78</text:p>
          </table:table-cell>
          <table:table-cell table:formula="of:=IFERROR(([.O125]/[.K125])*100; &quot;&quot;)" office:value-type="float" office:value="90.6976744186047" calcext:value-type="float">
            <text:p>90,6976744186047</text:p>
          </table:table-cell>
          <table:table-cell table:formula="of:=IF([.E125] = &quot;&quot; ;&quot;&quot;; [.E125]-[.O125])" office:value-type="float" office:value="8" calcext:value-type="float">
            <text:p>8</text:p>
          </table:table-cell>
          <table:table-cell table:formula="of:=IFERROR(([.Q125]/[.I125])*100; &quot;&quot;)" office:value-type="float" office:value="72.7272727272727" calcext:value-type="float">
            <text:p>72,7272727272727</text:p>
          </table:table-cell>
          <table:table-cell office:value-type="float" office:value="77" calcext:value-type="float">
            <text:p>77</text:p>
          </table:table-cell>
          <table:table-cell table:formula="of:=IFERROR(([.S125]/[.K125])*100; &quot;&quot;)" office:value-type="float" office:value="89.5348837209302" calcext:value-type="float">
            <text:p>89,5348837209302</text:p>
          </table:table-cell>
          <table:table-cell table:formula="of:=IF([.G125] = &quot;&quot; ;&quot;&quot;; [.G125]-[.S125])" office:value-type="float" office:value="1" calcext:value-type="float">
            <text:p>1</text:p>
          </table:table-cell>
          <table:table-cell table:formula="of:=IFERROR(([.U125]/[.I125])*100; &quot;&quot;)" office:value-type="float" office:value="9.09090909090909" calcext:value-type="float">
            <text:p>9,09090909090909</text:p>
          </table:table-cell>
          <table:table-cell office:value-type="float" office:value="11" calcext:value-type="float">
            <text:p>11</text:p>
          </table:table-cell>
          <table:table-cell table:formula="of:=IFERROR(([.W125]/[.E125])*100; &quot;&quot;)" office:value-type="float" office:value="12.7906976744186" calcext:value-type="float">
            <text:p>12,790697674418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ERROR(([.Z125]/[.I12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6.04.33</text:p>
          </table:table-cell>
          <table:table-cell office:value-type="float" office:value="0" calcext:value-type="float">
            <text:p>0</text:p>
          </table:table-cell>
          <table:table-cell table:formula="of:=IF([.C126]=&quot;&quot;;&quot;&quot;;[.C126]-[.Y1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126]/[.K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26]/[.K126])*100; &quot;&quot;)">
            <text:p/>
          </table:table-cell>
          <table:table-cell table:formula="of:=IF([.E126] = &quot;&quot; ;&quot;&quot;; [.E126]-[.O126])" office:value-type="float" office:value="0" calcext:value-type="float">
            <text:p>0</text:p>
          </table:table-cell>
          <table:table-cell table:formula="of:=IFERROR(([.Q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126]/[.K126])*100; &quot;&quot;)">
            <text:p/>
          </table:table-cell>
          <table:table-cell table:formula="of:=IF([.G126] = &quot;&quot; ;&quot;&quot;; [.G126]-[.S126])" office:value-type="float" office:value="0" calcext:value-type="float">
            <text:p>0</text:p>
          </table:table-cell>
          <table:table-cell table:formula="of:=IFERROR(([.U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W126]/[.E126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Z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B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H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J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6.04.49</text:p>
          </table:table-cell>
          <table:table-cell office:value-type="float" office:value="0" calcext:value-type="float">
            <text:p>0</text:p>
          </table:table-cell>
          <table:table-cell table:formula="of:=IF([.C127]=&quot;&quot;;&quot;&quot;;[.C127]-[.Y1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127]/[.K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27]/[.K127])*100; &quot;&quot;)">
            <text:p/>
          </table:table-cell>
          <table:table-cell table:formula="of:=IF([.E127] = &quot;&quot; ;&quot;&quot;; [.E127]-[.O127])" office:value-type="float" office:value="0" calcext:value-type="float">
            <text:p>0</text:p>
          </table:table-cell>
          <table:table-cell table:formula="of:=IFERROR(([.Q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127]/[.K127])*100; &quot;&quot;)">
            <text:p/>
          </table:table-cell>
          <table:table-cell table:formula="of:=IF([.G127] = &quot;&quot; ;&quot;&quot;; [.G127]-[.S127])" office:value-type="float" office:value="0" calcext:value-type="float">
            <text:p>0</text:p>
          </table:table-cell>
          <table:table-cell table:formula="of:=IFERROR(([.U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W127]/[.E127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Z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B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H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J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6.04.01</text:p>
          </table:table-cell>
          <table:table-cell office:value-type="float" office:value="107" calcext:value-type="float">
            <text:p>107</text:p>
          </table:table-cell>
          <table:table-cell table:formula="of:=IF([.C128]=&quot;&quot;;&quot;&quot;;[.C128]-[.Y128])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formula="of:=IFERROR(([.E128]/[.D128])*100; &quot;&quot;)" office:value-type="float" office:value="90.5263157894737" calcext:value-type="float">
            <text:p>90,5263157894737</text:p>
          </table:table-cell>
          <table:table-cell office:value-type="float" office:value="79" calcext:value-type="float">
            <text:p>79</text:p>
          </table:table-cell>
          <table:table-cell table:formula="of:=IFERROR(([.G128]/[.D128])*100; &quot;&quot;)" office:value-type="float" office:value="83.1578947368421" calcext:value-type="float">
            <text:p>83,1578947368421</text:p>
          </table:table-cell>
          <table:table-cell office:value-type="float" office:value="10" calcext:value-type="float">
            <text:p>10</text:p>
          </table:table-cell>
          <table:table-cell table:formula="of:=IFERROR(([.I128]/[.D128])*100; &quot;&quot;)" office:value-type="float" office:value="10.5263157894737" calcext:value-type="float">
            <text:p>10,5263157894737</text:p>
          </table:table-cell>
          <table:table-cell office:value-type="float" office:value="85" calcext:value-type="float">
            <text:p>85</text:p>
          </table:table-cell>
          <table:table-cell table:formula="of:=IFERROR(([.K128]/[.D128])*100; &quot;&quot;)" office:value-type="float" office:value="89.4736842105263" calcext:value-type="float">
            <text:p>89,4736842105263</text:p>
          </table:table-cell>
          <table:table-cell office:value-type="float" office:value="4" calcext:value-type="float">
            <text:p>4</text:p>
          </table:table-cell>
          <table:table-cell table:formula="of:=IFERROR(([.M128]/[.K128])*100; &quot;&quot;)" office:value-type="float" office:value="4.70588235294118" calcext:value-type="float">
            <text:p>4,70588235294118</text:p>
          </table:table-cell>
          <table:table-cell office:value-type="float" office:value="77" calcext:value-type="float">
            <text:p>77</text:p>
          </table:table-cell>
          <table:table-cell table:formula="of:=IFERROR(([.O128]/[.K128])*100; &quot;&quot;)" office:value-type="float" office:value="90.5882352941176" calcext:value-type="float">
            <text:p>90,5882352941176</text:p>
          </table:table-cell>
          <table:table-cell table:formula="of:=IF([.E128] = &quot;&quot; ;&quot;&quot;; [.E128]-[.O128])" office:value-type="float" office:value="9" calcext:value-type="float">
            <text:p>9</text:p>
          </table:table-cell>
          <table:table-cell table:formula="of:=IFERROR(([.Q128]/[.I128])*100; &quot;&quot;)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ERROR(([.S128]/[.K128])*100; &quot;&quot;)" office:value-type="float" office:value="91.7647058823529" calcext:value-type="float">
            <text:p>91,7647058823529</text:p>
          </table:table-cell>
          <table:table-cell table:formula="of:=IF([.G128] = &quot;&quot; ;&quot;&quot;; [.G128]-[.S128])" office:value-type="float" office:value="1" calcext:value-type="float">
            <text:p>1</text:p>
          </table:table-cell>
          <table:table-cell table:formula="of:=IFERROR(([.U128]/[.I128])*100; &quot;&quot;)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IFERROR(([.W128]/[.E128])*100; &quot;&quot;)" office:value-type="float" office:value="96.5116279069768" calcext:value-type="float">
            <text:p>96,511627906976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ERROR(([.Z128]/[.I12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29]=&quot;&quot;;&quot;&quot;;[.C129]-[.Y129])">
            <text:p/>
          </table:table-cell>
          <table:table-cell table:style-name="ce1"/>
          <table:table-cell table:formula="of:=IFERROR(([.E129]/[.D129])*100; &quot;&quot;)">
            <text:p/>
          </table:table-cell>
          <table:table-cell table:style-name="ce1"/>
          <table:table-cell table:formula="of:=IFERROR(([.G129]/[.D129])*100; &quot;&quot;)">
            <text:p/>
          </table:table-cell>
          <table:table-cell table:style-name="ce1"/>
          <table:table-cell table:formula="of:=IFERROR(([.I129]/[.D129])*100; &quot;&quot;)">
            <text:p/>
          </table:table-cell>
          <table:table-cell table:style-name="ce1"/>
          <table:table-cell table:formula="of:=IFERROR(([.K129]/[.D129])*100; &quot;&quot;)">
            <text:p/>
          </table:table-cell>
          <table:table-cell table:style-name="ce1"/>
          <table:table-cell table:formula="of:=IFERROR(([.M129]/[.K129])*100; &quot;&quot;)">
            <text:p/>
          </table:table-cell>
          <table:table-cell/>
          <table:table-cell table:formula="of:=IFERROR(([.O129]/[.K129])*100; &quot;&quot;)">
            <text:p/>
          </table:table-cell>
          <table:table-cell table:formula="of:=IF([.E129] = &quot;&quot; ;&quot;&quot;; [.E129]-[.O129])">
            <text:p/>
          </table:table-cell>
          <table:table-cell table:formula="of:=IFERROR(([.Q129]/[.I129])*100; &quot;&quot;)">
            <text:p/>
          </table:table-cell>
          <table:table-cell/>
          <table:table-cell table:formula="of:=IFERROR(([.S129]/[.K129])*100; &quot;&quot;)">
            <text:p/>
          </table:table-cell>
          <table:table-cell table:formula="of:=IF([.G129] = &quot;&quot; ;&quot;&quot;; [.G129]-[.S129])">
            <text:p/>
          </table:table-cell>
          <table:table-cell table:formula="of:=IFERROR(([.U129]/[.I129])*100; &quot;&quot;)">
            <text:p/>
          </table:table-cell>
          <table:table-cell table:style-name="ce1"/>
          <table:table-cell table:formula="of:=IFERROR(([.W129]/[.E129])*100; &quot;&quot;)">
            <text:p/>
          </table:table-cell>
          <table:table-cell table:style-name="ce1" table:number-columns-repeated="2"/>
          <table:table-cell table:formula="of:=IFERROR(([.Z129]/[.I129])*100; &quot;&quot;)">
            <text:p/>
          </table:table-cell>
          <table:table-cell table:style-name="ce1"/>
          <table:table-cell table:formula="of:=IFERROR(([.AB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AF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BN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29]/[.I129])*100; &quot;&quot;)">
            <text:p/>
          </table:table-cell>
          <table:table-cell table:style-name="ce1"/>
          <table:table-cell table:formula="of:=IFERROR(([.CH129]/[.I129])*100; &quot;&quot;)">
            <text:p/>
          </table:table-cell>
          <table:table-cell table:style-name="ce1"/>
          <table:table-cell table:formula="of:=IFERROR(([.CJ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CV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CZ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Cable 64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0]=&quot;&quot;;&quot;&quot;;[.C130]-[.Y130])"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table:formula="of:=IFERROR(([.E130]/[.D130])*100; &quot;&quot;)" office:value-type="float" office:value="15.2439024390244" calcext:value-type="float">
            <text:p>15,2439024390244</text:p>
          </table:table-cell>
          <table:table-cell office:value-type="float" office:value="12" calcext:value-type="float">
            <text:p>12</text:p>
          </table:table-cell>
          <table:table-cell table:formula="of:=IFERROR(([.G130]/[.D130])*100; &quot;&quot;)" office:value-type="float" office:value="3.65853658536585" calcext:value-type="float">
            <text:p>3,65853658536585</text:p>
          </table:table-cell>
          <table:table-cell office:value-type="float" office:value="250" calcext:value-type="float">
            <text:p>250</text:p>
          </table:table-cell>
          <table:table-cell table:formula="of:=IFERROR(([.I130]/[.D130])*100; &quot;&quot;)" office:value-type="float" office:value="76.219512195122" calcext:value-type="float">
            <text:p>76,219512195122</text:p>
          </table:table-cell>
          <table:table-cell office:value-type="float" office:value="78" calcext:value-type="float">
            <text:p>78</text:p>
          </table:table-cell>
          <table:table-cell table:formula="of:=IFERROR(([.K130]/[.D130])*100; &quot;&quot;)" office:value-type="float" office:value="23.780487804878" calcext:value-type="float">
            <text:p>23,780487804878</text:p>
          </table:table-cell>
          <table:table-cell office:value-type="float" office:value="33" calcext:value-type="float">
            <text:p>33</text:p>
          </table:table-cell>
          <table:table-cell table:formula="of:=IFERROR(([.M130]/[.K130])*100; &quot;&quot;)" office:value-type="float" office:value="42.3076923076923" calcext:value-type="float">
            <text:p>42,3076923076923</text:p>
          </table:table-cell>
          <table:table-cell office:value-type="float" office:value="45" calcext:value-type="float">
            <text:p>45</text:p>
          </table:table-cell>
          <table:table-cell table:formula="of:=IFERROR(([.O130]/[.K130])*100; &quot;&quot;)" office:value-type="float" office:value="57.6923076923077" calcext:value-type="float">
            <text:p>57,6923076923077</text:p>
          </table:table-cell>
          <table:table-cell table:formula="of:=IF([.E130] = &quot;&quot; ;&quot;&quot;; [.E130]-[.O130])" office:value-type="float" office:value="5" calcext:value-type="float">
            <text:p>5</text:p>
          </table:table-cell>
          <table:table-cell table:formula="of:=IFERROR(([.Q130]/[.I130])*100; &quot;&quot;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ERROR(([.S130]/[.K130])*100; &quot;&quot;)" office:value-type="float" office:value="12.8205128205128" calcext:value-type="float">
            <text:p>12,8205128205128</text:p>
          </table:table-cell>
          <table:table-cell table:formula="of:=IF([.G130] = &quot;&quot; ;&quot;&quot;; [.G130]-[.S130])" office:value-type="float" office:value="2" calcext:value-type="float">
            <text:p>2</text:p>
          </table:table-cell>
          <table:table-cell table:formula="of:=IFERROR(([.U130]/[.I130])*100; &quot;&quot;)" office:value-type="float" office:value="0.8" calcext:value-type="float">
            <text:p>0,8</text:p>
          </table:table-cell>
          <table:table-cell office:value-type="float" office:value="27" calcext:value-type="float">
            <text:p>27</text:p>
          </table:table-cell>
          <table:table-cell table:formula="of:=IFERROR(([.W130]/[.E130])*100; &quot;&quot;)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IFERROR(([.Z130]/[.I130])*100; &quot;&quot;)"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table:formula="of:=IFERROR(([.AB130]/[.I130])*100; &quot;&quot;)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30]/[.I130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IFERROR(([.CF130]/[.I130])*100; &quot;&quot;)" office:value-type="float" office:value="42.4" calcext:value-type="float">
            <text:p>42,4</text:p>
          </table:table-cell>
          <table:table-cell office:value-type="float" office:value="120" calcext:value-type="float">
            <text:p>120</text:p>
          </table:table-cell>
          <table:table-cell table:formula="of:=IFERROR(([.CH130]/[.I130])*100; &quot;&quot;)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IFERROR(([.CJ130]/[.I130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31]=&quot;&quot;;&quot;&quot;;[.C131]-[.Y131])">
            <text:p/>
          </table:table-cell>
          <table:table-cell table:style-name="ce1"/>
          <table:table-cell table:formula="of:=IFERROR(([.E131]/[.D131])*100; &quot;&quot;)">
            <text:p/>
          </table:table-cell>
          <table:table-cell table:style-name="ce1"/>
          <table:table-cell table:formula="of:=IFERROR(([.G131]/[.D131])*100; &quot;&quot;)">
            <text:p/>
          </table:table-cell>
          <table:table-cell table:style-name="ce1"/>
          <table:table-cell table:formula="of:=IFERROR(([.I131]/[.D131])*100; &quot;&quot;)">
            <text:p/>
          </table:table-cell>
          <table:table-cell table:style-name="ce1"/>
          <table:table-cell table:formula="of:=IFERROR(([.K131]/[.D131])*100; &quot;&quot;)">
            <text:p/>
          </table:table-cell>
          <table:table-cell table:style-name="ce1"/>
          <table:table-cell table:formula="of:=IFERROR(([.M131]/[.K131])*100; &quot;&quot;)">
            <text:p/>
          </table:table-cell>
          <table:table-cell/>
          <table:table-cell table:formula="of:=IFERROR(([.O131]/[.K131])*100; &quot;&quot;)">
            <text:p/>
          </table:table-cell>
          <table:table-cell table:formula="of:=IF([.E131] = &quot;&quot; ;&quot;&quot;; [.E131]-[.O131])">
            <text:p/>
          </table:table-cell>
          <table:table-cell table:formula="of:=IFERROR(([.Q131]/[.I131])*100; &quot;&quot;)">
            <text:p/>
          </table:table-cell>
          <table:table-cell/>
          <table:table-cell table:formula="of:=IFERROR(([.S131]/[.K131])*100; &quot;&quot;)">
            <text:p/>
          </table:table-cell>
          <table:table-cell table:formula="of:=IF([.G131] = &quot;&quot; ;&quot;&quot;; [.G131]-[.S131])">
            <text:p/>
          </table:table-cell>
          <table:table-cell table:formula="of:=IFERROR(([.U131]/[.I131])*100; &quot;&quot;)">
            <text:p/>
          </table:table-cell>
          <table:table-cell table:style-name="ce1"/>
          <table:table-cell table:formula="of:=IFERROR(([.W131]/[.E131])*100; &quot;&quot;)">
            <text:p/>
          </table:table-cell>
          <table:table-cell table:style-name="ce1" table:number-columns-repeated="2"/>
          <table:table-cell table:formula="of:=IFERROR(([.Z131]/[.I131])*100; &quot;&quot;)">
            <text:p/>
          </table:table-cell>
          <table:table-cell table:style-name="ce1"/>
          <table:table-cell table:formula="of:=IFERROR(([.AB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AF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BN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31]/[.I131])*100; &quot;&quot;)">
            <text:p/>
          </table:table-cell>
          <table:table-cell table:style-name="ce1"/>
          <table:table-cell table:formula="of:=IFERROR(([.CH131]/[.I131])*100; &quot;&quot;)">
            <text:p/>
          </table:table-cell>
          <table:table-cell table:style-name="ce1"/>
          <table:table-cell table:formula="of:=IFERROR(([.CJ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CV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CZ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Cable 6591</text:p>
          </table:table-cell>
          <table:table-cell office:value-type="string" calcext:value-type="string">
            <text:p>07.27</text:p>
          </table:table-cell>
          <table:table-cell office:value-type="float" office:value="435" calcext:value-type="float">
            <text:p>435</text:p>
          </table:table-cell>
          <table:table-cell table:formula="of:=IF([.C132]=&quot;&quot;;&quot;&quot;;[.C132]-[.Y132])" office:value-type="float" office:value="357" calcext:value-type="float">
            <text:p>357</text:p>
          </table:table-cell>
          <table:table-cell office:value-type="float" office:value="158" calcext:value-type="float">
            <text:p>158</text:p>
          </table:table-cell>
          <table:table-cell table:formula="of:=IFERROR(([.E132]/[.D132])*100; &quot;&quot;)" office:value-type="float" office:value="44.2577030812325" calcext:value-type="float">
            <text:p>44,2577030812325</text:p>
          </table:table-cell>
          <table:table-cell office:value-type="float" office:value="134" calcext:value-type="float">
            <text:p>134</text:p>
          </table:table-cell>
          <table:table-cell table:formula="of:=IFERROR(([.G132]/[.D132])*100; &quot;&quot;)" office:value-type="float" office:value="37.5350140056022" calcext:value-type="float">
            <text:p>37,5350140056022</text:p>
          </table:table-cell>
          <table:table-cell office:value-type="float" office:value="160" calcext:value-type="float">
            <text:p>160</text:p>
          </table:table-cell>
          <table:table-cell table:formula="of:=IFERROR(([.I132]/[.D132])*100; &quot;&quot;)" office:value-type="float" office:value="44.8179271708684" calcext:value-type="float">
            <text:p>44,8179271708684</text:p>
          </table:table-cell>
          <table:table-cell office:value-type="float" office:value="197" calcext:value-type="float">
            <text:p>197</text:p>
          </table:table-cell>
          <table:table-cell table:formula="of:=IFERROR(([.K132]/[.D132])*100; &quot;&quot;)" office:value-type="float" office:value="55.1820728291317" calcext:value-type="float">
            <text:p>55,1820728291317</text:p>
          </table:table-cell>
          <table:table-cell office:value-type="float" office:value="154" calcext:value-type="float">
            <text:p>154</text:p>
          </table:table-cell>
          <table:table-cell table:formula="of:=IFERROR(([.M132]/[.K132])*100; &quot;&quot;)" office:value-type="float" office:value="78.1725888324873" calcext:value-type="float">
            <text:p>78,1725888324873</text:p>
          </table:table-cell>
          <table:table-cell office:value-type="float" office:value="158" calcext:value-type="float">
            <text:p>158</text:p>
          </table:table-cell>
          <table:table-cell table:formula="of:=IFERROR(([.O132]/[.K132])*100; &quot;&quot;)" office:value-type="float" office:value="80.2030456852792" calcext:value-type="float">
            <text:p>80,2030456852792</text:p>
          </table:table-cell>
          <table:table-cell table:formula="of:=IF([.E132] = &quot;&quot; ;&quot;&quot;; [.E132]-[.O132])" office:value-type="float" office:value="0" calcext:value-type="float">
            <text:p>0</text:p>
          </table:table-cell>
          <table:table-cell table:style-name="ce3" table:formula="of:=IFERROR(([.Q132]/[.I132])*100; &quot;&quot;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IFERROR(([.S132]/[.K132])*100; &quot;&quot;)" office:value-type="float" office:value="67.005076142132" calcext:value-type="float">
            <text:p>67,005076142132</text:p>
          </table:table-cell>
          <table:table-cell table:formula="of:=IF([.G132] = &quot;&quot; ;&quot;&quot;; [.G132]-[.S132])" office:value-type="float" office:value="2" calcext:value-type="float">
            <text:p>2</text:p>
          </table:table-cell>
          <table:table-cell table:formula="of:=IFERROR(([.U132]/[.I132])*100; &quot;&quot;)" office:value-type="float" office:value="1.25" calcext:value-type="float">
            <text:p>1,25</text:p>
          </table:table-cell>
          <table:table-cell office:value-type="float" office:value="16" calcext:value-type="float">
            <text:p>16</text:p>
          </table:table-cell>
          <table:table-cell table:formula="of:=IFERROR(([.W132]/[.E132])*100; &quot;&quot;)" office:value-type="float" office:value="10.126582278481" calcext:value-type="float">
            <text:p>10,12658227848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IFERROR(([.Z132]/[.I132])*100; &quot;&quot;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ERROR(([.AB132]/[.I132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32]/[.I132])*100; &quot;&quot;)" office:value-type="float" office:value="1.875" calcext:value-type="float">
            <text:p>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N132]/[.I132])*100; &quot;&quot;)" office:value-type="float" office:value="33.75" calcext:value-type="float">
            <text:p>3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32]/[.I132])*100; &quot;&quot;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ERROR(([.CJ132]/[.I132])*100; &quot;&quot;)" office:value-type="float" office:value="58.125" calcext:value-type="float">
            <text:p>58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33]=&quot;&quot;;&quot;&quot;;[.C133]-[.Y133])">
            <text:p/>
          </table:table-cell>
          <table:table-cell table:style-name="ce1"/>
          <table:table-cell table:formula="of:=IFERROR(([.E133]/[.D133])*100; &quot;&quot;)">
            <text:p/>
          </table:table-cell>
          <table:table-cell table:style-name="ce1"/>
          <table:table-cell table:formula="of:=IFERROR(([.G133]/[.D133])*100; &quot;&quot;)">
            <text:p/>
          </table:table-cell>
          <table:table-cell table:style-name="ce1"/>
          <table:table-cell table:formula="of:=IFERROR(([.I133]/[.D133])*100; &quot;&quot;)">
            <text:p/>
          </table:table-cell>
          <table:table-cell table:style-name="ce1"/>
          <table:table-cell table:formula="of:=IFERROR(([.K133]/[.D133])*100; &quot;&quot;)">
            <text:p/>
          </table:table-cell>
          <table:table-cell table:style-name="ce1"/>
          <table:table-cell table:formula="of:=IFERROR(([.M133]/[.K133])*100; &quot;&quot;)">
            <text:p/>
          </table:table-cell>
          <table:table-cell/>
          <table:table-cell table:formula="of:=IFERROR(([.O133]/[.K133])*100; &quot;&quot;)">
            <text:p/>
          </table:table-cell>
          <table:table-cell table:formula="of:=IF([.E133] = &quot;&quot; ;&quot;&quot;; [.E133]-[.O133])">
            <text:p/>
          </table:table-cell>
          <table:table-cell table:formula="of:=IFERROR(([.Q133]/[.I133])*100; &quot;&quot;)">
            <text:p/>
          </table:table-cell>
          <table:table-cell/>
          <table:table-cell table:formula="of:=IFERROR(([.S133]/[.K133])*100; &quot;&quot;)">
            <text:p/>
          </table:table-cell>
          <table:table-cell table:formula="of:=IF([.G133] = &quot;&quot; ;&quot;&quot;; [.G133]-[.S133])">
            <text:p/>
          </table:table-cell>
          <table:table-cell table:formula="of:=IFERROR(([.U133]/[.I133])*100; &quot;&quot;)">
            <text:p/>
          </table:table-cell>
          <table:table-cell table:style-name="ce1"/>
          <table:table-cell table:formula="of:=IFERROR(([.W133]/[.E133])*100; &quot;&quot;)">
            <text:p/>
          </table:table-cell>
          <table:table-cell table:style-name="ce1" table:number-columns-repeated="2"/>
          <table:table-cell table:formula="of:=IFERROR(([.Z133]/[.I133])*100; &quot;&quot;)">
            <text:p/>
          </table:table-cell>
          <table:table-cell table:style-name="ce1"/>
          <table:table-cell table:formula="of:=IFERROR(([.AB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AF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BN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33]/[.I133])*100; &quot;&quot;)">
            <text:p/>
          </table:table-cell>
          <table:table-cell table:style-name="ce1"/>
          <table:table-cell table:formula="of:=IFERROR(([.CH133]/[.I133])*100; &quot;&quot;)">
            <text:p/>
          </table:table-cell>
          <table:table-cell table:style-name="ce1"/>
          <table:table-cell table:formula="of:=IFERROR(([.CJ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CV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CZ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Cable 6660</text:p>
          </table:table-cell>
          <table:table-cell office:value-type="string" calcext:value-type="string">
            <text:p>07.27</text:p>
          </table:table-cell>
          <table:table-cell office:value-type="float" office:value="423" calcext:value-type="float">
            <text:p>423</text:p>
          </table:table-cell>
          <table:table-cell table:formula="of:=IF([.C134]=&quot;&quot;;&quot;&quot;;[.C134]-[.Y134])"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table:formula="of:=IFERROR(([.E134]/[.D134])*100; &quot;&quot;)" office:value-type="float" office:value="44.2196531791908" calcext:value-type="float">
            <text:p>44,2196531791908</text:p>
          </table:table-cell>
          <table:table-cell office:value-type="float" office:value="141" calcext:value-type="float">
            <text:p>141</text:p>
          </table:table-cell>
          <table:table-cell table:formula="of:=IFERROR(([.G134]/[.D134])*100; &quot;&quot;)" office:value-type="float" office:value="40.7514450867052" calcext:value-type="float">
            <text:p>40,7514450867052</text:p>
          </table:table-cell>
          <table:table-cell office:value-type="float" office:value="154" calcext:value-type="float">
            <text:p>154</text:p>
          </table:table-cell>
          <table:table-cell table:formula="of:=IFERROR(([.I134]/[.D134])*100; &quot;&quot;)" office:value-type="float" office:value="44.5086705202312" calcext:value-type="float">
            <text:p>44,5086705202312</text:p>
          </table:table-cell>
          <table:table-cell office:value-type="float" office:value="192" calcext:value-type="float">
            <text:p>192</text:p>
          </table:table-cell>
          <table:table-cell table:formula="of:=IFERROR(([.K134]/[.D134])*100; &quot;&quot;)" office:value-type="float" office:value="55.4913294797688" calcext:value-type="float">
            <text:p>55,4913294797688</text:p>
          </table:table-cell>
          <table:table-cell office:value-type="float" office:value="149" calcext:value-type="float">
            <text:p>149</text:p>
          </table:table-cell>
          <table:table-cell table:formula="of:=IFERROR(([.M134]/[.K134])*100; &quot;&quot;)" office:value-type="float" office:value="77.6041666666667" calcext:value-type="float">
            <text:p>77,6041666666667</text:p>
          </table:table-cell>
          <table:table-cell office:value-type="float" office:value="153" calcext:value-type="float">
            <text:p>153</text:p>
          </table:table-cell>
          <table:table-cell table:formula="of:=IFERROR(([.O134]/[.K134])*100; &quot;&quot;)" office:value-type="float" office:value="79.6875" calcext:value-type="float">
            <text:p>79,6875</text:p>
          </table:table-cell>
          <table:table-cell table:formula="of:=IF([.E134] = &quot;&quot; ;&quot;&quot;; [.E134]-[.O134])" office:value-type="float" office:value="0" calcext:value-type="float">
            <text:p>0</text:p>
          </table:table-cell>
          <table:table-cell table:style-name="ce3" table:formula="of:=IFERROR(([.Q134]/[.I134])*100; &quot;&quot;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IFERROR(([.S134]/[.K134])*100; &quot;&quot;)" office:value-type="float" office:value="68.75" calcext:value-type="float">
            <text:p>68,75</text:p>
          </table:table-cell>
          <table:table-cell table:formula="of:=IF([.G134] = &quot;&quot; ;&quot;&quot;; [.G134]-[.S134])" office:value-type="float" office:value="9" calcext:value-type="float">
            <text:p>9</text:p>
          </table:table-cell>
          <table:table-cell table:formula="of:=IFERROR(([.U134]/[.I134])*100; &quot;&quot;)" office:value-type="float" office:value="5.84415584415584" calcext:value-type="float">
            <text:p>5,84415584415584</text:p>
          </table:table-cell>
          <table:table-cell office:value-type="float" office:value="14" calcext:value-type="float">
            <text:p>14</text:p>
          </table:table-cell>
          <table:table-cell table:formula="of:=IFERROR(([.W134]/[.E134])*100; &quot;&quot;)" office:value-type="float" office:value="9.15032679738562" calcext:value-type="float">
            <text:p>9,1503267973856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formula="of:=IFERROR(([.Z134]/[.I134])*100; &quot;&quot;)" office:value-type="float" office:value="3.8961038961039" calcext:value-type="float">
            <text:p>3,8961038961039</text:p>
          </table:table-cell>
          <table:table-cell office:value-type="float" office:value="2" calcext:value-type="float">
            <text:p>2</text:p>
          </table:table-cell>
          <table:table-cell table:formula="of:=IFERROR(([.AB134]/[.I134])*100; &quot;&quot;)" office:value-type="float" office:value="1.2987012987013" calcext:value-type="float">
            <text:p>1,2987012987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34]/[.I134])*100; &quot;&quot;)" office:value-type="float" office:value="3.24675324675325" calcext:value-type="float">
            <text:p>3,24675324675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N134]/[.I134])*100; &quot;&quot;)" office:value-type="float" office:value="35.0649350649351" calcext:value-type="float">
            <text:p>35,064935064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34]/[.I134])*100; &quot;&quot;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ERROR(([.CJ134]/[.I134])*100; &quot;&quot;)" office:value-type="float" office:value="56.4935064935065" calcext:value-type="float">
            <text:p>56,4935064935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35]=&quot;&quot;;&quot;&quot;;[.C135]-[.Y135])">
            <text:p/>
          </table:table-cell>
          <table:table-cell table:style-name="ce1"/>
          <table:table-cell table:formula="of:=IFERROR(([.E135]/[.D135])*100; &quot;&quot;)">
            <text:p/>
          </table:table-cell>
          <table:table-cell table:style-name="ce1"/>
          <table:table-cell table:formula="of:=IFERROR(([.G135]/[.D135])*100; &quot;&quot;)">
            <text:p/>
          </table:table-cell>
          <table:table-cell table:style-name="ce1"/>
          <table:table-cell table:formula="of:=IFERROR(([.I135]/[.D135])*100; &quot;&quot;)">
            <text:p/>
          </table:table-cell>
          <table:table-cell table:style-name="ce1"/>
          <table:table-cell table:formula="of:=IFERROR(([.K135]/[.D135])*100; &quot;&quot;)">
            <text:p/>
          </table:table-cell>
          <table:table-cell table:style-name="ce1"/>
          <table:table-cell table:formula="of:=IFERROR(([.M135]/[.K135])*100; &quot;&quot;)">
            <text:p/>
          </table:table-cell>
          <table:table-cell/>
          <table:table-cell table:formula="of:=IFERROR(([.O135]/[.K135])*100; &quot;&quot;)">
            <text:p/>
          </table:table-cell>
          <table:table-cell table:formula="of:=IF([.E135] = &quot;&quot; ;&quot;&quot;; [.E135]-[.O135])">
            <text:p/>
          </table:table-cell>
          <table:table-cell table:formula="of:=IFERROR(([.Q135]/[.I135])*100; &quot;&quot;)">
            <text:p/>
          </table:table-cell>
          <table:table-cell/>
          <table:table-cell table:formula="of:=IFERROR(([.S135]/[.K135])*100; &quot;&quot;)">
            <text:p/>
          </table:table-cell>
          <table:table-cell table:formula="of:=IF([.G135] = &quot;&quot; ;&quot;&quot;; [.G135]-[.S135])">
            <text:p/>
          </table:table-cell>
          <table:table-cell table:formula="of:=IFERROR(([.U135]/[.I135])*100; &quot;&quot;)">
            <text:p/>
          </table:table-cell>
          <table:table-cell table:style-name="ce1"/>
          <table:table-cell table:formula="of:=IFERROR(([.W135]/[.E135])*100; &quot;&quot;)">
            <text:p/>
          </table:table-cell>
          <table:table-cell table:style-name="ce1" table:number-columns-repeated="2"/>
          <table:table-cell table:formula="of:=IFERROR(([.Z135]/[.I135])*100; &quot;&quot;)">
            <text:p/>
          </table:table-cell>
          <table:table-cell table:style-name="ce1"/>
          <table:table-cell table:formula="of:=IFERROR(([.AB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AF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BN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35]/[.I135])*100; &quot;&quot;)">
            <text:p/>
          </table:table-cell>
          <table:table-cell table:style-name="ce1"/>
          <table:table-cell table:formula="of:=IFERROR(([.CH135]/[.I135])*100; &quot;&quot;)">
            <text:p/>
          </table:table-cell>
          <table:table-cell table:style-name="ce1"/>
          <table:table-cell table:formula="of:=IFERROR(([.CJ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CV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CZ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Cable 65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6]=&quot;&quot;;&quot;&quot;;[.C136]-[.Y136])"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table:formula="of:=IFERROR(([.E136]/[.D136])*100; &quot;&quot;)" office:value-type="float" office:value="15.2439024390244" calcext:value-type="float">
            <text:p>15,2439024390244</text:p>
          </table:table-cell>
          <table:table-cell office:value-type="float" office:value="12" calcext:value-type="float">
            <text:p>12</text:p>
          </table:table-cell>
          <table:table-cell table:formula="of:=IFERROR(([.G136]/[.D136])*100; &quot;&quot;)" office:value-type="float" office:value="3.65853658536585" calcext:value-type="float">
            <text:p>3,65853658536585</text:p>
          </table:table-cell>
          <table:table-cell office:value-type="float" office:value="250" calcext:value-type="float">
            <text:p>250</text:p>
          </table:table-cell>
          <table:table-cell table:formula="of:=IFERROR(([.I136]/[.D136])*100; &quot;&quot;)" office:value-type="float" office:value="76.219512195122" calcext:value-type="float">
            <text:p>76,219512195122</text:p>
          </table:table-cell>
          <table:table-cell office:value-type="float" office:value="78" calcext:value-type="float">
            <text:p>78</text:p>
          </table:table-cell>
          <table:table-cell table:formula="of:=IFERROR(([.K136]/[.D136])*100; &quot;&quot;)" office:value-type="float" office:value="23.780487804878" calcext:value-type="float">
            <text:p>23,780487804878</text:p>
          </table:table-cell>
          <table:table-cell office:value-type="float" office:value="33" calcext:value-type="float">
            <text:p>33</text:p>
          </table:table-cell>
          <table:table-cell table:formula="of:=IFERROR(([.M136]/[.K136])*100; &quot;&quot;)" office:value-type="float" office:value="42.3076923076923" calcext:value-type="float">
            <text:p>42,3076923076923</text:p>
          </table:table-cell>
          <table:table-cell office:value-type="float" office:value="45" calcext:value-type="float">
            <text:p>45</text:p>
          </table:table-cell>
          <table:table-cell table:formula="of:=IFERROR(([.O136]/[.K136])*100; &quot;&quot;)" office:value-type="float" office:value="57.6923076923077" calcext:value-type="float">
            <text:p>57,6923076923077</text:p>
          </table:table-cell>
          <table:table-cell table:formula="of:=IF([.E136] = &quot;&quot; ;&quot;&quot;; [.E136]-[.O136])" office:value-type="float" office:value="5" calcext:value-type="float">
            <text:p>5</text:p>
          </table:table-cell>
          <table:table-cell table:formula="of:=IFERROR(([.Q136]/[.I136])*100; &quot;&quot;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ERROR(([.S136]/[.K136])*100; &quot;&quot;)" office:value-type="float" office:value="12.8205128205128" calcext:value-type="float">
            <text:p>12,8205128205128</text:p>
          </table:table-cell>
          <table:table-cell table:formula="of:=IF([.G136] = &quot;&quot; ;&quot;&quot;; [.G136]-[.S136])" office:value-type="float" office:value="2" calcext:value-type="float">
            <text:p>2</text:p>
          </table:table-cell>
          <table:table-cell table:formula="of:=IFERROR(([.U136]/[.I136])*100; &quot;&quot;)" office:value-type="float" office:value="0.8" calcext:value-type="float">
            <text:p>0,8</text:p>
          </table:table-cell>
          <table:table-cell office:value-type="float" office:value="27" calcext:value-type="float">
            <text:p>27</text:p>
          </table:table-cell>
          <table:table-cell table:formula="of:=IFERROR(([.W136]/[.E136])*100; &quot;&quot;)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IFERROR(([.Z136]/[.I136])*100; &quot;&quot;)"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table:formula="of:=IFERROR(([.AB136]/[.I136])*100; &quot;&quot;)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36]/[.I136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IFERROR(([.CF136]/[.I136])*100; &quot;&quot;)" office:value-type="float" office:value="42.4" calcext:value-type="float">
            <text:p>42,4</text:p>
          </table:table-cell>
          <table:table-cell office:value-type="float" office:value="120" calcext:value-type="float">
            <text:p>120</text:p>
          </table:table-cell>
          <table:table-cell table:formula="of:=IFERROR(([.CH136]/[.I136])*100; &quot;&quot;)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IFERROR(([.CJ136]/[.I136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37]=&quot;&quot;;&quot;&quot;;[.C137]-[.Y137])">
            <text:p/>
          </table:table-cell>
          <table:table-cell table:style-name="ce1"/>
          <table:table-cell table:formula="of:=IFERROR(([.E137]/[.D137])*100; &quot;&quot;)">
            <text:p/>
          </table:table-cell>
          <table:table-cell table:style-name="ce1"/>
          <table:table-cell table:formula="of:=IFERROR(([.G137]/[.D137])*100; &quot;&quot;)">
            <text:p/>
          </table:table-cell>
          <table:table-cell table:style-name="ce1"/>
          <table:table-cell table:formula="of:=IFERROR(([.I137]/[.D137])*100; &quot;&quot;)">
            <text:p/>
          </table:table-cell>
          <table:table-cell table:style-name="ce1"/>
          <table:table-cell table:formula="of:=IFERROR(([.K137]/[.D137])*100; &quot;&quot;)">
            <text:p/>
          </table:table-cell>
          <table:table-cell table:style-name="ce1"/>
          <table:table-cell table:formula="of:=IFERROR(([.M137]/[.K137])*100; &quot;&quot;)">
            <text:p/>
          </table:table-cell>
          <table:table-cell/>
          <table:table-cell table:formula="of:=IFERROR(([.O137]/[.K137])*100; &quot;&quot;)">
            <text:p/>
          </table:table-cell>
          <table:table-cell table:formula="of:=IF([.E137] = &quot;&quot; ;&quot;&quot;; [.E137]-[.O137])">
            <text:p/>
          </table:table-cell>
          <table:table-cell table:formula="of:=IFERROR(([.Q137]/[.I137])*100; &quot;&quot;)">
            <text:p/>
          </table:table-cell>
          <table:table-cell/>
          <table:table-cell table:formula="of:=IFERROR(([.S137]/[.K137])*100; &quot;&quot;)">
            <text:p/>
          </table:table-cell>
          <table:table-cell table:formula="of:=IF([.G137] = &quot;&quot; ;&quot;&quot;; [.G137]-[.S137])">
            <text:p/>
          </table:table-cell>
          <table:table-cell table:formula="of:=IFERROR(([.U137]/[.I137])*100; &quot;&quot;)">
            <text:p/>
          </table:table-cell>
          <table:table-cell table:style-name="ce1"/>
          <table:table-cell table:formula="of:=IFERROR(([.W137]/[.E137])*100; &quot;&quot;)">
            <text:p/>
          </table:table-cell>
          <table:table-cell table:style-name="ce1" table:number-columns-repeated="2"/>
          <table:table-cell table:formula="of:=IFERROR(([.Z137]/[.I137])*100; &quot;&quot;)">
            <text:p/>
          </table:table-cell>
          <table:table-cell table:style-name="ce1"/>
          <table:table-cell table:formula="of:=IFERROR(([.AB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AF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BN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37]/[.I137])*100; &quot;&quot;)">
            <text:p/>
          </table:table-cell>
          <table:table-cell table:style-name="ce1"/>
          <table:table-cell table:formula="of:=IFERROR(([.CH137]/[.I137])*100; &quot;&quot;)">
            <text:p/>
          </table:table-cell>
          <table:table-cell table:style-name="ce1"/>
          <table:table-cell table:formula="of:=IFERROR(([.CJ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CV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CZ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50 4g</text:p>
          </table:table-cell>
          <table:table-cell office:value-type="string" calcext:value-type="string">
            <text:p>07.28</text:p>
          </table:table-cell>
          <table:table-cell office:value-type="float" office:value="412" calcext:value-type="float">
            <text:p>412</text:p>
          </table:table-cell>
          <table:table-cell table:formula="of:=IF([.C138]=&quot;&quot;;&quot;&quot;;[.C138]-[.Y138])" office:value-type="float" office:value="333" calcext:value-type="float">
            <text:p>333</text:p>
          </table:table-cell>
          <table:table-cell office:value-type="float" office:value="171" calcext:value-type="float">
            <text:p>171</text:p>
          </table:table-cell>
          <table:table-cell table:formula="of:=IFERROR(([.E138]/[.D138])*100; &quot;&quot;)" office:value-type="float" office:value="51.3513513513514" calcext:value-type="float">
            <text:p>51,3513513513514</text:p>
          </table:table-cell>
          <table:table-cell office:value-type="float" office:value="140" calcext:value-type="float">
            <text:p>140</text:p>
          </table:table-cell>
          <table:table-cell table:formula="of:=IFERROR(([.G138]/[.D138])*100; &quot;&quot;)" office:value-type="float" office:value="42.042042042042" calcext:value-type="float">
            <text:p>42,042042042042</text:p>
          </table:table-cell>
          <table:table-cell office:value-type="float" office:value="129" calcext:value-type="float">
            <text:p>129</text:p>
          </table:table-cell>
          <table:table-cell table:formula="of:=IFERROR(([.I138]/[.D138])*100; &quot;&quot;)" office:value-type="float" office:value="38.7387387387387" calcext:value-type="float">
            <text:p>38,7387387387387</text:p>
          </table:table-cell>
          <table:table-cell office:value-type="float" office:value="204" calcext:value-type="float">
            <text:p>204</text:p>
          </table:table-cell>
          <table:table-cell table:formula="of:=IFERROR(([.K138]/[.D138])*100; &quot;&quot;)" office:value-type="float" office:value="61.2612612612613" calcext:value-type="float">
            <text:p>61,2612612612613</text:p>
          </table:table-cell>
          <table:table-cell office:value-type="float" office:value="158" calcext:value-type="float">
            <text:p>158</text:p>
          </table:table-cell>
          <table:table-cell table:formula="of:=IFERROR(([.M138]/[.K138])*100; &quot;&quot;)" office:value-type="float" office:value="77.4509803921569" calcext:value-type="float">
            <text:p>77,4509803921569</text:p>
          </table:table-cell>
          <table:table-cell office:value-type="float" office:value="165" calcext:value-type="float">
            <text:p>165</text:p>
          </table:table-cell>
          <table:table-cell table:formula="of:=IFERROR(([.O138]/[.K138])*100; &quot;&quot;)" office:value-type="float" office:value="80.8823529411765" calcext:value-type="float">
            <text:p>80,8823529411765</text:p>
          </table:table-cell>
          <table:table-cell table:formula="of:=IF([.E138] = &quot;&quot; ;&quot;&quot;; [.E138]-[.O138])" office:value-type="float" office:value="6" calcext:value-type="float">
            <text:p>6</text:p>
          </table:table-cell>
          <table:table-cell table:formula="of:=IFERROR(([.Q138]/[.I138])*100; &quot;&quot;)" office:value-type="float" office:value="4.65116279069768" calcext:value-type="float">
            <text:p>4,65116279069768</text:p>
          </table:table-cell>
          <table:table-cell office:value-type="float" office:value="138" calcext:value-type="float">
            <text:p>138</text:p>
          </table:table-cell>
          <table:table-cell table:formula="of:=IFERROR(([.S138]/[.K138])*100; &quot;&quot;)" office:value-type="float" office:value="67.6470588235294" calcext:value-type="float">
            <text:p>67,6470588235294</text:p>
          </table:table-cell>
          <table:table-cell table:formula="of:=IF([.G138] = &quot;&quot; ;&quot;&quot;; [.G138]-[.S138])" office:value-type="float" office:value="2" calcext:value-type="float">
            <text:p>2</text:p>
          </table:table-cell>
          <table:table-cell table:formula="of:=IFERROR(([.U138]/[.I138])*100; &quot;&quot;)" office:value-type="float" office:value="1.55038759689923" calcext:value-type="float">
            <text:p>1,55038759689923</text:p>
          </table:table-cell>
          <table:table-cell office:value-type="float" office:value="24" calcext:value-type="float">
            <text:p>24</text:p>
          </table:table-cell>
          <table:table-cell table:formula="of:=IFERROR(([.W138]/[.E138])*100; &quot;&quot;)" office:value-type="float" office:value="14.0350877192982" calcext:value-type="float">
            <text:p>14,0350877192982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IFERROR(([.Z138]/[.I138])*100; &quot;&quot;)" office:value-type="float" office:value="13.1782945736434" calcext:value-type="float">
            <text:p>13,1782945736434</text:p>
          </table:table-cell>
          <table:table-cell office:value-type="float" office:value="2" calcext:value-type="float">
            <text:p>2</text:p>
          </table:table-cell>
          <table:table-cell table:formula="of:=IFERROR(([.AB138]/[.I138])*100; &quot;&quot;)" office:value-type="float" office:value="1.55038759689923" calcext:value-type="float">
            <text:p>1,55038759689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38]/[.I138])*100; &quot;&quot;)" office:value-type="float" office:value="2.32558139534884" calcext:value-type="float">
            <text:p>2,32558139534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ERROR(([.CF138]/[.I138])*100; &quot;&quot;)" office:value-type="float" office:value="23.2558139534884" calcext:value-type="float">
            <text:p>23,2558139534884</text:p>
          </table:table-cell>
          <table:table-cell office:value-type="float" office:value="0" calcext:value-type="float">
            <text:p>0</text:p>
          </table:table-cell>
          <table:table-cell table:formula="of:=IFERROR(([.CH138]/[.I138])*100; &quot;&quot;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CJ138]/[.I138])*100; &quot;&quot;)" office:value-type="float" office:value="59.6899224806201" calcext:value-type="float">
            <text:p>59,6899224806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06" calcext:value-type="float">
            <text:p>406</text:p>
          </table:table-cell>
          <table:table-cell table:formula="of:=IF([.C139]=&quot;&quot;;&quot;&quot;;[.C139]-[.Y139])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table:formula="of:=IFERROR(([.E139]/[.D139])*100; &quot;&quot;)" office:value-type="float" office:value="51.9756838905775" calcext:value-type="float">
            <text:p>51,9756838905775</text:p>
          </table:table-cell>
          <table:table-cell office:value-type="float" office:value="139" calcext:value-type="float">
            <text:p>139</text:p>
          </table:table-cell>
          <table:table-cell table:formula="of:=IFERROR(([.G139]/[.D139])*100; &quot;&quot;)" office:value-type="float" office:value="42.2492401215805" calcext:value-type="float">
            <text:p>42,2492401215805</text:p>
          </table:table-cell>
          <table:table-cell office:value-type="float" office:value="123" calcext:value-type="float">
            <text:p>123</text:p>
          </table:table-cell>
          <table:table-cell table:formula="of:=IFERROR(([.I139]/[.D139])*100; &quot;&quot;)" office:value-type="float" office:value="37.3860182370821" calcext:value-type="float">
            <text:p>37,3860182370821</text:p>
          </table:table-cell>
          <table:table-cell office:value-type="float" office:value="206" calcext:value-type="float">
            <text:p>206</text:p>
          </table:table-cell>
          <table:table-cell table:formula="of:=IFERROR(([.K139]/[.D139])*100; &quot;&quot;)" office:value-type="float" office:value="62.6139817629179" calcext:value-type="float">
            <text:p>62,6139817629179</text:p>
          </table:table-cell>
          <table:table-cell office:value-type="float" office:value="159" calcext:value-type="float">
            <text:p>159</text:p>
          </table:table-cell>
          <table:table-cell table:formula="of:=IFERROR(([.M139]/[.K139])*100; &quot;&quot;)" office:value-type="float" office:value="77.1844660194175" calcext:value-type="float">
            <text:p>77,1844660194175</text:p>
          </table:table-cell>
          <table:table-cell office:value-type="float" office:value="166" calcext:value-type="float">
            <text:p>166</text:p>
          </table:table-cell>
          <table:table-cell table:formula="of:=IFERROR(([.O139]/[.K139])*100; &quot;&quot;)" office:value-type="float" office:value="80.5825242718447" calcext:value-type="float">
            <text:p>80,5825242718447</text:p>
          </table:table-cell>
          <table:table-cell table:formula="of:=IF([.E139] = &quot;&quot; ;&quot;&quot;; [.E139]-[.O139])" office:value-type="float" office:value="5" calcext:value-type="float">
            <text:p>5</text:p>
          </table:table-cell>
          <table:table-cell table:formula="of:=IFERROR(([.Q139]/[.I139])*100; &quot;&quot;)" office:value-type="float" office:value="4.0650406504065" calcext:value-type="float">
            <text:p>4,0650406504065</text:p>
          </table:table-cell>
          <table:table-cell office:value-type="float" office:value="138" calcext:value-type="float">
            <text:p>138</text:p>
          </table:table-cell>
          <table:table-cell table:formula="of:=IFERROR(([.S139]/[.K139])*100; &quot;&quot;)" office:value-type="float" office:value="66.9902912621359" calcext:value-type="float">
            <text:p>66,9902912621359</text:p>
          </table:table-cell>
          <table:table-cell table:formula="of:=IF([.G139] = &quot;&quot; ;&quot;&quot;; [.G139]-[.S139])" office:value-type="float" office:value="1" calcext:value-type="float">
            <text:p>1</text:p>
          </table:table-cell>
          <table:table-cell table:formula="of:=IFERROR(([.U139]/[.I139])*100; &quot;&quot;)" office:value-type="float" office:value="0.813008130081301" calcext:value-type="float">
            <text:p>0,813008130081301</text:p>
          </table:table-cell>
          <table:table-cell office:value-type="float" office:value="25" calcext:value-type="float">
            <text:p>25</text:p>
          </table:table-cell>
          <table:table-cell table:formula="of:=IFERROR(([.W139]/[.E139])*100; &quot;&quot;)" office:value-type="float" office:value="14.6198830409357" calcext:value-type="float">
            <text:p>14,619883040935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formula="of:=IFERROR(([.Z139]/[.I139])*100; &quot;&quot;)" office:value-type="float" office:value="11.3821138211382" calcext:value-type="float">
            <text:p>11,3821138211382</text:p>
          </table:table-cell>
          <table:table-cell office:value-type="float" office:value="2" calcext:value-type="float">
            <text:p>2</text:p>
          </table:table-cell>
          <table:table-cell table:formula="of:=IFERROR(([.AB139]/[.I139])*100; &quot;&quot;)" office:value-type="float" office:value="1.6260162601626" calcext:value-type="float">
            <text:p>1,6260162601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39]/[.I139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FERROR(([.CF139]/[.I139])*100; &quot;&quot;)" office:value-type="float" office:value="23.5772357723577" calcext:value-type="float">
            <text:p>23,5772357723577</text:p>
          </table:table-cell>
          <table:table-cell office:value-type="float" office:value="0" calcext:value-type="float">
            <text:p>0</text:p>
          </table:table-cell>
          <table:table-cell table:formula="of:=IFERROR(([.CH139]/[.I139])*100; &quot;&quot;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ERROR(([.CJ139]/[.I139])*100; &quot;&quot;)" office:value-type="float" office:value="60.9756097560976" calcext:value-type="float">
            <text:p>60,975609756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40]=&quot;&quot;;&quot;&quot;;[.C140]-[.Y140])">
            <text:p/>
          </table:table-cell>
          <table:table-cell table:style-name="ce1"/>
          <table:table-cell table:formula="of:=IFERROR(([.E140]/[.D140])*100; &quot;&quot;)">
            <text:p/>
          </table:table-cell>
          <table:table-cell table:style-name="ce1"/>
          <table:table-cell table:formula="of:=IFERROR(([.G140]/[.D140])*100; &quot;&quot;)">
            <text:p/>
          </table:table-cell>
          <table:table-cell table:style-name="ce1"/>
          <table:table-cell table:formula="of:=IFERROR(([.I140]/[.D140])*100; &quot;&quot;)">
            <text:p/>
          </table:table-cell>
          <table:table-cell table:style-name="ce1"/>
          <table:table-cell table:formula="of:=IFERROR(([.K140]/[.D140])*100; &quot;&quot;)">
            <text:p/>
          </table:table-cell>
          <table:table-cell table:style-name="ce1"/>
          <table:table-cell table:formula="of:=IFERROR(([.M140]/[.K140])*100; &quot;&quot;)">
            <text:p/>
          </table:table-cell>
          <table:table-cell/>
          <table:table-cell table:formula="of:=IFERROR(([.O140]/[.K140])*100; &quot;&quot;)">
            <text:p/>
          </table:table-cell>
          <table:table-cell table:formula="of:=IF([.E140] = &quot;&quot; ;&quot;&quot;; [.E140]-[.O140])">
            <text:p/>
          </table:table-cell>
          <table:table-cell table:formula="of:=IFERROR(([.Q140]/[.I140])*100; &quot;&quot;)">
            <text:p/>
          </table:table-cell>
          <table:table-cell/>
          <table:table-cell table:formula="of:=IFERROR(([.S140]/[.K140])*100; &quot;&quot;)">
            <text:p/>
          </table:table-cell>
          <table:table-cell table:formula="of:=IF([.G140] = &quot;&quot; ;&quot;&quot;; [.G140]-[.S140])">
            <text:p/>
          </table:table-cell>
          <table:table-cell table:formula="of:=IFERROR(([.U140]/[.I140])*100; &quot;&quot;)">
            <text:p/>
          </table:table-cell>
          <table:table-cell table:style-name="ce1"/>
          <table:table-cell table:formula="of:=IFERROR(([.W140]/[.E140])*100; &quot;&quot;)">
            <text:p/>
          </table:table-cell>
          <table:table-cell table:style-name="ce1" table:number-columns-repeated="2"/>
          <table:table-cell table:formula="of:=IFERROR(([.Z140]/[.I140])*100; &quot;&quot;)">
            <text:p/>
          </table:table-cell>
          <table:table-cell table:style-name="ce1"/>
          <table:table-cell table:formula="of:=IFERROR(([.AB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AF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BN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40]/[.I140])*100; &quot;&quot;)">
            <text:p/>
          </table:table-cell>
          <table:table-cell table:style-name="ce1"/>
          <table:table-cell table:formula="of:=IFERROR(([.CH140]/[.I140])*100; &quot;&quot;)">
            <text:p/>
          </table:table-cell>
          <table:table-cell table:style-name="ce1"/>
          <table:table-cell table:formula="of:=IFERROR(([.CJ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CV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CZ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10</text:p>
          </table:table-cell>
          <table:table-cell office:value-type="string" calcext:value-type="string">
            <text:p>108.06.34</text:p>
          </table:table-cell>
          <table:table-cell office:value-type="float" office:value="274" calcext:value-type="float">
            <text:p>274</text:p>
          </table:table-cell>
          <table:table-cell table:formula="of:=IF([.C141]=&quot;&quot;;&quot;&quot;;[.C141]-[.Y141])"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table:formula="of:=IFERROR(([.E141]/[.D141])*100; &quot;&quot;)" office:value-type="float" office:value="4.7008547008547" calcext:value-type="float">
            <text:p>4,7008547008547</text:p>
          </table:table-cell>
          <table:table-cell office:value-type="float" office:value="3" calcext:value-type="float">
            <text:p>3</text:p>
          </table:table-cell>
          <table:table-cell table:formula="of:=IFERROR(([.G141]/[.D141])*100; &quot;&quot;)" office:value-type="float" office:value="1.28205128205128" calcext:value-type="float">
            <text:p>1,28205128205128</text:p>
          </table:table-cell>
          <table:table-cell office:value-type="float" office:value="213" calcext:value-type="float">
            <text:p>213</text:p>
          </table:table-cell>
          <table:table-cell table:formula="of:=IFERROR(([.I141]/[.D141])*100; &quot;&quot;)" office:value-type="float" office:value="91.025641025641" calcext:value-type="float">
            <text:p>91,025641025641</text:p>
          </table:table-cell>
          <table:table-cell office:value-type="float" office:value="21" calcext:value-type="float">
            <text:p>21</text:p>
          </table:table-cell>
          <table:table-cell table:formula="of:=IFERROR(([.K141]/[.D141])*100; &quot;&quot;)" office:value-type="float" office:value="8.97435897435897" calcext:value-type="float">
            <text:p>8,97435897435897</text:p>
          </table:table-cell>
          <table:table-cell office:value-type="float" office:value="6" calcext:value-type="float">
            <text:p>6</text:p>
          </table:table-cell>
          <table:table-cell table:formula="of:=IFERROR(([.M141]/[.K141])*100; &quot;&quot;)" office:value-type="float" office:value="28.5714285714286" calcext:value-type="float">
            <text:p>28,5714285714286</text:p>
          </table:table-cell>
          <table:table-cell office:value-type="float" office:value="9" calcext:value-type="float">
            <text:p>9</text:p>
          </table:table-cell>
          <table:table-cell table:formula="of:=IFERROR(([.O141]/[.K141])*100; &quot;&quot;)" office:value-type="float" office:value="42.8571428571429" calcext:value-type="float">
            <text:p>42,8571428571429</text:p>
          </table:table-cell>
          <table:table-cell table:formula="of:=IF([.E141] = &quot;&quot; ;&quot;&quot;; [.E141]-[.O141])" office:value-type="float" office:value="2" calcext:value-type="float">
            <text:p>2</text:p>
          </table:table-cell>
          <table:table-cell table:formula="of:=IFERROR(([.Q141]/[.I141])*100; &quot;&quot;)" office:value-type="float" office:value="0.938967136150235" calcext:value-type="float">
            <text:p>0,938967136150235</text:p>
          </table:table-cell>
          <table:table-cell office:value-type="float" office:value="2" calcext:value-type="float">
            <text:p>2</text:p>
          </table:table-cell>
          <table:table-cell table:formula="of:=IFERROR(([.S141]/[.K141])*100; &quot;&quot;)" office:value-type="float" office:value="9.52380952380952" calcext:value-type="float">
            <text:p>9,52380952380952</text:p>
          </table:table-cell>
          <table:table-cell table:formula="of:=IF([.G141] = &quot;&quot; ;&quot;&quot;; [.G141]-[.S141])" office:value-type="float" office:value="1" calcext:value-type="float">
            <text:p>1</text:p>
          </table:table-cell>
          <table:table-cell table:formula="of:=IFERROR(([.U141]/[.I141])*100; &quot;&quot;)" office:value-type="float" office:value="0.469483568075117" calcext:value-type="float">
            <text:p>0,469483568075117</text:p>
          </table:table-cell>
          <table:table-cell office:value-type="float" office:value="8" calcext:value-type="float">
            <text:p>8</text:p>
          </table:table-cell>
          <table:table-cell table:formula="of:=IFERROR(([.W141]/[.E141])*100; &quot;&quot;)" office:value-type="float" office:value="72.7272727272727" calcext:value-type="float">
            <text:p>72,72727272727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ERROR(([.Z141]/[.I141])*100; &quot;&quot;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ERROR(([.AB141]/[.I141])*100; &quot;&quot;)" office:value-type="float" office:value="28.169014084507" calcext:value-type="float">
            <text:p>28,169014084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F141]/[.I141])*100; &quot;&quot;)" office:value-type="float" office:value="1.87793427230047" calcext:value-type="float">
            <text:p>1,87793427230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141]/[.I141])*100; &quot;&quot;)" office:value-type="float" office:value="2.34741784037559" calcext:value-type="float">
            <text:p>2,34741784037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1]/[.I1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F141]/[.I141])*100; &quot;&quot;)" office:value-type="float" office:value="62.4413145539906" calcext:value-type="float">
            <text:p>62,4413145539906</text:p>
          </table:table-cell>
          <table:table-cell office:value-type="float" office:value="3" calcext:value-type="float">
            <text:p>3</text:p>
          </table:table-cell>
          <table:table-cell table:formula="of:=IFERROR(([.CH141]/[.I141])*100; &quot;&quot;)" office:value-type="float" office:value="1.40845070422535" calcext:value-type="float">
            <text:p>1,40845070422535</text:p>
          </table:table-cell>
          <table:table-cell office:value-type="float" office:value="3" calcext:value-type="float">
            <text:p>3</text:p>
          </table:table-cell>
          <table:table-cell table:formula="of:=IFERROR(([.CJ141]/[.I141])*100; &quot;&quot;)" office:value-type="float" office:value="1.40845070422535" calcext:value-type="float">
            <text:p>1,40845070422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41]/[.I141])*100; &quot;&quot;)" office:value-type="float" office:value="1.40845070422535" calcext:value-type="float">
            <text:p>1,40845070422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141]/[.I141])*100; &quot;&quot;)" office:value-type="float" office:value="0.469483568075117" calcext:value-type="float">
            <text:p>0,469483568075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41]/[.I141])*100; &quot;&quot;)" office:value-type="float" office:value="0.469483568075117" calcext:value-type="float">
            <text:p>0,469483568075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42]=&quot;&quot;;&quot;&quot;;[.C142]-[.Y142])">
            <text:p/>
          </table:table-cell>
          <table:table-cell table:style-name="ce1"/>
          <table:table-cell table:formula="of:=IFERROR(([.E142]/[.D142])*100; &quot;&quot;)">
            <text:p/>
          </table:table-cell>
          <table:table-cell table:style-name="ce1"/>
          <table:table-cell table:formula="of:=IFERROR(([.G142]/[.D142])*100; &quot;&quot;)">
            <text:p/>
          </table:table-cell>
          <table:table-cell table:style-name="ce1"/>
          <table:table-cell table:formula="of:=IFERROR(([.I142]/[.D142])*100; &quot;&quot;)">
            <text:p/>
          </table:table-cell>
          <table:table-cell table:style-name="ce1"/>
          <table:table-cell table:formula="of:=IFERROR(([.K142]/[.D142])*100; &quot;&quot;)">
            <text:p/>
          </table:table-cell>
          <table:table-cell table:style-name="ce1"/>
          <table:table-cell table:formula="of:=IFERROR(([.M142]/[.K142])*100; &quot;&quot;)">
            <text:p/>
          </table:table-cell>
          <table:table-cell/>
          <table:table-cell table:formula="of:=IFERROR(([.O142]/[.K142])*100; &quot;&quot;)">
            <text:p/>
          </table:table-cell>
          <table:table-cell table:formula="of:=IF([.E142] = &quot;&quot; ;&quot;&quot;; [.E142]-[.O142])">
            <text:p/>
          </table:table-cell>
          <table:table-cell table:formula="of:=IFERROR(([.Q142]/[.I142])*100; &quot;&quot;)">
            <text:p/>
          </table:table-cell>
          <table:table-cell/>
          <table:table-cell table:formula="of:=IFERROR(([.S142]/[.K142])*100; &quot;&quot;)">
            <text:p/>
          </table:table-cell>
          <table:table-cell table:formula="of:=IF([.G142] = &quot;&quot; ;&quot;&quot;; [.G142]-[.S142])">
            <text:p/>
          </table:table-cell>
          <table:table-cell table:formula="of:=IFERROR(([.U142]/[.I142])*100; &quot;&quot;)">
            <text:p/>
          </table:table-cell>
          <table:table-cell table:style-name="ce1"/>
          <table:table-cell table:formula="of:=IFERROR(([.W142]/[.E142])*100; &quot;&quot;)">
            <text:p/>
          </table:table-cell>
          <table:table-cell table:style-name="ce1" table:number-columns-repeated="2"/>
          <table:table-cell table:formula="of:=IFERROR(([.Z142]/[.I142])*100; &quot;&quot;)">
            <text:p/>
          </table:table-cell>
          <table:table-cell table:style-name="ce1"/>
          <table:table-cell table:formula="of:=IFERROR(([.AB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AF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BN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42]/[.I142])*100; &quot;&quot;)">
            <text:p/>
          </table:table-cell>
          <table:table-cell table:style-name="ce1"/>
          <table:table-cell table:formula="of:=IFERROR(([.CH142]/[.I142])*100; &quot;&quot;)">
            <text:p/>
          </table:table-cell>
          <table:table-cell table:style-name="ce1"/>
          <table:table-cell table:formula="of:=IFERROR(([.CJ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CV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CZ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40</text:p>
          </table:table-cell>
          <table:table-cell office:value-type="string" calcext:value-type="string">
            <text:p>105.06.85</text:p>
          </table:table-cell>
          <table:table-cell office:value-type="float" office:value="348" calcext:value-type="float">
            <text:p>348</text:p>
          </table:table-cell>
          <table:table-cell table:formula="of:=IF([.C143]=&quot;&quot;;&quot;&quot;;[.C143]-[.Y143])"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table:formula="of:=IFERROR(([.E143]/[.D143])*100; &quot;&quot;)" office:value-type="float" office:value="8.74125874125874" calcext:value-type="float">
            <text:p>8,74125874125874</text:p>
          </table:table-cell>
          <table:table-cell office:value-type="float" office:value="9" calcext:value-type="float">
            <text:p>9</text:p>
          </table:table-cell>
          <table:table-cell table:formula="of:=IFERROR(([.G143]/[.D143])*100; &quot;&quot;)" office:value-type="float" office:value="3.14685314685315" calcext:value-type="float">
            <text:p>3,14685314685315</text:p>
          </table:table-cell>
          <table:table-cell office:value-type="float" office:value="247" calcext:value-type="float">
            <text:p>247</text:p>
          </table:table-cell>
          <table:table-cell table:formula="of:=IFERROR(([.I143]/[.D143])*100; &quot;&quot;)" office:value-type="float" office:value="86.3636363636364" calcext:value-type="float">
            <text:p>86,3636363636364</text:p>
          </table:table-cell>
          <table:table-cell office:value-type="float" office:value="39" calcext:value-type="float">
            <text:p>39</text:p>
          </table:table-cell>
          <table:table-cell table:formula="of:=IFERROR(([.K143]/[.D143])*100; &quot;&quot;)" office:value-type="float" office:value="13.6363636363636" calcext:value-type="float">
            <text:p>13,6363636363636</text:p>
          </table:table-cell>
          <table:table-cell office:value-type="float" office:value="9" calcext:value-type="float">
            <text:p>9</text:p>
          </table:table-cell>
          <table:table-cell table:formula="of:=IFERROR(([.M143]/[.K143])*100; &quot;&quot;)" office:value-type="float" office:value="23.0769230769231" calcext:value-type="float">
            <text:p>23,0769230769231</text:p>
          </table:table-cell>
          <table:table-cell office:value-type="float" office:value="21" calcext:value-type="float">
            <text:p>21</text:p>
          </table:table-cell>
          <table:table-cell table:formula="of:=IFERROR(([.O143]/[.K143])*100; &quot;&quot;)" office:value-type="float" office:value="53.8461538461539" calcext:value-type="float">
            <text:p>53,8461538461539</text:p>
          </table:table-cell>
          <table:table-cell table:formula="of:=IF([.E143] = &quot;&quot; ;&quot;&quot;; [.E143]-[.O143])" office:value-type="float" office:value="4" calcext:value-type="float">
            <text:p>4</text:p>
          </table:table-cell>
          <table:table-cell table:formula="of:=IFERROR(([.Q143]/[.I143])*100; &quot;&quot;)" office:value-type="float" office:value="1.61943319838057" calcext:value-type="float">
            <text:p>1,61943319838057</text:p>
          </table:table-cell>
          <table:table-cell office:value-type="float" office:value="6" calcext:value-type="float">
            <text:p>6</text:p>
          </table:table-cell>
          <table:table-cell table:formula="of:=IFERROR(([.S143]/[.K143])*100; &quot;&quot;)" office:value-type="float" office:value="15.3846153846154" calcext:value-type="float">
            <text:p>15,3846153846154</text:p>
          </table:table-cell>
          <table:table-cell table:formula="of:=IF([.G143] = &quot;&quot; ;&quot;&quot;; [.G143]-[.S143])" office:value-type="float" office:value="3" calcext:value-type="float">
            <text:p>3</text:p>
          </table:table-cell>
          <table:table-cell table:formula="of:=IFERROR(([.U143]/[.I143])*100; &quot;&quot;)" office:value-type="float" office:value="1.21457489878543" calcext:value-type="float">
            <text:p>1,21457489878543</text:p>
          </table:table-cell>
          <table:table-cell office:value-type="float" office:value="18" calcext:value-type="float">
            <text:p>18</text:p>
          </table:table-cell>
          <table:table-cell table:formula="of:=IFERROR(([.W143]/[.E143])*100; &quot;&quot;)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IFERROR(([.Z143]/[.I143])*100; &quot;&quot;)" office:value-type="float" office:value="2.42914979757085" calcext:value-type="float">
            <text:p>2,42914979757085</text:p>
          </table:table-cell>
          <table:table-cell office:value-type="float" office:value="81" calcext:value-type="float">
            <text:p>81</text:p>
          </table:table-cell>
          <table:table-cell table:formula="of:=IFERROR(([.AB143]/[.I143])*100; &quot;&quot;)" office:value-type="float" office:value="32.7935222672065" calcext:value-type="float">
            <text:p>32,7935222672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43]/[.I143])*100; &quot;&quot;)" office:value-type="float" office:value="0.809716599190283" calcext:value-type="float">
            <text:p>0,8097165991902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J143]/[.I143])*100; &quot;&quot;)" office:value-type="float" office:value="2.42914979757085" calcext:value-type="float">
            <text:p>2,42914979757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3]/[.I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143]/[.I143])*100; &quot;&quot;)" office:value-type="float" office:value="7.28744939271255" calcext:value-type="float">
            <text:p>7,28744939271255</text:p>
          </table:table-cell>
          <table:table-cell office:value-type="float" office:value="5" calcext:value-type="float">
            <text:p>5</text:p>
          </table:table-cell>
          <table:table-cell table:formula="of:=IFERROR(([.CH143]/[.I143])*100; &quot;&quot;)" office:value-type="float" office:value="2.02429149797571" calcext:value-type="float">
            <text:p>2,02429149797571</text:p>
          </table:table-cell>
          <table:table-cell office:value-type="float" office:value="125" calcext:value-type="float">
            <text:p>125</text:p>
          </table:table-cell>
          <table:table-cell table:formula="of:=IFERROR(([.CJ143]/[.I143])*100; &quot;&quot;)" office:value-type="float" office:value="50.6072874493927" calcext:value-type="float">
            <text:p>50,6072874493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43]/[.I143])*100; &quot;&quot;)" office:value-type="float" office:value="1.21457489878543" calcext:value-type="float">
            <text:p>1,2145748987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43]/[.I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43]/[.I143])*100; &quot;&quot;)" office:value-type="float" office:value="0.404858299595142" calcext:value-type="float">
            <text:p>0,404858299595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44]=&quot;&quot;;&quot;&quot;;[.C144]-[.Y144])">
            <text:p/>
          </table:table-cell>
          <table:table-cell table:style-name="ce1"/>
          <table:table-cell table:formula="of:=IFERROR(([.E144]/[.D144])*100; &quot;&quot;)">
            <text:p/>
          </table:table-cell>
          <table:table-cell table:style-name="ce1"/>
          <table:table-cell table:formula="of:=IFERROR(([.G144]/[.D144])*100; &quot;&quot;)">
            <text:p/>
          </table:table-cell>
          <table:table-cell table:style-name="ce1"/>
          <table:table-cell table:formula="of:=IFERROR(([.I144]/[.D144])*100; &quot;&quot;)">
            <text:p/>
          </table:table-cell>
          <table:table-cell table:style-name="ce1"/>
          <table:table-cell table:formula="of:=IFERROR(([.K144]/[.D144])*100; &quot;&quot;)">
            <text:p/>
          </table:table-cell>
          <table:table-cell table:style-name="ce1"/>
          <table:table-cell table:formula="of:=IFERROR(([.M144]/[.K144])*100; &quot;&quot;)">
            <text:p/>
          </table:table-cell>
          <table:table-cell/>
          <table:table-cell table:formula="of:=IFERROR(([.O144]/[.K144])*100; &quot;&quot;)">
            <text:p/>
          </table:table-cell>
          <table:table-cell table:formula="of:=IF([.E144] = &quot;&quot; ;&quot;&quot;; [.E144]-[.O144])">
            <text:p/>
          </table:table-cell>
          <table:table-cell table:formula="of:=IFERROR(([.Q144]/[.I144])*100; &quot;&quot;)">
            <text:p/>
          </table:table-cell>
          <table:table-cell/>
          <table:table-cell table:formula="of:=IFERROR(([.S144]/[.K144])*100; &quot;&quot;)">
            <text:p/>
          </table:table-cell>
          <table:table-cell table:formula="of:=IF([.G144] = &quot;&quot; ;&quot;&quot;; [.G144]-[.S144])">
            <text:p/>
          </table:table-cell>
          <table:table-cell table:formula="of:=IFERROR(([.U144]/[.I144])*100; &quot;&quot;)">
            <text:p/>
          </table:table-cell>
          <table:table-cell table:style-name="ce1"/>
          <table:table-cell table:formula="of:=IFERROR(([.W144]/[.E144])*100; &quot;&quot;)">
            <text:p/>
          </table:table-cell>
          <table:table-cell table:style-name="ce1" table:number-columns-repeated="2"/>
          <table:table-cell table:formula="of:=IFERROR(([.Z144]/[.I144])*100; &quot;&quot;)">
            <text:p/>
          </table:table-cell>
          <table:table-cell table:style-name="ce1"/>
          <table:table-cell table:formula="of:=IFERROR(([.AB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AF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BN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44]/[.I144])*100; &quot;&quot;)">
            <text:p/>
          </table:table-cell>
          <table:table-cell table:style-name="ce1"/>
          <table:table-cell table:formula="of:=IFERROR(([.CH144]/[.I144])*100; &quot;&quot;)">
            <text:p/>
          </table:table-cell>
          <table:table-cell table:style-name="ce1"/>
          <table:table-cell table:formula="of:=IFERROR(([.CJ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CV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CZ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20 v3</text:p>
          </table:table-cell>
          <table:table-cell office:value-type="string" calcext:value-type="string">
            <text:p>07.27</text:p>
          </table:table-cell>
          <table:table-cell office:value-type="float" office:value="314" calcext:value-type="float">
            <text:p>314</text:p>
          </table:table-cell>
          <table:table-cell table:formula="of:=IF([.C145]=&quot;&quot;;&quot;&quot;;[.C145]-[.Y145]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IFERROR(([.E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5]/[.D145])*100; &quot;&quot;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IFERROR(([.I145]/[.D14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45]/[.K145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45]/[.K145])*100; &quot;&quot;)">
            <text:p/>
          </table:table-cell>
          <table:table-cell table:formula="of:=IF([.E145] = &quot;&quot; ;&quot;&quot;; [.E145]-[.O145])" office:value-type="float" office:value="0" calcext:value-type="float">
            <text:p>0</text:p>
          </table:table-cell>
          <table:table-cell table:style-name="ce3" table:formula="of:=IFERROR(([.Q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5]/[.K145])*100; &quot;&quot;)">
            <text:p/>
          </table:table-cell>
          <table:table-cell table:formula="of:=IF([.G145] = &quot;&quot; ;&quot;&quot;; [.G145]-[.S145])" office:value-type="float" office:value="0" calcext:value-type="float">
            <text:p>0</text:p>
          </table:table-cell>
          <table:table-cell table:formula="of:=IFERROR(([.U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45]/[.E145])*100; &quot;&quot;)"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Z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45]/[.I145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IFERROR(([.BJ145]/[.I145])*100; &quot;&quot;)" office:value-type="float" office:value="98.8372093023256" calcext:value-type="float">
            <text:p>98,8372093023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46]=&quot;&quot;;&quot;&quot;;[.C146]-[.Y146])">
            <text:p/>
          </table:table-cell>
          <table:table-cell table:style-name="ce1"/>
          <table:table-cell table:formula="of:=IFERROR(([.E146]/[.D146])*100; &quot;&quot;)">
            <text:p/>
          </table:table-cell>
          <table:table-cell table:style-name="ce1"/>
          <table:table-cell table:formula="of:=IFERROR(([.G146]/[.D146])*100; &quot;&quot;)">
            <text:p/>
          </table:table-cell>
          <table:table-cell table:style-name="ce1"/>
          <table:table-cell table:formula="of:=IFERROR(([.I146]/[.D146])*100; &quot;&quot;)">
            <text:p/>
          </table:table-cell>
          <table:table-cell table:style-name="ce1"/>
          <table:table-cell table:formula="of:=IFERROR(([.K146]/[.D146])*100; &quot;&quot;)">
            <text:p/>
          </table:table-cell>
          <table:table-cell table:style-name="ce1"/>
          <table:table-cell table:formula="of:=IFERROR(([.M146]/[.K146])*100; &quot;&quot;)">
            <text:p/>
          </table:table-cell>
          <table:table-cell/>
          <table:table-cell table:formula="of:=IFERROR(([.O146]/[.K146])*100; &quot;&quot;)">
            <text:p/>
          </table:table-cell>
          <table:table-cell table:formula="of:=IF([.E146] = &quot;&quot; ;&quot;&quot;; [.E146]-[.O146])">
            <text:p/>
          </table:table-cell>
          <table:table-cell table:formula="of:=IFERROR(([.Q146]/[.I146])*100; &quot;&quot;)">
            <text:p/>
          </table:table-cell>
          <table:table-cell/>
          <table:table-cell table:formula="of:=IFERROR(([.S146]/[.K146])*100; &quot;&quot;)">
            <text:p/>
          </table:table-cell>
          <table:table-cell table:formula="of:=IF([.G146] = &quot;&quot; ;&quot;&quot;; [.G146]-[.S146])">
            <text:p/>
          </table:table-cell>
          <table:table-cell table:formula="of:=IFERROR(([.U146]/[.I146])*100; &quot;&quot;)">
            <text:p/>
          </table:table-cell>
          <table:table-cell table:style-name="ce1"/>
          <table:table-cell table:formula="of:=IFERROR(([.W146]/[.E146])*100; &quot;&quot;)">
            <text:p/>
          </table:table-cell>
          <table:table-cell table:style-name="ce1" table:number-columns-repeated="2"/>
          <table:table-cell table:formula="of:=IFERROR(([.Z146]/[.I146])*100; &quot;&quot;)">
            <text:p/>
          </table:table-cell>
          <table:table-cell table:style-name="ce1"/>
          <table:table-cell table:formula="of:=IFERROR(([.AB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AF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BN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46]/[.I146])*100; &quot;&quot;)">
            <text:p/>
          </table:table-cell>
          <table:table-cell table:style-name="ce1"/>
          <table:table-cell table:formula="of:=IFERROR(([.CH146]/[.I146])*100; &quot;&quot;)">
            <text:p/>
          </table:table-cell>
          <table:table-cell table:style-name="ce1"/>
          <table:table-cell table:formula="of:=IFERROR(([.CJ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CV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CZ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90 v1</text:p>
          </table:table-cell>
          <table:table-cell office:value-type="string" calcext:value-type="string">
            <text:p>07.28</text:p>
          </table:table-cell>
          <table:table-cell office:value-type="float" office:value="423" calcext:value-type="float">
            <text:p>423</text:p>
          </table:table-cell>
          <table:table-cell table:formula="of:=IF([.C147]=&quot;&quot;;&quot;&quot;;[.C147]-[.Y147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IFERROR(([.E147]/[.D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7]/[.D147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I147]/[.D147])*100; &quot;&quot;)" office:value-type="float" office:value="2.05278592375367" calcext:value-type="float">
            <text:p>2,05278592375367</text:p>
          </table:table-cell>
          <table:table-cell office:value-type="float" office:value="334" calcext:value-type="float">
            <text:p>334</text:p>
          </table:table-cell>
          <table:table-cell table:formula="of:=IFERROR(([.K147]/[.D147])*100; &quot;&quot;)" office:value-type="float" office:value="97.9472140762463" calcext:value-type="float">
            <text:p>97,9472140762463</text:p>
          </table:table-cell>
          <table:table-cell office:value-type="float" office:value="0" calcext:value-type="float">
            <text:p>0</text:p>
          </table:table-cell>
          <table:table-cell table:formula="of:=IFERROR(([.M147]/[.K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47]/[.K147])*100; &quot;&quot;)" office:value-type="float" office:value="0" calcext:value-type="float">
            <text:p>0</text:p>
          </table:table-cell>
          <table:table-cell table:formula="of:=IF([.E147] = &quot;&quot; ;&quot;&quot;; [.E147]-[.O147])" office:value-type="float" office:value="0" calcext:value-type="float">
            <text:p>0</text:p>
          </table:table-cell>
          <table:table-cell table:style-name="ce3" table:formula="of:=IFERROR(([.Q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7]/[.K147])*100; &quot;&quot;)" office:value-type="float" office:value="0" calcext:value-type="float">
            <text:p>0</text:p>
          </table:table-cell>
          <table:table-cell table:formula="of:=IF([.G147] = &quot;&quot; ;&quot;&quot;; [.G147]-[.S147])" office:value-type="float" office:value="0" calcext:value-type="float">
            <text:p>0</text:p>
          </table:table-cell>
          <table:table-cell table:formula="of:=IFERROR(([.U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47]/[.E147])*100; &quot;&quot;)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ERROR(([.Z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47]/[.I147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J147]/[.I147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16" calcext:value-type="float">
            <text:p>416</text:p>
          </table:table-cell>
          <table:table-cell table:formula="of:=IF([.C148]=&quot;&quot;;&quot;&quot;;[.C148]-[.Y148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48]/[.D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8]/[.D148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I148]/[.D148])*100; &quot;&quot;)" office:value-type="float" office:value="2.08333333333333" calcext:value-type="float">
            <text:p>2,08333333333333</text:p>
          </table:table-cell>
          <table:table-cell office:value-type="float" office:value="329" calcext:value-type="float">
            <text:p>329</text:p>
          </table:table-cell>
          <table:table-cell table:formula="of:=IFERROR(([.K148]/[.D148])*100; &quot;&quot;)" office:value-type="float" office:value="97.9166666666667" calcext:value-type="float">
            <text:p>97,9166666666667</text:p>
          </table:table-cell>
          <table:table-cell office:value-type="float" office:value="0" calcext:value-type="float">
            <text:p>0</text:p>
          </table:table-cell>
          <table:table-cell table:formula="of:=IFERROR(([.M148]/[.K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48]/[.K148])*100; &quot;&quot;)" office:value-type="float" office:value="0" calcext:value-type="float">
            <text:p>0</text:p>
          </table:table-cell>
          <table:table-cell table:formula="of:=IF([.E148] = &quot;&quot; ;&quot;&quot;; [.E148]-[.O148])" office:value-type="float" office:value="0" calcext:value-type="float">
            <text:p>0</text:p>
          </table:table-cell>
          <table:table-cell table:style-name="ce3" table:formula="of:=IFERROR(([.Q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8]/[.K148])*100; &quot;&quot;)" office:value-type="float" office:value="0" calcext:value-type="float">
            <text:p>0</text:p>
          </table:table-cell>
          <table:table-cell table:formula="of:=IF([.G148] = &quot;&quot; ;&quot;&quot;; [.G148]-[.S148])" office:value-type="float" office:value="0" calcext:value-type="float">
            <text:p>0</text:p>
          </table:table-cell>
          <table:table-cell table:formula="of:=IFERROR(([.U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48]/[.E148])*100; &quot;&quot;)">
            <text:p/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Z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48]/[.I148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J148]/[.I148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49]=&quot;&quot;;&quot;&quot;;[.C149]-[.Y149])">
            <text:p/>
          </table:table-cell>
          <table:table-cell table:style-name="ce1"/>
          <table:table-cell table:formula="of:=IFERROR(([.E149]/[.D149])*100; &quot;&quot;)">
            <text:p/>
          </table:table-cell>
          <table:table-cell table:style-name="ce1"/>
          <table:table-cell table:formula="of:=IFERROR(([.G149]/[.D149])*100; &quot;&quot;)">
            <text:p/>
          </table:table-cell>
          <table:table-cell table:style-name="ce1"/>
          <table:table-cell table:formula="of:=IFERROR(([.I149]/[.D149])*100; &quot;&quot;)">
            <text:p/>
          </table:table-cell>
          <table:table-cell table:style-name="ce1"/>
          <table:table-cell table:formula="of:=IFERROR(([.K149]/[.D149])*100; &quot;&quot;)">
            <text:p/>
          </table:table-cell>
          <table:table-cell table:style-name="ce1"/>
          <table:table-cell table:formula="of:=IFERROR(([.M149]/[.K149])*100; &quot;&quot;)">
            <text:p/>
          </table:table-cell>
          <table:table-cell/>
          <table:table-cell table:formula="of:=IFERROR(([.O149]/[.K149])*100; &quot;&quot;)">
            <text:p/>
          </table:table-cell>
          <table:table-cell table:formula="of:=IF([.E149] = &quot;&quot; ;&quot;&quot;; [.E149]-[.O149])">
            <text:p/>
          </table:table-cell>
          <table:table-cell table:formula="of:=IFERROR(([.Q149]/[.I149])*100; &quot;&quot;)">
            <text:p/>
          </table:table-cell>
          <table:table-cell/>
          <table:table-cell table:formula="of:=IFERROR(([.S149]/[.K149])*100; &quot;&quot;)">
            <text:p/>
          </table:table-cell>
          <table:table-cell table:formula="of:=IF([.G149] = &quot;&quot; ;&quot;&quot;; [.G149]-[.S149])">
            <text:p/>
          </table:table-cell>
          <table:table-cell table:formula="of:=IFERROR(([.U149]/[.I149])*100; &quot;&quot;)">
            <text:p/>
          </table:table-cell>
          <table:table-cell table:style-name="ce1"/>
          <table:table-cell table:formula="of:=IFERROR(([.W149]/[.E149])*100; &quot;&quot;)">
            <text:p/>
          </table:table-cell>
          <table:table-cell table:style-name="ce1" table:number-columns-repeated="2"/>
          <table:table-cell table:formula="of:=IFERROR(([.Z149]/[.I149])*100; &quot;&quot;)">
            <text:p/>
          </table:table-cell>
          <table:table-cell table:style-name="ce1"/>
          <table:table-cell table:formula="of:=IFERROR(([.AB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AF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BN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49]/[.I149])*100; &quot;&quot;)">
            <text:p/>
          </table:table-cell>
          <table:table-cell table:style-name="ce1"/>
          <table:table-cell table:formula="of:=IFERROR(([.CH149]/[.I149])*100; &quot;&quot;)">
            <text:p/>
          </table:table-cell>
          <table:table-cell table:style-name="ce1"/>
          <table:table-cell table:formula="of:=IFERROR(([.CJ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CV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CZ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20 v1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0]=&quot;&quot;;&quot;&quot;;[.C150]-[.Y150]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IFERROR(([.E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0]/[.D150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I150]/[.D15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50]/[.K15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50]/[.K150])*100; &quot;&quot;)">
            <text:p/>
          </table:table-cell>
          <table:table-cell table:formula="of:=IF([.E150] = &quot;&quot; ;&quot;&quot;; [.E150]-[.O150])" office:value-type="float" office:value="0" calcext:value-type="float">
            <text:p>0</text:p>
          </table:table-cell>
          <table:table-cell table:style-name="ce3" table:formula="of:=IFERROR(([.Q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0]/[.K150])*100; &quot;&quot;)">
            <text:p/>
          </table:table-cell>
          <table:table-cell table:formula="of:=IF([.G150] = &quot;&quot; ;&quot;&quot;; [.G150]-[.S150])" office:value-type="float" office:value="0" calcext:value-type="float">
            <text:p>0</text:p>
          </table:table-cell>
          <table:table-cell table:formula="of:=IFERROR(([.U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50]/[.E150])*100; &quot;&quot;)"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Z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50]/[.I150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J150]/[.I150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51]=&quot;&quot;;&quot;&quot;;[.C151]-[.Y151])">
            <text:p/>
          </table:table-cell>
          <table:table-cell table:style-name="ce1"/>
          <table:table-cell table:formula="of:=IFERROR(([.E151]/[.D151])*100; &quot;&quot;)">
            <text:p/>
          </table:table-cell>
          <table:table-cell table:style-name="ce1"/>
          <table:table-cell table:formula="of:=IFERROR(([.G151]/[.D151])*100; &quot;&quot;)">
            <text:p/>
          </table:table-cell>
          <table:table-cell table:style-name="ce1"/>
          <table:table-cell table:formula="of:=IFERROR(([.I151]/[.D151])*100; &quot;&quot;)">
            <text:p/>
          </table:table-cell>
          <table:table-cell table:style-name="ce1"/>
          <table:table-cell table:formula="of:=IFERROR(([.K151]/[.D151])*100; &quot;&quot;)">
            <text:p/>
          </table:table-cell>
          <table:table-cell table:style-name="ce1"/>
          <table:table-cell table:formula="of:=IFERROR(([.M151]/[.K151])*100; &quot;&quot;)">
            <text:p/>
          </table:table-cell>
          <table:table-cell/>
          <table:table-cell table:formula="of:=IFERROR(([.O151]/[.K151])*100; &quot;&quot;)">
            <text:p/>
          </table:table-cell>
          <table:table-cell table:formula="of:=IF([.E151] = &quot;&quot; ;&quot;&quot;; [.E151]-[.O151])">
            <text:p/>
          </table:table-cell>
          <table:table-cell table:formula="of:=IFERROR(([.Q151]/[.I151])*100; &quot;&quot;)">
            <text:p/>
          </table:table-cell>
          <table:table-cell/>
          <table:table-cell table:formula="of:=IFERROR(([.S151]/[.K151])*100; &quot;&quot;)">
            <text:p/>
          </table:table-cell>
          <table:table-cell table:formula="of:=IF([.G151] = &quot;&quot; ;&quot;&quot;; [.G151]-[.S151])">
            <text:p/>
          </table:table-cell>
          <table:table-cell table:formula="of:=IFERROR(([.U151]/[.I151])*100; &quot;&quot;)">
            <text:p/>
          </table:table-cell>
          <table:table-cell table:style-name="ce1"/>
          <table:table-cell table:formula="of:=IFERROR(([.W151]/[.E151])*100; &quot;&quot;)">
            <text:p/>
          </table:table-cell>
          <table:table-cell table:style-name="ce1" table:number-columns-repeated="2"/>
          <table:table-cell table:formula="of:=IFERROR(([.Z151]/[.I151])*100; &quot;&quot;)">
            <text:p/>
          </table:table-cell>
          <table:table-cell table:style-name="ce1"/>
          <table:table-cell table:formula="of:=IFERROR(([.AB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AF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BN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51]/[.I151])*100; &quot;&quot;)">
            <text:p/>
          </table:table-cell>
          <table:table-cell table:style-name="ce1"/>
          <table:table-cell table:formula="of:=IFERROR(([.CH151]/[.I151])*100; &quot;&quot;)">
            <text:p/>
          </table:table-cell>
          <table:table-cell table:style-name="ce1"/>
          <table:table-cell table:formula="of:=IFERROR(([.CJ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CV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CZ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42</text:p>
          </table:table-cell>
          <table:table-cell office:value-type="string" calcext:value-type="string">
            <text:p>123.06.34</text:p>
          </table:table-cell>
          <table:table-cell office:value-type="float" office:value="314" calcext:value-type="float">
            <text:p>314</text:p>
          </table:table-cell>
          <table:table-cell table:formula="of:=IF([.C152]=&quot;&quot;;&quot;&quot;;[.C152]-[.Y152])"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table:formula="of:=IFERROR(([.E152]/[.D152])*100; &quot;&quot;)" office:value-type="float" office:value="5.3030303030303" calcext:value-type="float">
            <text:p>5,3030303030303</text:p>
          </table:table-cell>
          <table:table-cell office:value-type="float" office:value="5" calcext:value-type="float">
            <text:p>5</text:p>
          </table:table-cell>
          <table:table-cell table:formula="of:=IFERROR(([.G152]/[.D152])*100; &quot;&quot;)" office:value-type="float" office:value="1.89393939393939" calcext:value-type="float">
            <text:p>1,89393939393939</text:p>
          </table:table-cell>
          <table:table-cell office:value-type="float" office:value="237" calcext:value-type="float">
            <text:p>237</text:p>
          </table:table-cell>
          <table:table-cell table:formula="of:=IFERROR(([.I152]/[.D152])*100; &quot;&quot;)" office:value-type="float" office:value="89.7727272727273" calcext:value-type="float">
            <text:p>89,7727272727273</text:p>
          </table:table-cell>
          <table:table-cell office:value-type="float" office:value="27" calcext:value-type="float">
            <text:p>27</text:p>
          </table:table-cell>
          <table:table-cell table:formula="of:=IFERROR(([.K152]/[.D152])*100; &quot;&quot;)" office:value-type="float" office:value="10.2272727272727" calcext:value-type="float">
            <text:p>10,2272727272727</text:p>
          </table:table-cell>
          <table:table-cell office:value-type="float" office:value="7" calcext:value-type="float">
            <text:p>7</text:p>
          </table:table-cell>
          <table:table-cell table:formula="of:=IFERROR(([.M152]/[.K152])*100; &quot;&quot;)" office:value-type="float" office:value="25.9259259259259" calcext:value-type="float">
            <text:p>25,9259259259259</text:p>
          </table:table-cell>
          <table:table-cell office:value-type="float" office:value="12" calcext:value-type="float">
            <text:p>12</text:p>
          </table:table-cell>
          <table:table-cell table:formula="of:=IFERROR(([.O152]/[.K152])*100; &quot;&quot;)" office:value-type="float" office:value="44.4444444444444" calcext:value-type="float">
            <text:p>44,4444444444444</text:p>
          </table:table-cell>
          <table:table-cell table:formula="of:=IF([.E152] = &quot;&quot; ;&quot;&quot;; [.E152]-[.O152])" office:value-type="float" office:value="2" calcext:value-type="float">
            <text:p>2</text:p>
          </table:table-cell>
          <table:table-cell table:formula="of:=IFERROR(([.Q152]/[.I152])*100; &quot;&quot;)" office:value-type="float" office:value="0.843881856540084" calcext:value-type="float">
            <text:p>0,843881856540084</text:p>
          </table:table-cell>
          <table:table-cell office:value-type="float" office:value="4" calcext:value-type="float">
            <text:p>4</text:p>
          </table:table-cell>
          <table:table-cell table:formula="of:=IFERROR(([.S152]/[.K152])*100; &quot;&quot;)" office:value-type="float" office:value="14.8148148148148" calcext:value-type="float">
            <text:p>14,8148148148148</text:p>
          </table:table-cell>
          <table:table-cell table:formula="of:=IF([.G152] = &quot;&quot; ;&quot;&quot;; [.G152]-[.S152])" office:value-type="float" office:value="1" calcext:value-type="float">
            <text:p>1</text:p>
          </table:table-cell>
          <table:table-cell table:formula="of:=IFERROR(([.U152]/[.I152])*100; &quot;&quot;)" office:value-type="float" office:value="0.421940928270042" calcext:value-type="float">
            <text:p>0,421940928270042</text:p>
          </table:table-cell>
          <table:table-cell office:value-type="float" office:value="10" calcext:value-type="float">
            <text:p>10</text:p>
          </table:table-cell>
          <table:table-cell table:formula="of:=IFERROR(([.W152]/[.E152])*100; &quot;&quot;)" office:value-type="float" office:value="71.4285714285714" calcext:value-type="float">
            <text:p>71,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IFERROR(([.Z152]/[.I152])*100; &quot;&quot;)" office:value-type="float" office:value="0.843881856540084" calcext:value-type="float">
            <text:p>0,843881856540084</text:p>
          </table:table-cell>
          <table:table-cell office:value-type="float" office:value="75" calcext:value-type="float">
            <text:p>75</text:p>
          </table:table-cell>
          <table:table-cell table:formula="of:=IFERROR(([.AB152]/[.I152])*100; &quot;&quot;)" office:value-type="float" office:value="31.6455696202532" calcext:value-type="float">
            <text:p>31,6455696202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52]/[.I152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ERROR(([.BJ152]/[.I152])*100; &quot;&quot;)" office:value-type="float" office:value="4.21940928270042" calcext:value-type="float">
            <text:p>4,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2]/[.I1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F152]/[.I152])*100; &quot;&quot;)" office:value-type="float" office:value="56.9620253164557" calcext:value-type="float">
            <text:p>56,9620253164557</text:p>
          </table:table-cell>
          <table:table-cell office:value-type="float" office:value="4" calcext:value-type="float">
            <text:p>4</text:p>
          </table:table-cell>
          <table:table-cell table:formula="of:=IFERROR(([.CH152]/[.I152])*100; &quot;&quot;)" office:value-type="float" office:value="1.68776371308017" calcext:value-type="float">
            <text:p>1,68776371308017</text:p>
          </table:table-cell>
          <table:table-cell office:value-type="float" office:value="3" calcext:value-type="float">
            <text:p>3</text:p>
          </table:table-cell>
          <table:table-cell table:formula="of:=IFERROR(([.CJ152]/[.I152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52]/[.I152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152]/[.I152])*100; &quot;&quot;)" office:value-type="float" office:value="0.421940928270042" calcext:value-type="float">
            <text:p>0,4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52]/[.I152])*100; &quot;&quot;)" office:value-type="float" office:value="0.421940928270042" calcext:value-type="float">
            <text:p>0,4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53]=&quot;&quot;;&quot;&quot;;[.C153]-[.Y153])">
            <text:p/>
          </table:table-cell>
          <table:table-cell table:style-name="ce1"/>
          <table:table-cell table:formula="of:=IFERROR(([.E153]/[.D153])*100; &quot;&quot;)">
            <text:p/>
          </table:table-cell>
          <table:table-cell table:style-name="ce1"/>
          <table:table-cell table:formula="of:=IFERROR(([.G153]/[.D153])*100; &quot;&quot;)">
            <text:p/>
          </table:table-cell>
          <table:table-cell table:style-name="ce1"/>
          <table:table-cell table:formula="of:=IFERROR(([.I153]/[.D153])*100; &quot;&quot;)">
            <text:p/>
          </table:table-cell>
          <table:table-cell table:style-name="ce1"/>
          <table:table-cell table:formula="of:=IFERROR(([.K153]/[.D153])*100; &quot;&quot;)">
            <text:p/>
          </table:table-cell>
          <table:table-cell table:style-name="ce1"/>
          <table:table-cell table:formula="of:=IFERROR(([.M153]/[.K153])*100; &quot;&quot;)">
            <text:p/>
          </table:table-cell>
          <table:table-cell/>
          <table:table-cell table:formula="of:=IFERROR(([.O153]/[.K153])*100; &quot;&quot;)">
            <text:p/>
          </table:table-cell>
          <table:table-cell table:formula="of:=IF([.E153] = &quot;&quot; ;&quot;&quot;; [.E153]-[.O153])">
            <text:p/>
          </table:table-cell>
          <table:table-cell table:formula="of:=IFERROR(([.Q153]/[.I153])*100; &quot;&quot;)">
            <text:p/>
          </table:table-cell>
          <table:table-cell/>
          <table:table-cell table:formula="of:=IFERROR(([.S153]/[.K153])*100; &quot;&quot;)">
            <text:p/>
          </table:table-cell>
          <table:table-cell table:formula="of:=IF([.G153] = &quot;&quot; ;&quot;&quot;; [.G153]-[.S153])">
            <text:p/>
          </table:table-cell>
          <table:table-cell table:formula="of:=IFERROR(([.U153]/[.I153])*100; &quot;&quot;)">
            <text:p/>
          </table:table-cell>
          <table:table-cell table:style-name="ce1"/>
          <table:table-cell table:formula="of:=IFERROR(([.W153]/[.E153])*100; &quot;&quot;)">
            <text:p/>
          </table:table-cell>
          <table:table-cell table:style-name="ce1" table:number-columns-repeated="2"/>
          <table:table-cell table:formula="of:=IFERROR(([.Z153]/[.I153])*100; &quot;&quot;)">
            <text:p/>
          </table:table-cell>
          <table:table-cell table:style-name="ce1"/>
          <table:table-cell table:formula="of:=IFERROR(([.AB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AF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BN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53]/[.I153])*100; &quot;&quot;)">
            <text:p/>
          </table:table-cell>
          <table:table-cell table:style-name="ce1"/>
          <table:table-cell table:formula="of:=IFERROR(([.CH153]/[.I153])*100; &quot;&quot;)">
            <text:p/>
          </table:table-cell>
          <table:table-cell table:style-name="ce1"/>
          <table:table-cell table:formula="of:=IFERROR(([.CJ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CV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CZ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LTE 6820 v2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4]=&quot;&quot;;&quot;&quot;;[.C154]-[.Y154]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IFERROR(([.E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4]/[.D154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I154]/[.D15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54]/[.K154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54]/[.K154])*100; &quot;&quot;)">
            <text:p/>
          </table:table-cell>
          <table:table-cell table:formula="of:=IF([.E154] = &quot;&quot; ;&quot;&quot;; [.E154]-[.O154])" office:value-type="float" office:value="0" calcext:value-type="float">
            <text:p>0</text:p>
          </table:table-cell>
          <table:table-cell table:style-name="ce3" table:formula="of:=IFERROR(([.Q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4]/[.K154])*100; &quot;&quot;)">
            <text:p/>
          </table:table-cell>
          <table:table-cell table:formula="of:=IF([.G154] = &quot;&quot; ;&quot;&quot;; [.G154]-[.S154])" office:value-type="float" office:value="0" calcext:value-type="float">
            <text:p>0</text:p>
          </table:table-cell>
          <table:table-cell table:formula="of:=IFERROR(([.U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54]/[.E154])*100; &quot;&quot;)"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Z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54]/[.I154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J154]/[.I154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55]=&quot;&quot;;&quot;&quot;;[.C155]-[.Y155])">
            <text:p/>
          </table:table-cell>
          <table:table-cell table:style-name="ce1"/>
          <table:table-cell table:formula="of:=IFERROR(([.E155]/[.D155])*100; &quot;&quot;)">
            <text:p/>
          </table:table-cell>
          <table:table-cell table:style-name="ce1"/>
          <table:table-cell table:formula="of:=IFERROR(([.G155]/[.D155])*100; &quot;&quot;)">
            <text:p/>
          </table:table-cell>
          <table:table-cell table:style-name="ce1"/>
          <table:table-cell table:formula="of:=IFERROR(([.I155]/[.D155])*100; &quot;&quot;)">
            <text:p/>
          </table:table-cell>
          <table:table-cell table:style-name="ce1"/>
          <table:table-cell table:formula="of:=IFERROR(([.K155]/[.D155])*100; &quot;&quot;)">
            <text:p/>
          </table:table-cell>
          <table:table-cell table:style-name="ce1"/>
          <table:table-cell table:formula="of:=IFERROR(([.M155]/[.K155])*100; &quot;&quot;)">
            <text:p/>
          </table:table-cell>
          <table:table-cell/>
          <table:table-cell table:formula="of:=IFERROR(([.O155]/[.K155])*100; &quot;&quot;)">
            <text:p/>
          </table:table-cell>
          <table:table-cell table:formula="of:=IF([.E155] = &quot;&quot; ;&quot;&quot;; [.E155]-[.O155])">
            <text:p/>
          </table:table-cell>
          <table:table-cell table:formula="of:=IFERROR(([.Q155]/[.I155])*100; &quot;&quot;)">
            <text:p/>
          </table:table-cell>
          <table:table-cell/>
          <table:table-cell table:formula="of:=IFERROR(([.S155]/[.K155])*100; &quot;&quot;)">
            <text:p/>
          </table:table-cell>
          <table:table-cell table:formula="of:=IF([.G155] = &quot;&quot; ;&quot;&quot;; [.G155]-[.S155])">
            <text:p/>
          </table:table-cell>
          <table:table-cell table:formula="of:=IFERROR(([.U155]/[.I155])*100; &quot;&quot;)">
            <text:p/>
          </table:table-cell>
          <table:table-cell table:style-name="ce1"/>
          <table:table-cell table:formula="of:=IFERROR(([.W155]/[.E155])*100; &quot;&quot;)">
            <text:p/>
          </table:table-cell>
          <table:table-cell table:style-name="ce1" table:number-columns-repeated="2"/>
          <table:table-cell table:formula="of:=IFERROR(([.Z155]/[.I155])*100; &quot;&quot;)">
            <text:p/>
          </table:table-cell>
          <table:table-cell table:style-name="ce1"/>
          <table:table-cell table:formula="of:=IFERROR(([.AB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AF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BN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55]/[.I155])*100; &quot;&quot;)">
            <text:p/>
          </table:table-cell>
          <table:table-cell table:style-name="ce1"/>
          <table:table-cell table:formula="of:=IFERROR(([.CH155]/[.I155])*100; &quot;&quot;)">
            <text:p/>
          </table:table-cell>
          <table:table-cell table:style-name="ce1"/>
          <table:table-cell table:formula="of:=IFERROR(([.CJ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CV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CZ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90 ax</text:p>
          </table:table-cell>
          <table:table-cell office:value-type="string" calcext:value-type="string">
            <text:p>07.28</text:p>
          </table:table-cell>
          <table:table-cell office:value-type="float" office:value="404" calcext:value-type="float">
            <text:p>404</text:p>
          </table:table-cell>
          <table:table-cell table:formula="of:=IF([.C156]=&quot;&quot;;&quot;&quot;;[.C156]-[.Y156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IFERROR(([.E156]/[.D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6]/[.D156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I156]/[.D156])*100; &quot;&quot;)" office:value-type="float" office:value="2.44648318042813" calcext:value-type="float">
            <text:p>2,44648318042813</text:p>
          </table:table-cell>
          <table:table-cell office:value-type="float" office:value="319" calcext:value-type="float">
            <text:p>319</text:p>
          </table:table-cell>
          <table:table-cell table:formula="of:=IFERROR(([.K156]/[.D156])*100; &quot;&quot;)" office:value-type="float" office:value="97.5535168195719" calcext:value-type="float">
            <text:p>97,5535168195719</text:p>
          </table:table-cell>
          <table:table-cell office:value-type="float" office:value="0" calcext:value-type="float">
            <text:p>0</text:p>
          </table:table-cell>
          <table:table-cell table:formula="of:=IFERROR(([.M156]/[.K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56]/[.K156])*100; &quot;&quot;)" office:value-type="float" office:value="0" calcext:value-type="float">
            <text:p>0</text:p>
          </table:table-cell>
          <table:table-cell table:formula="of:=IF([.E156] = &quot;&quot; ;&quot;&quot;; [.E156]-[.O156])" office:value-type="float" office:value="0" calcext:value-type="float">
            <text:p>0</text:p>
          </table:table-cell>
          <table:table-cell table:style-name="ce3" table:formula="of:=IFERROR(([.Q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6]/[.K156])*100; &quot;&quot;)" office:value-type="float" office:value="0" calcext:value-type="float">
            <text:p>0</text:p>
          </table:table-cell>
          <table:table-cell table:formula="of:=IF([.G156] = &quot;&quot; ;&quot;&quot;; [.G156]-[.S156])" office:value-type="float" office:value="0" calcext:value-type="float">
            <text:p>0</text:p>
          </table:table-cell>
          <table:table-cell table:formula="of:=IFERROR(([.U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56]/[.E156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F156]/[.I156])*100; &quot;&quot;)"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156]/[.I156])*100; &quot;&quot;)"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57]=&quot;&quot;;&quot;&quot;;[.C157]-[.Y157])">
            <text:p/>
          </table:table-cell>
          <table:table-cell table:style-name="ce1"/>
          <table:table-cell table:formula="of:=IFERROR(([.E157]/[.D157])*100; &quot;&quot;)">
            <text:p/>
          </table:table-cell>
          <table:table-cell table:style-name="ce1"/>
          <table:table-cell table:formula="of:=IFERROR(([.G157]/[.D157])*100; &quot;&quot;)">
            <text:p/>
          </table:table-cell>
          <table:table-cell table:style-name="ce1"/>
          <table:table-cell table:formula="of:=IFERROR(([.I157]/[.D157])*100; &quot;&quot;)">
            <text:p/>
          </table:table-cell>
          <table:table-cell table:style-name="ce1"/>
          <table:table-cell table:formula="of:=IFERROR(([.K157]/[.D157])*100; &quot;&quot;)">
            <text:p/>
          </table:table-cell>
          <table:table-cell table:style-name="ce1"/>
          <table:table-cell table:formula="of:=IFERROR(([.M157]/[.K157])*100; &quot;&quot;)">
            <text:p/>
          </table:table-cell>
          <table:table-cell/>
          <table:table-cell table:formula="of:=IFERROR(([.O157]/[.K157])*100; &quot;&quot;)">
            <text:p/>
          </table:table-cell>
          <table:table-cell table:formula="of:=IF([.E157] = &quot;&quot; ;&quot;&quot;; [.E157]-[.O157])">
            <text:p/>
          </table:table-cell>
          <table:table-cell table:formula="of:=IFERROR(([.Q157]/[.I157])*100; &quot;&quot;)">
            <text:p/>
          </table:table-cell>
          <table:table-cell/>
          <table:table-cell table:formula="of:=IFERROR(([.S157]/[.K157])*100; &quot;&quot;)">
            <text:p/>
          </table:table-cell>
          <table:table-cell table:formula="of:=IF([.G157] = &quot;&quot; ;&quot;&quot;; [.G157]-[.S157])">
            <text:p/>
          </table:table-cell>
          <table:table-cell table:formula="of:=IFERROR(([.U157]/[.I157])*100; &quot;&quot;)">
            <text:p/>
          </table:table-cell>
          <table:table-cell table:style-name="ce1"/>
          <table:table-cell table:formula="of:=IFERROR(([.W157]/[.E157])*100; &quot;&quot;)">
            <text:p/>
          </table:table-cell>
          <table:table-cell table:style-name="ce1" table:number-columns-repeated="2"/>
          <table:table-cell table:formula="of:=IFERROR(([.Z157]/[.I157])*100; &quot;&quot;)">
            <text:p/>
          </table:table-cell>
          <table:table-cell table:style-name="ce1"/>
          <table:table-cell table:formula="of:=IFERROR(([.AB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AF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BN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57]/[.I157])*100; &quot;&quot;)">
            <text:p/>
          </table:table-cell>
          <table:table-cell table:style-name="ce1"/>
          <table:table-cell table:formula="of:=IFERROR(([.CH157]/[.I157])*100; &quot;&quot;)">
            <text:p/>
          </table:table-cell>
          <table:table-cell table:style-name="ce1"/>
          <table:table-cell table:formula="of:=IFERROR(([.CJ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CV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CZ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270 v3</text:p>
          </table:table-cell>
          <table:table-cell office:value-type="string" calcext:value-type="string">
            <text:p>74.06.06</text:p>
          </table:table-cell>
          <table:table-cell office:value-type="float" office:value="314" calcext:value-type="float">
            <text:p>314</text:p>
          </table:table-cell>
          <table:table-cell table:formula="of:=IF([.C158]=&quot;&quot;;&quot;&quot;;[.C158]-[.Y158])"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table:formula="of:=IFERROR(([.E158]/[.D158])*100; &quot;&quot;)" office:value-type="float" office:value="75.9398496240601" calcext:value-type="float">
            <text:p>75,9398496240601</text:p>
          </table:table-cell>
          <table:table-cell office:value-type="float" office:value="139" calcext:value-type="float">
            <text:p>139</text:p>
          </table:table-cell>
          <table:table-cell table:formula="of:=IFERROR(([.G158]/[.D158])*100; &quot;&quot;)" office:value-type="float" office:value="52.2556390977444" calcext:value-type="float">
            <text:p>52,2556390977444</text:p>
          </table:table-cell>
          <table:table-cell office:value-type="float" office:value="85" calcext:value-type="float">
            <text:p>85</text:p>
          </table:table-cell>
          <table:table-cell table:formula="of:=IFERROR(([.I158]/[.D158])*100; &quot;&quot;)" office:value-type="float" office:value="31.9548872180451" calcext:value-type="float">
            <text:p>31,9548872180451</text:p>
          </table:table-cell>
          <table:table-cell office:value-type="float" office:value="181" calcext:value-type="float">
            <text:p>181</text:p>
          </table:table-cell>
          <table:table-cell table:formula="of:=IFERROR(([.K158]/[.D158])*100; &quot;&quot;)" office:value-type="float" office:value="68.0451127819549" calcext:value-type="float">
            <text:p>68,0451127819549</text:p>
          </table:table-cell>
          <table:table-cell office:value-type="float" office:value="18" calcext:value-type="float">
            <text:p>18</text:p>
          </table:table-cell>
          <table:table-cell table:formula="of:=IFERROR(([.M158]/[.K158])*100; &quot;&quot;)" office:value-type="float" office:value="9.94475138121547" calcext:value-type="float">
            <text:p>9,94475138121547</text:p>
          </table:table-cell>
          <table:table-cell office:value-type="float" office:value="150" calcext:value-type="float">
            <text:p>150</text:p>
          </table:table-cell>
          <table:table-cell table:formula="of:=IFERROR(([.O158]/[.K158])*100; &quot;&quot;)" office:value-type="float" office:value="82.8729281767956" calcext:value-type="float">
            <text:p>82,8729281767956</text:p>
          </table:table-cell>
          <table:table-cell table:formula="of:=IF([.E158] = &quot;&quot; ;&quot;&quot;; [.E158]-[.O158])" office:value-type="float" office:value="52" calcext:value-type="float">
            <text:p>52</text:p>
          </table:table-cell>
          <table:table-cell table:formula="of:=IFERROR(([.Q158]/[.I158])*100; &quot;&quot;)" office:value-type="float" office:value="61.1764705882353" calcext:value-type="float">
            <text:p>61,1764705882353</text:p>
          </table:table-cell>
          <table:table-cell office:value-type="float" office:value="134" calcext:value-type="float">
            <text:p>134</text:p>
          </table:table-cell>
          <table:table-cell table:formula="of:=IFERROR(([.S158]/[.K158])*100; &quot;&quot;)" office:value-type="float" office:value="74.0331491712707" calcext:value-type="float">
            <text:p>74,0331491712707</text:p>
          </table:table-cell>
          <table:table-cell table:formula="of:=IF([.G158] = &quot;&quot; ;&quot;&quot;; [.G158]-[.S158])" office:value-type="float" office:value="5" calcext:value-type="float">
            <text:p>5</text:p>
          </table:table-cell>
          <table:table-cell table:formula="of:=IFERROR(([.U158]/[.I158])*100; &quot;&quot;)" office:value-type="float" office:value="5.88235294117647" calcext:value-type="float">
            <text:p>5,88235294117647</text:p>
          </table:table-cell>
          <table:table-cell office:value-type="float" office:value="191" calcext:value-type="float">
            <text:p>191</text:p>
          </table:table-cell>
          <table:table-cell table:formula="of:=IFERROR(([.W158]/[.E158])*100; &quot;&quot;)" office:value-type="float" office:value="94.5544554455445" calcext:value-type="float">
            <text:p>94,5544554455445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IFERROR(([.Z158]/[.I158])*100; &quot;&quot;)" office:value-type="float" office:value="95.2941176470588" calcext:value-type="float">
            <text:p>95,2941176470588</text:p>
          </table:table-cell>
          <table:table-cell office:value-type="float" office:value="0" calcext:value-type="float">
            <text:p>0</text:p>
          </table:table-cell>
          <table:table-cell table:formula="of:=IFERROR(([.AB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58]/[.I158])*100; &quot;&quot;)" office:value-type="float" office:value="2.35294117647059" calcext:value-type="float">
            <text:p>2,35294117647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58]/[.I158])*100; &quot;&quot;)" office:value-type="float" office:value="1.17647058823529" calcext:value-type="float">
            <text:p>1,17647058823529</text:p>
          </table:table-cell>
          <table:table-cell office:value-type="float" office:value="0" calcext:value-type="float">
            <text:p>0</text:p>
          </table:table-cell>
          <table:table-cell table:formula="of:=IFERROR(([.CH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58]/[.I158])*100; &quot;&quot;)" office:value-type="float" office:value="1.17647058823529" calcext:value-type="float">
            <text:p>1,1764705882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74.05.53</text:p>
          </table:table-cell>
          <table:table-cell office:value-type="float" office:value="312" calcext:value-type="float">
            <text:p>312</text:p>
          </table:table-cell>
          <table:table-cell table:formula="of:=IF([.C159]=&quot;&quot;;&quot;&quot;;[.C159]-[.Y159])" office:value-type="float" office:value="263" calcext:value-type="float">
            <text:p>263</text:p>
          </table:table-cell>
          <table:table-cell office:value-type="float" office:value="202" calcext:value-type="float">
            <text:p>202</text:p>
          </table:table-cell>
          <table:table-cell table:formula="of:=IFERROR(([.E159]/[.D159])*100; &quot;&quot;)" office:value-type="float" office:value="76.8060836501901" calcext:value-type="float">
            <text:p>76,8060836501901</text:p>
          </table:table-cell>
          <table:table-cell office:value-type="float" office:value="139" calcext:value-type="float">
            <text:p>139</text:p>
          </table:table-cell>
          <table:table-cell table:formula="of:=IFERROR(([.G159]/[.D159])*100; &quot;&quot;)" office:value-type="float" office:value="52.851711026616" calcext:value-type="float">
            <text:p>52,851711026616</text:p>
          </table:table-cell>
          <table:table-cell office:value-type="float" office:value="47" calcext:value-type="float">
            <text:p>47</text:p>
          </table:table-cell>
          <table:table-cell table:formula="of:=IFERROR(([.I159]/[.D159])*100; &quot;&quot;)" office:value-type="float" office:value="17.8707224334601" calcext:value-type="float">
            <text:p>17,8707224334601</text:p>
          </table:table-cell>
          <table:table-cell office:value-type="float" office:value="216" calcext:value-type="float">
            <text:p>216</text:p>
          </table:table-cell>
          <table:table-cell table:formula="of:=IFERROR(([.K159]/[.D159])*100; &quot;&quot;)" office:value-type="float" office:value="82.1292775665399" calcext:value-type="float">
            <text:p>82,1292775665399</text:p>
          </table:table-cell>
          <table:table-cell office:value-type="float" office:value="24" calcext:value-type="float">
            <text:p>24</text:p>
          </table:table-cell>
          <table:table-cell table:formula="of:=IFERROR(([.M159]/[.K159])*100; &quot;&quot;)" office:value-type="float" office:value="11.1111111111111" calcext:value-type="float">
            <text:p>11,1111111111111</text:p>
          </table:table-cell>
          <table:table-cell office:value-type="float" office:value="178" calcext:value-type="float">
            <text:p>178</text:p>
          </table:table-cell>
          <table:table-cell table:formula="of:=IFERROR(([.O159]/[.K159])*100; &quot;&quot;)" office:value-type="float" office:value="82.4074074074074" calcext:value-type="float">
            <text:p>82,4074074074074</text:p>
          </table:table-cell>
          <table:table-cell table:formula="of:=IF([.E159] = &quot;&quot; ;&quot;&quot;; [.E159]-[.O159])" office:value-type="float" office:value="24" calcext:value-type="float">
            <text:p>24</text:p>
          </table:table-cell>
          <table:table-cell table:formula="of:=IFERROR(([.Q159]/[.I159])*100; &quot;&quot;)" office:value-type="float" office:value="51.063829787234" calcext:value-type="float">
            <text:p>51,063829787234</text:p>
          </table:table-cell>
          <table:table-cell office:value-type="float" office:value="138" calcext:value-type="float">
            <text:p>138</text:p>
          </table:table-cell>
          <table:table-cell table:formula="of:=IFERROR(([.S159]/[.K159])*100; &quot;&quot;)" office:value-type="float" office:value="63.8888888888889" calcext:value-type="float">
            <text:p>63,8888888888889</text:p>
          </table:table-cell>
          <table:table-cell table:formula="of:=IF([.G159] = &quot;&quot; ;&quot;&quot;; [.G159]-[.S159])" office:value-type="float" office:value="1" calcext:value-type="float">
            <text:p>1</text:p>
          </table:table-cell>
          <table:table-cell table:formula="of:=IFERROR(([.U159]/[.I159])*100; &quot;&quot;)" office:value-type="float" office:value="2.12765957446808" calcext:value-type="float">
            <text:p>2,12765957446808</text:p>
          </table:table-cell>
          <table:table-cell office:value-type="float" office:value="187" calcext:value-type="float">
            <text:p>187</text:p>
          </table:table-cell>
          <table:table-cell table:formula="of:=IFERROR(([.W159]/[.E159])*100; &quot;&quot;)" office:value-type="float" office:value="92.5742574257426" calcext:value-type="float">
            <text:p>92,574257425742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IFERROR(([.Z159]/[.I159])*100; &quot;&quot;)" office:value-type="float" office:value="87.2340425531915" calcext:value-type="float">
            <text:p>87,2340425531915</text:p>
          </table:table-cell>
          <table:table-cell office:value-type="float" office:value="0" calcext:value-type="float">
            <text:p>0</text:p>
          </table:table-cell>
          <table:table-cell table:formula="of:=IFERROR(([.AB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59]/[.I159])*100; &quot;&quot;)" office:value-type="float" office:value="4.25531914893617" calcext:value-type="float">
            <text:p>4,25531914893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59]/[.I159])*100; &quot;&quot;)" office:value-type="float" office:value="2.12765957446808" calcext:value-type="float">
            <text:p>2,12765957446808</text:p>
          </table:table-cell>
          <table:table-cell office:value-type="float" office:value="0" calcext:value-type="float">
            <text:p>0</text:p>
          </table:table-cell>
          <table:table-cell table:formula="of:=IFERROR(([.CH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159]/[.I159])*100; &quot;&quot;)" office:value-type="float" office:value="6.38297872340426" calcext:value-type="float">
            <text:p>6,38297872340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60]=&quot;&quot;;&quot;&quot;;[.C160]-[.Y160])">
            <text:p/>
          </table:table-cell>
          <table:table-cell table:style-name="ce1"/>
          <table:table-cell table:formula="of:=IFERROR(([.E160]/[.D160])*100; &quot;&quot;)">
            <text:p/>
          </table:table-cell>
          <table:table-cell table:style-name="ce1"/>
          <table:table-cell table:formula="of:=IFERROR(([.G160]/[.D160])*100; &quot;&quot;)">
            <text:p/>
          </table:table-cell>
          <table:table-cell table:style-name="ce1"/>
          <table:table-cell table:formula="of:=IFERROR(([.I160]/[.D160])*100; &quot;&quot;)">
            <text:p/>
          </table:table-cell>
          <table:table-cell table:style-name="ce1"/>
          <table:table-cell table:formula="of:=IFERROR(([.K160]/[.D160])*100; &quot;&quot;)">
            <text:p/>
          </table:table-cell>
          <table:table-cell table:style-name="ce1"/>
          <table:table-cell table:formula="of:=IFERROR(([.M160]/[.K160])*100; &quot;&quot;)">
            <text:p/>
          </table:table-cell>
          <table:table-cell/>
          <table:table-cell table:formula="of:=IFERROR(([.O160]/[.K160])*100; &quot;&quot;)">
            <text:p/>
          </table:table-cell>
          <table:table-cell table:formula="of:=IF([.E160] = &quot;&quot; ;&quot;&quot;; [.E160]-[.O160])">
            <text:p/>
          </table:table-cell>
          <table:table-cell table:formula="of:=IFERROR(([.Q160]/[.I160])*100; &quot;&quot;)">
            <text:p/>
          </table:table-cell>
          <table:table-cell/>
          <table:table-cell table:formula="of:=IFERROR(([.S160]/[.K160])*100; &quot;&quot;)">
            <text:p/>
          </table:table-cell>
          <table:table-cell table:formula="of:=IF([.G160] = &quot;&quot; ;&quot;&quot;; [.G160]-[.S160])">
            <text:p/>
          </table:table-cell>
          <table:table-cell table:formula="of:=IFERROR(([.U160]/[.I160])*100; &quot;&quot;)">
            <text:p/>
          </table:table-cell>
          <table:table-cell table:style-name="ce1"/>
          <table:table-cell table:formula="of:=IFERROR(([.W160]/[.E160])*100; &quot;&quot;)">
            <text:p/>
          </table:table-cell>
          <table:table-cell table:style-name="ce1" table:number-columns-repeated="2"/>
          <table:table-cell table:formula="of:=IFERROR(([.Z160]/[.I160])*100; &quot;&quot;)">
            <text:p/>
          </table:table-cell>
          <table:table-cell table:style-name="ce1"/>
          <table:table-cell table:formula="of:=IFERROR(([.AB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AF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BN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60]/[.I160])*100; &quot;&quot;)">
            <text:p/>
          </table:table-cell>
          <table:table-cell table:style-name="ce1"/>
          <table:table-cell table:formula="of:=IFERROR(([.CH160]/[.I160])*100; &quot;&quot;)">
            <text:p/>
          </table:table-cell>
          <table:table-cell table:style-name="ce1"/>
          <table:table-cell table:formula="of:=IFERROR(([.CJ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CV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CZ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</text:p>
          </table:table-cell>
          <table:table-cell office:value-type="string" calcext:value-type="string">
            <text:p>08.04.15_fact</text:p>
          </table:table-cell>
          <table:table-cell office:value-type="float" office:value="114" calcext:value-type="float">
            <text:p>114</text:p>
          </table:table-cell>
          <table:table-cell table:formula="of:=IF([.C161]=&quot;&quot;;&quot;&quot;;[.C161]-[.Y161])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formula="of:=IFERROR(([.E161]/[.D161])*100; &quot;&quot;)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IFERROR(([.G161]/[.D161])*100; &quot;&quot;)"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IFERROR(([.I161]/[.D161])*100; &quot;&quot;)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IFERROR(([.K161]/[.D161])*100; &quot;&quot;)"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IFERROR(([.M161]/[.K161])*100; &quot;&quot;)" office:value-type="float" office:value="90.9090909090909" calcext:value-type="float">
            <text:p>90,9090909090909</text:p>
          </table:table-cell>
          <table:table-cell office:value-type="float" office:value="79" calcext:value-type="float">
            <text:p>79</text:p>
          </table:table-cell>
          <table:table-cell table:formula="of:=IFERROR(([.O161]/[.K161])*100; &quot;&quot;)" office:value-type="float" office:value="89.7727272727273" calcext:value-type="float">
            <text:p>89,7727272727273</text:p>
          </table:table-cell>
          <table:table-cell table:formula="of:=IF([.E161] = &quot;&quot; ;&quot;&quot;; [.E161]-[.O161])" office:value-type="float" office:value="8" calcext:value-type="float">
            <text:p>8</text:p>
          </table:table-cell>
          <table:table-cell table:formula="of:=IFERROR(([.Q161]/[.I161])*100; &quot;&quot;)" office:value-type="float" office:value="66.6666666666667" calcext:value-type="float">
            <text:p>66,6666666666667</text:p>
          </table:table-cell>
          <table:table-cell office:value-type="float" office:value="77" calcext:value-type="float">
            <text:p>77</text:p>
          </table:table-cell>
          <table:table-cell table:formula="of:=IFERROR(([.S161]/[.K161])*100; &quot;&quot;)" office:value-type="float" office:value="87.5" calcext:value-type="float">
            <text:p>87,5</text:p>
          </table:table-cell>
          <table:table-cell table:formula="of:=IF([.G161] = &quot;&quot; ;&quot;&quot;; [.G161]-[.S161])" office:value-type="float" office:value="1" calcext:value-type="float">
            <text:p>1</text:p>
          </table:table-cell>
          <table:table-cell table:formula="of:=IFERROR(([.U161]/[.I161])*100; &quot;&quot;)" office:value-type="float" office:value="8.33333333333333" calcext:value-type="float">
            <text:p>8,33333333333333</text:p>
          </table:table-cell>
          <table:table-cell office:value-type="float" office:value="12" calcext:value-type="float">
            <text:p>12</text:p>
          </table:table-cell>
          <table:table-cell table:formula="of:=IFERROR(([.W161]/[.E161])*100; &quot;&quot;)" office:value-type="float" office:value="13.7931034482759" calcext:value-type="float">
            <text:p>13,793103448275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ERROR(([.Z161]/[.I16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8.04.49</text:p>
          </table:table-cell>
          <table:table-cell office:value-type="float" office:value="117" calcext:value-type="float">
            <text:p>117</text:p>
          </table:table-cell>
          <table:table-cell table:formula="of:=IF([.C162]=&quot;&quot;;&quot;&quot;;[.C162]-[.Y162])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formula="of:=IFERROR(([.E162]/[.D162])*100; &quot;&quot;)" office:value-type="float" office:value="80.8080808080808" calcext:value-type="float">
            <text:p>80,8080808080808</text:p>
          </table:table-cell>
          <table:table-cell office:value-type="float" office:value="70" calcext:value-type="float">
            <text:p>70</text:p>
          </table:table-cell>
          <table:table-cell table:formula="of:=IFERROR(([.G162]/[.D162])*100; &quot;&quot;)" office:value-type="float" office:value="70.7070707070707" calcext:value-type="float">
            <text:p>70,7070707070707</text:p>
          </table:table-cell>
          <table:table-cell office:value-type="float" office:value="13" calcext:value-type="float">
            <text:p>13</text:p>
          </table:table-cell>
          <table:table-cell table:formula="of:=IFERROR(([.I162]/[.D162])*100; &quot;&quot;)" office:value-type="float" office:value="13.1313131313131" calcext:value-type="float">
            <text:p>13,1313131313131</text:p>
          </table:table-cell>
          <table:table-cell office:value-type="float" office:value="86" calcext:value-type="float">
            <text:p>86</text:p>
          </table:table-cell>
          <table:table-cell table:formula="of:=IFERROR(([.K162]/[.D162])*100; &quot;&quot;)" office:value-type="float" office:value="86.8686868686869" calcext:value-type="float">
            <text:p>86,8686868686869</text:p>
          </table:table-cell>
          <table:table-cell office:value-type="float" office:value="73" calcext:value-type="float">
            <text:p>73</text:p>
          </table:table-cell>
          <table:table-cell table:formula="of:=IFERROR(([.M162]/[.K162])*100; &quot;&quot;)" office:value-type="float" office:value="84.8837209302326" calcext:value-type="float">
            <text:p>84,8837209302326</text:p>
          </table:table-cell>
          <table:table-cell office:value-type="float" office:value="72" calcext:value-type="float">
            <text:p>72</text:p>
          </table:table-cell>
          <table:table-cell table:formula="of:=IFERROR(([.O162]/[.K162])*100; &quot;&quot;)" office:value-type="float" office:value="83.7209302325581" calcext:value-type="float">
            <text:p>83,7209302325581</text:p>
          </table:table-cell>
          <table:table-cell table:formula="of:=IF([.E162] = &quot;&quot; ;&quot;&quot;; [.E162]-[.O162])" office:value-type="float" office:value="8" calcext:value-type="float">
            <text:p>8</text:p>
          </table:table-cell>
          <table:table-cell table:formula="of:=IFERROR(([.Q162]/[.I162])*100; &quot;&quot;)" office:value-type="float" office:value="61.5384615384615" calcext:value-type="float">
            <text:p>61,5384615384615</text:p>
          </table:table-cell>
          <table:table-cell office:value-type="float" office:value="70" calcext:value-type="float">
            <text:p>70</text:p>
          </table:table-cell>
          <table:table-cell table:formula="of:=IFERROR(([.S162]/[.K162])*100; &quot;&quot;)" office:value-type="float" office:value="81.3953488372093" calcext:value-type="float">
            <text:p>81,3953488372093</text:p>
          </table:table-cell>
          <table:table-cell table:formula="of:=IF([.G162] = &quot;&quot; ;&quot;&quot;; [.G162]-[.S162])" office:value-type="float" office:value="0" calcext:value-type="float">
            <text:p>0</text:p>
          </table:table-cell>
          <table:table-cell table:formula="of:=IFERROR(([.U162]/[.I162])*100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W162]/[.E162])*100; &quot;&quot;)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ERROR(([.Z162]/[.I162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B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62]/[.I162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H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8.04.34</text:p>
          </table:table-cell>
          <table:table-cell office:value-type="float" office:value="130" calcext:value-type="float">
            <text:p>130</text:p>
          </table:table-cell>
          <table:table-cell table:formula="of:=IF([.C163]=&quot;&quot;;&quot;&quot;;[.C163]-[.Y163])"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formula="of:=IFERROR(([.E163]/[.D163])*100; &quot;&quot;)" office:value-type="float" office:value="72.5663716814159" calcext:value-type="float">
            <text:p>72,5663716814159</text:p>
          </table:table-cell>
          <table:table-cell office:value-type="float" office:value="70" calcext:value-type="float">
            <text:p>70</text:p>
          </table:table-cell>
          <table:table-cell table:formula="of:=IFERROR(([.G163]/[.D163])*100; &quot;&quot;)" office:value-type="float" office:value="61.9469026548673" calcext:value-type="float">
            <text:p>61,9469026548673</text:p>
          </table:table-cell>
          <table:table-cell office:value-type="float" office:value="14" calcext:value-type="float">
            <text:p>14</text:p>
          </table:table-cell>
          <table:table-cell table:formula="of:=IFERROR(([.I163]/[.D163])*100; &quot;&quot;)" office:value-type="float" office:value="12.3893805309735" calcext:value-type="float">
            <text:p>12,3893805309735</text:p>
          </table:table-cell>
          <table:table-cell office:value-type="float" office:value="99" calcext:value-type="float">
            <text:p>99</text:p>
          </table:table-cell>
          <table:table-cell table:formula="of:=IFERROR(([.K163]/[.D163])*100; &quot;&quot;)" office:value-type="float" office:value="87.6106194690265" calcext:value-type="float">
            <text:p>87,6106194690265</text:p>
          </table:table-cell>
          <table:table-cell office:value-type="float" office:value="75" calcext:value-type="float">
            <text:p>75</text:p>
          </table:table-cell>
          <table:table-cell table:formula="of:=IFERROR(([.M163]/[.K163])*100; &quot;&quot;)" office:value-type="float" office:value="75.7575757575758" calcext:value-type="float">
            <text:p>75,7575757575758</text:p>
          </table:table-cell>
          <table:table-cell office:value-type="float" office:value="73" calcext:value-type="float">
            <text:p>73</text:p>
          </table:table-cell>
          <table:table-cell table:formula="of:=IFERROR(([.O163]/[.K163])*100; &quot;&quot;)" office:value-type="float" office:value="73.7373737373737" calcext:value-type="float">
            <text:p>73,7373737373737</text:p>
          </table:table-cell>
          <table:table-cell table:formula="of:=IF([.E163] = &quot;&quot; ;&quot;&quot;; [.E163]-[.O163])" office:value-type="float" office:value="9" calcext:value-type="float">
            <text:p>9</text:p>
          </table:table-cell>
          <table:table-cell table:formula="of:=IFERROR(([.Q163]/[.I163])*100; &quot;&quot;)" office:value-type="float" office:value="64.2857142857143" calcext:value-type="float">
            <text:p>64,2857142857143</text:p>
          </table:table-cell>
          <table:table-cell office:value-type="float" office:value="70" calcext:value-type="float">
            <text:p>70</text:p>
          </table:table-cell>
          <table:table-cell table:formula="of:=IFERROR(([.S163]/[.K163])*100; &quot;&quot;)" office:value-type="float" office:value="70.7070707070707" calcext:value-type="float">
            <text:p>70,7070707070707</text:p>
          </table:table-cell>
          <table:table-cell table:formula="of:=IF([.G163] = &quot;&quot; ;&quot;&quot;; [.G163]-[.S163])" office:value-type="float" office:value="0" calcext:value-type="float">
            <text:p>0</text:p>
          </table:table-cell>
          <table:table-cell table:formula="of:=IFERROR(([.U163]/[.I163])*100; &quot;&quot;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ERROR(([.W163]/[.E163])*100; &quot;&quot;)" office:value-type="float" office:value="18.2926829268293" calcext:value-type="float">
            <text:p>18,292682926829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ERROR(([.Z163]/[.I163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B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63]/[.I163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H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8.04.01_fact</text:p>
          </table:table-cell>
          <table:table-cell office:value-type="float" office:value="111" calcext:value-type="float">
            <text:p>111</text:p>
          </table:table-cell>
          <table:table-cell table:formula="of:=IF([.C164]=&quot;&quot;;&quot;&quot;;[.C164]-[.Y164])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IFERROR(([.E164]/[.D164])*100; &quot;&quot;)" office:value-type="float" office:value="88.7755102040816" calcext:value-type="float">
            <text:p>88,7755102040816</text:p>
          </table:table-cell>
          <table:table-cell office:value-type="float" office:value="80" calcext:value-type="float">
            <text:p>80</text:p>
          </table:table-cell>
          <table:table-cell table:formula="of:=IFERROR(([.G164]/[.D164])*100; &quot;&quot;)" office:value-type="float" office:value="81.6326530612245" calcext:value-type="float">
            <text:p>81,6326530612245</text:p>
          </table:table-cell>
          <table:table-cell office:value-type="float" office:value="11" calcext:value-type="float">
            <text:p>11</text:p>
          </table:table-cell>
          <table:table-cell table:formula="of:=IFERROR(([.I164]/[.D164])*100; &quot;&quot;)" office:value-type="float" office:value="11.2244897959184" calcext:value-type="float">
            <text:p>11,2244897959184</text:p>
          </table:table-cell>
          <table:table-cell office:value-type="float" office:value="87" calcext:value-type="float">
            <text:p>87</text:p>
          </table:table-cell>
          <table:table-cell table:formula="of:=IFERROR(([.K164]/[.D164])*100; &quot;&quot;)" office:value-type="float" office:value="88.7755102040816" calcext:value-type="float">
            <text:p>88,7755102040816</text:p>
          </table:table-cell>
          <table:table-cell office:value-type="float" office:value="4" calcext:value-type="float">
            <text:p>4</text:p>
          </table:table-cell>
          <table:table-cell table:formula="of:=IFERROR(([.M164]/[.K164])*100; &quot;&quot;)" office:value-type="float" office:value="4.59770114942529" calcext:value-type="float">
            <text:p>4,59770114942529</text:p>
          </table:table-cell>
          <table:table-cell office:value-type="float" office:value="78" calcext:value-type="float">
            <text:p>78</text:p>
          </table:table-cell>
          <table:table-cell table:formula="of:=IFERROR(([.O164]/[.K164])*100; &quot;&quot;)" office:value-type="float" office:value="89.6551724137931" calcext:value-type="float">
            <text:p>89,6551724137931</text:p>
          </table:table-cell>
          <table:table-cell table:formula="of:=IF([.E164] = &quot;&quot; ;&quot;&quot;; [.E164]-[.O164])" office:value-type="float" office:value="9" calcext:value-type="float">
            <text:p>9</text:p>
          </table:table-cell>
          <table:table-cell table:formula="of:=IFERROR(([.Q164]/[.I164])*100; &quot;&quot;)" office:value-type="float" office:value="81.8181818181818" calcext:value-type="float">
            <text:p>81,8181818181818</text:p>
          </table:table-cell>
          <table:table-cell office:value-type="float" office:value="79" calcext:value-type="float">
            <text:p>79</text:p>
          </table:table-cell>
          <table:table-cell table:formula="of:=IFERROR(([.S164]/[.K164])*100; &quot;&quot;)" office:value-type="float" office:value="90.8045977011494" calcext:value-type="float">
            <text:p>90,8045977011494</text:p>
          </table:table-cell>
          <table:table-cell table:formula="of:=IF([.G164] = &quot;&quot; ;&quot;&quot;; [.G164]-[.S164])" office:value-type="float" office:value="1" calcext:value-type="float">
            <text:p>1</text:p>
          </table:table-cell>
          <table:table-cell table:formula="of:=IFERROR(([.U164]/[.I164])*100; &quot;&quot;)" office:value-type="float" office:value="9.09090909090909" calcext:value-type="float">
            <text:p>9,09090909090909</text:p>
          </table:table-cell>
          <table:table-cell office:value-type="float" office:value="84" calcext:value-type="float">
            <text:p>84</text:p>
          </table:table-cell>
          <table:table-cell table:formula="of:=IFERROR(([.W164]/[.E164])*100; &quot;&quot;)" office:value-type="float" office:value="96.551724137931" calcext:value-type="float">
            <text:p>96,55172413793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ERROR(([.Z164]/[.I16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B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65]=&quot;&quot;;&quot;&quot;;[.C165]-[.Y165])">
            <text:p/>
          </table:table-cell>
          <table:table-cell table:style-name="ce1"/>
          <table:table-cell table:formula="of:=IFERROR(([.E165]/[.D165])*100; &quot;&quot;)">
            <text:p/>
          </table:table-cell>
          <table:table-cell table:style-name="ce1"/>
          <table:table-cell table:formula="of:=IFERROR(([.G165]/[.D165])*100; &quot;&quot;)">
            <text:p/>
          </table:table-cell>
          <table:table-cell table:style-name="ce1"/>
          <table:table-cell table:formula="of:=IFERROR(([.I165]/[.D165])*100; &quot;&quot;)">
            <text:p/>
          </table:table-cell>
          <table:table-cell table:style-name="ce1"/>
          <table:table-cell table:formula="of:=IFERROR(([.K165]/[.D165])*100; &quot;&quot;)">
            <text:p/>
          </table:table-cell>
          <table:table-cell table:style-name="ce1"/>
          <table:table-cell table:formula="of:=IFERROR(([.M165]/[.K165])*100; &quot;&quot;)">
            <text:p/>
          </table:table-cell>
          <table:table-cell/>
          <table:table-cell table:formula="of:=IFERROR(([.O165]/[.K165])*100; &quot;&quot;)">
            <text:p/>
          </table:table-cell>
          <table:table-cell table:formula="of:=IF([.E165] = &quot;&quot; ;&quot;&quot;; [.E165]-[.O165])">
            <text:p/>
          </table:table-cell>
          <table:table-cell table:formula="of:=IFERROR(([.Q165]/[.I165])*100; &quot;&quot;)">
            <text:p/>
          </table:table-cell>
          <table:table-cell/>
          <table:table-cell table:formula="of:=IFERROR(([.S165]/[.K165])*100; &quot;&quot;)">
            <text:p/>
          </table:table-cell>
          <table:table-cell table:formula="of:=IF([.G165] = &quot;&quot; ;&quot;&quot;; [.G165]-[.S165])">
            <text:p/>
          </table:table-cell>
          <table:table-cell table:formula="of:=IFERROR(([.U165]/[.I165])*100; &quot;&quot;)">
            <text:p/>
          </table:table-cell>
          <table:table-cell table:style-name="ce1"/>
          <table:table-cell table:formula="of:=IFERROR(([.W165]/[.E165])*100; &quot;&quot;)">
            <text:p/>
          </table:table-cell>
          <table:table-cell table:style-name="ce1" table:number-columns-repeated="2"/>
          <table:table-cell table:formula="of:=IFERROR(([.Z165]/[.I165])*100; &quot;&quot;)">
            <text:p/>
          </table:table-cell>
          <table:table-cell table:style-name="ce1"/>
          <table:table-cell table:formula="of:=IFERROR(([.AB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AF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BN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65]/[.I165])*100; &quot;&quot;)">
            <text:p/>
          </table:table-cell>
          <table:table-cell table:style-name="ce1"/>
          <table:table-cell table:formula="of:=IFERROR(([.CH165]/[.I165])*100; &quot;&quot;)">
            <text:p/>
          </table:table-cell>
          <table:table-cell table:style-name="ce1"/>
          <table:table-cell table:formula="of:=IFERROR(([.CJ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CV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CZ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70 v1</text:p>
          </table:table-cell>
          <table:table-cell office:value-type="string" calcext:value-type="string">
            <text:p>58.04.85</text:p>
          </table:table-cell>
          <table:table-cell office:value-type="float" office:value="162" calcext:value-type="float">
            <text:p>162</text:p>
          </table:table-cell>
          <table:table-cell table:formula="of:=IF([.C166]=&quot;&quot;;&quot;&quot;;[.C166]-[.Y166])"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formula="of:=IFERROR(([.E166]/[.D166])*100; &quot;&quot;)" office:value-type="float" office:value="72.5925925925926" calcext:value-type="float">
            <text:p>72,5925925925926</text:p>
          </table:table-cell>
          <table:table-cell office:value-type="float" office:value="76" calcext:value-type="float">
            <text:p>76</text:p>
          </table:table-cell>
          <table:table-cell table:formula="of:=IFERROR(([.G166]/[.D166])*100; &quot;&quot;)" office:value-type="float" office:value="56.2962962962963" calcext:value-type="float">
            <text:p>56,2962962962963</text:p>
          </table:table-cell>
          <table:table-cell office:value-type="float" office:value="21" calcext:value-type="float">
            <text:p>21</text:p>
          </table:table-cell>
          <table:table-cell table:formula="of:=IFERROR(([.I166]/[.D166])*100; &quot;&quot;)" office:value-type="float" office:value="15.5555555555556" calcext:value-type="float">
            <text:p>15,5555555555556</text:p>
          </table:table-cell>
          <table:table-cell office:value-type="float" office:value="114" calcext:value-type="float">
            <text:p>114</text:p>
          </table:table-cell>
          <table:table-cell table:formula="of:=IFERROR(([.K166]/[.D166])*100; &quot;&quot;)" office:value-type="float" office:value="84.4444444444444" calcext:value-type="float">
            <text:p>84,4444444444444</text:p>
          </table:table-cell>
          <table:table-cell office:value-type="float" office:value="83" calcext:value-type="float">
            <text:p>83</text:p>
          </table:table-cell>
          <table:table-cell table:formula="of:=IFERROR(([.M166]/[.K166])*100; &quot;&quot;)" office:value-type="float" office:value="72.8070175438597" calcext:value-type="float">
            <text:p>72,8070175438597</text:p>
          </table:table-cell>
          <table:table-cell office:value-type="float" office:value="85" calcext:value-type="float">
            <text:p>85</text:p>
          </table:table-cell>
          <table:table-cell table:formula="of:=IFERROR(([.O166]/[.K166])*100; &quot;&quot;)" office:value-type="float" office:value="74.5614035087719" calcext:value-type="float">
            <text:p>74,5614035087719</text:p>
          </table:table-cell>
          <table:table-cell table:formula="of:=IF([.E166] = &quot;&quot; ;&quot;&quot;; [.E166]-[.O166])" office:value-type="float" office:value="13" calcext:value-type="float">
            <text:p>13</text:p>
          </table:table-cell>
          <table:table-cell table:formula="of:=IFERROR(([.Q166]/[.I166])*100; &quot;&quot;)" office:value-type="float" office:value="61.9047619047619" calcext:value-type="float">
            <text:p>61,9047619047619</text:p>
          </table:table-cell>
          <table:table-cell office:value-type="float" office:value="76" calcext:value-type="float">
            <text:p>76</text:p>
          </table:table-cell>
          <table:table-cell table:formula="of:=IFERROR(([.S166]/[.K166])*100; &quot;&quot;)" office:value-type="float" office:value="66.6666666666667" calcext:value-type="float">
            <text:p>66,6666666666667</text:p>
          </table:table-cell>
          <table:table-cell table:formula="of:=IF([.G166] = &quot;&quot; ;&quot;&quot;; [.G166]-[.S166])" office:value-type="float" office:value="0" calcext:value-type="float">
            <text:p>0</text:p>
          </table:table-cell>
          <table:table-cell table:formula="of:=IFERROR(([.U166]/[.I166])*100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ERROR(([.W166]/[.E166])*100; &quot;&quot;)" office:value-type="float" office:value="25.5102040816327" calcext:value-type="float">
            <text:p>25,510204081632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ERROR(([.Z166]/[.I166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B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66]/[.I166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29.04.88</text:p>
          </table:table-cell>
          <table:table-cell office:value-type="float" office:value="182" calcext:value-type="float">
            <text:p>182</text:p>
          </table:table-cell>
          <table:table-cell table:formula="of:=IF([.C167]=&quot;&quot;;&quot;&quot;;[.C167]-[.Y167])"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table:formula="of:=IFERROR(([.E167]/[.D167])*100; &quot;&quot;)" office:value-type="float" office:value="68.2119205298013" calcext:value-type="float">
            <text:p>68,2119205298013</text:p>
          </table:table-cell>
          <table:table-cell office:value-type="float" office:value="78" calcext:value-type="float">
            <text:p>78</text:p>
          </table:table-cell>
          <table:table-cell table:formula="of:=IFERROR(([.G167]/[.D167])*100; &quot;&quot;)" office:value-type="float" office:value="51.6556291390728" calcext:value-type="float">
            <text:p>51,6556291390728</text:p>
          </table:table-cell>
          <table:table-cell office:value-type="float" office:value="34" calcext:value-type="float">
            <text:p>34</text:p>
          </table:table-cell>
          <table:table-cell table:formula="of:=IFERROR(([.I167]/[.D167])*100; &quot;&quot;)" office:value-type="float" office:value="22.5165562913907" calcext:value-type="float">
            <text:p>22,5165562913907</text:p>
          </table:table-cell>
          <table:table-cell office:value-type="float" office:value="117" calcext:value-type="float">
            <text:p>117</text:p>
          </table:table-cell>
          <table:table-cell table:formula="of:=IFERROR(([.K167]/[.D167])*100; &quot;&quot;)" office:value-type="float" office:value="77.4834437086093" calcext:value-type="float">
            <text:p>77,4834437086093</text:p>
          </table:table-cell>
          <table:table-cell office:value-type="float" office:value="85" calcext:value-type="float">
            <text:p>85</text:p>
          </table:table-cell>
          <table:table-cell table:formula="of:=IFERROR(([.M167]/[.K167])*100; &quot;&quot;)" office:value-type="float" office:value="72.6495726495727" calcext:value-type="float">
            <text:p>72,6495726495727</text:p>
          </table:table-cell>
          <table:table-cell office:value-type="float" office:value="88" calcext:value-type="float">
            <text:p>88</text:p>
          </table:table-cell>
          <table:table-cell table:formula="of:=IFERROR(([.O167]/[.K167])*100; &quot;&quot;)" office:value-type="float" office:value="75.2136752136752" calcext:value-type="float">
            <text:p>75,2136752136752</text:p>
          </table:table-cell>
          <table:table-cell table:formula="of:=IF([.E167] = &quot;&quot; ;&quot;&quot;; [.E167]-[.O167])" office:value-type="float" office:value="15" calcext:value-type="float">
            <text:p>15</text:p>
          </table:table-cell>
          <table:table-cell table:formula="of:=IFERROR(([.Q167]/[.I167])*100; &quot;&quot;)" office:value-type="float" office:value="44.1176470588235" calcext:value-type="float">
            <text:p>44,1176470588235</text:p>
          </table:table-cell>
          <table:table-cell office:value-type="float" office:value="78" calcext:value-type="float">
            <text:p>78</text:p>
          </table:table-cell>
          <table:table-cell table:formula="of:=IFERROR(([.S167]/[.K167])*100; &quot;&quot;)" office:value-type="float" office:value="66.6666666666667" calcext:value-type="float">
            <text:p>66,6666666666667</text:p>
          </table:table-cell>
          <table:table-cell table:formula="of:=IF([.G167] = &quot;&quot; ;&quot;&quot;; [.G167]-[.S167])" office:value-type="float" office:value="0" calcext:value-type="float">
            <text:p>0</text:p>
          </table:table-cell>
          <table:table-cell table:formula="of:=IFERROR(([.U167]/[.I167])*100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ERROR(([.W167]/[.E167])*100; &quot;&quot;)" office:value-type="float" office:value="27.1844660194175" calcext:value-type="float">
            <text:p>27,184466019417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IFERROR(([.Z167]/[.I167])*100; &quot;&quot;)" office:value-type="float" office:value="76.4705882352941" calcext:value-type="float">
            <text:p>76,4705882352941</text:p>
          </table:table-cell>
          <table:table-cell office:value-type="float" office:value="0" calcext:value-type="float">
            <text:p>0</text:p>
          </table:table-cell>
          <table:table-cell table:formula="of:=IFERROR(([.AB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67]/[.I167])*100; &quot;&quot;)" office:value-type="float" office:value="5.88235294117647" calcext:value-type="float">
            <text:p>5,88235294117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F167]/[.I167])*100; &quot;&quot;)" office:value-type="float" office:value="17.6470588235294" calcext:value-type="float">
            <text:p>17,6470588235294</text:p>
          </table:table-cell>
          <table:table-cell office:value-type="float" office:value="0" calcext:value-type="float">
            <text:p>0</text:p>
          </table:table-cell>
          <table:table-cell table:formula="of:=IFERROR(([.CH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29.04.83</text:p>
          </table:table-cell>
          <table:table-cell office:value-type="float" office:value="163" calcext:value-type="float">
            <text:p>163</text:p>
          </table:table-cell>
          <table:table-cell table:formula="of:=IF([.C168]=&quot;&quot;;&quot;&quot;;[.C168]-[.Y168])"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formula="of:=IFERROR(([.E168]/[.D168])*100; &quot;&quot;)" office:value-type="float" office:value="72.5925925925926" calcext:value-type="float">
            <text:p>72,5925925925926</text:p>
          </table:table-cell>
          <table:table-cell office:value-type="float" office:value="76" calcext:value-type="float">
            <text:p>76</text:p>
          </table:table-cell>
          <table:table-cell table:formula="of:=IFERROR(([.G168]/[.D168])*100; &quot;&quot;)" office:value-type="float" office:value="56.2962962962963" calcext:value-type="float">
            <text:p>56,2962962962963</text:p>
          </table:table-cell>
          <table:table-cell office:value-type="float" office:value="21" calcext:value-type="float">
            <text:p>21</text:p>
          </table:table-cell>
          <table:table-cell table:formula="of:=IFERROR(([.I168]/[.D168])*100; &quot;&quot;)" office:value-type="float" office:value="15.5555555555556" calcext:value-type="float">
            <text:p>15,5555555555556</text:p>
          </table:table-cell>
          <table:table-cell office:value-type="float" office:value="114" calcext:value-type="float">
            <text:p>114</text:p>
          </table:table-cell>
          <table:table-cell table:formula="of:=IFERROR(([.K168]/[.D168])*100; &quot;&quot;)" office:value-type="float" office:value="84.4444444444444" calcext:value-type="float">
            <text:p>84,4444444444444</text:p>
          </table:table-cell>
          <table:table-cell office:value-type="float" office:value="83" calcext:value-type="float">
            <text:p>83</text:p>
          </table:table-cell>
          <table:table-cell table:formula="of:=IFERROR(([.M168]/[.K168])*100; &quot;&quot;)" office:value-type="float" office:value="72.8070175438597" calcext:value-type="float">
            <text:p>72,8070175438597</text:p>
          </table:table-cell>
          <table:table-cell office:value-type="float" office:value="85" calcext:value-type="float">
            <text:p>85</text:p>
          </table:table-cell>
          <table:table-cell table:formula="of:=IFERROR(([.O168]/[.K168])*100; &quot;&quot;)" office:value-type="float" office:value="74.5614035087719" calcext:value-type="float">
            <text:p>74,5614035087719</text:p>
          </table:table-cell>
          <table:table-cell table:formula="of:=IF([.E168] = &quot;&quot; ;&quot;&quot;; [.E168]-[.O168])" office:value-type="float" office:value="13" calcext:value-type="float">
            <text:p>13</text:p>
          </table:table-cell>
          <table:table-cell table:formula="of:=IFERROR(([.Q168]/[.I168])*100; &quot;&quot;)" office:value-type="float" office:value="61.9047619047619" calcext:value-type="float">
            <text:p>61,9047619047619</text:p>
          </table:table-cell>
          <table:table-cell office:value-type="float" office:value="76" calcext:value-type="float">
            <text:p>76</text:p>
          </table:table-cell>
          <table:table-cell table:formula="of:=IFERROR(([.S168]/[.K168])*100; &quot;&quot;)" office:value-type="float" office:value="66.6666666666667" calcext:value-type="float">
            <text:p>66,6666666666667</text:p>
          </table:table-cell>
          <table:table-cell table:formula="of:=IF([.G168] = &quot;&quot; ;&quot;&quot;; [.G168]-[.S168])" office:value-type="float" office:value="0" calcext:value-type="float">
            <text:p>0</text:p>
          </table:table-cell>
          <table:table-cell table:formula="of:=IFERROR(([.U168]/[.I168])*100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ERROR(([.W168]/[.E168])*100; &quot;&quot;)" office:value-type="float" office:value="25.5102040816327" calcext:value-type="float">
            <text:p>25,51020408163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IFERROR(([.Z168]/[.I168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B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68]/[.I168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8.04.77</text:p>
          </table:table-cell>
          <table:table-cell office:value-type="float" office:value="163" calcext:value-type="float">
            <text:p>163</text:p>
          </table:table-cell>
          <table:table-cell table:formula="of:=IF([.C169]=&quot;&quot;;&quot;&quot;;[.C169]-[.Y169])"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table:formula="of:=IFERROR(([.E169]/[.D169])*100; &quot;&quot;)" office:value-type="float" office:value="72.7941176470588" calcext:value-type="float">
            <text:p>72,7941176470588</text:p>
          </table:table-cell>
          <table:table-cell office:value-type="float" office:value="76" calcext:value-type="float">
            <text:p>76</text:p>
          </table:table-cell>
          <table:table-cell table:formula="of:=IFERROR(([.G169]/[.D169])*100; &quot;&quot;)" office:value-type="float" office:value="55.8823529411765" calcext:value-type="float">
            <text:p>55,8823529411765</text:p>
          </table:table-cell>
          <table:table-cell office:value-type="float" office:value="22" calcext:value-type="float">
            <text:p>22</text:p>
          </table:table-cell>
          <table:table-cell table:formula="of:=IFERROR(([.I169]/[.D169])*100; &quot;&quot;)" office:value-type="float" office:value="16.1764705882353" calcext:value-type="float">
            <text:p>16,1764705882353</text:p>
          </table:table-cell>
          <table:table-cell office:value-type="float" office:value="114" calcext:value-type="float">
            <text:p>114</text:p>
          </table:table-cell>
          <table:table-cell table:formula="of:=IFERROR(([.K169]/[.D169])*100; &quot;&quot;)" office:value-type="float" office:value="83.8235294117647" calcext:value-type="float">
            <text:p>83,8235294117647</text:p>
          </table:table-cell>
          <table:table-cell office:value-type="float" office:value="83" calcext:value-type="float">
            <text:p>83</text:p>
          </table:table-cell>
          <table:table-cell table:formula="of:=IFERROR(([.M169]/[.K169])*100; &quot;&quot;)" office:value-type="float" office:value="72.8070175438597" calcext:value-type="float">
            <text:p>72,8070175438597</text:p>
          </table:table-cell>
          <table:table-cell office:value-type="float" office:value="85" calcext:value-type="float">
            <text:p>85</text:p>
          </table:table-cell>
          <table:table-cell table:formula="of:=IFERROR(([.O169]/[.K169])*100; &quot;&quot;)" office:value-type="float" office:value="74.5614035087719" calcext:value-type="float">
            <text:p>74,5614035087719</text:p>
          </table:table-cell>
          <table:table-cell table:formula="of:=IF([.E169] = &quot;&quot; ;&quot;&quot;; [.E169]-[.O169])" office:value-type="float" office:value="14" calcext:value-type="float">
            <text:p>14</text:p>
          </table:table-cell>
          <table:table-cell table:formula="of:=IFERROR(([.Q169]/[.I169])*100; &quot;&quot;)" office:value-type="float" office:value="63.6363636363636" calcext:value-type="float">
            <text:p>63,6363636363636</text:p>
          </table:table-cell>
          <table:table-cell office:value-type="float" office:value="76" calcext:value-type="float">
            <text:p>76</text:p>
          </table:table-cell>
          <table:table-cell table:formula="of:=IFERROR(([.S169]/[.K169])*100; &quot;&quot;)" office:value-type="float" office:value="66.6666666666667" calcext:value-type="float">
            <text:p>66,6666666666667</text:p>
          </table:table-cell>
          <table:table-cell table:formula="of:=IF([.G169] = &quot;&quot; ;&quot;&quot;; [.G169]-[.S169])" office:value-type="float" office:value="0" calcext:value-type="float">
            <text:p>0</text:p>
          </table:table-cell>
          <table:table-cell table:formula="of:=IFERROR(([.U169]/[.I169])*100; &quot;&quot;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ERROR(([.W169]/[.E169])*100; &quot;&quot;)" office:value-type="float" office:value="26.2626262626263" calcext:value-type="float">
            <text:p>26,26262626262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Z169]/[.I169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B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69]/[.I169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70]=&quot;&quot;;&quot;&quot;;[.C170]-[.Y170])">
            <text:p/>
          </table:table-cell>
          <table:table-cell table:style-name="ce1"/>
          <table:table-cell table:formula="of:=IFERROR(([.E170]/[.D170])*100; &quot;&quot;)">
            <text:p/>
          </table:table-cell>
          <table:table-cell table:style-name="ce1"/>
          <table:table-cell table:formula="of:=IFERROR(([.G170]/[.D170])*100; &quot;&quot;)">
            <text:p/>
          </table:table-cell>
          <table:table-cell table:style-name="ce1"/>
          <table:table-cell table:formula="of:=IFERROR(([.I170]/[.D170])*100; &quot;&quot;)">
            <text:p/>
          </table:table-cell>
          <table:table-cell table:style-name="ce1"/>
          <table:table-cell table:formula="of:=IFERROR(([.K170]/[.D170])*100; &quot;&quot;)">
            <text:p/>
          </table:table-cell>
          <table:table-cell table:style-name="ce1"/>
          <table:table-cell table:formula="of:=IFERROR(([.M170]/[.K170])*100; &quot;&quot;)">
            <text:p/>
          </table:table-cell>
          <table:table-cell/>
          <table:table-cell table:formula="of:=IFERROR(([.O170]/[.K170])*100; &quot;&quot;)">
            <text:p/>
          </table:table-cell>
          <table:table-cell table:formula="of:=IF([.E170] = &quot;&quot; ;&quot;&quot;; [.E170]-[.O170])">
            <text:p/>
          </table:table-cell>
          <table:table-cell table:formula="of:=IFERROR(([.Q170]/[.I170])*100; &quot;&quot;)">
            <text:p/>
          </table:table-cell>
          <table:table-cell/>
          <table:table-cell table:formula="of:=IFERROR(([.S170]/[.K170])*100; &quot;&quot;)">
            <text:p/>
          </table:table-cell>
          <table:table-cell table:formula="of:=IF([.G170] = &quot;&quot; ;&quot;&quot;; [.G170]-[.S170])">
            <text:p/>
          </table:table-cell>
          <table:table-cell table:formula="of:=IFERROR(([.U170]/[.I170])*100; &quot;&quot;)">
            <text:p/>
          </table:table-cell>
          <table:table-cell table:style-name="ce1"/>
          <table:table-cell table:formula="of:=IFERROR(([.W170]/[.E170])*100; &quot;&quot;)">
            <text:p/>
          </table:table-cell>
          <table:table-cell table:style-name="ce1" table:number-columns-repeated="2"/>
          <table:table-cell table:formula="of:=IFERROR(([.Z170]/[.I170])*100; &quot;&quot;)">
            <text:p/>
          </table:table-cell>
          <table:table-cell table:style-name="ce1"/>
          <table:table-cell table:formula="of:=IFERROR(([.AB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AF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BN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70]/[.I170])*100; &quot;&quot;)">
            <text:p/>
          </table:table-cell>
          <table:table-cell table:style-name="ce1"/>
          <table:table-cell table:formula="of:=IFERROR(([.CH170]/[.I170])*100; &quot;&quot;)">
            <text:p/>
          </table:table-cell>
          <table:table-cell table:style-name="ce1"/>
          <table:table-cell table:formula="of:=IFERROR(([.CJ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CV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CZ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240</text:p>
          </table:table-cell>
          <table:table-cell office:value-type="string" calcext:value-type="string">
            <text:p>73.06.06</text:p>
          </table:table-cell>
          <table:table-cell office:value-type="float" office:value="313" calcext:value-type="float">
            <text:p>313</text:p>
          </table:table-cell>
          <table:table-cell table:formula="of:=IF([.C171]=&quot;&quot;;&quot;&quot;;[.C171]-[.Y171])" office:value-type="float" office:value="265" calcext:value-type="float">
            <text:p>265</text:p>
          </table:table-cell>
          <table:table-cell office:value-type="float" office:value="202" calcext:value-type="float">
            <text:p>202</text:p>
          </table:table-cell>
          <table:table-cell table:formula="of:=IFERROR(([.E171]/[.D171])*100; &quot;&quot;)" office:value-type="float" office:value="76.2264150943396" calcext:value-type="float">
            <text:p>76,2264150943396</text:p>
          </table:table-cell>
          <table:table-cell office:value-type="float" office:value="139" calcext:value-type="float">
            <text:p>139</text:p>
          </table:table-cell>
          <table:table-cell table:formula="of:=IFERROR(([.G171]/[.D171])*100; &quot;&quot;)" office:value-type="float" office:value="52.4528301886793" calcext:value-type="float">
            <text:p>52,4528301886793</text:p>
          </table:table-cell>
          <table:table-cell office:value-type="float" office:value="86" calcext:value-type="float">
            <text:p>86</text:p>
          </table:table-cell>
          <table:table-cell table:formula="of:=IFERROR(([.I171]/[.D171])*100; &quot;&quot;)" office:value-type="float" office:value="32.4528301886792" calcext:value-type="float">
            <text:p>32,4528301886792</text:p>
          </table:table-cell>
          <table:table-cell office:value-type="float" office:value="179" calcext:value-type="float">
            <text:p>179</text:p>
          </table:table-cell>
          <table:table-cell table:formula="of:=IFERROR(([.K171]/[.D171])*100; &quot;&quot;)" office:value-type="float" office:value="67.5471698113208" calcext:value-type="float">
            <text:p>67,5471698113208</text:p>
          </table:table-cell>
          <table:table-cell office:value-type="float" office:value="18" calcext:value-type="float">
            <text:p>18</text:p>
          </table:table-cell>
          <table:table-cell table:formula="of:=IFERROR(([.M171]/[.K171])*100; &quot;&quot;)" office:value-type="float" office:value="10.0558659217877" calcext:value-type="float">
            <text:p>10,0558659217877</text:p>
          </table:table-cell>
          <table:table-cell office:value-type="float" office:value="149" calcext:value-type="float">
            <text:p>149</text:p>
          </table:table-cell>
          <table:table-cell table:formula="of:=IFERROR(([.O171]/[.K171])*100; &quot;&quot;)" office:value-type="float" office:value="83.2402234636871" calcext:value-type="float">
            <text:p>83,2402234636871</text:p>
          </table:table-cell>
          <table:table-cell table:formula="of:=IF([.E171] = &quot;&quot; ;&quot;&quot;; [.E171]-[.O171])" office:value-type="float" office:value="53" calcext:value-type="float">
            <text:p>53</text:p>
          </table:table-cell>
          <table:table-cell table:formula="of:=IFERROR(([.Q171]/[.I171])*100; &quot;&quot;)" office:value-type="float" office:value="61.6279069767442" calcext:value-type="float">
            <text:p>61,6279069767442</text:p>
          </table:table-cell>
          <table:table-cell office:value-type="float" office:value="133" calcext:value-type="float">
            <text:p>133</text:p>
          </table:table-cell>
          <table:table-cell table:formula="of:=IFERROR(([.S171]/[.K171])*100; &quot;&quot;)" office:value-type="float" office:value="74.3016759776536" calcext:value-type="float">
            <text:p>74,3016759776536</text:p>
          </table:table-cell>
          <table:table-cell table:formula="of:=IF([.G171] = &quot;&quot; ;&quot;&quot;; [.G171]-[.S171])" office:value-type="float" office:value="6" calcext:value-type="float">
            <text:p>6</text:p>
          </table:table-cell>
          <table:table-cell table:formula="of:=IFERROR(([.U171]/[.I171])*100; &quot;&quot;)" office:value-type="float" office:value="6.97674418604651" calcext:value-type="float">
            <text:p>6,97674418604651</text:p>
          </table:table-cell>
          <table:table-cell office:value-type="float" office:value="191" calcext:value-type="float">
            <text:p>191</text:p>
          </table:table-cell>
          <table:table-cell table:formula="of:=IFERROR(([.W171]/[.E171])*100; &quot;&quot;)" office:value-type="float" office:value="94.5544554455445" calcext:value-type="float">
            <text:p>94,5544554455445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IFERROR(([.Z171]/[.I171])*100; &quot;&quot;)" office:value-type="float" office:value="94.1860465116279" calcext:value-type="float">
            <text:p>94,1860465116279</text:p>
          </table:table-cell>
          <table:table-cell office:value-type="float" office:value="0" calcext:value-type="float">
            <text:p>0</text:p>
          </table:table-cell>
          <table:table-cell table:formula="of:=IFERROR(([.AB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71]/[.I171])*100; &quot;&quot;)" office:value-type="float" office:value="2.32558139534884" calcext:value-type="float">
            <text:p>2,32558139534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F171]/[.I171])*100; &quot;&quot;)" office:value-type="float" office:value="2.32558139534884" calcext:value-type="float">
            <text:p>2,32558139534884</text:p>
          </table:table-cell>
          <table:table-cell office:value-type="float" office:value="0" calcext:value-type="float">
            <text:p>0</text:p>
          </table:table-cell>
          <table:table-cell table:formula="of:=IFERROR(([.CH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71]/[.I171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72]=&quot;&quot;;&quot;&quot;;[.C172]-[.Y172])">
            <text:p/>
          </table:table-cell>
          <table:table-cell table:style-name="ce1"/>
          <table:table-cell table:formula="of:=IFERROR(([.E172]/[.D172])*100; &quot;&quot;)">
            <text:p/>
          </table:table-cell>
          <table:table-cell table:style-name="ce1"/>
          <table:table-cell table:formula="of:=IFERROR(([.G172]/[.D172])*100; &quot;&quot;)">
            <text:p/>
          </table:table-cell>
          <table:table-cell table:style-name="ce1"/>
          <table:table-cell table:formula="of:=IFERROR(([.I172]/[.D172])*100; &quot;&quot;)">
            <text:p/>
          </table:table-cell>
          <table:table-cell table:style-name="ce1"/>
          <table:table-cell table:formula="of:=IFERROR(([.K172]/[.D172])*100; &quot;&quot;)">
            <text:p/>
          </table:table-cell>
          <table:table-cell table:style-name="ce1"/>
          <table:table-cell table:formula="of:=IFERROR(([.M172]/[.K172])*100; &quot;&quot;)">
            <text:p/>
          </table:table-cell>
          <table:table-cell/>
          <table:table-cell table:formula="of:=IFERROR(([.O172]/[.K172])*100; &quot;&quot;)">
            <text:p/>
          </table:table-cell>
          <table:table-cell table:formula="of:=IF([.E172] = &quot;&quot; ;&quot;&quot;; [.E172]-[.O172])">
            <text:p/>
          </table:table-cell>
          <table:table-cell table:formula="of:=IFERROR(([.Q172]/[.I172])*100; &quot;&quot;)">
            <text:p/>
          </table:table-cell>
          <table:table-cell/>
          <table:table-cell table:formula="of:=IFERROR(([.S172]/[.K172])*100; &quot;&quot;)">
            <text:p/>
          </table:table-cell>
          <table:table-cell table:formula="of:=IF([.G172] = &quot;&quot; ;&quot;&quot;; [.G172]-[.S172])">
            <text:p/>
          </table:table-cell>
          <table:table-cell table:formula="of:=IFERROR(([.U172]/[.I172])*100; &quot;&quot;)">
            <text:p/>
          </table:table-cell>
          <table:table-cell table:style-name="ce1"/>
          <table:table-cell table:formula="of:=IFERROR(([.W172]/[.E172])*100; &quot;&quot;)">
            <text:p/>
          </table:table-cell>
          <table:table-cell table:style-name="ce1" table:number-columns-repeated="2"/>
          <table:table-cell table:formula="of:=IFERROR(([.Z172]/[.I172])*100; &quot;&quot;)">
            <text:p/>
          </table:table-cell>
          <table:table-cell table:style-name="ce1"/>
          <table:table-cell table:formula="of:=IFERROR(([.AB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AF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BN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72]/[.I172])*100; &quot;&quot;)">
            <text:p/>
          </table:table-cell>
          <table:table-cell table:style-name="ce1"/>
          <table:table-cell table:formula="of:=IFERROR(([.CH172]/[.I172])*100; &quot;&quot;)">
            <text:p/>
          </table:table-cell>
          <table:table-cell table:style-name="ce1"/>
          <table:table-cell table:formula="of:=IFERROR(([.CJ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CV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CZ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40</text:p>
          </table:table-cell>
          <table:table-cell office:value-type="string" calcext:value-type="string">
            <text:p>39.04.77</text:p>
          </table:table-cell>
          <table:table-cell office:value-type="float" office:value="162" calcext:value-type="float">
            <text:p>162</text:p>
          </table:table-cell>
          <table:table-cell table:formula="of:=IF([.C173]=&quot;&quot;;&quot;&quot;;[.C173]-[.Y173])"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formula="of:=IFERROR(([.E173]/[.D173])*100; &quot;&quot;)" office:value-type="float" office:value="72.5925925925926" calcext:value-type="float">
            <text:p>72,5925925925926</text:p>
          </table:table-cell>
          <table:table-cell office:value-type="float" office:value="76" calcext:value-type="float">
            <text:p>76</text:p>
          </table:table-cell>
          <table:table-cell table:formula="of:=IFERROR(([.G173]/[.D173])*100; &quot;&quot;)" office:value-type="float" office:value="56.2962962962963" calcext:value-type="float">
            <text:p>56,2962962962963</text:p>
          </table:table-cell>
          <table:table-cell office:value-type="float" office:value="22" calcext:value-type="float">
            <text:p>22</text:p>
          </table:table-cell>
          <table:table-cell table:formula="of:=IFERROR(([.I173]/[.D173])*100; &quot;&quot;)" office:value-type="float" office:value="16.2962962962963" calcext:value-type="float">
            <text:p>16,2962962962963</text:p>
          </table:table-cell>
          <table:table-cell office:value-type="float" office:value="113" calcext:value-type="float">
            <text:p>113</text:p>
          </table:table-cell>
          <table:table-cell table:formula="of:=IFERROR(([.K173]/[.D173])*100; &quot;&quot;)" office:value-type="float" office:value="83.7037037037037" calcext:value-type="float">
            <text:p>83,7037037037037</text:p>
          </table:table-cell>
          <table:table-cell office:value-type="float" office:value="83" calcext:value-type="float">
            <text:p>83</text:p>
          </table:table-cell>
          <table:table-cell table:formula="of:=IFERROR(([.M173]/[.K173])*100; &quot;&quot;)" office:value-type="float" office:value="73.4513274336283" calcext:value-type="float">
            <text:p>73,4513274336283</text:p>
          </table:table-cell>
          <table:table-cell office:value-type="float" office:value="84" calcext:value-type="float">
            <text:p>84</text:p>
          </table:table-cell>
          <table:table-cell table:formula="of:=IFERROR(([.O173]/[.K173])*100; &quot;&quot;)" office:value-type="float" office:value="74.3362831858407" calcext:value-type="float">
            <text:p>74,3362831858407</text:p>
          </table:table-cell>
          <table:table-cell table:formula="of:=IF([.E173] = &quot;&quot; ;&quot;&quot;; [.E173]-[.O173])" office:value-type="float" office:value="14" calcext:value-type="float">
            <text:p>14</text:p>
          </table:table-cell>
          <table:table-cell table:formula="of:=IFERROR(([.Q173]/[.I173])*100; &quot;&quot;)" office:value-type="float" office:value="63.6363636363636" calcext:value-type="float">
            <text:p>63,6363636363636</text:p>
          </table:table-cell>
          <table:table-cell office:value-type="float" office:value="76" calcext:value-type="float">
            <text:p>76</text:p>
          </table:table-cell>
          <table:table-cell table:formula="of:=IFERROR(([.S173]/[.K173])*100; &quot;&quot;)" office:value-type="float" office:value="67.2566371681416" calcext:value-type="float">
            <text:p>67,2566371681416</text:p>
          </table:table-cell>
          <table:table-cell table:formula="of:=IF([.G173] = &quot;&quot; ;&quot;&quot;; [.G173]-[.S173])" office:value-type="float" office:value="0" calcext:value-type="float">
            <text:p>0</text:p>
          </table:table-cell>
          <table:table-cell table:formula="of:=IFERROR(([.U173]/[.I173])*100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ERROR(([.W173]/[.E173])*100; &quot;&quot;)" office:value-type="float" office:value="25.5102040816327" calcext:value-type="float">
            <text:p>25,510204081632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Z173]/[.I173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B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73]/[.I173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0.04.33</text:p>
          </table:table-cell>
          <table:table-cell office:value-type="float" office:value="144" calcext:value-type="float">
            <text:p>144</text:p>
          </table:table-cell>
          <table:table-cell table:formula="of:=IF([.C174]=&quot;&quot;;&quot;&quot;;[.C174]-[.Y174])"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table:formula="of:=IFERROR(([.E174]/[.D174])*100; &quot;&quot;)" office:value-type="float" office:value="68.5483870967742" calcext:value-type="float">
            <text:p>68,5483870967742</text:p>
          </table:table-cell>
          <table:table-cell office:value-type="float" office:value="71" calcext:value-type="float">
            <text:p>71</text:p>
          </table:table-cell>
          <table:table-cell table:formula="of:=IFERROR(([.G174]/[.D174])*100; &quot;&quot;)" office:value-type="float" office:value="57.258064516129" calcext:value-type="float">
            <text:p>57,258064516129</text:p>
          </table:table-cell>
          <table:table-cell office:value-type="float" office:value="21" calcext:value-type="float">
            <text:p>21</text:p>
          </table:table-cell>
          <table:table-cell table:formula="of:=IFERROR(([.I174]/[.D174])*100; &quot;&quot;)" office:value-type="float" office:value="16.9354838709677" calcext:value-type="float">
            <text:p>16,9354838709677</text:p>
          </table:table-cell>
          <table:table-cell office:value-type="float" office:value="103" calcext:value-type="float">
            <text:p>103</text:p>
          </table:table-cell>
          <table:table-cell table:formula="of:=IFERROR(([.K174]/[.D174])*100; &quot;&quot;)" office:value-type="float" office:value="83.0645161290323" calcext:value-type="float">
            <text:p>83,0645161290323</text:p>
          </table:table-cell>
          <table:table-cell office:value-type="float" office:value="77" calcext:value-type="float">
            <text:p>77</text:p>
          </table:table-cell>
          <table:table-cell table:formula="of:=IFERROR(([.M174]/[.K174])*100; &quot;&quot;)" office:value-type="float" office:value="74.7572815533981" calcext:value-type="float">
            <text:p>74,7572815533981</text:p>
          </table:table-cell>
          <table:table-cell office:value-type="float" office:value="74" calcext:value-type="float">
            <text:p>74</text:p>
          </table:table-cell>
          <table:table-cell table:formula="of:=IFERROR(([.O174]/[.K174])*100; &quot;&quot;)" office:value-type="float" office:value="71.8446601941748" calcext:value-type="float">
            <text:p>71,8446601941748</text:p>
          </table:table-cell>
          <table:table-cell table:formula="of:=IF([.E174] = &quot;&quot; ;&quot;&quot;; [.E174]-[.O174])" office:value-type="float" office:value="11" calcext:value-type="float">
            <text:p>11</text:p>
          </table:table-cell>
          <table:table-cell table:formula="of:=IFERROR(([.Q174]/[.I174])*100; &quot;&quot;)" office:value-type="float" office:value="52.3809523809524" calcext:value-type="float">
            <text:p>52,3809523809524</text:p>
          </table:table-cell>
          <table:table-cell office:value-type="float" office:value="71" calcext:value-type="float">
            <text:p>71</text:p>
          </table:table-cell>
          <table:table-cell table:formula="of:=IFERROR(([.S174]/[.K174])*100; &quot;&quot;)" office:value-type="float" office:value="68.9320388349515" calcext:value-type="float">
            <text:p>68,9320388349515</text:p>
          </table:table-cell>
          <table:table-cell table:formula="of:=IF([.G174] = &quot;&quot; ;&quot;&quot;; [.G174]-[.S174])" office:value-type="float" office:value="0" calcext:value-type="float">
            <text:p>0</text:p>
          </table:table-cell>
          <table:table-cell table:formula="of:=IFERROR(([.U174]/[.I174])*100; &quot;&quot;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ERROR(([.W174]/[.E174])*100; &quot;&quot;)" office:value-type="float" office:value="18.8235294117647" calcext:value-type="float">
            <text:p>18,823529411764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ERROR(([.Z174]/[.I174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B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74]/[.I174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 table:formula="of:=IFERROR(([.CH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0.04.77</text:p>
          </table:table-cell>
          <table:table-cell office:value-type="float" office:value="162" calcext:value-type="float">
            <text:p>162</text:p>
          </table:table-cell>
          <table:table-cell table:formula="of:=IF([.C175]=&quot;&quot;;&quot;&quot;;[.C175]-[.Y175])"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formula="of:=IFERROR(([.E175]/[.D175])*100; &quot;&quot;)" office:value-type="float" office:value="72.5925925925926" calcext:value-type="float">
            <text:p>72,5925925925926</text:p>
          </table:table-cell>
          <table:table-cell office:value-type="float" office:value="76" calcext:value-type="float">
            <text:p>76</text:p>
          </table:table-cell>
          <table:table-cell table:formula="of:=IFERROR(([.G175]/[.D175])*100; &quot;&quot;)" office:value-type="float" office:value="56.2962962962963" calcext:value-type="float">
            <text:p>56,2962962962963</text:p>
          </table:table-cell>
          <table:table-cell office:value-type="float" office:value="22" calcext:value-type="float">
            <text:p>22</text:p>
          </table:table-cell>
          <table:table-cell table:formula="of:=IFERROR(([.I175]/[.D175])*100; &quot;&quot;)" office:value-type="float" office:value="16.2962962962963" calcext:value-type="float">
            <text:p>16,2962962962963</text:p>
          </table:table-cell>
          <table:table-cell office:value-type="float" office:value="113" calcext:value-type="float">
            <text:p>113</text:p>
          </table:table-cell>
          <table:table-cell table:formula="of:=IFERROR(([.K175]/[.D175])*100; &quot;&quot;)" office:value-type="float" office:value="83.7037037037037" calcext:value-type="float">
            <text:p>83,7037037037037</text:p>
          </table:table-cell>
          <table:table-cell office:value-type="float" office:value="83" calcext:value-type="float">
            <text:p>83</text:p>
          </table:table-cell>
          <table:table-cell table:formula="of:=IFERROR(([.M175]/[.K175])*100; &quot;&quot;)" office:value-type="float" office:value="73.4513274336283" calcext:value-type="float">
            <text:p>73,4513274336283</text:p>
          </table:table-cell>
          <table:table-cell office:value-type="float" office:value="84" calcext:value-type="float">
            <text:p>84</text:p>
          </table:table-cell>
          <table:table-cell table:formula="of:=IFERROR(([.O175]/[.K175])*100; &quot;&quot;)" office:value-type="float" office:value="74.3362831858407" calcext:value-type="float">
            <text:p>74,3362831858407</text:p>
          </table:table-cell>
          <table:table-cell table:formula="of:=IF([.E175] = &quot;&quot; ;&quot;&quot;; [.E175]-[.O175])" office:value-type="float" office:value="14" calcext:value-type="float">
            <text:p>14</text:p>
          </table:table-cell>
          <table:table-cell table:formula="of:=IFERROR(([.Q175]/[.I175])*100; &quot;&quot;)" office:value-type="float" office:value="63.6363636363636" calcext:value-type="float">
            <text:p>63,6363636363636</text:p>
          </table:table-cell>
          <table:table-cell office:value-type="float" office:value="76" calcext:value-type="float">
            <text:p>76</text:p>
          </table:table-cell>
          <table:table-cell table:formula="of:=IFERROR(([.S175]/[.K175])*100; &quot;&quot;)" office:value-type="float" office:value="67.2566371681416" calcext:value-type="float">
            <text:p>67,2566371681416</text:p>
          </table:table-cell>
          <table:table-cell table:formula="of:=IF([.G175] = &quot;&quot; ;&quot;&quot;; [.G175]-[.S175])" office:value-type="float" office:value="0" calcext:value-type="float">
            <text:p>0</text:p>
          </table:table-cell>
          <table:table-cell table:formula="of:=IFERROR(([.U175]/[.I175])*100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ERROR(([.W175]/[.E175])*100; &quot;&quot;)" office:value-type="float" office:value="25.5102040816327" calcext:value-type="float">
            <text:p>25,510204081632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Z175]/[.I175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B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75]/[.I175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76]=&quot;&quot;;&quot;&quot;;[.C176]-[.Y176])">
            <text:p/>
          </table:table-cell>
          <table:table-cell table:style-name="ce1"/>
          <table:table-cell table:formula="of:=IFERROR(([.E176]/[.D176])*100; &quot;&quot;)">
            <text:p/>
          </table:table-cell>
          <table:table-cell table:style-name="ce1"/>
          <table:table-cell table:formula="of:=IFERROR(([.G176]/[.D176])*100; &quot;&quot;)">
            <text:p/>
          </table:table-cell>
          <table:table-cell table:style-name="ce1"/>
          <table:table-cell table:formula="of:=IFERROR(([.I176]/[.D176])*100; &quot;&quot;)">
            <text:p/>
          </table:table-cell>
          <table:table-cell table:style-name="ce1"/>
          <table:table-cell table:formula="of:=IFERROR(([.K176]/[.D176])*100; &quot;&quot;)">
            <text:p/>
          </table:table-cell>
          <table:table-cell table:style-name="ce1"/>
          <table:table-cell table:formula="of:=IFERROR(([.M176]/[.K176])*100; &quot;&quot;)">
            <text:p/>
          </table:table-cell>
          <table:table-cell/>
          <table:table-cell table:formula="of:=IFERROR(([.O176]/[.K176])*100; &quot;&quot;)">
            <text:p/>
          </table:table-cell>
          <table:table-cell table:formula="of:=IF([.E176] = &quot;&quot; ;&quot;&quot;; [.E176]-[.O176])">
            <text:p/>
          </table:table-cell>
          <table:table-cell table:formula="of:=IFERROR(([.Q176]/[.I176])*100; &quot;&quot;)">
            <text:p/>
          </table:table-cell>
          <table:table-cell/>
          <table:table-cell table:formula="of:=IFERROR(([.S176]/[.K176])*100; &quot;&quot;)">
            <text:p/>
          </table:table-cell>
          <table:table-cell table:formula="of:=IF([.G176] = &quot;&quot; ;&quot;&quot;; [.G176]-[.S176])">
            <text:p/>
          </table:table-cell>
          <table:table-cell table:formula="of:=IFERROR(([.U176]/[.I176])*100; &quot;&quot;)">
            <text:p/>
          </table:table-cell>
          <table:table-cell table:style-name="ce1"/>
          <table:table-cell table:formula="of:=IFERROR(([.W176]/[.E176])*100; &quot;&quot;)">
            <text:p/>
          </table:table-cell>
          <table:table-cell table:style-name="ce1" table:number-columns-repeated="2"/>
          <table:table-cell table:formula="of:=IFERROR(([.Z176]/[.I176])*100; &quot;&quot;)">
            <text:p/>
          </table:table-cell>
          <table:table-cell table:style-name="ce1"/>
          <table:table-cell table:formula="of:=IFERROR(([.AB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AF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BN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76]/[.I176])*100; &quot;&quot;)">
            <text:p/>
          </table:table-cell>
          <table:table-cell table:style-name="ce1"/>
          <table:table-cell table:formula="of:=IFERROR(([.CH176]/[.I176])*100; &quot;&quot;)">
            <text:p/>
          </table:table-cell>
          <table:table-cell table:style-name="ce1"/>
          <table:table-cell table:formula="of:=IFERROR(([.CJ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CV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CZ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80</text:p>
          </table:table-cell>
          <table:table-cell office:value-type="string" calcext:value-type="string">
            <text:p>580.07.27</text:p>
          </table:table-cell>
          <table:table-cell office:value-type="float" office:value="413" calcext:value-type="float">
            <text:p>413</text:p>
          </table:table-cell>
          <table:table-cell table:formula="of:=IF([.C177]=&quot;&quot;;&quot;&quot;;[.C177]-[.Y177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77]/[.D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77]/[.D177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177]/[.D177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K177]/[.D177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M177]/[.K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77]/[.K177])*100; &quot;&quot;)" office:value-type="float" office:value="0" calcext:value-type="float">
            <text:p>0</text:p>
          </table:table-cell>
          <table:table-cell table:formula="of:=IF([.E177] = &quot;&quot; ;&quot;&quot;; [.E177]-[.O177])" office:value-type="float" office:value="0" calcext:value-type="float">
            <text:p>0</text:p>
          </table:table-cell>
          <table:table-cell table:style-name="ce3" table:formula="of:=IFERROR(([.Q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77]/[.K177])*100; &quot;&quot;)" office:value-type="float" office:value="0" calcext:value-type="float">
            <text:p>0</text:p>
          </table:table-cell>
          <table:table-cell table:formula="of:=IF([.G177] = &quot;&quot; ;&quot;&quot;; [.G177]-[.S177])" office:value-type="float" office:value="0" calcext:value-type="float">
            <text:p>0</text:p>
          </table:table-cell>
          <table:table-cell table:formula="of:=IFERROR(([.U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77]/[.E177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F177]/[.I177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177]/[.I177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80.07.28</text:p>
          </table:table-cell>
          <table:table-cell office:value-type="float" office:value="413" calcext:value-type="float">
            <text:p>413</text:p>
          </table:table-cell>
          <table:table-cell table:formula="of:=IF([.C178]=&quot;&quot;;&quot;&quot;;[.C178]-[.Y178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78]/[.D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78]/[.D17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178]/[.D178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K178]/[.D178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M178]/[.K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78]/[.K178])*100; &quot;&quot;)" office:value-type="float" office:value="0" calcext:value-type="float">
            <text:p>0</text:p>
          </table:table-cell>
          <table:table-cell table:formula="of:=IF([.E178] = &quot;&quot; ;&quot;&quot;; [.E178]-[.O178])" office:value-type="float" office:value="0" calcext:value-type="float">
            <text:p>0</text:p>
          </table:table-cell>
          <table:table-cell table:style-name="ce3" table:formula="of:=IFERROR(([.Q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78]/[.K178])*100; &quot;&quot;)" office:value-type="float" office:value="0" calcext:value-type="float">
            <text:p>0</text:p>
          </table:table-cell>
          <table:table-cell table:formula="of:=IF([.G178] = &quot;&quot; ;&quot;&quot;; [.G178]-[.S178])" office:value-type="float" office:value="0" calcext:value-type="float">
            <text:p>0</text:p>
          </table:table-cell>
          <table:table-cell table:formula="of:=IFERROR(([.U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78]/[.E178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F178]/[.I17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178]/[.I17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79]=&quot;&quot;;&quot;&quot;;[.C179]-[.Y179])">
            <text:p/>
          </table:table-cell>
          <table:table-cell table:style-name="ce1"/>
          <table:table-cell table:formula="of:=IFERROR(([.E179]/[.D179])*100; &quot;&quot;)">
            <text:p/>
          </table:table-cell>
          <table:table-cell table:style-name="ce1"/>
          <table:table-cell table:formula="of:=IFERROR(([.G179]/[.D179])*100; &quot;&quot;)">
            <text:p/>
          </table:table-cell>
          <table:table-cell table:style-name="ce1"/>
          <table:table-cell table:formula="of:=IFERROR(([.I179]/[.D179])*100; &quot;&quot;)">
            <text:p/>
          </table:table-cell>
          <table:table-cell table:style-name="ce1"/>
          <table:table-cell table:formula="of:=IFERROR(([.K179]/[.D179])*100; &quot;&quot;)">
            <text:p/>
          </table:table-cell>
          <table:table-cell table:style-name="ce1"/>
          <table:table-cell table:formula="of:=IFERROR(([.M179]/[.K179])*100; &quot;&quot;)">
            <text:p/>
          </table:table-cell>
          <table:table-cell/>
          <table:table-cell table:formula="of:=IFERROR(([.O179]/[.K179])*100; &quot;&quot;)">
            <text:p/>
          </table:table-cell>
          <table:table-cell table:formula="of:=IF([.E179] = &quot;&quot; ;&quot;&quot;; [.E179]-[.O179])">
            <text:p/>
          </table:table-cell>
          <table:table-cell table:formula="of:=IFERROR(([.Q179]/[.I179])*100; &quot;&quot;)">
            <text:p/>
          </table:table-cell>
          <table:table-cell/>
          <table:table-cell table:formula="of:=IFERROR(([.S179]/[.K179])*100; &quot;&quot;)">
            <text:p/>
          </table:table-cell>
          <table:table-cell table:formula="of:=IF([.G179] = &quot;&quot; ;&quot;&quot;; [.G179]-[.S179])">
            <text:p/>
          </table:table-cell>
          <table:table-cell table:formula="of:=IFERROR(([.U179]/[.I179])*100; &quot;&quot;)">
            <text:p/>
          </table:table-cell>
          <table:table-cell table:style-name="ce1"/>
          <table:table-cell table:formula="of:=IFERROR(([.W179]/[.E179])*100; &quot;&quot;)">
            <text:p/>
          </table:table-cell>
          <table:table-cell table:style-name="ce1" table:number-columns-repeated="2"/>
          <table:table-cell table:formula="of:=IFERROR(([.Z179]/[.I179])*100; &quot;&quot;)">
            <text:p/>
          </table:table-cell>
          <table:table-cell table:style-name="ce1"/>
          <table:table-cell table:formula="of:=IFERROR(([.AB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AF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BN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79]/[.I179])*100; &quot;&quot;)">
            <text:p/>
          </table:table-cell>
          <table:table-cell table:style-name="ce1"/>
          <table:table-cell table:formula="of:=IFERROR(([.CH179]/[.I179])*100; &quot;&quot;)">
            <text:p/>
          </table:table-cell>
          <table:table-cell table:style-name="ce1"/>
          <table:table-cell table:formula="of:=IFERROR(([.CJ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CV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CZ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13</text:p>
          </table:table-cell>
          <table:table-cell office:value-type="string" calcext:value-type="string">
            <text:p>60.04.68</text:p>
          </table:table-cell>
          <table:table-cell office:value-type="float" office:value="131" calcext:value-type="float">
            <text:p>131</text:p>
          </table:table-cell>
          <table:table-cell table:formula="of:=IF([.C180]=&quot;&quot;;&quot;&quot;;[.C180]-[.Y180])"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formula="of:=IFERROR(([.E180]/[.D180])*100; &quot;&quot;)" office:value-type="float" office:value="79.4642857142857" calcext:value-type="float">
            <text:p>79,4642857142857</text:p>
          </table:table-cell>
          <table:table-cell office:value-type="float" office:value="78" calcext:value-type="float">
            <text:p>78</text:p>
          </table:table-cell>
          <table:table-cell table:formula="of:=IFERROR(([.G180]/[.D180])*100; &quot;&quot;)" office:value-type="float" office:value="69.6428571428571" calcext:value-type="float">
            <text:p>69,6428571428571</text:p>
          </table:table-cell>
          <table:table-cell office:value-type="float" office:value="13" calcext:value-type="float">
            <text:p>13</text:p>
          </table:table-cell>
          <table:table-cell table:formula="of:=IFERROR(([.I180]/[.D180])*100; &quot;&quot;)" office:value-type="float" office:value="11.6071428571429" calcext:value-type="float">
            <text:p>11,6071428571429</text:p>
          </table:table-cell>
          <table:table-cell office:value-type="float" office:value="99" calcext:value-type="float">
            <text:p>99</text:p>
          </table:table-cell>
          <table:table-cell table:formula="of:=IFERROR(([.K180]/[.D180])*100; &quot;&quot;)" office:value-type="float" office:value="88.3928571428571" calcext:value-type="float">
            <text:p>88,3928571428571</text:p>
          </table:table-cell>
          <table:table-cell office:value-type="float" office:value="82" calcext:value-type="float">
            <text:p>82</text:p>
          </table:table-cell>
          <table:table-cell table:formula="of:=IFERROR(([.M180]/[.K180])*100; &quot;&quot;)" office:value-type="float" office:value="82.8282828282828" calcext:value-type="float">
            <text:p>82,8282828282828</text:p>
          </table:table-cell>
          <table:table-cell office:value-type="float" office:value="82" calcext:value-type="float">
            <text:p>82</text:p>
          </table:table-cell>
          <table:table-cell table:formula="of:=IFERROR(([.O180]/[.K180])*100; &quot;&quot;)" office:value-type="float" office:value="82.8282828282828" calcext:value-type="float">
            <text:p>82,8282828282828</text:p>
          </table:table-cell>
          <table:table-cell table:formula="of:=IF([.E180] = &quot;&quot; ;&quot;&quot;; [.E180]-[.O180])" office:value-type="float" office:value="7" calcext:value-type="float">
            <text:p>7</text:p>
          </table:table-cell>
          <table:table-cell table:formula="of:=IFERROR(([.Q180]/[.I180])*100; &quot;&quot;)" office:value-type="float" office:value="53.8461538461539" calcext:value-type="float">
            <text:p>53,8461538461539</text:p>
          </table:table-cell>
          <table:table-cell office:value-type="float" office:value="78" calcext:value-type="float">
            <text:p>78</text:p>
          </table:table-cell>
          <table:table-cell table:formula="of:=IFERROR(([.S180]/[.K180])*100; &quot;&quot;)" office:value-type="float" office:value="78.7878787878788" calcext:value-type="float">
            <text:p>78,7878787878788</text:p>
          </table:table-cell>
          <table:table-cell table:formula="of:=IF([.G180] = &quot;&quot; ;&quot;&quot;; [.G180]-[.S180])" office:value-type="float" office:value="0" calcext:value-type="float">
            <text:p>0</text:p>
          </table:table-cell>
          <table:table-cell table:formula="of:=IFERROR(([.U180]/[.I180])*100; &quot;&quot;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ERROR(([.W180]/[.E180])*100; &quot;&quot;)" office:value-type="float" office:value="16.8539325842697" calcext:value-type="float">
            <text:p>16,853932584269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ERROR(([.Z180]/[.I180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B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80]/[.I180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81]=&quot;&quot;;&quot;&quot;;[.C181]-[.Y181])">
            <text:p/>
          </table:table-cell>
          <table:table-cell table:style-name="ce1"/>
          <table:table-cell table:formula="of:=IFERROR(([.E181]/[.D181])*100; &quot;&quot;)">
            <text:p/>
          </table:table-cell>
          <table:table-cell table:style-name="ce1"/>
          <table:table-cell table:formula="of:=IFERROR(([.G181]/[.D181])*100; &quot;&quot;)">
            <text:p/>
          </table:table-cell>
          <table:table-cell table:style-name="ce1"/>
          <table:table-cell table:formula="of:=IFERROR(([.I181]/[.D181])*100; &quot;&quot;)">
            <text:p/>
          </table:table-cell>
          <table:table-cell table:style-name="ce1"/>
          <table:table-cell table:formula="of:=IFERROR(([.K181]/[.D181])*100; &quot;&quot;)">
            <text:p/>
          </table:table-cell>
          <table:table-cell table:style-name="ce1"/>
          <table:table-cell table:formula="of:=IFERROR(([.M181]/[.K181])*100; &quot;&quot;)">
            <text:p/>
          </table:table-cell>
          <table:table-cell/>
          <table:table-cell table:formula="of:=IFERROR(([.O181]/[.K181])*100; &quot;&quot;)">
            <text:p/>
          </table:table-cell>
          <table:table-cell table:formula="of:=IF([.E181] = &quot;&quot; ;&quot;&quot;; [.E181]-[.O181])">
            <text:p/>
          </table:table-cell>
          <table:table-cell table:formula="of:=IFERROR(([.Q181]/[.I181])*100; &quot;&quot;)">
            <text:p/>
          </table:table-cell>
          <table:table-cell/>
          <table:table-cell table:formula="of:=IFERROR(([.S181]/[.K181])*100; &quot;&quot;)">
            <text:p/>
          </table:table-cell>
          <table:table-cell table:formula="of:=IF([.G181] = &quot;&quot; ;&quot;&quot;; [.G181]-[.S181])">
            <text:p/>
          </table:table-cell>
          <table:table-cell table:formula="of:=IFERROR(([.U181]/[.I181])*100; &quot;&quot;)">
            <text:p/>
          </table:table-cell>
          <table:table-cell table:style-name="ce1"/>
          <table:table-cell table:formula="of:=IFERROR(([.W181]/[.E181])*100; &quot;&quot;)">
            <text:p/>
          </table:table-cell>
          <table:table-cell table:style-name="ce1" table:number-columns-repeated="2"/>
          <table:table-cell table:formula="of:=IFERROR(([.Z181]/[.I181])*100; &quot;&quot;)">
            <text:p/>
          </table:table-cell>
          <table:table-cell table:style-name="ce1"/>
          <table:table-cell table:formula="of:=IFERROR(([.AB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AF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BN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81]/[.I181])*100; &quot;&quot;)">
            <text:p/>
          </table:table-cell>
          <table:table-cell table:style-name="ce1"/>
          <table:table-cell table:formula="of:=IFERROR(([.CH181]/[.I181])*100; &quot;&quot;)">
            <text:p/>
          </table:table-cell>
          <table:table-cell table:style-name="ce1"/>
          <table:table-cell table:formula="of:=IFERROR(([.CJ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CV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CZ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272</text:p>
          </table:table-cell>
          <table:table-cell office:value-type="string" calcext:value-type="string">
            <text:p>272.06.86</text:p>
          </table:table-cell>
          <table:table-cell office:value-type="float" office:value="352" calcext:value-type="float">
            <text:p>352</text:p>
          </table:table-cell>
          <table:table-cell table:formula="of:=IF([.C182]=&quot;&quot;;&quot;&quot;;[.C182]-[.Y182])"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table:formula="of:=IFERROR(([.E182]/[.D182])*100; &quot;&quot;)" office:value-type="float" office:value="6.77966101694915" calcext:value-type="float">
            <text:p>6,77966101694915</text:p>
          </table:table-cell>
          <table:table-cell office:value-type="float" office:value="10" calcext:value-type="float">
            <text:p>10</text:p>
          </table:table-cell>
          <table:table-cell table:formula="of:=IFERROR(([.G182]/[.D182])*100; &quot;&quot;)" office:value-type="float" office:value="3.38983050847458" calcext:value-type="float">
            <text:p>3,38983050847458</text:p>
          </table:table-cell>
          <table:table-cell office:value-type="float" office:value="258" calcext:value-type="float">
            <text:p>258</text:p>
          </table:table-cell>
          <table:table-cell table:formula="of:=IFERROR(([.I182]/[.D182])*100; &quot;&quot;)" office:value-type="float" office:value="87.4576271186441" calcext:value-type="float">
            <text:p>87,4576271186441</text:p>
          </table:table-cell>
          <table:table-cell office:value-type="float" office:value="37" calcext:value-type="float">
            <text:p>37</text:p>
          </table:table-cell>
          <table:table-cell table:formula="of:=IFERROR(([.K182]/[.D182])*100; &quot;&quot;)" office:value-type="float" office:value="12.5423728813559" calcext:value-type="float">
            <text:p>12,5423728813559</text:p>
          </table:table-cell>
          <table:table-cell office:value-type="float" office:value="7" calcext:value-type="float">
            <text:p>7</text:p>
          </table:table-cell>
          <table:table-cell table:formula="of:=IFERROR(([.M182]/[.K182])*100; &quot;&quot;)" office:value-type="float" office:value="18.9189189189189" calcext:value-type="float">
            <text:p>18,9189189189189</text:p>
          </table:table-cell>
          <table:table-cell office:value-type="float" office:value="17" calcext:value-type="float">
            <text:p>17</text:p>
          </table:table-cell>
          <table:table-cell table:formula="of:=IFERROR(([.O182]/[.K182])*100; &quot;&quot;)" office:value-type="float" office:value="45.945945945946" calcext:value-type="float">
            <text:p>45,945945945946</text:p>
          </table:table-cell>
          <table:table-cell table:formula="of:=IF([.E182] = &quot;&quot; ;&quot;&quot;; [.E182]-[.O182])" office:value-type="float" office:value="3" calcext:value-type="float">
            <text:p>3</text:p>
          </table:table-cell>
          <table:table-cell table:formula="of:=IFERROR(([.Q182]/[.I182])*100; &quot;&quot;)" office:value-type="float" office:value="1.16279069767442" calcext:value-type="float">
            <text:p>1,16279069767442</text:p>
          </table:table-cell>
          <table:table-cell office:value-type="float" office:value="7" calcext:value-type="float">
            <text:p>7</text:p>
          </table:table-cell>
          <table:table-cell table:formula="of:=IFERROR(([.S182]/[.K182])*100; &quot;&quot;)" office:value-type="float" office:value="18.9189189189189" calcext:value-type="float">
            <text:p>18,9189189189189</text:p>
          </table:table-cell>
          <table:table-cell table:formula="of:=IF([.G182] = &quot;&quot; ;&quot;&quot;; [.G182]-[.S182])" office:value-type="float" office:value="3" calcext:value-type="float">
            <text:p>3</text:p>
          </table:table-cell>
          <table:table-cell table:formula="of:=IFERROR(([.U182]/[.I182])*100; &quot;&quot;)" office:value-type="float" office:value="1.16279069767442" calcext:value-type="float">
            <text:p>1,16279069767442</text:p>
          </table:table-cell>
          <table:table-cell office:value-type="float" office:value="15" calcext:value-type="float">
            <text:p>15</text:p>
          </table:table-cell>
          <table:table-cell table:formula="of:=IFERROR(([.W182]/[.E182])*100; &quot;&quot;)"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IFERROR(([.Z182]/[.I182])*100; &quot;&quot;)" office:value-type="float" office:value="2.32558139534884" calcext:value-type="float">
            <text:p>2,32558139534884</text:p>
          </table:table-cell>
          <table:table-cell office:value-type="float" office:value="82" calcext:value-type="float">
            <text:p>82</text:p>
          </table:table-cell>
          <table:table-cell table:formula="of:=IFERROR(([.AB182]/[.I182])*100; &quot;&quot;)" office:value-type="float" office:value="31.7829457364341" calcext:value-type="float">
            <text:p>31,7829457364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82]/[.I182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J182]/[.I182])*100; &quot;&quot;)" office:value-type="float" office:value="5.81395348837209" calcext:value-type="float">
            <text:p>5,81395348837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2]/[.I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182]/[.I182])*100; &quot;&quot;)" office:value-type="float" office:value="53.4883720930233" calcext:value-type="float">
            <text:p>53,4883720930233</text:p>
          </table:table-cell>
          <table:table-cell office:value-type="float" office:value="4" calcext:value-type="float">
            <text:p>4</text:p>
          </table:table-cell>
          <table:table-cell table:formula="of:=IFERROR(([.CH182]/[.I182])*100; &quot;&quot;)" office:value-type="float" office:value="1.55038759689923" calcext:value-type="float">
            <text:p>1,55038759689923</text:p>
          </table:table-cell>
          <table:table-cell office:value-type="float" office:value="5" calcext:value-type="float">
            <text:p>5</text:p>
          </table:table-cell>
          <table:table-cell table:formula="of:=IFERROR(([.CJ182]/[.I182])*100; &quot;&quot;)" office:value-type="float" office:value="1.93798449612403" calcext:value-type="float">
            <text:p>1,93798449612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82]/[.I182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182]/[.I182])*100; &quot;&quot;)" office:value-type="float" office:value="0.387596899224806" calcext:value-type="float">
            <text:p>0,387596899224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82]/[.I182])*100; &quot;&quot;)" office:value-type="float" office:value="0.387596899224806" calcext:value-type="float">
            <text:p>0,387596899224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52" calcext:value-type="float">
            <text:p>352</text:p>
          </table:table-cell>
          <table:table-cell table:formula="of:=IF([.C183]=&quot;&quot;;&quot;&quot;;[.C183]-[.Y183])"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table:formula="of:=IFERROR(([.E183]/[.D183])*100; &quot;&quot;)" office:value-type="float" office:value="6.77966101694915" calcext:value-type="float">
            <text:p>6,77966101694915</text:p>
          </table:table-cell>
          <table:table-cell office:value-type="float" office:value="10" calcext:value-type="float">
            <text:p>10</text:p>
          </table:table-cell>
          <table:table-cell table:formula="of:=IFERROR(([.G183]/[.D183])*100; &quot;&quot;)" office:value-type="float" office:value="3.38983050847458" calcext:value-type="float">
            <text:p>3,38983050847458</text:p>
          </table:table-cell>
          <table:table-cell office:value-type="float" office:value="258" calcext:value-type="float">
            <text:p>258</text:p>
          </table:table-cell>
          <table:table-cell table:formula="of:=IFERROR(([.I183]/[.D183])*100; &quot;&quot;)" office:value-type="float" office:value="87.4576271186441" calcext:value-type="float">
            <text:p>87,4576271186441</text:p>
          </table:table-cell>
          <table:table-cell office:value-type="float" office:value="37" calcext:value-type="float">
            <text:p>37</text:p>
          </table:table-cell>
          <table:table-cell table:formula="of:=IFERROR(([.K183]/[.D183])*100; &quot;&quot;)" office:value-type="float" office:value="12.5423728813559" calcext:value-type="float">
            <text:p>12,5423728813559</text:p>
          </table:table-cell>
          <table:table-cell office:value-type="float" office:value="7" calcext:value-type="float">
            <text:p>7</text:p>
          </table:table-cell>
          <table:table-cell table:formula="of:=IFERROR(([.M183]/[.K183])*100; &quot;&quot;)" office:value-type="float" office:value="18.9189189189189" calcext:value-type="float">
            <text:p>18,9189189189189</text:p>
          </table:table-cell>
          <table:table-cell office:value-type="float" office:value="17" calcext:value-type="float">
            <text:p>17</text:p>
          </table:table-cell>
          <table:table-cell table:formula="of:=IFERROR(([.O183]/[.K183])*100; &quot;&quot;)" office:value-type="float" office:value="45.945945945946" calcext:value-type="float">
            <text:p>45,945945945946</text:p>
          </table:table-cell>
          <table:table-cell table:formula="of:=IF([.E183] = &quot;&quot; ;&quot;&quot;; [.E183]-[.O183])" office:value-type="float" office:value="3" calcext:value-type="float">
            <text:p>3</text:p>
          </table:table-cell>
          <table:table-cell table:formula="of:=IFERROR(([.Q183]/[.I183])*100; &quot;&quot;)" office:value-type="float" office:value="1.16279069767442" calcext:value-type="float">
            <text:p>1,16279069767442</text:p>
          </table:table-cell>
          <table:table-cell office:value-type="float" office:value="7" calcext:value-type="float">
            <text:p>7</text:p>
          </table:table-cell>
          <table:table-cell table:formula="of:=IFERROR(([.S183]/[.K183])*100; &quot;&quot;)" office:value-type="float" office:value="18.9189189189189" calcext:value-type="float">
            <text:p>18,9189189189189</text:p>
          </table:table-cell>
          <table:table-cell table:formula="of:=IF([.G183] = &quot;&quot; ;&quot;&quot;; [.G183]-[.S183])" office:value-type="float" office:value="3" calcext:value-type="float">
            <text:p>3</text:p>
          </table:table-cell>
          <table:table-cell table:formula="of:=IFERROR(([.U183]/[.I183])*100; &quot;&quot;)" office:value-type="float" office:value="1.16279069767442" calcext:value-type="float">
            <text:p>1,16279069767442</text:p>
          </table:table-cell>
          <table:table-cell office:value-type="float" office:value="15" calcext:value-type="float">
            <text:p>15</text:p>
          </table:table-cell>
          <table:table-cell table:formula="of:=IFERROR(([.W183]/[.E183])*100; &quot;&quot;)"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IFERROR(([.Z183]/[.I183])*100; &quot;&quot;)" office:value-type="float" office:value="2.32558139534884" calcext:value-type="float">
            <text:p>2,32558139534884</text:p>
          </table:table-cell>
          <table:table-cell office:value-type="float" office:value="82" calcext:value-type="float">
            <text:p>82</text:p>
          </table:table-cell>
          <table:table-cell table:formula="of:=IFERROR(([.AB183]/[.I183])*100; &quot;&quot;)" office:value-type="float" office:value="31.7829457364341" calcext:value-type="float">
            <text:p>31,7829457364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183]/[.I183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J183]/[.I183])*100; &quot;&quot;)" office:value-type="float" office:value="5.81395348837209" calcext:value-type="float">
            <text:p>5,81395348837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3]/[.I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183]/[.I183])*100; &quot;&quot;)" office:value-type="float" office:value="53.4883720930233" calcext:value-type="float">
            <text:p>53,4883720930233</text:p>
          </table:table-cell>
          <table:table-cell office:value-type="float" office:value="4" calcext:value-type="float">
            <text:p>4</text:p>
          </table:table-cell>
          <table:table-cell table:formula="of:=IFERROR(([.CH183]/[.I183])*100; &quot;&quot;)" office:value-type="float" office:value="1.55038759689923" calcext:value-type="float">
            <text:p>1,55038759689923</text:p>
          </table:table-cell>
          <table:table-cell office:value-type="float" office:value="5" calcext:value-type="float">
            <text:p>5</text:p>
          </table:table-cell>
          <table:table-cell table:formula="of:=IFERROR(([.CJ183]/[.I183])*100; &quot;&quot;)" office:value-type="float" office:value="1.93798449612403" calcext:value-type="float">
            <text:p>1,93798449612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83]/[.I183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183]/[.I183])*100; &quot;&quot;)" office:value-type="float" office:value="0.387596899224806" calcext:value-type="float">
            <text:p>0,387596899224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83]/[.I183])*100; &quot;&quot;)" office:value-type="float" office:value="0.387596899224806" calcext:value-type="float">
            <text:p>0,387596899224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84]=&quot;&quot;;&quot;&quot;;[.C184]-[.Y184])">
            <text:p/>
          </table:table-cell>
          <table:table-cell table:style-name="ce1"/>
          <table:table-cell table:formula="of:=IFERROR(([.E184]/[.D184])*100; &quot;&quot;)">
            <text:p/>
          </table:table-cell>
          <table:table-cell table:style-name="ce1"/>
          <table:table-cell table:formula="of:=IFERROR(([.G184]/[.D184])*100; &quot;&quot;)">
            <text:p/>
          </table:table-cell>
          <table:table-cell table:style-name="ce1"/>
          <table:table-cell table:formula="of:=IFERROR(([.I184]/[.D184])*100; &quot;&quot;)">
            <text:p/>
          </table:table-cell>
          <table:table-cell table:style-name="ce1"/>
          <table:table-cell table:formula="of:=IFERROR(([.K184]/[.D184])*100; &quot;&quot;)">
            <text:p/>
          </table:table-cell>
          <table:table-cell table:style-name="ce1"/>
          <table:table-cell table:formula="of:=IFERROR(([.M184]/[.K184])*100; &quot;&quot;)">
            <text:p/>
          </table:table-cell>
          <table:table-cell/>
          <table:table-cell table:formula="of:=IFERROR(([.O184]/[.K184])*100; &quot;&quot;)">
            <text:p/>
          </table:table-cell>
          <table:table-cell table:formula="of:=IF([.E184] = &quot;&quot; ;&quot;&quot;; [.E184]-[.O184])">
            <text:p/>
          </table:table-cell>
          <table:table-cell table:formula="of:=IFERROR(([.Q184]/[.I184])*100; &quot;&quot;)">
            <text:p/>
          </table:table-cell>
          <table:table-cell/>
          <table:table-cell table:formula="of:=IFERROR(([.S184]/[.K184])*100; &quot;&quot;)">
            <text:p/>
          </table:table-cell>
          <table:table-cell table:formula="of:=IF([.G184] = &quot;&quot; ;&quot;&quot;; [.G184]-[.S184])">
            <text:p/>
          </table:table-cell>
          <table:table-cell table:formula="of:=IFERROR(([.U184]/[.I184])*100; &quot;&quot;)">
            <text:p/>
          </table:table-cell>
          <table:table-cell table:style-name="ce1"/>
          <table:table-cell table:formula="of:=IFERROR(([.W184]/[.E184])*100; &quot;&quot;)">
            <text:p/>
          </table:table-cell>
          <table:table-cell table:style-name="ce1" table:number-columns-repeated="2"/>
          <table:table-cell table:formula="of:=IFERROR(([.Z184]/[.I184])*100; &quot;&quot;)">
            <text:p/>
          </table:table-cell>
          <table:table-cell table:style-name="ce1"/>
          <table:table-cell table:formula="of:=IFERROR(([.AB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AF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BN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84]/[.I184])*100; &quot;&quot;)">
            <text:p/>
          </table:table-cell>
          <table:table-cell table:style-name="ce1"/>
          <table:table-cell table:formula="of:=IFERROR(([.CH184]/[.I184])*100; &quot;&quot;)">
            <text:p/>
          </table:table-cell>
          <table:table-cell table:style-name="ce1"/>
          <table:table-cell table:formula="of:=IFERROR(([.CJ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CV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CZ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62 sl</text:p>
          </table:table-cell>
          <table:table-cell office:value-type="string" calcext:value-type="string">
            <text:p>07.12</text:p>
          </table:table-cell>
          <table:table-cell office:value-type="float" office:value="396" calcext:value-type="float">
            <text:p>396</text:p>
          </table:table-cell>
          <table:table-cell table:formula="of:=IF([.C185]=&quot;&quot;;&quot;&quot;;[.C185]-[.Y185]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IFERROR(([.E185]/[.D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85]/[.D185])*100; &quot;&quot;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formula="of:=IFERROR(([.I185]/[.D185])*100; &quot;&quot;)" office:value-type="float" office:value="99.6865203761756" calcext:value-type="float">
            <text:p>99,6865203761756</text:p>
          </table:table-cell>
          <table:table-cell office:value-type="float" office:value="1" calcext:value-type="float">
            <text:p>1</text:p>
          </table:table-cell>
          <table:table-cell table:formula="of:=IFERROR(([.K185]/[.D185])*100; &quot;&quot;)" office:value-type="float" office:value="0.313479623824451" calcext:value-type="float">
            <text:p>0,313479623824451</text:p>
          </table:table-cell>
          <table:table-cell office:value-type="float" office:value="0" calcext:value-type="float">
            <text:p>0</text:p>
          </table:table-cell>
          <table:table-cell table:formula="of:=IFERROR(([.M185]/[.K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85]/[.K185])*100; &quot;&quot;)" office:value-type="float" office:value="0" calcext:value-type="float">
            <text:p>0</text:p>
          </table:table-cell>
          <table:table-cell table:formula="of:=IF([.E185] = &quot;&quot; ;&quot;&quot;; [.E185]-[.O185])" office:value-type="float" office:value="0" calcext:value-type="float">
            <text:p>0</text:p>
          </table:table-cell>
          <table:table-cell table:style-name="ce3" table:formula="of:=IFERROR(([.Q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85]/[.K185])*100; &quot;&quot;)" office:value-type="float" office:value="0" calcext:value-type="float">
            <text:p>0</text:p>
          </table:table-cell>
          <table:table-cell table:formula="of:=IF([.G185] = &quot;&quot; ;&quot;&quot;; [.G185]-[.S185])" office:value-type="float" office:value="0" calcext:value-type="float">
            <text:p>0</text:p>
          </table:table-cell>
          <table:table-cell table:formula="of:=IFERROR(([.U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85]/[.E185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F185]/[.I185])*100; &quot;&quot;)" office:value-type="float" office:value="2.20125786163522" calcext:value-type="float">
            <text:p>2,20125786163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IFERROR(([.BJ185]/[.I185])*100; &quot;&quot;)" office:value-type="float" office:value="97.7987421383648" calcext:value-type="float">
            <text:p>97,79874213836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86]=&quot;&quot;;&quot;&quot;;[.C186]-[.Y186])">
            <text:p/>
          </table:table-cell>
          <table:table-cell table:style-name="ce1"/>
          <table:table-cell table:formula="of:=IFERROR(([.E186]/[.D186])*100; &quot;&quot;)">
            <text:p/>
          </table:table-cell>
          <table:table-cell table:style-name="ce1"/>
          <table:table-cell table:formula="of:=IFERROR(([.G186]/[.D186])*100; &quot;&quot;)">
            <text:p/>
          </table:table-cell>
          <table:table-cell table:style-name="ce1"/>
          <table:table-cell table:formula="of:=IFERROR(([.I186]/[.D186])*100; &quot;&quot;)">
            <text:p/>
          </table:table-cell>
          <table:table-cell table:style-name="ce1"/>
          <table:table-cell table:formula="of:=IFERROR(([.K186]/[.D186])*100; &quot;&quot;)">
            <text:p/>
          </table:table-cell>
          <table:table-cell table:style-name="ce1"/>
          <table:table-cell table:formula="of:=IFERROR(([.M186]/[.K186])*100; &quot;&quot;)">
            <text:p/>
          </table:table-cell>
          <table:table-cell/>
          <table:table-cell table:formula="of:=IFERROR(([.O186]/[.K186])*100; &quot;&quot;)">
            <text:p/>
          </table:table-cell>
          <table:table-cell table:formula="of:=IF([.E186] = &quot;&quot; ;&quot;&quot;; [.E186]-[.O186])">
            <text:p/>
          </table:table-cell>
          <table:table-cell table:formula="of:=IFERROR(([.Q186]/[.I186])*100; &quot;&quot;)">
            <text:p/>
          </table:table-cell>
          <table:table-cell/>
          <table:table-cell table:formula="of:=IFERROR(([.S186]/[.K186])*100; &quot;&quot;)">
            <text:p/>
          </table:table-cell>
          <table:table-cell table:formula="of:=IF([.G186] = &quot;&quot; ;&quot;&quot;; [.G186]-[.S186])">
            <text:p/>
          </table:table-cell>
          <table:table-cell table:formula="of:=IFERROR(([.U186]/[.I186])*100; &quot;&quot;)">
            <text:p/>
          </table:table-cell>
          <table:table-cell table:style-name="ce1"/>
          <table:table-cell table:formula="of:=IFERROR(([.W186]/[.E186])*100; &quot;&quot;)">
            <text:p/>
          </table:table-cell>
          <table:table-cell table:style-name="ce1" table:number-columns-repeated="2"/>
          <table:table-cell table:formula="of:=IFERROR(([.Z186]/[.I186])*100; &quot;&quot;)">
            <text:p/>
          </table:table-cell>
          <table:table-cell table:style-name="ce1"/>
          <table:table-cell table:formula="of:=IFERROR(([.AB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AF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BN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86]/[.I186])*100; &quot;&quot;)">
            <text:p/>
          </table:table-cell>
          <table:table-cell table:style-name="ce1"/>
          <table:table-cell table:formula="of:=IFERROR(([.CH186]/[.I186])*100; &quot;&quot;)">
            <text:p/>
          </table:table-cell>
          <table:table-cell table:style-name="ce1"/>
          <table:table-cell table:formula="of:=IFERROR(([.CJ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CV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CZ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13 int</text:p>
          </table:table-cell>
          <table:table-cell office:value-type="string" calcext:value-type="string">
            <text:p>90.04.86</text:p>
          </table:table-cell>
          <table:table-cell office:value-type="float" office:value="137" calcext:value-type="float">
            <text:p>137</text:p>
          </table:table-cell>
          <table:table-cell table:formula="of:=IF([.C187]=&quot;&quot;;&quot;&quot;;[.C187]-[.Y187])"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table:formula="of:=IFERROR(([.E187]/[.D187])*100; &quot;&quot;)" office:value-type="float" office:value="77.5862068965517" calcext:value-type="float">
            <text:p>77,5862068965517</text:p>
          </table:table-cell>
          <table:table-cell office:value-type="float" office:value="75" calcext:value-type="float">
            <text:p>75</text:p>
          </table:table-cell>
          <table:table-cell table:formula="of:=IFERROR(([.G187]/[.D187])*100; &quot;&quot;)" office:value-type="float" office:value="64.6551724137931" calcext:value-type="float">
            <text:p>64,6551724137931</text:p>
          </table:table-cell>
          <table:table-cell office:value-type="float" office:value="13" calcext:value-type="float">
            <text:p>13</text:p>
          </table:table-cell>
          <table:table-cell table:formula="of:=IFERROR(([.I187]/[.D187])*100; &quot;&quot;)" office:value-type="float" office:value="11.2068965517241" calcext:value-type="float">
            <text:p>11,2068965517241</text:p>
          </table:table-cell>
          <table:table-cell office:value-type="float" office:value="103" calcext:value-type="float">
            <text:p>103</text:p>
          </table:table-cell>
          <table:table-cell table:formula="of:=IFERROR(([.K187]/[.D187])*100; &quot;&quot;)" office:value-type="float" office:value="88.7931034482759" calcext:value-type="float">
            <text:p>88,7931034482759</text:p>
          </table:table-cell>
          <table:table-cell office:value-type="float" office:value="79" calcext:value-type="float">
            <text:p>79</text:p>
          </table:table-cell>
          <table:table-cell table:formula="of:=IFERROR(([.M187]/[.K187])*100; &quot;&quot;)" office:value-type="float" office:value="76.6990291262136" calcext:value-type="float">
            <text:p>76,6990291262136</text:p>
          </table:table-cell>
          <table:table-cell office:value-type="float" office:value="81" calcext:value-type="float">
            <text:p>81</text:p>
          </table:table-cell>
          <table:table-cell table:formula="of:=IFERROR(([.O187]/[.K187])*100; &quot;&quot;)" office:value-type="float" office:value="78.6407766990291" calcext:value-type="float">
            <text:p>78,6407766990291</text:p>
          </table:table-cell>
          <table:table-cell table:formula="of:=IF([.E187] = &quot;&quot; ;&quot;&quot;; [.E187]-[.O187])" office:value-type="float" office:value="9" calcext:value-type="float">
            <text:p>9</text:p>
          </table:table-cell>
          <table:table-cell table:formula="of:=IFERROR(([.Q187]/[.I187])*100; &quot;&quot;)" office:value-type="float" office:value="69.2307692307692" calcext:value-type="float">
            <text:p>69,2307692307692</text:p>
          </table:table-cell>
          <table:table-cell office:value-type="float" office:value="75" calcext:value-type="float">
            <text:p>75</text:p>
          </table:table-cell>
          <table:table-cell table:formula="of:=IFERROR(([.S187]/[.K187])*100; &quot;&quot;)" office:value-type="float" office:value="72.8155339805825" calcext:value-type="float">
            <text:p>72,8155339805825</text:p>
          </table:table-cell>
          <table:table-cell table:formula="of:=IF([.G187] = &quot;&quot; ;&quot;&quot;; [.G187]-[.S187])" office:value-type="float" office:value="0" calcext:value-type="float">
            <text:p>0</text:p>
          </table:table-cell>
          <table:table-cell table:formula="of:=IFERROR(([.U187]/[.I187])*100; &quot;&quot;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ERROR(([.W187]/[.E187])*100; &quot;&quot;)" office:value-type="float" office:value="21.1111111111111" calcext:value-type="float">
            <text:p>21,11111111111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IFERROR(([.Z187]/[.I187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B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187]/[.I187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88]=&quot;&quot;;&quot;&quot;;[.C188]-[.Y188])">
            <text:p/>
          </table:table-cell>
          <table:table-cell table:style-name="ce1"/>
          <table:table-cell table:formula="of:=IFERROR(([.E188]/[.D188])*100; &quot;&quot;)">
            <text:p/>
          </table:table-cell>
          <table:table-cell table:style-name="ce1"/>
          <table:table-cell table:formula="of:=IFERROR(([.G188]/[.D188])*100; &quot;&quot;)">
            <text:p/>
          </table:table-cell>
          <table:table-cell table:style-name="ce1"/>
          <table:table-cell table:formula="of:=IFERROR(([.I188]/[.D188])*100; &quot;&quot;)">
            <text:p/>
          </table:table-cell>
          <table:table-cell table:style-name="ce1"/>
          <table:table-cell table:formula="of:=IFERROR(([.K188]/[.D188])*100; &quot;&quot;)">
            <text:p/>
          </table:table-cell>
          <table:table-cell table:style-name="ce1"/>
          <table:table-cell table:formula="of:=IFERROR(([.M188]/[.K188])*100; &quot;&quot;)">
            <text:p/>
          </table:table-cell>
          <table:table-cell/>
          <table:table-cell table:formula="of:=IFERROR(([.O188]/[.K188])*100; &quot;&quot;)">
            <text:p/>
          </table:table-cell>
          <table:table-cell table:formula="of:=IF([.E188] = &quot;&quot; ;&quot;&quot;; [.E188]-[.O188])">
            <text:p/>
          </table:table-cell>
          <table:table-cell table:formula="of:=IFERROR(([.Q188]/[.I188])*100; &quot;&quot;)">
            <text:p/>
          </table:table-cell>
          <table:table-cell/>
          <table:table-cell table:formula="of:=IFERROR(([.S188]/[.K188])*100; &quot;&quot;)">
            <text:p/>
          </table:table-cell>
          <table:table-cell table:formula="of:=IF([.G188] = &quot;&quot; ;&quot;&quot;; [.G188]-[.S188])">
            <text:p/>
          </table:table-cell>
          <table:table-cell table:formula="of:=IFERROR(([.U188]/[.I188])*100; &quot;&quot;)">
            <text:p/>
          </table:table-cell>
          <table:table-cell table:style-name="ce1"/>
          <table:table-cell table:formula="of:=IFERROR(([.W188]/[.E188])*100; &quot;&quot;)">
            <text:p/>
          </table:table-cell>
          <table:table-cell table:style-name="ce1" table:number-columns-repeated="2"/>
          <table:table-cell table:formula="of:=IFERROR(([.Z188]/[.I188])*100; &quot;&quot;)">
            <text:p/>
          </table:table-cell>
          <table:table-cell table:style-name="ce1"/>
          <table:table-cell table:formula="of:=IFERROR(([.AB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AF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BN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88]/[.I188])*100; &quot;&quot;)">
            <text:p/>
          </table:table-cell>
          <table:table-cell table:style-name="ce1"/>
          <table:table-cell table:formula="of:=IFERROR(([.CH188]/[.I188])*100; &quot;&quot;)">
            <text:p/>
          </table:table-cell>
          <table:table-cell table:style-name="ce1"/>
          <table:table-cell table:formula="of:=IFERROR(([.CJ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CV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CZ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90</text:p>
          </table:table-cell>
          <table:table-cell office:value-type="string" calcext:value-type="string">
            <text:p>390.06.86</text:p>
          </table:table-cell>
          <table:table-cell office:value-type="float" office:value="360" calcext:value-type="float">
            <text:p>360</text:p>
          </table:table-cell>
          <table:table-cell table:formula="of:=IF([.C189]=&quot;&quot;;&quot;&quot;;[.C189]-[.Y189])"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table:formula="of:=IFERROR(([.E189]/[.D189])*100; &quot;&quot;)" office:value-type="float" office:value="2.30263157894737" calcext:value-type="float">
            <text:p>2,30263157894737</text:p>
          </table:table-cell>
          <table:table-cell office:value-type="float" office:value="4" calcext:value-type="float">
            <text:p>4</text:p>
          </table:table-cell>
          <table:table-cell table:formula="of:=IFERROR(([.G189]/[.D189])*100; &quot;&quot;)" office:value-type="float" office:value="1.31578947368421" calcext:value-type="float">
            <text:p>1,31578947368421</text:p>
          </table:table-cell>
          <table:table-cell office:value-type="float" office:value="285" calcext:value-type="float">
            <text:p>285</text:p>
          </table:table-cell>
          <table:table-cell table:formula="of:=IFERROR(([.I189]/[.D189])*100; &quot;&quot;)" office:value-type="float" office:value="93.75" calcext:value-type="float">
            <text:p>93,75</text:p>
          </table:table-cell>
          <table:table-cell office:value-type="float" office:value="19" calcext:value-type="float">
            <text:p>19</text:p>
          </table:table-cell>
          <table:table-cell table:formula="of:=IFERROR(([.K189]/[.D189])*100; &quot;&quot;)" office:value-type="float" office:value="6.25" calcext:value-type="float">
            <text:p>6,25</text:p>
          </table:table-cell>
          <table:table-cell office:value-type="float" office:value="5" calcext:value-type="float">
            <text:p>5</text:p>
          </table:table-cell>
          <table:table-cell table:formula="of:=IFERROR(([.M189]/[.K189])*100; &quot;&quot;)" office:value-type="float" office:value="26.3157894736842" calcext:value-type="float">
            <text:p>26,3157894736842</text:p>
          </table:table-cell>
          <table:table-cell office:value-type="float" office:value="6" calcext:value-type="float">
            <text:p>6</text:p>
          </table:table-cell>
          <table:table-cell table:formula="of:=IFERROR(([.O189]/[.K189])*100; &quot;&quot;)" office:value-type="float" office:value="31.5789473684211" calcext:value-type="float">
            <text:p>31,5789473684211</text:p>
          </table:table-cell>
          <table:table-cell table:formula="of:=IF([.E189] = &quot;&quot; ;&quot;&quot;; [.E189]-[.O189])" office:value-type="float" office:value="1" calcext:value-type="float">
            <text:p>1</text:p>
          </table:table-cell>
          <table:table-cell table:formula="of:=IFERROR(([.Q189]/[.I189])*100; &quot;&quot;)" office:value-type="float" office:value="0.350877192982456" calcext:value-type="float">
            <text:p>0,350877192982456</text:p>
          </table:table-cell>
          <table:table-cell office:value-type="float" office:value="3" calcext:value-type="float">
            <text:p>3</text:p>
          </table:table-cell>
          <table:table-cell table:formula="of:=IFERROR(([.S189]/[.K189])*100; &quot;&quot;)" office:value-type="float" office:value="15.7894736842105" calcext:value-type="float">
            <text:p>15,7894736842105</text:p>
          </table:table-cell>
          <table:table-cell table:formula="of:=IF([.G189] = &quot;&quot; ;&quot;&quot;; [.G189]-[.S189])" office:value-type="float" office:value="1" calcext:value-type="float">
            <text:p>1</text:p>
          </table:table-cell>
          <table:table-cell table:formula="of:=IFERROR(([.U189]/[.I189])*100; &quot;&quot;)" office:value-type="float" office:value="0.350877192982456" calcext:value-type="float">
            <text:p>0,350877192982456</text:p>
          </table:table-cell>
          <table:table-cell office:value-type="float" office:value="5" calcext:value-type="float">
            <text:p>5</text:p>
          </table:table-cell>
          <table:table-cell table:formula="of:=IFERROR(([.W189]/[.E189])*100; &quot;&quot;)" office:value-type="float" office:value="71.4285714285714" calcext:value-type="float">
            <text:p>71,42857142857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IFERROR(([.Z189]/[.I189])*100; &quot;&quot;)" office:value-type="float" office:value="0.701754385964912" calcext:value-type="float">
            <text:p>0,701754385964912</text:p>
          </table:table-cell>
          <table:table-cell office:value-type="float" office:value="98" calcext:value-type="float">
            <text:p>98</text:p>
          </table:table-cell>
          <table:table-cell table:formula="of:=IFERROR(([.AB189]/[.I189])*100; &quot;&quot;)" office:value-type="float" office:value="34.3859649122807" calcext:value-type="float">
            <text:p>34,3859649122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FERROR(([.AF189]/[.I189])*100; &quot;&quot;)" office:value-type="float" office:value="14.0350877192982" calcext:value-type="float">
            <text:p>14,0350877192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J189]/[.I189])*100; &quot;&quot;)" office:value-type="float" office:value="2.45614035087719" calcext:value-type="float">
            <text:p>2,45614035087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IFERROR(([.CF189]/[.I189])*100; &quot;&quot;)" office:value-type="float" office:value="45.6140350877193" calcext:value-type="float">
            <text:p>45,6140350877193</text:p>
          </table:table-cell>
          <table:table-cell office:value-type="float" office:value="4" calcext:value-type="float">
            <text:p>4</text:p>
          </table:table-cell>
          <table:table-cell table:formula="of:=IFERROR(([.CH189]/[.I189])*100; &quot;&quot;)" office:value-type="float" office:value="1.40350877192982" calcext:value-type="float">
            <text:p>1,40350877192982</text:p>
          </table:table-cell>
          <table:table-cell office:value-type="float" office:value="0" calcext:value-type="float">
            <text:p>0</text:p>
          </table:table-cell>
          <table:table-cell table:formula="of:=IFERROR(([.CJ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189]/[.I189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89]/[.I189])*100; &quot;&quot;)" office:value-type="float" office:value="0.350877192982456" calcext:value-type="float">
            <text:p>0,35087719298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90]=&quot;&quot;;&quot;&quot;;[.C190]-[.Y190])">
            <text:p/>
          </table:table-cell>
          <table:table-cell table:style-name="ce1"/>
          <table:table-cell table:formula="of:=IFERROR(([.E190]/[.D190])*100; &quot;&quot;)">
            <text:p/>
          </table:table-cell>
          <table:table-cell table:style-name="ce1"/>
          <table:table-cell table:formula="of:=IFERROR(([.G190]/[.D190])*100; &quot;&quot;)">
            <text:p/>
          </table:table-cell>
          <table:table-cell table:style-name="ce1"/>
          <table:table-cell table:formula="of:=IFERROR(([.I190]/[.D190])*100; &quot;&quot;)">
            <text:p/>
          </table:table-cell>
          <table:table-cell table:style-name="ce1"/>
          <table:table-cell table:formula="of:=IFERROR(([.K190]/[.D190])*100; &quot;&quot;)">
            <text:p/>
          </table:table-cell>
          <table:table-cell table:style-name="ce1"/>
          <table:table-cell table:formula="of:=IFERROR(([.M190]/[.K190])*100; &quot;&quot;)">
            <text:p/>
          </table:table-cell>
          <table:table-cell/>
          <table:table-cell table:formula="of:=IFERROR(([.O190]/[.K190])*100; &quot;&quot;)">
            <text:p/>
          </table:table-cell>
          <table:table-cell table:formula="of:=IF([.E190] = &quot;&quot; ;&quot;&quot;; [.E190]-[.O190])">
            <text:p/>
          </table:table-cell>
          <table:table-cell table:formula="of:=IFERROR(([.Q190]/[.I190])*100; &quot;&quot;)">
            <text:p/>
          </table:table-cell>
          <table:table-cell/>
          <table:table-cell table:formula="of:=IFERROR(([.S190]/[.K190])*100; &quot;&quot;)">
            <text:p/>
          </table:table-cell>
          <table:table-cell table:formula="of:=IF([.G190] = &quot;&quot; ;&quot;&quot;; [.G190]-[.S190])">
            <text:p/>
          </table:table-cell>
          <table:table-cell table:formula="of:=IFERROR(([.U190]/[.I190])*100; &quot;&quot;)">
            <text:p/>
          </table:table-cell>
          <table:table-cell table:style-name="ce1"/>
          <table:table-cell table:formula="of:=IFERROR(([.W190]/[.E190])*100; &quot;&quot;)">
            <text:p/>
          </table:table-cell>
          <table:table-cell table:style-name="ce1" table:number-columns-repeated="2"/>
          <table:table-cell table:formula="of:=IFERROR(([.Z190]/[.I190])*100; &quot;&quot;)">
            <text:p/>
          </table:table-cell>
          <table:table-cell table:style-name="ce1"/>
          <table:table-cell table:formula="of:=IFERROR(([.AB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AF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BN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90]/[.I190])*100; &quot;&quot;)">
            <text:p/>
          </table:table-cell>
          <table:table-cell table:style-name="ce1"/>
          <table:table-cell table:formula="of:=IFERROR(([.CH190]/[.I190])*100; &quot;&quot;)">
            <text:p/>
          </table:table-cell>
          <table:table-cell table:style-name="ce1"/>
          <table:table-cell table:formula="of:=IFERROR(([.CJ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CV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CZ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40</text:p>
          </table:table-cell>
          <table:table-cell office:value-type="string" calcext:value-type="string">
            <text:p>99.06.06</text:p>
          </table:table-cell>
          <table:table-cell office:value-type="float" office:value="333" calcext:value-type="float">
            <text:p>333</text:p>
          </table:table-cell>
          <table:table-cell table:formula="of:=IF([.C191]=&quot;&quot;;&quot;&quot;;[.C191]-[.Y191])"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table:formula="of:=IFERROR(([.E191]/[.D191])*100; &quot;&quot;)" office:value-type="float" office:value="3.87323943661972" calcext:value-type="float">
            <text:p>3,87323943661972</text:p>
          </table:table-cell>
          <table:table-cell office:value-type="float" office:value="3" calcext:value-type="float">
            <text:p>3</text:p>
          </table:table-cell>
          <table:table-cell table:formula="of:=IFERROR(([.G191]/[.D191])*100; &quot;&quot;)" office:value-type="float" office:value="1.05633802816901" calcext:value-type="float">
            <text:p>1,05633802816901</text:p>
          </table:table-cell>
          <table:table-cell office:value-type="float" office:value="259" calcext:value-type="float">
            <text:p>259</text:p>
          </table:table-cell>
          <table:table-cell table:formula="of:=IFERROR(([.I191]/[.D191])*100; &quot;&quot;)" office:value-type="float" office:value="91.1971830985916" calcext:value-type="float">
            <text:p>91,1971830985916</text:p>
          </table:table-cell>
          <table:table-cell office:value-type="float" office:value="25" calcext:value-type="float">
            <text:p>25</text:p>
          </table:table-cell>
          <table:table-cell table:formula="of:=IFERROR(([.K191]/[.D191])*100; &quot;&quot;)" office:value-type="float" office:value="8.80281690140845" calcext:value-type="float">
            <text:p>8,80281690140845</text:p>
          </table:table-cell>
          <table:table-cell office:value-type="float" office:value="9" calcext:value-type="float">
            <text:p>9</text:p>
          </table:table-cell>
          <table:table-cell table:formula="of:=IFERROR(([.M191]/[.K191])*100; &quot;&quot;)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IFERROR(([.O191]/[.K191])*100; &quot;&quot;)" office:value-type="float" office:value="40" calcext:value-type="float">
            <text:p>40</text:p>
          </table:table-cell>
          <table:table-cell table:formula="of:=IF([.E191] = &quot;&quot; ;&quot;&quot;; [.E191]-[.O191])" office:value-type="float" office:value="1" calcext:value-type="float">
            <text:p>1</text:p>
          </table:table-cell>
          <table:table-cell table:formula="of:=IFERROR(([.Q191]/[.I191])*100; &quot;&quot;)" office:value-type="float" office:value="0.386100386100386" calcext:value-type="float">
            <text:p>0,386100386100386</text:p>
          </table:table-cell>
          <table:table-cell office:value-type="float" office:value="3" calcext:value-type="float">
            <text:p>3</text:p>
          </table:table-cell>
          <table:table-cell table:formula="of:=IFERROR(([.S191]/[.K191])*100; &quot;&quot;)" office:value-type="float" office:value="12" calcext:value-type="float">
            <text:p>12</text:p>
          </table:table-cell>
          <table:table-cell table:formula="of:=IF([.G191] = &quot;&quot; ;&quot;&quot;; [.G191]-[.S191])" office:value-type="float" office:value="0" calcext:value-type="float">
            <text:p>0</text:p>
          </table:table-cell>
          <table:table-cell table:formula="of:=IFERROR(([.U191]/[.I19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W191]/[.E191])*100; &quot;&quot;)" office:value-type="float" office:value="54.5454545454545" calcext:value-type="float">
            <text:p>54,545454545454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ERROR(([.Z191]/[.I191])*100; &quot;&quot;)" office:value-type="float" office:value="0.386100386100386" calcext:value-type="float">
            <text:p>0,386100386100386</text:p>
          </table:table-cell>
          <table:table-cell office:value-type="float" office:value="79" calcext:value-type="float">
            <text:p>79</text:p>
          </table:table-cell>
          <table:table-cell table:formula="of:=IFERROR(([.AB191]/[.I191])*100; &quot;&quot;)" office:value-type="float" office:value="30.5019305019305" calcext:value-type="float">
            <text:p>30,5019305019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IFERROR(([.AF191]/[.I191])*100; &quot;&quot;)" office:value-type="float" office:value="8.10810810810811" calcext:value-type="float">
            <text:p>8,10810810810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ERROR(([.BJ191]/[.I191])*100; &quot;&quot;)" office:value-type="float" office:value="5.40540540540541" calcext:value-type="float">
            <text:p>5,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F191]/[.I191])*100; &quot;&quot;)" office:value-type="float" office:value="52.1235521235521" calcext:value-type="float">
            <text:p>52,1235521235521</text:p>
          </table:table-cell>
          <table:table-cell office:value-type="float" office:value="4" calcext:value-type="float">
            <text:p>4</text:p>
          </table:table-cell>
          <table:table-cell table:formula="of:=IFERROR(([.CH191]/[.I191])*100; &quot;&quot;)" office:value-type="float" office:value="1.54440154440154" calcext:value-type="float">
            <text:p>1,54440154440154</text:p>
          </table:table-cell>
          <table:table-cell office:value-type="float" office:value="3" calcext:value-type="float">
            <text:p>3</text:p>
          </table:table-cell>
          <table:table-cell table:formula="of:=IFERROR(([.CJ191]/[.I191])*100; &quot;&quot;)" office:value-type="float" office:value="1.15830115830116" calcext:value-type="float">
            <text:p>1,15830115830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Z191]/[.I191])*100; &quot;&quot;)" office:value-type="float" office:value="0.772200772200772" calcext:value-type="float">
            <text:p>0,7722007722007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92]=&quot;&quot;;&quot;&quot;;[.C192]-[.Y192])">
            <text:p/>
          </table:table-cell>
          <table:table-cell table:style-name="ce1"/>
          <table:table-cell table:formula="of:=IFERROR(([.E192]/[.D192])*100; &quot;&quot;)">
            <text:p/>
          </table:table-cell>
          <table:table-cell table:style-name="ce1"/>
          <table:table-cell table:formula="of:=IFERROR(([.G192]/[.D192])*100; &quot;&quot;)">
            <text:p/>
          </table:table-cell>
          <table:table-cell table:style-name="ce1"/>
          <table:table-cell table:formula="of:=IFERROR(([.I192]/[.D192])*100; &quot;&quot;)">
            <text:p/>
          </table:table-cell>
          <table:table-cell table:style-name="ce1"/>
          <table:table-cell table:formula="of:=IFERROR(([.K192]/[.D192])*100; &quot;&quot;)">
            <text:p/>
          </table:table-cell>
          <table:table-cell table:style-name="ce1"/>
          <table:table-cell table:formula="of:=IFERROR(([.M192]/[.K192])*100; &quot;&quot;)">
            <text:p/>
          </table:table-cell>
          <table:table-cell/>
          <table:table-cell table:formula="of:=IFERROR(([.O192]/[.K192])*100; &quot;&quot;)">
            <text:p/>
          </table:table-cell>
          <table:table-cell table:formula="of:=IF([.E192] = &quot;&quot; ;&quot;&quot;; [.E192]-[.O192])">
            <text:p/>
          </table:table-cell>
          <table:table-cell table:formula="of:=IFERROR(([.Q192]/[.I192])*100; &quot;&quot;)">
            <text:p/>
          </table:table-cell>
          <table:table-cell/>
          <table:table-cell table:formula="of:=IFERROR(([.S192]/[.K192])*100; &quot;&quot;)">
            <text:p/>
          </table:table-cell>
          <table:table-cell table:formula="of:=IF([.G192] = &quot;&quot; ;&quot;&quot;; [.G192]-[.S192])">
            <text:p/>
          </table:table-cell>
          <table:table-cell table:formula="of:=IFERROR(([.U192]/[.I192])*100; &quot;&quot;)">
            <text:p/>
          </table:table-cell>
          <table:table-cell table:style-name="ce1"/>
          <table:table-cell table:formula="of:=IFERROR(([.W192]/[.E192])*100; &quot;&quot;)">
            <text:p/>
          </table:table-cell>
          <table:table-cell table:style-name="ce1" table:number-columns-repeated="2"/>
          <table:table-cell table:formula="of:=IFERROR(([.Z192]/[.I192])*100; &quot;&quot;)">
            <text:p/>
          </table:table-cell>
          <table:table-cell table:style-name="ce1"/>
          <table:table-cell table:formula="of:=IFERROR(([.AB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AF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BN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92]/[.I192])*100; &quot;&quot;)">
            <text:p/>
          </table:table-cell>
          <table:table-cell table:style-name="ce1"/>
          <table:table-cell table:formula="of:=IFERROR(([.CH192]/[.I192])*100; &quot;&quot;)">
            <text:p/>
          </table:table-cell>
          <table:table-cell table:style-name="ce1"/>
          <table:table-cell table:formula="of:=IFERROR(([.CJ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CV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CZ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81</text:p>
          </table:table-cell>
          <table:table-cell office:value-type="string" calcext:value-type="string">
            <text:p>581.07.15</text:p>
          </table:table-cell>
          <table:table-cell office:value-type="float" office:value="450" calcext:value-type="float">
            <text:p>450</text:p>
          </table:table-cell>
          <table:table-cell table:formula="of:=IF([.C193]=&quot;&quot;;&quot;&quot;;[.C193]-[.Y193])" office:value-type="float" office:value="379" calcext:value-type="float">
            <text:p>379</text:p>
          </table:table-cell>
          <table:table-cell office:value-type="float" office:value="194" calcext:value-type="float">
            <text:p>194</text:p>
          </table:table-cell>
          <table:table-cell table:formula="of:=IFERROR(([.E193]/[.D193])*100; &quot;&quot;)" office:value-type="float" office:value="51.1873350923483" calcext:value-type="float">
            <text:p>51,1873350923483</text:p>
          </table:table-cell>
          <table:table-cell office:value-type="float" office:value="152" calcext:value-type="float">
            <text:p>152</text:p>
          </table:table-cell>
          <table:table-cell table:formula="of:=IFERROR(([.G193]/[.D193])*100; &quot;&quot;)" office:value-type="float" office:value="40.1055408970976" calcext:value-type="float">
            <text:p>40,1055408970976</text:p>
          </table:table-cell>
          <table:table-cell office:value-type="float" office:value="136" calcext:value-type="float">
            <text:p>136</text:p>
          </table:table-cell>
          <table:table-cell table:formula="of:=IFERROR(([.I193]/[.D193])*100; &quot;&quot;)" office:value-type="float" office:value="35.8839050131926" calcext:value-type="float">
            <text:p>35,8839050131926</text:p>
          </table:table-cell>
          <table:table-cell office:value-type="float" office:value="243" calcext:value-type="float">
            <text:p>243</text:p>
          </table:table-cell>
          <table:table-cell table:formula="of:=IFERROR(([.K193]/[.D193])*100; &quot;&quot;)" office:value-type="float" office:value="64.1160949868074" calcext:value-type="float">
            <text:p>64,1160949868074</text:p>
          </table:table-cell>
          <table:table-cell office:value-type="float" office:value="172" calcext:value-type="float">
            <text:p>172</text:p>
          </table:table-cell>
          <table:table-cell table:formula="of:=IFERROR(([.M193]/[.K193])*100; &quot;&quot;)" office:value-type="float" office:value="70.7818930041152" calcext:value-type="float">
            <text:p>70,7818930041152</text:p>
          </table:table-cell>
          <table:table-cell office:value-type="float" office:value="186" calcext:value-type="float">
            <text:p>186</text:p>
          </table:table-cell>
          <table:table-cell table:formula="of:=IFERROR(([.O193]/[.K193])*100; &quot;&quot;)" office:value-type="float" office:value="76.5432098765432" calcext:value-type="float">
            <text:p>76,5432098765432</text:p>
          </table:table-cell>
          <table:table-cell table:formula="of:=IF([.E193] = &quot;&quot; ;&quot;&quot;; [.E193]-[.O193])" office:value-type="float" office:value="8" calcext:value-type="float">
            <text:p>8</text:p>
          </table:table-cell>
          <table:table-cell table:formula="of:=IFERROR(([.Q193]/[.I193])*100; &quot;&quot;)" office:value-type="float" office:value="5.88235294117647" calcext:value-type="float">
            <text:p>5,88235294117647</text:p>
          </table:table-cell>
          <table:table-cell office:value-type="float" office:value="151" calcext:value-type="float">
            <text:p>151</text:p>
          </table:table-cell>
          <table:table-cell table:formula="of:=IFERROR(([.S193]/[.K193])*100; &quot;&quot;)" office:value-type="float" office:value="62.1399176954732" calcext:value-type="float">
            <text:p>62,1399176954732</text:p>
          </table:table-cell>
          <table:table-cell table:formula="of:=IF([.G193] = &quot;&quot; ;&quot;&quot;; [.G193]-[.S193])" office:value-type="float" office:value="1" calcext:value-type="float">
            <text:p>1</text:p>
          </table:table-cell>
          <table:table-cell table:formula="of:=IFERROR(([.U193]/[.I193])*100; &quot;&quot;)" office:value-type="float" office:value="0.735294117647059" calcext:value-type="float">
            <text:p>0,735294117647059</text:p>
          </table:table-cell>
          <table:table-cell office:value-type="float" office:value="34" calcext:value-type="float">
            <text:p>34</text:p>
          </table:table-cell>
          <table:table-cell table:formula="of:=IFERROR(([.W193]/[.E193])*100; &quot;&quot;)" office:value-type="float" office:value="17.5257731958763" calcext:value-type="float">
            <text:p>17,5257731958763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IFERROR(([.Z193]/[.I193])*100; &quot;&quot;)" office:value-type="float" office:value="21.3235294117647" calcext:value-type="float">
            <text:p>21,3235294117647</text:p>
          </table:table-cell>
          <table:table-cell office:value-type="float" office:value="6" calcext:value-type="float">
            <text:p>6</text:p>
          </table:table-cell>
          <table:table-cell table:formula="of:=IFERROR(([.AB193]/[.I193])*100; &quot;&quot;)" office:value-type="float" office:value="4.41176470588235" calcext:value-type="float">
            <text:p>4,4117647058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93]/[.I193])*100; &quot;&quot;)" office:value-type="float" office:value="3.67647058823529" calcext:value-type="float">
            <text:p>3,6764705882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N193]/[.I193])*100; &quot;&quot;)" office:value-type="float" office:value="51.4705882352941" calcext:value-type="float">
            <text:p>51,4705882352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IFERROR(([.CF193]/[.I193])*100; &quot;&quot;)" office:value-type="float" office:value="19.1176470588235" calcext:value-type="float">
            <text:p>19,1176470588235</text:p>
          </table:table-cell>
          <table:table-cell office:value-type="float" office:value="0" calcext:value-type="float">
            <text:p>0</text:p>
          </table:table-cell>
          <table:table-cell table:formula="of:=IFERROR(([.CH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94]=&quot;&quot;;&quot;&quot;;[.C194]-[.Y194])">
            <text:p/>
          </table:table-cell>
          <table:table-cell table:style-name="ce1"/>
          <table:table-cell table:formula="of:=IFERROR(([.E194]/[.D194])*100; &quot;&quot;)">
            <text:p/>
          </table:table-cell>
          <table:table-cell table:style-name="ce1"/>
          <table:table-cell table:formula="of:=IFERROR(([.G194]/[.D194])*100; &quot;&quot;)">
            <text:p/>
          </table:table-cell>
          <table:table-cell table:style-name="ce1"/>
          <table:table-cell table:formula="of:=IFERROR(([.I194]/[.D194])*100; &quot;&quot;)">
            <text:p/>
          </table:table-cell>
          <table:table-cell table:style-name="ce1"/>
          <table:table-cell table:formula="of:=IFERROR(([.K194]/[.D194])*100; &quot;&quot;)">
            <text:p/>
          </table:table-cell>
          <table:table-cell table:style-name="ce1"/>
          <table:table-cell table:formula="of:=IFERROR(([.M194]/[.K194])*100; &quot;&quot;)">
            <text:p/>
          </table:table-cell>
          <table:table-cell/>
          <table:table-cell table:formula="of:=IFERROR(([.O194]/[.K194])*100; &quot;&quot;)">
            <text:p/>
          </table:table-cell>
          <table:table-cell table:formula="of:=IF([.E194] = &quot;&quot; ;&quot;&quot;; [.E194]-[.O194])">
            <text:p/>
          </table:table-cell>
          <table:table-cell table:formula="of:=IFERROR(([.Q194]/[.I194])*100; &quot;&quot;)">
            <text:p/>
          </table:table-cell>
          <table:table-cell/>
          <table:table-cell table:formula="of:=IFERROR(([.S194]/[.K194])*100; &quot;&quot;)">
            <text:p/>
          </table:table-cell>
          <table:table-cell table:formula="of:=IF([.G194] = &quot;&quot; ;&quot;&quot;; [.G194]-[.S194])">
            <text:p/>
          </table:table-cell>
          <table:table-cell table:formula="of:=IFERROR(([.U194]/[.I194])*100; &quot;&quot;)">
            <text:p/>
          </table:table-cell>
          <table:table-cell table:style-name="ce1"/>
          <table:table-cell table:formula="of:=IFERROR(([.W194]/[.E194])*100; &quot;&quot;)">
            <text:p/>
          </table:table-cell>
          <table:table-cell table:style-name="ce1" table:number-columns-repeated="2"/>
          <table:table-cell table:formula="of:=IFERROR(([.Z194]/[.I194])*100; &quot;&quot;)">
            <text:p/>
          </table:table-cell>
          <table:table-cell table:style-name="ce1"/>
          <table:table-cell table:formula="of:=IFERROR(([.AB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AF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BN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94]/[.I194])*100; &quot;&quot;)">
            <text:p/>
          </table:table-cell>
          <table:table-cell table:style-name="ce1"/>
          <table:table-cell table:formula="of:=IFERROR(([.CH194]/[.I194])*100; &quot;&quot;)">
            <text:p/>
          </table:table-cell>
          <table:table-cell table:style-name="ce1"/>
          <table:table-cell table:formula="of:=IFERROR(([.CJ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CV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CZ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90</text:p>
          </table:table-cell>
          <table:table-cell office:value-type="string" calcext:value-type="string">
            <text:p>590.07.28</text:p>
          </table:table-cell>
          <table:table-cell office:value-type="float" office:value="413" calcext:value-type="float">
            <text:p>413</text:p>
          </table:table-cell>
          <table:table-cell table:formula="of:=IF([.C195]=&quot;&quot;;&quot;&quot;;[.C195]-[.Y195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95]/[.D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95]/[.D195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195]/[.D195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195]/[.D195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195]/[.K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95]/[.K195])*100; &quot;&quot;)" office:value-type="float" office:value="0" calcext:value-type="float">
            <text:p>0</text:p>
          </table:table-cell>
          <table:table-cell table:formula="of:=IF([.E195] = &quot;&quot; ;&quot;&quot;; [.E195]-[.O195])" office:value-type="float" office:value="0" calcext:value-type="float">
            <text:p>0</text:p>
          </table:table-cell>
          <table:table-cell table:style-name="ce3" table:formula="of:=IFERROR(([.Q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95]/[.K195])*100; &quot;&quot;)" office:value-type="float" office:value="0" calcext:value-type="float">
            <text:p>0</text:p>
          </table:table-cell>
          <table:table-cell table:formula="of:=IF([.G195] = &quot;&quot; ;&quot;&quot;; [.G195]-[.S195])" office:value-type="float" office:value="0" calcext:value-type="float">
            <text:p>0</text:p>
          </table:table-cell>
          <table:table-cell table:formula="of:=IFERROR(([.U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195]/[.E195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195]/[.I195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195]/[.I195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96]=&quot;&quot;;&quot;&quot;;[.C196]-[.Y196])">
            <text:p/>
          </table:table-cell>
          <table:table-cell table:style-name="ce1"/>
          <table:table-cell table:formula="of:=IFERROR(([.E196]/[.D196])*100; &quot;&quot;)">
            <text:p/>
          </table:table-cell>
          <table:table-cell table:style-name="ce1"/>
          <table:table-cell table:formula="of:=IFERROR(([.G196]/[.D196])*100; &quot;&quot;)">
            <text:p/>
          </table:table-cell>
          <table:table-cell table:style-name="ce1"/>
          <table:table-cell table:formula="of:=IFERROR(([.I196]/[.D196])*100; &quot;&quot;)">
            <text:p/>
          </table:table-cell>
          <table:table-cell table:style-name="ce1"/>
          <table:table-cell table:formula="of:=IFERROR(([.K196]/[.D196])*100; &quot;&quot;)">
            <text:p/>
          </table:table-cell>
          <table:table-cell table:style-name="ce1"/>
          <table:table-cell table:formula="of:=IFERROR(([.M196]/[.K196])*100; &quot;&quot;)">
            <text:p/>
          </table:table-cell>
          <table:table-cell/>
          <table:table-cell table:formula="of:=IFERROR(([.O196]/[.K196])*100; &quot;&quot;)">
            <text:p/>
          </table:table-cell>
          <table:table-cell table:formula="of:=IF([.E196] = &quot;&quot; ;&quot;&quot;; [.E196]-[.O196])">
            <text:p/>
          </table:table-cell>
          <table:table-cell table:formula="of:=IFERROR(([.Q196]/[.I196])*100; &quot;&quot;)">
            <text:p/>
          </table:table-cell>
          <table:table-cell/>
          <table:table-cell table:formula="of:=IFERROR(([.S196]/[.K196])*100; &quot;&quot;)">
            <text:p/>
          </table:table-cell>
          <table:table-cell table:formula="of:=IF([.G196] = &quot;&quot; ;&quot;&quot;; [.G196]-[.S196])">
            <text:p/>
          </table:table-cell>
          <table:table-cell table:formula="of:=IFERROR(([.U196]/[.I196])*100; &quot;&quot;)">
            <text:p/>
          </table:table-cell>
          <table:table-cell table:style-name="ce1"/>
          <table:table-cell table:formula="of:=IFERROR(([.W196]/[.E196])*100; &quot;&quot;)">
            <text:p/>
          </table:table-cell>
          <table:table-cell table:style-name="ce1" table:number-columns-repeated="2"/>
          <table:table-cell table:formula="of:=IFERROR(([.Z196]/[.I196])*100; &quot;&quot;)">
            <text:p/>
          </table:table-cell>
          <table:table-cell table:style-name="ce1"/>
          <table:table-cell table:formula="of:=IFERROR(([.AB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AF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BN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96]/[.I196])*100; &quot;&quot;)">
            <text:p/>
          </table:table-cell>
          <table:table-cell table:style-name="ce1"/>
          <table:table-cell table:formula="of:=IFERROR(([.CH196]/[.I196])*100; &quot;&quot;)">
            <text:p/>
          </table:table-cell>
          <table:table-cell table:style-name="ce1"/>
          <table:table-cell table:formula="of:=IFERROR(([.CJ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CV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CZ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270 v2</text:p>
          </table:table-cell>
          <table:table-cell office:value-type="string" calcext:value-type="string">
            <text:p>54.06.06</text:p>
          </table:table-cell>
          <table:table-cell office:value-type="float" office:value="314" calcext:value-type="float">
            <text:p>314</text:p>
          </table:table-cell>
          <table:table-cell table:formula="of:=IF([.C197]=&quot;&quot;;&quot;&quot;;[.C197]-[.Y197])"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table:formula="of:=IFERROR(([.E197]/[.D197])*100; &quot;&quot;)" office:value-type="float" office:value="75.9398496240601" calcext:value-type="float">
            <text:p>75,9398496240601</text:p>
          </table:table-cell>
          <table:table-cell office:value-type="float" office:value="139" calcext:value-type="float">
            <text:p>139</text:p>
          </table:table-cell>
          <table:table-cell table:formula="of:=IFERROR(([.G197]/[.D197])*100; &quot;&quot;)" office:value-type="float" office:value="52.2556390977444" calcext:value-type="float">
            <text:p>52,2556390977444</text:p>
          </table:table-cell>
          <table:table-cell office:value-type="float" office:value="86" calcext:value-type="float">
            <text:p>86</text:p>
          </table:table-cell>
          <table:table-cell table:formula="of:=IFERROR(([.I197]/[.D197])*100; &quot;&quot;)" office:value-type="float" office:value="32.3308270676692" calcext:value-type="float">
            <text:p>32,3308270676692</text:p>
          </table:table-cell>
          <table:table-cell office:value-type="float" office:value="180" calcext:value-type="float">
            <text:p>180</text:p>
          </table:table-cell>
          <table:table-cell table:formula="of:=IFERROR(([.K197]/[.D197])*100; &quot;&quot;)" office:value-type="float" office:value="67.6691729323308" calcext:value-type="float">
            <text:p>67,6691729323308</text:p>
          </table:table-cell>
          <table:table-cell office:value-type="float" office:value="18" calcext:value-type="float">
            <text:p>18</text:p>
          </table:table-cell>
          <table:table-cell table:formula="of:=IFERROR(([.M197]/[.K197])*100; &quot;&quot;)"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formula="of:=IFERROR(([.O197]/[.K197])*100; &quot;&quot;)" office:value-type="float" office:value="82.7777777777778" calcext:value-type="float">
            <text:p>82,7777777777778</text:p>
          </table:table-cell>
          <table:table-cell table:formula="of:=IF([.E197] = &quot;&quot; ;&quot;&quot;; [.E197]-[.O197])" office:value-type="float" office:value="53" calcext:value-type="float">
            <text:p>53</text:p>
          </table:table-cell>
          <table:table-cell table:formula="of:=IFERROR(([.Q197]/[.I197])*100; &quot;&quot;)" office:value-type="float" office:value="61.6279069767442" calcext:value-type="float">
            <text:p>61,6279069767442</text:p>
          </table:table-cell>
          <table:table-cell office:value-type="float" office:value="133" calcext:value-type="float">
            <text:p>133</text:p>
          </table:table-cell>
          <table:table-cell table:formula="of:=IFERROR(([.S197]/[.K197])*100; &quot;&quot;)" office:value-type="float" office:value="73.8888888888889" calcext:value-type="float">
            <text:p>73,8888888888889</text:p>
          </table:table-cell>
          <table:table-cell table:formula="of:=IF([.G197] = &quot;&quot; ;&quot;&quot;; [.G197]-[.S197])" office:value-type="float" office:value="6" calcext:value-type="float">
            <text:p>6</text:p>
          </table:table-cell>
          <table:table-cell table:formula="of:=IFERROR(([.U197]/[.I197])*100; &quot;&quot;)" office:value-type="float" office:value="6.97674418604651" calcext:value-type="float">
            <text:p>6,97674418604651</text:p>
          </table:table-cell>
          <table:table-cell office:value-type="float" office:value="191" calcext:value-type="float">
            <text:p>191</text:p>
          </table:table-cell>
          <table:table-cell table:formula="of:=IFERROR(([.W197]/[.E197])*100; &quot;&quot;)" office:value-type="float" office:value="94.5544554455445" calcext:value-type="float">
            <text:p>94,5544554455445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IFERROR(([.Z197]/[.I197])*100; &quot;&quot;)" office:value-type="float" office:value="94.1860465116279" calcext:value-type="float">
            <text:p>94,1860465116279</text:p>
          </table:table-cell>
          <table:table-cell office:value-type="float" office:value="0" calcext:value-type="float">
            <text:p>0</text:p>
          </table:table-cell>
          <table:table-cell table:formula="of:=IFERROR(([.AB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97]/[.I197])*100; &quot;&quot;)" office:value-type="float" office:value="2.32558139534884" calcext:value-type="float">
            <text:p>2,32558139534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F197]/[.I197])*100; &quot;&quot;)" office:value-type="float" office:value="2.32558139534884" calcext:value-type="float">
            <text:p>2,32558139534884</text:p>
          </table:table-cell>
          <table:table-cell office:value-type="float" office:value="0" calcext:value-type="float">
            <text:p>0</text:p>
          </table:table-cell>
          <table:table-cell table:formula="of:=IFERROR(([.CH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197]/[.I197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4.05.53</text:p>
          </table:table-cell>
          <table:table-cell office:value-type="float" office:value="312" calcext:value-type="float">
            <text:p>312</text:p>
          </table:table-cell>
          <table:table-cell table:formula="of:=IF([.C198]=&quot;&quot;;&quot;&quot;;[.C198]-[.Y198])" office:value-type="float" office:value="263" calcext:value-type="float">
            <text:p>263</text:p>
          </table:table-cell>
          <table:table-cell office:value-type="float" office:value="202" calcext:value-type="float">
            <text:p>202</text:p>
          </table:table-cell>
          <table:table-cell table:formula="of:=IFERROR(([.E198]/[.D198])*100; &quot;&quot;)" office:value-type="float" office:value="76.8060836501901" calcext:value-type="float">
            <text:p>76,8060836501901</text:p>
          </table:table-cell>
          <table:table-cell office:value-type="float" office:value="139" calcext:value-type="float">
            <text:p>139</text:p>
          </table:table-cell>
          <table:table-cell table:formula="of:=IFERROR(([.G198]/[.D198])*100; &quot;&quot;)" office:value-type="float" office:value="52.851711026616" calcext:value-type="float">
            <text:p>52,851711026616</text:p>
          </table:table-cell>
          <table:table-cell office:value-type="float" office:value="47" calcext:value-type="float">
            <text:p>47</text:p>
          </table:table-cell>
          <table:table-cell table:formula="of:=IFERROR(([.I198]/[.D198])*100; &quot;&quot;)" office:value-type="float" office:value="17.8707224334601" calcext:value-type="float">
            <text:p>17,8707224334601</text:p>
          </table:table-cell>
          <table:table-cell office:value-type="float" office:value="216" calcext:value-type="float">
            <text:p>216</text:p>
          </table:table-cell>
          <table:table-cell table:formula="of:=IFERROR(([.K198]/[.D198])*100; &quot;&quot;)" office:value-type="float" office:value="82.1292775665399" calcext:value-type="float">
            <text:p>82,1292775665399</text:p>
          </table:table-cell>
          <table:table-cell office:value-type="float" office:value="24" calcext:value-type="float">
            <text:p>24</text:p>
          </table:table-cell>
          <table:table-cell table:formula="of:=IFERROR(([.M198]/[.K198])*100; &quot;&quot;)" office:value-type="float" office:value="11.1111111111111" calcext:value-type="float">
            <text:p>11,1111111111111</text:p>
          </table:table-cell>
          <table:table-cell office:value-type="float" office:value="178" calcext:value-type="float">
            <text:p>178</text:p>
          </table:table-cell>
          <table:table-cell table:formula="of:=IFERROR(([.O198]/[.K198])*100; &quot;&quot;)" office:value-type="float" office:value="82.4074074074074" calcext:value-type="float">
            <text:p>82,4074074074074</text:p>
          </table:table-cell>
          <table:table-cell table:formula="of:=IF([.E198] = &quot;&quot; ;&quot;&quot;; [.E198]-[.O198])" office:value-type="float" office:value="24" calcext:value-type="float">
            <text:p>24</text:p>
          </table:table-cell>
          <table:table-cell table:formula="of:=IFERROR(([.Q198]/[.I198])*100; &quot;&quot;)" office:value-type="float" office:value="51.063829787234" calcext:value-type="float">
            <text:p>51,063829787234</text:p>
          </table:table-cell>
          <table:table-cell office:value-type="float" office:value="138" calcext:value-type="float">
            <text:p>138</text:p>
          </table:table-cell>
          <table:table-cell table:formula="of:=IFERROR(([.S198]/[.K198])*100; &quot;&quot;)" office:value-type="float" office:value="63.8888888888889" calcext:value-type="float">
            <text:p>63,8888888888889</text:p>
          </table:table-cell>
          <table:table-cell table:formula="of:=IF([.G198] = &quot;&quot; ;&quot;&quot;; [.G198]-[.S198])" office:value-type="float" office:value="1" calcext:value-type="float">
            <text:p>1</text:p>
          </table:table-cell>
          <table:table-cell table:formula="of:=IFERROR(([.U198]/[.I198])*100; &quot;&quot;)" office:value-type="float" office:value="2.12765957446808" calcext:value-type="float">
            <text:p>2,12765957446808</text:p>
          </table:table-cell>
          <table:table-cell office:value-type="float" office:value="187" calcext:value-type="float">
            <text:p>187</text:p>
          </table:table-cell>
          <table:table-cell table:formula="of:=IFERROR(([.W198]/[.E198])*100; &quot;&quot;)" office:value-type="float" office:value="92.5742574257426" calcext:value-type="float">
            <text:p>92,574257425742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IFERROR(([.Z198]/[.I198])*100; &quot;&quot;)" office:value-type="float" office:value="87.2340425531915" calcext:value-type="float">
            <text:p>87,2340425531915</text:p>
          </table:table-cell>
          <table:table-cell office:value-type="float" office:value="0" calcext:value-type="float">
            <text:p>0</text:p>
          </table:table-cell>
          <table:table-cell table:formula="of:=IFERROR(([.AB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198]/[.I198])*100; &quot;&quot;)" office:value-type="float" office:value="4.25531914893617" calcext:value-type="float">
            <text:p>4,25531914893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198]/[.I198])*100; &quot;&quot;)" office:value-type="float" office:value="2.12765957446808" calcext:value-type="float">
            <text:p>2,12765957446808</text:p>
          </table:table-cell>
          <table:table-cell office:value-type="float" office:value="0" calcext:value-type="float">
            <text:p>0</text:p>
          </table:table-cell>
          <table:table-cell table:formula="of:=IFERROR(([.CH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Z198]/[.I198])*100; &quot;&quot;)" office:value-type="float" office:value="6.38297872340426" calcext:value-type="float">
            <text:p>6,38297872340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199]=&quot;&quot;;&quot;&quot;;[.C199]-[.Y199])">
            <text:p/>
          </table:table-cell>
          <table:table-cell table:style-name="ce1"/>
          <table:table-cell table:formula="of:=IFERROR(([.E199]/[.D199])*100; &quot;&quot;)">
            <text:p/>
          </table:table-cell>
          <table:table-cell table:style-name="ce1"/>
          <table:table-cell table:formula="of:=IFERROR(([.G199]/[.D199])*100; &quot;&quot;)">
            <text:p/>
          </table:table-cell>
          <table:table-cell table:style-name="ce1"/>
          <table:table-cell table:formula="of:=IFERROR(([.I199]/[.D199])*100; &quot;&quot;)">
            <text:p/>
          </table:table-cell>
          <table:table-cell table:style-name="ce1"/>
          <table:table-cell table:formula="of:=IFERROR(([.K199]/[.D199])*100; &quot;&quot;)">
            <text:p/>
          </table:table-cell>
          <table:table-cell table:style-name="ce1"/>
          <table:table-cell table:formula="of:=IFERROR(([.M199]/[.K199])*100; &quot;&quot;)">
            <text:p/>
          </table:table-cell>
          <table:table-cell/>
          <table:table-cell table:formula="of:=IFERROR(([.O199]/[.K199])*100; &quot;&quot;)">
            <text:p/>
          </table:table-cell>
          <table:table-cell table:formula="of:=IF([.E199] = &quot;&quot; ;&quot;&quot;; [.E199]-[.O199])">
            <text:p/>
          </table:table-cell>
          <table:table-cell table:formula="of:=IFERROR(([.Q199]/[.I199])*100; &quot;&quot;)">
            <text:p/>
          </table:table-cell>
          <table:table-cell/>
          <table:table-cell table:formula="of:=IFERROR(([.S199]/[.K199])*100; &quot;&quot;)">
            <text:p/>
          </table:table-cell>
          <table:table-cell table:formula="of:=IF([.G199] = &quot;&quot; ;&quot;&quot;; [.G199]-[.S199])">
            <text:p/>
          </table:table-cell>
          <table:table-cell table:formula="of:=IFERROR(([.U199]/[.I199])*100; &quot;&quot;)">
            <text:p/>
          </table:table-cell>
          <table:table-cell table:style-name="ce1"/>
          <table:table-cell table:formula="of:=IFERROR(([.W199]/[.E199])*100; &quot;&quot;)">
            <text:p/>
          </table:table-cell>
          <table:table-cell table:style-name="ce1" table:number-columns-repeated="2"/>
          <table:table-cell table:formula="of:=IFERROR(([.Z199]/[.I199])*100; &quot;&quot;)">
            <text:p/>
          </table:table-cell>
          <table:table-cell table:style-name="ce1"/>
          <table:table-cell table:formula="of:=IFERROR(([.AB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AF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BN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199]/[.I199])*100; &quot;&quot;)">
            <text:p/>
          </table:table-cell>
          <table:table-cell table:style-name="ce1"/>
          <table:table-cell table:formula="of:=IFERROR(([.CH199]/[.I199])*100; &quot;&quot;)">
            <text:p/>
          </table:table-cell>
          <table:table-cell table:style-name="ce1"/>
          <table:table-cell table:formula="of:=IFERROR(([.CJ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CV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CZ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30</text:p>
          </table:table-cell>
          <table:table-cell office:value-type="string" calcext:value-type="string">
            <text:p>530.07.28</text:p>
          </table:table-cell>
          <table:table-cell office:value-type="float" office:value="412" calcext:value-type="float">
            <text:p>412</text:p>
          </table:table-cell>
          <table:table-cell table:formula="of:=IF([.C200]=&quot;&quot;;&quot;&quot;;[.C200]-[.Y200])" office:value-type="float" office:value="335" calcext:value-type="float">
            <text:p>335</text:p>
          </table:table-cell>
          <table:table-cell office:value-type="float" office:value="169" calcext:value-type="float">
            <text:p>169</text:p>
          </table:table-cell>
          <table:table-cell table:formula="of:=IFERROR(([.E200]/[.D200])*100; &quot;&quot;)" office:value-type="float" office:value="50.4477611940299" calcext:value-type="float">
            <text:p>50,4477611940299</text:p>
          </table:table-cell>
          <table:table-cell office:value-type="float" office:value="140" calcext:value-type="float">
            <text:p>140</text:p>
          </table:table-cell>
          <table:table-cell table:formula="of:=IFERROR(([.G200]/[.D200])*100; &quot;&quot;)" office:value-type="float" office:value="41.7910447761194" calcext:value-type="float">
            <text:p>41,7910447761194</text:p>
          </table:table-cell>
          <table:table-cell office:value-type="float" office:value="133" calcext:value-type="float">
            <text:p>133</text:p>
          </table:table-cell>
          <table:table-cell table:formula="of:=IFERROR(([.I200]/[.D200])*100; &quot;&quot;)" office:value-type="float" office:value="39.7014925373134" calcext:value-type="float">
            <text:p>39,7014925373134</text:p>
          </table:table-cell>
          <table:table-cell office:value-type="float" office:value="202" calcext:value-type="float">
            <text:p>202</text:p>
          </table:table-cell>
          <table:table-cell table:formula="of:=IFERROR(([.K200]/[.D200])*100; &quot;&quot;)" office:value-type="float" office:value="60.2985074626866" calcext:value-type="float">
            <text:p>60,2985074626866</text:p>
          </table:table-cell>
          <table:table-cell office:value-type="float" office:value="158" calcext:value-type="float">
            <text:p>158</text:p>
          </table:table-cell>
          <table:table-cell table:formula="of:=IFERROR(([.M200]/[.K200])*100; &quot;&quot;)" office:value-type="float" office:value="78.2178217821782" calcext:value-type="float">
            <text:p>78,2178217821782</text:p>
          </table:table-cell>
          <table:table-cell office:value-type="float" office:value="164" calcext:value-type="float">
            <text:p>164</text:p>
          </table:table-cell>
          <table:table-cell table:formula="of:=IFERROR(([.O200]/[.K200])*100; &quot;&quot;)" office:value-type="float" office:value="81.1881188118812" calcext:value-type="float">
            <text:p>81,1881188118812</text:p>
          </table:table-cell>
          <table:table-cell table:formula="of:=IF([.E200] = &quot;&quot; ;&quot;&quot;; [.E200]-[.O200])" office:value-type="float" office:value="5" calcext:value-type="float">
            <text:p>5</text:p>
          </table:table-cell>
          <table:table-cell table:formula="of:=IFERROR(([.Q200]/[.I200])*100; &quot;&quot;)" office:value-type="float" office:value="3.7593984962406" calcext:value-type="float">
            <text:p>3,7593984962406</text:p>
          </table:table-cell>
          <table:table-cell office:value-type="float" office:value="138" calcext:value-type="float">
            <text:p>138</text:p>
          </table:table-cell>
          <table:table-cell table:formula="of:=IFERROR(([.S200]/[.K200])*100; &quot;&quot;)" office:value-type="float" office:value="68.3168316831683" calcext:value-type="float">
            <text:p>68,3168316831683</text:p>
          </table:table-cell>
          <table:table-cell table:formula="of:=IF([.G200] = &quot;&quot; ;&quot;&quot;; [.G200]-[.S200])" office:value-type="float" office:value="2" calcext:value-type="float">
            <text:p>2</text:p>
          </table:table-cell>
          <table:table-cell table:formula="of:=IFERROR(([.U200]/[.I200])*100; &quot;&quot;)" office:value-type="float" office:value="1.50375939849624" calcext:value-type="float">
            <text:p>1,50375939849624</text:p>
          </table:table-cell>
          <table:table-cell office:value-type="float" office:value="23" calcext:value-type="float">
            <text:p>23</text:p>
          </table:table-cell>
          <table:table-cell table:formula="of:=IFERROR(([.W200]/[.E200])*100; &quot;&quot;)" office:value-type="float" office:value="13.6094674556213" calcext:value-type="float">
            <text:p>13,60946745562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IFERROR(([.Z200]/[.I200])*100; &quot;&quot;)" office:value-type="float" office:value="11.2781954887218" calcext:value-type="float">
            <text:p>11,2781954887218</text:p>
          </table:table-cell>
          <table:table-cell office:value-type="float" office:value="2" calcext:value-type="float">
            <text:p>2</text:p>
          </table:table-cell>
          <table:table-cell table:formula="of:=IFERROR(([.AB200]/[.I200])*100; &quot;&quot;)" office:value-type="float" office:value="1.50375939849624" calcext:value-type="float">
            <text:p>1,50375939849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00]/[.I200])*100; &quot;&quot;)" office:value-type="float" office:value="3.7593984962406" calcext:value-type="float">
            <text:p>3,7593984962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F200]/[.I200])*100; &quot;&quot;)" office:value-type="float" office:value="23.3082706766917" calcext:value-type="float">
            <text:p>23,3082706766917</text:p>
          </table:table-cell>
          <table:table-cell office:value-type="float" office:value="0" calcext:value-type="float">
            <text:p>0</text:p>
          </table:table-cell>
          <table:table-cell table:formula="of:=IFERROR(([.CH200]/[.I200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CJ200]/[.I200])*100; &quot;&quot;)" office:value-type="float" office:value="60.1503759398496" calcext:value-type="float">
            <text:p>60,1503759398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30.07.27</text:p>
          </table:table-cell>
          <table:table-cell office:value-type="float" office:value="412" calcext:value-type="float">
            <text:p>412</text:p>
          </table:table-cell>
          <table:table-cell table:formula="of:=IF([.C201]=&quot;&quot;;&quot;&quot;;[.C201]-[.Y201])" office:value-type="float" office:value="335" calcext:value-type="float">
            <text:p>335</text:p>
          </table:table-cell>
          <table:table-cell office:value-type="float" office:value="169" calcext:value-type="float">
            <text:p>169</text:p>
          </table:table-cell>
          <table:table-cell table:formula="of:=IFERROR(([.E201]/[.D201])*100; &quot;&quot;)" office:value-type="float" office:value="50.4477611940299" calcext:value-type="float">
            <text:p>50,4477611940299</text:p>
          </table:table-cell>
          <table:table-cell office:value-type="float" office:value="140" calcext:value-type="float">
            <text:p>140</text:p>
          </table:table-cell>
          <table:table-cell table:formula="of:=IFERROR(([.G201]/[.D201])*100; &quot;&quot;)" office:value-type="float" office:value="41.7910447761194" calcext:value-type="float">
            <text:p>41,7910447761194</text:p>
          </table:table-cell>
          <table:table-cell office:value-type="float" office:value="133" calcext:value-type="float">
            <text:p>133</text:p>
          </table:table-cell>
          <table:table-cell table:formula="of:=IFERROR(([.I201]/[.D201])*100; &quot;&quot;)" office:value-type="float" office:value="39.7014925373134" calcext:value-type="float">
            <text:p>39,7014925373134</text:p>
          </table:table-cell>
          <table:table-cell office:value-type="float" office:value="202" calcext:value-type="float">
            <text:p>202</text:p>
          </table:table-cell>
          <table:table-cell table:formula="of:=IFERROR(([.K201]/[.D201])*100; &quot;&quot;)" office:value-type="float" office:value="60.2985074626866" calcext:value-type="float">
            <text:p>60,2985074626866</text:p>
          </table:table-cell>
          <table:table-cell office:value-type="float" office:value="158" calcext:value-type="float">
            <text:p>158</text:p>
          </table:table-cell>
          <table:table-cell table:formula="of:=IFERROR(([.M201]/[.K201])*100; &quot;&quot;)" office:value-type="float" office:value="78.2178217821782" calcext:value-type="float">
            <text:p>78,2178217821782</text:p>
          </table:table-cell>
          <table:table-cell office:value-type="float" office:value="164" calcext:value-type="float">
            <text:p>164</text:p>
          </table:table-cell>
          <table:table-cell table:formula="of:=IFERROR(([.O201]/[.K201])*100; &quot;&quot;)" office:value-type="float" office:value="81.1881188118812" calcext:value-type="float">
            <text:p>81,1881188118812</text:p>
          </table:table-cell>
          <table:table-cell table:formula="of:=IF([.E201] = &quot;&quot; ;&quot;&quot;; [.E201]-[.O201])" office:value-type="float" office:value="5" calcext:value-type="float">
            <text:p>5</text:p>
          </table:table-cell>
          <table:table-cell table:formula="of:=IFERROR(([.Q201]/[.I201])*100; &quot;&quot;)" office:value-type="float" office:value="3.7593984962406" calcext:value-type="float">
            <text:p>3,7593984962406</text:p>
          </table:table-cell>
          <table:table-cell office:value-type="float" office:value="138" calcext:value-type="float">
            <text:p>138</text:p>
          </table:table-cell>
          <table:table-cell table:formula="of:=IFERROR(([.S201]/[.K201])*100; &quot;&quot;)" office:value-type="float" office:value="68.3168316831683" calcext:value-type="float">
            <text:p>68,3168316831683</text:p>
          </table:table-cell>
          <table:table-cell table:formula="of:=IF([.G201] = &quot;&quot; ;&quot;&quot;; [.G201]-[.S201])" office:value-type="float" office:value="2" calcext:value-type="float">
            <text:p>2</text:p>
          </table:table-cell>
          <table:table-cell table:formula="of:=IFERROR(([.U201]/[.I201])*100; &quot;&quot;)" office:value-type="float" office:value="1.50375939849624" calcext:value-type="float">
            <text:p>1,50375939849624</text:p>
          </table:table-cell>
          <table:table-cell office:value-type="float" office:value="23" calcext:value-type="float">
            <text:p>23</text:p>
          </table:table-cell>
          <table:table-cell table:formula="of:=IFERROR(([.W201]/[.E201])*100; &quot;&quot;)" office:value-type="float" office:value="13.6094674556213" calcext:value-type="float">
            <text:p>13,60946745562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IFERROR(([.Z201]/[.I201])*100; &quot;&quot;)" office:value-type="float" office:value="11.2781954887218" calcext:value-type="float">
            <text:p>11,2781954887218</text:p>
          </table:table-cell>
          <table:table-cell office:value-type="float" office:value="2" calcext:value-type="float">
            <text:p>2</text:p>
          </table:table-cell>
          <table:table-cell table:formula="of:=IFERROR(([.AB201]/[.I201])*100; &quot;&quot;)" office:value-type="float" office:value="1.50375939849624" calcext:value-type="float">
            <text:p>1,50375939849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01]/[.I201])*100; &quot;&quot;)" office:value-type="float" office:value="3.7593984962406" calcext:value-type="float">
            <text:p>3,7593984962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F201]/[.I201])*100; &quot;&quot;)" office:value-type="float" office:value="23.3082706766917" calcext:value-type="float">
            <text:p>23,3082706766917</text:p>
          </table:table-cell>
          <table:table-cell office:value-type="float" office:value="0" calcext:value-type="float">
            <text:p>0</text:p>
          </table:table-cell>
          <table:table-cell table:formula="of:=IFERROR(([.CH201]/[.I201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CJ201]/[.I201])*100; &quot;&quot;)" office:value-type="float" office:value="60.1503759398496" calcext:value-type="float">
            <text:p>60,1503759398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02]=&quot;&quot;;&quot;&quot;;[.C202]-[.Y202])">
            <text:p/>
          </table:table-cell>
          <table:table-cell table:style-name="ce1"/>
          <table:table-cell table:formula="of:=IFERROR(([.E202]/[.D202])*100; &quot;&quot;)">
            <text:p/>
          </table:table-cell>
          <table:table-cell table:style-name="ce1"/>
          <table:table-cell table:formula="of:=IFERROR(([.G202]/[.D202])*100; &quot;&quot;)">
            <text:p/>
          </table:table-cell>
          <table:table-cell table:style-name="ce1"/>
          <table:table-cell table:formula="of:=IFERROR(([.I202]/[.D202])*100; &quot;&quot;)">
            <text:p/>
          </table:table-cell>
          <table:table-cell table:style-name="ce1"/>
          <table:table-cell table:formula="of:=IFERROR(([.K202]/[.D202])*100; &quot;&quot;)">
            <text:p/>
          </table:table-cell>
          <table:table-cell table:style-name="ce1"/>
          <table:table-cell table:formula="of:=IFERROR(([.M202]/[.K202])*100; &quot;&quot;)">
            <text:p/>
          </table:table-cell>
          <table:table-cell/>
          <table:table-cell table:formula="of:=IFERROR(([.O202]/[.K202])*100; &quot;&quot;)">
            <text:p/>
          </table:table-cell>
          <table:table-cell table:formula="of:=IF([.E202] = &quot;&quot; ;&quot;&quot;; [.E202]-[.O202])">
            <text:p/>
          </table:table-cell>
          <table:table-cell table:formula="of:=IFERROR(([.Q202]/[.I202])*100; &quot;&quot;)">
            <text:p/>
          </table:table-cell>
          <table:table-cell/>
          <table:table-cell table:formula="of:=IFERROR(([.S202]/[.K202])*100; &quot;&quot;)">
            <text:p/>
          </table:table-cell>
          <table:table-cell table:formula="of:=IF([.G202] = &quot;&quot; ;&quot;&quot;; [.G202]-[.S202])">
            <text:p/>
          </table:table-cell>
          <table:table-cell table:formula="of:=IFERROR(([.U202]/[.I202])*100; &quot;&quot;)">
            <text:p/>
          </table:table-cell>
          <table:table-cell table:style-name="ce1"/>
          <table:table-cell table:formula="of:=IFERROR(([.W202]/[.E202])*100; &quot;&quot;)">
            <text:p/>
          </table:table-cell>
          <table:table-cell table:style-name="ce1" table:number-columns-repeated="2"/>
          <table:table-cell table:formula="of:=IFERROR(([.Z202]/[.I202])*100; &quot;&quot;)">
            <text:p/>
          </table:table-cell>
          <table:table-cell table:style-name="ce1"/>
          <table:table-cell table:formula="of:=IFERROR(([.AB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AF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BN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02]/[.I202])*100; &quot;&quot;)">
            <text:p/>
          </table:table-cell>
          <table:table-cell table:style-name="ce1"/>
          <table:table-cell table:formula="of:=IFERROR(([.CH202]/[.I202])*100; &quot;&quot;)">
            <text:p/>
          </table:table-cell>
          <table:table-cell table:style-name="ce1"/>
          <table:table-cell table:formula="of:=IFERROR(([.CJ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CV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CZ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70</text:p>
          </table:table-cell>
          <table:table-cell office:value-type="string" calcext:value-type="string">
            <text:p>75.04.92</text:p>
          </table:table-cell>
          <table:table-cell office:value-type="float" office:value="213" calcext:value-type="float">
            <text:p>213</text:p>
          </table:table-cell>
          <table:table-cell table:formula="of:=IF([.C203]=&quot;&quot;;&quot;&quot;;[.C203]-[.Y203])"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table:formula="of:=IFERROR(([.E203]/[.D203])*100; &quot;&quot;)" office:value-type="float" office:value="69.8863636363636" calcext:value-type="float">
            <text:p>69,8863636363636</text:p>
          </table:table-cell>
          <table:table-cell office:value-type="float" office:value="82" calcext:value-type="float">
            <text:p>82</text:p>
          </table:table-cell>
          <table:table-cell table:formula="of:=IFERROR(([.G203]/[.D203])*100; &quot;&quot;)" office:value-type="float" office:value="46.5909090909091" calcext:value-type="float">
            <text:p>46,5909090909091</text:p>
          </table:table-cell>
          <table:table-cell office:value-type="float" office:value="35" calcext:value-type="float">
            <text:p>35</text:p>
          </table:table-cell>
          <table:table-cell table:formula="of:=IFERROR(([.I203]/[.D203])*100; &quot;&quot;)" office:value-type="float" office:value="19.8863636363636" calcext:value-type="float">
            <text:p>19,8863636363636</text:p>
          </table:table-cell>
          <table:table-cell office:value-type="float" office:value="141" calcext:value-type="float">
            <text:p>141</text:p>
          </table:table-cell>
          <table:table-cell table:formula="of:=IFERROR(([.K203]/[.D203])*100; &quot;&quot;)" office:value-type="float" office:value="80.1136363636364" calcext:value-type="float">
            <text:p>80,1136363636364</text:p>
          </table:table-cell>
          <table:table-cell office:value-type="float" office:value="93" calcext:value-type="float">
            <text:p>93</text:p>
          </table:table-cell>
          <table:table-cell table:formula="of:=IFERROR(([.M203]/[.K203])*100; &quot;&quot;)" office:value-type="float" office:value="65.9574468085106" calcext:value-type="float">
            <text:p>65,9574468085106</text:p>
          </table:table-cell>
          <table:table-cell office:value-type="float" office:value="104" calcext:value-type="float">
            <text:p>104</text:p>
          </table:table-cell>
          <table:table-cell table:formula="of:=IFERROR(([.O203]/[.K203])*100; &quot;&quot;)" office:value-type="float" office:value="73.7588652482269" calcext:value-type="float">
            <text:p>73,7588652482269</text:p>
          </table:table-cell>
          <table:table-cell table:formula="of:=IF([.E203] = &quot;&quot; ;&quot;&quot;; [.E203]-[.O203])" office:value-type="float" office:value="19" calcext:value-type="float">
            <text:p>19</text:p>
          </table:table-cell>
          <table:table-cell table:formula="of:=IFERROR(([.Q203]/[.I203])*100; &quot;&quot;)" office:value-type="float" office:value="54.2857142857143" calcext:value-type="float">
            <text:p>54,2857142857143</text:p>
          </table:table-cell>
          <table:table-cell office:value-type="float" office:value="81" calcext:value-type="float">
            <text:p>81</text:p>
          </table:table-cell>
          <table:table-cell table:formula="of:=IFERROR(([.S203]/[.K203])*100; &quot;&quot;)" office:value-type="float" office:value="57.4468085106383" calcext:value-type="float">
            <text:p>57,4468085106383</text:p>
          </table:table-cell>
          <table:table-cell table:formula="of:=IF([.G203] = &quot;&quot; ;&quot;&quot;; [.G203]-[.S203])" office:value-type="float" office:value="1" calcext:value-type="float">
            <text:p>1</text:p>
          </table:table-cell>
          <table:table-cell table:formula="of:=IFERROR(([.U203]/[.I203])*100; &quot;&quot;)" office:value-type="float" office:value="2.85714285714286" calcext:value-type="float">
            <text:p>2,85714285714286</text:p>
          </table:table-cell>
          <table:table-cell office:value-type="float" office:value="42" calcext:value-type="float">
            <text:p>42</text:p>
          </table:table-cell>
          <table:table-cell table:formula="of:=IFERROR(([.W203]/[.E203])*100; &quot;&quot;)" office:value-type="float" office:value="34.1463414634146" calcext:value-type="float">
            <text:p>34,14634146341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IFERROR(([.Z203]/[.I203])*100; &quot;&quot;)" office:value-type="float" office:value="94.2857142857143" calcext:value-type="float">
            <text:p>94,2857142857143</text:p>
          </table:table-cell>
          <table:table-cell office:value-type="float" office:value="0" calcext:value-type="float">
            <text:p>0</text:p>
          </table:table-cell>
          <table:table-cell table:formula="of:=IFERROR(([.AB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203]/[.I203])*100; &quot;&quot;)" office:value-type="float" office:value="5.71428571428571" calcext:value-type="float">
            <text:p>5,714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75.04.81</text:p>
          </table:table-cell>
          <table:table-cell office:value-type="float" office:value="208" calcext:value-type="float">
            <text:p>208</text:p>
          </table:table-cell>
          <table:table-cell table:formula="of:=IF([.C204]=&quot;&quot;;&quot;&quot;;[.C204]-[.Y204])"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table:formula="of:=IFERROR(([.E204]/[.D204])*100; &quot;&quot;)" office:value-type="float" office:value="70.8571428571428" calcext:value-type="float">
            <text:p>70,8571428571428</text:p>
          </table:table-cell>
          <table:table-cell office:value-type="float" office:value="82" calcext:value-type="float">
            <text:p>82</text:p>
          </table:table-cell>
          <table:table-cell table:formula="of:=IFERROR(([.G204]/[.D204])*100; &quot;&quot;)" office:value-type="float" office:value="46.8571428571429" calcext:value-type="float">
            <text:p>46,8571428571429</text:p>
          </table:table-cell>
          <table:table-cell office:value-type="float" office:value="34" calcext:value-type="float">
            <text:p>34</text:p>
          </table:table-cell>
          <table:table-cell table:formula="of:=IFERROR(([.I204]/[.D204])*100; &quot;&quot;)" office:value-type="float" office:value="19.4285714285714" calcext:value-type="float">
            <text:p>19,4285714285714</text:p>
          </table:table-cell>
          <table:table-cell office:value-type="float" office:value="141" calcext:value-type="float">
            <text:p>141</text:p>
          </table:table-cell>
          <table:table-cell table:formula="of:=IFERROR(([.K204]/[.D204])*100; &quot;&quot;)" office:value-type="float" office:value="80.5714285714286" calcext:value-type="float">
            <text:p>80,5714285714286</text:p>
          </table:table-cell>
          <table:table-cell office:value-type="float" office:value="94" calcext:value-type="float">
            <text:p>94</text:p>
          </table:table-cell>
          <table:table-cell table:formula="of:=IFERROR(([.M204]/[.K204])*100; &quot;&quot;)" office:value-type="float" office:value="66.6666666666667" calcext:value-type="float">
            <text:p>66,6666666666667</text:p>
          </table:table-cell>
          <table:table-cell office:value-type="float" office:value="107" calcext:value-type="float">
            <text:p>107</text:p>
          </table:table-cell>
          <table:table-cell table:formula="of:=IFERROR(([.O204]/[.K204])*100; &quot;&quot;)" office:value-type="float" office:value="75.886524822695" calcext:value-type="float">
            <text:p>75,886524822695</text:p>
          </table:table-cell>
          <table:table-cell table:formula="of:=IF([.E204] = &quot;&quot; ;&quot;&quot;; [.E204]-[.O204])" office:value-type="float" office:value="17" calcext:value-type="float">
            <text:p>17</text:p>
          </table:table-cell>
          <table:table-cell table:formula="of:=IFERROR(([.Q204]/[.I204])*100; &quot;&quot;)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formula="of:=IFERROR(([.S204]/[.K204])*100; &quot;&quot;)" office:value-type="float" office:value="57.4468085106383" calcext:value-type="float">
            <text:p>57,4468085106383</text:p>
          </table:table-cell>
          <table:table-cell table:formula="of:=IF([.G204] = &quot;&quot; ;&quot;&quot;; [.G204]-[.S204])" office:value-type="float" office:value="1" calcext:value-type="float">
            <text:p>1</text:p>
          </table:table-cell>
          <table:table-cell table:formula="of:=IFERROR(([.U204]/[.I204])*100; &quot;&quot;)" office:value-type="float" office:value="2.94117647058823" calcext:value-type="float">
            <text:p>2,94117647058823</text:p>
          </table:table-cell>
          <table:table-cell office:value-type="float" office:value="43" calcext:value-type="float">
            <text:p>43</text:p>
          </table:table-cell>
          <table:table-cell table:formula="of:=IFERROR(([.W204]/[.E204])*100; &quot;&quot;)" office:value-type="float" office:value="34.6774193548387" calcext:value-type="float">
            <text:p>34,677419354838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ERROR(([.Z204]/[.I204])*100; &quot;&quot;)" office:value-type="float" office:value="76.4705882352941" calcext:value-type="float">
            <text:p>76,4705882352941</text:p>
          </table:table-cell>
          <table:table-cell office:value-type="float" office:value="0" calcext:value-type="float">
            <text:p>0</text:p>
          </table:table-cell>
          <table:table-cell table:formula="of:=IFERROR(([.AB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204]/[.I204])*100; &quot;&quot;)" office:value-type="float" office:value="2.94117647058823" calcext:value-type="float">
            <text:p>2,94117647058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04]/[.I204])*100; &quot;&quot;)" office:value-type="float" office:value="2.94117647058823" calcext:value-type="float">
            <text:p>2,94117647058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F204]/[.I204])*100; &quot;&quot;)" office:value-type="float" office:value="17.6470588235294" calcext:value-type="float">
            <text:p>17,6470588235294</text:p>
          </table:table-cell>
          <table:table-cell office:value-type="float" office:value="0" calcext:value-type="float">
            <text:p>0</text:p>
          </table:table-cell>
          <table:table-cell table:formula="of:=IFERROR(([.CH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05]=&quot;&quot;;&quot;&quot;;[.C205]-[.Y205])">
            <text:p/>
          </table:table-cell>
          <table:table-cell table:style-name="ce1"/>
          <table:table-cell table:formula="of:=IFERROR(([.E205]/[.D205])*100; &quot;&quot;)">
            <text:p/>
          </table:table-cell>
          <table:table-cell table:style-name="ce1"/>
          <table:table-cell table:formula="of:=IFERROR(([.G205]/[.D205])*100; &quot;&quot;)">
            <text:p/>
          </table:table-cell>
          <table:table-cell table:style-name="ce1"/>
          <table:table-cell table:formula="of:=IFERROR(([.I205]/[.D205])*100; &quot;&quot;)">
            <text:p/>
          </table:table-cell>
          <table:table-cell table:style-name="ce1"/>
          <table:table-cell table:formula="of:=IFERROR(([.K205]/[.D205])*100; &quot;&quot;)">
            <text:p/>
          </table:table-cell>
          <table:table-cell table:style-name="ce1"/>
          <table:table-cell table:formula="of:=IFERROR(([.M205]/[.K205])*100; &quot;&quot;)">
            <text:p/>
          </table:table-cell>
          <table:table-cell/>
          <table:table-cell table:formula="of:=IFERROR(([.O205]/[.K205])*100; &quot;&quot;)">
            <text:p/>
          </table:table-cell>
          <table:table-cell table:formula="of:=IF([.E205] = &quot;&quot; ;&quot;&quot;; [.E205]-[.O205])">
            <text:p/>
          </table:table-cell>
          <table:table-cell table:formula="of:=IFERROR(([.Q205]/[.I205])*100; &quot;&quot;)">
            <text:p/>
          </table:table-cell>
          <table:table-cell/>
          <table:table-cell table:formula="of:=IFERROR(([.S205]/[.K205])*100; &quot;&quot;)">
            <text:p/>
          </table:table-cell>
          <table:table-cell table:formula="of:=IF([.G205] = &quot;&quot; ;&quot;&quot;; [.G205]-[.S205])">
            <text:p/>
          </table:table-cell>
          <table:table-cell table:formula="of:=IFERROR(([.U205]/[.I205])*100; &quot;&quot;)">
            <text:p/>
          </table:table-cell>
          <table:table-cell table:style-name="ce1"/>
          <table:table-cell table:formula="of:=IFERROR(([.W205]/[.E205])*100; &quot;&quot;)">
            <text:p/>
          </table:table-cell>
          <table:table-cell table:style-name="ce1" table:number-columns-repeated="2"/>
          <table:table-cell table:formula="of:=IFERROR(([.Z205]/[.I205])*100; &quot;&quot;)">
            <text:p/>
          </table:table-cell>
          <table:table-cell table:style-name="ce1"/>
          <table:table-cell table:formula="of:=IFERROR(([.AB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AF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BN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05]/[.I205])*100; &quot;&quot;)">
            <text:p/>
          </table:table-cell>
          <table:table-cell table:style-name="ce1"/>
          <table:table-cell table:formula="of:=IFERROR(([.CH205]/[.I205])*100; &quot;&quot;)">
            <text:p/>
          </table:table-cell>
          <table:table-cell table:style-name="ce1"/>
          <table:table-cell table:formula="of:=IFERROR(([.CJ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CV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CZ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69</text:p>
          </table:table-cell>
          <table:table-cell office:value-type="string" calcext:value-type="string">
            <text:p>119.06.32</text:p>
          </table:table-cell>
          <table:table-cell office:value-type="float" office:value="337" calcext:value-type="float">
            <text:p>337</text:p>
          </table:table-cell>
          <table:table-cell table:formula="of:=IF([.C206]=&quot;&quot;;&quot;&quot;;[.C206]-[.Y206])"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table:formula="of:=IFERROR(([.E206]/[.D206])*100; &quot;&quot;)" office:value-type="float" office:value="5.20833333333333" calcext:value-type="float">
            <text:p>5,20833333333333</text:p>
          </table:table-cell>
          <table:table-cell office:value-type="float" office:value="6" calcext:value-type="float">
            <text:p>6</text:p>
          </table:table-cell>
          <table:table-cell table:formula="of:=IFERROR(([.G206]/[.D206])*100; &quot;&quot;)" office:value-type="float" office:value="2.08333333333333" calcext:value-type="float">
            <text:p>2,08333333333333</text:p>
          </table:table-cell>
          <table:table-cell office:value-type="float" office:value="257" calcext:value-type="float">
            <text:p>257</text:p>
          </table:table-cell>
          <table:table-cell table:formula="of:=IFERROR(([.I206]/[.D206])*100; &quot;&quot;)" office:value-type="float" office:value="89.2361111111111" calcext:value-type="float">
            <text:p>89,2361111111111</text:p>
          </table:table-cell>
          <table:table-cell office:value-type="float" office:value="31" calcext:value-type="float">
            <text:p>31</text:p>
          </table:table-cell>
          <table:table-cell table:formula="of:=IFERROR(([.K206]/[.D206])*100; &quot;&quot;)" office:value-type="float" office:value="10.7638888888889" calcext:value-type="float">
            <text:p>10,7638888888889</text:p>
          </table:table-cell>
          <table:table-cell office:value-type="float" office:value="8" calcext:value-type="float">
            <text:p>8</text:p>
          </table:table-cell>
          <table:table-cell table:formula="of:=IFERROR(([.M206]/[.K206])*100; &quot;&quot;)" office:value-type="float" office:value="25.8064516129032" calcext:value-type="float">
            <text:p>25,8064516129032</text:p>
          </table:table-cell>
          <table:table-cell office:value-type="float" office:value="13" calcext:value-type="float">
            <text:p>13</text:p>
          </table:table-cell>
          <table:table-cell table:formula="of:=IFERROR(([.O206]/[.K206])*100; &quot;&quot;)" office:value-type="float" office:value="41.9354838709677" calcext:value-type="float">
            <text:p>41,9354838709677</text:p>
          </table:table-cell>
          <table:table-cell table:formula="of:=IF([.E206] = &quot;&quot; ;&quot;&quot;; [.E206]-[.O206])" office:value-type="float" office:value="2" calcext:value-type="float">
            <text:p>2</text:p>
          </table:table-cell>
          <table:table-cell table:formula="of:=IFERROR(([.Q206]/[.I206])*100; &quot;&quot;)" office:value-type="float" office:value="0.778210116731518" calcext:value-type="float">
            <text:p>0,778210116731518</text:p>
          </table:table-cell>
          <table:table-cell office:value-type="float" office:value="5" calcext:value-type="float">
            <text:p>5</text:p>
          </table:table-cell>
          <table:table-cell table:formula="of:=IFERROR(([.S206]/[.K206])*100; &quot;&quot;)" office:value-type="float" office:value="16.1290322580645" calcext:value-type="float">
            <text:p>16,1290322580645</text:p>
          </table:table-cell>
          <table:table-cell table:formula="of:=IF([.G206] = &quot;&quot; ;&quot;&quot;; [.G206]-[.S206])" office:value-type="float" office:value="1" calcext:value-type="float">
            <text:p>1</text:p>
          </table:table-cell>
          <table:table-cell table:formula="of:=IFERROR(([.U206]/[.I206])*100; &quot;&quot;)" office:value-type="float" office:value="0.389105058365759" calcext:value-type="float">
            <text:p>0,389105058365759</text:p>
          </table:table-cell>
          <table:table-cell office:value-type="float" office:value="11" calcext:value-type="float">
            <text:p>11</text:p>
          </table:table-cell>
          <table:table-cell table:formula="of:=IFERROR(([.W206]/[.E206])*100; &quot;&quot;)" office:value-type="float" office:value="73.3333333333333" calcext:value-type="float">
            <text:p>73,333333333333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ERROR(([.Z206]/[.I206])*100; &quot;&quot;)" office:value-type="float" office:value="0.389105058365759" calcext:value-type="float">
            <text:p>0,389105058365759</text:p>
          </table:table-cell>
          <table:table-cell office:value-type="float" office:value="84" calcext:value-type="float">
            <text:p>84</text:p>
          </table:table-cell>
          <table:table-cell table:formula="of:=IFERROR(([.AB206]/[.I206])*100; &quot;&quot;)" office:value-type="float" office:value="32.6848249027237" calcext:value-type="float">
            <text:p>32,6848249027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AF206]/[.I206])*100; &quot;&quot;)" office:value-type="float" office:value="6.6147859922179" calcext:value-type="float">
            <text:p>6,6147859922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J206]/[.I206])*100; &quot;&quot;)" office:value-type="float" office:value="3.11284046692607" calcext:value-type="float">
            <text:p>3,112840466926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6]/[.I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IFERROR(([.CF206]/[.I206])*100; &quot;&quot;)" office:value-type="float" office:value="52.1400778210117" calcext:value-type="float">
            <text:p>52,1400778210117</text:p>
          </table:table-cell>
          <table:table-cell office:value-type="float" office:value="3" calcext:value-type="float">
            <text:p>3</text:p>
          </table:table-cell>
          <table:table-cell table:formula="of:=IFERROR(([.CH206]/[.I206])*100; &quot;&quot;)" office:value-type="float" office:value="1.16731517509728" calcext:value-type="float">
            <text:p>1,16731517509728</text:p>
          </table:table-cell>
          <table:table-cell office:value-type="float" office:value="5" calcext:value-type="float">
            <text:p>5</text:p>
          </table:table-cell>
          <table:table-cell table:formula="of:=IFERROR(([.CJ206]/[.I206])*100; &quot;&quot;)" office:value-type="float" office:value="1.94552529182879" calcext:value-type="float">
            <text:p>1,94552529182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06]/[.I206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6]/[.I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Z206]/[.I206])*100; &quot;&quot;)" office:value-type="float" office:value="0.778210116731518" calcext:value-type="float">
            <text:p>0,778210116731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07]=&quot;&quot;;&quot;&quot;;[.C207]-[.Y207])">
            <text:p/>
          </table:table-cell>
          <table:table-cell table:style-name="ce1"/>
          <table:table-cell table:formula="of:=IFERROR(([.E207]/[.D207])*100; &quot;&quot;)">
            <text:p/>
          </table:table-cell>
          <table:table-cell table:style-name="ce1"/>
          <table:table-cell table:formula="of:=IFERROR(([.G207]/[.D207])*100; &quot;&quot;)">
            <text:p/>
          </table:table-cell>
          <table:table-cell table:style-name="ce1"/>
          <table:table-cell table:formula="of:=IFERROR(([.I207]/[.D207])*100; &quot;&quot;)">
            <text:p/>
          </table:table-cell>
          <table:table-cell table:style-name="ce1"/>
          <table:table-cell table:formula="of:=IFERROR(([.K207]/[.D207])*100; &quot;&quot;)">
            <text:p/>
          </table:table-cell>
          <table:table-cell table:style-name="ce1"/>
          <table:table-cell table:formula="of:=IFERROR(([.M207]/[.K207])*100; &quot;&quot;)">
            <text:p/>
          </table:table-cell>
          <table:table-cell/>
          <table:table-cell table:formula="of:=IFERROR(([.O207]/[.K207])*100; &quot;&quot;)">
            <text:p/>
          </table:table-cell>
          <table:table-cell table:formula="of:=IF([.E207] = &quot;&quot; ;&quot;&quot;; [.E207]-[.O207])">
            <text:p/>
          </table:table-cell>
          <table:table-cell table:formula="of:=IFERROR(([.Q207]/[.I207])*100; &quot;&quot;)">
            <text:p/>
          </table:table-cell>
          <table:table-cell/>
          <table:table-cell table:formula="of:=IFERROR(([.S207]/[.K207])*100; &quot;&quot;)">
            <text:p/>
          </table:table-cell>
          <table:table-cell table:formula="of:=IF([.G207] = &quot;&quot; ;&quot;&quot;; [.G207]-[.S207])">
            <text:p/>
          </table:table-cell>
          <table:table-cell table:formula="of:=IFERROR(([.U207]/[.I207])*100; &quot;&quot;)">
            <text:p/>
          </table:table-cell>
          <table:table-cell table:style-name="ce1"/>
          <table:table-cell table:formula="of:=IFERROR(([.W207]/[.E207])*100; &quot;&quot;)">
            <text:p/>
          </table:table-cell>
          <table:table-cell table:style-name="ce1" table:number-columns-repeated="2"/>
          <table:table-cell table:formula="of:=IFERROR(([.Z207]/[.I207])*100; &quot;&quot;)">
            <text:p/>
          </table:table-cell>
          <table:table-cell table:style-name="ce1"/>
          <table:table-cell table:formula="of:=IFERROR(([.AB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AF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BN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07]/[.I207])*100; &quot;&quot;)">
            <text:p/>
          </table:table-cell>
          <table:table-cell table:style-name="ce1"/>
          <table:table-cell table:formula="of:=IFERROR(([.CH207]/[.I207])*100; &quot;&quot;)">
            <text:p/>
          </table:table-cell>
          <table:table-cell table:style-name="ce1"/>
          <table:table-cell table:formula="of:=IFERROR(([.CJ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CV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CZ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430</text:p>
          </table:table-cell>
          <table:table-cell office:value-type="string" calcext:value-type="string">
            <text:p>430.07.27</text:p>
          </table:table-cell>
          <table:table-cell office:value-type="float" office:value="399" calcext:value-type="float">
            <text:p>399</text:p>
          </table:table-cell>
          <table:table-cell table:formula="of:=IF([.C208]=&quot;&quot;;&quot;&quot;;[.C208]-[.Y208]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IFERROR(([.E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08]/[.D208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I208]/[.D20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08]/[.K20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08]/[.K208])*100; &quot;&quot;)">
            <text:p/>
          </table:table-cell>
          <table:table-cell table:formula="of:=IF([.E208] = &quot;&quot; ;&quot;&quot;; [.E208]-[.O208])" office:value-type="float" office:value="0" calcext:value-type="float">
            <text:p>0</text:p>
          </table:table-cell>
          <table:table-cell table:style-name="ce3" table:formula="of:=IFERROR(([.Q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08]/[.K208])*100; &quot;&quot;)">
            <text:p/>
          </table:table-cell>
          <table:table-cell table:formula="of:=IF([.G208] = &quot;&quot; ;&quot;&quot;; [.G208]-[.S208])" office:value-type="float" office:value="0" calcext:value-type="float">
            <text:p>0</text:p>
          </table:table-cell>
          <table:table-cell table:formula="of:=IFERROR(([.U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08]/[.E208])*100; &quot;&quot;)">
            <text:p/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Z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08]/[.I208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J208]/[.I208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430.07.28</text:p>
          </table:table-cell>
          <table:table-cell office:value-type="float" office:value="399" calcext:value-type="float">
            <text:p>399</text:p>
          </table:table-cell>
          <table:table-cell table:formula="of:=IF([.C209]=&quot;&quot;;&quot;&quot;;[.C209]-[.Y209]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IFERROR(([.E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09]/[.D209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I209]/[.D20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09]/[.K20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09]/[.K209])*100; &quot;&quot;)">
            <text:p/>
          </table:table-cell>
          <table:table-cell table:formula="of:=IF([.E209] = &quot;&quot; ;&quot;&quot;; [.E209]-[.O209])" office:value-type="float" office:value="0" calcext:value-type="float">
            <text:p>0</text:p>
          </table:table-cell>
          <table:table-cell table:style-name="ce3" table:formula="of:=IFERROR(([.Q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09]/[.K209])*100; &quot;&quot;)">
            <text:p/>
          </table:table-cell>
          <table:table-cell table:formula="of:=IF([.G209] = &quot;&quot; ;&quot;&quot;; [.G209]-[.S209])" office:value-type="float" office:value="0" calcext:value-type="float">
            <text:p>0</text:p>
          </table:table-cell>
          <table:table-cell table:formula="of:=IFERROR(([.U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09]/[.E209])*100; &quot;&quot;)">
            <text:p/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Z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09]/[.I209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J209]/[.I209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10]=&quot;&quot;;&quot;&quot;;[.C210]-[.Y210])">
            <text:p/>
          </table:table-cell>
          <table:table-cell table:style-name="ce1"/>
          <table:table-cell table:formula="of:=IFERROR(([.E210]/[.D210])*100; &quot;&quot;)">
            <text:p/>
          </table:table-cell>
          <table:table-cell table:style-name="ce1"/>
          <table:table-cell table:formula="of:=IFERROR(([.G210]/[.D210])*100; &quot;&quot;)">
            <text:p/>
          </table:table-cell>
          <table:table-cell table:style-name="ce1"/>
          <table:table-cell table:formula="of:=IFERROR(([.I210]/[.D210])*100; &quot;&quot;)">
            <text:p/>
          </table:table-cell>
          <table:table-cell table:style-name="ce1"/>
          <table:table-cell table:formula="of:=IFERROR(([.K210]/[.D210])*100; &quot;&quot;)">
            <text:p/>
          </table:table-cell>
          <table:table-cell table:style-name="ce1"/>
          <table:table-cell table:formula="of:=IFERROR(([.M210]/[.K210])*100; &quot;&quot;)">
            <text:p/>
          </table:table-cell>
          <table:table-cell/>
          <table:table-cell table:formula="of:=IFERROR(([.O210]/[.K210])*100; &quot;&quot;)">
            <text:p/>
          </table:table-cell>
          <table:table-cell table:formula="of:=IF([.E210] = &quot;&quot; ;&quot;&quot;; [.E210]-[.O210])">
            <text:p/>
          </table:table-cell>
          <table:table-cell table:formula="of:=IFERROR(([.Q210]/[.I210])*100; &quot;&quot;)">
            <text:p/>
          </table:table-cell>
          <table:table-cell/>
          <table:table-cell table:formula="of:=IFERROR(([.S210]/[.K210])*100; &quot;&quot;)">
            <text:p/>
          </table:table-cell>
          <table:table-cell table:formula="of:=IF([.G210] = &quot;&quot; ;&quot;&quot;; [.G210]-[.S210])">
            <text:p/>
          </table:table-cell>
          <table:table-cell table:formula="of:=IFERROR(([.U210]/[.I210])*100; &quot;&quot;)">
            <text:p/>
          </table:table-cell>
          <table:table-cell table:style-name="ce1"/>
          <table:table-cell table:formula="of:=IFERROR(([.W210]/[.E210])*100; &quot;&quot;)">
            <text:p/>
          </table:table-cell>
          <table:table-cell table:style-name="ce1" table:number-columns-repeated="2"/>
          <table:table-cell table:formula="of:=IFERROR(([.Z210]/[.I210])*100; &quot;&quot;)">
            <text:p/>
          </table:table-cell>
          <table:table-cell table:style-name="ce1"/>
          <table:table-cell table:formula="of:=IFERROR(([.AB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AF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BN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10]/[.I210])*100; &quot;&quot;)">
            <text:p/>
          </table:table-cell>
          <table:table-cell table:style-name="ce1"/>
          <table:table-cell table:formula="of:=IFERROR(([.CH210]/[.I210])*100; &quot;&quot;)">
            <text:p/>
          </table:table-cell>
          <table:table-cell table:style-name="ce1"/>
          <table:table-cell table:formula="of:=IFERROR(([.CJ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CV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CZ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60 v2</text:p>
          </table:table-cell>
          <table:table-cell office:value-type="string" calcext:value-type="string">
            <text:p>360.06.86</text:p>
          </table:table-cell>
          <table:table-cell office:value-type="float" office:value="352" calcext:value-type="float">
            <text:p>352</text:p>
          </table:table-cell>
          <table:table-cell table:formula="of:=IF([.C211]=&quot;&quot;;&quot;&quot;;[.C211]-[.Y211])" office:value-type="float" office:value="295" calcext:value-type="float">
            <text:p>295</text:p>
          </table:table-cell>
          <table:table-cell office:value-type="float" office:value="27" calcext:value-type="float">
            <text:p>27</text:p>
          </table:table-cell>
          <table:table-cell table:formula="of:=IFERROR(([.E211]/[.D211])*100; &quot;&quot;)" office:value-type="float" office:value="9.15254237288136" calcext:value-type="float">
            <text:p>9,15254237288136</text:p>
          </table:table-cell>
          <table:table-cell office:value-type="float" office:value="10" calcext:value-type="float">
            <text:p>10</text:p>
          </table:table-cell>
          <table:table-cell table:formula="of:=IFERROR(([.G211]/[.D211])*100; &quot;&quot;)" office:value-type="float" office:value="3.38983050847458" calcext:value-type="float">
            <text:p>3,38983050847458</text:p>
          </table:table-cell>
          <table:table-cell office:value-type="float" office:value="250" calcext:value-type="float">
            <text:p>250</text:p>
          </table:table-cell>
          <table:table-cell table:formula="of:=IFERROR(([.I211]/[.D211])*100; &quot;&quot;)" office:value-type="float" office:value="84.7457627118644" calcext:value-type="float">
            <text:p>84,7457627118644</text:p>
          </table:table-cell>
          <table:table-cell office:value-type="float" office:value="45" calcext:value-type="float">
            <text:p>45</text:p>
          </table:table-cell>
          <table:table-cell table:formula="of:=IFERROR(([.K211]/[.D211])*100; &quot;&quot;)" office:value-type="float" office:value="15.2542372881356" calcext:value-type="float">
            <text:p>15,2542372881356</text:p>
          </table:table-cell>
          <table:table-cell office:value-type="float" office:value="9" calcext:value-type="float">
            <text:p>9</text:p>
          </table:table-cell>
          <table:table-cell table:formula="of:=IFERROR(([.M211]/[.K211])*100; &quot;&quot;)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IFERROR(([.O211]/[.K211])*100; &quot;&quot;)" office:value-type="float" office:value="51.1111111111111" calcext:value-type="float">
            <text:p>51,1111111111111</text:p>
          </table:table-cell>
          <table:table-cell table:formula="of:=IF([.E211] = &quot;&quot; ;&quot;&quot;; [.E211]-[.O211])" office:value-type="float" office:value="4" calcext:value-type="float">
            <text:p>4</text:p>
          </table:table-cell>
          <table:table-cell table:formula="of:=IFERROR(([.Q211]/[.I211])*100; &quot;&quot;)"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 table:formula="of:=IFERROR(([.S211]/[.K211])*100; &quot;&quot;)" office:value-type="float" office:value="15.5555555555556" calcext:value-type="float">
            <text:p>15,5555555555556</text:p>
          </table:table-cell>
          <table:table-cell table:formula="of:=IF([.G211] = &quot;&quot; ;&quot;&quot;; [.G211]-[.S211])" office:value-type="float" office:value="3" calcext:value-type="float">
            <text:p>3</text:p>
          </table:table-cell>
          <table:table-cell table:formula="of:=IFERROR(([.U211]/[.I211])*100; &quot;&quot;)" office:value-type="float" office:value="1.2" calcext:value-type="float">
            <text:p>1,2</text:p>
          </table:table-cell>
          <table:table-cell office:value-type="float" office:value="21" calcext:value-type="float">
            <text:p>21</text:p>
          </table:table-cell>
          <table:table-cell table:formula="of:=IFERROR(([.W211]/[.E211])*100; &quot;&quot;)" office:value-type="float" office:value="77.7777777777778" calcext:value-type="float">
            <text:p>77,777777777777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IFERROR(([.Z211]/[.I211])*100; &quot;&quot;)" office:value-type="float" office:value="2.4" calcext:value-type="float">
            <text:p>2,4</text:p>
          </table:table-cell>
          <table:table-cell office:value-type="float" office:value="83" calcext:value-type="float">
            <text:p>83</text:p>
          </table:table-cell>
          <table:table-cell table:formula="of:=IFERROR(([.AB211]/[.I211])*100; &quot;&quot;)"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1]/[.I211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J211]/[.I211])*100; &quot;&quot;)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1]/[.I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211]/[.I211])*100; &quot;&quot;)" office:value-type="float" office:value="6.8" calcext:value-type="float">
            <text:p>6,8</text:p>
          </table:table-cell>
          <table:table-cell office:value-type="float" office:value="5" calcext:value-type="float">
            <text:p>5</text:p>
          </table:table-cell>
          <table:table-cell table:formula="of:=IFERROR(([.CH211]/[.I211])*100; &quot;&quot;)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formula="of:=IFERROR(([.CJ211]/[.I211])*100; &quot;&quot;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1]/[.I211])*100; &quot;&quot;)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11]/[.I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11]/[.I211])*100; &quot;&quot;)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24.06.52</text:p>
          </table:table-cell>
          <table:table-cell office:value-type="float" office:value="342" calcext:value-type="float">
            <text:p>342</text:p>
          </table:table-cell>
          <table:table-cell table:formula="of:=IF([.C212]=&quot;&quot;;&quot;&quot;;[.C212]-[.Y212])"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table:formula="of:=IFERROR(([.E212]/[.D212])*100; &quot;&quot;)" office:value-type="float" office:value="8.65051903114187" calcext:value-type="float">
            <text:p>8,65051903114187</text:p>
          </table:table-cell>
          <table:table-cell office:value-type="float" office:value="9" calcext:value-type="float">
            <text:p>9</text:p>
          </table:table-cell>
          <table:table-cell table:formula="of:=IFERROR(([.G212]/[.D212])*100; &quot;&quot;)" office:value-type="float" office:value="3.11418685121107" calcext:value-type="float">
            <text:p>3,11418685121107</text:p>
          </table:table-cell>
          <table:table-cell office:value-type="float" office:value="244" calcext:value-type="float">
            <text:p>244</text:p>
          </table:table-cell>
          <table:table-cell table:formula="of:=IFERROR(([.I212]/[.D212])*100; &quot;&quot;)" office:value-type="float" office:value="84.4290657439446" calcext:value-type="float">
            <text:p>84,4290657439446</text:p>
          </table:table-cell>
          <table:table-cell office:value-type="float" office:value="45" calcext:value-type="float">
            <text:p>45</text:p>
          </table:table-cell>
          <table:table-cell table:formula="of:=IFERROR(([.K212]/[.D212])*100; &quot;&quot;)" office:value-type="float" office:value="15.5709342560554" calcext:value-type="float">
            <text:p>15,5709342560554</text:p>
          </table:table-cell>
          <table:table-cell office:value-type="float" office:value="9" calcext:value-type="float">
            <text:p>9</text:p>
          </table:table-cell>
          <table:table-cell table:formula="of:=IFERROR(([.M212]/[.K212])*100; &quot;&quot;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IFERROR(([.O212]/[.K212])*100; &quot;&quot;)" office:value-type="float" office:value="48.8888888888889" calcext:value-type="float">
            <text:p>48,8888888888889</text:p>
          </table:table-cell>
          <table:table-cell table:formula="of:=IF([.E212] = &quot;&quot; ;&quot;&quot;; [.E212]-[.O212])" office:value-type="float" office:value="3" calcext:value-type="float">
            <text:p>3</text:p>
          </table:table-cell>
          <table:table-cell table:formula="of:=IFERROR(([.Q212]/[.I212])*100; &quot;&quot;)" office:value-type="float" office:value="1.22950819672131" calcext:value-type="float">
            <text:p>1,22950819672131</text:p>
          </table:table-cell>
          <table:table-cell office:value-type="float" office:value="7" calcext:value-type="float">
            <text:p>7</text:p>
          </table:table-cell>
          <table:table-cell table:formula="of:=IFERROR(([.S212]/[.K212])*100; &quot;&quot;)" office:value-type="float" office:value="15.5555555555556" calcext:value-type="float">
            <text:p>15,5555555555556</text:p>
          </table:table-cell>
          <table:table-cell table:formula="of:=IF([.G212] = &quot;&quot; ;&quot;&quot;; [.G212]-[.S212])" office:value-type="float" office:value="2" calcext:value-type="float">
            <text:p>2</text:p>
          </table:table-cell>
          <table:table-cell table:formula="of:=IFERROR(([.U212]/[.I212])*100; &quot;&quot;)" office:value-type="float" office:value="0.819672131147541" calcext:value-type="float">
            <text:p>0,819672131147541</text:p>
          </table:table-cell>
          <table:table-cell office:value-type="float" office:value="19" calcext:value-type="float">
            <text:p>19</text:p>
          </table:table-cell>
          <table:table-cell table:formula="of:=IFERROR(([.W212]/[.E212])*100; &quot;&quot;)"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ERROR(([.Z212]/[.I212])*100; &quot;&quot;)" office:value-type="float" office:value="2.04918032786885" calcext:value-type="float">
            <text:p>2,04918032786885</text:p>
          </table:table-cell>
          <table:table-cell office:value-type="float" office:value="79" calcext:value-type="float">
            <text:p>79</text:p>
          </table:table-cell>
          <table:table-cell table:formula="of:=IFERROR(([.AB212]/[.I212])*100; &quot;&quot;)" office:value-type="float" office:value="32.3770491803279" calcext:value-type="float">
            <text:p>32,3770491803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212]/[.I212])*100; &quot;&quot;)" office:value-type="float" office:value="0.819672131147541" calcext:value-type="float">
            <text:p>0,819672131147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BJ212]/[.I212])*100; &quot;&quot;)" office:value-type="float" office:value="2.04918032786885" calcext:value-type="float">
            <text:p>2,049180327868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2]/[.I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F212]/[.I212])*100; &quot;&quot;)" office:value-type="float" office:value="7.37704918032787" calcext:value-type="float">
            <text:p>7,37704918032787</text:p>
          </table:table-cell>
          <table:table-cell office:value-type="float" office:value="6" calcext:value-type="float">
            <text:p>6</text:p>
          </table:table-cell>
          <table:table-cell table:formula="of:=IFERROR(([.CH212]/[.I212])*100; &quot;&quot;)" office:value-type="float" office:value="2.45901639344262" calcext:value-type="float">
            <text:p>2,45901639344262</text:p>
          </table:table-cell>
          <table:table-cell office:value-type="float" office:value="126" calcext:value-type="float">
            <text:p>126</text:p>
          </table:table-cell>
          <table:table-cell table:formula="of:=IFERROR(([.CJ212]/[.I212])*100; &quot;&quot;)" office:value-type="float" office:value="51.6393442622951" calcext:value-type="float">
            <text:p>51,63934426229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212]/[.I212])*100; &quot;&quot;)" office:value-type="float" office:value="0.819672131147541" calcext:value-type="float">
            <text:p>0,819672131147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12]/[.I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12]/[.I212])*100; &quot;&quot;)" office:value-type="float" office:value="0.40983606557377" calcext:value-type="float">
            <text:p>0,40983606557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13]=&quot;&quot;;&quot;&quot;;[.C213]-[.Y213])">
            <text:p/>
          </table:table-cell>
          <table:table-cell table:style-name="ce1"/>
          <table:table-cell table:formula="of:=IFERROR(([.E213]/[.D213])*100; &quot;&quot;)">
            <text:p/>
          </table:table-cell>
          <table:table-cell table:style-name="ce1"/>
          <table:table-cell table:formula="of:=IFERROR(([.G213]/[.D213])*100; &quot;&quot;)">
            <text:p/>
          </table:table-cell>
          <table:table-cell table:style-name="ce1"/>
          <table:table-cell table:formula="of:=IFERROR(([.I213]/[.D213])*100; &quot;&quot;)">
            <text:p/>
          </table:table-cell>
          <table:table-cell table:style-name="ce1"/>
          <table:table-cell table:formula="of:=IFERROR(([.K213]/[.D213])*100; &quot;&quot;)">
            <text:p/>
          </table:table-cell>
          <table:table-cell table:style-name="ce1"/>
          <table:table-cell table:formula="of:=IFERROR(([.M213]/[.K213])*100; &quot;&quot;)">
            <text:p/>
          </table:table-cell>
          <table:table-cell/>
          <table:table-cell table:formula="of:=IFERROR(([.O213]/[.K213])*100; &quot;&quot;)">
            <text:p/>
          </table:table-cell>
          <table:table-cell table:formula="of:=IF([.E213] = &quot;&quot; ;&quot;&quot;; [.E213]-[.O213])">
            <text:p/>
          </table:table-cell>
          <table:table-cell table:formula="of:=IFERROR(([.Q213]/[.I213])*100; &quot;&quot;)">
            <text:p/>
          </table:table-cell>
          <table:table-cell/>
          <table:table-cell table:formula="of:=IFERROR(([.S213]/[.K213])*100; &quot;&quot;)">
            <text:p/>
          </table:table-cell>
          <table:table-cell table:formula="of:=IF([.G213] = &quot;&quot; ;&quot;&quot;; [.G213]-[.S213])">
            <text:p/>
          </table:table-cell>
          <table:table-cell table:formula="of:=IFERROR(([.U213]/[.I213])*100; &quot;&quot;)">
            <text:p/>
          </table:table-cell>
          <table:table-cell table:style-name="ce1"/>
          <table:table-cell table:formula="of:=IFERROR(([.W213]/[.E213])*100; &quot;&quot;)">
            <text:p/>
          </table:table-cell>
          <table:table-cell table:style-name="ce1" table:number-columns-repeated="2"/>
          <table:table-cell table:formula="of:=IFERROR(([.Z213]/[.I213])*100; &quot;&quot;)">
            <text:p/>
          </table:table-cell>
          <table:table-cell table:style-name="ce1"/>
          <table:table-cell table:formula="of:=IFERROR(([.AB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AF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BN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13]/[.I213])*100; &quot;&quot;)">
            <text:p/>
          </table:table-cell>
          <table:table-cell table:style-name="ce1"/>
          <table:table-cell table:formula="of:=IFERROR(([.CH213]/[.I213])*100; &quot;&quot;)">
            <text:p/>
          </table:table-cell>
          <table:table-cell table:style-name="ce1"/>
          <table:table-cell table:formula="of:=IFERROR(([.CJ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CV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CZ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60 v1</text:p>
          </table:table-cell>
          <table:table-cell office:value-type="string" calcext:value-type="string">
            <text:p>111.06.33</text:p>
          </table:table-cell>
          <table:table-cell office:value-type="float" office:value="324" calcext:value-type="float">
            <text:p>324</text:p>
          </table:table-cell>
          <table:table-cell table:formula="of:=IF([.C214]=&quot;&quot;;&quot;&quot;;[.C214]-[.Y214])"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formula="of:=IFERROR(([.E214]/[.D214])*100; &quot;&quot;)" office:value-type="float" office:value="5.86080586080586" calcext:value-type="float">
            <text:p>5,86080586080586</text:p>
          </table:table-cell>
          <table:table-cell office:value-type="float" office:value="6" calcext:value-type="float">
            <text:p>6</text:p>
          </table:table-cell>
          <table:table-cell table:formula="of:=IFERROR(([.G214]/[.D214])*100; &quot;&quot;)" office:value-type="float" office:value="2.1978021978022" calcext:value-type="float">
            <text:p>2,1978021978022</text:p>
          </table:table-cell>
          <table:table-cell office:value-type="float" office:value="237" calcext:value-type="float">
            <text:p>237</text:p>
          </table:table-cell>
          <table:table-cell table:formula="of:=IFERROR(([.I214]/[.D214])*100; &quot;&quot;)" office:value-type="float" office:value="86.8131868131868" calcext:value-type="float">
            <text:p>86,8131868131868</text:p>
          </table:table-cell>
          <table:table-cell office:value-type="float" office:value="36" calcext:value-type="float">
            <text:p>36</text:p>
          </table:table-cell>
          <table:table-cell table:formula="of:=IFERROR(([.K214]/[.D214])*100; &quot;&quot;)" office:value-type="float" office:value="13.1868131868132" calcext:value-type="float">
            <text:p>13,1868131868132</text:p>
          </table:table-cell>
          <table:table-cell office:value-type="float" office:value="7" calcext:value-type="float">
            <text:p>7</text:p>
          </table:table-cell>
          <table:table-cell table:formula="of:=IFERROR(([.M214]/[.K214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14]/[.K214])*100; &quot;&quot;)" office:value-type="float" office:value="38.8888888888889" calcext:value-type="float">
            <text:p>38,8888888888889</text:p>
          </table:table-cell>
          <table:table-cell table:formula="of:=IF([.E214] = &quot;&quot; ;&quot;&quot;; [.E214]-[.O214])" office:value-type="float" office:value="2" calcext:value-type="float">
            <text:p>2</text:p>
          </table:table-cell>
          <table:table-cell table:formula="of:=IFERROR(([.Q214]/[.I214])*100; &quot;&quot;)" office:value-type="float" office:value="0.843881856540084" calcext:value-type="float">
            <text:p>0,843881856540084</text:p>
          </table:table-cell>
          <table:table-cell office:value-type="float" office:value="5" calcext:value-type="float">
            <text:p>5</text:p>
          </table:table-cell>
          <table:table-cell table:formula="of:=IFERROR(([.S214]/[.K214])*100; &quot;&quot;)" office:value-type="float" office:value="13.8888888888889" calcext:value-type="float">
            <text:p>13,8888888888889</text:p>
          </table:table-cell>
          <table:table-cell table:formula="of:=IF([.G214] = &quot;&quot; ;&quot;&quot;; [.G214]-[.S214])" office:value-type="float" office:value="1" calcext:value-type="float">
            <text:p>1</text:p>
          </table:table-cell>
          <table:table-cell table:formula="of:=IFERROR(([.U214]/[.I214])*100; &quot;&quot;)" office:value-type="float" office:value="0.421940928270042" calcext:value-type="float">
            <text:p>0,421940928270042</text:p>
          </table:table-cell>
          <table:table-cell office:value-type="float" office:value="12" calcext:value-type="float">
            <text:p>12</text:p>
          </table:table-cell>
          <table:table-cell table:formula="of:=IFERROR(([.W214]/[.E214])*100; &quot;&quot;)"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ERROR(([.Z214]/[.I214])*100; &quot;&quot;)" office:value-type="float" office:value="0.843881856540084" calcext:value-type="float">
            <text:p>0,843881856540084</text:p>
          </table:table-cell>
          <table:table-cell office:value-type="float" office:value="76" calcext:value-type="float">
            <text:p>76</text:p>
          </table:table-cell>
          <table:table-cell table:formula="of:=IFERROR(([.AB214]/[.I214])*100; &quot;&quot;)" office:value-type="float" office:value="32.0675105485232" calcext:value-type="float">
            <text:p>32,0675105485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4]/[.I214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J214]/[.I214])*100; &quot;&quot;)" office:value-type="float" office:value="5.48523206751055" calcext:value-type="float">
            <text:p>5,4852320675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4]/[.I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IFERROR(([.CF214]/[.I214])*100; &quot;&quot;)" office:value-type="float" office:value="55.6962025316456" calcext:value-type="float">
            <text:p>55,6962025316456</text:p>
          </table:table-cell>
          <table:table-cell office:value-type="float" office:value="4" calcext:value-type="float">
            <text:p>4</text:p>
          </table:table-cell>
          <table:table-cell table:formula="of:=IFERROR(([.CH214]/[.I214])*100; &quot;&quot;)" office:value-type="float" office:value="1.68776371308017" calcext:value-type="float">
            <text:p>1,68776371308017</text:p>
          </table:table-cell>
          <table:table-cell office:value-type="float" office:value="3" calcext:value-type="float">
            <text:p>3</text:p>
          </table:table-cell>
          <table:table-cell table:formula="of:=IFERROR(([.CJ214]/[.I214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4]/[.I214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14]/[.I214])*100; &quot;&quot;)" office:value-type="float" office:value="0.421940928270042" calcext:value-type="float">
            <text:p>0,4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4]/[.I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60.06.35</text:p>
          </table:table-cell>
          <table:table-cell office:value-type="float" office:value="324" calcext:value-type="float">
            <text:p>324</text:p>
          </table:table-cell>
          <table:table-cell table:formula="of:=IF([.C215]=&quot;&quot;;&quot;&quot;;[.C215]-[.Y215])"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formula="of:=IFERROR(([.E215]/[.D215])*100; &quot;&quot;)" office:value-type="float" office:value="5.86080586080586" calcext:value-type="float">
            <text:p>5,86080586080586</text:p>
          </table:table-cell>
          <table:table-cell office:value-type="float" office:value="6" calcext:value-type="float">
            <text:p>6</text:p>
          </table:table-cell>
          <table:table-cell table:formula="of:=IFERROR(([.G215]/[.D215])*100; &quot;&quot;)" office:value-type="float" office:value="2.1978021978022" calcext:value-type="float">
            <text:p>2,1978021978022</text:p>
          </table:table-cell>
          <table:table-cell office:value-type="float" office:value="237" calcext:value-type="float">
            <text:p>237</text:p>
          </table:table-cell>
          <table:table-cell table:formula="of:=IFERROR(([.I215]/[.D215])*100; &quot;&quot;)" office:value-type="float" office:value="86.8131868131868" calcext:value-type="float">
            <text:p>86,8131868131868</text:p>
          </table:table-cell>
          <table:table-cell office:value-type="float" office:value="36" calcext:value-type="float">
            <text:p>36</text:p>
          </table:table-cell>
          <table:table-cell table:formula="of:=IFERROR(([.K215]/[.D215])*100; &quot;&quot;)" office:value-type="float" office:value="13.1868131868132" calcext:value-type="float">
            <text:p>13,1868131868132</text:p>
          </table:table-cell>
          <table:table-cell office:value-type="float" office:value="7" calcext:value-type="float">
            <text:p>7</text:p>
          </table:table-cell>
          <table:table-cell table:formula="of:=IFERROR(([.M215]/[.K215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15]/[.K215])*100; &quot;&quot;)" office:value-type="float" office:value="38.8888888888889" calcext:value-type="float">
            <text:p>38,8888888888889</text:p>
          </table:table-cell>
          <table:table-cell table:formula="of:=IF([.E215] = &quot;&quot; ;&quot;&quot;; [.E215]-[.O215])" office:value-type="float" office:value="2" calcext:value-type="float">
            <text:p>2</text:p>
          </table:table-cell>
          <table:table-cell table:formula="of:=IFERROR(([.Q215]/[.I215])*100; &quot;&quot;)" office:value-type="float" office:value="0.843881856540084" calcext:value-type="float">
            <text:p>0,843881856540084</text:p>
          </table:table-cell>
          <table:table-cell office:value-type="float" office:value="5" calcext:value-type="float">
            <text:p>5</text:p>
          </table:table-cell>
          <table:table-cell table:formula="of:=IFERROR(([.S215]/[.K215])*100; &quot;&quot;)" office:value-type="float" office:value="13.8888888888889" calcext:value-type="float">
            <text:p>13,8888888888889</text:p>
          </table:table-cell>
          <table:table-cell table:formula="of:=IF([.G215] = &quot;&quot; ;&quot;&quot;; [.G215]-[.S215])" office:value-type="float" office:value="1" calcext:value-type="float">
            <text:p>1</text:p>
          </table:table-cell>
          <table:table-cell table:formula="of:=IFERROR(([.U215]/[.I215])*100; &quot;&quot;)" office:value-type="float" office:value="0.421940928270042" calcext:value-type="float">
            <text:p>0,421940928270042</text:p>
          </table:table-cell>
          <table:table-cell office:value-type="float" office:value="12" calcext:value-type="float">
            <text:p>12</text:p>
          </table:table-cell>
          <table:table-cell table:formula="of:=IFERROR(([.W215]/[.E215])*100; &quot;&quot;)"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ERROR(([.Z215]/[.I215])*100; &quot;&quot;)" office:value-type="float" office:value="0.843881856540084" calcext:value-type="float">
            <text:p>0,843881856540084</text:p>
          </table:table-cell>
          <table:table-cell office:value-type="float" office:value="76" calcext:value-type="float">
            <text:p>76</text:p>
          </table:table-cell>
          <table:table-cell table:formula="of:=IFERROR(([.AB215]/[.I215])*100; &quot;&quot;)" office:value-type="float" office:value="32.0675105485232" calcext:value-type="float">
            <text:p>32,0675105485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5]/[.I215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J215]/[.I215])*100; &quot;&quot;)" office:value-type="float" office:value="5.48523206751055" calcext:value-type="float">
            <text:p>5,4852320675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5]/[.I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IFERROR(([.CF215]/[.I215])*100; &quot;&quot;)" office:value-type="float" office:value="55.6962025316456" calcext:value-type="float">
            <text:p>55,6962025316456</text:p>
          </table:table-cell>
          <table:table-cell office:value-type="float" office:value="4" calcext:value-type="float">
            <text:p>4</text:p>
          </table:table-cell>
          <table:table-cell table:formula="of:=IFERROR(([.CH215]/[.I215])*100; &quot;&quot;)" office:value-type="float" office:value="1.68776371308017" calcext:value-type="float">
            <text:p>1,68776371308017</text:p>
          </table:table-cell>
          <table:table-cell office:value-type="float" office:value="3" calcext:value-type="float">
            <text:p>3</text:p>
          </table:table-cell>
          <table:table-cell table:formula="of:=IFERROR(([.CJ215]/[.I215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5]/[.I215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15]/[.I215])*100; &quot;&quot;)" office:value-type="float" office:value="0.421940928270042" calcext:value-type="float">
            <text:p>0,4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5]/[.I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11.06.31</text:p>
          </table:table-cell>
          <table:table-cell office:value-type="float" office:value="322" calcext:value-type="float">
            <text:p>322</text:p>
          </table:table-cell>
          <table:table-cell table:formula="of:=IF([.C216]=&quot;&quot;;&quot;&quot;;[.C216]-[.Y216])"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IFERROR(([.E216]/[.D216])*100; &quot;&quot;)" office:value-type="float" office:value="5.92592592592593" calcext:value-type="float">
            <text:p>5,92592592592593</text:p>
          </table:table-cell>
          <table:table-cell office:value-type="float" office:value="6" calcext:value-type="float">
            <text:p>6</text:p>
          </table:table-cell>
          <table:table-cell table:formula="of:=IFERROR(([.G216]/[.D216])*100; &quot;&quot;)" office:value-type="float" office:value="2.22222222222222" calcext:value-type="float">
            <text:p>2,22222222222222</text:p>
          </table:table-cell>
          <table:table-cell office:value-type="float" office:value="234" calcext:value-type="float">
            <text:p>234</text:p>
          </table:table-cell>
          <table:table-cell table:formula="of:=IFERROR(([.I216]/[.D216])*100; &quot;&quot;)" office:value-type="float" office:value="86.6666666666667" calcext:value-type="float">
            <text:p>86,6666666666667</text:p>
          </table:table-cell>
          <table:table-cell office:value-type="float" office:value="36" calcext:value-type="float">
            <text:p>36</text:p>
          </table:table-cell>
          <table:table-cell table:formula="of:=IFERROR(([.K216]/[.D216])*100; &quot;&quot;)" office:value-type="float" office:value="13.3333333333333" calcext:value-type="float">
            <text:p>13,3333333333333</text:p>
          </table:table-cell>
          <table:table-cell office:value-type="float" office:value="7" calcext:value-type="float">
            <text:p>7</text:p>
          </table:table-cell>
          <table:table-cell table:formula="of:=IFERROR(([.M216]/[.K216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16]/[.K216])*100; &quot;&quot;)" office:value-type="float" office:value="38.8888888888889" calcext:value-type="float">
            <text:p>38,8888888888889</text:p>
          </table:table-cell>
          <table:table-cell table:formula="of:=IF([.E216] = &quot;&quot; ;&quot;&quot;; [.E216]-[.O216])" office:value-type="float" office:value="2" calcext:value-type="float">
            <text:p>2</text:p>
          </table:table-cell>
          <table:table-cell table:formula="of:=IFERROR(([.Q216]/[.I216])*100; &quot;&quot;)" office:value-type="float" office:value="0.854700854700855" calcext:value-type="float">
            <text:p>0,854700854700855</text:p>
          </table:table-cell>
          <table:table-cell office:value-type="float" office:value="5" calcext:value-type="float">
            <text:p>5</text:p>
          </table:table-cell>
          <table:table-cell table:formula="of:=IFERROR(([.S216]/[.K216])*100; &quot;&quot;)" office:value-type="float" office:value="13.8888888888889" calcext:value-type="float">
            <text:p>13,8888888888889</text:p>
          </table:table-cell>
          <table:table-cell table:formula="of:=IF([.G216] = &quot;&quot; ;&quot;&quot;; [.G216]-[.S216])" office:value-type="float" office:value="1" calcext:value-type="float">
            <text:p>1</text:p>
          </table:table-cell>
          <table:table-cell table:formula="of:=IFERROR(([.U216]/[.I216])*100; &quot;&quot;)" office:value-type="float" office:value="0.427350427350427" calcext:value-type="float">
            <text:p>0,427350427350427</text:p>
          </table:table-cell>
          <table:table-cell office:value-type="float" office:value="12" calcext:value-type="float">
            <text:p>12</text:p>
          </table:table-cell>
          <table:table-cell table:formula="of:=IFERROR(([.W216]/[.E216])*100; &quot;&quot;)"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ERROR(([.Z216]/[.I216])*100; &quot;&quot;)" office:value-type="float" office:value="0.854700854700855" calcext:value-type="float">
            <text:p>0,854700854700855</text:p>
          </table:table-cell>
          <table:table-cell office:value-type="float" office:value="74" calcext:value-type="float">
            <text:p>74</text:p>
          </table:table-cell>
          <table:table-cell table:formula="of:=IFERROR(([.AB216]/[.I216])*100; &quot;&quot;)" office:value-type="float" office:value="31.6239316239316" calcext:value-type="float">
            <text:p>31,623931623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6]/[.I216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ERROR(([.BJ216]/[.I216])*100; &quot;&quot;)" office:value-type="float" office:value="5.12820512820513" calcext:value-type="float">
            <text:p>5,1282051282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6]/[.I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IFERROR(([.CF216]/[.I216])*100; &quot;&quot;)" office:value-type="float" office:value="55.982905982906" calcext:value-type="float">
            <text:p>55,982905982906</text:p>
          </table:table-cell>
          <table:table-cell office:value-type="float" office:value="3" calcext:value-type="float">
            <text:p>3</text:p>
          </table:table-cell>
          <table:table-cell table:formula="of:=IFERROR(([.CH216]/[.I216])*100; &quot;&quot;)" office:value-type="float" office:value="1.28205128205128" calcext:value-type="float">
            <text:p>1,28205128205128</text:p>
          </table:table-cell>
          <table:table-cell office:value-type="float" office:value="5" calcext:value-type="float">
            <text:p>5</text:p>
          </table:table-cell>
          <table:table-cell table:formula="of:=IFERROR(([.CJ216]/[.I216])*100; &quot;&quot;)" office:value-type="float" office:value="2.13675213675214" calcext:value-type="float">
            <text:p>2,13675213675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6]/[.I216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16]/[.I216])*100; &quot;&quot;)" office:value-type="float" office:value="0.427350427350427" calcext:value-type="float">
            <text:p>0,427350427350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6]/[.I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60.06.33</text:p>
          </table:table-cell>
          <table:table-cell office:value-type="float" office:value="322" calcext:value-type="float">
            <text:p>322</text:p>
          </table:table-cell>
          <table:table-cell table:formula="of:=IF([.C217]=&quot;&quot;;&quot;&quot;;[.C217]-[.Y217])"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IFERROR(([.E217]/[.D217])*100; &quot;&quot;)" office:value-type="float" office:value="5.92592592592593" calcext:value-type="float">
            <text:p>5,92592592592593</text:p>
          </table:table-cell>
          <table:table-cell office:value-type="float" office:value="6" calcext:value-type="float">
            <text:p>6</text:p>
          </table:table-cell>
          <table:table-cell table:formula="of:=IFERROR(([.G217]/[.D217])*100; &quot;&quot;)" office:value-type="float" office:value="2.22222222222222" calcext:value-type="float">
            <text:p>2,22222222222222</text:p>
          </table:table-cell>
          <table:table-cell office:value-type="float" office:value="234" calcext:value-type="float">
            <text:p>234</text:p>
          </table:table-cell>
          <table:table-cell table:formula="of:=IFERROR(([.I217]/[.D217])*100; &quot;&quot;)" office:value-type="float" office:value="86.6666666666667" calcext:value-type="float">
            <text:p>86,6666666666667</text:p>
          </table:table-cell>
          <table:table-cell office:value-type="float" office:value="36" calcext:value-type="float">
            <text:p>36</text:p>
          </table:table-cell>
          <table:table-cell table:formula="of:=IFERROR(([.K217]/[.D217])*100; &quot;&quot;)" office:value-type="float" office:value="13.3333333333333" calcext:value-type="float">
            <text:p>13,3333333333333</text:p>
          </table:table-cell>
          <table:table-cell office:value-type="float" office:value="7" calcext:value-type="float">
            <text:p>7</text:p>
          </table:table-cell>
          <table:table-cell table:formula="of:=IFERROR(([.M217]/[.K217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17]/[.K217])*100; &quot;&quot;)" office:value-type="float" office:value="38.8888888888889" calcext:value-type="float">
            <text:p>38,8888888888889</text:p>
          </table:table-cell>
          <table:table-cell table:formula="of:=IF([.E217] = &quot;&quot; ;&quot;&quot;; [.E217]-[.O217])" office:value-type="float" office:value="2" calcext:value-type="float">
            <text:p>2</text:p>
          </table:table-cell>
          <table:table-cell table:formula="of:=IFERROR(([.Q217]/[.I217])*100; &quot;&quot;)" office:value-type="float" office:value="0.854700854700855" calcext:value-type="float">
            <text:p>0,854700854700855</text:p>
          </table:table-cell>
          <table:table-cell office:value-type="float" office:value="5" calcext:value-type="float">
            <text:p>5</text:p>
          </table:table-cell>
          <table:table-cell table:formula="of:=IFERROR(([.S217]/[.K217])*100; &quot;&quot;)" office:value-type="float" office:value="13.8888888888889" calcext:value-type="float">
            <text:p>13,8888888888889</text:p>
          </table:table-cell>
          <table:table-cell table:formula="of:=IF([.G217] = &quot;&quot; ;&quot;&quot;; [.G217]-[.S217])" office:value-type="float" office:value="1" calcext:value-type="float">
            <text:p>1</text:p>
          </table:table-cell>
          <table:table-cell table:formula="of:=IFERROR(([.U217]/[.I217])*100; &quot;&quot;)" office:value-type="float" office:value="0.427350427350427" calcext:value-type="float">
            <text:p>0,427350427350427</text:p>
          </table:table-cell>
          <table:table-cell office:value-type="float" office:value="12" calcext:value-type="float">
            <text:p>12</text:p>
          </table:table-cell>
          <table:table-cell table:formula="of:=IFERROR(([.W217]/[.E217])*100; &quot;&quot;)"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ERROR(([.Z217]/[.I217])*100; &quot;&quot;)" office:value-type="float" office:value="0.854700854700855" calcext:value-type="float">
            <text:p>0,854700854700855</text:p>
          </table:table-cell>
          <table:table-cell office:value-type="float" office:value="74" calcext:value-type="float">
            <text:p>74</text:p>
          </table:table-cell>
          <table:table-cell table:formula="of:=IFERROR(([.AB217]/[.I217])*100; &quot;&quot;)" office:value-type="float" office:value="31.6239316239316" calcext:value-type="float">
            <text:p>31,623931623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7]/[.I217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ERROR(([.BJ217]/[.I217])*100; &quot;&quot;)" office:value-type="float" office:value="5.12820512820513" calcext:value-type="float">
            <text:p>5,1282051282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7]/[.I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IFERROR(([.CF217]/[.I217])*100; &quot;&quot;)" office:value-type="float" office:value="55.982905982906" calcext:value-type="float">
            <text:p>55,982905982906</text:p>
          </table:table-cell>
          <table:table-cell office:value-type="float" office:value="3" calcext:value-type="float">
            <text:p>3</text:p>
          </table:table-cell>
          <table:table-cell table:formula="of:=IFERROR(([.CH217]/[.I217])*100; &quot;&quot;)" office:value-type="float" office:value="1.28205128205128" calcext:value-type="float">
            <text:p>1,28205128205128</text:p>
          </table:table-cell>
          <table:table-cell office:value-type="float" office:value="5" calcext:value-type="float">
            <text:p>5</text:p>
          </table:table-cell>
          <table:table-cell table:formula="of:=IFERROR(([.CJ217]/[.I217])*100; &quot;&quot;)" office:value-type="float" office:value="2.13675213675214" calcext:value-type="float">
            <text:p>2,13675213675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7]/[.I217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17]/[.I217])*100; &quot;&quot;)" office:value-type="float" office:value="0.427350427350427" calcext:value-type="float">
            <text:p>0,427350427350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7]/[.I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18]=&quot;&quot;;&quot;&quot;;[.C218]-[.Y218])">
            <text:p/>
          </table:table-cell>
          <table:table-cell table:style-name="ce1"/>
          <table:table-cell table:formula="of:=IFERROR(([.E218]/[.D218])*100; &quot;&quot;)">
            <text:p/>
          </table:table-cell>
          <table:table-cell table:style-name="ce1"/>
          <table:table-cell table:formula="of:=IFERROR(([.G218]/[.D218])*100; &quot;&quot;)">
            <text:p/>
          </table:table-cell>
          <table:table-cell table:style-name="ce1"/>
          <table:table-cell table:formula="of:=IFERROR(([.I218]/[.D218])*100; &quot;&quot;)">
            <text:p/>
          </table:table-cell>
          <table:table-cell table:style-name="ce1"/>
          <table:table-cell table:formula="of:=IFERROR(([.K218]/[.D218])*100; &quot;&quot;)">
            <text:p/>
          </table:table-cell>
          <table:table-cell table:style-name="ce1"/>
          <table:table-cell table:formula="of:=IFERROR(([.M218]/[.K218])*100; &quot;&quot;)">
            <text:p/>
          </table:table-cell>
          <table:table-cell/>
          <table:table-cell table:formula="of:=IFERROR(([.O218]/[.K218])*100; &quot;&quot;)">
            <text:p/>
          </table:table-cell>
          <table:table-cell table:formula="of:=IF([.E218] = &quot;&quot; ;&quot;&quot;; [.E218]-[.O218])">
            <text:p/>
          </table:table-cell>
          <table:table-cell table:formula="of:=IFERROR(([.Q218]/[.I218])*100; &quot;&quot;)">
            <text:p/>
          </table:table-cell>
          <table:table-cell/>
          <table:table-cell table:formula="of:=IFERROR(([.S218]/[.K218])*100; &quot;&quot;)">
            <text:p/>
          </table:table-cell>
          <table:table-cell table:formula="of:=IF([.G218] = &quot;&quot; ;&quot;&quot;; [.G218]-[.S218])">
            <text:p/>
          </table:table-cell>
          <table:table-cell table:formula="of:=IFERROR(([.U218]/[.I218])*100; &quot;&quot;)">
            <text:p/>
          </table:table-cell>
          <table:table-cell table:style-name="ce1"/>
          <table:table-cell table:formula="of:=IFERROR(([.W218]/[.E218])*100; &quot;&quot;)">
            <text:p/>
          </table:table-cell>
          <table:table-cell table:style-name="ce1" table:number-columns-repeated="2"/>
          <table:table-cell table:formula="of:=IFERROR(([.Z218]/[.I218])*100; &quot;&quot;)">
            <text:p/>
          </table:table-cell>
          <table:table-cell table:style-name="ce1"/>
          <table:table-cell table:formula="of:=IFERROR(([.AB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AF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BN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18]/[.I218])*100; &quot;&quot;)">
            <text:p/>
          </table:table-cell>
          <table:table-cell table:style-name="ce1"/>
          <table:table-cell table:formula="of:=IFERROR(([.CH218]/[.I218])*100; &quot;&quot;)">
            <text:p/>
          </table:table-cell>
          <table:table-cell table:style-name="ce1"/>
          <table:table-cell table:formula="of:=IFERROR(([.CJ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CV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CZ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30 sl</text:p>
          </table:table-cell>
          <table:table-cell office:value-type="string" calcext:value-type="string">
            <text:p>06.55</text:p>
          </table:table-cell>
          <table:table-cell office:value-type="float" office:value="334" calcext:value-type="float">
            <text:p>334</text:p>
          </table:table-cell>
          <table:table-cell table:formula="of:=IF([.C219]=&quot;&quot;;&quot;&quot;;[.C219]-[.Y219])"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formula="of:=IFERROR(([.E219]/[.D219])*100; &quot;&quot;)" office:value-type="float" office:value="6.76156583629893" calcext:value-type="float">
            <text:p>6,76156583629893</text:p>
          </table:table-cell>
          <table:table-cell office:value-type="float" office:value="9" calcext:value-type="float">
            <text:p>9</text:p>
          </table:table-cell>
          <table:table-cell table:formula="of:=IFERROR(([.G219]/[.D219])*100; &quot;&quot;)" office:value-type="float" office:value="3.20284697508897" calcext:value-type="float">
            <text:p>3,20284697508897</text:p>
          </table:table-cell>
          <table:table-cell office:value-type="float" office:value="247" calcext:value-type="float">
            <text:p>247</text:p>
          </table:table-cell>
          <table:table-cell table:formula="of:=IFERROR(([.I219]/[.D219])*100; &quot;&quot;)" office:value-type="float" office:value="87.9003558718861" calcext:value-type="float">
            <text:p>87,9003558718861</text:p>
          </table:table-cell>
          <table:table-cell office:value-type="float" office:value="34" calcext:value-type="float">
            <text:p>34</text:p>
          </table:table-cell>
          <table:table-cell table:formula="of:=IFERROR(([.K219]/[.D219])*100; &quot;&quot;)" office:value-type="float" office:value="12.0996441281139" calcext:value-type="float">
            <text:p>12,0996441281139</text:p>
          </table:table-cell>
          <table:table-cell office:value-type="float" office:value="7" calcext:value-type="float">
            <text:p>7</text:p>
          </table:table-cell>
          <table:table-cell table:formula="of:=IFERROR(([.M219]/[.K219])*100; &quot;&quot;)" office:value-type="float" office:value="20.5882352941176" calcext:value-type="float">
            <text:p>20,5882352941176</text:p>
          </table:table-cell>
          <table:table-cell office:value-type="float" office:value="17" calcext:value-type="float">
            <text:p>17</text:p>
          </table:table-cell>
          <table:table-cell table:formula="of:=IFERROR(([.O219]/[.K219])*100; &quot;&quot;)" office:value-type="float" office:value="50" calcext:value-type="float">
            <text:p>50</text:p>
          </table:table-cell>
          <table:table-cell table:formula="of:=IF([.E219] = &quot;&quot; ;&quot;&quot;; [.E219]-[.O219])" office:value-type="float" office:value="2" calcext:value-type="float">
            <text:p>2</text:p>
          </table:table-cell>
          <table:table-cell table:formula="of:=IFERROR(([.Q219]/[.I219])*100; &quot;&quot;)" office:value-type="float" office:value="0.809716599190283" calcext:value-type="float">
            <text:p>0,809716599190283</text:p>
          </table:table-cell>
          <table:table-cell office:value-type="float" office:value="7" calcext:value-type="float">
            <text:p>7</text:p>
          </table:table-cell>
          <table:table-cell table:formula="of:=IFERROR(([.S219]/[.K219])*100; &quot;&quot;)" office:value-type="float" office:value="20.5882352941176" calcext:value-type="float">
            <text:p>20,5882352941176</text:p>
          </table:table-cell>
          <table:table-cell table:formula="of:=IF([.G219] = &quot;&quot; ;&quot;&quot;; [.G219]-[.S219])" office:value-type="float" office:value="2" calcext:value-type="float">
            <text:p>2</text:p>
          </table:table-cell>
          <table:table-cell table:formula="of:=IFERROR(([.U219]/[.I219])*100; &quot;&quot;)" office:value-type="float" office:value="0.809716599190283" calcext:value-type="float">
            <text:p>0,809716599190283</text:p>
          </table:table-cell>
          <table:table-cell office:value-type="float" office:value="14" calcext:value-type="float">
            <text:p>14</text:p>
          </table:table-cell>
          <table:table-cell table:formula="of:=IFERROR(([.W219]/[.E219])*100; &quot;&quot;)" office:value-type="float" office:value="73.6842105263158" calcext:value-type="float">
            <text:p>73,684210526315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ERROR(([.Z219]/[.I219])*100; &quot;&quot;)" office:value-type="float" office:value="2.02429149797571" calcext:value-type="float">
            <text:p>2,02429149797571</text:p>
          </table:table-cell>
          <table:table-cell office:value-type="float" office:value="76" calcext:value-type="float">
            <text:p>76</text:p>
          </table:table-cell>
          <table:table-cell table:formula="of:=IFERROR(([.AB219]/[.I219])*100; &quot;&quot;)" office:value-type="float" office:value="30.7692307692308" calcext:value-type="float">
            <text:p>30,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19]/[.I219])*100; &quot;&quot;)" office:value-type="float" office:value="1.21457489878543" calcext:value-type="float">
            <text:p>1,2145748987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ERROR(([.BJ219]/[.I219])*100; &quot;&quot;)" office:value-type="float" office:value="4.8582995951417" calcext:value-type="float">
            <text:p>4,8582995951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19]/[.I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219]/[.I219])*100; &quot;&quot;)" office:value-type="float" office:value="55.8704453441296" calcext:value-type="float">
            <text:p>55,8704453441296</text:p>
          </table:table-cell>
          <table:table-cell office:value-type="float" office:value="4" calcext:value-type="float">
            <text:p>4</text:p>
          </table:table-cell>
          <table:table-cell table:formula="of:=IFERROR(([.CH219]/[.I219])*100; &quot;&quot;)" office:value-type="float" office:value="1.61943319838057" calcext:value-type="float">
            <text:p>1,61943319838057</text:p>
          </table:table-cell>
          <table:table-cell office:value-type="float" office:value="5" calcext:value-type="float">
            <text:p>5</text:p>
          </table:table-cell>
          <table:table-cell table:formula="of:=IFERROR(([.CJ219]/[.I219])*100; &quot;&quot;)" office:value-type="float" office:value="2.02429149797571" calcext:value-type="float">
            <text:p>2,02429149797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19]/[.I219])*100; &quot;&quot;)" office:value-type="float" office:value="1.21457489878543" calcext:value-type="float">
            <text:p>1,2145748987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19]/[.I219])*100; &quot;&quot;)" office:value-type="float" office:value="0.404858299595142" calcext:value-type="float">
            <text:p>0,404858299595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19]/[.I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20]=&quot;&quot;;&quot;&quot;;[.C220]-[.Y220])">
            <text:p/>
          </table:table-cell>
          <table:table-cell table:style-name="ce1"/>
          <table:table-cell table:formula="of:=IFERROR(([.E220]/[.D220])*100; &quot;&quot;)">
            <text:p/>
          </table:table-cell>
          <table:table-cell table:style-name="ce1"/>
          <table:table-cell table:formula="of:=IFERROR(([.G220]/[.D220])*100; &quot;&quot;)">
            <text:p/>
          </table:table-cell>
          <table:table-cell table:style-name="ce1"/>
          <table:table-cell table:formula="of:=IFERROR(([.I220]/[.D220])*100; &quot;&quot;)">
            <text:p/>
          </table:table-cell>
          <table:table-cell table:style-name="ce1"/>
          <table:table-cell table:formula="of:=IFERROR(([.K220]/[.D220])*100; &quot;&quot;)">
            <text:p/>
          </table:table-cell>
          <table:table-cell table:style-name="ce1"/>
          <table:table-cell table:formula="of:=IFERROR(([.M220]/[.K220])*100; &quot;&quot;)">
            <text:p/>
          </table:table-cell>
          <table:table-cell/>
          <table:table-cell table:formula="of:=IFERROR(([.O220]/[.K220])*100; &quot;&quot;)">
            <text:p/>
          </table:table-cell>
          <table:table-cell table:formula="of:=IF([.E220] = &quot;&quot; ;&quot;&quot;; [.E220]-[.O220])">
            <text:p/>
          </table:table-cell>
          <table:table-cell table:formula="of:=IFERROR(([.Q220]/[.I220])*100; &quot;&quot;)">
            <text:p/>
          </table:table-cell>
          <table:table-cell/>
          <table:table-cell table:formula="of:=IFERROR(([.S220]/[.K220])*100; &quot;&quot;)">
            <text:p/>
          </table:table-cell>
          <table:table-cell table:formula="of:=IF([.G220] = &quot;&quot; ;&quot;&quot;; [.G220]-[.S220])">
            <text:p/>
          </table:table-cell>
          <table:table-cell table:formula="of:=IFERROR(([.U220]/[.I220])*100; &quot;&quot;)">
            <text:p/>
          </table:table-cell>
          <table:table-cell table:style-name="ce1"/>
          <table:table-cell table:formula="of:=IFERROR(([.W220]/[.E220])*100; &quot;&quot;)">
            <text:p/>
          </table:table-cell>
          <table:table-cell table:style-name="ce1" table:number-columns-repeated="2"/>
          <table:table-cell table:formula="of:=IFERROR(([.Z220]/[.I220])*100; &quot;&quot;)">
            <text:p/>
          </table:table-cell>
          <table:table-cell table:style-name="ce1"/>
          <table:table-cell table:formula="of:=IFERROR(([.AB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AF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BN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20]/[.I220])*100; &quot;&quot;)">
            <text:p/>
          </table:table-cell>
          <table:table-cell table:style-name="ce1"/>
          <table:table-cell table:formula="of:=IFERROR(([.CH220]/[.I220])*100; &quot;&quot;)">
            <text:p/>
          </table:table-cell>
          <table:table-cell table:style-name="ce1"/>
          <table:table-cell table:formula="of:=IFERROR(([.CJ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CV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CZ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60 sl</text:p>
          </table:table-cell>
          <table:table-cell office:value-type="string" calcext:value-type="string">
            <text:p>06.34</text:p>
          </table:table-cell>
          <table:table-cell office:value-type="float" office:value="324" calcext:value-type="float">
            <text:p>324</text:p>
          </table:table-cell>
          <table:table-cell table:formula="of:=IF([.C221]=&quot;&quot;;&quot;&quot;;[.C221]-[.Y221])"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formula="of:=IFERROR(([.E221]/[.D221])*100; &quot;&quot;)" office:value-type="float" office:value="5.86080586080586" calcext:value-type="float">
            <text:p>5,86080586080586</text:p>
          </table:table-cell>
          <table:table-cell office:value-type="float" office:value="6" calcext:value-type="float">
            <text:p>6</text:p>
          </table:table-cell>
          <table:table-cell table:formula="of:=IFERROR(([.G221]/[.D221])*100; &quot;&quot;)" office:value-type="float" office:value="2.1978021978022" calcext:value-type="float">
            <text:p>2,1978021978022</text:p>
          </table:table-cell>
          <table:table-cell office:value-type="float" office:value="237" calcext:value-type="float">
            <text:p>237</text:p>
          </table:table-cell>
          <table:table-cell table:formula="of:=IFERROR(([.I221]/[.D221])*100; &quot;&quot;)" office:value-type="float" office:value="86.8131868131868" calcext:value-type="float">
            <text:p>86,8131868131868</text:p>
          </table:table-cell>
          <table:table-cell office:value-type="float" office:value="36" calcext:value-type="float">
            <text:p>36</text:p>
          </table:table-cell>
          <table:table-cell table:formula="of:=IFERROR(([.K221]/[.D221])*100; &quot;&quot;)" office:value-type="float" office:value="13.1868131868132" calcext:value-type="float">
            <text:p>13,1868131868132</text:p>
          </table:table-cell>
          <table:table-cell office:value-type="float" office:value="7" calcext:value-type="float">
            <text:p>7</text:p>
          </table:table-cell>
          <table:table-cell table:formula="of:=IFERROR(([.M221]/[.K221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21]/[.K221])*100; &quot;&quot;)" office:value-type="float" office:value="38.8888888888889" calcext:value-type="float">
            <text:p>38,8888888888889</text:p>
          </table:table-cell>
          <table:table-cell table:formula="of:=IF([.E221] = &quot;&quot; ;&quot;&quot;; [.E221]-[.O221])" office:value-type="float" office:value="2" calcext:value-type="float">
            <text:p>2</text:p>
          </table:table-cell>
          <table:table-cell table:formula="of:=IFERROR(([.Q221]/[.I221])*100; &quot;&quot;)" office:value-type="float" office:value="0.843881856540084" calcext:value-type="float">
            <text:p>0,843881856540084</text:p>
          </table:table-cell>
          <table:table-cell office:value-type="float" office:value="5" calcext:value-type="float">
            <text:p>5</text:p>
          </table:table-cell>
          <table:table-cell table:formula="of:=IFERROR(([.S221]/[.K221])*100; &quot;&quot;)" office:value-type="float" office:value="13.8888888888889" calcext:value-type="float">
            <text:p>13,8888888888889</text:p>
          </table:table-cell>
          <table:table-cell table:formula="of:=IF([.G221] = &quot;&quot; ;&quot;&quot;; [.G221]-[.S221])" office:value-type="float" office:value="1" calcext:value-type="float">
            <text:p>1</text:p>
          </table:table-cell>
          <table:table-cell table:formula="of:=IFERROR(([.U221]/[.I221])*100; &quot;&quot;)" office:value-type="float" office:value="0.421940928270042" calcext:value-type="float">
            <text:p>0,421940928270042</text:p>
          </table:table-cell>
          <table:table-cell office:value-type="float" office:value="12" calcext:value-type="float">
            <text:p>12</text:p>
          </table:table-cell>
          <table:table-cell table:formula="of:=IFERROR(([.W221]/[.E221])*100; &quot;&quot;)"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ERROR(([.Z221]/[.I221])*100; &quot;&quot;)" office:value-type="float" office:value="0.843881856540084" calcext:value-type="float">
            <text:p>0,843881856540084</text:p>
          </table:table-cell>
          <table:table-cell office:value-type="float" office:value="76" calcext:value-type="float">
            <text:p>76</text:p>
          </table:table-cell>
          <table:table-cell table:formula="of:=IFERROR(([.AB221]/[.I221])*100; &quot;&quot;)" office:value-type="float" office:value="32.0675105485232" calcext:value-type="float">
            <text:p>32,0675105485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21]/[.I221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J221]/[.I221])*100; &quot;&quot;)" office:value-type="float" office:value="5.48523206751055" calcext:value-type="float">
            <text:p>5,4852320675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21]/[.I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IFERROR(([.CF221]/[.I221])*100; &quot;&quot;)" office:value-type="float" office:value="55.6962025316456" calcext:value-type="float">
            <text:p>55,6962025316456</text:p>
          </table:table-cell>
          <table:table-cell office:value-type="float" office:value="4" calcext:value-type="float">
            <text:p>4</text:p>
          </table:table-cell>
          <table:table-cell table:formula="of:=IFERROR(([.CH221]/[.I221])*100; &quot;&quot;)" office:value-type="float" office:value="1.68776371308017" calcext:value-type="float">
            <text:p>1,68776371308017</text:p>
          </table:table-cell>
          <table:table-cell office:value-type="float" office:value="3" calcext:value-type="float">
            <text:p>3</text:p>
          </table:table-cell>
          <table:table-cell table:formula="of:=IFERROR(([.CJ221]/[.I221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21]/[.I221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21]/[.I221])*100; &quot;&quot;)" office:value-type="float" office:value="0.421940928270042" calcext:value-type="float">
            <text:p>0,42194092827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1]/[.I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09.06.30</text:p>
          </table:table-cell>
          <table:table-cell office:value-type="float" office:value="322" calcext:value-type="float">
            <text:p>322</text:p>
          </table:table-cell>
          <table:table-cell table:formula="of:=IF([.C222]=&quot;&quot;;&quot;&quot;;[.C222]-[.Y222])"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IFERROR(([.E222]/[.D222])*100; &quot;&quot;)" office:value-type="float" office:value="5.92592592592593" calcext:value-type="float">
            <text:p>5,92592592592593</text:p>
          </table:table-cell>
          <table:table-cell office:value-type="float" office:value="6" calcext:value-type="float">
            <text:p>6</text:p>
          </table:table-cell>
          <table:table-cell table:formula="of:=IFERROR(([.G222]/[.D222])*100; &quot;&quot;)" office:value-type="float" office:value="2.22222222222222" calcext:value-type="float">
            <text:p>2,22222222222222</text:p>
          </table:table-cell>
          <table:table-cell office:value-type="float" office:value="234" calcext:value-type="float">
            <text:p>234</text:p>
          </table:table-cell>
          <table:table-cell table:formula="of:=IFERROR(([.I222]/[.D222])*100; &quot;&quot;)" office:value-type="float" office:value="86.6666666666667" calcext:value-type="float">
            <text:p>86,6666666666667</text:p>
          </table:table-cell>
          <table:table-cell office:value-type="float" office:value="36" calcext:value-type="float">
            <text:p>36</text:p>
          </table:table-cell>
          <table:table-cell table:formula="of:=IFERROR(([.K222]/[.D222])*100; &quot;&quot;)" office:value-type="float" office:value="13.3333333333333" calcext:value-type="float">
            <text:p>13,3333333333333</text:p>
          </table:table-cell>
          <table:table-cell office:value-type="float" office:value="7" calcext:value-type="float">
            <text:p>7</text:p>
          </table:table-cell>
          <table:table-cell table:formula="of:=IFERROR(([.M222]/[.K222])*100; &quot;&quot;)" office:value-type="float" office:value="19.4444444444444" calcext:value-type="float">
            <text:p>19,4444444444444</text:p>
          </table:table-cell>
          <table:table-cell office:value-type="float" office:value="14" calcext:value-type="float">
            <text:p>14</text:p>
          </table:table-cell>
          <table:table-cell table:formula="of:=IFERROR(([.O222]/[.K222])*100; &quot;&quot;)" office:value-type="float" office:value="38.8888888888889" calcext:value-type="float">
            <text:p>38,8888888888889</text:p>
          </table:table-cell>
          <table:table-cell table:formula="of:=IF([.E222] = &quot;&quot; ;&quot;&quot;; [.E222]-[.O222])" office:value-type="float" office:value="2" calcext:value-type="float">
            <text:p>2</text:p>
          </table:table-cell>
          <table:table-cell table:formula="of:=IFERROR(([.Q222]/[.I222])*100; &quot;&quot;)" office:value-type="float" office:value="0.854700854700855" calcext:value-type="float">
            <text:p>0,854700854700855</text:p>
          </table:table-cell>
          <table:table-cell office:value-type="float" office:value="5" calcext:value-type="float">
            <text:p>5</text:p>
          </table:table-cell>
          <table:table-cell table:formula="of:=IFERROR(([.S222]/[.K222])*100; &quot;&quot;)" office:value-type="float" office:value="13.8888888888889" calcext:value-type="float">
            <text:p>13,8888888888889</text:p>
          </table:table-cell>
          <table:table-cell table:formula="of:=IF([.G222] = &quot;&quot; ;&quot;&quot;; [.G222]-[.S222])" office:value-type="float" office:value="1" calcext:value-type="float">
            <text:p>1</text:p>
          </table:table-cell>
          <table:table-cell table:formula="of:=IFERROR(([.U222]/[.I222])*100; &quot;&quot;)" office:value-type="float" office:value="0.427350427350427" calcext:value-type="float">
            <text:p>0,427350427350427</text:p>
          </table:table-cell>
          <table:table-cell office:value-type="float" office:value="12" calcext:value-type="float">
            <text:p>12</text:p>
          </table:table-cell>
          <table:table-cell table:formula="of:=IFERROR(([.W222]/[.E222])*100; &quot;&quot;)"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ERROR(([.Z222]/[.I222])*100; &quot;&quot;)" office:value-type="float" office:value="0.854700854700855" calcext:value-type="float">
            <text:p>0,854700854700855</text:p>
          </table:table-cell>
          <table:table-cell office:value-type="float" office:value="74" calcext:value-type="float">
            <text:p>74</text:p>
          </table:table-cell>
          <table:table-cell table:formula="of:=IFERROR(([.AB222]/[.I222])*100; &quot;&quot;)" office:value-type="float" office:value="31.6239316239316" calcext:value-type="float">
            <text:p>31,623931623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22]/[.I222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ERROR(([.BJ222]/[.I222])*100; &quot;&quot;)" office:value-type="float" office:value="5.12820512820513" calcext:value-type="float">
            <text:p>5,1282051282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22]/[.I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IFERROR(([.CF222]/[.I222])*100; &quot;&quot;)" office:value-type="float" office:value="55.982905982906" calcext:value-type="float">
            <text:p>55,982905982906</text:p>
          </table:table-cell>
          <table:table-cell office:value-type="float" office:value="3" calcext:value-type="float">
            <text:p>3</text:p>
          </table:table-cell>
          <table:table-cell table:formula="of:=IFERROR(([.CH222]/[.I222])*100; &quot;&quot;)" office:value-type="float" office:value="1.28205128205128" calcext:value-type="float">
            <text:p>1,28205128205128</text:p>
          </table:table-cell>
          <table:table-cell office:value-type="float" office:value="5" calcext:value-type="float">
            <text:p>5</text:p>
          </table:table-cell>
          <table:table-cell table:formula="of:=IFERROR(([.CJ222]/[.I222])*100; &quot;&quot;)" office:value-type="float" office:value="2.13675213675214" calcext:value-type="float">
            <text:p>2,13675213675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22]/[.I222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22]/[.I222])*100; &quot;&quot;)" office:value-type="float" office:value="0.427350427350427" calcext:value-type="float">
            <text:p>0,427350427350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2]/[.I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23]=&quot;&quot;;&quot;&quot;;[.C223]-[.Y223])">
            <text:p/>
          </table:table-cell>
          <table:table-cell table:style-name="ce1"/>
          <table:table-cell table:formula="of:=IFERROR(([.E223]/[.D223])*100; &quot;&quot;)">
            <text:p/>
          </table:table-cell>
          <table:table-cell table:style-name="ce1"/>
          <table:table-cell table:formula="of:=IFERROR(([.G223]/[.D223])*100; &quot;&quot;)">
            <text:p/>
          </table:table-cell>
          <table:table-cell table:style-name="ce1"/>
          <table:table-cell table:formula="of:=IFERROR(([.I223]/[.D223])*100; &quot;&quot;)">
            <text:p/>
          </table:table-cell>
          <table:table-cell table:style-name="ce1"/>
          <table:table-cell table:formula="of:=IFERROR(([.K223]/[.D223])*100; &quot;&quot;)">
            <text:p/>
          </table:table-cell>
          <table:table-cell table:style-name="ce1"/>
          <table:table-cell table:formula="of:=IFERROR(([.M223]/[.K223])*100; &quot;&quot;)">
            <text:p/>
          </table:table-cell>
          <table:table-cell/>
          <table:table-cell table:formula="of:=IFERROR(([.O223]/[.K223])*100; &quot;&quot;)">
            <text:p/>
          </table:table-cell>
          <table:table-cell table:formula="of:=IF([.E223] = &quot;&quot; ;&quot;&quot;; [.E223]-[.O223])">
            <text:p/>
          </table:table-cell>
          <table:table-cell table:formula="of:=IFERROR(([.Q223]/[.I223])*100; &quot;&quot;)">
            <text:p/>
          </table:table-cell>
          <table:table-cell/>
          <table:table-cell table:formula="of:=IFERROR(([.S223]/[.K223])*100; &quot;&quot;)">
            <text:p/>
          </table:table-cell>
          <table:table-cell table:formula="of:=IF([.G223] = &quot;&quot; ;&quot;&quot;; [.G223]-[.S223])">
            <text:p/>
          </table:table-cell>
          <table:table-cell table:formula="of:=IFERROR(([.U223]/[.I223])*100; &quot;&quot;)">
            <text:p/>
          </table:table-cell>
          <table:table-cell table:style-name="ce1"/>
          <table:table-cell table:formula="of:=IFERROR(([.W223]/[.E223])*100; &quot;&quot;)">
            <text:p/>
          </table:table-cell>
          <table:table-cell table:style-name="ce1" table:number-columns-repeated="2"/>
          <table:table-cell table:formula="of:=IFERROR(([.Z223]/[.I223])*100; &quot;&quot;)">
            <text:p/>
          </table:table-cell>
          <table:table-cell table:style-name="ce1"/>
          <table:table-cell table:formula="of:=IFERROR(([.AB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AF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BN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23]/[.I223])*100; &quot;&quot;)">
            <text:p/>
          </table:table-cell>
          <table:table-cell table:style-name="ce1"/>
          <table:table-cell table:formula="of:=IFERROR(([.CH223]/[.I223])*100; &quot;&quot;)">
            <text:p/>
          </table:table-cell>
          <table:table-cell table:style-name="ce1"/>
          <table:table-cell table:formula="of:=IFERROR(([.CJ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CV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CZ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82</text:p>
          </table:table-cell>
          <table:table-cell office:value-type="string" calcext:value-type="string">
            <text:p>582.07.15</text:p>
          </table:table-cell>
          <table:table-cell office:value-type="float" office:value="458" calcext:value-type="float">
            <text:p>458</text:p>
          </table:table-cell>
          <table:table-cell table:formula="of:=IF([.C224]=&quot;&quot;;&quot;&quot;;[.C224]-[.Y224])" office:value-type="float" office:value="381" calcext:value-type="float">
            <text:p>381</text:p>
          </table:table-cell>
          <table:table-cell office:value-type="float" office:value="194" calcext:value-type="float">
            <text:p>194</text:p>
          </table:table-cell>
          <table:table-cell table:formula="of:=IFERROR(([.E224]/[.D224])*100; &quot;&quot;)" office:value-type="float" office:value="50.9186351706037" calcext:value-type="float">
            <text:p>50,9186351706037</text:p>
          </table:table-cell>
          <table:table-cell office:value-type="float" office:value="152" calcext:value-type="float">
            <text:p>152</text:p>
          </table:table-cell>
          <table:table-cell table:formula="of:=IFERROR(([.G224]/[.D224])*100; &quot;&quot;)" office:value-type="float" office:value="39.8950131233596" calcext:value-type="float">
            <text:p>39,8950131233596</text:p>
          </table:table-cell>
          <table:table-cell office:value-type="float" office:value="137" calcext:value-type="float">
            <text:p>137</text:p>
          </table:table-cell>
          <table:table-cell table:formula="of:=IFERROR(([.I224]/[.D224])*100; &quot;&quot;)" office:value-type="float" office:value="35.9580052493438" calcext:value-type="float">
            <text:p>35,9580052493438</text:p>
          </table:table-cell>
          <table:table-cell office:value-type="float" office:value="244" calcext:value-type="float">
            <text:p>244</text:p>
          </table:table-cell>
          <table:table-cell table:formula="of:=IFERROR(([.K224]/[.D224])*100; &quot;&quot;)" office:value-type="float" office:value="64.0419947506562" calcext:value-type="float">
            <text:p>64,0419947506562</text:p>
          </table:table-cell>
          <table:table-cell office:value-type="float" office:value="172" calcext:value-type="float">
            <text:p>172</text:p>
          </table:table-cell>
          <table:table-cell table:formula="of:=IFERROR(([.M224]/[.K224])*100; &quot;&quot;)" office:value-type="float" office:value="70.4918032786885" calcext:value-type="float">
            <text:p>70,4918032786885</text:p>
          </table:table-cell>
          <table:table-cell office:value-type="float" office:value="186" calcext:value-type="float">
            <text:p>186</text:p>
          </table:table-cell>
          <table:table-cell table:formula="of:=IFERROR(([.O224]/[.K224])*100; &quot;&quot;)" office:value-type="float" office:value="76.2295081967213" calcext:value-type="float">
            <text:p>76,2295081967213</text:p>
          </table:table-cell>
          <table:table-cell table:formula="of:=IF([.E224] = &quot;&quot; ;&quot;&quot;; [.E224]-[.O224])" office:value-type="float" office:value="8" calcext:value-type="float">
            <text:p>8</text:p>
          </table:table-cell>
          <table:table-cell table:formula="of:=IFERROR(([.Q224]/[.I224])*100; &quot;&quot;)" office:value-type="float" office:value="5.83941605839416" calcext:value-type="float">
            <text:p>5,83941605839416</text:p>
          </table:table-cell>
          <table:table-cell office:value-type="float" office:value="151" calcext:value-type="float">
            <text:p>151</text:p>
          </table:table-cell>
          <table:table-cell table:formula="of:=IFERROR(([.S224]/[.K224])*100; &quot;&quot;)" office:value-type="float" office:value="61.8852459016394" calcext:value-type="float">
            <text:p>61,8852459016394</text:p>
          </table:table-cell>
          <table:table-cell table:formula="of:=IF([.G224] = &quot;&quot; ;&quot;&quot;; [.G224]-[.S224])" office:value-type="float" office:value="1" calcext:value-type="float">
            <text:p>1</text:p>
          </table:table-cell>
          <table:table-cell table:formula="of:=IFERROR(([.U224]/[.I224])*100; &quot;&quot;)" office:value-type="float" office:value="0.72992700729927" calcext:value-type="float">
            <text:p>0,72992700729927</text:p>
          </table:table-cell>
          <table:table-cell office:value-type="float" office:value="34" calcext:value-type="float">
            <text:p>34</text:p>
          </table:table-cell>
          <table:table-cell table:formula="of:=IFERROR(([.W224]/[.E224])*100; &quot;&quot;)" office:value-type="float" office:value="17.5257731958763" calcext:value-type="float">
            <text:p>17,5257731958763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formula="of:=IFERROR(([.Z224]/[.I224])*100; &quot;&quot;)" office:value-type="float" office:value="21.1678832116788" calcext:value-type="float">
            <text:p>21,1678832116788</text:p>
          </table:table-cell>
          <table:table-cell office:value-type="float" office:value="6" calcext:value-type="float">
            <text:p>6</text:p>
          </table:table-cell>
          <table:table-cell table:formula="of:=IFERROR(([.AB224]/[.I224])*100; &quot;&quot;)" office:value-type="float" office:value="4.37956204379562" calcext:value-type="float">
            <text:p>4,37956204379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24]/[.I224])*100; &quot;&quot;)" office:value-type="float" office:value="3.64963503649635" calcext:value-type="float">
            <text:p>3,64963503649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N224]/[.I224])*100; &quot;&quot;)" office:value-type="float" office:value="51.0948905109489" calcext:value-type="float">
            <text:p>51,094890510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FERROR(([.CF224]/[.I224])*100; &quot;&quot;)" office:value-type="float" office:value="19.7080291970803" calcext:value-type="float">
            <text:p>19,7080291970803</text:p>
          </table:table-cell>
          <table:table-cell office:value-type="float" office:value="0" calcext:value-type="float">
            <text:p>0</text:p>
          </table:table-cell>
          <table:table-cell table:formula="of:=IFERROR(([.CH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25]=&quot;&quot;;&quot;&quot;;[.C225]-[.Y225])">
            <text:p/>
          </table:table-cell>
          <table:table-cell table:style-name="ce1"/>
          <table:table-cell table:formula="of:=IFERROR(([.E225]/[.D225])*100; &quot;&quot;)">
            <text:p/>
          </table:table-cell>
          <table:table-cell table:style-name="ce1"/>
          <table:table-cell table:formula="of:=IFERROR(([.G225]/[.D225])*100; &quot;&quot;)">
            <text:p/>
          </table:table-cell>
          <table:table-cell table:style-name="ce1"/>
          <table:table-cell table:formula="of:=IFERROR(([.I225]/[.D225])*100; &quot;&quot;)">
            <text:p/>
          </table:table-cell>
          <table:table-cell table:style-name="ce1"/>
          <table:table-cell table:formula="of:=IFERROR(([.K225]/[.D225])*100; &quot;&quot;)">
            <text:p/>
          </table:table-cell>
          <table:table-cell table:style-name="ce1"/>
          <table:table-cell table:formula="of:=IFERROR(([.M225]/[.K225])*100; &quot;&quot;)">
            <text:p/>
          </table:table-cell>
          <table:table-cell/>
          <table:table-cell table:formula="of:=IFERROR(([.O225]/[.K225])*100; &quot;&quot;)">
            <text:p/>
          </table:table-cell>
          <table:table-cell table:formula="of:=IF([.E225] = &quot;&quot; ;&quot;&quot;; [.E225]-[.O225])">
            <text:p/>
          </table:table-cell>
          <table:table-cell table:formula="of:=IFERROR(([.Q225]/[.I225])*100; &quot;&quot;)">
            <text:p/>
          </table:table-cell>
          <table:table-cell/>
          <table:table-cell table:formula="of:=IFERROR(([.S225]/[.K225])*100; &quot;&quot;)">
            <text:p/>
          </table:table-cell>
          <table:table-cell table:formula="of:=IF([.G225] = &quot;&quot; ;&quot;&quot;; [.G225]-[.S225])">
            <text:p/>
          </table:table-cell>
          <table:table-cell table:formula="of:=IFERROR(([.U225]/[.I225])*100; &quot;&quot;)">
            <text:p/>
          </table:table-cell>
          <table:table-cell table:style-name="ce1"/>
          <table:table-cell table:formula="of:=IFERROR(([.W225]/[.E225])*100; &quot;&quot;)">
            <text:p/>
          </table:table-cell>
          <table:table-cell table:style-name="ce1" table:number-columns-repeated="2"/>
          <table:table-cell table:formula="of:=IFERROR(([.Z225]/[.I225])*100; &quot;&quot;)">
            <text:p/>
          </table:table-cell>
          <table:table-cell table:style-name="ce1"/>
          <table:table-cell table:formula="of:=IFERROR(([.AB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AF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BN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25]/[.I225])*100; &quot;&quot;)">
            <text:p/>
          </table:table-cell>
          <table:table-cell table:style-name="ce1"/>
          <table:table-cell table:formula="of:=IFERROR(([.CH225]/[.I225])*100; &quot;&quot;)">
            <text:p/>
          </table:table-cell>
          <table:table-cell table:style-name="ce1"/>
          <table:table-cell table:formula="of:=IFERROR(([.CJ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CV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CZ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050</text:p>
          </table:table-cell>
          <table:table-cell office:value-type="string" calcext:value-type="string">
            <text:p>14.04.26</text:p>
          </table:table-cell>
          <table:table-cell office:value-type="float" office:value="0" calcext:value-type="float">
            <text:p>0</text:p>
          </table:table-cell>
          <table:table-cell table:formula="of:=IF([.C226]=&quot;&quot;;&quot;&quot;;[.C226]-[.Y2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226]/[.K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26]/[.K226])*100; &quot;&quot;)">
            <text:p/>
          </table:table-cell>
          <table:table-cell table:formula="of:=IF([.E226] = &quot;&quot; ;&quot;&quot;; [.E226]-[.O226])" office:value-type="float" office:value="0" calcext:value-type="float">
            <text:p>0</text:p>
          </table:table-cell>
          <table:table-cell table:formula="of:=IFERROR(([.Q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226]/[.K226])*100; &quot;&quot;)">
            <text:p/>
          </table:table-cell>
          <table:table-cell table:formula="of:=IF([.G226] = &quot;&quot; ;&quot;&quot;; [.G226]-[.S226])" office:value-type="float" office:value="0" calcext:value-type="float">
            <text:p>0</text:p>
          </table:table-cell>
          <table:table-cell table:formula="of:=IFERROR(([.U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W226]/[.E226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Z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B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H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J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14.04.33</text:p>
          </table:table-cell>
          <table:table-cell office:value-type="float" office:value="131" calcext:value-type="float">
            <text:p>131</text:p>
          </table:table-cell>
          <table:table-cell table:formula="of:=IF([.C227]=&quot;&quot;;&quot;&quot;;[.C227]-[.Y227])"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table:formula="of:=IFERROR(([.E227]/[.D227])*100; &quot;&quot;)" office:value-type="float" office:value="71.9298245614035" calcext:value-type="float">
            <text:p>71,9298245614035</text:p>
          </table:table-cell>
          <table:table-cell office:value-type="float" office:value="70" calcext:value-type="float">
            <text:p>70</text:p>
          </table:table-cell>
          <table:table-cell table:formula="of:=IFERROR(([.G227]/[.D227])*100; &quot;&quot;)" office:value-type="float" office:value="61.4035087719298" calcext:value-type="float">
            <text:p>61,4035087719298</text:p>
          </table:table-cell>
          <table:table-cell office:value-type="float" office:value="14" calcext:value-type="float">
            <text:p>14</text:p>
          </table:table-cell>
          <table:table-cell table:formula="of:=IFERROR(([.I227]/[.D227])*100; &quot;&quot;)" office:value-type="float" office:value="12.280701754386" calcext:value-type="float">
            <text:p>12,280701754386</text:p>
          </table:table-cell>
          <table:table-cell office:value-type="float" office:value="100" calcext:value-type="float">
            <text:p>100</text:p>
          </table:table-cell>
          <table:table-cell table:formula="of:=IFERROR(([.K227]/[.D227])*100; &quot;&quot;)" office:value-type="float" office:value="87.719298245614" calcext:value-type="float">
            <text:p>87,719298245614</text:p>
          </table:table-cell>
          <table:table-cell office:value-type="float" office:value="76" calcext:value-type="float">
            <text:p>76</text:p>
          </table:table-cell>
          <table:table-cell table:formula="of:=IFERROR(([.M227]/[.K227])*100; &quot;&quot;)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O227]/[.K227])*100; &quot;&quot;)" office:value-type="float" office:value="73" calcext:value-type="float">
            <text:p>73</text:p>
          </table:table-cell>
          <table:table-cell table:formula="of:=IF([.E227] = &quot;&quot; ;&quot;&quot;; [.E227]-[.O227])" office:value-type="float" office:value="9" calcext:value-type="float">
            <text:p>9</text:p>
          </table:table-cell>
          <table:table-cell table:formula="of:=IFERROR(([.Q227]/[.I227])*100; &quot;&quot;)" office:value-type="float" office:value="64.2857142857143" calcext:value-type="float">
            <text:p>64,2857142857143</text:p>
          </table:table-cell>
          <table:table-cell office:value-type="float" office:value="70" calcext:value-type="float">
            <text:p>70</text:p>
          </table:table-cell>
          <table:table-cell table:formula="of:=IFERROR(([.S227]/[.K227])*100; &quot;&quot;)" office:value-type="float" office:value="70" calcext:value-type="float">
            <text:p>70</text:p>
          </table:table-cell>
          <table:table-cell table:formula="of:=IF([.G227] = &quot;&quot; ;&quot;&quot;; [.G227]-[.S227])" office:value-type="float" office:value="0" calcext:value-type="float">
            <text:p>0</text:p>
          </table:table-cell>
          <table:table-cell table:formula="of:=IFERROR(([.U227]/[.I227])*100; &quot;&quot;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ERROR(([.W227]/[.E227])*100; &quot;&quot;)" office:value-type="float" office:value="18.2926829268293" calcext:value-type="float">
            <text:p>18,292682926829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ERROR(([.Z227]/[.I227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B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F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F227]/[.I227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H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28]=&quot;&quot;;&quot;&quot;;[.C228]-[.Y228])">
            <text:p/>
          </table:table-cell>
          <table:table-cell table:style-name="ce1"/>
          <table:table-cell table:formula="of:=IFERROR(([.E228]/[.D228])*100; &quot;&quot;)">
            <text:p/>
          </table:table-cell>
          <table:table-cell table:style-name="ce1"/>
          <table:table-cell table:formula="of:=IFERROR(([.G228]/[.D228])*100; &quot;&quot;)">
            <text:p/>
          </table:table-cell>
          <table:table-cell table:style-name="ce1"/>
          <table:table-cell table:formula="of:=IFERROR(([.I228]/[.D228])*100; &quot;&quot;)">
            <text:p/>
          </table:table-cell>
          <table:table-cell table:style-name="ce1"/>
          <table:table-cell table:formula="of:=IFERROR(([.K228]/[.D228])*100; &quot;&quot;)">
            <text:p/>
          </table:table-cell>
          <table:table-cell table:style-name="ce1"/>
          <table:table-cell table:formula="of:=IFERROR(([.M228]/[.K228])*100; &quot;&quot;)">
            <text:p/>
          </table:table-cell>
          <table:table-cell/>
          <table:table-cell table:formula="of:=IFERROR(([.O228]/[.K228])*100; &quot;&quot;)">
            <text:p/>
          </table:table-cell>
          <table:table-cell table:formula="of:=IF([.E228] = &quot;&quot; ;&quot;&quot;; [.E228]-[.O228])">
            <text:p/>
          </table:table-cell>
          <table:table-cell table:formula="of:=IFERROR(([.Q228]/[.I228])*100; &quot;&quot;)">
            <text:p/>
          </table:table-cell>
          <table:table-cell/>
          <table:table-cell table:formula="of:=IFERROR(([.S228]/[.K228])*100; &quot;&quot;)">
            <text:p/>
          </table:table-cell>
          <table:table-cell table:formula="of:=IF([.G228] = &quot;&quot; ;&quot;&quot;; [.G228]-[.S228])">
            <text:p/>
          </table:table-cell>
          <table:table-cell table:formula="of:=IFERROR(([.U228]/[.I228])*100; &quot;&quot;)">
            <text:p/>
          </table:table-cell>
          <table:table-cell table:style-name="ce1"/>
          <table:table-cell table:formula="of:=IFERROR(([.W228]/[.E228])*100; &quot;&quot;)">
            <text:p/>
          </table:table-cell>
          <table:table-cell table:style-name="ce1" table:number-columns-repeated="2"/>
          <table:table-cell table:formula="of:=IFERROR(([.Z228]/[.I228])*100; &quot;&quot;)">
            <text:p/>
          </table:table-cell>
          <table:table-cell table:style-name="ce1"/>
          <table:table-cell table:formula="of:=IFERROR(([.AB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AF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BN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28]/[.I228])*100; &quot;&quot;)">
            <text:p/>
          </table:table-cell>
          <table:table-cell table:style-name="ce1"/>
          <table:table-cell table:formula="of:=IFERROR(([.CH228]/[.I228])*100; &quot;&quot;)">
            <text:p/>
          </table:table-cell>
          <table:table-cell table:style-name="ce1"/>
          <table:table-cell table:formula="of:=IFERROR(([.CJ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CV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CZ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490</text:p>
          </table:table-cell>
          <table:table-cell office:value-type="string" calcext:value-type="string">
            <text:p>490.07.27</text:p>
          </table:table-cell>
          <table:table-cell office:value-type="float" office:value="385" calcext:value-type="float">
            <text:p>385</text:p>
          </table:table-cell>
          <table:table-cell table:formula="of:=IF([.C229]=&quot;&quot;;&quot;&quot;;[.C229]-[.Y22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IFERROR(([.E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29]/[.D229])*100; &quot;&quot;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IFERROR(([.I229]/[.D22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29]/[.K22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29]/[.K229])*100; &quot;&quot;)">
            <text:p/>
          </table:table-cell>
          <table:table-cell table:formula="of:=IF([.E229] = &quot;&quot; ;&quot;&quot;; [.E229]-[.O229])" office:value-type="float" office:value="0" calcext:value-type="float">
            <text:p>0</text:p>
          </table:table-cell>
          <table:table-cell table:style-name="ce3" table:formula="of:=IFERROR(([.Q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29]/[.K229])*100; &quot;&quot;)">
            <text:p/>
          </table:table-cell>
          <table:table-cell table:formula="of:=IF([.G229] = &quot;&quot; ;&quot;&quot;; [.G229]-[.S229])" office:value-type="float" office:value="0" calcext:value-type="float">
            <text:p>0</text:p>
          </table:table-cell>
          <table:table-cell table:formula="of:=IFERROR(([.U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29]/[.E229])*100; &quot;&quot;)">
            <text:p/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ERROR(([.Z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29]/[.I229])*100; &quot;&quot;)" office:value-type="float" office:value="1.64473684210526" calcext:value-type="float">
            <text:p>1,64473684210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IFERROR(([.BJ229]/[.I229])*100; &quot;&quot;)" office:value-type="float" office:value="98.3552631578947" calcext:value-type="float">
            <text:p>98,3552631578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30]=&quot;&quot;;&quot;&quot;;[.C230]-[.Y230])">
            <text:p/>
          </table:table-cell>
          <table:table-cell table:style-name="ce1"/>
          <table:table-cell table:formula="of:=IFERROR(([.E230]/[.D230])*100; &quot;&quot;)">
            <text:p/>
          </table:table-cell>
          <table:table-cell table:style-name="ce1"/>
          <table:table-cell table:formula="of:=IFERROR(([.G230]/[.D230])*100; &quot;&quot;)">
            <text:p/>
          </table:table-cell>
          <table:table-cell table:style-name="ce1"/>
          <table:table-cell table:formula="of:=IFERROR(([.I230]/[.D230])*100; &quot;&quot;)">
            <text:p/>
          </table:table-cell>
          <table:table-cell table:style-name="ce1"/>
          <table:table-cell table:formula="of:=IFERROR(([.K230]/[.D230])*100; &quot;&quot;)">
            <text:p/>
          </table:table-cell>
          <table:table-cell table:style-name="ce1"/>
          <table:table-cell table:formula="of:=IFERROR(([.M230]/[.K230])*100; &quot;&quot;)">
            <text:p/>
          </table:table-cell>
          <table:table-cell/>
          <table:table-cell table:formula="of:=IFERROR(([.O230]/[.K230])*100; &quot;&quot;)">
            <text:p/>
          </table:table-cell>
          <table:table-cell table:formula="of:=IF([.E230] = &quot;&quot; ;&quot;&quot;; [.E230]-[.O230])">
            <text:p/>
          </table:table-cell>
          <table:table-cell table:formula="of:=IFERROR(([.Q230]/[.I230])*100; &quot;&quot;)">
            <text:p/>
          </table:table-cell>
          <table:table-cell/>
          <table:table-cell table:formula="of:=IFERROR(([.S230]/[.K230])*100; &quot;&quot;)">
            <text:p/>
          </table:table-cell>
          <table:table-cell table:formula="of:=IF([.G230] = &quot;&quot; ;&quot;&quot;; [.G230]-[.S230])">
            <text:p/>
          </table:table-cell>
          <table:table-cell table:formula="of:=IFERROR(([.U230]/[.I230])*100; &quot;&quot;)">
            <text:p/>
          </table:table-cell>
          <table:table-cell table:style-name="ce1"/>
          <table:table-cell table:formula="of:=IFERROR(([.W230]/[.E230])*100; &quot;&quot;)">
            <text:p/>
          </table:table-cell>
          <table:table-cell table:style-name="ce1" table:number-columns-repeated="2"/>
          <table:table-cell table:formula="of:=IFERROR(([.Z230]/[.I230])*100; &quot;&quot;)">
            <text:p/>
          </table:table-cell>
          <table:table-cell table:style-name="ce1"/>
          <table:table-cell table:formula="of:=IFERROR(([.AB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AF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BN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30]/[.I230])*100; &quot;&quot;)">
            <text:p/>
          </table:table-cell>
          <table:table-cell table:style-name="ce1"/>
          <table:table-cell table:formula="of:=IFERROR(([.CH230]/[.I230])*100; &quot;&quot;)">
            <text:p/>
          </table:table-cell>
          <table:table-cell table:style-name="ce1"/>
          <table:table-cell table:formula="of:=IFERROR(([.CJ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CV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CZ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41</text:p>
          </table:table-cell>
          <table:table-cell office:value-type="string" calcext:value-type="string">
            <text:p>40.04.77</text:p>
          </table:table-cell>
          <table:table-cell office:value-type="float" office:value="172" calcext:value-type="float">
            <text:p>172</text:p>
          </table:table-cell>
          <table:table-cell table:formula="of:=IF([.C231]=&quot;&quot;;&quot;&quot;;[.C231]-[.Y231])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formula="of:=IFERROR(([.E231]/[.D231])*100; &quot;&quot;)" office:value-type="float" office:value="70.3448275862069" calcext:value-type="float">
            <text:p>70,3448275862069</text:p>
          </table:table-cell>
          <table:table-cell office:value-type="float" office:value="78" calcext:value-type="float">
            <text:p>78</text:p>
          </table:table-cell>
          <table:table-cell table:formula="of:=IFERROR(([.G231]/[.D231])*100; &quot;&quot;)" office:value-type="float" office:value="53.7931034482759" calcext:value-type="float">
            <text:p>53,7931034482759</text:p>
          </table:table-cell>
          <table:table-cell office:value-type="float" office:value="29" calcext:value-type="float">
            <text:p>29</text:p>
          </table:table-cell>
          <table:table-cell table:formula="of:=IFERROR(([.I231]/[.D231])*100; &quot;&quot;)"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IFERROR(([.K231]/[.D231])*100; &quot;&quot;)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IFERROR(([.M231]/[.K231])*100; &quot;&quot;)" office:value-type="float" office:value="73.2758620689655" calcext:value-type="float">
            <text:p>73,2758620689655</text:p>
          </table:table-cell>
          <table:table-cell office:value-type="float" office:value="87" calcext:value-type="float">
            <text:p>87</text:p>
          </table:table-cell>
          <table:table-cell table:formula="of:=IFERROR(([.O231]/[.K231])*100; &quot;&quot;)" office:value-type="float" office:value="75" calcext:value-type="float">
            <text:p>75</text:p>
          </table:table-cell>
          <table:table-cell table:formula="of:=IF([.E231] = &quot;&quot; ;&quot;&quot;; [.E231]-[.O231])" office:value-type="float" office:value="15" calcext:value-type="float">
            <text:p>15</text:p>
          </table:table-cell>
          <table:table-cell table:formula="of:=IFERROR(([.Q231]/[.I231])*100; &quot;&quot;)" office:value-type="float" office:value="51.7241379310345" calcext:value-type="float">
            <text:p>51,7241379310345</text:p>
          </table:table-cell>
          <table:table-cell office:value-type="float" office:value="78" calcext:value-type="float">
            <text:p>78</text:p>
          </table:table-cell>
          <table:table-cell table:formula="of:=IFERROR(([.S231]/[.K231])*100; &quot;&quot;)" office:value-type="float" office:value="67.2413793103448" calcext:value-type="float">
            <text:p>67,2413793103448</text:p>
          </table:table-cell>
          <table:table-cell table:formula="of:=IF([.G231] = &quot;&quot; ;&quot;&quot;; [.G231]-[.S231])" office:value-type="float" office:value="0" calcext:value-type="float">
            <text:p>0</text:p>
          </table:table-cell>
          <table:table-cell table:formula="of:=IFERROR(([.U231]/[.I231])*100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ERROR(([.W231]/[.E231])*100; &quot;&quot;)" office:value-type="float" office:value="26.4705882352941" calcext:value-type="float">
            <text:p>26,47058823529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IFERROR(([.Z231]/[.I231])*100; &quot;&quot;)" office:value-type="float" office:value="75.8620689655172" calcext:value-type="float">
            <text:p>75,8620689655172</text:p>
          </table:table-cell>
          <table:table-cell office:value-type="float" office:value="0" calcext:value-type="float">
            <text:p>0</text:p>
          </table:table-cell>
          <table:table-cell table:formula="of:=IFERROR(([.AB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F231]/[.I231])*100; &quot;&quot;)" office:value-type="float" office:value="3.44827586206897" calcext:value-type="float">
            <text:p>3,44827586206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F231]/[.I231])*100; &quot;&quot;)" office:value-type="float" office:value="20.6896551724138" calcext:value-type="float">
            <text:p>20,6896551724138</text:p>
          </table:table-cell>
          <table:table-cell office:value-type="float" office:value="0" calcext:value-type="float">
            <text:p>0</text:p>
          </table:table-cell>
          <table:table-cell table:formula="of:=IFERROR(([.CH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32]=&quot;&quot;;&quot;&quot;;[.C232]-[.Y232])">
            <text:p/>
          </table:table-cell>
          <table:table-cell table:style-name="ce1"/>
          <table:table-cell table:formula="of:=IFERROR(([.E232]/[.D232])*100; &quot;&quot;)">
            <text:p/>
          </table:table-cell>
          <table:table-cell table:style-name="ce1"/>
          <table:table-cell table:formula="of:=IFERROR(([.G232]/[.D232])*100; &quot;&quot;)">
            <text:p/>
          </table:table-cell>
          <table:table-cell table:style-name="ce1"/>
          <table:table-cell table:formula="of:=IFERROR(([.I232]/[.D232])*100; &quot;&quot;)">
            <text:p/>
          </table:table-cell>
          <table:table-cell table:style-name="ce1"/>
          <table:table-cell table:formula="of:=IFERROR(([.K232]/[.D232])*100; &quot;&quot;)">
            <text:p/>
          </table:table-cell>
          <table:table-cell table:style-name="ce1"/>
          <table:table-cell table:formula="of:=IFERROR(([.M232]/[.K232])*100; &quot;&quot;)">
            <text:p/>
          </table:table-cell>
          <table:table-cell/>
          <table:table-cell table:formula="of:=IFERROR(([.O232]/[.K232])*100; &quot;&quot;)">
            <text:p/>
          </table:table-cell>
          <table:table-cell table:formula="of:=IF([.E232] = &quot;&quot; ;&quot;&quot;; [.E232]-[.O232])">
            <text:p/>
          </table:table-cell>
          <table:table-cell table:formula="of:=IFERROR(([.Q232]/[.I232])*100; &quot;&quot;)">
            <text:p/>
          </table:table-cell>
          <table:table-cell/>
          <table:table-cell table:formula="of:=IFERROR(([.S232]/[.K232])*100; &quot;&quot;)">
            <text:p/>
          </table:table-cell>
          <table:table-cell table:formula="of:=IF([.G232] = &quot;&quot; ;&quot;&quot;; [.G232]-[.S232])">
            <text:p/>
          </table:table-cell>
          <table:table-cell table:formula="of:=IFERROR(([.U232]/[.I232])*100; &quot;&quot;)">
            <text:p/>
          </table:table-cell>
          <table:table-cell table:style-name="ce1"/>
          <table:table-cell table:formula="of:=IFERROR(([.W232]/[.E232])*100; &quot;&quot;)">
            <text:p/>
          </table:table-cell>
          <table:table-cell table:style-name="ce1" table:number-columns-repeated="2"/>
          <table:table-cell table:formula="of:=IFERROR(([.Z232]/[.I232])*100; &quot;&quot;)">
            <text:p/>
          </table:table-cell>
          <table:table-cell table:style-name="ce1"/>
          <table:table-cell table:formula="of:=IFERROR(([.AB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AF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BN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32]/[.I232])*100; &quot;&quot;)">
            <text:p/>
          </table:table-cell>
          <table:table-cell table:style-name="ce1"/>
          <table:table-cell table:formula="of:=IFERROR(([.CH232]/[.I232])*100; &quot;&quot;)">
            <text:p/>
          </table:table-cell>
          <table:table-cell table:style-name="ce1"/>
          <table:table-cell table:formula="of:=IFERROR(([.CJ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CV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CZ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20</text:p>
          </table:table-cell>
          <table:table-cell office:value-type="string" calcext:value-type="string">
            <text:p>520.07.27</text:p>
          </table:table-cell>
          <table:table-cell office:value-type="float" office:value="412" calcext:value-type="float">
            <text:p>412</text:p>
          </table:table-cell>
          <table:table-cell table:formula="of:=IF([.C233]=&quot;&quot;;&quot;&quot;;[.C233]-[.Y233])" office:value-type="float" office:value="335" calcext:value-type="float">
            <text:p>335</text:p>
          </table:table-cell>
          <table:table-cell office:value-type="float" office:value="169" calcext:value-type="float">
            <text:p>169</text:p>
          </table:table-cell>
          <table:table-cell table:formula="of:=IFERROR(([.E233]/[.D233])*100; &quot;&quot;)" office:value-type="float" office:value="50.4477611940299" calcext:value-type="float">
            <text:p>50,4477611940299</text:p>
          </table:table-cell>
          <table:table-cell office:value-type="float" office:value="140" calcext:value-type="float">
            <text:p>140</text:p>
          </table:table-cell>
          <table:table-cell table:formula="of:=IFERROR(([.G233]/[.D233])*100; &quot;&quot;)" office:value-type="float" office:value="41.7910447761194" calcext:value-type="float">
            <text:p>41,7910447761194</text:p>
          </table:table-cell>
          <table:table-cell office:value-type="float" office:value="133" calcext:value-type="float">
            <text:p>133</text:p>
          </table:table-cell>
          <table:table-cell table:formula="of:=IFERROR(([.I233]/[.D233])*100; &quot;&quot;)" office:value-type="float" office:value="39.7014925373134" calcext:value-type="float">
            <text:p>39,7014925373134</text:p>
          </table:table-cell>
          <table:table-cell office:value-type="float" office:value="202" calcext:value-type="float">
            <text:p>202</text:p>
          </table:table-cell>
          <table:table-cell table:formula="of:=IFERROR(([.K233]/[.D233])*100; &quot;&quot;)" office:value-type="float" office:value="60.2985074626866" calcext:value-type="float">
            <text:p>60,2985074626866</text:p>
          </table:table-cell>
          <table:table-cell office:value-type="float" office:value="158" calcext:value-type="float">
            <text:p>158</text:p>
          </table:table-cell>
          <table:table-cell table:formula="of:=IFERROR(([.M233]/[.K233])*100; &quot;&quot;)" office:value-type="float" office:value="78.2178217821782" calcext:value-type="float">
            <text:p>78,2178217821782</text:p>
          </table:table-cell>
          <table:table-cell office:value-type="float" office:value="164" calcext:value-type="float">
            <text:p>164</text:p>
          </table:table-cell>
          <table:table-cell table:formula="of:=IFERROR(([.O233]/[.K233])*100; &quot;&quot;)" office:value-type="float" office:value="81.1881188118812" calcext:value-type="float">
            <text:p>81,1881188118812</text:p>
          </table:table-cell>
          <table:table-cell table:formula="of:=IF([.E233] = &quot;&quot; ;&quot;&quot;; [.E233]-[.O233])" office:value-type="float" office:value="5" calcext:value-type="float">
            <text:p>5</text:p>
          </table:table-cell>
          <table:table-cell table:formula="of:=IFERROR(([.Q233]/[.I233])*100; &quot;&quot;)" office:value-type="float" office:value="3.7593984962406" calcext:value-type="float">
            <text:p>3,7593984962406</text:p>
          </table:table-cell>
          <table:table-cell office:value-type="float" office:value="138" calcext:value-type="float">
            <text:p>138</text:p>
          </table:table-cell>
          <table:table-cell table:formula="of:=IFERROR(([.S233]/[.K233])*100; &quot;&quot;)" office:value-type="float" office:value="68.3168316831683" calcext:value-type="float">
            <text:p>68,3168316831683</text:p>
          </table:table-cell>
          <table:table-cell table:formula="of:=IF([.G233] = &quot;&quot; ;&quot;&quot;; [.G233]-[.S233])" office:value-type="float" office:value="2" calcext:value-type="float">
            <text:p>2</text:p>
          </table:table-cell>
          <table:table-cell table:formula="of:=IFERROR(([.U233]/[.I233])*100; &quot;&quot;)" office:value-type="float" office:value="1.50375939849624" calcext:value-type="float">
            <text:p>1,50375939849624</text:p>
          </table:table-cell>
          <table:table-cell office:value-type="float" office:value="23" calcext:value-type="float">
            <text:p>23</text:p>
          </table:table-cell>
          <table:table-cell table:formula="of:=IFERROR(([.W233]/[.E233])*100; &quot;&quot;)" office:value-type="float" office:value="13.6094674556213" calcext:value-type="float">
            <text:p>13,60946745562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IFERROR(([.Z233]/[.I233])*100; &quot;&quot;)" office:value-type="float" office:value="11.2781954887218" calcext:value-type="float">
            <text:p>11,2781954887218</text:p>
          </table:table-cell>
          <table:table-cell office:value-type="float" office:value="2" calcext:value-type="float">
            <text:p>2</text:p>
          </table:table-cell>
          <table:table-cell table:formula="of:=IFERROR(([.AB233]/[.I233])*100; &quot;&quot;)" office:value-type="float" office:value="1.50375939849624" calcext:value-type="float">
            <text:p>1,50375939849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33]/[.I233])*100; &quot;&quot;)" office:value-type="float" office:value="3.7593984962406" calcext:value-type="float">
            <text:p>3,7593984962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F233]/[.I233])*100; &quot;&quot;)" office:value-type="float" office:value="24.812030075188" calcext:value-type="float">
            <text:p>24,812030075188</text:p>
          </table:table-cell>
          <table:table-cell office:value-type="float" office:value="0" calcext:value-type="float">
            <text:p>0</text:p>
          </table:table-cell>
          <table:table-cell table:formula="of:=IFERROR(([.CH233]/[.I233])*100; &quot;&quot;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ERROR(([.CJ233]/[.I233])*100; &quot;&quot;)" office:value-type="float" office:value="58.6466165413534" calcext:value-type="float">
            <text:p>58,646616541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20.07.28</text:p>
          </table:table-cell>
          <table:table-cell office:value-type="float" office:value="412" calcext:value-type="float">
            <text:p>412</text:p>
          </table:table-cell>
          <table:table-cell table:formula="of:=IF([.C234]=&quot;&quot;;&quot;&quot;;[.C234]-[.Y234])" office:value-type="float" office:value="335" calcext:value-type="float">
            <text:p>335</text:p>
          </table:table-cell>
          <table:table-cell office:value-type="float" office:value="169" calcext:value-type="float">
            <text:p>169</text:p>
          </table:table-cell>
          <table:table-cell table:formula="of:=IFERROR(([.E234]/[.D234])*100; &quot;&quot;)" office:value-type="float" office:value="50.4477611940299" calcext:value-type="float">
            <text:p>50,4477611940299</text:p>
          </table:table-cell>
          <table:table-cell office:value-type="float" office:value="140" calcext:value-type="float">
            <text:p>140</text:p>
          </table:table-cell>
          <table:table-cell table:formula="of:=IFERROR(([.G234]/[.D234])*100; &quot;&quot;)" office:value-type="float" office:value="41.7910447761194" calcext:value-type="float">
            <text:p>41,7910447761194</text:p>
          </table:table-cell>
          <table:table-cell office:value-type="float" office:value="133" calcext:value-type="float">
            <text:p>133</text:p>
          </table:table-cell>
          <table:table-cell table:formula="of:=IFERROR(([.I234]/[.D234])*100; &quot;&quot;)" office:value-type="float" office:value="39.7014925373134" calcext:value-type="float">
            <text:p>39,7014925373134</text:p>
          </table:table-cell>
          <table:table-cell office:value-type="float" office:value="202" calcext:value-type="float">
            <text:p>202</text:p>
          </table:table-cell>
          <table:table-cell table:formula="of:=IFERROR(([.K234]/[.D234])*100; &quot;&quot;)" office:value-type="float" office:value="60.2985074626866" calcext:value-type="float">
            <text:p>60,2985074626866</text:p>
          </table:table-cell>
          <table:table-cell office:value-type="float" office:value="158" calcext:value-type="float">
            <text:p>158</text:p>
          </table:table-cell>
          <table:table-cell table:formula="of:=IFERROR(([.M234]/[.K234])*100; &quot;&quot;)" office:value-type="float" office:value="78.2178217821782" calcext:value-type="float">
            <text:p>78,2178217821782</text:p>
          </table:table-cell>
          <table:table-cell office:value-type="float" office:value="164" calcext:value-type="float">
            <text:p>164</text:p>
          </table:table-cell>
          <table:table-cell table:formula="of:=IFERROR(([.O234]/[.K234])*100; &quot;&quot;)" office:value-type="float" office:value="81.1881188118812" calcext:value-type="float">
            <text:p>81,1881188118812</text:p>
          </table:table-cell>
          <table:table-cell table:formula="of:=IF([.E234] = &quot;&quot; ;&quot;&quot;; [.E234]-[.O234])" office:value-type="float" office:value="5" calcext:value-type="float">
            <text:p>5</text:p>
          </table:table-cell>
          <table:table-cell table:formula="of:=IFERROR(([.Q234]/[.I234])*100; &quot;&quot;)" office:value-type="float" office:value="3.7593984962406" calcext:value-type="float">
            <text:p>3,7593984962406</text:p>
          </table:table-cell>
          <table:table-cell office:value-type="float" office:value="138" calcext:value-type="float">
            <text:p>138</text:p>
          </table:table-cell>
          <table:table-cell table:formula="of:=IFERROR(([.S234]/[.K234])*100; &quot;&quot;)" office:value-type="float" office:value="68.3168316831683" calcext:value-type="float">
            <text:p>68,3168316831683</text:p>
          </table:table-cell>
          <table:table-cell table:formula="of:=IF([.G234] = &quot;&quot; ;&quot;&quot;; [.G234]-[.S234])" office:value-type="float" office:value="2" calcext:value-type="float">
            <text:p>2</text:p>
          </table:table-cell>
          <table:table-cell table:formula="of:=IFERROR(([.U234]/[.I234])*100; &quot;&quot;)" office:value-type="float" office:value="1.50375939849624" calcext:value-type="float">
            <text:p>1,50375939849624</text:p>
          </table:table-cell>
          <table:table-cell office:value-type="float" office:value="23" calcext:value-type="float">
            <text:p>23</text:p>
          </table:table-cell>
          <table:table-cell table:formula="of:=IFERROR(([.W234]/[.E234])*100; &quot;&quot;)" office:value-type="float" office:value="13.6094674556213" calcext:value-type="float">
            <text:p>13,60946745562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IFERROR(([.Z234]/[.I234])*100; &quot;&quot;)" office:value-type="float" office:value="11.2781954887218" calcext:value-type="float">
            <text:p>11,2781954887218</text:p>
          </table:table-cell>
          <table:table-cell office:value-type="float" office:value="2" calcext:value-type="float">
            <text:p>2</text:p>
          </table:table-cell>
          <table:table-cell table:formula="of:=IFERROR(([.AB234]/[.I234])*100; &quot;&quot;)" office:value-type="float" office:value="1.50375939849624" calcext:value-type="float">
            <text:p>1,50375939849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34]/[.I234])*100; &quot;&quot;)" office:value-type="float" office:value="3.7593984962406" calcext:value-type="float">
            <text:p>3,7593984962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IFERROR(([.CF234]/[.I234])*100; &quot;&quot;)" office:value-type="float" office:value="26.3157894736842" calcext:value-type="float">
            <text:p>26,3157894736842</text:p>
          </table:table-cell>
          <table:table-cell office:value-type="float" office:value="0" calcext:value-type="float">
            <text:p>0</text:p>
          </table:table-cell>
          <table:table-cell table:formula="of:=IFERROR(([.CH234]/[.I234])*100; &quot;&quot;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IFERROR(([.CJ234]/[.I234])*100; &quot;&quot;)" office:value-type="float" office:value="57.1428571428571" calcext:value-type="float">
            <text:p>57,14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35]=&quot;&quot;;&quot;&quot;;[.C235]-[.Y235])">
            <text:p/>
          </table:table-cell>
          <table:table-cell table:style-name="ce1"/>
          <table:table-cell table:formula="of:=IFERROR(([.E235]/[.D235])*100; &quot;&quot;)">
            <text:p/>
          </table:table-cell>
          <table:table-cell table:style-name="ce1"/>
          <table:table-cell table:formula="of:=IFERROR(([.G235]/[.D235])*100; &quot;&quot;)">
            <text:p/>
          </table:table-cell>
          <table:table-cell table:style-name="ce1"/>
          <table:table-cell table:formula="of:=IFERROR(([.I235]/[.D235])*100; &quot;&quot;)">
            <text:p/>
          </table:table-cell>
          <table:table-cell table:style-name="ce1"/>
          <table:table-cell table:formula="of:=IFERROR(([.K235]/[.D235])*100; &quot;&quot;)">
            <text:p/>
          </table:table-cell>
          <table:table-cell table:style-name="ce1"/>
          <table:table-cell table:formula="of:=IFERROR(([.M235]/[.K235])*100; &quot;&quot;)">
            <text:p/>
          </table:table-cell>
          <table:table-cell/>
          <table:table-cell table:formula="of:=IFERROR(([.O235]/[.K235])*100; &quot;&quot;)">
            <text:p/>
          </table:table-cell>
          <table:table-cell table:formula="of:=IF([.E235] = &quot;&quot; ;&quot;&quot;; [.E235]-[.O235])">
            <text:p/>
          </table:table-cell>
          <table:table-cell table:formula="of:=IFERROR(([.Q235]/[.I235])*100; &quot;&quot;)">
            <text:p/>
          </table:table-cell>
          <table:table-cell/>
          <table:table-cell table:formula="of:=IFERROR(([.S235]/[.K235])*100; &quot;&quot;)">
            <text:p/>
          </table:table-cell>
          <table:table-cell table:formula="of:=IF([.G235] = &quot;&quot; ;&quot;&quot;; [.G235]-[.S235])">
            <text:p/>
          </table:table-cell>
          <table:table-cell table:formula="of:=IFERROR(([.U235]/[.I235])*100; &quot;&quot;)">
            <text:p/>
          </table:table-cell>
          <table:table-cell table:style-name="ce1"/>
          <table:table-cell table:formula="of:=IFERROR(([.W235]/[.E235])*100; &quot;&quot;)">
            <text:p/>
          </table:table-cell>
          <table:table-cell table:style-name="ce1" table:number-columns-repeated="2"/>
          <table:table-cell table:formula="of:=IFERROR(([.Z235]/[.I235])*100; &quot;&quot;)">
            <text:p/>
          </table:table-cell>
          <table:table-cell table:style-name="ce1"/>
          <table:table-cell table:formula="of:=IFERROR(([.AB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AF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BN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35]/[.I235])*100; &quot;&quot;)">
            <text:p/>
          </table:table-cell>
          <table:table-cell table:style-name="ce1"/>
          <table:table-cell table:formula="of:=IFERROR(([.CH235]/[.I235])*100; &quot;&quot;)">
            <text:p/>
          </table:table-cell>
          <table:table-cell table:style-name="ce1"/>
          <table:table-cell table:formula="of:=IFERROR(([.CJ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CV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CZ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83</text:p>
          </table:table-cell>
          <table:table-cell office:value-type="string" calcext:value-type="string">
            <text:p>583.07.28</text:p>
          </table:table-cell>
          <table:table-cell office:value-type="float" office:value="412" calcext:value-type="float">
            <text:p>412</text:p>
          </table:table-cell>
          <table:table-cell table:formula="of:=IF([.C236]=&quot;&quot;;&quot;&quot;;[.C236]-[.Y236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36]/[.D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36]/[.D236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36]/[.D236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36]/[.D236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36]/[.K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36]/[.K236])*100; &quot;&quot;)" office:value-type="float" office:value="0" calcext:value-type="float">
            <text:p>0</text:p>
          </table:table-cell>
          <table:table-cell table:formula="of:=IF([.E236] = &quot;&quot; ;&quot;&quot;; [.E236]-[.O236])" office:value-type="float" office:value="0" calcext:value-type="float">
            <text:p>0</text:p>
          </table:table-cell>
          <table:table-cell table:style-name="ce3" table:formula="of:=IFERROR(([.Q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36]/[.K236])*100; &quot;&quot;)" office:value-type="float" office:value="0" calcext:value-type="float">
            <text:p>0</text:p>
          </table:table-cell>
          <table:table-cell table:formula="of:=IF([.G236] = &quot;&quot; ;&quot;&quot;; [.G236]-[.S236])" office:value-type="float" office:value="0" calcext:value-type="float">
            <text:p>0</text:p>
          </table:table-cell>
          <table:table-cell table:formula="of:=IFERROR(([.U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36]/[.E236])*100; 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Z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36]/[.I236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36]/[.I236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83.07.27</text:p>
          </table:table-cell>
          <table:table-cell office:value-type="float" office:value="412" calcext:value-type="float">
            <text:p>412</text:p>
          </table:table-cell>
          <table:table-cell table:formula="of:=IF([.C237]=&quot;&quot;;&quot;&quot;;[.C237]-[.Y237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37]/[.D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37]/[.D237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37]/[.D237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37]/[.D237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37]/[.K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37]/[.K237])*100; &quot;&quot;)" office:value-type="float" office:value="0" calcext:value-type="float">
            <text:p>0</text:p>
          </table:table-cell>
          <table:table-cell table:formula="of:=IF([.E237] = &quot;&quot; ;&quot;&quot;; [.E237]-[.O237])" office:value-type="float" office:value="0" calcext:value-type="float">
            <text:p>0</text:p>
          </table:table-cell>
          <table:table-cell table:style-name="ce3" table:formula="of:=IFERROR(([.Q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37]/[.K237])*100; &quot;&quot;)" office:value-type="float" office:value="0" calcext:value-type="float">
            <text:p>0</text:p>
          </table:table-cell>
          <table:table-cell table:formula="of:=IF([.G237] = &quot;&quot; ;&quot;&quot;; [.G237]-[.S237])" office:value-type="float" office:value="0" calcext:value-type="float">
            <text:p>0</text:p>
          </table:table-cell>
          <table:table-cell table:formula="of:=IFERROR(([.U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37]/[.E237])*100; 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Z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37]/[.I237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37]/[.I237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38]=&quot;&quot;;&quot;&quot;;[.C238]-[.Y238])">
            <text:p/>
          </table:table-cell>
          <table:table-cell table:style-name="ce1"/>
          <table:table-cell table:formula="of:=IFERROR(([.E238]/[.D238])*100; &quot;&quot;)">
            <text:p/>
          </table:table-cell>
          <table:table-cell table:style-name="ce1"/>
          <table:table-cell table:formula="of:=IFERROR(([.G238]/[.D238])*100; &quot;&quot;)">
            <text:p/>
          </table:table-cell>
          <table:table-cell table:style-name="ce1"/>
          <table:table-cell table:formula="of:=IFERROR(([.I238]/[.D238])*100; &quot;&quot;)">
            <text:p/>
          </table:table-cell>
          <table:table-cell table:style-name="ce1"/>
          <table:table-cell table:formula="of:=IFERROR(([.K238]/[.D238])*100; &quot;&quot;)">
            <text:p/>
          </table:table-cell>
          <table:table-cell table:style-name="ce1"/>
          <table:table-cell table:formula="of:=IFERROR(([.M238]/[.K238])*100; &quot;&quot;)">
            <text:p/>
          </table:table-cell>
          <table:table-cell/>
          <table:table-cell table:formula="of:=IFERROR(([.O238]/[.K238])*100; &quot;&quot;)">
            <text:p/>
          </table:table-cell>
          <table:table-cell table:formula="of:=IF([.E238] = &quot;&quot; ;&quot;&quot;; [.E238]-[.O238])">
            <text:p/>
          </table:table-cell>
          <table:table-cell table:formula="of:=IFERROR(([.Q238]/[.I238])*100; &quot;&quot;)">
            <text:p/>
          </table:table-cell>
          <table:table-cell/>
          <table:table-cell table:formula="of:=IFERROR(([.S238]/[.K238])*100; &quot;&quot;)">
            <text:p/>
          </table:table-cell>
          <table:table-cell table:formula="of:=IF([.G238] = &quot;&quot; ;&quot;&quot;; [.G238]-[.S238])">
            <text:p/>
          </table:table-cell>
          <table:table-cell table:formula="of:=IFERROR(([.U238]/[.I238])*100; &quot;&quot;)">
            <text:p/>
          </table:table-cell>
          <table:table-cell table:style-name="ce1"/>
          <table:table-cell table:formula="of:=IFERROR(([.W238]/[.E238])*100; &quot;&quot;)">
            <text:p/>
          </table:table-cell>
          <table:table-cell table:style-name="ce1" table:number-columns-repeated="2"/>
          <table:table-cell table:formula="of:=IFERROR(([.Z238]/[.I238])*100; &quot;&quot;)">
            <text:p/>
          </table:table-cell>
          <table:table-cell table:style-name="ce1"/>
          <table:table-cell table:formula="of:=IFERROR(([.AB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AF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BN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38]/[.I238])*100; &quot;&quot;)">
            <text:p/>
          </table:table-cell>
          <table:table-cell table:style-name="ce1"/>
          <table:table-cell table:formula="of:=IFERROR(([.CH238]/[.I238])*100; &quot;&quot;)">
            <text:p/>
          </table:table-cell>
          <table:table-cell table:style-name="ce1"/>
          <table:table-cell table:formula="of:=IFERROR(([.CJ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CV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CZ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412</text:p>
          </table:table-cell>
          <table:table-cell office:value-type="string" calcext:value-type="string">
            <text:p>412.06.86</text:p>
          </table:table-cell>
          <table:table-cell office:value-type="float" office:value="315" calcext:value-type="float">
            <text:p>315</text:p>
          </table:table-cell>
          <table:table-cell table:formula="of:=IF([.C239]=&quot;&quot;;&quot;&quot;;[.C239]-[.Y239])"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table:formula="of:=IFERROR(([.E239]/[.D239])*100; &quot;&quot;)" office:value-type="float" office:value="9.05660377358491" calcext:value-type="float">
            <text:p>9,05660377358491</text:p>
          </table:table-cell>
          <table:table-cell office:value-type="float" office:value="8" calcext:value-type="float">
            <text:p>8</text:p>
          </table:table-cell>
          <table:table-cell table:formula="of:=IFERROR(([.G239]/[.D239])*100; &quot;&quot;)" office:value-type="float" office:value="3.0188679245283" calcext:value-type="float">
            <text:p>3,0188679245283</text:p>
          </table:table-cell>
          <table:table-cell office:value-type="float" office:value="227" calcext:value-type="float">
            <text:p>227</text:p>
          </table:table-cell>
          <table:table-cell table:formula="of:=IFERROR(([.I239]/[.D239])*100; &quot;&quot;)" office:value-type="float" office:value="85.6603773584906" calcext:value-type="float">
            <text:p>85,6603773584906</text:p>
          </table:table-cell>
          <table:table-cell office:value-type="float" office:value="38" calcext:value-type="float">
            <text:p>38</text:p>
          </table:table-cell>
          <table:table-cell table:formula="of:=IFERROR(([.K239]/[.D239])*100; &quot;&quot;)" office:value-type="float" office:value="14.3396226415094" calcext:value-type="float">
            <text:p>14,3396226415094</text:p>
          </table:table-cell>
          <table:table-cell office:value-type="float" office:value="7" calcext:value-type="float">
            <text:p>7</text:p>
          </table:table-cell>
          <table:table-cell table:formula="of:=IFERROR(([.M239]/[.K239])*100; &quot;&quot;)" office:value-type="float" office:value="18.4210526315789" calcext:value-type="float">
            <text:p>18,4210526315789</text:p>
          </table:table-cell>
          <table:table-cell office:value-type="float" office:value="20" calcext:value-type="float">
            <text:p>20</text:p>
          </table:table-cell>
          <table:table-cell table:formula="of:=IFERROR(([.O239]/[.K239])*100; &quot;&quot;)" office:value-type="float" office:value="52.6315789473684" calcext:value-type="float">
            <text:p>52,6315789473684</text:p>
          </table:table-cell>
          <table:table-cell table:formula="of:=IF([.E239] = &quot;&quot; ;&quot;&quot;; [.E239]-[.O239])" office:value-type="float" office:value="4" calcext:value-type="float">
            <text:p>4</text:p>
          </table:table-cell>
          <table:table-cell table:formula="of:=IFERROR(([.Q239]/[.I239])*100; &quot;&quot;)" office:value-type="float" office:value="1.76211453744493" calcext:value-type="float">
            <text:p>1,76211453744493</text:p>
          </table:table-cell>
          <table:table-cell office:value-type="float" office:value="5" calcext:value-type="float">
            <text:p>5</text:p>
          </table:table-cell>
          <table:table-cell table:formula="of:=IFERROR(([.S239]/[.K239])*100; &quot;&quot;)" office:value-type="float" office:value="13.1578947368421" calcext:value-type="float">
            <text:p>13,1578947368421</text:p>
          </table:table-cell>
          <table:table-cell table:formula="of:=IF([.G239] = &quot;&quot; ;&quot;&quot;; [.G239]-[.S239])" office:value-type="float" office:value="3" calcext:value-type="float">
            <text:p>3</text:p>
          </table:table-cell>
          <table:table-cell table:formula="of:=IFERROR(([.U239]/[.I239])*100; &quot;&quot;)" office:value-type="float" office:value="1.3215859030837" calcext:value-type="float">
            <text:p>1,3215859030837</text:p>
          </table:table-cell>
          <table:table-cell office:value-type="float" office:value="19" calcext:value-type="float">
            <text:p>19</text:p>
          </table:table-cell>
          <table:table-cell table:formula="of:=IFERROR(([.W239]/[.E239])*100; &quot;&quot;)" office:value-type="float" office:value="79.1666666666667" calcext:value-type="float">
            <text:p>79,1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IFERROR(([.Z239]/[.I239])*100; &quot;&quot;)" office:value-type="float" office:value="1.3215859030837" calcext:value-type="float">
            <text:p>1,3215859030837</text:p>
          </table:table-cell>
          <table:table-cell office:value-type="float" office:value="66" calcext:value-type="float">
            <text:p>66</text:p>
          </table:table-cell>
          <table:table-cell table:formula="of:=IFERROR(([.AB239]/[.I239])*100; &quot;&quot;)" office:value-type="float" office:value="29.0748898678414" calcext:value-type="float">
            <text:p>29,0748898678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F239]/[.I239])*100; &quot;&quot;)" office:value-type="float" office:value="1.76211453744493" calcext:value-type="float">
            <text:p>1,76211453744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J239]/[.I239])*100; &quot;&quot;)" office:value-type="float" office:value="2.6431718061674" calcext:value-type="float">
            <text:p>2,6431718061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CF239]/[.I239])*100; &quot;&quot;)" office:value-type="float" office:value="7.48898678414097" calcext:value-type="float">
            <text:p>7,48898678414097</text:p>
          </table:table-cell>
          <table:table-cell office:value-type="float" office:value="4" calcext:value-type="float">
            <text:p>4</text:p>
          </table:table-cell>
          <table:table-cell table:formula="of:=IFERROR(([.CH239]/[.I239])*100; &quot;&quot;)" office:value-type="float" office:value="1.76211453744493" calcext:value-type="float">
            <text:p>1,76211453744493</text:p>
          </table:table-cell>
          <table:table-cell office:value-type="float" office:value="125" calcext:value-type="float">
            <text:p>125</text:p>
          </table:table-cell>
          <table:table-cell table:formula="of:=IFERROR(([.CJ239]/[.I239])*100; &quot;&quot;)" office:value-type="float" office:value="55.0660792951542" calcext:value-type="float">
            <text:p>55,06607929515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R239]/[.I239])*100; &quot;&quot;)" office:value-type="float" office:value="0.881057268722467" calcext:value-type="float">
            <text:p>0,881057268722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40]=&quot;&quot;;&quot;&quot;;[.C240]-[.Y240])">
            <text:p/>
          </table:table-cell>
          <table:table-cell table:style-name="ce1"/>
          <table:table-cell table:formula="of:=IFERROR(([.E240]/[.D240])*100; &quot;&quot;)">
            <text:p/>
          </table:table-cell>
          <table:table-cell table:style-name="ce1"/>
          <table:table-cell table:formula="of:=IFERROR(([.G240]/[.D240])*100; &quot;&quot;)">
            <text:p/>
          </table:table-cell>
          <table:table-cell table:style-name="ce1"/>
          <table:table-cell table:formula="of:=IFERROR(([.I240]/[.D240])*100; &quot;&quot;)">
            <text:p/>
          </table:table-cell>
          <table:table-cell table:style-name="ce1"/>
          <table:table-cell table:formula="of:=IFERROR(([.K240]/[.D240])*100; &quot;&quot;)">
            <text:p/>
          </table:table-cell>
          <table:table-cell table:style-name="ce1"/>
          <table:table-cell table:formula="of:=IFERROR(([.M240]/[.K240])*100; &quot;&quot;)">
            <text:p/>
          </table:table-cell>
          <table:table-cell/>
          <table:table-cell table:formula="of:=IFERROR(([.O240]/[.K240])*100; &quot;&quot;)">
            <text:p/>
          </table:table-cell>
          <table:table-cell table:formula="of:=IF([.E240] = &quot;&quot; ;&quot;&quot;; [.E240]-[.O240])">
            <text:p/>
          </table:table-cell>
          <table:table-cell table:formula="of:=IFERROR(([.Q240]/[.I240])*100; &quot;&quot;)">
            <text:p/>
          </table:table-cell>
          <table:table-cell/>
          <table:table-cell table:formula="of:=IFERROR(([.S240]/[.K240])*100; &quot;&quot;)">
            <text:p/>
          </table:table-cell>
          <table:table-cell table:formula="of:=IF([.G240] = &quot;&quot; ;&quot;&quot;; [.G240]-[.S240])">
            <text:p/>
          </table:table-cell>
          <table:table-cell table:formula="of:=IFERROR(([.U240]/[.I240])*100; &quot;&quot;)">
            <text:p/>
          </table:table-cell>
          <table:table-cell table:style-name="ce1"/>
          <table:table-cell table:formula="of:=IFERROR(([.W240]/[.E240])*100; &quot;&quot;)">
            <text:p/>
          </table:table-cell>
          <table:table-cell table:style-name="ce1" table:number-columns-repeated="2"/>
          <table:table-cell table:formula="of:=IFERROR(([.Z240]/[.I240])*100; &quot;&quot;)">
            <text:p/>
          </table:table-cell>
          <table:table-cell table:style-name="ce1"/>
          <table:table-cell table:formula="of:=IFERROR(([.AB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AF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BN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40]/[.I240])*100; &quot;&quot;)">
            <text:p/>
          </table:table-cell>
          <table:table-cell table:style-name="ce1"/>
          <table:table-cell table:formula="of:=IFERROR(([.CH240]/[.I240])*100; &quot;&quot;)">
            <text:p/>
          </table:table-cell>
          <table:table-cell table:style-name="ce1"/>
          <table:table-cell table:formula="of:=IFERROR(([.CJ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CV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CZ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270 v1</text:p>
          </table:table-cell>
          <table:table-cell office:value-type="string" calcext:value-type="string">
            <text:p>54.04.89</text:p>
          </table:table-cell>
          <table:table-cell office:value-type="float" office:value="216" calcext:value-type="float">
            <text:p>216</text:p>
          </table:table-cell>
          <table:table-cell table:formula="of:=IF([.C241]=&quot;&quot;;&quot;&quot;;[.C241]-[.Y241])"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IFERROR(([.E241]/[.D241])*100; &quot;&quot;)" office:value-type="float" office:value="61.1111111111111" calcext:value-type="float">
            <text:p>61,1111111111111</text:p>
          </table:table-cell>
          <table:table-cell office:value-type="float" office:value="79" calcext:value-type="float">
            <text:p>79</text:p>
          </table:table-cell>
          <table:table-cell table:formula="of:=IFERROR(([.G241]/[.D241])*100; &quot;&quot;)" office:value-type="float" office:value="43.8888888888889" calcext:value-type="float">
            <text:p>43,8888888888889</text:p>
          </table:table-cell>
          <table:table-cell office:value-type="float" office:value="56" calcext:value-type="float">
            <text:p>56</text:p>
          </table:table-cell>
          <table:table-cell table:formula="of:=IFERROR(([.I241]/[.D241])*100; &quot;&quot;)" office:value-type="float" office:value="31.1111111111111" calcext:value-type="float">
            <text:p>31,1111111111111</text:p>
          </table:table-cell>
          <table:table-cell office:value-type="float" office:value="124" calcext:value-type="float">
            <text:p>124</text:p>
          </table:table-cell>
          <table:table-cell table:formula="of:=IFERROR(([.K241]/[.D241])*100; &quot;&quot;)" office:value-type="float" office:value="68.8888888888889" calcext:value-type="float">
            <text:p>68,8888888888889</text:p>
          </table:table-cell>
          <table:table-cell office:value-type="float" office:value="86" calcext:value-type="float">
            <text:p>86</text:p>
          </table:table-cell>
          <table:table-cell table:formula="of:=IFERROR(([.M241]/[.K241])*100; &quot;&quot;)" office:value-type="float" office:value="69.3548387096774" calcext:value-type="float">
            <text:p>69,3548387096774</text:p>
          </table:table-cell>
          <table:table-cell office:value-type="float" office:value="94" calcext:value-type="float">
            <text:p>94</text:p>
          </table:table-cell>
          <table:table-cell table:formula="of:=IFERROR(([.O241]/[.K241])*100; &quot;&quot;)" office:value-type="float" office:value="75.8064516129032" calcext:value-type="float">
            <text:p>75,8064516129032</text:p>
          </table:table-cell>
          <table:table-cell table:formula="of:=IF([.E241] = &quot;&quot; ;&quot;&quot;; [.E241]-[.O241])" office:value-type="float" office:value="16" calcext:value-type="float">
            <text:p>16</text:p>
          </table:table-cell>
          <table:table-cell table:formula="of:=IFERROR(([.Q241]/[.I241])*100; &quot;&quot;)" office:value-type="float" office:value="28.5714285714286" calcext:value-type="float">
            <text:p>28,5714285714286</text:p>
          </table:table-cell>
          <table:table-cell office:value-type="float" office:value="79" calcext:value-type="float">
            <text:p>79</text:p>
          </table:table-cell>
          <table:table-cell table:formula="of:=IFERROR(([.S241]/[.K241])*100; &quot;&quot;)" office:value-type="float" office:value="63.7096774193548" calcext:value-type="float">
            <text:p>63,7096774193548</text:p>
          </table:table-cell>
          <table:table-cell table:formula="of:=IF([.G241] = &quot;&quot; ;&quot;&quot;; [.G241]-[.S241])" office:value-type="float" office:value="0" calcext:value-type="float">
            <text:p>0</text:p>
          </table:table-cell>
          <table:table-cell table:formula="of:=IFERROR(([.U241]/[.I241])*100; &quot;&quot;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ERROR(([.W241]/[.E241])*100; &quot;&quot;)" office:value-type="float" office:value="30.9090909090909" calcext:value-type="float">
            <text:p>30,909090909090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IFERROR(([.Z241]/[.I241])*100; &quot;&quot;)" office:value-type="float" office:value="48.2142857142857" calcext:value-type="float">
            <text:p>48,2142857142857</text:p>
          </table:table-cell>
          <table:table-cell office:value-type="float" office:value="0" calcext:value-type="float">
            <text:p>0</text:p>
          </table:table-cell>
          <table:table-cell table:formula="of:=IFERROR(([.AB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FERROR(([.AF241]/[.I241])*100; &quot;&quot;)" office:value-type="float" office:value="51.7857142857143" calcext:value-type="float">
            <text:p>51,7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42]=&quot;&quot;;&quot;&quot;;[.C242]-[.Y242])">
            <text:p/>
          </table:table-cell>
          <table:table-cell table:style-name="ce1"/>
          <table:table-cell table:formula="of:=IFERROR(([.E242]/[.D242])*100; &quot;&quot;)">
            <text:p/>
          </table:table-cell>
          <table:table-cell table:style-name="ce1"/>
          <table:table-cell table:formula="of:=IFERROR(([.G242]/[.D242])*100; &quot;&quot;)">
            <text:p/>
          </table:table-cell>
          <table:table-cell table:style-name="ce1"/>
          <table:table-cell table:formula="of:=IFERROR(([.I242]/[.D242])*100; &quot;&quot;)">
            <text:p/>
          </table:table-cell>
          <table:table-cell table:style-name="ce1"/>
          <table:table-cell table:formula="of:=IFERROR(([.K242]/[.D242])*100; &quot;&quot;)">
            <text:p/>
          </table:table-cell>
          <table:table-cell table:style-name="ce1"/>
          <table:table-cell table:formula="of:=IFERROR(([.M242]/[.K242])*100; &quot;&quot;)">
            <text:p/>
          </table:table-cell>
          <table:table-cell/>
          <table:table-cell table:formula="of:=IFERROR(([.O242]/[.K242])*100; &quot;&quot;)">
            <text:p/>
          </table:table-cell>
          <table:table-cell table:formula="of:=IF([.E242] = &quot;&quot; ;&quot;&quot;; [.E242]-[.O242])">
            <text:p/>
          </table:table-cell>
          <table:table-cell table:formula="of:=IFERROR(([.Q242]/[.I242])*100; &quot;&quot;)">
            <text:p/>
          </table:table-cell>
          <table:table-cell/>
          <table:table-cell table:formula="of:=IFERROR(([.S242]/[.K242])*100; &quot;&quot;)">
            <text:p/>
          </table:table-cell>
          <table:table-cell table:formula="of:=IF([.G242] = &quot;&quot; ;&quot;&quot;; [.G242]-[.S242])">
            <text:p/>
          </table:table-cell>
          <table:table-cell table:formula="of:=IFERROR(([.U242]/[.I242])*100; &quot;&quot;)">
            <text:p/>
          </table:table-cell>
          <table:table-cell table:style-name="ce1"/>
          <table:table-cell table:formula="of:=IFERROR(([.W242]/[.E242])*100; &quot;&quot;)">
            <text:p/>
          </table:table-cell>
          <table:table-cell table:style-name="ce1" table:number-columns-repeated="2"/>
          <table:table-cell table:formula="of:=IFERROR(([.Z242]/[.I242])*100; &quot;&quot;)">
            <text:p/>
          </table:table-cell>
          <table:table-cell table:style-name="ce1"/>
          <table:table-cell table:formula="of:=IFERROR(([.AB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AF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BN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42]/[.I242])*100; &quot;&quot;)">
            <text:p/>
          </table:table-cell>
          <table:table-cell table:style-name="ce1"/>
          <table:table-cell table:formula="of:=IFERROR(([.CH242]/[.I242])*100; &quot;&quot;)">
            <text:p/>
          </table:table-cell>
          <table:table-cell table:style-name="ce1"/>
          <table:table-cell table:formula="of:=IFERROR(([.CJ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CV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CZ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12</text:p>
          </table:table-cell>
          <table:table-cell office:value-type="string" calcext:value-type="string">
            <text:p>312.06.55</text:p>
          </table:table-cell>
          <table:table-cell office:value-type="float" office:value="296" calcext:value-type="float">
            <text:p>296</text:p>
          </table:table-cell>
          <table:table-cell table:formula="of:=IF([.C243]=&quot;&quot;;&quot;&quot;;[.C243]-[.Y243])"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formula="of:=IFERROR(([.E243]/[.D243])*100; &quot;&quot;)" office:value-type="float" office:value="6.37450199203187" calcext:value-type="float">
            <text:p>6,37450199203187</text:p>
          </table:table-cell>
          <table:table-cell office:value-type="float" office:value="7" calcext:value-type="float">
            <text:p>7</text:p>
          </table:table-cell>
          <table:table-cell table:formula="of:=IFERROR(([.G243]/[.D243])*100; &quot;&quot;)" office:value-type="float" office:value="2.78884462151394" calcext:value-type="float">
            <text:p>2,78884462151394</text:p>
          </table:table-cell>
          <table:table-cell office:value-type="float" office:value="223" calcext:value-type="float">
            <text:p>223</text:p>
          </table:table-cell>
          <table:table-cell table:formula="of:=IFERROR(([.I243]/[.D243])*100; &quot;&quot;)" office:value-type="float" office:value="88.8446215139442" calcext:value-type="float">
            <text:p>88,8446215139442</text:p>
          </table:table-cell>
          <table:table-cell office:value-type="float" office:value="28" calcext:value-type="float">
            <text:p>28</text:p>
          </table:table-cell>
          <table:table-cell table:formula="of:=IFERROR(([.K243]/[.D243])*100; &quot;&quot;)" office:value-type="float" office:value="11.1553784860558" calcext:value-type="float">
            <text:p>11,1553784860558</text:p>
          </table:table-cell>
          <table:table-cell office:value-type="float" office:value="6" calcext:value-type="float">
            <text:p>6</text:p>
          </table:table-cell>
          <table:table-cell table:formula="of:=IFERROR(([.M243]/[.K243])*100; &quot;&quot;)" office:value-type="float" office:value="21.4285714285714" calcext:value-type="float">
            <text:p>21,4285714285714</text:p>
          </table:table-cell>
          <table:table-cell office:value-type="float" office:value="14" calcext:value-type="float">
            <text:p>14</text:p>
          </table:table-cell>
          <table:table-cell table:formula="of:=IFERROR(([.O243]/[.K243])*100; &quot;&quot;)" office:value-type="float" office:value="50" calcext:value-type="float">
            <text:p>50</text:p>
          </table:table-cell>
          <table:table-cell table:formula="of:=IF([.E243] = &quot;&quot; ;&quot;&quot;; [.E243]-[.O243])" office:value-type="float" office:value="2" calcext:value-type="float">
            <text:p>2</text:p>
          </table:table-cell>
          <table:table-cell table:formula="of:=IFERROR(([.Q243]/[.I243])*100; &quot;&quot;)" office:value-type="float" office:value="0.896860986547085" calcext:value-type="float">
            <text:p>0,896860986547085</text:p>
          </table:table-cell>
          <table:table-cell office:value-type="float" office:value="5" calcext:value-type="float">
            <text:p>5</text:p>
          </table:table-cell>
          <table:table-cell table:formula="of:=IFERROR(([.S243]/[.K243])*100; &quot;&quot;)" office:value-type="float" office:value="17.8571428571429" calcext:value-type="float">
            <text:p>17,8571428571429</text:p>
          </table:table-cell>
          <table:table-cell table:formula="of:=IF([.G243] = &quot;&quot; ;&quot;&quot;; [.G243]-[.S243])" office:value-type="float" office:value="2" calcext:value-type="float">
            <text:p>2</text:p>
          </table:table-cell>
          <table:table-cell table:formula="of:=IFERROR(([.U243]/[.I243])*100; &quot;&quot;)" office:value-type="float" office:value="0.896860986547085" calcext:value-type="float">
            <text:p>0,896860986547085</text:p>
          </table:table-cell>
          <table:table-cell office:value-type="float" office:value="12" calcext:value-type="float">
            <text:p>12</text:p>
          </table:table-cell>
          <table:table-cell table:formula="of:=IFERROR(([.W243]/[.E243])*100; &quot;&quot;)"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ERROR(([.Z243]/[.I243])*100; &quot;&quot;)" office:value-type="float" office:value="0.896860986547085" calcext:value-type="float">
            <text:p>0,896860986547085</text:p>
          </table:table-cell>
          <table:table-cell office:value-type="float" office:value="59" calcext:value-type="float">
            <text:p>59</text:p>
          </table:table-cell>
          <table:table-cell table:formula="of:=IFERROR(([.AB243]/[.I243])*100; &quot;&quot;)" office:value-type="float" office:value="26.457399103139" calcext:value-type="float">
            <text:p>26,457399103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F243]/[.I243])*100; &quot;&quot;)" office:value-type="float" office:value="1.79372197309417" calcext:value-type="float">
            <text:p>1,79372197309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J243]/[.I243])*100; &quot;&quot;)" office:value-type="float" office:value="3.58744394618834" calcext:value-type="float">
            <text:p>3,587443946188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3]/[.I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IFERROR(([.CF243]/[.I243])*100; &quot;&quot;)" office:value-type="float" office:value="61.4349775784753" calcext:value-type="float">
            <text:p>61,4349775784753</text:p>
          </table:table-cell>
          <table:table-cell office:value-type="float" office:value="3" calcext:value-type="float">
            <text:p>3</text:p>
          </table:table-cell>
          <table:table-cell table:formula="of:=IFERROR(([.CH243]/[.I243])*100; &quot;&quot;)" office:value-type="float" office:value="1.34529147982063" calcext:value-type="float">
            <text:p>1,34529147982063</text:p>
          </table:table-cell>
          <table:table-cell office:value-type="float" office:value="5" calcext:value-type="float">
            <text:p>5</text:p>
          </table:table-cell>
          <table:table-cell table:formula="of:=IFERROR(([.CJ243]/[.I243])*100; &quot;&quot;)" office:value-type="float" office:value="2.24215246636771" calcext:value-type="float">
            <text:p>2,24215246636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43]/[.I243])*100; &quot;&quot;)" office:value-type="float" office:value="1.34529147982063" calcext:value-type="float">
            <text:p>1,3452914798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43]/[.I243])*100; &quot;&quot;)" office:value-type="float" office:value="0.448430493273543" calcext:value-type="float">
            <text:p>0,4484304932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43]/[.I243])*100; &quot;&quot;)" office:value-type="float" office:value="0.448430493273543" calcext:value-type="float">
            <text:p>0,4484304932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44]=&quot;&quot;;&quot;&quot;;[.C244]-[.Y244])">
            <text:p/>
          </table:table-cell>
          <table:table-cell table:style-name="ce1"/>
          <table:table-cell table:formula="of:=IFERROR(([.E244]/[.D244])*100; &quot;&quot;)">
            <text:p/>
          </table:table-cell>
          <table:table-cell table:style-name="ce1"/>
          <table:table-cell table:formula="of:=IFERROR(([.G244]/[.D244])*100; &quot;&quot;)">
            <text:p/>
          </table:table-cell>
          <table:table-cell table:style-name="ce1"/>
          <table:table-cell table:formula="of:=IFERROR(([.I244]/[.D244])*100; &quot;&quot;)">
            <text:p/>
          </table:table-cell>
          <table:table-cell table:style-name="ce1"/>
          <table:table-cell table:formula="of:=IFERROR(([.K244]/[.D244])*100; &quot;&quot;)">
            <text:p/>
          </table:table-cell>
          <table:table-cell table:style-name="ce1"/>
          <table:table-cell table:formula="of:=IFERROR(([.M244]/[.K244])*100; &quot;&quot;)">
            <text:p/>
          </table:table-cell>
          <table:table-cell/>
          <table:table-cell table:formula="of:=IFERROR(([.O244]/[.K244])*100; &quot;&quot;)">
            <text:p/>
          </table:table-cell>
          <table:table-cell table:formula="of:=IF([.E244] = &quot;&quot; ;&quot;&quot;; [.E244]-[.O244])">
            <text:p/>
          </table:table-cell>
          <table:table-cell table:formula="of:=IFERROR(([.Q244]/[.I244])*100; &quot;&quot;)">
            <text:p/>
          </table:table-cell>
          <table:table-cell/>
          <table:table-cell table:formula="of:=IFERROR(([.S244]/[.K244])*100; &quot;&quot;)">
            <text:p/>
          </table:table-cell>
          <table:table-cell table:formula="of:=IF([.G244] = &quot;&quot; ;&quot;&quot;; [.G244]-[.S244])">
            <text:p/>
          </table:table-cell>
          <table:table-cell table:formula="of:=IFERROR(([.U244]/[.I244])*100; &quot;&quot;)">
            <text:p/>
          </table:table-cell>
          <table:table-cell table:style-name="ce1"/>
          <table:table-cell table:formula="of:=IFERROR(([.W244]/[.E244])*100; &quot;&quot;)">
            <text:p/>
          </table:table-cell>
          <table:table-cell table:style-name="ce1" table:number-columns-repeated="2"/>
          <table:table-cell table:formula="of:=IFERROR(([.Z244]/[.I244])*100; &quot;&quot;)">
            <text:p/>
          </table:table-cell>
          <table:table-cell table:style-name="ce1"/>
          <table:table-cell table:formula="of:=IFERROR(([.AB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AF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BN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44]/[.I244])*100; &quot;&quot;)">
            <text:p/>
          </table:table-cell>
          <table:table-cell table:style-name="ce1"/>
          <table:table-cell table:formula="of:=IFERROR(([.CH244]/[.I244])*100; &quot;&quot;)">
            <text:p/>
          </table:table-cell>
          <table:table-cell table:style-name="ce1"/>
          <table:table-cell table:formula="of:=IFERROR(([.CJ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CV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CZ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30</text:p>
          </table:table-cell>
          <table:table-cell office:value-type="string" calcext:value-type="string">
            <text:p>107.06.30</text:p>
          </table:table-cell>
          <table:table-cell office:value-type="float" office:value="323" calcext:value-type="float">
            <text:p>323</text:p>
          </table:table-cell>
          <table:table-cell table:formula="of:=IF([.C245]=&quot;&quot;;&quot;&quot;;[.C245]-[.Y245])"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formula="of:=IFERROR(([.E245]/[.D245])*100; &quot;&quot;)" office:value-type="float" office:value="5.86080586080586" calcext:value-type="float">
            <text:p>5,86080586080586</text:p>
          </table:table-cell>
          <table:table-cell office:value-type="float" office:value="6" calcext:value-type="float">
            <text:p>6</text:p>
          </table:table-cell>
          <table:table-cell table:formula="of:=IFERROR(([.G245]/[.D245])*100; &quot;&quot;)" office:value-type="float" office:value="2.1978021978022" calcext:value-type="float">
            <text:p>2,1978021978022</text:p>
          </table:table-cell>
          <table:table-cell office:value-type="float" office:value="240" calcext:value-type="float">
            <text:p>240</text:p>
          </table:table-cell>
          <table:table-cell table:formula="of:=IFERROR(([.I245]/[.D245])*100; &quot;&quot;)" office:value-type="float" office:value="87.9120879120879" calcext:value-type="float">
            <text:p>87,9120879120879</text:p>
          </table:table-cell>
          <table:table-cell office:value-type="float" office:value="33" calcext:value-type="float">
            <text:p>33</text:p>
          </table:table-cell>
          <table:table-cell table:formula="of:=IFERROR(([.K245]/[.D245])*100; &quot;&quot;)" office:value-type="float" office:value="12.0879120879121" calcext:value-type="float">
            <text:p>12,0879120879121</text:p>
          </table:table-cell>
          <table:table-cell office:value-type="float" office:value="7" calcext:value-type="float">
            <text:p>7</text:p>
          </table:table-cell>
          <table:table-cell table:formula="of:=IFERROR(([.M245]/[.K245])*100; &quot;&quot;)" office:value-type="float" office:value="21.2121212121212" calcext:value-type="float">
            <text:p>21,2121212121212</text:p>
          </table:table-cell>
          <table:table-cell office:value-type="float" office:value="14" calcext:value-type="float">
            <text:p>14</text:p>
          </table:table-cell>
          <table:table-cell table:formula="of:=IFERROR(([.O245]/[.K245])*100; &quot;&quot;)" office:value-type="float" office:value="42.4242424242424" calcext:value-type="float">
            <text:p>42,4242424242424</text:p>
          </table:table-cell>
          <table:table-cell table:formula="of:=IF([.E245] = &quot;&quot; ;&quot;&quot;; [.E245]-[.O245])" office:value-type="float" office:value="2" calcext:value-type="float">
            <text:p>2</text:p>
          </table:table-cell>
          <table:table-cell table:formula="of:=IFERROR(([.Q245]/[.I245])*100; &quot;&quot;)" office:value-type="float" office:value="0.833333333333333" calcext:value-type="float">
            <text:p>0,833333333333333</text:p>
          </table:table-cell>
          <table:table-cell office:value-type="float" office:value="5" calcext:value-type="float">
            <text:p>5</text:p>
          </table:table-cell>
          <table:table-cell table:formula="of:=IFERROR(([.S245]/[.K245])*100; &quot;&quot;)" office:value-type="float" office:value="15.1515151515152" calcext:value-type="float">
            <text:p>15,1515151515152</text:p>
          </table:table-cell>
          <table:table-cell table:formula="of:=IF([.G245] = &quot;&quot; ;&quot;&quot;; [.G245]-[.S245])" office:value-type="float" office:value="1" calcext:value-type="float">
            <text:p>1</text:p>
          </table:table-cell>
          <table:table-cell table:formula="of:=IFERROR(([.U245]/[.I245])*100; &quot;&quot;)" office:value-type="float" office:value="0.416666666666667" calcext:value-type="float">
            <text:p>0,416666666666667</text:p>
          </table:table-cell>
          <table:table-cell office:value-type="float" office:value="12" calcext:value-type="float">
            <text:p>12</text:p>
          </table:table-cell>
          <table:table-cell table:formula="of:=IFERROR(([.W245]/[.E245])*100; &quot;&quot;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IFERROR(([.Z245]/[.I245])*100; &quot;&quot;)" office:value-type="float" office:value="0.833333333333333" calcext:value-type="float">
            <text:p>0,833333333333333</text:p>
          </table:table-cell>
          <table:table-cell office:value-type="float" office:value="75" calcext:value-type="float">
            <text:p>75</text:p>
          </table:table-cell>
          <table:table-cell table:formula="of:=IFERROR(([.AB245]/[.I245])*100; &quot;&quot;)" office:value-type="float" office:value="31.25" calcext:value-type="float">
            <text:p>3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45]/[.I245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ERROR(([.BJ245]/[.I245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5]/[.I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IFERROR(([.CF245]/[.I245])*100; &quot;&quot;)" office:value-type="float" office:value="57.0833333333333" calcext:value-type="float">
            <text:p>57,0833333333333</text:p>
          </table:table-cell>
          <table:table-cell office:value-type="float" office:value="4" calcext:value-type="float">
            <text:p>4</text:p>
          </table:table-cell>
          <table:table-cell table:formula="of:=IFERROR(([.CH245]/[.I245])*100; &quot;&quot;)" office:value-type="float" office:value="1.66666666666667" calcext:value-type="float">
            <text:p>1,66666666666667</text:p>
          </table:table-cell>
          <table:table-cell office:value-type="float" office:value="4" calcext:value-type="float">
            <text:p>4</text:p>
          </table:table-cell>
          <table:table-cell table:formula="of:=IFERROR(([.CJ245]/[.I245])*100; &quot;&quot;)" office:value-type="float" office:value="1.66666666666667" calcext:value-type="float">
            <text:p>1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45]/[.I245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45]/[.I245])*100; &quot;&quot;)" office:value-type="float" office:value="0.416666666666667" calcext:value-type="float">
            <text:p>0,4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45]/[.I245])*100; &quot;&quot;)" office:value-type="float" office:value="0.416666666666667" calcext:value-type="float">
            <text:p>0,4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330.06.55</text:p>
          </table:table-cell>
          <table:table-cell office:value-type="float" office:value="334" calcext:value-type="float">
            <text:p>334</text:p>
          </table:table-cell>
          <table:table-cell table:formula="of:=IF([.C246]=&quot;&quot;;&quot;&quot;;[.C246]-[.Y246])"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formula="of:=IFERROR(([.E246]/[.D246])*100; &quot;&quot;)" office:value-type="float" office:value="6.76156583629893" calcext:value-type="float">
            <text:p>6,76156583629893</text:p>
          </table:table-cell>
          <table:table-cell office:value-type="float" office:value="9" calcext:value-type="float">
            <text:p>9</text:p>
          </table:table-cell>
          <table:table-cell table:formula="of:=IFERROR(([.G246]/[.D246])*100; &quot;&quot;)" office:value-type="float" office:value="3.20284697508897" calcext:value-type="float">
            <text:p>3,20284697508897</text:p>
          </table:table-cell>
          <table:table-cell office:value-type="float" office:value="247" calcext:value-type="float">
            <text:p>247</text:p>
          </table:table-cell>
          <table:table-cell table:formula="of:=IFERROR(([.I246]/[.D246])*100; &quot;&quot;)" office:value-type="float" office:value="87.9003558718861" calcext:value-type="float">
            <text:p>87,9003558718861</text:p>
          </table:table-cell>
          <table:table-cell office:value-type="float" office:value="34" calcext:value-type="float">
            <text:p>34</text:p>
          </table:table-cell>
          <table:table-cell table:formula="of:=IFERROR(([.K246]/[.D246])*100; &quot;&quot;)" office:value-type="float" office:value="12.0996441281139" calcext:value-type="float">
            <text:p>12,0996441281139</text:p>
          </table:table-cell>
          <table:table-cell office:value-type="float" office:value="7" calcext:value-type="float">
            <text:p>7</text:p>
          </table:table-cell>
          <table:table-cell table:formula="of:=IFERROR(([.M246]/[.K246])*100; &quot;&quot;)" office:value-type="float" office:value="20.5882352941176" calcext:value-type="float">
            <text:p>20,5882352941176</text:p>
          </table:table-cell>
          <table:table-cell office:value-type="float" office:value="17" calcext:value-type="float">
            <text:p>17</text:p>
          </table:table-cell>
          <table:table-cell table:formula="of:=IFERROR(([.O246]/[.K246])*100; &quot;&quot;)" office:value-type="float" office:value="50" calcext:value-type="float">
            <text:p>50</text:p>
          </table:table-cell>
          <table:table-cell table:formula="of:=IF([.E246] = &quot;&quot; ;&quot;&quot;; [.E246]-[.O246])" office:value-type="float" office:value="2" calcext:value-type="float">
            <text:p>2</text:p>
          </table:table-cell>
          <table:table-cell table:formula="of:=IFERROR(([.Q246]/[.I246])*100; &quot;&quot;)" office:value-type="float" office:value="0.809716599190283" calcext:value-type="float">
            <text:p>0,809716599190283</text:p>
          </table:table-cell>
          <table:table-cell office:value-type="float" office:value="7" calcext:value-type="float">
            <text:p>7</text:p>
          </table:table-cell>
          <table:table-cell table:formula="of:=IFERROR(([.S246]/[.K246])*100; &quot;&quot;)" office:value-type="float" office:value="20.5882352941176" calcext:value-type="float">
            <text:p>20,5882352941176</text:p>
          </table:table-cell>
          <table:table-cell table:formula="of:=IF([.G246] = &quot;&quot; ;&quot;&quot;; [.G246]-[.S246])" office:value-type="float" office:value="2" calcext:value-type="float">
            <text:p>2</text:p>
          </table:table-cell>
          <table:table-cell table:formula="of:=IFERROR(([.U246]/[.I246])*100; &quot;&quot;)" office:value-type="float" office:value="0.809716599190283" calcext:value-type="float">
            <text:p>0,809716599190283</text:p>
          </table:table-cell>
          <table:table-cell office:value-type="float" office:value="14" calcext:value-type="float">
            <text:p>14</text:p>
          </table:table-cell>
          <table:table-cell table:formula="of:=IFERROR(([.W246]/[.E246])*100; &quot;&quot;)" office:value-type="float" office:value="73.6842105263158" calcext:value-type="float">
            <text:p>73,684210526315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ERROR(([.Z246]/[.I246])*100; &quot;&quot;)" office:value-type="float" office:value="2.02429149797571" calcext:value-type="float">
            <text:p>2,02429149797571</text:p>
          </table:table-cell>
          <table:table-cell office:value-type="float" office:value="76" calcext:value-type="float">
            <text:p>76</text:p>
          </table:table-cell>
          <table:table-cell table:formula="of:=IFERROR(([.AB246]/[.I246])*100; &quot;&quot;)" office:value-type="float" office:value="30.7692307692308" calcext:value-type="float">
            <text:p>30,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46]/[.I246])*100; &quot;&quot;)" office:value-type="float" office:value="1.21457489878543" calcext:value-type="float">
            <text:p>1,2145748987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ERROR(([.BJ246]/[.I246])*100; &quot;&quot;)" office:value-type="float" office:value="4.45344129554656" calcext:value-type="float">
            <text:p>4,45344129554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6]/[.I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F246]/[.I246])*100; &quot;&quot;)" office:value-type="float" office:value="55.8704453441296" calcext:value-type="float">
            <text:p>55,8704453441296</text:p>
          </table:table-cell>
          <table:table-cell office:value-type="float" office:value="4" calcext:value-type="float">
            <text:p>4</text:p>
          </table:table-cell>
          <table:table-cell table:formula="of:=IFERROR(([.CH246]/[.I246])*100; &quot;&quot;)" office:value-type="float" office:value="1.61943319838057" calcext:value-type="float">
            <text:p>1,61943319838057</text:p>
          </table:table-cell>
          <table:table-cell office:value-type="float" office:value="5" calcext:value-type="float">
            <text:p>5</text:p>
          </table:table-cell>
          <table:table-cell table:formula="of:=IFERROR(([.CJ246]/[.I246])*100; &quot;&quot;)" office:value-type="float" office:value="2.02429149797571" calcext:value-type="float">
            <text:p>2,02429149797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46]/[.I246])*100; &quot;&quot;)" office:value-type="float" office:value="1.21457489878543" calcext:value-type="float">
            <text:p>1,2145748987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46]/[.I246])*100; &quot;&quot;)" office:value-type="float" office:value="0.404858299595142" calcext:value-type="float">
            <text:p>0,404858299595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46]/[.I246])*100; &quot;&quot;)" office:value-type="float" office:value="0.404858299595142" calcext:value-type="float">
            <text:p>0,404858299595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47]=&quot;&quot;;&quot;&quot;;[.C247]-[.Y247])">
            <text:p/>
          </table:table-cell>
          <table:table-cell table:style-name="ce1"/>
          <table:table-cell table:formula="of:=IFERROR(([.E247]/[.D247])*100; &quot;&quot;)">
            <text:p/>
          </table:table-cell>
          <table:table-cell table:style-name="ce1"/>
          <table:table-cell table:formula="of:=IFERROR(([.G247]/[.D247])*100; &quot;&quot;)">
            <text:p/>
          </table:table-cell>
          <table:table-cell table:style-name="ce1"/>
          <table:table-cell table:formula="of:=IFERROR(([.I247]/[.D247])*100; &quot;&quot;)">
            <text:p/>
          </table:table-cell>
          <table:table-cell table:style-name="ce1"/>
          <table:table-cell table:formula="of:=IFERROR(([.K247]/[.D247])*100; &quot;&quot;)">
            <text:p/>
          </table:table-cell>
          <table:table-cell table:style-name="ce1"/>
          <table:table-cell table:formula="of:=IFERROR(([.M247]/[.K247])*100; &quot;&quot;)">
            <text:p/>
          </table:table-cell>
          <table:table-cell/>
          <table:table-cell table:formula="of:=IFERROR(([.O247]/[.K247])*100; &quot;&quot;)">
            <text:p/>
          </table:table-cell>
          <table:table-cell table:formula="of:=IF([.E247] = &quot;&quot; ;&quot;&quot;; [.E247]-[.O247])">
            <text:p/>
          </table:table-cell>
          <table:table-cell table:formula="of:=IFERROR(([.Q247]/[.I247])*100; &quot;&quot;)">
            <text:p/>
          </table:table-cell>
          <table:table-cell/>
          <table:table-cell table:formula="of:=IFERROR(([.S247]/[.K247])*100; &quot;&quot;)">
            <text:p/>
          </table:table-cell>
          <table:table-cell table:formula="of:=IF([.G247] = &quot;&quot; ;&quot;&quot;; [.G247]-[.S247])">
            <text:p/>
          </table:table-cell>
          <table:table-cell table:formula="of:=IFERROR(([.U247]/[.I247])*100; &quot;&quot;)">
            <text:p/>
          </table:table-cell>
          <table:table-cell table:style-name="ce1"/>
          <table:table-cell table:formula="of:=IFERROR(([.W247]/[.E247])*100; &quot;&quot;)">
            <text:p/>
          </table:table-cell>
          <table:table-cell table:style-name="ce1" table:number-columns-repeated="2"/>
          <table:table-cell table:formula="of:=IFERROR(([.Z247]/[.I247])*100; &quot;&quot;)">
            <text:p/>
          </table:table-cell>
          <table:table-cell table:style-name="ce1"/>
          <table:table-cell table:formula="of:=IFERROR(([.AB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AF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BN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47]/[.I247])*100; &quot;&quot;)">
            <text:p/>
          </table:table-cell>
          <table:table-cell table:style-name="ce1"/>
          <table:table-cell table:formula="of:=IFERROR(([.CH247]/[.I247])*100; &quot;&quot;)">
            <text:p/>
          </table:table-cell>
          <table:table-cell table:style-name="ce1"/>
          <table:table-cell table:formula="of:=IFERROR(([.CJ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CV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CZ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60</text:p>
          </table:table-cell>
          <table:table-cell office:value-type="string" calcext:value-type="string">
            <text:p>560.07.27</text:p>
          </table:table-cell>
          <table:table-cell office:value-type="float" office:value="414" calcext:value-type="float">
            <text:p>414</text:p>
          </table:table-cell>
          <table:table-cell table:formula="of:=IF([.C248]=&quot;&quot;;&quot;&quot;;[.C248]-[.Y248]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IFERROR(([.E248]/[.D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48]/[.D24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248]/[.D248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K248]/[.D248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M248]/[.K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48]/[.K248])*100; &quot;&quot;)" office:value-type="float" office:value="0" calcext:value-type="float">
            <text:p>0</text:p>
          </table:table-cell>
          <table:table-cell table:formula="of:=IF([.E248] = &quot;&quot; ;&quot;&quot;; [.E248]-[.O248])" office:value-type="float" office:value="0" calcext:value-type="float">
            <text:p>0</text:p>
          </table:table-cell>
          <table:table-cell table:style-name="ce3" table:formula="of:=IFERROR(([.Q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48]/[.K248])*100; &quot;&quot;)" office:value-type="float" office:value="0" calcext:value-type="float">
            <text:p>0</text:p>
          </table:table-cell>
          <table:table-cell table:formula="of:=IF([.G248] = &quot;&quot; ;&quot;&quot;; [.G248]-[.S248])" office:value-type="float" office:value="0" calcext:value-type="float">
            <text:p>0</text:p>
          </table:table-cell>
          <table:table-cell table:formula="of:=IFERROR(([.U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48]/[.E248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F248]/[.I24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48]/[.I24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560.07.28</text:p>
          </table:table-cell>
          <table:table-cell office:value-type="float" office:value="414" calcext:value-type="float">
            <text:p>414</text:p>
          </table:table-cell>
          <table:table-cell table:formula="of:=IF([.C249]=&quot;&quot;;&quot;&quot;;[.C249]-[.Y249]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IFERROR(([.E249]/[.D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49]/[.D249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249]/[.D249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K249]/[.D249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M249]/[.K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49]/[.K249])*100; &quot;&quot;)" office:value-type="float" office:value="0" calcext:value-type="float">
            <text:p>0</text:p>
          </table:table-cell>
          <table:table-cell table:formula="of:=IF([.E249] = &quot;&quot; ;&quot;&quot;; [.E249]-[.O249])" office:value-type="float" office:value="0" calcext:value-type="float">
            <text:p>0</text:p>
          </table:table-cell>
          <table:table-cell table:style-name="ce3" table:formula="of:=IFERROR(([.Q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49]/[.K249])*100; &quot;&quot;)" office:value-type="float" office:value="0" calcext:value-type="float">
            <text:p>0</text:p>
          </table:table-cell>
          <table:table-cell table:formula="of:=IF([.G249] = &quot;&quot; ;&quot;&quot;; [.G249]-[.S249])" office:value-type="float" office:value="0" calcext:value-type="float">
            <text:p>0</text:p>
          </table:table-cell>
          <table:table-cell table:formula="of:=IFERROR(([.U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49]/[.E249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F249]/[.I249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49]/[.I249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50]=&quot;&quot;;&quot;&quot;;[.C250]-[.Y250])">
            <text:p/>
          </table:table-cell>
          <table:table-cell table:style-name="ce1"/>
          <table:table-cell table:formula="of:=IFERROR(([.E250]/[.D250])*100; &quot;&quot;)">
            <text:p/>
          </table:table-cell>
          <table:table-cell table:style-name="ce1"/>
          <table:table-cell table:formula="of:=IFERROR(([.G250]/[.D250])*100; &quot;&quot;)">
            <text:p/>
          </table:table-cell>
          <table:table-cell table:style-name="ce1"/>
          <table:table-cell table:formula="of:=IFERROR(([.I250]/[.D250])*100; &quot;&quot;)">
            <text:p/>
          </table:table-cell>
          <table:table-cell table:style-name="ce1"/>
          <table:table-cell table:formula="of:=IFERROR(([.K250]/[.D250])*100; &quot;&quot;)">
            <text:p/>
          </table:table-cell>
          <table:table-cell table:style-name="ce1"/>
          <table:table-cell table:formula="of:=IFERROR(([.M250]/[.K250])*100; &quot;&quot;)">
            <text:p/>
          </table:table-cell>
          <table:table-cell/>
          <table:table-cell table:formula="of:=IFERROR(([.O250]/[.K250])*100; &quot;&quot;)">
            <text:p/>
          </table:table-cell>
          <table:table-cell table:formula="of:=IF([.E250] = &quot;&quot; ;&quot;&quot;; [.E250]-[.O250])">
            <text:p/>
          </table:table-cell>
          <table:table-cell table:formula="of:=IFERROR(([.Q250]/[.I250])*100; &quot;&quot;)">
            <text:p/>
          </table:table-cell>
          <table:table-cell/>
          <table:table-cell table:formula="of:=IFERROR(([.S250]/[.K250])*100; &quot;&quot;)">
            <text:p/>
          </table:table-cell>
          <table:table-cell table:formula="of:=IF([.G250] = &quot;&quot; ;&quot;&quot;; [.G250]-[.S250])">
            <text:p/>
          </table:table-cell>
          <table:table-cell table:formula="of:=IFERROR(([.U250]/[.I250])*100; &quot;&quot;)">
            <text:p/>
          </table:table-cell>
          <table:table-cell table:style-name="ce1"/>
          <table:table-cell table:formula="of:=IFERROR(([.W250]/[.E250])*100; &quot;&quot;)">
            <text:p/>
          </table:table-cell>
          <table:table-cell table:style-name="ce1" table:number-columns-repeated="2"/>
          <table:table-cell table:formula="of:=IFERROR(([.Z250]/[.I250])*100; &quot;&quot;)">
            <text:p/>
          </table:table-cell>
          <table:table-cell table:style-name="ce1"/>
          <table:table-cell table:formula="of:=IFERROR(([.AB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AF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BN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50]/[.I250])*100; &quot;&quot;)">
            <text:p/>
          </table:table-cell>
          <table:table-cell table:style-name="ce1"/>
          <table:table-cell table:formula="of:=IFERROR(([.CH250]/[.I250])*100; &quot;&quot;)">
            <text:p/>
          </table:table-cell>
          <table:table-cell table:style-name="ce1"/>
          <table:table-cell table:formula="of:=IFERROR(([.CJ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CV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CZ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583 vdsl</text:p>
          </table:table-cell>
          <table:table-cell office:value-type="string" calcext:value-type="string">
            <text:p>07.28</text:p>
          </table:table-cell>
          <table:table-cell office:value-type="float" office:value="413" calcext:value-type="float">
            <text:p>413</text:p>
          </table:table-cell>
          <table:table-cell table:formula="of:=IF([.C251]=&quot;&quot;;&quot;&quot;;[.C251]-[.Y251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51]/[.D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51]/[.D25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51]/[.D251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51]/[.D251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51]/[.K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51]/[.K251])*100; &quot;&quot;)" office:value-type="float" office:value="0" calcext:value-type="float">
            <text:p>0</text:p>
          </table:table-cell>
          <table:table-cell table:formula="of:=IF([.E251] = &quot;&quot; ;&quot;&quot;; [.E251]-[.O251])" office:value-type="float" office:value="0" calcext:value-type="float">
            <text:p>0</text:p>
          </table:table-cell>
          <table:table-cell table:style-name="ce3" table:formula="of:=IFERROR(([.Q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51]/[.K251])*100; &quot;&quot;)" office:value-type="float" office:value="0" calcext:value-type="float">
            <text:p>0</text:p>
          </table:table-cell>
          <table:table-cell table:formula="of:=IF([.G251] = &quot;&quot; ;&quot;&quot;; [.G251]-[.S251])" office:value-type="float" office:value="0" calcext:value-type="float">
            <text:p>0</text:p>
          </table:table-cell>
          <table:table-cell table:formula="of:=IFERROR(([.U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51]/[.E251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51]/[.I251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51]/[.I251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office:value-type="string" calcext:value-type="string">
            <text:p>07.27</text:p>
          </table:table-cell>
          <table:table-cell office:value-type="float" office:value="413" calcext:value-type="float">
            <text:p>413</text:p>
          </table:table-cell>
          <table:table-cell table:formula="of:=IF([.C252]=&quot;&quot;;&quot;&quot;;[.C252]-[.Y25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52]/[.D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52]/[.D252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52]/[.D252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52]/[.D252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52]/[.K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52]/[.K252])*100; &quot;&quot;)" office:value-type="float" office:value="0" calcext:value-type="float">
            <text:p>0</text:p>
          </table:table-cell>
          <table:table-cell table:formula="of:=IF([.E252] = &quot;&quot; ;&quot;&quot;; [.E252]-[.O252])" office:value-type="float" office:value="0" calcext:value-type="float">
            <text:p>0</text:p>
          </table:table-cell>
          <table:table-cell table:style-name="ce3" table:formula="of:=IFERROR(([.Q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52]/[.K252])*100; &quot;&quot;)" office:value-type="float" office:value="0" calcext:value-type="float">
            <text:p>0</text:p>
          </table:table-cell>
          <table:table-cell table:formula="of:=IF([.G252] = &quot;&quot; ;&quot;&quot;; [.G252]-[.S252])" office:value-type="float" office:value="0" calcext:value-type="float">
            <text:p>0</text:p>
          </table:table-cell>
          <table:table-cell table:formula="of:=IFERROR(([.U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W252]/[.E252])*100; &quot;&quot;)">
            <text:p/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Z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B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F252]/[.I252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J252]/[.I252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53]=&quot;&quot;;&quot;&quot;;[.C253]-[.Y253])">
            <text:p/>
          </table:table-cell>
          <table:table-cell table:style-name="ce1"/>
          <table:table-cell table:formula="of:=IFERROR(([.E253]/[.D253])*100; &quot;&quot;)">
            <text:p/>
          </table:table-cell>
          <table:table-cell table:style-name="ce1"/>
          <table:table-cell table:formula="of:=IFERROR(([.G253]/[.D253])*100; &quot;&quot;)">
            <text:p/>
          </table:table-cell>
          <table:table-cell table:style-name="ce1"/>
          <table:table-cell table:formula="of:=IFERROR(([.I253]/[.D253])*100; &quot;&quot;)">
            <text:p/>
          </table:table-cell>
          <table:table-cell table:style-name="ce1"/>
          <table:table-cell table:formula="of:=IFERROR(([.K253]/[.D253])*100; &quot;&quot;)">
            <text:p/>
          </table:table-cell>
          <table:table-cell table:style-name="ce1"/>
          <table:table-cell table:formula="of:=IFERROR(([.M253]/[.K253])*100; &quot;&quot;)">
            <text:p/>
          </table:table-cell>
          <table:table-cell/>
          <table:table-cell table:formula="of:=IFERROR(([.O253]/[.K253])*100; &quot;&quot;)">
            <text:p/>
          </table:table-cell>
          <table:table-cell table:formula="of:=IF([.E253] = &quot;&quot; ;&quot;&quot;; [.E253]-[.O253])">
            <text:p/>
          </table:table-cell>
          <table:table-cell table:formula="of:=IFERROR(([.Q253]/[.I253])*100; &quot;&quot;)">
            <text:p/>
          </table:table-cell>
          <table:table-cell/>
          <table:table-cell table:formula="of:=IFERROR(([.S253]/[.K253])*100; &quot;&quot;)">
            <text:p/>
          </table:table-cell>
          <table:table-cell table:formula="of:=IF([.G253] = &quot;&quot; ;&quot;&quot;; [.G253]-[.S253])">
            <text:p/>
          </table:table-cell>
          <table:table-cell table:formula="of:=IFERROR(([.U253]/[.I253])*100; &quot;&quot;)">
            <text:p/>
          </table:table-cell>
          <table:table-cell table:style-name="ce1"/>
          <table:table-cell table:formula="of:=IFERROR(([.W253]/[.E253])*100; &quot;&quot;)">
            <text:p/>
          </table:table-cell>
          <table:table-cell table:style-name="ce1" table:number-columns-repeated="2"/>
          <table:table-cell table:formula="of:=IFERROR(([.Z253]/[.I253])*100; &quot;&quot;)">
            <text:p/>
          </table:table-cell>
          <table:table-cell table:style-name="ce1"/>
          <table:table-cell table:formula="of:=IFERROR(([.AB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AF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BN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53]/[.I253])*100; &quot;&quot;)">
            <text:p/>
          </table:table-cell>
          <table:table-cell table:style-name="ce1"/>
          <table:table-cell table:formula="of:=IFERROR(([.CH253]/[.I253])*100; &quot;&quot;)">
            <text:p/>
          </table:table-cell>
          <table:table-cell table:style-name="ce1"/>
          <table:table-cell table:formula="of:=IFERROR(([.CJ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CV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CZ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112</text:p>
          </table:table-cell>
          <table:table-cell office:value-type="string" calcext:value-type="string">
            <text:p>87.04.88</text:p>
          </table:table-cell>
          <table:table-cell office:value-type="float" office:value="144" calcext:value-type="float">
            <text:p>144</text:p>
          </table:table-cell>
          <table:table-cell table:formula="of:=IF([.C254]=&quot;&quot;;&quot;&quot;;[.C254]-[.Y254])"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formula="of:=IFERROR(([.E254]/[.D254])*100; &quot;&quot;)" office:value-type="float" office:value="75.4098360655738" calcext:value-type="float">
            <text:p>75,4098360655738</text:p>
          </table:table-cell>
          <table:table-cell office:value-type="float" office:value="75" calcext:value-type="float">
            <text:p>75</text:p>
          </table:table-cell>
          <table:table-cell table:formula="of:=IFERROR(([.G254]/[.D254])*100; &quot;&quot;)" office:value-type="float" office:value="61.4754098360656" calcext:value-type="float">
            <text:p>61,4754098360656</text:p>
          </table:table-cell>
          <table:table-cell office:value-type="float" office:value="18" calcext:value-type="float">
            <text:p>18</text:p>
          </table:table-cell>
          <table:table-cell table:formula="of:=IFERROR(([.I254]/[.D254])*100; &quot;&quot;)" office:value-type="float" office:value="14.7540983606557" calcext:value-type="float">
            <text:p>14,7540983606557</text:p>
          </table:table-cell>
          <table:table-cell office:value-type="float" office:value="104" calcext:value-type="float">
            <text:p>104</text:p>
          </table:table-cell>
          <table:table-cell table:formula="of:=IFERROR(([.K254]/[.D254])*100; &quot;&quot;)" office:value-type="float" office:value="85.2459016393443" calcext:value-type="float">
            <text:p>85,2459016393443</text:p>
          </table:table-cell>
          <table:table-cell office:value-type="float" office:value="79" calcext:value-type="float">
            <text:p>79</text:p>
          </table:table-cell>
          <table:table-cell table:formula="of:=IFERROR(([.M254]/[.K254])*100; &quot;&quot;)" office:value-type="float" office:value="75.9615384615385" calcext:value-type="float">
            <text:p>75,9615384615385</text:p>
          </table:table-cell>
          <table:table-cell office:value-type="float" office:value="82" calcext:value-type="float">
            <text:p>82</text:p>
          </table:table-cell>
          <table:table-cell table:formula="of:=IFERROR(([.O254]/[.K254])*100; &quot;&quot;)" office:value-type="float" office:value="78.8461538461538" calcext:value-type="float">
            <text:p>78,8461538461538</text:p>
          </table:table-cell>
          <table:table-cell table:formula="of:=IF([.E254] = &quot;&quot; ;&quot;&quot;; [.E254]-[.O254])" office:value-type="float" office:value="10" calcext:value-type="float">
            <text:p>10</text:p>
          </table:table-cell>
          <table:table-cell table:formula="of:=IFERROR(([.Q254]/[.I254])*100; &quot;&quot;)" office:value-type="float" office:value="55.5555555555556" calcext:value-type="float">
            <text:p>55,5555555555556</text:p>
          </table:table-cell>
          <table:table-cell office:value-type="float" office:value="75" calcext:value-type="float">
            <text:p>75</text:p>
          </table:table-cell>
          <table:table-cell table:formula="of:=IFERROR(([.S254]/[.K254])*100; &quot;&quot;)" office:value-type="float" office:value="72.1153846153846" calcext:value-type="float">
            <text:p>72,1153846153846</text:p>
          </table:table-cell>
          <table:table-cell table:formula="of:=IF([.G254] = &quot;&quot; ;&quot;&quot;; [.G254]-[.S254])" office:value-type="float" office:value="0" calcext:value-type="float">
            <text:p>0</text:p>
          </table:table-cell>
          <table:table-cell table:formula="of:=IFERROR(([.U254]/[.I254])*100; &quot;&quot;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ERROR(([.W254]/[.E254])*100; &quot;&quot;)" office:value-type="float" office:value="22.8260869565217" calcext:value-type="float">
            <text:p>22,82608695652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IFERROR(([.Z254]/[.I254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 table:formula="of:=IFERROR(([.AB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F254]/[.I254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J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F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H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J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R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V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Z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/>
          <table:table-cell table:style-name="ce1" table:number-columns-repeated="2"/>
          <table:table-cell table:formula="of:=IF([.C255]=&quot;&quot;;&quot;&quot;;[.C255]-[.Y255])">
            <text:p/>
          </table:table-cell>
          <table:table-cell table:style-name="ce1"/>
          <table:table-cell table:formula="of:=IFERROR(([.E255]/[.D255])*100; &quot;&quot;)">
            <text:p/>
          </table:table-cell>
          <table:table-cell table:style-name="ce1"/>
          <table:table-cell table:formula="of:=IFERROR(([.G255]/[.D255])*100; &quot;&quot;)">
            <text:p/>
          </table:table-cell>
          <table:table-cell table:style-name="ce1"/>
          <table:table-cell table:formula="of:=IFERROR(([.I255]/[.D255])*100; &quot;&quot;)">
            <text:p/>
          </table:table-cell>
          <table:table-cell table:style-name="ce1"/>
          <table:table-cell table:formula="of:=IFERROR(([.K255]/[.D255])*100; &quot;&quot;)">
            <text:p/>
          </table:table-cell>
          <table:table-cell table:style-name="ce1"/>
          <table:table-cell table:formula="of:=IFERROR(([.M255]/[.K255])*100; &quot;&quot;)">
            <text:p/>
          </table:table-cell>
          <table:table-cell/>
          <table:table-cell table:formula="of:=IFERROR(([.O255]/[.K255])*100; &quot;&quot;)">
            <text:p/>
          </table:table-cell>
          <table:table-cell table:formula="of:=IF([.E255] = &quot;&quot; ;&quot;&quot;; [.E255]-[.O255])">
            <text:p/>
          </table:table-cell>
          <table:table-cell table:formula="of:=IFERROR(([.Q255]/[.I255])*100; &quot;&quot;)">
            <text:p/>
          </table:table-cell>
          <table:table-cell/>
          <table:table-cell table:formula="of:=IFERROR(([.S255]/[.K255])*100; &quot;&quot;)">
            <text:p/>
          </table:table-cell>
          <table:table-cell table:formula="of:=IF([.G255] = &quot;&quot; ;&quot;&quot;; [.G255]-[.S255])">
            <text:p/>
          </table:table-cell>
          <table:table-cell table:formula="of:=IFERROR(([.U255]/[.I255])*100; &quot;&quot;)">
            <text:p/>
          </table:table-cell>
          <table:table-cell table:style-name="ce1"/>
          <table:table-cell table:formula="of:=IFERROR(([.W255]/[.E255])*100; &quot;&quot;)">
            <text:p/>
          </table:table-cell>
          <table:table-cell table:style-name="ce1" table:number-columns-repeated="2"/>
          <table:table-cell table:formula="of:=IFERROR(([.Z255]/[.I255])*100; &quot;&quot;)">
            <text:p/>
          </table:table-cell>
          <table:table-cell table:style-name="ce1"/>
          <table:table-cell table:formula="of:=IFERROR(([.AB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AF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J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BN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F255]/[.I255])*100; &quot;&quot;)">
            <text:p/>
          </table:table-cell>
          <table:table-cell table:style-name="ce1"/>
          <table:table-cell table:formula="of:=IFERROR(([.CH255]/[.I255])*100; &quot;&quot;)">
            <text:p/>
          </table:table-cell>
          <table:table-cell table:style-name="ce1"/>
          <table:table-cell table:formula="of:=IFERROR(([.CJ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R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CV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CZ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13"/>
        </table:table-row>
        <table:table-row table:style-name="ro1">
          <table:table-cell office:value-type="string" calcext:value-type="string">
            <text:p>Fon Wlan 7320</text:p>
          </table:table-cell>
          <table:table-cell office:value-type="string" calcext:value-type="string">
            <text:p>320.06.34</text:p>
          </table:table-cell>
          <table:table-cell office:value-type="float" office:value="324" calcext:value-type="float">
            <text:p>324</text:p>
          </table:table-cell>
          <table:table-cell table:formula="of:=IF([.C256]=&quot;&quot;;&quot;&quot;;[.C256]-[.Y256])"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formula="of:=IFERROR(([.E256]/[.D256])*100; &quot;&quot;)" office:value-type="float" office:value="5.83941605839416" calcext:value-type="float">
            <text:p>5,83941605839416</text:p>
          </table:table-cell>
          <table:table-cell office:value-type="float" office:value="6" calcext:value-type="float">
            <text:p>6</text:p>
          </table:table-cell>
          <table:table-cell table:formula="of:=IFERROR(([.G256]/[.D256])*100; &quot;&quot;)" office:value-type="float" office:value="2.18978102189781" calcext:value-type="float">
            <text:p>2,18978102189781</text:p>
          </table:table-cell>
          <table:table-cell office:value-type="float" office:value="241" calcext:value-type="float">
            <text:p>241</text:p>
          </table:table-cell>
          <table:table-cell table:formula="of:=IFERROR(([.I256]/[.D256])*100; &quot;&quot;)" office:value-type="float" office:value="87.956204379562" calcext:value-type="float">
            <text:p>87,956204379562</text:p>
          </table:table-cell>
          <table:table-cell office:value-type="float" office:value="33" calcext:value-type="float">
            <text:p>33</text:p>
          </table:table-cell>
          <table:table-cell table:formula="of:=IFERROR(([.K256]/[.D256])*100; &quot;&quot;)" office:value-type="float" office:value="12.043795620438" calcext:value-type="float">
            <text:p>12,043795620438</text:p>
          </table:table-cell>
          <table:table-cell office:value-type="float" office:value="7" calcext:value-type="float">
            <text:p>7</text:p>
          </table:table-cell>
          <table:table-cell table:formula="of:=IFERROR(([.M256]/[.K256])*100; &quot;&quot;)" office:value-type="float" office:value="21.2121212121212" calcext:value-type="float">
            <text:p>21,2121212121212</text:p>
          </table:table-cell>
          <table:table-cell office:value-type="float" office:value="14" calcext:value-type="float">
            <text:p>14</text:p>
          </table:table-cell>
          <table:table-cell table:formula="of:=IFERROR(([.O256]/[.K256])*100; &quot;&quot;)" office:value-type="float" office:value="42.4242424242424" calcext:value-type="float">
            <text:p>42,4242424242424</text:p>
          </table:table-cell>
          <table:table-cell table:formula="of:=IF([.E256] = &quot;&quot; ;&quot;&quot;; [.E256]-[.O256])" office:value-type="float" office:value="2" calcext:value-type="float">
            <text:p>2</text:p>
          </table:table-cell>
          <table:table-cell table:formula="of:=IFERROR(([.Q256]/[.I256])*100; &quot;&quot;)" office:value-type="float" office:value="0.829875518672199" calcext:value-type="float">
            <text:p>0,829875518672199</text:p>
          </table:table-cell>
          <table:table-cell office:value-type="float" office:value="5" calcext:value-type="float">
            <text:p>5</text:p>
          </table:table-cell>
          <table:table-cell table:formula="of:=IFERROR(([.S256]/[.K256])*100; &quot;&quot;)" office:value-type="float" office:value="15.1515151515152" calcext:value-type="float">
            <text:p>15,1515151515152</text:p>
          </table:table-cell>
          <table:table-cell table:formula="of:=IF([.G256] = &quot;&quot; ;&quot;&quot;; [.G256]-[.S256])" office:value-type="float" office:value="1" calcext:value-type="float">
            <text:p>1</text:p>
          </table:table-cell>
          <table:table-cell table:formula="of:=IFERROR(([.U256]/[.I256])*100; &quot;&quot;)" office:value-type="float" office:value="0.4149377593361" calcext:value-type="float">
            <text:p>0,4149377593361</text:p>
          </table:table-cell>
          <table:table-cell office:value-type="float" office:value="12" calcext:value-type="float">
            <text:p>12</text:p>
          </table:table-cell>
          <table:table-cell table:formula="of:=IFERROR(([.W256]/[.E256])*100; &quot;&quot;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IFERROR(([.Z256]/[.I256])*100; &quot;&quot;)" office:value-type="float" office:value="0.829875518672199" calcext:value-type="float">
            <text:p>0,829875518672199</text:p>
          </table:table-cell>
          <table:table-cell office:value-type="float" office:value="76" calcext:value-type="float">
            <text:p>76</text:p>
          </table:table-cell>
          <table:table-cell table:formula="of:=IFERROR(([.AB256]/[.I256])*100; &quot;&quot;)" office:value-type="float" office:value="31.5352697095436" calcext:value-type="float">
            <text:p>31,5352697095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F256]/[.I256])*100; &quot;&quot;)" office:value-type="float" office:value="1.2448132780083" calcext:value-type="float">
            <text:p>1,2448132780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ERROR(([.BJ256]/[.I256])*100; &quot;&quot;)" office:value-type="float" office:value="4.5643153526971" calcext:value-type="float">
            <text:p>4,5643153526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N256]/[.I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IFERROR(([.CF256]/[.I256])*100; &quot;&quot;)" office:value-type="float" office:value="56.8464730290456" calcext:value-type="float">
            <text:p>56,8464730290456</text:p>
          </table:table-cell>
          <table:table-cell office:value-type="float" office:value="4" calcext:value-type="float">
            <text:p>4</text:p>
          </table:table-cell>
          <table:table-cell table:formula="of:=IFERROR(([.CH256]/[.I256])*100; &quot;&quot;)" office:value-type="float" office:value="1.6597510373444" calcext:value-type="float">
            <text:p>1,6597510373444</text:p>
          </table:table-cell>
          <table:table-cell office:value-type="float" office:value="3" calcext:value-type="float">
            <text:p>3</text:p>
          </table:table-cell>
          <table:table-cell table:formula="of:=IFERROR(([.CJ256]/[.I256])*100; &quot;&quot;)" office:value-type="float" office:value="1.2448132780083" calcext:value-type="float">
            <text:p>1,2448132780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R256]/[.I256])*100; &quot;&quot;)" office:value-type="float" office:value="1.2448132780083" calcext:value-type="float">
            <text:p>1,2448132780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V256]/[.I256])*100; &quot;&quot;)" office:value-type="float" office:value="0.4149377593361" calcext:value-type="float">
            <text:p>0,4149377593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Z256]/[.I256])*100; &quot;&quot;)" office:value-type="float" office:value="0.4149377593361" calcext:value-type="float">
            <text:p>0,4149377593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office:value-type="string" calcext:value-type="string">
            <text:p>Anzahl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Default" office:value-type="string" calcext:value-type="string">
            <text:p>durchsch. Anzahl Binaries</text:p>
          </table:table-cell>
          <table:table-cell/>
          <table:table-cell table:style-name="Default" office:value-type="string" calcext:value-type="string">
            <text:p>durschsch. Help</text:p>
          </table:table-cell>
          <table:table-cell/>
          <table:table-cell office:value-type="string" calcext:value-type="string">
            <text:p>durchsch. Version</text:p>
          </table:table-cell>
          <table:table-cell office:value-type="string" calcext:value-type="string">
            <text:p>Anzahl failed</text:p>
          </table:table-cell>
          <table:table-cell office:value-type="string" calcext:value-type="string">
            <text:p>durchsch. Failed</text:p>
          </table:table-cell>
          <table:table-cell office:value-type="string" calcext:value-type="string">
            <text:p>Anzahl succeded</text:p>
          </table:table-cell>
          <table:table-cell office:value-type="string" calcext:value-type="string">
            <text:p>durchsch succeded</text:p>
          </table:table-cell>
          <table:table-cell office:value-type="string" calcext:value-type="string">
            <text:p>Anzahl Rückgabewerte 0 &amp; succ</text:p>
          </table:table-cell>
          <table:table-cell office:value-type="string" calcext:value-type="string">
            <text:p>durchsch succeded&amp;return 0</text:p>
          </table:table-cell>
          <table:table-cell office:value-type="string" calcext:value-type="string">
            <text:p>Anzahl help &amp; succ</text:p>
          </table:table-cell>
          <table:table-cell office:value-type="string" calcext:value-type="string">
            <text:p>durchsch help&amp;succeded</text:p>
          </table:table-cell>
          <table:table-cell office:value-type="string" calcext:value-type="string">
            <text:p>Anzahl help &amp; failed</text:p>
          </table:table-cell>
          <table:table-cell office:value-type="string" calcext:value-type="string">
            <text:p>durchsch help&amp;failed</text:p>
          </table:table-cell>
          <table:table-cell office:value-type="string" calcext:value-type="string">
            <text:p>Anzahl version &amp; succ</text:p>
          </table:table-cell>
          <table:table-cell office:value-type="string" calcext:value-type="string">
            <text:p>durchsch. version&amp;succeded</text:p>
          </table:table-cell>
          <table:table-cell office:value-type="string" calcext:value-type="string">
            <text:p>Anzahl version &amp; failed</text:p>
          </table:table-cell>
          <table:table-cell office:value-type="string" calcext:value-type="string">
            <text:p>durchsch. version&amp;failed</text:p>
          </table:table-cell>
          <table:table-cell/>
          <table:table-cell office:value-type="string" calcext:value-type="string">
            <text:p>durchsch. Help &amp; not 0</text:p>
          </table:table-cell>
          <table:table-cell/>
          <table:table-cell table:formula="of:=IF(SUM([.Z2:.Z256]) = 0; &quot;&quot;; SUM([.Z2:.Z256]))" office:value-type="float" office:value="1563" calcext:value-type="float">
            <text:p>1563</text:p>
          </table:table-cell>
          <table:table-cell table:style-name="ce4" table:formula="of:=AVERAGE([.AA2:.AA256])" office:value-type="float" office:value="35.1180300325901" calcext:value-type="float">
            <text:p>35,12</text:p>
          </table:table-cell>
          <table:table-cell table:formula="of:=IF(SUM([.AB2:.AB256]) = 0; &quot;&quot;; SUM([.AB2:.AB256]))" office:value-type="float" office:value="2353" calcext:value-type="float">
            <text:p>2353</text:p>
          </table:table-cell>
          <table:table-cell table:style-name="ce4" table:formula="of:=AVERAGE([.AC2:.AC256])" office:value-type="float" office:value="6.69734569437951" calcext:value-type="float">
            <text:p>6,70</text:p>
          </table:table-cell>
          <table:table-cell table:formula="of:=IF(SUM([.AD2:.AD256]) = 0; &quot;&quot;; SUM([.AD2:.AD256]))">
            <text:p/>
          </table:table-cell>
          <table:table-cell table:formula="of:=IF(SUM([.AE2:.AE256]) = 0; &quot;&quot;; SUM([.AE2:.AE256]))">
            <text:p/>
          </table:table-cell>
          <table:table-cell table:formula="of:=IF(SUM([.AF2:.AF256]) = 0; &quot;&quot;; SUM([.AF2:.AF256]))" office:value-type="float" office:value="506" calcext:value-type="float">
            <text:p>506</text:p>
          </table:table-cell>
          <table:table-cell table:style-name="ce4" table:formula="of:=AVERAGE([.AG2:.AG256])" office:value-type="float" office:value="9.26455144065023" calcext:value-type="float">
            <text:p>9,26</text:p>
          </table:table-cell>
          <table:table-cell table:formula="of:=IF(SUM([.AH2:.AH256]) = 0; &quot;&quot;; SUM([.AH2:.AH256]))">
            <text:p/>
          </table:table-cell>
          <table:table-cell table:formula="of:=IF(SUM([.AI2:.AI256]) = 0; &quot;&quot;; SUM([.AI2:.AI256]))">
            <text:p/>
          </table:table-cell>
          <table:table-cell table:formula="of:=IF(SUM([.AJ2:.AJ256]) = 0; &quot;&quot;; SUM([.AJ2:.AJ256]))">
            <text:p/>
          </table:table-cell>
          <table:table-cell table:formula="of:=IF(SUM([.AK2:.AK256]) = 0; &quot;&quot;; SUM([.AK2:.AK256]))">
            <text:p/>
          </table:table-cell>
          <table:table-cell table:formula="of:=IF(SUM([.AL2:.AL256]) = 0; &quot;&quot;; SUM([.AL2:.AL256]))">
            <text:p/>
          </table:table-cell>
          <table:table-cell table:formula="of:=IF(SUM([.AM2:.AM256]) = 0; &quot;&quot;; SUM([.AM2:.AM256]))">
            <text:p/>
          </table:table-cell>
          <table:table-cell table:formula="of:=IF(SUM([.AN2:.AN256]) = 0; &quot;&quot;; SUM([.AN2:.AN256]))">
            <text:p/>
          </table:table-cell>
          <table:table-cell table:formula="of:=IF(SUM([.AO2:.AO256]) = 0; &quot;&quot;; SUM([.AO2:.AO256]))">
            <text:p/>
          </table:table-cell>
          <table:table-cell table:formula="of:=IF(SUM([.AP2:.AP256]) = 0; &quot;&quot;; SUM([.AP2:.AP256]))">
            <text:p/>
          </table:table-cell>
          <table:table-cell table:formula="of:=IF(SUM([.AQ2:.AQ256]) = 0; &quot;&quot;; SUM([.AQ2:.AQ256]))">
            <text:p/>
          </table:table-cell>
          <table:table-cell table:formula="of:=IF(SUM([.AR2:.AR256]) = 0; &quot;&quot;; SUM([.AR2:.AR256]))">
            <text:p/>
          </table:table-cell>
          <table:table-cell table:formula="of:=IF(SUM([.AS2:.AS256]) = 0; &quot;&quot;; SUM([.AS2:.AS256]))">
            <text:p/>
          </table:table-cell>
          <table:table-cell table:formula="of:=IF(SUM([.AT2:.AT256]) = 0; &quot;&quot;; SUM([.AT2:.AT256]))">
            <text:p/>
          </table:table-cell>
          <table:table-cell table:formula="of:=IF(SUM([.AU2:.AU256]) = 0; &quot;&quot;; SUM([.AU2:.AU256]))">
            <text:p/>
          </table:table-cell>
          <table:table-cell table:formula="of:=IF(SUM([.AV2:.AV256]) = 0; &quot;&quot;; SUM([.AV2:.AV256]))">
            <text:p/>
          </table:table-cell>
          <table:table-cell table:formula="of:=IF(SUM([.AW2:.AW256]) = 0; &quot;&quot;; SUM([.AW2:.AW256]))">
            <text:p/>
          </table:table-cell>
          <table:table-cell table:formula="of:=IF(SUM([.AX2:.AX256]) = 0; &quot;&quot;; SUM([.AX2:.AX256]))">
            <text:p/>
          </table:table-cell>
          <table:table-cell table:formula="of:=IF(SUM([.AY2:.AY256]) = 0; &quot;&quot;; SUM([.AY2:.AY256]))">
            <text:p/>
          </table:table-cell>
          <table:table-cell table:formula="of:=IF(SUM([.AZ2:.AZ256]) = 0; &quot;&quot;; SUM([.AZ2:.AZ256]))">
            <text:p/>
          </table:table-cell>
          <table:table-cell table:formula="of:=IF(SUM([.BA2:.BA256]) = 0; &quot;&quot;; SUM([.BA2:.BA256]))">
            <text:p/>
          </table:table-cell>
          <table:table-cell table:formula="of:=IF(SUM([.BB2:.BB256]) = 0; &quot;&quot;; SUM([.BB2:.BB256]))">
            <text:p/>
          </table:table-cell>
          <table:table-cell table:formula="of:=IF(SUM([.BC2:.BC256]) = 0; &quot;&quot;; SUM([.BC2:.BC256]))">
            <text:p/>
          </table:table-cell>
          <table:table-cell table:formula="of:=IF(SUM([.BD2:.BD256]) = 0; &quot;&quot;; SUM([.BD2:.BD256]))">
            <text:p/>
          </table:table-cell>
          <table:table-cell table:formula="of:=IF(SUM([.BE2:.BE256]) = 0; &quot;&quot;; SUM([.BE2:.BE256]))">
            <text:p/>
          </table:table-cell>
          <table:table-cell table:formula="of:=IF(SUM([.BF2:.BF256]) = 0; &quot;&quot;; SUM([.BF2:.BF256]))">
            <text:p/>
          </table:table-cell>
          <table:table-cell table:formula="of:=IF(SUM([.BG2:.BG256]) = 0; &quot;&quot;; SUM([.BG2:.BG256]))">
            <text:p/>
          </table:table-cell>
          <table:table-cell table:formula="of:=IF(SUM([.BH2:.BH256]) = 0; &quot;&quot;; SUM([.BH2:.BH256]))">
            <text:p/>
          </table:table-cell>
          <table:table-cell table:formula="of:=IF(SUM([.BI2:.BI256]) = 0; &quot;&quot;; SUM([.BI2:.BI256]))">
            <text:p/>
          </table:table-cell>
          <table:table-cell table:formula="of:=IF(SUM([.BJ2:.BJ256]) = 0; &quot;&quot;; SUM([.BJ2:.BJ256]))" office:value-type="float" office:value="5756" calcext:value-type="float">
            <text:p>5756</text:p>
          </table:table-cell>
          <table:table-cell table:style-name="ce4" table:formula="of:=AVERAGE([.BK2:.BK256])" office:value-type="float" office:value="15.950956631893" calcext:value-type="float">
            <text:p>15,95</text:p>
          </table:table-cell>
          <table:table-cell table:formula="of:=IF(SUM([.BL2:.BL256]) = 0; &quot;&quot;; SUM([.BL2:.BL256]))">
            <text:p/>
          </table:table-cell>
          <table:table-cell table:formula="of:=IF(SUM([.BM2:.BM256]) = 0; &quot;&quot;; SUM([.BM2:.BM256]))">
            <text:p/>
          </table:table-cell>
          <table:table-cell table:formula="of:=IF(SUM([.BN2:.BN256]) = 0; &quot;&quot;; SUM([.BN2:.BN256]))" office:value-type="float" office:value="248" calcext:value-type="float">
            <text:p>248</text:p>
          </table:table-cell>
          <table:table-cell table:style-name="ce4" table:formula="of:=AVERAGE([.BO2:.BO256])" office:value-type="float" office:value="1.12750272244196" calcext:value-type="float">
            <text:p>1,13</text:p>
          </table:table-cell>
          <table:table-cell table:formula="of:=IF(SUM([.BP2:.BP256]) = 0; &quot;&quot;; SUM([.BP2:.BP256]))">
            <text:p/>
          </table:table-cell>
          <table:table-cell table:formula="of:=IF(SUM([.BQ2:.BQ256]) = 0; &quot;&quot;; SUM([.BQ2:.BQ256]))">
            <text:p/>
          </table:table-cell>
          <table:table-cell table:formula="of:=IF(SUM([.BR2:.BR256]) = 0; &quot;&quot;; SUM([.BR2:.BR256]))">
            <text:p/>
          </table:table-cell>
          <table:table-cell table:formula="of:=IF(SUM([.BS2:.BS256]) = 0; &quot;&quot;; SUM([.BS2:.BS256]))">
            <text:p/>
          </table:table-cell>
          <table:table-cell table:formula="of:=IF(SUM([.BT2:.BT256]) = 0; &quot;&quot;; SUM([.BT2:.BT256]))">
            <text:p/>
          </table:table-cell>
          <table:table-cell table:formula="of:=IF(SUM([.BU2:.BU256]) = 0; &quot;&quot;; SUM([.BU2:.BU256]))">
            <text:p/>
          </table:table-cell>
          <table:table-cell table:formula="of:=IF(SUM([.BV2:.BV256]) = 0; &quot;&quot;; SUM([.BV2:.BV256]))">
            <text:p/>
          </table:table-cell>
          <table:table-cell table:formula="of:=IF(SUM([.BW2:.BW256]) = 0; &quot;&quot;; SUM([.BW2:.BW256]))">
            <text:p/>
          </table:table-cell>
          <table:table-cell table:formula="of:=IF(SUM([.BX2:.BX256]) = 0; &quot;&quot;; SUM([.BX2:.BX256]))">
            <text:p/>
          </table:table-cell>
          <table:table-cell table:formula="of:=IF(SUM([.BY2:.BY256]) = 0; &quot;&quot;; SUM([.BY2:.BY256]))">
            <text:p/>
          </table:table-cell>
          <table:table-cell table:formula="of:=IF(SUM([.BZ2:.BZ256]) = 0; &quot;&quot;; SUM([.BZ2:.BZ256]))">
            <text:p/>
          </table:table-cell>
          <table:table-cell table:formula="of:=IF(SUM([.CA2:.CA256]) = 0; &quot;&quot;; SUM([.CA2:.CA256]))">
            <text:p/>
          </table:table-cell>
          <table:table-cell table:formula="of:=IF(SUM([.CB2:.CB256]) = 0; &quot;&quot;; SUM([.CB2:.CB256]))">
            <text:p/>
          </table:table-cell>
          <table:table-cell table:formula="of:=IF(SUM([.CC2:.CC256]) = 0; &quot;&quot;; SUM([.CC2:.CC256]))">
            <text:p/>
          </table:table-cell>
          <table:table-cell table:formula="of:=IF(SUM([.CD2:.CD256]) = 0; &quot;&quot;; SUM([.CD2:.CD256]))">
            <text:p/>
          </table:table-cell>
          <table:table-cell table:formula="of:=IF(SUM([.CE2:.CE256]) = 0; &quot;&quot;; SUM([.CE2:.CE256]))">
            <text:p/>
          </table:table-cell>
          <table:table-cell table:formula="of:=IF(SUM([.CF2:.CF256]) = 0; &quot;&quot;; SUM([.CF2:.CF256]))" office:value-type="float" office:value="5796" calcext:value-type="float">
            <text:p>5796</text:p>
          </table:table-cell>
          <table:table-cell/>
          <table:table-cell table:formula="of:=IF(SUM([.CH2:.CH256]) = 0; &quot;&quot;; SUM([.CH2:.CH256]))" office:value-type="float" office:value="420" calcext:value-type="float">
            <text:p>420</text:p>
          </table:table-cell>
          <table:table-cell/>
          <table:table-cell table:formula="of:=IF(SUM([.CJ2:.CJ256]) = 0; &quot;&quot;; SUM([.CJ2:.CJ256]))" office:value-type="float" office:value="2393" calcext:value-type="float">
            <text:p>2393</text:p>
          </table:table-cell>
          <table:table-cell table:style-name="ce4" table:formula="of:=AVERAGE([.CK2:.CK256])" office:value-type="float" office:value="9.66370393167534" calcext:value-type="float">
            <text:p>9,66</text:p>
          </table:table-cell>
          <table:table-cell table:formula="of:=IF(SUM([.CL2:.CL256]) = 0; &quot;&quot;; SUM([.CL2:.CL256]))">
            <text:p/>
          </table:table-cell>
          <table:table-cell table:formula="of:=IF(SUM([.CM2:.CM256]) = 0; &quot;&quot;; SUM([.CM2:.CM256]))">
            <text:p/>
          </table:table-cell>
          <table:table-cell table:formula="of:=IF(SUM([.CN2:.CN256]) = 0; &quot;&quot;; SUM([.CN2:.CN256]))">
            <text:p/>
          </table:table-cell>
          <table:table-cell table:formula="of:=IF(SUM([.CO2:.CO256]) = 0; &quot;&quot;; SUM([.CO2:.CO256]))">
            <text:p/>
          </table:table-cell>
          <table:table-cell table:formula="of:=IF(SUM([.CP2:.CP256]) = 0; &quot;&quot;; SUM([.CP2:.CP256]))">
            <text:p/>
          </table:table-cell>
          <table:table-cell table:formula="of:=IF(SUM([.CQ2:.CQ256]) = 0; &quot;&quot;; SUM([.CQ2:.CQ256]))">
            <text:p/>
          </table:table-cell>
          <table:table-cell table:formula="of:=IF(SUM([.CR2:.CR256]) = 0; &quot;&quot;; SUM([.CR2:.CR256]))" office:value-type="float" office:value="103" calcext:value-type="float">
            <text:p>103</text:p>
          </table:table-cell>
          <table:table-cell table:style-name="ce4" table:formula="of:=AVERAGE([.CS2:.CS256])" office:value-type="float" office:value="0.304670597867734" calcext:value-type="float">
            <text:p>0,30</text:p>
          </table:table-cell>
          <table:table-cell table:formula="of:=IF(SUM([.CT2:.CT256]) = 0; &quot;&quot;; SUM([.CT2:.CT256]))">
            <text:p/>
          </table:table-cell>
          <table:table-cell table:formula="of:=IF(SUM([.CU2:.CU256]) = 0; &quot;&quot;; SUM([.CU2:.CU256]))">
            <text:p/>
          </table:table-cell>
          <table:table-cell table:formula="of:=IF(SUM([.CV2:.CV256]) = 0; &quot;&quot;; SUM([.CV2:.CV256]))" office:value-type="float" office:value="18" calcext:value-type="float">
            <text:p>18</text:p>
          </table:table-cell>
          <table:table-cell table:style-name="ce4" table:formula="of:=AVERAGE([.CW2:.CW256])" office:value-type="float" office:value="0.0496914510567536" calcext:value-type="float">
            <text:p>0,05</text:p>
          </table:table-cell>
          <table:table-cell table:formula="of:=IF(SUM([.CX2:.CX256]) = 0; &quot;&quot;; SUM([.CX2:.CX256]))">
            <text:p/>
          </table:table-cell>
          <table:table-cell table:formula="of:=IF(SUM([.CY2:.CY256]) = 0; &quot;&quot;; SUM([.CY2:.CY256]))">
            <text:p/>
          </table:table-cell>
          <table:table-cell table:formula="of:=IF(SUM([.CZ2:.CZ256]) = 0; &quot;&quot;; SUM([.CZ2:.CZ256]))" office:value-type="float" office:value="45" calcext:value-type="float">
            <text:p>45</text:p>
          </table:table-cell>
          <table:table-cell table:style-name="ce4" table:formula="of:=AVERAGE([.DA2:.DA256])" office:value-type="float" office:value="0.362939801897571" calcext:value-type="float">
            <text:p>0,36</text:p>
          </table:table-cell>
          <table:table-cell table:formula="of:=IF(SUM([.DB2:.DB256]) = 0; &quot;&quot;; SUM([.DB2:.DB256]))">
            <text:p/>
          </table:table-cell>
          <table:table-cell table:formula="of:=IF(SUM([.DC2:.DC256]) = 0; &quot;&quot;; SUM([.DC2:.DC256]))">
            <text:p/>
          </table:table-cell>
          <table:table-cell table:formula="of:=IF(SUM([.DD2:.DD256]) = 0; &quot;&quot;; SUM([.DD2:.DD256]))">
            <text:p/>
          </table:table-cell>
          <table:table-cell table:formula="of:=IF(SUM([.DE2:.DE256]) = 0; &quot;&quot;; SUM([.DE2:.DE256]))">
            <text:p/>
          </table:table-cell>
          <table:table-cell table:formula="of:=IF(SUM([.DF2:.DF256]) = 0; &quot;&quot;; SUM([.DF2:.DF256]))">
            <text:p/>
          </table:table-cell>
          <table:table-cell table:formula="of:=IF(SUM([.DG2:.DG256]) = 0; &quot;&quot;; SUM([.DG2:.DG256]))">
            <text:p/>
          </table:table-cell>
          <table:table-cell table:formula="of:=IF(SUM([.DH2:.DH256]) = 0; &quot;&quot;; SUM([.DH2:.DH256]))">
            <text:p/>
          </table:table-cell>
          <table:table-cell table:number-columns-repeated="912"/>
        </table:table-row>
        <table:table-row table:style-name="ro1">
          <table:table-cell table:number-columns-repeated="3"/>
          <table:table-cell table:style-name="Default" table:formula="of:=AVERAGE([.D2:.D256])" office:value-type="float" office:value="222.606451612903" calcext:value-type="float">
            <text:p>222,606451612903</text:p>
          </table:table-cell>
          <table:table-cell office:value-type="string" calcext:value-type="string">
            <text:p>Help </text:p>
          </table:table-cell>
          <table:table-cell table:style-name="ce4" table:formula="of:=AVERAGE([.F2:.F256])" office:value-type="float" office:value="36.3170463867703" calcext:value-type="float">
            <text:p>36,32</text:p>
          </table:table-cell>
          <table:table-cell office:value-type="string" calcext:value-type="string">
            <text:p>Version</text:p>
          </table:table-cell>
          <table:table-cell table:style-name="ce4" table:formula="of:=AVERAGE([.H2:.H256])" office:value-type="float" office:value="29.0176311925922" calcext:value-type="float">
            <text:p>29,02</text:p>
          </table:table-cell>
          <table:table-cell table:formula="of:=SUM([.I2:.I256])" office:value-type="float" office:value="19201" calcext:value-type="float">
            <text:p>19201</text:p>
          </table:table-cell>
          <table:table-cell table:style-name="ce4" table:formula="of:=AVERAGE([.J2:.J256])" office:value-type="float" office:value="50.3418428077567" calcext:value-type="float">
            <text:p>50,34</text:p>
          </table:table-cell>
          <table:table-cell table:formula="of:=SUM([.K2:.K256])" office:value-type="float" office:value="15303" calcext:value-type="float">
            <text:p>15303</text:p>
          </table:table-cell>
          <table:table-cell table:style-name="ce4" table:formula="of:=AVERAGE([.L2:.L256])" office:value-type="float" office:value="49.6581571922433" calcext:value-type="float">
            <text:p>49,66</text:p>
          </table:table-cell>
          <table:table-cell table:formula="of:=SUM([.M2:.M256])" office:value-type="float" office:value="6522" calcext:value-type="float">
            <text:p>6522</text:p>
          </table:table-cell>
          <table:table-cell table:style-name="ce4" table:formula="of:=AVERAGE([.N2:.N256])" office:value-type="float" office:value="43.0370790213115" calcext:value-type="float">
            <text:p>43,04</text:p>
          </table:table-cell>
          <table:table-cell table:formula="of:=SUM([.O2:.O256])" office:value-type="float" office:value="8643" calcext:value-type="float">
            <text:p>8643</text:p>
          </table:table-cell>
          <table:table-cell table:style-name="ce4" table:formula="of:=AVERAGE([.P2:.P256])" office:value-type="float" office:value="59.07594621287" calcext:value-type="float">
            <text:p>59,08</text:p>
          </table:table-cell>
          <table:table-cell table:formula="of:=SUM([.Q2:.Q256])" office:value-type="float" office:value="949" calcext:value-type="float">
            <text:p>949</text:p>
          </table:table-cell>
          <table:table-cell table:style-name="ce4" table:formula="of:=AVERAGE([.R2:.R256])" office:value-type="float" office:value="23.1147102293317" calcext:value-type="float">
            <text:p>23,11</text:p>
          </table:table-cell>
          <table:table-cell table:style-name="ce4" table:formula="of:=SUM([.S2:.S256])" office:value-type="float" office:value="7242" calcext:value-type="float">
            <text:p>7242,00</text:p>
          </table:table-cell>
          <table:table-cell table:style-name="ce4" table:formula="of:=AVERAGE([.T2:.T256])" office:value-type="float" office:value="44.2167277444644" calcext:value-type="float">
            <text:p>44,22</text:p>
          </table:table-cell>
          <table:table-cell table:style-name="ce11" table:formula="of:=SUM([.U2:.U256])" office:value-type="float" office:value="135" calcext:value-type="float">
            <text:p>135</text:p>
          </table:table-cell>
          <table:table-cell table:style-name="ce4" table:formula="of:=AVERAGE([.V2:.V256])" office:value-type="float" office:value="1.03769079620592" calcext:value-type="float">
            <text:p>1,04</text:p>
          </table:table-cell>
          <table:table-cell/>
          <table:table-cell table:style-name="ce4" table:formula="of:=AVERAGE([.X2:.X256])" office:value-type="float" office:value="48.6640487697191" calcext:value-type="float">
            <text:p>48,66</text:p>
          </table:table-cell>
          <table:table-cell table:number-columns-repeated="60"/>
          <table:table-cell table:style-name="ce4" table:formula="of:=AVERAGE([.CG2:.CG256])" office:value-type="float" office:value="20.278071470827" calcext:value-type="float">
            <text:p>20,28</text:p>
          </table:table-cell>
          <table:table-cell/>
          <table:table-cell table:style-name="ce4" table:formula="of:=AVERAGE([.CI2:.CI256])" office:value-type="float" office:value="1.18253622472084" calcext:value-type="float">
            <text:p>1,18</text:p>
          </table:table-cell>
          <table:table-cell table:number-columns-repeated="93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Prozent failed</text:p>
          </table:table-cell>
          <table:table-cell/>
          <table:table-cell office:value-type="string" calcext:value-type="string">
            <text:p>Prozent succeded</text:p>
          </table:table-cell>
          <table:table-cell/>
          <table:table-cell office:value-type="string" calcext:value-type="string">
            <text:p>Prozent Rückgabewerte 0 &amp; succ</text:p>
          </table:table-cell>
          <table:table-cell/>
          <table:table-cell office:value-type="string" calcext:value-type="string">
            <text:p>Prozent help &amp; succ</text:p>
          </table:table-cell>
          <table:table-cell/>
          <table:table-cell office:value-type="string" calcext:value-type="string">
            <text:p>Prozent help &amp; failed</text:p>
          </table:table-cell>
          <table:table-cell/>
          <table:table-cell office:value-type="string" calcext:value-type="string">
            <text:p>Prozent version &amp; succ</text:p>
          </table:table-cell>
          <table:table-cell/>
          <table:table-cell office:value-type="string" calcext:value-type="string">
            <text:p>Prozent version &amp; failed</text:p>
          </table:table-cell>
          <table:table-cell table:number-columns-repeated="4"/>
          <table:table-cell office:value-type="string" calcext:value-type="string">
            <text:p>Prozent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Default" office:value-type="string" calcext:value-type="string">
            <text:p>Median Anzahl Binaries</text:p>
          </table:table-cell>
          <table:table-cell/>
          <table:table-cell table:style-name="Default" office:value-type="string" calcext:value-type="string">
            <text:p>Median Help</text:p>
          </table:table-cell>
          <table:table-cell/>
          <table:table-cell office:value-type="string" calcext:value-type="string">
            <text:p>Median Version</text:p>
          </table:table-cell>
          <table:table-cell table:style-name="ce4" table:formula="of:=([.I259]/[.D264])*100" office:value-type="float" office:value="55.6486204498029" calcext:value-type="float">
            <text:p>55,65</text:p>
          </table:table-cell>
          <table:table-cell office:value-type="string" calcext:value-type="string">
            <text:p>Median Failed</text:p>
          </table:table-cell>
          <table:table-cell table:style-name="ce4" table:formula="of:=([.K259]/[.D264])*100" office:value-type="float" office:value="44.3513795501971" calcext:value-type="float">
            <text:p>44,35</text:p>
          </table:table-cell>
          <table:table-cell office:value-type="string" calcext:value-type="string">
            <text:p>Median succeded</text:p>
          </table:table-cell>
          <table:table-cell table:style-name="ce4" table:formula="of:=([.M259]/[.K259])*100" office:value-type="float" office:value="42.6190942952362" calcext:value-type="float">
            <text:p>42,62</text:p>
          </table:table-cell>
          <table:table-cell office:value-type="string" calcext:value-type="string">
            <text:p>Median succeded&amp;return 0</text:p>
          </table:table-cell>
          <table:table-cell table:style-name="ce4" table:formula="of:=([.O259]/[.K259])*100" office:value-type="float" office:value="56.4791217408351" calcext:value-type="float">
            <text:p>56,48</text:p>
          </table:table-cell>
          <table:table-cell office:value-type="string" calcext:value-type="string">
            <text:p>Median help&amp;succeded</text:p>
          </table:table-cell>
          <table:table-cell table:style-name="ce4" table:formula="of:=([.Q259]/[.I259])*100" office:value-type="float" office:value="4.9424509140149" calcext:value-type="float">
            <text:p>4,94</text:p>
          </table:table-cell>
          <table:table-cell office:value-type="string" calcext:value-type="string">
            <text:p>Median help%failed</text:p>
          </table:table-cell>
          <table:table-cell table:style-name="ce4" table:formula="of:=([.S259]/[.K259])*100" office:value-type="float" office:value="47.3240541070378" calcext:value-type="float">
            <text:p>47,32</text:p>
          </table:table-cell>
          <table:table-cell office:value-type="string" calcext:value-type="string">
            <text:p>Median version&amp;succeded</text:p>
          </table:table-cell>
          <table:table-cell table:style-name="ce4" table:formula="of:=([.U259]/[.I259])*100" office:value-type="float" office:value="0.703088380813499" calcext:value-type="float">
            <text:p>0,70</text:p>
          </table:table-cell>
          <table:table-cell office:value-type="string" calcext:value-type="string">
            <text:p>Median version&amp;failed</text:p>
          </table:table-cell>
          <table:table-cell/>
          <table:table-cell office:value-type="string" calcext:value-type="string">
            <text:p>Median Help &amp; not 0</text:p>
          </table:table-cell>
          <table:table-cell/>
          <table:table-cell table:style-name="ce4" table:formula="of:=([.Z258]/[.$I259])*100" office:value-type="float" office:value="8.14020103119629" calcext:value-type="float">
            <text:p>8,14</text:p>
          </table:table-cell>
          <table:table-cell table:style-name="ce4"/>
          <table:table-cell table:style-name="ce4" table:formula="of:=([.AB258]/[.$I259])*100" office:value-type="float" office:value="12.2545700744753" calcext:value-type="float">
            <text:p>12,25</text:p>
          </table:table-cell>
          <table:table-cell table:style-name="ce4" table:number-columns-repeated="3"/>
          <table:table-cell table:style-name="ce4" table:formula="of:=([.AF258]/[.$I259])*100" office:value-type="float" office:value="2.6352794125306" calcext:value-type="float">
            <text:p>2,64</text:p>
          </table:table-cell>
          <table:table-cell table:style-name="ce4" table:number-columns-repeated="29"/>
          <table:table-cell table:style-name="ce4" table:formula="of:=([.BJ258]/[.$I259])*100" office:value-type="float" office:value="29.9776053330556" calcext:value-type="float">
            <text:p>29,98</text:p>
          </table:table-cell>
          <table:table-cell table:style-name="ce4" table:number-columns-repeated="3"/>
          <table:table-cell table:style-name="ce4" table:formula="of:=([.BN258]/[.$I259])*100" office:value-type="float" office:value="1.2915993958648" calcext:value-type="float">
            <text:p>1,29</text:p>
          </table:table-cell>
          <table:table-cell table:style-name="ce4" table:number-columns-repeated="17"/>
          <table:table-cell table:style-name="ce4" table:formula="of:=([.CF258]/[.$I259])*100" office:value-type="float" office:value="30.1859278162596" calcext:value-type="float">
            <text:p>30,19</text:p>
          </table:table-cell>
          <table:table-cell table:style-name="ce4"/>
          <table:table-cell table:style-name="ce4" table:formula="of:=([.CH258]/[.$I259])*100" office:value-type="float" office:value="2.187386073642" calcext:value-type="float">
            <text:p>2,19</text:p>
          </table:table-cell>
          <table:table-cell table:style-name="ce4"/>
          <table:table-cell table:style-name="ce4" table:formula="of:=([.CJ258]/[.$I259])*100" office:value-type="float" office:value="12.4628925576793" calcext:value-type="float">
            <text:p>12,46</text:p>
          </table:table-cell>
          <table:table-cell table:style-name="ce4" table:number-columns-repeated="7"/>
          <table:table-cell table:style-name="ce4" table:formula="of:=([.CR258]/[.$I259])*100" office:value-type="float" office:value="0.536430394250299" calcext:value-type="float">
            <text:p>0,54</text:p>
          </table:table-cell>
          <table:table-cell table:style-name="ce4" table:number-columns-repeated="3"/>
          <table:table-cell table:style-name="ce4" table:formula="of:=([.CV258]/[.$I259])*100" office:value-type="float" office:value="0.0937451174417999" calcext:value-type="float">
            <text:p>0,09</text:p>
          </table:table-cell>
          <table:table-cell table:style-name="ce4" table:number-columns-repeated="3"/>
          <table:table-cell table:style-name="ce4" table:formula="of:=([.CZ258]/[.$I259])*100" office:value-type="float" office:value="0.2343627936045" calcext:value-type="float">
            <text:p>0,23</text:p>
          </table:table-cell>
          <table:table-cell table:number-columns-repeated="920"/>
        </table:table-row>
        <table:table-row table:style-name="ro1">
          <table:table-cell table:number-columns-repeated="3"/>
          <table:table-cell table:style-name="Default" table:formula="of:=MEDIAN([.D2:.D256])" office:value-type="float" office:value="241" calcext:value-type="float">
            <text:p>241</text:p>
          </table:table-cell>
          <table:table-cell office:value-type="string" calcext:value-type="string">
            <text:p>Help</text:p>
          </table:table-cell>
          <table:table-cell table:style-name="ce4" table:formula="of:=MEDIAN([.F2:.F256])" office:value-type="float" office:value="9.47179827471798" calcext:value-type="float">
            <text:p>9,47</text:p>
          </table:table-cell>
          <table:table-cell office:value-type="string" calcext:value-type="string">
            <text:p>Version</text:p>
          </table:table-cell>
          <table:table-cell table:style-name="ce4" table:formula="of:=MEDIAN([.H2:.H256])" office:value-type="float" office:value="3.47427468484227" calcext:value-type="float">
            <text:p>3,47</text:p>
          </table:table-cell>
          <table:table-cell/>
          <table:table-cell table:style-name="ce4" table:formula="of:=MEDIAN([.J2:.J256])" office:value-type="float" office:value="38.8324566176915" calcext:value-type="float">
            <text:p>38,83</text:p>
          </table:table-cell>
          <table:table-cell/>
          <table:table-cell table:style-name="ce4" table:formula="of:=MEDIAN([.L2:.L256])" office:value-type="float" office:value="61.1675433823085" calcext:value-type="float">
            <text:p>61,17</text:p>
          </table:table-cell>
          <table:table-cell/>
          <table:table-cell table:style-name="ce4" table:formula="of:=MEDIAN([.N2:.N256])" office:value-type="float" office:value="28.2857142857143" calcext:value-type="float">
            <text:p>28,29</text:p>
          </table:table-cell>
          <table:table-cell/>
          <table:table-cell table:style-name="ce4" table:formula="of:=MEDIAN([.P2:.P256])" office:value-type="float" office:value="73.3683572438877" calcext:value-type="float">
            <text:p>73,37</text:p>
          </table:table-cell>
          <table:table-cell/>
          <table:table-cell table:style-name="ce4" table:formula="of:=MEDIAN([.R2:.R256])" office:value-type="float" office:value="1.65826843792946" calcext:value-type="float">
            <text:p>1,66</text:p>
          </table:table-cell>
          <table:table-cell table:style-name="ce4"/>
          <table:table-cell table:style-name="ce4" table:formula="of:=MEDIAN([.T2:.T256])" office:value-type="float" office:value="62.924797557414" calcext:value-type="float">
            <text:p>62,92</text:p>
          </table:table-cell>
          <table:table-cell table:style-name="ce4"/>
          <table:table-cell table:style-name="ce4" table:formula="of:=MEDIAN([.V2:.V256])" office:value-type="float" office:value="0" calcext:value-type="float">
            <text:p>0,00</text:p>
          </table:table-cell>
          <table:table-cell/>
          <table:table-cell table:style-name="ce4" table:formula="of:=MEDIAN([.X2:.X256])" office:value-type="float" office:value="54" calcext:value-type="float">
            <text:p>54,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SUM([.D2:.D256])" office:value-type="float" office:value="34504" calcext:value-type="float">
            <text:p>34504</text:p>
          </table:table-cell>
          <table:table-cell table:formula="of:=SUM([.E2:.E256])" office:value-type="float" office:value="9592" calcext:value-type="float">
            <text:p>9592</text:p>
          </table:table-cell>
          <table:table-cell table:style-name="Default"/>
          <table:table-cell table:formula="of:=SUM([.G2:.G256])" office:value-type="float" office:value="7377" calcext:value-type="float">
            <text:p>73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4" table:formula="of:=([.E264]/[.D264]) * 100" office:value-type="float" office:value="27.7996753999536" calcext:value-type="float">
            <text:p>27,80</text:p>
          </table:table-cell>
          <table:table-cell table:style-name="ce4"/>
          <table:table-cell table:style-name="ce4" table:formula="of:=([.G264]/[.D264]) * 100" office:value-type="float" office:value="21.3801298400185" calcext:value-type="float">
            <text:p>21,38</text:p>
          </table:table-cell>
          <table:table-cell table:number-columns-repeated="9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  <table:table-cell table:style-name="ce9" table:number-columns-repeated="2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9"/>
          <table:table-cell table:number-columns-repeated="4"/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 table:number-columns-spanned="2" table:number-rows-spanned="1">
            <text:p>Daten für Diagramm</text:p>
          </table:table-cell>
          <table:covered-table-cell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Fehler</text:p>
          </table:table-cell>
          <table:table-cell table:style-name="ce5" office:value-type="string" calcext:value-type="string">
            <text:p>Prozentanteil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yscall not implemented</text:p>
          </table:table-cell>
          <table:table-cell table:style-name="ce4" table:formula="of:=AVERAGE([.AA2:.AA256])" office:value-type="float" office:value="35.1180300325901" calcext:value-type="float">
            <text:p>35,12</text:p>
          </table:table-cell>
          <table:table-cell table:style-name="ce9" office:value-type="percentage" office:value="0.3512" calcext:value-type="percentage">
            <text:p>35,12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read</text:p>
          </table:table-cell>
          <table:table-cell table:style-name="ce4" table:formula="of:=AVERAGE([.CG2:.CG256])" office:value-type="float" office:value="20.278071470827" calcext:value-type="float">
            <text:p>20,28</text:p>
          </table:table-cell>
          <table:table-cell table:style-name="ce9" office:value-type="percentage" office:value="0.2028" calcext:value-type="percentage">
            <text:p>20,28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rrorCoreHook</text:p>
          </table:table-cell>
          <table:table-cell table:style-name="ce4" table:formula="of:=AVERAGE([.BK2:.BK256])" office:value-type="float" office:value="15.950956631893" calcext:value-type="float">
            <text:p>15,95</text:p>
          </table:table-cell>
          <table:table-cell table:style-name="ce9" office:value-type="percentage" office:value="0.1595" calcext:value-type="percentage">
            <text:p>15,95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fetch</text:p>
          </table:table-cell>
          <table:table-cell table:style-name="ce4" table:formula="of:=AVERAGE([.CK2:.CK256])" office:value-type="float" office:value="9.66370393167534" calcext:value-type="float">
            <text:p>9,66</text:p>
          </table:table-cell>
          <table:table-cell table:style-name="ce9" office:value-type="percentage" office:value="0.0966" calcext:value-type="percentage">
            <text:p>9,66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ileNotFound</text:p>
          </table:table-cell>
          <table:table-cell table:style-name="ce4" table:formula="of:=AVERAGE([.AG2:.AG256])" office:value-type="float" office:value="9.26455144065023" calcext:value-type="float">
            <text:p>9,26</text:p>
          </table:table-cell>
          <table:table-cell table:style-name="ce9" office:value-type="percentage" office:value="0.0926" calcext:value-type="percentage">
            <text:p>9,26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ur thread</text:p>
          </table:table-cell>
          <table:table-cell table:style-name="ce4" table:formula="of:=AVERAGE([.AC2:.AC256])" office:value-type="float" office:value="6.69734569437951" calcext:value-type="float">
            <text:p>6,70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write</text:p>
          </table:table-cell>
          <table:table-cell table:style-name="ce4" table:formula="of:=AVERAGE([.CI2:.CI256])" office:value-type="float" office:value="1.18253622472084" calcext:value-type="float">
            <text:p>1,18</text:p>
          </table:table-cell>
          <table:table-cell table:style-name="ce9" office:value-type="percentage" office:value="0.0118" calcext:value-type="percentage">
            <text:p>1,18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moryMappedError</text:p>
          </table:table-cell>
          <table:table-cell table:style-name="ce4" table:formula="of:=AVERAGE([.BO2:.BO256])" office:value-type="float" office:value="1.12750272244196" calcext:value-type="float">
            <text:p>1,13</text:p>
          </table:table-cell>
          <table:table-cell table:style-name="ce9" office:value-type="percentage" office:value="0.0113" calcext:value-type="percentage">
            <text:p>1,13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ad from unaligned memory</text:p>
          </table:table-cell>
          <table:table-cell table:style-name="ce4" table:formula="of:=AVERAGE([.DA2:.DA256])" office:value-type="float" office:value="0.362939801897571" calcext:value-type="float">
            <text:p>0,36</text:p>
          </table:table-cell>
          <table:table-cell table:style-name="ce9" office:value-type="percentage" office:value="0.0036" calcext:value-type="percentage">
            <text:p>0,36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rite to write protected memory</text:p>
          </table:table-cell>
          <table:table-cell table:style-name="ce4" table:formula="of:=AVERAGE([.CS2:.CS256])" office:value-type="float" office:value="0.304670597867734" calcext:value-type="float">
            <text:p>0,30</text:p>
          </table:table-cell>
          <table:table-cell table:style-name="ce9" office:value-type="percentage" office:value="0.003" calcext:value-type="percentage">
            <text:p>0,30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etch from non executable memory</text:p>
          </table:table-cell>
          <table:table-cell table:style-name="ce4" table:formula="of:=AVERAGE([.CW2:.CW256])" office:value-type="float" office:value="0.0496914510567536" calcext:value-type="float">
            <text:p>0,05</text:p>
          </table:table-cell>
          <table:table-cell table:style-name="ce9" office:value-type="percentage" office:value="0.0005" calcext:value-type="percentage">
            <text:p>0,05 %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formula="of:=SUM([.B274:.B284])" office:value-type="float" office:value="100" calcext:value-type="float">
            <text:p>100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1" table:number-rows-repeated="53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ehler</text:p>
          </table:table-cell>
          <table:table-cell office:value-type="string" calcext:value-type="string">
            <text:p>Anzahl </text:p>
          </table:table-cell>
          <table:table-cell office:value-type="string" calcext:value-type="string">
            <text:p>Prozent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yscall not implemen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rrorCoreHook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rea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ileNotFou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ur threa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fetch 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valid memory writ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moryMappedErro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rite to Write protected memo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ad from unaligned memo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etch from non-executeable memo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etch from unaligned memo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7:35:42.9001537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6:57:27.004817086</meta:creation-date>
    <dc:date>2021-12-01T17:36:32.985760582</dc:date>
    <meta:editing-duration>P3DT2H2M12S</meta:editing-duration>
    <meta:editing-cycles>115</meta:editing-cycles>
    <meta:generator>LibreOffice/6.4.7.2$Linux_X86_64 LibreOffice_project/40$Build-2</meta:generator>
    <meta:document-statistic meta:table-count="1" meta:cell-count="15048" meta:object-count="0"/>
  </office:meta>
</office:document-meta>
</file>